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color="#FFFFFF" fo:font-size="11pt" style:font-size-asian="11pt" style:font-size-complex="11pt"/>
    </style:style>
    <style:style style:name="ce2" style:family="table-cell" style:parent-style-name="Default" style:data-style-name="N0">
      <style:table-cell-properties fo:background-color="#FFFFFF"/>
      <style:text-properties fo:color="#FFFFFF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FFFF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  <style:text-properties fo:color="#FFFFFF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FFFF"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fo:background-color="#FFFFFF"/>
      <style:text-properties fo:color="#FFFFFF" fo:font-size="11pt" style:font-size-asian="11pt" style:font-size-complex="11pt"/>
    </style:style>
    <style:style style:name="ce7" style:family="table-cell" style:parent-style-name="Hyperlink_32_2" style:data-style-name="N0">
      <style:table-cell-properties fo:background-color="#FFFFFF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FFFFFF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#FFFFFF"/>
      <style:text-properties fo:color="#FFFFFF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  <style:text-properties fo:color="#FFFFFF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FFFF" fo:font-size="11pt" style:font-size-asian="11pt" style:font-size-complex="11pt"/>
    </style:style>
    <style:style style:name="ce14" style:family="table-cell" style:parent-style-name="Hyperlink_32_2" style:data-style-name="N0">
      <style:table-cell-properties fo:background-color="#FFFFFF"/>
      <style:text-properties fo:color="#008080" fo:font-size="11pt" style:font-size-asian="11pt" style:font-size-complex="11pt" style:text-underline-style="solid" style:text-underline-type="single"/>
    </style:style>
    <style:style style:name="ce15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/>
    </style:style>
    <style:style style:name="ce16" style:family="table-cell" style:parent-style-name="Comma" style:data-style-name="N44">
      <style:table-cell-properties fo:background-color="#FFFFFF"/>
      <style:text-properties fo:color="#000000" fo:font-size="11pt" style:font-size-asian="11pt" style:font-size-complex="11pt"/>
    </style:style>
    <style:style style:name="ce17" style:family="table-cell" style:parent-style-name="Default" style:data-style-name="N37">
      <style:table-cell-properties fo:background-color="#FFFFFF"/>
      <style:text-properties fo:color="#000000"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 fo:font-weight="bold" style:font-weight-asian="bold" style:font-weight-complex="bold"/>
    </style:style>
    <style:style style:name="ce19" style:family="table-cell" style:parent-style-name="Comma" style:data-style-name="N40">
      <style:table-cell-properties fo:background-color="#FFFFFF"/>
      <style:text-properties fo:color="#000000" fo:font-size="11pt" style:font-size-asian="11pt" style:font-size-complex="11pt"/>
    </style:style>
    <style:style style:name="ce20" style:family="table-cell" style:parent-style-name="Comma" style:data-style-name="N41">
      <style:table-cell-properties fo:background-color="#FFFFFF"/>
      <style:text-properties fo:color="#000000" fo:font-size="11pt" style:font-size-asian="11pt" style:font-size-complex="11pt"/>
    </style:style>
    <style:style style:name="ce21" style:family="table-cell" style:parent-style-name="Comma" style:data-style-name="N42">
      <style:table-cell-properties fo:background-color="#FFFFFF"/>
      <style:text-properties fo:color="#000000" fo:font-size="11pt" style:font-size-asian="11pt" style:font-size-complex="11pt"/>
    </style:style>
    <style:style style:name="ce22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automatic" fo:background-color="#FFFFFF"/>
      <style:text-properties fo:color="#000000" fo:font-size="11pt" style:font-size-asian="11pt" style:font-size-complex="11pt"/>
    </style:style>
    <style:style style:name="ce25" style:family="table-cell" style:parent-style-name="Default" style:data-style-name="N0">
      <style:table-cell-properties style:vertical-align="automatic" fo:background-color="#FFFFFF"/>
      <style:text-properties fo:color="#000000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/>
    </style:style>
    <style:style style:name="ce27" style:family="table-cell" style:parent-style-name="Normal_2003_32_main_32_tables" style:data-style-name="N38">
      <style:table-cell-properties style:vertical-align="automatic" fo:background-color="#FFFFFF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E2EFDA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#FFFFFF"/>
      <style:text-properties fo:color="#000000" fo:font-size="11pt" style:font-size-asian="11pt" style:font-size-complex="11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fo:font-size="11pt" style:font-size-asian="11pt" style:font-size-complex="11pt" fo:font-weight="bold" style:font-weight-asian="bold" style:font-weight-complex="bold"/>
    </style:style>
    <style:style style:name="ce31" style:family="table-cell" style:parent-style-name="Normal_2003_32_main_32_tables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2" style:family="table-cell" style:parent-style-name="Normal_7._32_Other_32_tables" style:data-style-name="N38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3" style:family="table-cell" style:parent-style-name="Comma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fo:color="#000000" fo:font-size="11pt" style:font-size-asian="11pt" style:font-size-complex="11pt" fo:font-weight="bold" style:font-weight-asian="bold" style:font-weight-complex="bold"/>
    </style:style>
    <style:style style:name="ce34" style:family="table-cell" style:parent-style-name="Comma" style:data-style-name="N3">
      <style:table-cell-properties style:vertical-align="middle" fo:wrap-option="wrap" fo:background-color="#FFFFFF" style:repeat-content="false"/>
      <style:paragraph-properties fo:text-align="end" fo:margin-right="0cm"/>
      <style:text-properties fo:color="#000000" fo:font-size="11pt" style:font-size-asian="11pt" style:font-size-complex="11pt"/>
    </style:style>
    <style:style style:name="ce35" style:family="table-cell" style:parent-style-name="Normal_2003_32_main_32_tables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6" style:family="table-cell" style:parent-style-name="Normal_2003_32_main_32_tables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7" style:family="table-cell" style:parent-style-name="Normal_2003_32_main_32_tables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38" style:family="table-cell" style:parent-style-name="Comma" style:data-style-name="N44">
      <style:table-cell-properties style:vertical-align="automatic" fo:background-color="#FFFFFF" style:repeat-content="false"/>
      <style:paragraph-properties fo:text-align="end" fo:margin-right="0cm"/>
      <style:text-properties fo:color="#000000" fo:font-size="11pt" style:font-size-asian="11pt" style:font-size-complex="11pt"/>
    </style:style>
    <style:style style:name="ce39" style:family="table-cell" style:parent-style-name="Normal_2003_32_main_32_tables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0" style:family="table-cell" style:parent-style-name="Normal_2003_32_main_32_tables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41" style:family="table-cell" style:parent-style-name="Comma" style:data-style-name="N44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fo:font-size="11pt" style:font-size-asian="11pt" style:font-size-complex="11pt"/>
    </style:style>
    <style:style style:name="ce42" style:family="table-cell" style:parent-style-name="Normal_2003_32_main_32_tables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3" style:family="table-cell" style:parent-style-name="Normal_7._32_Other_32_tables" style:data-style-name="N43">
      <style:table-cell-properties style:vertical-align="automatic" fo:wrap-option="wrap" fo:background-color="#FFFFFF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4" style:family="table-cell" style:parent-style-name="Normal_7._32_Other_32_tables" style:data-style-name="N36">
      <style:table-cell-properties style:vertical-align="middle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45" style:family="table-cell" style:parent-style-name="Normal_7._32_Other_32_tables" style:data-style-name="N38">
      <style:table-cell-properties style:vertical-align="automatic" fo:wrap-option="wrap" fo:background-color="#FFFFFF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6" style:family="table-cell" style:parent-style-name="Normal_2003_32_main_32_tables" style:data-style-name="N38">
      <style:table-cell-properties style:vertical-align="automatic" fo:background-color="#FFFFFF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7" style:family="table-cell" style:parent-style-name="Normal_7._32_Other_32_tables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48" style:family="table-cell" style:parent-style-name="Normal_2003_32_main_32_tables" style:data-style-name="N38">
      <style:table-cell-properties fo:border-top="none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9" style:family="table-cell" style:parent-style-name="Normal_7._32_Other_32_tables" style:data-style-name="N38">
      <style:table-cell-properties fo:border-top="none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50" style:family="table-cell" style:parent-style-name="Normal_2003_32_main_32_tables" style:data-style-name="N38">
      <style:table-cell-properties style:vertical-align="automatic" fo:background-color="#FFFFFF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5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/>
    </style:style>
    <style:style style:name="ce52" style:family="table-cell" style:parent-style-name="Normal_2003_32_main_32_tables" style:data-style-name="N38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53" style:family="table-cell" style:parent-style-name="Default" style:data-style-name="N45">
      <style:table-cell-properties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/>
    </style:style>
    <style:style style:name="ce54" style:family="table-cell" style:parent-style-name="Default" style:data-style-name="N45">
      <style:table-cell-properties fo:background-color="#FFFFFF"/>
      <style:text-properties fo:color="#000000" fo:font-size="11pt" style:font-size-asian="11pt" style:font-size-complex="11pt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fo:font-size="11pt" style:font-size-asian="11pt" style:font-size-complex="11pt" fo:font-style="italic" style:font-style-asian="italic" style:font-style-complex="italic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fo:font-size="11pt" style:font-size-asian="11pt" style:font-size-complex="11pt"/>
    </style:style>
    <style:style style:name="ce57" style:family="table-cell" style:parent-style-name="Default" style:data-style-name="N1">
      <style:table-cell-properties fo:background-color="#FFFFFF"/>
      <style:text-properties fo:color="#000000" fo:font-size="11pt" style:font-size-asian="11pt" style:font-size-complex="11pt"/>
    </style:style>
    <style:style style:name="ce58" style:family="table-cell" style:parent-style-name="Normal_7._32_Other_32_tables" style:data-style-name="N38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9" style:family="table-cell" style:parent-style-name="Comma" style:data-style-name="N0">
      <style:table-cell-properties fo:background-color="#FFFFFF"/>
      <style:text-properties fo:color="#000000" fo:font-size="11pt" style:font-size-asian="11pt" style:font-size-complex="11pt" fo:font-weight="bold" style:font-weight-asian="bold" style:font-weight-complex="bold"/>
    </style:style>
    <style:style style:name="ce60" style:family="table-cell" style:parent-style-name="Normal_7._32_Other_32_tables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61" style:family="table-cell" style:parent-style-name="Normal_7._32_Other_32_tables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/>
    </style:style>
    <style:style style:name="ce63" style:family="table-cell" style:parent-style-name="Normal_7._32_Other_32_tables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64" style:family="table-cell" style:parent-style-name="Default" style:data-style-name="N38">
      <style:table-cell-properties fo:background-color="#FFFFFF"/>
      <style:text-properties fo:color="#000000" fo:font-size="11pt" style:font-size-asian="11pt" style:font-size-complex="11pt"/>
    </style:style>
    <style:style style:name="ce65" style:family="table-cell" style:parent-style-name="Default" style:data-style-name="N43">
      <style:table-cell-properties fo:background-color="#FFFFFF"/>
      <style:text-properties fo:color="#000000" fo:font-size="11pt" style:font-size-asian="11pt" style:font-size-complex="11pt"/>
    </style:style>
    <style:style style:name="ce66" style:family="table-cell" style:parent-style-name="Default" style:data-style-name="N46">
      <style:table-cell-properties fo:background-color="#FFFFFF"/>
      <style:text-properties fo:color="#000000" fo:font-size="11pt" style:font-size-asian="11pt" style:font-size-complex="11pt"/>
    </style:style>
    <style:style style:name="ce67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/>
    </style:style>
    <style:style style:name="ce68" style:family="table-cell" style:parent-style-name="Default" style:data-style-name="N39">
      <style:table-cell-properties fo:background-color="#FFFFFF"/>
      <style:text-properties fo:color="#000000" fo:font-size="11pt" style:font-size-asian="11pt" style:font-size-complex="11pt"/>
    </style:style>
    <style:style style:name="ce69" style:family="table-cell" style:parent-style-name="Default" style:data-style-name="N39">
      <style:table-cell-properties fo:background-color="#FFFFFF"/>
      <style:text-properties fo:color="#000000" fo:font-size="11pt" style:font-size-asian="11pt" style:font-size-complex="11pt"/>
    </style:style>
    <style:style style:name="ce70" style:family="table-cell" style:parent-style-name="Default" style:data-style-name="N39">
      <style:table-cell-properties style:vertical-align="automatic" fo:background-color="#FFFFFF"/>
      <style:text-properties fo:color="#000000" fo:font-size="11pt" style:font-size-asian="11pt" style:font-size-complex="11pt"/>
    </style:style>
    <style:style style:name="ce71" style:family="table-cell" style:parent-style-name="Default" style:data-style-name="N4">
      <style:table-cell-properties fo:background-color="#FFFFFF"/>
      <style:text-properties fo:color="#000000" fo:font-size="11pt" style:font-size-asian="11pt" style:font-size-complex="11pt"/>
    </style:style>
    <style:style style:name="ce72" style:family="table-cell" style:parent-style-name="Default" style:data-style-name="N1">
      <style:table-cell-properties fo:background-color="#FFFFFF"/>
      <style:text-properties fo:color="#000000" fo:font-size="11pt" style:font-size-asian="11pt" style:font-size-complex="11pt"/>
    </style:style>
    <style:style style:name="ce73" style:family="table-cell" style:parent-style-name="Default" style:data-style-name="N39">
      <style:table-cell-properties fo:background-color="#FFFFFF"/>
      <style:text-properties fo:color="#000000" fo:font-size="11pt" style:font-size-asian="11pt" style:font-size-complex="11pt"/>
    </style:style>
    <style:style style:name="ce74" style:family="table-cell" style:parent-style-name="Default" style:data-style-name="N4">
      <style:table-cell-properties style:vertical-align="automatic" fo:background-color="#FFFFFF"/>
      <style:text-properties fo:color="#000000" fo:font-size="11pt" style:font-size-asian="11pt" style:font-size-complex="11pt"/>
    </style:style>
    <style:style style:name="ce75" style:family="table-cell" style:parent-style-name="Normal_7._32_Other_32_tables" style:data-style-name="N38">
      <style:table-cell-properties fo:border-top="none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76" style:family="table-cell" style:parent-style-name="Hyperlink_32_2" style:data-style-name="N0">
      <style:table-cell-properties fo:background-color="#FFFFFF"/>
      <style:text-properties fo:color="#000000" fo:font-size="11pt" style:font-size-asian="11pt" style:font-size-complex="11pt" style:text-underline-style="solid" style:text-underline-type="single"/>
    </style:style>
    <style:style style:name="ce7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fo:font-size="11pt" style:font-size-asian="11pt" style:font-size-complex="11pt" fo:font-weight="bold" style:font-weight-asian="bold" style:font-weight-complex="bold"/>
    </style:style>
    <style:style style:name="ce78" style:family="table-cell" style:parent-style-name="Percent" style:data-style-name="N13">
      <style:table-cell-properties fo:background-color="#FFFFFF"/>
      <style:text-properties fo:color="#000000" fo:font-size="11pt" style:font-size-asian="11pt" style:font-size-complex="11pt"/>
    </style:style>
    <style:style style:name="ce79" style:family="table-cell" style:parent-style-name="Normal_7._32_Other_32_tables" style:data-style-name="N38">
      <style:table-cell-properties style:vertical-align="automatic" fo:background-color="#FFFFFF"/>
      <style:text-properties fo:color="#00808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0" style:family="table-cell" style:parent-style-name="Comma" style:data-style-name="N44">
      <style:table-cell-properties fo:background-color="#FFFFFF"/>
      <style:text-properties fo:color="#000000" fo:font-size="11pt" style:font-size-asian="11pt" style:font-size-complex="11pt"/>
    </style:style>
    <style:style style:name="ce81" style:family="table-cell" style:parent-style-name="Hyperlink_32_2" style:data-style-name="N0">
      <style:table-cell-properties fo:background-color="#FFFFFF"/>
      <style:text-properties fo:color="#000000" fo:font-size="11pt" style:font-size-asian="11pt" style:font-size-complex="11pt" style:text-underline-style="solid" style:text-underline-type="single"/>
    </style:style>
    <style:style style:name="ce82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/>
    </style:style>
    <style:style style:name="ce83" style:family="table-cell" style:parent-style-name="Comma" style:data-style-name="N47">
      <style:table-cell-properties fo:background-color="#FFFFFF"/>
      <style:text-properties fo:color="#000000" fo:font-size="11pt" style:font-size-asian="11pt" style:font-size-complex="11pt"/>
    </style:style>
    <style:style style:name="ce84" style:family="table-cell" style:parent-style-name="Comma" style:data-style-name="N40">
      <style:table-cell-properties fo:background-color="#FFFFFF"/>
      <style:text-properties fo:color="#000000" fo:font-size="11pt" style:font-size-asian="11pt" style:font-size-complex="11pt"/>
    </style:style>
    <style:style style:name="ce85" style:family="table-cell" style:parent-style-name="Normal_2003_32_main_32_tables" style:data-style-name="N38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fo:border="2pt solid #000000" style:vertical-align="middle" fo:background-color="#E2EFDA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2EFDA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E2EFDA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E2EFDA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0000" fo:font-size="11pt" style:font-size-asian="11pt" style:font-size-complex="11pt"/>
    </style:style>
    <style:style style:name="ce91" style:family="table-cell" style:parent-style-name="Default" style:data-style-name="N0">
      <style:table-cell-properties style:vertical-align="automatic" fo:wrap-option="wrap" fo:background-color="#FFFFFF"/>
      <style:text-properties fo:color="#000000" fo:font-size="11pt" style:font-size-asian="11pt" style:font-size-complex="11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fo:background-color="#FFFFFF"/>
      <style:text-properties fo:color="#000000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5.62680555555556cm"/>
    </style:style>
    <style:style style:name="co2" style:family="table-column">
      <style:table-column-properties fo:break-before="auto" style:column-width="2.55763888888889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0.881944444444444cm"/>
    </style:style>
    <style:style style:name="co6" style:family="table-column">
      <style:table-column-properties fo:break-before="auto" style:column-width="1.14652777777778cm"/>
    </style:style>
    <style:style style:name="co7" style:family="table-column">
      <style:table-column-properties fo:break-before="auto" style:column-width="3.98638888888889cm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5.11527777777778cm"/>
    </style:style>
    <style:style style:name="co11" style:family="table-column">
      <style:table-column-properties fo:break-before="auto" style:column-width="2.73402777777778cm"/>
    </style:style>
    <style:style style:name="co12" style:family="table-column">
      <style:table-column-properties fo:break-before="auto" style:column-width="3.65125cm"/>
    </style:style>
    <style:style style:name="co13" style:family="table-column">
      <style:table-column-properties fo:break-before="auto" style:column-width="4.46263888888889cm"/>
    </style:style>
    <style:style style:name="co14" style:family="table-column">
      <style:table-column-properties fo:break-before="auto" style:column-width="4.07458333333333cm"/>
    </style:style>
    <style:style style:name="co15" style:family="table-column">
      <style:table-column-properties fo:break-before="auto" style:column-width="3.12208333333333cm"/>
    </style:style>
    <style:style style:name="co16" style:family="table-column">
      <style:table-column-properties fo:break-before="auto" style:column-width="1.92263888888889cm"/>
    </style:style>
    <style:style style:name="co17" style:family="table-column">
      <style:table-column-properties fo:break-before="auto" style:column-width="5.82083333333333cm"/>
    </style:style>
    <style:style style:name="co18" style:family="table-column">
      <style:table-column-properties fo:break-before="auto" style:column-width="3.13972222222222cm"/>
    </style:style>
    <style:style style:name="co19" style:family="table-column">
      <style:table-column-properties fo:break-before="auto" style:column-width="1.35819444444444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1.56986111111111cm"/>
    </style:style>
    <style:style style:name="co22" style:family="table-column">
      <style:table-column-properties fo:break-before="auto" style:column-width="2.32833333333333cm"/>
    </style:style>
    <style:style style:name="co23" style:family="table-column">
      <style:table-column-properties fo:break-before="auto" style:column-width="2.50472222222222cm"/>
    </style:style>
    <style:style style:name="co24" style:family="table-column">
      <style:table-column-properties fo:break-before="auto" style:column-width="2.13430555555556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5929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44pt" style:use-optimal-row-height="false" fo:break-before="auto"/>
    </style:style>
    <style:style style:name="ro5" style:family="table-row">
      <style:table-row-properties style:row-height="30.5pt" style:use-optimal-row-height="false" fo:break-before="auto"/>
    </style:style>
    <style:style style:name="ro6" style:family="table-row">
      <style:table-row-properties style:row-height="58.5pt" style:use-optimal-row-height="false" fo:break-before="auto"/>
    </style:style>
    <style:style style:name="ro7" style:family="table-row">
      <style:table-row-properties style:row-height="16pt" style:use-optimal-row-height="true" fo:break-before="auto"/>
    </style:style>
    <style:style style:name="ro8" style:family="table-row">
      <style:table-row-properties style:row-height="29.5pt" style:use-optimal-row-height="false" fo:break-before="auto"/>
    </style:style>
    <style:style style:name="ro9" style:family="table-row">
      <style:table-row-properties style:row-height="30pt" style:use-optimal-row-height="false" fo:break-before="auto"/>
    </style:style>
    <style:style style:name="ro10" style:family="table-row">
      <style:table-row-properties style:row-height="1pt" style:use-optimal-row-height="false" fo:break-before="auto"/>
    </style:style>
    <style:style style:name="ro11" style:family="table-row">
      <style:table-row-properties style:row-height="22pt" style:use-optimal-row-height="false" fo:break-before="auto"/>
    </style:style>
    <style:style style:name="ro12" style:family="table-row">
      <style:table-row-properties style:row-height="40.5pt" style:use-optimal-row-height="false" fo:break-before="auto"/>
    </style:style>
    <style:style style:name="ro13" style:family="table-row">
      <style:table-row-properties style:row-height="12.75pt" style:use-optimal-row-height="false" fo:break-before="auto"/>
    </style:style>
    <style:style style:name="ro14" style:family="table-row">
      <style:table-row-properties style:row-height="57pt" style:use-optimal-row-height="false" fo:break-before="auto"/>
    </style:style>
    <style:style style:name="ro15" style:family="table-row">
      <style:table-row-properties style:row-height="60pt" style:use-optimal-row-height="false" fo:break-before="auto"/>
    </style:style>
    <style:style style:name="ro16" style:family="table-row">
      <style:table-row-properties style:row-height="50pt" style:use-optimal-row-height="false" fo:break-before="auto"/>
    </style:style>
    <style:style style:name="ro17" style:family="table-row">
      <style:table-row-properties style:row-height="46pt" style:use-optimal-row-height="false" fo:break-before="auto"/>
    </style:style>
    <style:style style:name="ro18" style:family="table-row">
      <style:table-row-properties style:row-height="55pt" style:use-optimal-row-height="false" fo:break-before="auto"/>
    </style:style>
    <style:style style:name="ro19" style:family="table-row">
      <style:table-row-properties style:row-height="56pt" style:use-optimal-row-height="false" fo:break-before="auto"/>
    </style:style>
    <style:style style:name="ro20" style:family="table-row">
      <style:table-row-properties style:row-height="54pt" style:use-optimal-row-height="false" fo:break-before="auto"/>
    </style:style>
    <style:style style:name="ro21" style:family="table-row">
      <style:table-row-properties style:row-height="51pt" style:use-optimal-row-height="false" fo:break-before="auto"/>
    </style:style>
    <style:style style:name="ro22" style:family="table-row">
      <style:table-row-properties style:row-height="49pt" style:use-optimal-row-height="false" fo:break-before="auto"/>
    </style:style>
    <style:style style:name="ro23" style:family="table-row">
      <style:table-row-properties style:row-height="52pt" style:use-optimal-row-height="false" fo:break-before="auto"/>
    </style:style>
    <style:style style:name="ro24" style:family="table-row">
      <style:table-row-properties style:row-height="48pt" style:use-optimal-row-height="false" fo:break-before="auto"/>
    </style:style>
    <style:style style:name="ro25" style:family="table-row">
      <style:table-row-properties style:row-height="41.5pt" style:use-optimal-row-height="false" fo:break-before="auto"/>
    </style:style>
    <style:style style:name="ro26" style:family="table-row">
      <style:table-row-properties style:row-height="45.5pt" style:use-optimal-row-height="false" fo:break-before="auto"/>
    </style:style>
    <style:style style:name="ro27" style:family="table-row">
      <style:table-row-properties style:row-height="14.1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31.5pt" style:use-optimal-row-height="false" fo:break-before="auto"/>
    </style:style>
    <style:style style:name="ro30" style:family="table-row">
      <style:table-row-properties style:row-height="14pt" style:use-optimal-row-height="false" fo:break-before="auto"/>
    </style:style>
    <style:style style:name="ro31" style:family="table-row">
      <style:table-row-properties style:row-height="39pt" style:use-optimal-row-height="false" fo:break-before="auto"/>
    </style:style>
    <style:style style:name="ro32" style:family="table-row">
      <style:table-row-properties style:row-height="28.25pt" style:use-optimal-row-height="false" fo:break-before="auto"/>
    </style:style>
    <style:style style:name="ro33" style:family="table-row">
      <style:table-row-properties style:row-height="15.5pt" style:use-optimal-row-height="false" fo:break-before="auto"/>
    </style:style>
    <style:style style:name="ro34" style:family="table-row">
      <style:table-row-properties style:row-height="14.5pt" style:use-optimal-row-height="false" fo:break-before="auto"/>
    </style:style>
    <style:style style:name="ro35" style:family="table-row">
      <style:table-row-properties style:row-height="38.4pt" style:use-optimal-row-height="false" fo:break-before="auto"/>
    </style:style>
    <style:style style:name="ro36" style:family="table-row">
      <style:table-row-properties style:row-height="27pt" style:use-optimal-row-height="false" fo:break-before="auto"/>
    </style:style>
    <style:style style:name="ro37" style:family="table-row">
      <style:table-row-properties style:row-height="17.5pt" style:use-optimal-row-height="false" fo:break-before="auto"/>
    </style:style>
    <style:style style:name="ro38" style:family="table-row">
      <style:table-row-properties style:row-height="13pt" style:use-optimal-row-height="false" fo:break-before="auto"/>
    </style:style>
    <style:style style:name="ro39" style:family="table-row">
      <style:table-row-properties style:row-height="18pt" style:use-optimal-row-height="false" fo:break-before="auto"/>
    </style:style>
    <style:style style:name="ro40" style:family="table-row">
      <style:table-row-properties style:row-height="16.5pt" style:use-optimal-row-height="false" fo:break-before="auto"/>
    </style:style>
    <style:style style:name="ro41" style:family="table-row">
      <style:table-row-properties style:row-height="43.5pt" style:use-optimal-row-height="false" fo:break-before="auto"/>
    </style:style>
    <style:style style:name="ro42" style:family="table-row">
      <style:table-row-properties style:row-height="12.5pt" style:use-optimal-row-height="false" fo:break-before="auto"/>
    </style:style>
    <style:style style:name="ro43" style:family="table-row">
      <style:table-row-properties style:row-height="41pt" style:use-optimal-row-height="false" fo:break-before="auto"/>
    </style:style>
    <style:style style:name="ro44" style:family="table-row">
      <style:table-row-properties style:row-height="18.5pt" style:use-optimal-row-height="false" fo:break-before="auto"/>
    </style:style>
    <style:style style:name="ro45" style:family="table-row">
      <style:table-row-properties style:row-height="20pt" style:use-optimal-row-height="false" fo:break-before="auto"/>
    </style:style>
    <style:style style:name="ro46" style:family="table-row">
      <style:table-row-properties style:row-height="40pt" style:use-optimal-row-height="false" fo:break-before="auto"/>
    </style:style>
    <style:style style:name="ro47" style:family="table-row">
      <style:table-row-properties style:row-height="46.5pt" style:use-optimal-row-height="false" fo:break-before="auto"/>
    </style:style>
    <style:style style:name="ro48" style:family="table-row">
      <style:table-row-properties style:row-height="42.5pt" style:use-optimal-row-height="false" fo:break-before="auto"/>
    </style:style>
    <style:style style:name="ro49" style:family="table-row">
      <style:table-row-properties style:row-height="45pt" style:use-optimal-row-height="false" fo:break-before="auto"/>
    </style:style>
    <style:style style:name="ro50" style:family="table-row">
      <style:table-row-properties style:row-height="38.5pt" style:use-optimal-row-height="false" fo:break-before="auto"/>
    </style:style>
    <style:style style:name="ro51" style:family="table-row">
      <style:table-row-properties style:row-height="16pt" style:use-optimal-row-height="false" fo:break-before="auto"/>
    </style:style>
    <style:style style:name="ro52" style:family="table-row">
      <style:table-row-properties style:row-height="19pt" style:use-optimal-row-height="false" fo:break-before="auto"/>
    </style:style>
    <style:style style:name="ro53" style:family="table-row">
      <style:table-row-properties style:row-height="13.5pt" style:use-optimal-row-height="false" fo:break-before="auto"/>
    </style:style>
    <style:style style:name="ro54" style:family="table-row">
      <style:table-row-properties style:row-height="21pt" style:use-optimal-row-height="false" fo:break-before="auto"/>
    </style:style>
    <style:style style:name="ro55" style:family="table-row">
      <style:table-row-properties style:row-height="47pt" style:use-optimal-row-height="false" fo:break-before="auto"/>
    </style:style>
    <style:style style:name="ro56" style:family="table-row">
      <style:table-row-properties style:row-height="24pt" style:use-optimal-row-height="false" fo:break-before="auto"/>
    </style:style>
    <style:style style:name="ro57" style:family="table-row">
      <style:table-row-properties style:row-height="37pt" style:use-optimal-row-height="false" fo:break-before="auto"/>
    </style:style>
    <style:style style:name="ro58" style:family="table-row">
      <style:table-row-properties style:row-height="3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A$38:.$A$46])" table:base-cell-address="NTS0409a_Trips.B8">
          <table:help-message table:display="true"/>
          <table:error-message table:display="true"/>
        </table:content-validation>
        <table:content-validation table:name="val2" table:condition="of:cell-content-is-in-list([.$A$13:.$A$32])" table:base-cell-address="NTS0409a_Trips.B34">
          <table:help-message table:display="true"/>
          <table:error-message table:display="true"/>
        </table:content-validation>
        <table:content-validation table:name="val3" table:condition="of:cell-content-is-in-list([.$A$38:.$A$46])" table:base-cell-address="NTS0409b_Distance.B8">
          <table:help-message table:display="true"/>
          <table:error-message table:display="true"/>
        </table:content-validation>
        <table:content-validation table:name="val4" table:condition="of:cell-content-is-in-list([.$A$13:.$A$32])" table:base-cell-address="NTS0409b_Distance.B34">
          <table:help-message table:display="true"/>
          <table:error-message table:display="true"/>
        </table:content-validation>
      </table:content-validations>
      <table:table table:name="NTS0409a_Trips" table:style-name="ta1">
        <table:table-column table:style-name="co1" table:default-cell-style-name="ce15"/>
        <table:table-column table:style-name="co2" table:number-columns-repeated="9" table:default-cell-style-name="ce15"/>
        <table:table-column table:style-name="co3" table:default-cell-style-name="ce15"/>
        <table:table-column table:style-name="co2" table:number-columns-repeated="4" table:default-cell-style-name="ce15"/>
        <table:table-column table:style-name="co4" table:number-columns-repeated="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4" table:default-cell-style-name="ce15"/>
        <table:table-column table:style-name="co16" table:default-cell-style-name="ce15"/>
        <table:table-column table:style-name="co4" table:number-columns-repeated="5" table:default-cell-style-name="ce15"/>
        <table:table-column table:style-name="co4" table:default-cell-style-name="ce25"/>
        <table:table-column table:style-name="co4" table:number-columns-repeated="15" table:default-cell-style-name="ce15"/>
        <table:table-column table:style-name="co4" table:default-cell-style-name="ce25"/>
        <table:table-column table:style-name="co4" table:number-columns-repeated="16330" table:default-cell-style-name="ce15"/>
        <table:table-row table:style-name="ro1">
          <table:table-cell office:value-type="string" table:style-name="ce18">
            <text:p>Department for Transport statistics</text:p>
          </table:table-cell>
          <table:table-cell table:number-columns-repeated="24" table:style-name="ce15"/>
          <table:table-cell table:number-columns-repeated="5" table:style-name="ce16"/>
          <table:table-cell table:number-columns-repeated="6" table:style-name="ce15"/>
          <table:table-cell table:style-name="ce23"/>
          <table:table-cell table:style-name="ce24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style-name="ro1">
          <table:table-cell office:value-type="string" table:style-name="ce1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24" table:style-name="ce15"/>
          <table:table-cell table:number-columns-repeated="5" table:style-name="ce16"/>
          <table:table-cell table:number-columns-repeated="6" table:style-name="ce15"/>
          <table:table-cell table:style-name="ce23"/>
          <table:table-cell table:style-name="ce24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style-name="ro1">
          <table:table-cell table:style-name="ce11"/>
          <table:table-cell table:number-columns-repeated="24" table:style-name="ce15"/>
          <table:table-cell table:number-columns-repeated="5" table:style-name="ce16"/>
          <table:table-cell table:number-columns-repeated="6" table:style-name="ce15"/>
          <table:table-cell table:style-name="ce23"/>
          <table:table-cell table:style-name="ce24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style-name="ro1">
          <table:table-cell office:value-type="string" table:style-name="ce11">
            <text:p>Table NTS0409a</text:p>
          </table:table-cell>
          <table:table-cell table:number-columns-repeated="24" table:style-name="ce15"/>
          <table:table-cell table:number-columns-repeated="5" table:style-name="ce16"/>
          <table:table-cell table:number-columns-repeated="6" table:style-name="ce15"/>
          <table:table-cell table:style-name="ce23"/>
          <table:table-cell table:style-name="ce24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style-name="ro1">
          <table:table-cell office:value-type="string" table:style-name="ce11">
            <text:p>Average number of trips (trip rates) by purpose and main mode: England, from 2002</text:p>
          </table:table-cell>
          <table:table-cell table:number-columns-repeated="24" table:style-name="ce15"/>
          <table:table-cell table:number-columns-repeated="5" table:style-name="ce16"/>
          <table:table-cell table:number-columns-repeated="6" table:style-name="ce15"/>
          <table:table-cell table:style-name="ce23"/>
          <table:table-cell table:style-name="ce24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number-rows-repeated="2" table:style-name="ro2">
          <table:table-cell table:number-columns-repeated="25" table:style-name="ce15"/>
          <table:table-cell table:number-columns-repeated="5" table:style-name="ce16"/>
          <table:table-cell table:number-columns-repeated="6" table:style-name="ce15"/>
          <table:table-cell table:style-name="ce23"/>
          <table:table-cell table:style-name="ce24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style-name="ro3">
          <table:table-cell office:value-type="string" table:style-name="ce28">
            <text:p>Select year</text:p>
          </table:table-cell>
          <table:table-cell office:value-type="string" table:number-columns-spanned="3" table:number-rows-spanned="1" table:content-validation-name="val1" table:style-name="ce86">
            <text:p>All purposes</text:p>
          </table:table-cell>
          <table:covered-table-cell table:number-columns-repeated="2"/>
          <table:table-cell table:number-columns-repeated="11" table:style-name="ce29"/>
          <table:table-cell table:number-columns-repeated="10" table:style-name="ce15"/>
          <table:table-cell table:number-columns-repeated="5" table:style-name="ce16"/>
          <table:table-cell table:number-columns-repeated="6" table:style-name="ce15"/>
          <table:table-cell table:style-name="ce23"/>
          <table:table-cell table:style-name="ce24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style-name="ro2">
          <table:table-cell table:number-columns-repeated="25" table:style-name="ce15"/>
          <table:table-cell table:number-columns-repeated="5" table:style-name="ce16"/>
          <table:table-cell table:number-columns-repeated="6" table:style-name="ce15"/>
          <table:table-cell table:style-name="ce23"/>
          <table:table-cell table:style-name="ce24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style-name="ro2">
          <table:table-cell table:number-columns-repeated="17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number-columns-repeated="6" table:style-name="ce15"/>
          <table:table-cell table:style-name="ce23"/>
          <table:table-cell table:style-name="ce24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style-name="ro2">
          <table:table-cell table:style-name="ce30"/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number-columns-repeated="6" table:style-name="ce15"/>
          <table:table-cell table:style-name="ce23"/>
          <table:table-cell table:style-name="ce24"/>
          <table:table-cell table:number-columns-repeated="11" table:style-name="ce23"/>
          <table:table-cell table:style-name="ce68"/>
          <table:table-cell table:number-columns-repeated="3" table:style-name="ce23"/>
          <table:table-cell table:style-name="ce24"/>
          <table:table-cell table:number-columns-repeated="16330" table:style-name="ce23"/>
        </table:table-row>
        <table:table-row table:style-name="ro4">
          <table:table-cell table:style-name="ce31"/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15"/>
          <table:table-cell table:number-columns-repeated="5" table:style-name="ce1"/>
          <table:table-cell table:style-name="ce4"/>
          <table:table-cell table:style-name="ce6"/>
          <table:table-cell table:number-columns-repeated="11" table:style-name="ce23"/>
          <table:table-cell table:style-name="ce68"/>
          <table:table-cell table:number-columns-repeated="3" table:style-name="ce23"/>
          <table:table-cell table:style-name="ce24"/>
          <table:table-cell table:number-columns-repeated="16330" table:style-name="ce23"/>
        </table:table-row>
        <table:table-row table:style-name="ro2">
          <table:table-cell office:value-type="float" office:value="2002" table:style-name="ce33">
            <text:p>2002</text:p>
          </table:table-cell>
          <table:table-cell office:value-type="float" office:value="264.01235099999997" table:formula="of:=VLOOKUP([.$B$8];INDIRECT(VLOOKUP([.$A13];[.$AG$16:.$AH$33];2;FALSE));[.B$62];FALSE)" table:style-name="ce34">
            <text:p>264</text:p>
          </table:table-cell>
          <table:table-cell office:value-type="float" office:value="18.029230000000002" table:formula="of:=VLOOKUP([.$B$8];INDIRECT(VLOOKUP([.$A13];[.$AG$16:.$AH$33];2;FALSE));[.C$62];FALSE)" table:style-name="ce34">
            <text:p>18</text:p>
          </table:table-cell>
          <table:table-cell office:value-type="float" office:value="438.41392500000001" table:formula="of:=VLOOKUP([.$B$8];INDIRECT(VLOOKUP([.$A13];[.$AG$16:.$AH$33];2;FALSE));[.D$62];FALSE)" table:style-name="ce34">
            <text:p>438</text:p>
          </table:table-cell>
          <table:table-cell office:value-type="float" office:value="239.93508899999998" table:formula="of:=VLOOKUP([.$B$8];INDIRECT(VLOOKUP([.$A13];[.$AG$16:.$AH$33];2;FALSE));[.E$62];FALSE)" table:style-name="ce34">
            <text:p>240</text:p>
          </table:table-cell>
          <table:table-cell office:value-type="float" office:value="3.8517890000000001" table:formula="of:=VLOOKUP([.$B$8];INDIRECT(VLOOKUP([.$A13];[.$AG$16:.$AH$33];2;FALSE));[.F$62];FALSE)" table:style-name="ce34">
            <text:p>4</text:p>
          </table:table-cell>
          <table:table-cell office:value-type="float" office:value="8.2399459999999998" table:formula="of:=VLOOKUP([.$B$8];INDIRECT(VLOOKUP([.$A13];[.$AG$16:.$AH$33];2;FALSE));[.G$62];FALSE)" table:style-name="ce34">
            <text:p>8</text:p>
          </table:table-cell>
          <table:table-cell office:value-type="float" office:value="17.275963000000001" table:formula="of:=VLOOKUP([.$B$8];INDIRECT(VLOOKUP([.$A13];[.$AG$16:.$AH$33];2;FALSE));[.H$62];FALSE)" table:style-name="ce34">
            <text:p>17</text:p>
          </table:table-cell>
          <table:table-cell office:value-type="float" office:value="46.221328999999997" table:formula="of:=VLOOKUP([.$B$8];INDIRECT(VLOOKUP([.$A13];[.$AG$16:.$AH$33];2;FALSE));[.I$62];FALSE)" table:style-name="ce34">
            <text:p>46</text:p>
          </table:table-cell>
          <table:table-cell office:value-type="float" office:value="0.77730300000000008" table:formula="of:=VLOOKUP([.$B$8];INDIRECT(VLOOKUP([.$A13];[.$AG$16:.$AH$33];2;FALSE));[.J$62];FALSE)" table:style-name="ce34">
            <text:p>1</text:p>
          </table:table-cell>
          <table:table-cell office:value-type="float" office:value="10.741205000000001" table:formula="of:=VLOOKUP([.$B$8];INDIRECT(VLOOKUP([.$A13];[.$AG$16:.$AH$33];2;FALSE));[.K$62];FALSE)" table:style-name="ce34">
            <text:p>11</text:p>
          </table:table-cell>
          <table:table-cell office:value-type="float" office:value="13.457700000000001" table:formula="of:=VLOOKUP([.$B$8];INDIRECT(VLOOKUP([.$A13];[.$AG$16:.$AH$33];2;FALSE));[.L$62];FALSE)" table:style-name="ce34">
            <text:p>13</text:p>
          </table:table-cell>
          <table:table-cell office:value-type="float" office:value="11.597552" table:formula="of:=VLOOKUP([.$B$8];INDIRECT(VLOOKUP([.$A13];[.$AG$16:.$AH$33];2;FALSE));[.M$62];FALSE)" table:style-name="ce34">
            <text:p>12</text:p>
          </table:table-cell>
          <table:table-cell office:value-type="float" office:value="1.8678630000000001" table:formula="of:=VLOOKUP([.$B$8];INDIRECT(VLOOKUP([.$A13];[.$AG$16:.$AH$33];2;FALSE));[.N$62];FALSE)" table:style-name="ce34">
            <text:p>2</text:p>
          </table:table-cell>
          <table:table-cell office:value-type="float" office:value="1074.4212449999998" table:formula="of:=VLOOKUP([.$B$8];INDIRECT(VLOOKUP([.$A13];[.$AG$16:.$AH$33];2;FALSE));[.O$62];FALSE)" table:style-name="ce34">
            <text:p>1,074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15"/>
          <table:table-cell table:style-name="ce1"/>
          <table:table-cell office:value-type="string" table:style-name="ce1">
            <text:p>Do not delete columns AG:AJ, change to white font</text:p>
          </table:table-cell>
          <table:table-cell table:number-columns-repeated="3" table:style-name="ce1"/>
          <table:table-cell table:style-name="ce4"/>
          <table:table-cell table:style-name="ce6"/>
          <table:table-cell table:number-columns-repeated="11" table:style-name="ce23"/>
          <table:table-cell table:style-name="ce68"/>
          <table:table-cell table:number-columns-repeated="3" table:style-name="ce23"/>
          <table:table-cell table:style-name="ce24"/>
          <table:table-cell table:number-columns-repeated="16330" table:style-name="ce23"/>
        </table:table-row>
        <table:table-row table:style-name="ro2">
          <table:table-cell office:value-type="float" office:value="2003" table:formula="of:=[.A13]+1" table:style-name="ce33">
            <text:p>2003</text:p>
          </table:table-cell>
          <table:table-cell office:value-type="float" office:value="269.02873999999997" table:formula="of:=VLOOKUP([.$B$8];INDIRECT(VLOOKUP([.$A14];[.$AG$16:.$AH$33];2;FALSE));[.B$62];FALSE)" table:style-name="ce34">
            <text:p>269</text:p>
          </table:table-cell>
          <table:table-cell office:value-type="float" office:value="16.402045999999999" table:formula="of:=VLOOKUP([.$B$8];INDIRECT(VLOOKUP([.$A14];[.$AG$16:.$AH$33];2;FALSE));[.C$62];FALSE)" table:style-name="ce34">
            <text:p>16</text:p>
          </table:table-cell>
          <table:table-cell office:value-type="float" office:value="426.70057000000003" table:formula="of:=VLOOKUP([.$B$8];INDIRECT(VLOOKUP([.$A14];[.$AG$16:.$AH$33];2;FALSE));[.D$62];FALSE)" table:style-name="ce34">
            <text:p>427</text:p>
          </table:table-cell>
          <table:table-cell office:value-type="float" office:value="232.71062400000002" table:formula="of:=VLOOKUP([.$B$8];INDIRECT(VLOOKUP([.$A14];[.$AG$16:.$AH$33];2;FALSE));[.E$62];FALSE)" table:style-name="ce34">
            <text:p>233</text:p>
          </table:table-cell>
          <table:table-cell office:value-type="float" office:value="4.0509139999999997" table:formula="of:=VLOOKUP([.$B$8];INDIRECT(VLOOKUP([.$A14];[.$AG$16:.$AH$33];2;FALSE));[.F$62];FALSE)" table:style-name="ce34">
            <text:p>4</text:p>
          </table:table-cell>
          <table:table-cell office:value-type="float" office:value="7.7343429999999991" table:formula="of:=VLOOKUP([.$B$8];INDIRECT(VLOOKUP([.$A14];[.$AG$16:.$AH$33];2;FALSE));[.G$62];FALSE)" table:style-name="ce34">
            <text:p>8</text:p>
          </table:table-cell>
          <table:table-cell office:value-type="float" office:value="16.891223000000004" table:formula="of:=VLOOKUP([.$B$8];INDIRECT(VLOOKUP([.$A14];[.$AG$16:.$AH$33];2;FALSE));[.H$62];FALSE)" table:style-name="ce34">
            <text:p>17</text:p>
          </table:table-cell>
          <table:table-cell office:value-type="float" office:value="46.987786" table:formula="of:=VLOOKUP([.$B$8];INDIRECT(VLOOKUP([.$A14];[.$AG$16:.$AH$33];2;FALSE));[.I$62];FALSE)" table:style-name="ce34">
            <text:p>47</text:p>
          </table:table-cell>
          <table:table-cell office:value-type="float" office:value="0.99504000000000004" table:formula="of:=VLOOKUP([.$B$8];INDIRECT(VLOOKUP([.$A14];[.$AG$16:.$AH$33];2;FALSE));[.J$62];FALSE)" table:style-name="ce34">
            <text:p>1</text:p>
          </table:table-cell>
          <table:table-cell office:value-type="float" office:value="9.1165220000000016" table:formula="of:=VLOOKUP([.$B$8];INDIRECT(VLOOKUP([.$A14];[.$AG$16:.$AH$33];2;FALSE));[.K$62];FALSE)" table:style-name="ce34">
            <text:p>9</text:p>
          </table:table-cell>
          <table:table-cell office:value-type="float" office:value="14.331879000000001" table:formula="of:=VLOOKUP([.$B$8];INDIRECT(VLOOKUP([.$A14];[.$AG$16:.$AH$33];2;FALSE));[.L$62];FALSE)" table:style-name="ce34">
            <text:p>14</text:p>
          </table:table-cell>
          <table:table-cell office:value-type="float" office:value="11.710853" table:formula="of:=VLOOKUP([.$B$8];INDIRECT(VLOOKUP([.$A14];[.$AG$16:.$AH$33];2;FALSE));[.M$62];FALSE)" table:style-name="ce34">
            <text:p>12</text:p>
          </table:table-cell>
          <table:table-cell office:value-type="float" office:value="2.995495" table:formula="of:=VLOOKUP([.$B$8];INDIRECT(VLOOKUP([.$A14];[.$AG$16:.$AH$33];2;FALSE));[.N$62];FALSE)" table:style-name="ce34">
            <text:p>3</text:p>
          </table:table-cell>
          <table:table-cell office:value-type="float" office:value="1059.656035" table:formula="of:=VLOOKUP([.$B$8];INDIRECT(VLOOKUP([.$A14];[.$AG$16:.$AH$33];2;FALSE));[.O$62];FALSE)" table:style-name="ce34">
            <text:p>1,060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style-name="ce16"/>
          <table:table-cell table:style-name="ce19"/>
          <table:table-cell table:style-name="ce16"/>
          <table:table-cell table:style-name="ce20"/>
          <table:table-cell table:style-name="ce16"/>
          <table:table-cell table:style-name="ce15"/>
          <table:table-cell table:style-name="ce1"/>
          <table:table-cell office:value-type="string" table:style-name="ce1">
            <text:p>Differenc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04" table:formula="of:=[.A14]+1" table:style-name="ce33">
            <text:p>2004</text:p>
          </table:table-cell>
          <table:table-cell office:value-type="float" office:value="273.11140599999999" table:formula="of:=VLOOKUP([.$B$8];INDIRECT(VLOOKUP([.$A15];[.$AG$16:.$AH$33];2;FALSE));[.B$62];FALSE)" table:style-name="ce34">
            <text:p>273</text:p>
          </table:table-cell>
          <table:table-cell office:value-type="float" office:value="17.145457" table:formula="of:=VLOOKUP([.$B$8];INDIRECT(VLOOKUP([.$A15];[.$AG$16:.$AH$33];2;FALSE));[.C$62];FALSE)" table:style-name="ce34">
            <text:p>17</text:p>
          </table:table-cell>
          <table:table-cell office:value-type="float" office:value="421.20881800000006" table:formula="of:=VLOOKUP([.$B$8];INDIRECT(VLOOKUP([.$A15];[.$AG$16:.$AH$33];2;FALSE));[.D$62];FALSE)" table:style-name="ce34">
            <text:p>421</text:p>
          </table:table-cell>
          <table:table-cell office:value-type="float" office:value="227.64574299999998" table:formula="of:=VLOOKUP([.$B$8];INDIRECT(VLOOKUP([.$A15];[.$AG$16:.$AH$33];2;FALSE));[.E$62];FALSE)" table:style-name="ce34">
            <text:p>228</text:p>
          </table:table-cell>
          <table:table-cell office:value-type="float" office:value="3.5416609999999995" table:formula="of:=VLOOKUP([.$B$8];INDIRECT(VLOOKUP([.$A15];[.$AG$16:.$AH$33];2;FALSE));[.F$62];FALSE)" table:style-name="ce34">
            <text:p>4</text:p>
          </table:table-cell>
          <table:table-cell office:value-type="float" office:value="8.2421350000000011" table:formula="of:=VLOOKUP([.$B$8];INDIRECT(VLOOKUP([.$A15];[.$AG$16:.$AH$33];2;FALSE));[.G$62];FALSE)" table:style-name="ce34">
            <text:p>8</text:p>
          </table:table-cell>
          <table:table-cell office:value-type="float" office:value="18.222773" table:formula="of:=VLOOKUP([.$B$8];INDIRECT(VLOOKUP([.$A15];[.$AG$16:.$AH$33];2;FALSE));[.H$62];FALSE)" table:style-name="ce34">
            <text:p>18</text:p>
          </table:table-cell>
          <table:table-cell office:value-type="float" office:value="45.108712000000004" table:formula="of:=VLOOKUP([.$B$8];INDIRECT(VLOOKUP([.$A15];[.$AG$16:.$AH$33];2;FALSE));[.I$62];FALSE)" table:style-name="ce34">
            <text:p>45</text:p>
          </table:table-cell>
          <table:table-cell office:value-type="float" office:value="0.75936900000000007" table:formula="of:=VLOOKUP([.$B$8];INDIRECT(VLOOKUP([.$A15];[.$AG$16:.$AH$33];2;FALSE));[.J$62];FALSE)" table:style-name="ce34">
            <text:p>1</text:p>
          </table:table-cell>
          <table:table-cell office:value-type="float" office:value="8.5453810000000008" table:formula="of:=VLOOKUP([.$B$8];INDIRECT(VLOOKUP([.$A15];[.$AG$16:.$AH$33];2;FALSE));[.K$62];FALSE)" table:style-name="ce34">
            <text:p>9</text:p>
          </table:table-cell>
          <table:table-cell office:value-type="float" office:value="16.955145000000002" table:formula="of:=VLOOKUP([.$B$8];INDIRECT(VLOOKUP([.$A15];[.$AG$16:.$AH$33];2;FALSE));[.L$62];FALSE)" table:style-name="ce34">
            <text:p>17</text:p>
          </table:table-cell>
          <table:table-cell office:value-type="float" office:value="10.731142999999999" table:formula="of:=VLOOKUP([.$B$8];INDIRECT(VLOOKUP([.$A15];[.$AG$16:.$AH$33];2;FALSE));[.M$62];FALSE)" table:style-name="ce34">
            <text:p>11</text:p>
          </table:table-cell>
          <table:table-cell office:value-type="float" office:value="2.3040140000000005" table:formula="of:=VLOOKUP([.$B$8];INDIRECT(VLOOKUP([.$A15];[.$AG$16:.$AH$33];2;FALSE));[.N$62];FALSE)" table:style-name="ce34">
            <text:p>2</text:p>
          </table:table-cell>
          <table:table-cell office:value-type="float" office:value="1053.5217570000004" table:formula="of:=VLOOKUP([.$B$8];INDIRECT(VLOOKUP([.$A15];[.$AG$16:.$AH$33];2;FALSE));[.O$62];FALSE)" table:style-name="ce34">
            <text:p>1,054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15"/>
          <table:table-cell table:style-name="ce1"/>
          <table:table-cell office:value-type="string" table:style-name="ce1">
            <text:p>Update lookup when adding a new year (numbers go up by 1)</text:p>
          </table:table-cell>
          <table:table-cell table:number-columns-repeated="3" table:style-name="ce1"/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05" table:formula="of:=[.A15]+1" table:style-name="ce33">
            <text:p>2005</text:p>
          </table:table-cell>
          <table:table-cell office:value-type="float" office:value="271.59188900000004" table:formula="of:=VLOOKUP([.$B$8];INDIRECT(VLOOKUP([.$A16];[.$AG$16:.$AH$33];2;FALSE));[.B$62];FALSE)" table:style-name="ce34">
            <text:p>272</text:p>
          </table:table-cell>
          <table:table-cell office:value-type="float" office:value="15.290679999999998" table:formula="of:=VLOOKUP([.$B$8];INDIRECT(VLOOKUP([.$A16];[.$AG$16:.$AH$33];2;FALSE));[.C$62];FALSE)" table:style-name="ce34">
            <text:p>15</text:p>
          </table:table-cell>
          <table:table-cell office:value-type="float" office:value="434.30669999999998" table:formula="of:=VLOOKUP([.$B$8];INDIRECT(VLOOKUP([.$A16];[.$AG$16:.$AH$33];2;FALSE));[.D$62];FALSE)" table:style-name="ce34">
            <text:p>434</text:p>
          </table:table-cell>
          <table:table-cell office:value-type="float" office:value="234.37425299999998" table:formula="of:=VLOOKUP([.$B$8];INDIRECT(VLOOKUP([.$A16];[.$AG$16:.$AH$33];2;FALSE));[.E$62];FALSE)" table:style-name="ce34">
            <text:p>234</text:p>
          </table:table-cell>
          <table:table-cell office:value-type="float" office:value="3.86592" table:formula="of:=VLOOKUP([.$B$8];INDIRECT(VLOOKUP([.$A16];[.$AG$16:.$AH$33];2;FALSE));[.F$62];FALSE)" table:style-name="ce34">
            <text:p>4</text:p>
          </table:table-cell>
          <table:table-cell office:value-type="float" office:value="8.4083569999999987" table:formula="of:=VLOOKUP([.$B$8];INDIRECT(VLOOKUP([.$A16];[.$AG$16:.$AH$33];2;FALSE));[.G$62];FALSE)" table:style-name="ce34">
            <text:p>8</text:p>
          </table:table-cell>
          <table:table-cell office:value-type="float" office:value="19.031881999999996" table:formula="of:=VLOOKUP([.$B$8];INDIRECT(VLOOKUP([.$A16];[.$AG$16:.$AH$33];2;FALSE));[.H$62];FALSE)" table:style-name="ce34">
            <text:p>19</text:p>
          </table:table-cell>
          <table:table-cell office:value-type="float" office:value="42.785197999999994" table:formula="of:=VLOOKUP([.$B$8];INDIRECT(VLOOKUP([.$A16];[.$AG$16:.$AH$33];2;FALSE));[.I$62];FALSE)" table:style-name="ce34">
            <text:p>43</text:p>
          </table:table-cell>
          <table:table-cell office:value-type="float" office:value="0.88215699999999997" table:formula="of:=VLOOKUP([.$B$8];INDIRECT(VLOOKUP([.$A16];[.$AG$16:.$AH$33];2;FALSE));[.J$62];FALSE)" table:style-name="ce34">
            <text:p>1</text:p>
          </table:table-cell>
          <table:table-cell office:value-type="float" office:value="8.6058640000000004" table:formula="of:=VLOOKUP([.$B$8];INDIRECT(VLOOKUP([.$A16];[.$AG$16:.$AH$33];2;FALSE));[.K$62];FALSE)" table:style-name="ce34">
            <text:p>9</text:p>
          </table:table-cell>
          <table:table-cell office:value-type="float" office:value="16.159176000000002" table:formula="of:=VLOOKUP([.$B$8];INDIRECT(VLOOKUP([.$A16];[.$AG$16:.$AH$33];2;FALSE));[.L$62];FALSE)" table:style-name="ce34">
            <text:p>16</text:p>
          </table:table-cell>
          <table:table-cell office:value-type="float" office:value="11.293418999999998" table:formula="of:=VLOOKUP([.$B$8];INDIRECT(VLOOKUP([.$A16];[.$AG$16:.$AH$33];2;FALSE));[.M$62];FALSE)" table:style-name="ce34">
            <text:p>11</text:p>
          </table:table-cell>
          <table:table-cell office:value-type="float" office:value="3.211303" table:formula="of:=VLOOKUP([.$B$8];INDIRECT(VLOOKUP([.$A16];[.$AG$16:.$AH$33];2;FALSE));[.N$62];FALSE)" table:style-name="ce34">
            <text:p>3</text:p>
          </table:table-cell>
          <table:table-cell office:value-type="float" office:value="1069.8067980000005" table:formula="of:=VLOOKUP([.$B$8];INDIRECT(VLOOKUP([.$A16];[.$AG$16:.$AH$33];2;FALSE));[.O$62];FALSE)" table:style-name="ce34">
            <text:p>1,070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02" table:style-name="ce2">
            <text:p>2002</text:p>
          </table:table-cell>
          <table:table-cell office:value-type="string" office:string-value="A67:O77" table:formula="of:=&quot;A&quot;&amp;[.AI16]&amp;&quot;:O&quot;&amp;[.AJ16]" table:style-name="ce5">
            <text:p>A67:O77</text:p>
          </table:table-cell>
          <table:table-cell office:value-type="float" office:value="67" table:style-name="ce1">
            <text:p>67</text:p>
          </table:table-cell>
          <table:table-cell office:value-type="float" office:value="77" table:style-name="ce1">
            <text:p>77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06" table:formula="of:=[.A16]+1" table:style-name="ce33">
            <text:p>2006</text:p>
          </table:table-cell>
          <table:table-cell office:value-type="float" office:value="275.20534899999996" table:formula="of:=VLOOKUP([.$B$8];INDIRECT(VLOOKUP([.$A17];[.$AG$16:.$AH$33];2;FALSE));[.B$62];FALSE)" table:style-name="ce34">
            <text:p>275</text:p>
          </table:table-cell>
          <table:table-cell office:value-type="float" office:value="17.482175999999999" table:formula="of:=VLOOKUP([.$B$8];INDIRECT(VLOOKUP([.$A17];[.$AG$16:.$AH$33];2;FALSE));[.C$62];FALSE)" table:style-name="ce34">
            <text:p>17</text:p>
          </table:table-cell>
          <table:table-cell office:value-type="float" office:value="431.844494" table:formula="of:=VLOOKUP([.$B$8];INDIRECT(VLOOKUP([.$A17];[.$AG$16:.$AH$33];2;FALSE));[.D$62];FALSE)" table:style-name="ce34">
            <text:p>432</text:p>
          </table:table-cell>
          <table:table-cell office:value-type="float" office:value="226.67614700000001" table:formula="of:=VLOOKUP([.$B$8];INDIRECT(VLOOKUP([.$A17];[.$AG$16:.$AH$33];2;FALSE));[.E$62];FALSE)" table:style-name="ce34">
            <text:p>227</text:p>
          </table:table-cell>
          <table:table-cell office:value-type="float" office:value="3.2601579999999997" table:formula="of:=VLOOKUP([.$B$8];INDIRECT(VLOOKUP([.$A17];[.$AG$16:.$AH$33];2;FALSE));[.F$62];FALSE)" table:style-name="ce34">
            <text:p>3</text:p>
          </table:table-cell>
          <table:table-cell office:value-type="float" office:value="7.3644110000000005" table:formula="of:=VLOOKUP([.$B$8];INDIRECT(VLOOKUP([.$A17];[.$AG$16:.$AH$33];2;FALSE));[.G$62];FALSE)" table:style-name="ce34">
            <text:p>7</text:p>
          </table:table-cell>
          <table:table-cell office:value-type="float" office:value="18.159789" table:formula="of:=VLOOKUP([.$B$8];INDIRECT(VLOOKUP([.$A17];[.$AG$16:.$AH$33];2;FALSE));[.H$62];FALSE)" table:style-name="ce34">
            <text:p>18</text:p>
          </table:table-cell>
          <table:table-cell office:value-type="float" office:value="46.258609" table:formula="of:=VLOOKUP([.$B$8];INDIRECT(VLOOKUP([.$A17];[.$AG$16:.$AH$33];2;FALSE));[.I$62];FALSE)" table:style-name="ce34">
            <text:p>46</text:p>
          </table:table-cell>
          <table:table-cell office:value-type="float" office:value="0.63699400000000006" table:formula="of:=VLOOKUP([.$B$8];INDIRECT(VLOOKUP([.$A17];[.$AG$16:.$AH$33];2;FALSE));[.J$62];FALSE)" table:style-name="ce34">
            <text:p>1</text:p>
          </table:table-cell>
          <table:table-cell office:value-type="float" office:value="9.5931339999999992" table:formula="of:=VLOOKUP([.$B$8];INDIRECT(VLOOKUP([.$A17];[.$AG$16:.$AH$33];2;FALSE));[.K$62];FALSE)" table:style-name="ce34">
            <text:p>10</text:p>
          </table:table-cell>
          <table:table-cell office:value-type="float" office:value="16.930377999999997" table:formula="of:=VLOOKUP([.$B$8];INDIRECT(VLOOKUP([.$A17];[.$AG$16:.$AH$33];2;FALSE));[.L$62];FALSE)" table:style-name="ce34">
            <text:p>17</text:p>
          </table:table-cell>
          <table:table-cell office:value-type="float" office:value="10.161512" table:formula="of:=VLOOKUP([.$B$8];INDIRECT(VLOOKUP([.$A17];[.$AG$16:.$AH$33];2;FALSE));[.M$62];FALSE)" table:style-name="ce34">
            <text:p>10</text:p>
          </table:table-cell>
          <table:table-cell office:value-type="float" office:value="3.4428570000000001" table:formula="of:=VLOOKUP([.$B$8];INDIRECT(VLOOKUP([.$A17];[.$AG$16:.$AH$33];2;FALSE));[.N$62];FALSE)" table:style-name="ce34">
            <text:p>3</text:p>
          </table:table-cell>
          <table:table-cell office:value-type="float" office:value="1067.0160080000001" table:formula="of:=VLOOKUP([.$B$8];INDIRECT(VLOOKUP([.$A17];[.$AG$16:.$AH$33];2;FALSE));[.O$62];FALSE)" table:style-name="ce34">
            <text:p>1,067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03" table:formula="of:=[.AG16]+1" table:style-name="ce2">
            <text:p>2003</text:p>
          </table:table-cell>
          <table:table-cell office:value-type="string" office:string-value="A83:O93" table:formula="of:=&quot;A&quot;&amp;[.AI17]&amp;&quot;:O&quot;&amp;[.AJ17]" table:style-name="ce5">
            <text:p>A83:O93</text:p>
          </table:table-cell>
          <table:table-cell office:value-type="float" office:value="83" table:formula="of:=[.AI16]+[.$AH$14]" table:style-name="ce1">
            <text:p>83</text:p>
          </table:table-cell>
          <table:table-cell office:value-type="float" office:value="93" table:formula="of:=[.AJ16]+[.$AH$14]" table:style-name="ce1">
            <text:p>93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07" table:formula="of:=[.A17]+1" table:style-name="ce33">
            <text:p>2007</text:p>
          </table:table-cell>
          <table:table-cell office:value-type="float" office:value="239.60613800000004" table:formula="of:=VLOOKUP([.$B$8];INDIRECT(VLOOKUP([.$A18];[.$AG$16:.$AH$33];2;FALSE));[.B$62];FALSE)" table:style-name="ce34">
            <text:p>240</text:p>
          </table:table-cell>
          <table:table-cell office:value-type="float" office:value="14.617186999999999" table:formula="of:=VLOOKUP([.$B$8];INDIRECT(VLOOKUP([.$A18];[.$AG$16:.$AH$33];2;FALSE));[.C$62];FALSE)" table:style-name="ce34">
            <text:p>15</text:p>
          </table:table-cell>
          <table:table-cell office:value-type="float" office:value="409.23841500000003" table:formula="of:=VLOOKUP([.$B$8];INDIRECT(VLOOKUP([.$A18];[.$AG$16:.$AH$33];2;FALSE));[.D$62];FALSE)" table:style-name="ce34">
            <text:p>409</text:p>
          </table:table-cell>
          <table:table-cell office:value-type="float" office:value="218.64544000000001" table:formula="of:=VLOOKUP([.$B$8];INDIRECT(VLOOKUP([.$A18];[.$AG$16:.$AH$33];2;FALSE));[.E$62];FALSE)" table:style-name="ce34">
            <text:p>219</text:p>
          </table:table-cell>
          <table:table-cell office:value-type="float" office:value="3.3764810000000005" table:formula="of:=VLOOKUP([.$B$8];INDIRECT(VLOOKUP([.$A18];[.$AG$16:.$AH$33];2;FALSE));[.F$62];FALSE)" table:style-name="ce34">
            <text:p>3</text:p>
          </table:table-cell>
          <table:table-cell office:value-type="float" office:value="7.5563379999999993" table:formula="of:=VLOOKUP([.$B$8];INDIRECT(VLOOKUP([.$A18];[.$AG$16:.$AH$33];2;FALSE));[.G$62];FALSE)" table:style-name="ce34">
            <text:p>8</text:p>
          </table:table-cell>
          <table:table-cell office:value-type="float" office:value="20.037036999999998" table:formula="of:=VLOOKUP([.$B$8];INDIRECT(VLOOKUP([.$A18];[.$AG$16:.$AH$33];2;FALSE));[.H$62];FALSE)" table:style-name="ce34">
            <text:p>20</text:p>
          </table:table-cell>
          <table:table-cell office:value-type="float" office:value="43.868825000000008" table:formula="of:=VLOOKUP([.$B$8];INDIRECT(VLOOKUP([.$A18];[.$AG$16:.$AH$33];2;FALSE));[.I$62];FALSE)" table:style-name="ce34">
            <text:p>44</text:p>
          </table:table-cell>
          <table:table-cell office:value-type="float" office:value="0.97319299999999997" table:formula="of:=VLOOKUP([.$B$8];INDIRECT(VLOOKUP([.$A18];[.$AG$16:.$AH$33];2;FALSE));[.J$62];FALSE)" table:style-name="ce34">
            <text:p>1</text:p>
          </table:table-cell>
          <table:table-cell office:value-type="float" office:value="9.6635759999999991" table:formula="of:=VLOOKUP([.$B$8];INDIRECT(VLOOKUP([.$A18];[.$AG$16:.$AH$33];2;FALSE));[.K$62];FALSE)" table:style-name="ce34">
            <text:p>10</text:p>
          </table:table-cell>
          <table:table-cell office:value-type="float" office:value="17.564922999999997" table:formula="of:=VLOOKUP([.$B$8];INDIRECT(VLOOKUP([.$A18];[.$AG$16:.$AH$33];2;FALSE));[.L$62];FALSE)" table:style-name="ce34">
            <text:p>18</text:p>
          </table:table-cell>
          <table:table-cell office:value-type="float" office:value="10.396822" table:formula="of:=VLOOKUP([.$B$8];INDIRECT(VLOOKUP([.$A18];[.$AG$16:.$AH$33];2;FALSE));[.M$62];FALSE)" table:style-name="ce34">
            <text:p>10</text:p>
          </table:table-cell>
          <table:table-cell office:value-type="float" office:value="2.2508840000000001" table:formula="of:=VLOOKUP([.$B$8];INDIRECT(VLOOKUP([.$A18];[.$AG$16:.$AH$33];2;FALSE));[.N$62];FALSE)" table:style-name="ce34">
            <text:p>2</text:p>
          </table:table-cell>
          <table:table-cell office:value-type="float" office:value="997.79525899999976" table:formula="of:=VLOOKUP([.$B$8];INDIRECT(VLOOKUP([.$A18];[.$AG$16:.$AH$33];2;FALSE));[.O$62];FALSE)" table:style-name="ce34">
            <text:p>998</text:p>
          </table:table-cell>
          <table:table-cell table:style-name="ce69"/>
          <table:table-cell table:style-name="ce15"/>
          <table:table-cell table:style-name="ce17"/>
          <table:table-cell table:number-columns-repeated="7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04" table:formula="of:=[.AG17]+1" table:style-name="ce2">
            <text:p>2004</text:p>
          </table:table-cell>
          <table:table-cell office:value-type="string" office:string-value="A99:O109" table:formula="of:=&quot;A&quot;&amp;[.AI18]&amp;&quot;:O&quot;&amp;[.AJ18]" table:style-name="ce5">
            <text:p>A99:O109</text:p>
          </table:table-cell>
          <table:table-cell office:value-type="float" office:value="99" table:formula="of:=[.AI17]+[.$AH$14]" table:style-name="ce1">
            <text:p>99</text:p>
          </table:table-cell>
          <table:table-cell office:value-type="float" office:value="109" table:formula="of:=[.AJ17]+[.$AH$14]" table:style-name="ce1">
            <text:p>109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08" table:formula="of:=[.A18]+1" table:style-name="ce33">
            <text:p>2008</text:p>
          </table:table-cell>
          <table:table-cell office:value-type="float" office:value="241.85045099999999" table:formula="of:=VLOOKUP([.$B$8];INDIRECT(VLOOKUP([.$A19];[.$AG$16:.$AH$33];2;FALSE));[.B$62];FALSE)" table:style-name="ce34">
            <text:p>242</text:p>
          </table:table-cell>
          <table:table-cell office:value-type="float" office:value="16.848362999999999" table:formula="of:=VLOOKUP([.$B$8];INDIRECT(VLOOKUP([.$A19];[.$AG$16:.$AH$33];2;FALSE));[.C$62];FALSE)" table:style-name="ce34">
            <text:p>17</text:p>
          </table:table-cell>
          <table:table-cell office:value-type="float" office:value="409.96513999999996" table:formula="of:=VLOOKUP([.$B$8];INDIRECT(VLOOKUP([.$A19];[.$AG$16:.$AH$33];2;FALSE));[.D$62];FALSE)" table:style-name="ce34">
            <text:p>410</text:p>
          </table:table-cell>
          <table:table-cell office:value-type="float" office:value="225.982372" table:formula="of:=VLOOKUP([.$B$8];INDIRECT(VLOOKUP([.$A19];[.$AG$16:.$AH$33];2;FALSE));[.E$62];FALSE)" table:style-name="ce34">
            <text:p>226</text:p>
          </table:table-cell>
          <table:table-cell office:value-type="float" office:value="4.0089410000000001" table:formula="of:=VLOOKUP([.$B$8];INDIRECT(VLOOKUP([.$A19];[.$AG$16:.$AH$33];2;FALSE));[.F$62];FALSE)" table:style-name="ce34">
            <text:p>4</text:p>
          </table:table-cell>
          <table:table-cell office:value-type="float" office:value="8.5535680000000003" table:formula="of:=VLOOKUP([.$B$8];INDIRECT(VLOOKUP([.$A19];[.$AG$16:.$AH$33];2;FALSE));[.G$62];FALSE)" table:style-name="ce34">
            <text:p>9</text:p>
          </table:table-cell>
          <table:table-cell office:value-type="float" office:value="20.637792999999999" table:formula="of:=VLOOKUP([.$B$8];INDIRECT(VLOOKUP([.$A19];[.$AG$16:.$AH$33];2;FALSE));[.H$62];FALSE)" table:style-name="ce34">
            <text:p>21</text:p>
          </table:table-cell>
          <table:table-cell office:value-type="float" office:value="44.197566999999999" table:formula="of:=VLOOKUP([.$B$8];INDIRECT(VLOOKUP([.$A19];[.$AG$16:.$AH$33];2;FALSE));[.I$62];FALSE)" table:style-name="ce34">
            <text:p>44</text:p>
          </table:table-cell>
          <table:table-cell office:value-type="float" office:value="0.66442000000000001" table:formula="of:=VLOOKUP([.$B$8];INDIRECT(VLOOKUP([.$A19];[.$AG$16:.$AH$33];2;FALSE));[.J$62];FALSE)" table:style-name="ce34">
            <text:p>1</text:p>
          </table:table-cell>
          <table:table-cell office:value-type="float" office:value="10.509963000000001" table:formula="of:=VLOOKUP([.$B$8];INDIRECT(VLOOKUP([.$A19];[.$AG$16:.$AH$33];2;FALSE));[.K$62];FALSE)" table:style-name="ce34">
            <text:p>11</text:p>
          </table:table-cell>
          <table:table-cell office:value-type="float" office:value="18.370224" table:formula="of:=VLOOKUP([.$B$8];INDIRECT(VLOOKUP([.$A19];[.$AG$16:.$AH$33];2;FALSE));[.L$62];FALSE)" table:style-name="ce34">
            <text:p>18</text:p>
          </table:table-cell>
          <table:table-cell office:value-type="float" office:value="10.446560999999999" table:formula="of:=VLOOKUP([.$B$8];INDIRECT(VLOOKUP([.$A19];[.$AG$16:.$AH$33];2;FALSE));[.M$62];FALSE)" table:style-name="ce34">
            <text:p>10</text:p>
          </table:table-cell>
          <table:table-cell office:value-type="float" office:value="2.1317949999999999" table:formula="of:=VLOOKUP([.$B$8];INDIRECT(VLOOKUP([.$A19];[.$AG$16:.$AH$33];2;FALSE));[.N$62];FALSE)" table:style-name="ce34">
            <text:p>2</text:p>
          </table:table-cell>
          <table:table-cell office:value-type="float" office:value="1014.167158" table:formula="of:=VLOOKUP([.$B$8];INDIRECT(VLOOKUP([.$A19];[.$AG$16:.$AH$33];2;FALSE));[.O$62];FALSE)" table:style-name="ce34">
            <text:p>1,014</text:p>
          </table:table-cell>
          <table:table-cell table:style-name="ce69"/>
          <table:table-cell table:number-columns-repeated="9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05" table:formula="of:=[.AG18]+1" table:style-name="ce2">
            <text:p>2005</text:p>
          </table:table-cell>
          <table:table-cell office:value-type="string" office:string-value="A115:O125" table:formula="of:=&quot;A&quot;&amp;[.AI19]&amp;&quot;:O&quot;&amp;[.AJ19]" table:style-name="ce5">
            <text:p>A115:O125</text:p>
          </table:table-cell>
          <table:table-cell office:value-type="float" office:value="115" table:formula="of:=[.AI18]+[.$AH$14]" table:style-name="ce1">
            <text:p>115</text:p>
          </table:table-cell>
          <table:table-cell office:value-type="float" office:value="125" table:formula="of:=[.AJ18]+[.$AH$14]" table:style-name="ce1">
            <text:p>125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09" table:formula="of:=[.A19]+1" table:style-name="ce33">
            <text:p>2009</text:p>
          </table:table-cell>
          <table:table-cell office:value-type="float" office:value="250.17355999999998" table:formula="of:=VLOOKUP([.$B$8];INDIRECT(VLOOKUP([.$A20];[.$AG$16:.$AH$33];2;FALSE));[.B$62];FALSE)" table:style-name="ce34">
            <text:p>250</text:p>
          </table:table-cell>
          <table:table-cell office:value-type="float" office:value="16.403141000000002" table:formula="of:=VLOOKUP([.$B$8];INDIRECT(VLOOKUP([.$A20];[.$AG$16:.$AH$33];2;FALSE));[.C$62];FALSE)" table:style-name="ce34">
            <text:p>16</text:p>
          </table:table-cell>
          <table:table-cell office:value-type="float" office:value="392.80951600000003" table:formula="of:=VLOOKUP([.$B$8];INDIRECT(VLOOKUP([.$A20];[.$AG$16:.$AH$33];2;FALSE));[.D$62];FALSE)" table:style-name="ce34">
            <text:p>393</text:p>
          </table:table-cell>
          <table:table-cell office:value-type="float" office:value="218.43010200000003" table:formula="of:=VLOOKUP([.$B$8];INDIRECT(VLOOKUP([.$A20];[.$AG$16:.$AH$33];2;FALSE));[.E$62];FALSE)" table:style-name="ce34">
            <text:p>218</text:p>
          </table:table-cell>
          <table:table-cell office:value-type="float" office:value="3.0963329999999996" table:formula="of:=VLOOKUP([.$B$8];INDIRECT(VLOOKUP([.$A20];[.$AG$16:.$AH$33];2;FALSE));[.F$62];FALSE)" table:style-name="ce34">
            <text:p>3</text:p>
          </table:table-cell>
          <table:table-cell office:value-type="float" office:value="8.5754650000000012" table:formula="of:=VLOOKUP([.$B$8];INDIRECT(VLOOKUP([.$A20];[.$AG$16:.$AH$33];2;FALSE));[.G$62];FALSE)" table:style-name="ce34">
            <text:p>9</text:p>
          </table:table-cell>
          <table:table-cell office:value-type="float" office:value="21.708281000000003" table:formula="of:=VLOOKUP([.$B$8];INDIRECT(VLOOKUP([.$A20];[.$AG$16:.$AH$33];2;FALSE));[.H$62];FALSE)" table:style-name="ce34">
            <text:p>22</text:p>
          </table:table-cell>
          <table:table-cell office:value-type="float" office:value="45.213096" table:formula="of:=VLOOKUP([.$B$8];INDIRECT(VLOOKUP([.$A20];[.$AG$16:.$AH$33];2;FALSE));[.I$62];FALSE)" table:style-name="ce34">
            <text:p>45</text:p>
          </table:table-cell>
          <table:table-cell office:value-type="float" office:value="0.57208100000000006" table:formula="of:=VLOOKUP([.$B$8];INDIRECT(VLOOKUP([.$A20];[.$AG$16:.$AH$33];2;FALSE));[.J$62];FALSE)" table:style-name="ce34">
            <text:p>1</text:p>
          </table:table-cell>
          <table:table-cell office:value-type="float" office:value="10.398071" table:formula="of:=VLOOKUP([.$B$8];INDIRECT(VLOOKUP([.$A20];[.$AG$16:.$AH$33];2;FALSE));[.K$62];FALSE)" table:style-name="ce34">
            <text:p>10</text:p>
          </table:table-cell>
          <table:table-cell office:value-type="float" office:value="17.034084999999997" table:formula="of:=VLOOKUP([.$B$8];INDIRECT(VLOOKUP([.$A20];[.$AG$16:.$AH$33];2;FALSE));[.L$62];FALSE)" table:style-name="ce34">
            <text:p>17</text:p>
          </table:table-cell>
          <table:table-cell office:value-type="float" office:value="10.101342000000001" table:formula="of:=VLOOKUP([.$B$8];INDIRECT(VLOOKUP([.$A20];[.$AG$16:.$AH$33];2;FALSE));[.M$62];FALSE)" table:style-name="ce34">
            <text:p>10</text:p>
          </table:table-cell>
          <table:table-cell office:value-type="float" office:value="2.1358640000000002" table:formula="of:=VLOOKUP([.$B$8];INDIRECT(VLOOKUP([.$A20];[.$AG$16:.$AH$33];2;FALSE));[.N$62];FALSE)" table:style-name="ce34">
            <text:p>2</text:p>
          </table:table-cell>
          <table:table-cell office:value-type="float" office:value="996.65093700000034" table:formula="of:=VLOOKUP([.$B$8];INDIRECT(VLOOKUP([.$A20];[.$AG$16:.$AH$33];2;FALSE));[.O$62];FALSE)" table:style-name="ce34">
            <text:p>997</text:p>
          </table:table-cell>
          <table:table-cell table:style-name="ce69"/>
          <table:table-cell table:number-columns-repeated="9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06" table:formula="of:=[.AG19]+1" table:style-name="ce2">
            <text:p>2006</text:p>
          </table:table-cell>
          <table:table-cell office:value-type="string" office:string-value="A131:O141" table:formula="of:=&quot;A&quot;&amp;[.AI20]&amp;&quot;:O&quot;&amp;[.AJ20]" table:style-name="ce5">
            <text:p>A131:O141</text:p>
          </table:table-cell>
          <table:table-cell office:value-type="float" office:value="131" table:formula="of:=[.AI19]+[.$AH$14]" table:style-name="ce1">
            <text:p>131</text:p>
          </table:table-cell>
          <table:table-cell office:value-type="float" office:value="141" table:formula="of:=[.AJ19]+[.$AH$14]" table:style-name="ce1">
            <text:p>141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10" table:formula="of:=[.A20]+1" table:style-name="ce33">
            <text:p>2010</text:p>
          </table:table-cell>
          <table:table-cell office:value-type="float" office:value="234.31184100000004" table:formula="of:=VLOOKUP([.$B$8];INDIRECT(VLOOKUP([.$A21];[.$AG$16:.$AH$33];2;FALSE));[.B$62];FALSE)" table:style-name="ce34">
            <text:p>234</text:p>
          </table:table-cell>
          <table:table-cell office:value-type="float" office:value="15.374000000000001" table:formula="of:=VLOOKUP([.$B$8];INDIRECT(VLOOKUP([.$A21];[.$AG$16:.$AH$33];2;FALSE));[.C$62];FALSE)" table:style-name="ce34">
            <text:p>15</text:p>
          </table:table-cell>
          <table:table-cell office:value-type="float" office:value="401.78406300000006" table:formula="of:=VLOOKUP([.$B$8];INDIRECT(VLOOKUP([.$A21];[.$AG$16:.$AH$33];2;FALSE));[.D$62];FALSE)" table:style-name="ce34">
            <text:p>402</text:p>
          </table:table-cell>
          <table:table-cell office:value-type="float" office:value="212.46685199999999" table:formula="of:=VLOOKUP([.$B$8];INDIRECT(VLOOKUP([.$A21];[.$AG$16:.$AH$33];2;FALSE));[.E$62];FALSE)" table:style-name="ce34">
            <text:p>212</text:p>
          </table:table-cell>
          <table:table-cell office:value-type="float" office:value="2.869526" table:formula="of:=VLOOKUP([.$B$8];INDIRECT(VLOOKUP([.$A21];[.$AG$16:.$AH$33];2;FALSE));[.F$62];FALSE)" table:style-name="ce34">
            <text:p>3</text:p>
          </table:table-cell>
          <table:table-cell office:value-type="float" office:value="7.1305100000000001" table:formula="of:=VLOOKUP([.$B$8];INDIRECT(VLOOKUP([.$A21];[.$AG$16:.$AH$33];2;FALSE));[.G$62];FALSE)" table:style-name="ce34">
            <text:p>7</text:p>
          </table:table-cell>
          <table:table-cell office:value-type="float" office:value="24.669624000000002" table:formula="of:=VLOOKUP([.$B$8];INDIRECT(VLOOKUP([.$A21];[.$AG$16:.$AH$33];2;FALSE));[.H$62];FALSE)" table:style-name="ce34">
            <text:p>25</text:p>
          </table:table-cell>
          <table:table-cell office:value-type="float" office:value="42.164417999999998" table:formula="of:=VLOOKUP([.$B$8];INDIRECT(VLOOKUP([.$A21];[.$AG$16:.$AH$33];2;FALSE));[.I$62];FALSE)" table:style-name="ce34">
            <text:p>42</text:p>
          </table:table-cell>
          <table:table-cell office:value-type="float" office:value="0.62140399999999996" table:formula="of:=VLOOKUP([.$B$8];INDIRECT(VLOOKUP([.$A21];[.$AG$16:.$AH$33];2;FALSE));[.J$62];FALSE)" table:style-name="ce34">
            <text:p>1</text:p>
          </table:table-cell>
          <table:table-cell office:value-type="float" office:value="9.1736690000000003" table:formula="of:=VLOOKUP([.$B$8];INDIRECT(VLOOKUP([.$A21];[.$AG$16:.$AH$33];2;FALSE));[.K$62];FALSE)" table:style-name="ce34">
            <text:p>9</text:p>
          </table:table-cell>
          <table:table-cell office:value-type="float" office:value="19.497805" table:formula="of:=VLOOKUP([.$B$8];INDIRECT(VLOOKUP([.$A21];[.$AG$16:.$AH$33];2;FALSE));[.L$62];FALSE)" table:style-name="ce34">
            <text:p>19</text:p>
          </table:table-cell>
          <table:table-cell office:value-type="float" office:value="9.3781610000000004" table:formula="of:=VLOOKUP([.$B$8];INDIRECT(VLOOKUP([.$A21];[.$AG$16:.$AH$33];2;FALSE));[.M$62];FALSE)" table:style-name="ce34">
            <text:p>9</text:p>
          </table:table-cell>
          <table:table-cell office:value-type="float" office:value="2.45621" table:formula="of:=VLOOKUP([.$B$8];INDIRECT(VLOOKUP([.$A21];[.$AG$16:.$AH$33];2;FALSE));[.N$62];FALSE)" table:style-name="ce34">
            <text:p>2</text:p>
          </table:table-cell>
          <table:table-cell office:value-type="float" office:value="981.89808300000004" table:formula="of:=VLOOKUP([.$B$8];INDIRECT(VLOOKUP([.$A21];[.$AG$16:.$AH$33];2;FALSE));[.O$62];FALSE)" table:style-name="ce34">
            <text:p>982</text:p>
          </table:table-cell>
          <table:table-cell table:style-name="ce69"/>
          <table:table-cell table:number-columns-repeated="9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07" table:formula="of:=[.AG20]+1" table:style-name="ce2">
            <text:p>2007</text:p>
          </table:table-cell>
          <table:table-cell office:value-type="string" office:string-value="A147:O157" table:formula="of:=&quot;A&quot;&amp;[.AI21]&amp;&quot;:O&quot;&amp;[.AJ21]" table:style-name="ce5">
            <text:p>A147:O157</text:p>
          </table:table-cell>
          <table:table-cell office:value-type="float" office:value="147" table:formula="of:=[.AI20]+[.$AH$14]" table:style-name="ce1">
            <text:p>147</text:p>
          </table:table-cell>
          <table:table-cell office:value-type="float" office:value="157" table:formula="of:=[.AJ20]+[.$AH$14]" table:style-name="ce1">
            <text:p>157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11" table:formula="of:=[.A21]+1" table:style-name="ce33">
            <text:p>2011</text:p>
          </table:table-cell>
          <table:table-cell office:value-type="float" office:value="241.82703900000001" table:formula="of:=VLOOKUP([.$B$8];INDIRECT(VLOOKUP([.$A22];[.$AG$16:.$AH$33];2;FALSE));[.B$62];FALSE)" table:style-name="ce34">
            <text:p>242</text:p>
          </table:table-cell>
          <table:table-cell office:value-type="float" office:value="16.405486000000003" table:formula="of:=VLOOKUP([.$B$8];INDIRECT(VLOOKUP([.$A22];[.$AG$16:.$AH$33];2;FALSE));[.C$62];FALSE)" table:style-name="ce34">
            <text:p>16</text:p>
          </table:table-cell>
          <table:table-cell office:value-type="float" office:value="392.47237999999999" table:formula="of:=VLOOKUP([.$B$8];INDIRECT(VLOOKUP([.$A22];[.$AG$16:.$AH$33];2;FALSE));[.D$62];FALSE)" table:style-name="ce34">
            <text:p>392</text:p>
          </table:table-cell>
          <table:table-cell office:value-type="float" office:value="209.10371600000002" table:formula="of:=VLOOKUP([.$B$8];INDIRECT(VLOOKUP([.$A22];[.$AG$16:.$AH$33];2;FALSE));[.E$62];FALSE)" table:style-name="ce34">
            <text:p>209</text:p>
          </table:table-cell>
          <table:table-cell office:value-type="float" office:value="3.5773780000000004" table:formula="of:=VLOOKUP([.$B$8];INDIRECT(VLOOKUP([.$A22];[.$AG$16:.$AH$33];2;FALSE));[.F$62];FALSE)" table:style-name="ce34">
            <text:p>4</text:p>
          </table:table-cell>
          <table:table-cell office:value-type="float" office:value="6.4076939999999993" table:formula="of:=VLOOKUP([.$B$8];INDIRECT(VLOOKUP([.$A22];[.$AG$16:.$AH$33];2;FALSE));[.G$62];FALSE)" table:style-name="ce34">
            <text:p>6</text:p>
          </table:table-cell>
          <table:table-cell office:value-type="float" office:value="20.708548" table:formula="of:=VLOOKUP([.$B$8];INDIRECT(VLOOKUP([.$A22];[.$AG$16:.$AH$33];2;FALSE));[.H$62];FALSE)" table:style-name="ce34">
            <text:p>21</text:p>
          </table:table-cell>
          <table:table-cell office:value-type="float" office:value="42.045748000000003" table:formula="of:=VLOOKUP([.$B$8];INDIRECT(VLOOKUP([.$A22];[.$AG$16:.$AH$33];2;FALSE));[.I$62];FALSE)" table:style-name="ce34">
            <text:p>42</text:p>
          </table:table-cell>
          <table:table-cell office:value-type="float" office:value="0.52942900000000004" table:formula="of:=VLOOKUP([.$B$8];INDIRECT(VLOOKUP([.$A22];[.$AG$16:.$AH$33];2;FALSE));[.J$62];FALSE)" table:style-name="ce34">
            <text:p>1</text:p>
          </table:table-cell>
          <table:table-cell office:value-type="float" office:value="8.9590600000000009" table:formula="of:=VLOOKUP([.$B$8];INDIRECT(VLOOKUP([.$A22];[.$AG$16:.$AH$33];2;FALSE));[.K$62];FALSE)" table:style-name="ce34">
            <text:p>9</text:p>
          </table:table-cell>
          <table:table-cell office:value-type="float" office:value="17.425501000000001" table:formula="of:=VLOOKUP([.$B$8];INDIRECT(VLOOKUP([.$A22];[.$AG$16:.$AH$33];2;FALSE));[.L$62];FALSE)" table:style-name="ce34">
            <text:p>17</text:p>
          </table:table-cell>
          <table:table-cell office:value-type="float" office:value="9.8947640000000003" table:formula="of:=VLOOKUP([.$B$8];INDIRECT(VLOOKUP([.$A22];[.$AG$16:.$AH$33];2;FALSE));[.M$62];FALSE)" table:style-name="ce34">
            <text:p>10</text:p>
          </table:table-cell>
          <table:table-cell office:value-type="float" office:value="2.4600170000000001" table:formula="of:=VLOOKUP([.$B$8];INDIRECT(VLOOKUP([.$A22];[.$AG$16:.$AH$33];2;FALSE));[.N$62];FALSE)" table:style-name="ce34">
            <text:p>2</text:p>
          </table:table-cell>
          <table:table-cell office:value-type="float" office:value="971.81675999999936" table:formula="of:=VLOOKUP([.$B$8];INDIRECT(VLOOKUP([.$A22];[.$AG$16:.$AH$33];2;FALSE));[.O$62];FALSE)" table:style-name="ce34">
            <text:p>972</text:p>
          </table:table-cell>
          <table:table-cell table:style-name="ce69"/>
          <table:table-cell table:number-columns-repeated="9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08" table:formula="of:=[.AG21]+1" table:style-name="ce2">
            <text:p>2008</text:p>
          </table:table-cell>
          <table:table-cell office:value-type="string" office:string-value="A163:O173" table:formula="of:=&quot;A&quot;&amp;[.AI22]&amp;&quot;:O&quot;&amp;[.AJ22]" table:style-name="ce5">
            <text:p>A163:O173</text:p>
          </table:table-cell>
          <table:table-cell office:value-type="float" office:value="163" table:formula="of:=[.AI21]+[.$AH$14]" table:style-name="ce1">
            <text:p>163</text:p>
          </table:table-cell>
          <table:table-cell office:value-type="float" office:value="173" table:formula="of:=[.AJ21]+[.$AH$14]" table:style-name="ce1">
            <text:p>173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12" table:formula="of:=[.A22]+1" table:style-name="ce33">
            <text:p>2012</text:p>
          </table:table-cell>
          <table:table-cell office:value-type="float" office:value="233.12362400000001" table:formula="of:=VLOOKUP([.$B$8];INDIRECT(VLOOKUP([.$A23];[.$AG$16:.$AH$33];2;FALSE));[.B$62];FALSE)" table:style-name="ce34">
            <text:p>233</text:p>
          </table:table-cell>
          <table:table-cell office:value-type="float" office:value="17.005407999999999" table:formula="of:=VLOOKUP([.$B$8];INDIRECT(VLOOKUP([.$A23];[.$AG$16:.$AH$33];2;FALSE));[.C$62];FALSE)" table:style-name="ce34">
            <text:p>17</text:p>
          </table:table-cell>
          <table:table-cell office:value-type="float" office:value="396.37391100000002" table:formula="of:=VLOOKUP([.$B$8];INDIRECT(VLOOKUP([.$A23];[.$AG$16:.$AH$33];2;FALSE));[.D$62];FALSE)" table:style-name="ce34">
            <text:p>396</text:p>
          </table:table-cell>
          <table:table-cell office:value-type="float" office:value="212.68792400000001" table:formula="of:=VLOOKUP([.$B$8];INDIRECT(VLOOKUP([.$A23];[.$AG$16:.$AH$33];2;FALSE));[.E$62];FALSE)" table:style-name="ce34">
            <text:p>213</text:p>
          </table:table-cell>
          <table:table-cell office:value-type="float" office:value="3.5258629999999997" table:formula="of:=VLOOKUP([.$B$8];INDIRECT(VLOOKUP([.$A23];[.$AG$16:.$AH$33];2;FALSE));[.F$62];FALSE)" table:style-name="ce34">
            <text:p>4</text:p>
          </table:table-cell>
          <table:table-cell office:value-type="float" office:value="7.0296190000000012" table:formula="of:=VLOOKUP([.$B$8];INDIRECT(VLOOKUP([.$A23];[.$AG$16:.$AH$33];2;FALSE));[.G$62];FALSE)" table:style-name="ce34">
            <text:p>7</text:p>
          </table:table-cell>
          <table:table-cell office:value-type="float" office:value="18.586972000000003" table:formula="of:=VLOOKUP([.$B$8];INDIRECT(VLOOKUP([.$A23];[.$AG$16:.$AH$33];2;FALSE));[.H$62];FALSE)" table:style-name="ce34">
            <text:p>19</text:p>
          </table:table-cell>
          <table:table-cell office:value-type="float" office:value="41.317196000000003" table:formula="of:=VLOOKUP([.$B$8];INDIRECT(VLOOKUP([.$A23];[.$AG$16:.$AH$33];2;FALSE));[.I$62];FALSE)" table:style-name="ce34">
            <text:p>41</text:p>
          </table:table-cell>
          <table:table-cell office:value-type="float" office:value="0.70378499999999999" table:formula="of:=VLOOKUP([.$B$8];INDIRECT(VLOOKUP([.$A23];[.$AG$16:.$AH$33];2;FALSE));[.J$62];FALSE)" table:style-name="ce34">
            <text:p>1</text:p>
          </table:table-cell>
          <table:table-cell office:value-type="float" office:value="9.0192800000000002" table:formula="of:=VLOOKUP([.$B$8];INDIRECT(VLOOKUP([.$A23];[.$AG$16:.$AH$33];2;FALSE));[.K$62];FALSE)" table:style-name="ce34">
            <text:p>9</text:p>
          </table:table-cell>
          <table:table-cell office:value-type="float" office:value="19.536805999999999" table:formula="of:=VLOOKUP([.$B$8];INDIRECT(VLOOKUP([.$A23];[.$AG$16:.$AH$33];2;FALSE));[.L$62];FALSE)" table:style-name="ce34">
            <text:p>20</text:p>
          </table:table-cell>
          <table:table-cell office:value-type="float" office:value="10.116724999999999" table:formula="of:=VLOOKUP([.$B$8];INDIRECT(VLOOKUP([.$A23];[.$AG$16:.$AH$33];2;FALSE));[.M$62];FALSE)" table:style-name="ce34">
            <text:p>10</text:p>
          </table:table-cell>
          <table:table-cell office:value-type="float" office:value="2.4502679999999999" table:formula="of:=VLOOKUP([.$B$8];INDIRECT(VLOOKUP([.$A23];[.$AG$16:.$AH$33];2;FALSE));[.N$62];FALSE)" table:style-name="ce34">
            <text:p>2</text:p>
          </table:table-cell>
          <table:table-cell office:value-type="float" office:value="971.47738099999992" table:formula="of:=VLOOKUP([.$B$8];INDIRECT(VLOOKUP([.$A23];[.$AG$16:.$AH$33];2;FALSE));[.O$62];FALSE)" table:style-name="ce34">
            <text:p>971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09" table:formula="of:=[.AG22]+1" table:style-name="ce2">
            <text:p>2009</text:p>
          </table:table-cell>
          <table:table-cell office:value-type="string" office:string-value="A179:O189" table:formula="of:=&quot;A&quot;&amp;[.AI23]&amp;&quot;:O&quot;&amp;[.AJ23]" table:style-name="ce5">
            <text:p>A179:O189</text:p>
          </table:table-cell>
          <table:table-cell office:value-type="float" office:value="179" table:formula="of:=[.AI22]+[.$AH$14]" table:style-name="ce1">
            <text:p>179</text:p>
          </table:table-cell>
          <table:table-cell office:value-type="float" office:value="189" table:formula="of:=[.AJ22]+[.$AH$14]" table:style-name="ce1">
            <text:p>189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13" table:formula="of:=[.A23]+1" table:style-name="ce33">
            <text:p>2013</text:p>
          </table:table-cell>
          <table:table-cell office:value-type="float" office:value="222.92702200000002" table:formula="of:=VLOOKUP([.$B$8];INDIRECT(VLOOKUP([.$A24];[.$AG$16:.$AH$33];2;FALSE));[.B$62];FALSE)" table:style-name="ce34">
            <text:p>223</text:p>
          </table:table-cell>
          <table:table-cell office:value-type="float" office:value="14.376979" table:formula="of:=VLOOKUP([.$B$8];INDIRECT(VLOOKUP([.$A24];[.$AG$16:.$AH$33];2;FALSE));[.C$62];FALSE)" table:style-name="ce34">
            <text:p>14</text:p>
          </table:table-cell>
          <table:table-cell office:value-type="float" office:value="380.06233000000009" table:formula="of:=VLOOKUP([.$B$8];INDIRECT(VLOOKUP([.$A24];[.$AG$16:.$AH$33];2;FALSE));[.D$62];FALSE)" table:style-name="ce34">
            <text:p>380</text:p>
          </table:table-cell>
          <table:table-cell office:value-type="float" office:value="209.60827399999999" table:formula="of:=VLOOKUP([.$B$8];INDIRECT(VLOOKUP([.$A24];[.$AG$16:.$AH$33];2;FALSE));[.E$62];FALSE)" table:style-name="ce34">
            <text:p>210</text:p>
          </table:table-cell>
          <table:table-cell office:value-type="float" office:value="3.0219320000000001" table:formula="of:=VLOOKUP([.$B$8];INDIRECT(VLOOKUP([.$A24];[.$AG$16:.$AH$33];2;FALSE));[.F$62];FALSE)" table:style-name="ce34">
            <text:p>3</text:p>
          </table:table-cell>
          <table:table-cell office:value-type="float" office:value="6.8871200000000004" table:formula="of:=VLOOKUP([.$B$8];INDIRECT(VLOOKUP([.$A24];[.$AG$16:.$AH$33];2;FALSE));[.G$62];FALSE)" table:style-name="ce34">
            <text:p>7</text:p>
          </table:table-cell>
          <table:table-cell office:value-type="float" office:value="21.326093999999998" table:formula="of:=VLOOKUP([.$B$8];INDIRECT(VLOOKUP([.$A24];[.$AG$16:.$AH$33];2;FALSE));[.H$62];FALSE)" table:style-name="ce34">
            <text:p>21</text:p>
          </table:table-cell>
          <table:table-cell office:value-type="float" office:value="41.516370000000002" table:formula="of:=VLOOKUP([.$B$8];INDIRECT(VLOOKUP([.$A24];[.$AG$16:.$AH$33];2;FALSE));[.I$62];FALSE)" table:style-name="ce34">
            <text:p>42</text:p>
          </table:table-cell>
          <table:table-cell office:value-type="float" office:value="0.50727" table:formula="of:=VLOOKUP([.$B$8];INDIRECT(VLOOKUP([.$A24];[.$AG$16:.$AH$33];2;FALSE));[.J$62];FALSE)" table:style-name="ce34">
            <text:p>1</text:p>
          </table:table-cell>
          <table:table-cell office:value-type="float" office:value="9.2250259999999997" table:formula="of:=VLOOKUP([.$B$8];INDIRECT(VLOOKUP([.$A24];[.$AG$16:.$AH$33];2;FALSE));[.K$62];FALSE)" table:style-name="ce34">
            <text:p>9</text:p>
          </table:table-cell>
          <table:table-cell office:value-type="float" office:value="20.316195" table:formula="of:=VLOOKUP([.$B$8];INDIRECT(VLOOKUP([.$A24];[.$AG$16:.$AH$33];2;FALSE));[.L$62];FALSE)" table:style-name="ce34">
            <text:p>20</text:p>
          </table:table-cell>
          <table:table-cell office:value-type="float" office:value="9.9222420000000007" table:formula="of:=VLOOKUP([.$B$8];INDIRECT(VLOOKUP([.$A24];[.$AG$16:.$AH$33];2;FALSE));[.M$62];FALSE)" table:style-name="ce34">
            <text:p>10</text:p>
          </table:table-cell>
          <table:table-cell office:value-type="float" office:value="2.882924" table:formula="of:=VLOOKUP([.$B$8];INDIRECT(VLOOKUP([.$A24];[.$AG$16:.$AH$33];2;FALSE));[.N$62];FALSE)" table:style-name="ce34">
            <text:p>3</text:p>
          </table:table-cell>
          <table:table-cell office:value-type="float" office:value="942.57977800000015" table:formula="of:=VLOOKUP([.$B$8];INDIRECT(VLOOKUP([.$A24];[.$AG$16:.$AH$33];2;FALSE));[.O$62];FALSE)" table:style-name="ce34">
            <text:p>943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10" table:formula="of:=[.AG23]+1" table:style-name="ce2">
            <text:p>2010</text:p>
          </table:table-cell>
          <table:table-cell office:value-type="string" office:string-value="A195:O205" table:formula="of:=&quot;A&quot;&amp;[.AI24]&amp;&quot;:O&quot;&amp;[.AJ24]" table:style-name="ce5">
            <text:p>A195:O205</text:p>
          </table:table-cell>
          <table:table-cell office:value-type="float" office:value="195" table:formula="of:=[.AI23]+[.$AH$14]" table:style-name="ce1">
            <text:p>195</text:p>
          </table:table-cell>
          <table:table-cell office:value-type="float" office:value="205" table:formula="of:=[.AJ23]+[.$AH$14]" table:style-name="ce1">
            <text:p>205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14" table:formula="of:=[.A24]+1" table:style-name="ce33">
            <text:p>2014</text:p>
          </table:table-cell>
          <table:table-cell office:value-type="float" office:value="220.14389199999999" table:formula="of:=VLOOKUP([.$B$8];INDIRECT(VLOOKUP([.$A25];[.$AG$16:.$AH$33];2;FALSE));[.B$62];FALSE)" table:style-name="ce34">
            <text:p>220</text:p>
          </table:table-cell>
          <table:table-cell office:value-type="float" office:value="18.089399" table:formula="of:=VLOOKUP([.$B$8];INDIRECT(VLOOKUP([.$A25];[.$AG$16:.$AH$33];2;FALSE));[.C$62];FALSE)" table:style-name="ce34">
            <text:p>18</text:p>
          </table:table-cell>
          <table:table-cell office:value-type="float" office:value="383.90092700000002" table:formula="of:=VLOOKUP([.$B$8];INDIRECT(VLOOKUP([.$A25];[.$AG$16:.$AH$33];2;FALSE));[.D$62];FALSE)" table:style-name="ce34">
            <text:p>384</text:p>
          </table:table-cell>
          <table:table-cell office:value-type="float" office:value="205.97573299999999" table:formula="of:=VLOOKUP([.$B$8];INDIRECT(VLOOKUP([.$A25];[.$AG$16:.$AH$33];2;FALSE));[.E$62];FALSE)" table:style-name="ce34">
            <text:p>206</text:p>
          </table:table-cell>
          <table:table-cell office:value-type="float" office:value="3.2718890000000003" table:formula="of:=VLOOKUP([.$B$8];INDIRECT(VLOOKUP([.$A25];[.$AG$16:.$AH$33];2;FALSE));[.F$62];FALSE)" table:style-name="ce34">
            <text:p>3</text:p>
          </table:table-cell>
          <table:table-cell office:value-type="float" office:value="6.0681039999999999" table:formula="of:=VLOOKUP([.$B$8];INDIRECT(VLOOKUP([.$A25];[.$AG$16:.$AH$33];2;FALSE));[.G$62];FALSE)" table:style-name="ce34">
            <text:p>6</text:p>
          </table:table-cell>
          <table:table-cell office:value-type="float" office:value="18.893762000000002" table:formula="of:=VLOOKUP([.$B$8];INDIRECT(VLOOKUP([.$A25];[.$AG$16:.$AH$33];2;FALSE));[.H$62];FALSE)" table:style-name="ce34">
            <text:p>19</text:p>
          </table:table-cell>
          <table:table-cell office:value-type="float" office:value="40.457667000000001" table:formula="of:=VLOOKUP([.$B$8];INDIRECT(VLOOKUP([.$A25];[.$AG$16:.$AH$33];2;FALSE));[.I$62];FALSE)" table:style-name="ce34">
            <text:p>40</text:p>
          </table:table-cell>
          <table:table-cell office:value-type="float" office:value="0.75045100000000009" table:formula="of:=VLOOKUP([.$B$8];INDIRECT(VLOOKUP([.$A25];[.$AG$16:.$AH$33];2;FALSE));[.J$62];FALSE)" table:style-name="ce34">
            <text:p>1</text:p>
          </table:table-cell>
          <table:table-cell office:value-type="float" office:value="10.30735" table:formula="of:=VLOOKUP([.$B$8];INDIRECT(VLOOKUP([.$A25];[.$AG$16:.$AH$33];2;FALSE));[.K$62];FALSE)" table:style-name="ce34">
            <text:p>10</text:p>
          </table:table-cell>
          <table:table-cell office:value-type="float" office:value="20.898544999999999" table:formula="of:=VLOOKUP([.$B$8];INDIRECT(VLOOKUP([.$A25];[.$AG$16:.$AH$33];2;FALSE));[.L$62];FALSE)" table:style-name="ce34">
            <text:p>21</text:p>
          </table:table-cell>
          <table:table-cell office:value-type="float" office:value="10.463612000000001" table:formula="of:=VLOOKUP([.$B$8];INDIRECT(VLOOKUP([.$A25];[.$AG$16:.$AH$33];2;FALSE));[.M$62];FALSE)" table:style-name="ce34">
            <text:p>10</text:p>
          </table:table-cell>
          <table:table-cell office:value-type="float" office:value="2.3202829999999994" table:formula="of:=VLOOKUP([.$B$8];INDIRECT(VLOOKUP([.$A25];[.$AG$16:.$AH$33];2;FALSE));[.N$62];FALSE)" table:style-name="ce34">
            <text:p>2</text:p>
          </table:table-cell>
          <table:table-cell office:value-type="float" office:value="941.54161399999987" table:formula="of:=VLOOKUP([.$B$8];INDIRECT(VLOOKUP([.$A25];[.$AG$16:.$AH$33];2;FALSE));[.O$62];FALSE)" table:style-name="ce34">
            <text:p>942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11" table:formula="of:=[.AG24]+1" table:style-name="ce2">
            <text:p>2011</text:p>
          </table:table-cell>
          <table:table-cell office:value-type="string" office:string-value="A211:O221" table:formula="of:=&quot;A&quot;&amp;[.AI25]&amp;&quot;:O&quot;&amp;[.AJ25]" table:style-name="ce5">
            <text:p>A211:O221</text:p>
          </table:table-cell>
          <table:table-cell office:value-type="float" office:value="211" table:formula="of:=[.AI24]+[.$AH$14]" table:style-name="ce1">
            <text:p>211</text:p>
          </table:table-cell>
          <table:table-cell office:value-type="float" office:value="221" table:formula="of:=[.AJ24]+[.$AH$14]" table:style-name="ce1">
            <text:p>221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15" table:formula="of:=[.A25]+1" table:style-name="ce33">
            <text:p>2015</text:p>
          </table:table-cell>
          <table:table-cell office:value-type="float" office:value="219.293959" table:formula="of:=VLOOKUP([.$B$8];INDIRECT(VLOOKUP([.$A26];[.$AG$16:.$AH$33];2;FALSE));[.B$62];FALSE)" table:style-name="ce34">
            <text:p>219</text:p>
          </table:table-cell>
          <table:table-cell office:value-type="float" office:value="17.040967999999999" table:formula="of:=VLOOKUP([.$B$8];INDIRECT(VLOOKUP([.$A26];[.$AG$16:.$AH$33];2;FALSE));[.C$62];FALSE)" table:style-name="ce34">
            <text:p>17</text:p>
          </table:table-cell>
          <table:table-cell office:value-type="float" office:value="380.81538799999998" table:formula="of:=VLOOKUP([.$B$8];INDIRECT(VLOOKUP([.$A26];[.$AG$16:.$AH$33];2;FALSE));[.D$62];FALSE)" table:style-name="ce34">
            <text:p>381</text:p>
          </table:table-cell>
          <table:table-cell office:value-type="float" office:value="203.57234" table:formula="of:=VLOOKUP([.$B$8];INDIRECT(VLOOKUP([.$A26];[.$AG$16:.$AH$33];2;FALSE));[.E$62];FALSE)" table:style-name="ce34">
            <text:p>204</text:p>
          </table:table-cell>
          <table:table-cell office:value-type="float" office:value="2.7054919999999996" table:formula="of:=VLOOKUP([.$B$8];INDIRECT(VLOOKUP([.$A26];[.$AG$16:.$AH$33];2;FALSE));[.F$62];FALSE)" table:style-name="ce34">
            <text:p>3</text:p>
          </table:table-cell>
          <table:table-cell office:value-type="float" office:value="6.595815" table:formula="of:=VLOOKUP([.$B$8];INDIRECT(VLOOKUP([.$A26];[.$AG$16:.$AH$33];2;FALSE));[.G$62];FALSE)" table:style-name="ce34">
            <text:p>7</text:p>
          </table:table-cell>
          <table:table-cell office:value-type="float" office:value="20.104140000000001" table:formula="of:=VLOOKUP([.$B$8];INDIRECT(VLOOKUP([.$A26];[.$AG$16:.$AH$33];2;FALSE));[.H$62];FALSE)" table:style-name="ce34">
            <text:p>20</text:p>
          </table:table-cell>
          <table:table-cell office:value-type="float" office:value="41.311771999999991" table:formula="of:=VLOOKUP([.$B$8];INDIRECT(VLOOKUP([.$A26];[.$AG$16:.$AH$33];2;FALSE));[.I$62];FALSE)" table:style-name="ce34">
            <text:p>41</text:p>
          </table:table-cell>
          <table:table-cell office:value-type="float" office:value="0.60002699999999998" table:formula="of:=VLOOKUP([.$B$8];INDIRECT(VLOOKUP([.$A26];[.$AG$16:.$AH$33];2;FALSE));[.J$62];FALSE)" table:style-name="ce34">
            <text:p>1</text:p>
          </table:table-cell>
          <table:table-cell office:value-type="float" office:value="9.1549499999999995" table:formula="of:=VLOOKUP([.$B$8];INDIRECT(VLOOKUP([.$A26];[.$AG$16:.$AH$33];2;FALSE));[.K$62];FALSE)" table:style-name="ce34">
            <text:p>9</text:p>
          </table:table-cell>
          <table:table-cell office:value-type="float" office:value="20.075099000000002" table:formula="of:=VLOOKUP([.$B$8];INDIRECT(VLOOKUP([.$A26];[.$AG$16:.$AH$33];2;FALSE));[.L$62];FALSE)" table:style-name="ce34">
            <text:p>20</text:p>
          </table:table-cell>
          <table:table-cell office:value-type="float" office:value="9.6697799999999994" table:formula="of:=VLOOKUP([.$B$8];INDIRECT(VLOOKUP([.$A26];[.$AG$16:.$AH$33];2;FALSE));[.M$62];FALSE)" table:style-name="ce34">
            <text:p>10</text:p>
          </table:table-cell>
          <table:table-cell office:value-type="float" office:value="2.8992969999999998" table:formula="of:=VLOOKUP([.$B$8];INDIRECT(VLOOKUP([.$A26];[.$AG$16:.$AH$33];2;FALSE));[.N$62];FALSE)" table:style-name="ce34">
            <text:p>3</text:p>
          </table:table-cell>
          <table:table-cell office:value-type="float" office:value="933.83902699999976" table:formula="of:=VLOOKUP([.$B$8];INDIRECT(VLOOKUP([.$A26];[.$AG$16:.$AH$33];2;FALSE));[.O$62];FALSE)" table:style-name="ce34">
            <text:p>934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12" table:formula="of:=[.AG25]+1" table:style-name="ce2">
            <text:p>2012</text:p>
          </table:table-cell>
          <table:table-cell office:value-type="string" office:string-value="A227:O237" table:formula="of:=&quot;A&quot;&amp;[.AI26]&amp;&quot;:O&quot;&amp;[.AJ26]" table:style-name="ce5">
            <text:p>A227:O237</text:p>
          </table:table-cell>
          <table:table-cell office:value-type="float" office:value="227" table:formula="of:=[.AI25]+[.$AH$14]" table:style-name="ce1">
            <text:p>227</text:p>
          </table:table-cell>
          <table:table-cell office:value-type="float" office:value="237" table:formula="of:=[.AJ25]+[.$AH$14]" table:style-name="ce1">
            <text:p>237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16" table:formula="of:=[.A26]+1" table:style-name="ce33">
            <text:p>2016</text:p>
          </table:table-cell>
          <table:table-cell office:value-type="float" office:value="242.74225300000001" table:formula="of:=VLOOKUP([.$B$8];INDIRECT(VLOOKUP([.$A27];[.$AG$16:.$AH$33];2;FALSE));[.B$62];FALSE)" table:style-name="ce34">
            <text:p>243</text:p>
          </table:table-cell>
          <table:table-cell office:value-type="float" office:value="14.687838000000003" table:formula="of:=VLOOKUP([.$B$8];INDIRECT(VLOOKUP([.$A27];[.$AG$16:.$AH$33];2;FALSE));[.C$62];FALSE)" table:style-name="ce34">
            <text:p>15</text:p>
          </table:table-cell>
          <table:table-cell office:value-type="float" office:value="389.17441999999994" table:formula="of:=VLOOKUP([.$B$8];INDIRECT(VLOOKUP([.$A27];[.$AG$16:.$AH$33];2;FALSE));[.D$62];FALSE)" table:style-name="ce34">
            <text:p>389</text:p>
          </table:table-cell>
          <table:table-cell office:value-type="float" office:value="201.62892499999998" table:formula="of:=VLOOKUP([.$B$8];INDIRECT(VLOOKUP([.$A27];[.$AG$16:.$AH$33];2;FALSE));[.E$62];FALSE)" table:style-name="ce34">
            <text:p>202</text:p>
          </table:table-cell>
          <table:table-cell office:value-type="float" office:value="3.0867920000000004" table:formula="of:=VLOOKUP([.$B$8];INDIRECT(VLOOKUP([.$A27];[.$AG$16:.$AH$33];2;FALSE));[.F$62];FALSE)" table:style-name="ce34">
            <text:p>3</text:p>
          </table:table-cell>
          <table:table-cell office:value-type="float" office:value="6.3159260000000002" table:formula="of:=VLOOKUP([.$B$8];INDIRECT(VLOOKUP([.$A27];[.$AG$16:.$AH$33];2;FALSE));[.G$62];FALSE)" table:style-name="ce34">
            <text:p>6</text:p>
          </table:table-cell>
          <table:table-cell office:value-type="float" office:value="16.085138000000001" table:formula="of:=VLOOKUP([.$B$8];INDIRECT(VLOOKUP([.$A27];[.$AG$16:.$AH$33];2;FALSE));[.H$62];FALSE)" table:style-name="ce34">
            <text:p>16</text:p>
          </table:table-cell>
          <table:table-cell office:value-type="float" office:value="35.416826" table:formula="of:=VLOOKUP([.$B$8];INDIRECT(VLOOKUP([.$A27];[.$AG$16:.$AH$33];2;FALSE));[.I$62];FALSE)" table:style-name="ce34">
            <text:p>35</text:p>
          </table:table-cell>
          <table:table-cell office:value-type="float" office:value="0.58464599999999989" table:formula="of:=VLOOKUP([.$B$8];INDIRECT(VLOOKUP([.$A27];[.$AG$16:.$AH$33];2;FALSE));[.J$62];FALSE)" table:style-name="ce34">
            <text:p>1</text:p>
          </table:table-cell>
          <table:table-cell office:value-type="float" office:value="9.9728190000000012" table:formula="of:=VLOOKUP([.$B$8];INDIRECT(VLOOKUP([.$A27];[.$AG$16:.$AH$33];2;FALSE));[.K$62];FALSE)" table:style-name="ce34">
            <text:p>10</text:p>
          </table:table-cell>
          <table:table-cell office:value-type="float" office:value="20.986349000000001" table:formula="of:=VLOOKUP([.$B$8];INDIRECT(VLOOKUP([.$A27];[.$AG$16:.$AH$33];2;FALSE));[.L$62];FALSE)" table:style-name="ce34">
            <text:p>21</text:p>
          </table:table-cell>
          <table:table-cell office:value-type="float" office:value="10.809457" table:formula="of:=VLOOKUP([.$B$8];INDIRECT(VLOOKUP([.$A27];[.$AG$16:.$AH$33];2;FALSE));[.M$62];FALSE)" table:style-name="ce34">
            <text:p>11</text:p>
          </table:table-cell>
          <table:table-cell office:value-type="float" office:value="2.659192" table:formula="of:=VLOOKUP([.$B$8];INDIRECT(VLOOKUP([.$A27];[.$AG$16:.$AH$33];2;FALSE));[.N$62];FALSE)" table:style-name="ce34">
            <text:p>3</text:p>
          </table:table-cell>
          <table:table-cell office:value-type="float" office:value="954.15058100000022" table:formula="of:=VLOOKUP([.$B$8];INDIRECT(VLOOKUP([.$A27];[.$AG$16:.$AH$33];2;FALSE));[.O$62];FALSE)" table:style-name="ce34">
            <text:p>954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style-name="ce21"/>
          <table:table-cell table:number-columns-repeated="4" table:style-name="ce16"/>
          <table:table-cell table:style-name="ce15"/>
          <table:table-cell table:style-name="ce1"/>
          <table:table-cell office:value-type="float" office:value="2013" table:formula="of:=[.AG26]+1" table:style-name="ce2">
            <text:p>2013</text:p>
          </table:table-cell>
          <table:table-cell office:value-type="string" office:string-value="A243:O253" table:formula="of:=&quot;A&quot;&amp;[.AI27]&amp;&quot;:O&quot;&amp;[.AJ27]" table:style-name="ce5">
            <text:p>A243:O253</text:p>
          </table:table-cell>
          <table:table-cell office:value-type="float" office:value="243" table:formula="of:=[.AI26]+[.$AH$14]" table:style-name="ce1">
            <text:p>243</text:p>
          </table:table-cell>
          <table:table-cell office:value-type="float" office:value="253" table:formula="of:=[.AJ26]+[.$AH$14]" table:style-name="ce1">
            <text:p>253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17" table:formula="of:=[.A27]+1" table:style-name="ce33">
            <text:p>2017</text:p>
          </table:table-cell>
          <table:table-cell office:value-type="float" office:value="254.761461" table:formula="of:=VLOOKUP([.$B$8];INDIRECT(VLOOKUP([.$A28];[.$AG$16:.$AH$33];2;FALSE));[.B$62];FALSE)" table:style-name="ce34">
            <text:p>255</text:p>
          </table:table-cell>
          <table:table-cell office:value-type="float" office:value="16.611229999999999" table:formula="of:=VLOOKUP([.$B$8];INDIRECT(VLOOKUP([.$A28];[.$AG$16:.$AH$33];2;FALSE));[.C$62];FALSE)" table:style-name="ce34">
            <text:p>17</text:p>
          </table:table-cell>
          <table:table-cell office:value-type="float" office:value="390.25126799999998" table:formula="of:=VLOOKUP([.$B$8];INDIRECT(VLOOKUP([.$A28];[.$AG$16:.$AH$33];2;FALSE));[.D$62];FALSE)" table:style-name="ce34">
            <text:p>390</text:p>
          </table:table-cell>
          <table:table-cell office:value-type="float" office:value="204.01646899999997" table:formula="of:=VLOOKUP([.$B$8];INDIRECT(VLOOKUP([.$A28];[.$AG$16:.$AH$33];2;FALSE));[.E$62];FALSE)" table:style-name="ce34">
            <text:p>204</text:p>
          </table:table-cell>
          <table:table-cell office:value-type="float" office:value="3.2309069999999993" table:formula="of:=VLOOKUP([.$B$8];INDIRECT(VLOOKUP([.$A28];[.$AG$16:.$AH$33];2;FALSE));[.F$62];FALSE)" table:style-name="ce34">
            <text:p>3</text:p>
          </table:table-cell>
          <table:table-cell office:value-type="float" office:value="6.1478799999999998" table:formula="of:=VLOOKUP([.$B$8];INDIRECT(VLOOKUP([.$A28];[.$AG$16:.$AH$33];2;FALSE));[.G$62];FALSE)" table:style-name="ce34">
            <text:p>6</text:p>
          </table:table-cell>
          <table:table-cell office:value-type="float" office:value="17.488016999999999" table:formula="of:=VLOOKUP([.$B$8];INDIRECT(VLOOKUP([.$A28];[.$AG$16:.$AH$33];2;FALSE));[.H$62];FALSE)" table:style-name="ce34">
            <text:p>17</text:p>
          </table:table-cell>
          <table:table-cell office:value-type="float" office:value="37.360185999999999" table:formula="of:=VLOOKUP([.$B$8];INDIRECT(VLOOKUP([.$A28];[.$AG$16:.$AH$33];2;FALSE));[.I$62];FALSE)" table:style-name="ce34">
            <text:p>37</text:p>
          </table:table-cell>
          <table:table-cell office:value-type="float" office:value="0.76786599999999994" table:formula="of:=VLOOKUP([.$B$8];INDIRECT(VLOOKUP([.$A28];[.$AG$16:.$AH$33];2;FALSE));[.J$62];FALSE)" table:style-name="ce34">
            <text:p>1</text:p>
          </table:table-cell>
          <table:table-cell office:value-type="float" office:value="10.013905000000001" table:formula="of:=VLOOKUP([.$B$8];INDIRECT(VLOOKUP([.$A28];[.$AG$16:.$AH$33];2;FALSE));[.K$62];FALSE)" table:style-name="ce34">
            <text:p>10</text:p>
          </table:table-cell>
          <table:table-cell office:value-type="float" office:value="20.928214000000004" table:formula="of:=VLOOKUP([.$B$8];INDIRECT(VLOOKUP([.$A28];[.$AG$16:.$AH$33];2;FALSE));[.L$62];FALSE)" table:style-name="ce34">
            <text:p>21</text:p>
          </table:table-cell>
          <table:table-cell office:value-type="float" office:value="9.0819539999999979" table:formula="of:=VLOOKUP([.$B$8];INDIRECT(VLOOKUP([.$A28];[.$AG$16:.$AH$33];2;FALSE));[.M$62];FALSE)" table:style-name="ce34">
            <text:p>9</text:p>
          </table:table-cell>
          <table:table-cell office:value-type="float" office:value="3.870298" table:formula="of:=VLOOKUP([.$B$8];INDIRECT(VLOOKUP([.$A28];[.$AG$16:.$AH$33];2;FALSE));[.N$62];FALSE)" table:style-name="ce34">
            <text:p>4</text:p>
          </table:table-cell>
          <table:table-cell office:value-type="float" office:value="974.52965500000016" table:formula="of:=VLOOKUP([.$B$8];INDIRECT(VLOOKUP([.$A28];[.$AG$16:.$AH$33];2;FALSE));[.O$62];FALSE)" table:style-name="ce34">
            <text:p>975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14" table:formula="of:=[.AG27]+1" table:style-name="ce2">
            <text:p>2014</text:p>
          </table:table-cell>
          <table:table-cell office:value-type="string" office:string-value="A259:O269" table:formula="of:=&quot;A&quot;&amp;[.AI28]&amp;&quot;:O&quot;&amp;[.AJ28]" table:style-name="ce5">
            <text:p>A259:O269</text:p>
          </table:table-cell>
          <table:table-cell office:value-type="float" office:value="259" table:formula="of:=[.AI27]+[.$AH$14]" table:style-name="ce1">
            <text:p>259</text:p>
          </table:table-cell>
          <table:table-cell office:value-type="float" office:value="269" table:formula="of:=[.AJ27]+[.$AH$14]" table:style-name="ce1">
            <text:p>269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18" table:formula="of:=[.A28]+1" table:style-name="ce35">
            <text:p>2018</text:p>
          </table:table-cell>
          <table:table-cell office:value-type="float" office:value="262.453103" table:formula="of:=VLOOKUP([.$B$8];INDIRECT(VLOOKUP([.$A29];[.$AG$16:.$AH$33];2;FALSE));[.B$62];FALSE)" table:style-name="ce34">
            <text:p>262</text:p>
          </table:table-cell>
          <table:table-cell office:value-type="float" office:value="17.050874999999998" table:formula="of:=VLOOKUP([.$B$8];INDIRECT(VLOOKUP([.$A29];[.$AG$16:.$AH$33];2;FALSE));[.C$62];FALSE)" table:style-name="ce34">
            <text:p>17</text:p>
          </table:table-cell>
          <table:table-cell office:value-type="float" office:value="394.96326399999998" table:formula="of:=VLOOKUP([.$B$8];INDIRECT(VLOOKUP([.$A29];[.$AG$16:.$AH$33];2;FALSE));[.D$62];FALSE)" table:style-name="ce34">
            <text:p>395</text:p>
          </table:table-cell>
          <table:table-cell office:value-type="float" office:value="207.45009600000003" table:formula="of:=VLOOKUP([.$B$8];INDIRECT(VLOOKUP([.$A29];[.$AG$16:.$AH$33];2;FALSE));[.E$62];FALSE)" table:style-name="ce34">
            <text:p>207</text:p>
          </table:table-cell>
          <table:table-cell office:value-type="float" office:value="1.896749" table:formula="of:=VLOOKUP([.$B$8];INDIRECT(VLOOKUP([.$A29];[.$AG$16:.$AH$33];2;FALSE));[.F$62];FALSE)" table:style-name="ce34">
            <text:p>2</text:p>
          </table:table-cell>
          <table:table-cell office:value-type="float" office:value="7.4543519999999992" table:formula="of:=VLOOKUP([.$B$8];INDIRECT(VLOOKUP([.$A29];[.$AG$16:.$AH$33];2;FALSE));[.G$62];FALSE)" table:style-name="ce34">
            <text:p>7</text:p>
          </table:table-cell>
          <table:table-cell office:value-type="float" office:value="15.158663000000001" table:formula="of:=VLOOKUP([.$B$8];INDIRECT(VLOOKUP([.$A29];[.$AG$16:.$AH$33];2;FALSE));[.H$62];FALSE)" table:style-name="ce34">
            <text:p>15</text:p>
          </table:table-cell>
          <table:table-cell office:value-type="float" office:value="32.660705" table:formula="of:=VLOOKUP([.$B$8];INDIRECT(VLOOKUP([.$A29];[.$AG$16:.$AH$33];2;FALSE));[.I$62];FALSE)" table:style-name="ce34">
            <text:p>33</text:p>
          </table:table-cell>
          <table:table-cell office:value-type="float" office:value="0.40043600000000001" table:formula="of:=VLOOKUP([.$B$8];INDIRECT(VLOOKUP([.$A29];[.$AG$16:.$AH$33];2;FALSE));[.J$62];FALSE)" table:style-name="ce34">
            <text:p>0</text:p>
          </table:table-cell>
          <table:table-cell office:value-type="float" office:value="10.781613" table:formula="of:=VLOOKUP([.$B$8];INDIRECT(VLOOKUP([.$A29];[.$AG$16:.$AH$33];2;FALSE));[.K$62];FALSE)" table:style-name="ce34">
            <text:p>11</text:p>
          </table:table-cell>
          <table:table-cell office:value-type="float" office:value="22.116641000000001" table:formula="of:=VLOOKUP([.$B$8];INDIRECT(VLOOKUP([.$A29];[.$AG$16:.$AH$33];2;FALSE));[.L$62];FALSE)" table:style-name="ce34">
            <text:p>22</text:p>
          </table:table-cell>
          <table:table-cell office:value-type="float" office:value="10.430607" table:formula="of:=VLOOKUP([.$B$8];INDIRECT(VLOOKUP([.$A29];[.$AG$16:.$AH$33];2;FALSE));[.M$62];FALSE)" table:style-name="ce34">
            <text:p>10</text:p>
          </table:table-cell>
          <table:table-cell office:value-type="float" office:value="3.4422310000000005" table:formula="of:=VLOOKUP([.$B$8];INDIRECT(VLOOKUP([.$A29];[.$AG$16:.$AH$33];2;FALSE));[.N$62];FALSE)" table:style-name="ce34">
            <text:p>3</text:p>
          </table:table-cell>
          <table:table-cell office:value-type="float" office:value="986.25933499999985" table:formula="of:=VLOOKUP([.$B$8];INDIRECT(VLOOKUP([.$A29];[.$AG$16:.$AH$33];2;FALSE));[.O$62];FALSE)" table:style-name="ce34">
            <text:p>986</text:p>
          </table:table-cell>
          <table:table-cell table:style-name="ce69"/>
          <table:table-cell table:number-columns-repeated="9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15" table:formula="of:=[.AG28]+1" table:style-name="ce2">
            <text:p>2015</text:p>
          </table:table-cell>
          <table:table-cell office:value-type="string" office:string-value="A275:O285" table:formula="of:=&quot;A&quot;&amp;[.AI29]&amp;&quot;:O&quot;&amp;[.AJ29]" table:style-name="ce5">
            <text:p>A275:O285</text:p>
          </table:table-cell>
          <table:table-cell office:value-type="float" office:value="275" table:formula="of:=[.AI28]+[.$AH$14]" table:style-name="ce1">
            <text:p>275</text:p>
          </table:table-cell>
          <table:table-cell office:value-type="float" office:value="285" table:formula="of:=[.AJ28]+[.$AH$14]" table:style-name="ce1">
            <text:p>285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19" table:formula="of:=[.A29]+1" table:style-name="ce36">
            <text:p>2019</text:p>
          </table:table-cell>
          <table:table-cell office:value-type="float" office:value="249.880742" table:formula="of:=VLOOKUP([.$B$8];INDIRECT(VLOOKUP([.$A30];[.$AG$16:.$AH$33];2;FALSE));[.B$62];FALSE)" table:style-name="ce37">
            <text:p>250</text:p>
          </table:table-cell>
          <table:table-cell office:value-type="float" office:value="16.180918999999999" table:formula="of:=VLOOKUP([.$B$8];INDIRECT(VLOOKUP([.$A30];[.$AG$16:.$AH$33];2;FALSE));[.C$62];FALSE)" table:style-name="ce37">
            <text:p>16</text:p>
          </table:table-cell>
          <table:table-cell office:value-type="float" office:value="379.95794500000005" table:formula="of:=VLOOKUP([.$B$8];INDIRECT(VLOOKUP([.$A30];[.$AG$16:.$AH$33];2;FALSE));[.D$62];FALSE)" table:style-name="ce37">
            <text:p>380</text:p>
          </table:table-cell>
          <table:table-cell office:value-type="float" office:value="200.14460399999999" table:formula="of:=VLOOKUP([.$B$8];INDIRECT(VLOOKUP([.$A30];[.$AG$16:.$AH$33];2;FALSE));[.E$62];FALSE)" table:style-name="ce37">
            <text:p>200</text:p>
          </table:table-cell>
          <table:table-cell office:value-type="float" office:value="2.1613599999999997" table:formula="of:=VLOOKUP([.$B$8];INDIRECT(VLOOKUP([.$A30];[.$AG$16:.$AH$33];2;FALSE));[.F$62];FALSE)" table:style-name="ce37">
            <text:p>2</text:p>
          </table:table-cell>
          <table:table-cell office:value-type="float" office:value="7.1435449999999996" table:formula="of:=VLOOKUP([.$B$8];INDIRECT(VLOOKUP([.$A30];[.$AG$16:.$AH$33];2;FALSE));[.G$62];FALSE)" table:style-name="ce37">
            <text:p>7</text:p>
          </table:table-cell>
          <table:table-cell office:value-type="float" office:value="18.207756" table:formula="of:=VLOOKUP([.$B$8];INDIRECT(VLOOKUP([.$A30];[.$AG$16:.$AH$33];2;FALSE));[.H$62];FALSE)" table:style-name="ce37">
            <text:p>18</text:p>
          </table:table-cell>
          <table:table-cell office:value-type="float" office:value="31.621449999999999" table:formula="of:=VLOOKUP([.$B$8];INDIRECT(VLOOKUP([.$A30];[.$AG$16:.$AH$33];2;FALSE));[.I$62];FALSE)" table:style-name="ce37">
            <text:p>32</text:p>
          </table:table-cell>
          <table:table-cell office:value-type="float" office:value="0.46769699999999997" table:formula="of:=VLOOKUP([.$B$8];INDIRECT(VLOOKUP([.$A30];[.$AG$16:.$AH$33];2;FALSE));[.J$62];FALSE)" table:style-name="ce37">
            <text:p>0</text:p>
          </table:table-cell>
          <table:table-cell office:value-type="float" office:value="11.930622" table:formula="of:=VLOOKUP([.$B$8];INDIRECT(VLOOKUP([.$A30];[.$AG$16:.$AH$33];2;FALSE));[.K$62];FALSE)" table:style-name="ce37">
            <text:p>12</text:p>
          </table:table-cell>
          <table:table-cell office:value-type="float" office:value="21.232816999999997" table:formula="of:=VLOOKUP([.$B$8];INDIRECT(VLOOKUP([.$A30];[.$AG$16:.$AH$33];2;FALSE));[.L$62];FALSE)" table:style-name="ce37">
            <text:p>21</text:p>
          </table:table-cell>
          <table:table-cell office:value-type="float" office:value="10.910712" table:formula="of:=VLOOKUP([.$B$8];INDIRECT(VLOOKUP([.$A30];[.$AG$16:.$AH$33];2;FALSE));[.M$62];FALSE)" table:style-name="ce37">
            <text:p>11</text:p>
          </table:table-cell>
          <table:table-cell office:value-type="float" office:value="2.711122" table:formula="of:=VLOOKUP([.$B$8];INDIRECT(VLOOKUP([.$A30];[.$AG$16:.$AH$33];2;FALSE));[.N$62];FALSE)" table:style-name="ce37">
            <text:p>3</text:p>
          </table:table-cell>
          <table:table-cell office:value-type="float" office:value="952.55129100000011" table:formula="of:=VLOOKUP([.$B$8];INDIRECT(VLOOKUP([.$A30];[.$AG$16:.$AH$33];2;FALSE));[.O$62];FALSE)" table:style-name="ce37">
            <text:p>953</text:p>
          </table:table-cell>
          <table:table-cell table:style-name="ce69"/>
          <table:table-cell table:number-columns-repeated="9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16" table:formula="of:=[.AG29]+1" table:style-name="ce2">
            <text:p>2016</text:p>
          </table:table-cell>
          <table:table-cell office:value-type="string" office:string-value="A291:O301" table:formula="of:=&quot;A&quot;&amp;[.AI30]&amp;&quot;:O&quot;&amp;[.AJ30]" table:style-name="ce5">
            <text:p>A291:O301</text:p>
          </table:table-cell>
          <table:table-cell office:value-type="float" office:value="291" table:formula="of:=[.AI29]+[.$AH$14]" table:style-name="ce1">
            <text:p>291</text:p>
          </table:table-cell>
          <table:table-cell office:value-type="float" office:value="301" table:formula="of:=[.AJ29]+[.$AH$14]" table:style-name="ce1">
            <text:p>301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20" table:formula="of:=[.A30]+1" table:style-name="ce36">
            <text:p>2020</text:p>
          </table:table-cell>
          <table:table-cell office:value-type="float" office:value="236.43310500000001" table:formula="of:=VLOOKUP([.$B$8];INDIRECT(VLOOKUP([.$A31];[.$AG$16:.$AH$37];2;FALSE));[.B$62];FALSE)" table:style-name="ce37">
            <text:p>236</text:p>
          </table:table-cell>
          <table:table-cell office:value-type="float" office:value="20.424227999999999" table:formula="of:=VLOOKUP([.$B$8];INDIRECT(VLOOKUP([.$A31];[.$AG$16:.$AH$37];2;FALSE));[.C$62];FALSE)" table:style-name="ce37">
            <text:p>20</text:p>
          </table:table-cell>
          <table:table-cell office:value-type="float" office:value="295.31851000000006" table:formula="of:=VLOOKUP([.$B$8];INDIRECT(VLOOKUP([.$A31];[.$AG$16:.$AH$37];2;FALSE));[.D$62];FALSE)" table:style-name="ce37">
            <text:p>295</text:p>
          </table:table-cell>
          <table:table-cell office:value-type="float" office:value="134.05068900000001" table:formula="of:=VLOOKUP([.$B$8];INDIRECT(VLOOKUP([.$A31];[.$AG$16:.$AH$37];2;FALSE));[.E$62];FALSE)" table:style-name="ce37">
            <text:p>134</text:p>
          </table:table-cell>
          <table:table-cell office:value-type="float" office:value="1.552521" table:formula="of:=VLOOKUP([.$B$8];INDIRECT(VLOOKUP([.$A31];[.$AG$16:.$AH$37];2;FALSE));[.F$62];FALSE)" table:style-name="ce37">
            <text:p>2</text:p>
          </table:table-cell>
          <table:table-cell office:value-type="float" office:value="6.3172829999999998" table:formula="of:=VLOOKUP([.$B$8];INDIRECT(VLOOKUP([.$A31];[.$AG$16:.$AH$37];2;FALSE));[.G$62];FALSE)" table:style-name="ce37">
            <text:p>6</text:p>
          </table:table-cell>
          <table:table-cell office:value-type="float" office:value="6.6796039999999994" table:formula="of:=VLOOKUP([.$B$8];INDIRECT(VLOOKUP([.$A31];[.$AG$16:.$AH$37];2;FALSE));[.H$62];FALSE)" table:style-name="ce37">
            <text:p>7</text:p>
          </table:table-cell>
          <table:table-cell office:value-type="float" office:value="15.373114999999999" table:formula="of:=VLOOKUP([.$B$8];INDIRECT(VLOOKUP([.$A31];[.$AG$16:.$AH$37];2;FALSE));[.I$62];FALSE)" table:style-name="ce37">
            <text:p>15</text:p>
          </table:table-cell>
          <table:table-cell office:value-type="float" office:value="0.104072" table:formula="of:=VLOOKUP([.$B$8];INDIRECT(VLOOKUP([.$A31];[.$AG$16:.$AH$37];2;FALSE));[.J$62];FALSE)" table:style-name="ce37">
            <text:p>0</text:p>
          </table:table-cell>
          <table:table-cell office:value-type="float" office:value="4.8808249999999997" table:formula="of:=VLOOKUP([.$B$8];INDIRECT(VLOOKUP([.$A31];[.$AG$16:.$AH$37];2;FALSE));[.K$62];FALSE)" table:style-name="ce37">
            <text:p>5</text:p>
          </table:table-cell>
          <table:table-cell office:value-type="float" office:value="10.7155" table:formula="of:=VLOOKUP([.$B$8];INDIRECT(VLOOKUP([.$A31];[.$AG$16:.$AH$37];2;FALSE));[.L$62];FALSE)" table:style-name="ce37">
            <text:p>11</text:p>
          </table:table-cell>
          <table:table-cell office:value-type="float" office:value="5.8525599999999995" table:formula="of:=VLOOKUP([.$B$8];INDIRECT(VLOOKUP([.$A31];[.$AG$16:.$AH$37];2;FALSE));[.M$62];FALSE)" table:style-name="ce37">
            <text:p>6</text:p>
          </table:table-cell>
          <table:table-cell office:value-type="float" office:value="1.0891000000000002" table:formula="of:=VLOOKUP([.$B$8];INDIRECT(VLOOKUP([.$A31];[.$AG$16:.$AH$37];2;FALSE));[.N$62];FALSE)" table:style-name="ce37">
            <text:p>1</text:p>
          </table:table-cell>
          <table:table-cell office:value-type="float" office:value="738.79111200000011" table:formula="of:=VLOOKUP([.$B$8];INDIRECT(VLOOKUP([.$A31];[.$AG$16:.$AH$37];2;FALSE));[.O$62];FALSE)" table:style-name="ce37">
            <text:p>739</text:p>
          </table:table-cell>
          <table:table-cell table:style-name="ce73"/>
          <table:table-cell table:number-columns-repeated="3" table:style-name="ce22"/>
          <table:table-cell table:number-columns-repeated="6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17" table:formula="of:=[.AG30]+1" table:style-name="ce2">
            <text:p>2017</text:p>
          </table:table-cell>
          <table:table-cell office:value-type="string" office:string-value="A307:O317" table:formula="of:=&quot;A&quot;&amp;[.AI31]&amp;&quot;:O&quot;&amp;[.AJ31]" table:style-name="ce5">
            <text:p>A307:O317</text:p>
          </table:table-cell>
          <table:table-cell office:value-type="float" office:value="307" table:formula="of:=[.AI30]+[.$AH$14]" table:style-name="ce1">
            <text:p>307</text:p>
          </table:table-cell>
          <table:table-cell office:value-type="float" office:value="317" table:formula="of:=[.AJ30]+[.$AH$14]" table:style-name="ce1">
            <text:p>317</text:p>
          </table:table-cell>
          <table:table-cell table:style-name="ce4"/>
          <table:table-cell table:style-name="ce6"/>
          <table:table-cell table:number-columns-repeated="12" table:style-name="ce23"/>
          <table:table-cell table:number-columns-repeated="3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3" table:style-name="ce23"/>
          <table:table-cell table:number-columns-repeated="14" table:style-name="ce72"/>
          <table:table-cell table:number-columns-repeated="16307" table:style-name="ce23"/>
        </table:table-row>
        <table:table-row table:style-name="ro2">
          <table:table-cell office:value-type="float" office:value="2021" table:formula="of:=[.A31]+1" table:style-name="ce39">
            <text:p>2021</text:p>
          </table:table-cell>
          <table:table-cell office:value-type="float" office:value="234.688917" table:formula="of:=VLOOKUP([.$B$8];INDIRECT(VLOOKUP([.$A32];[.$AG$16:.$AH$35];2;FALSE));[.B$62];FALSE)" table:style-name="ce40">
            <text:p>235</text:p>
          </table:table-cell>
          <table:table-cell office:value-type="float" office:value="15.006935" table:formula="of:=VLOOKUP([.$B$8];INDIRECT(VLOOKUP([.$A32];[.$AG$16:.$AH$36];2;FALSE));[.C$62];FALSE)" table:style-name="ce40">
            <text:p>15</text:p>
          </table:table-cell>
          <table:table-cell office:value-type="float" office:value="299.61390600000004" table:formula="of:=VLOOKUP([.$B$8];INDIRECT(VLOOKUP([.$A32];[.$AG$16:.$AH$35];2;FALSE));[.D$62];FALSE)" table:style-name="ce40">
            <text:p>300</text:p>
          </table:table-cell>
          <table:table-cell office:value-type="float" office:value="147.86127100000002" table:formula="of:=VLOOKUP([.$B$8];INDIRECT(VLOOKUP([.$A32];[.$AG$16:.$AH$35];2;FALSE));[.E$62];FALSE)" table:style-name="ce40">
            <text:p>148</text:p>
          </table:table-cell>
          <table:table-cell office:value-type="float" office:value="1.3366609999999999" table:formula="of:=VLOOKUP([.$B$8];INDIRECT(VLOOKUP([.$A32];[.$AG$16:.$AH$35];2;FALSE));[.F$62];FALSE)" table:style-name="ce40">
            <text:p>1</text:p>
          </table:table-cell>
          <table:table-cell office:value-type="float" office:value="4.7605919999999999" table:formula="of:=VLOOKUP([.$B$8];INDIRECT(VLOOKUP([.$A32];[.$AG$16:.$AH$35];2;FALSE));[.G$62];FALSE)" table:style-name="ce40">
            <text:p>5</text:p>
          </table:table-cell>
          <table:table-cell office:value-type="float" office:value="9.1137579999999989" table:formula="of:=VLOOKUP([.$B$8];INDIRECT(VLOOKUP([.$A32];[.$AG$16:.$AH$35];2;FALSE));[.H$62];FALSE)" table:style-name="ce40">
            <text:p>9</text:p>
          </table:table-cell>
          <table:table-cell office:value-type="float" office:value="17.259070000000001" table:formula="of:=VLOOKUP([.$B$8];INDIRECT(VLOOKUP([.$A32];[.$AG$16:.$AH$35];2;FALSE));[.I$62];FALSE)" table:style-name="ce40">
            <text:p>17</text:p>
          </table:table-cell>
          <table:table-cell office:value-type="float" office:value="0.16929900000000001" table:formula="of:=VLOOKUP([.$B$8];INDIRECT(VLOOKUP([.$A32];[.$AG$16:.$AH$35];2;FALSE));[.J$62];FALSE)" table:style-name="ce40">
            <text:p>0</text:p>
          </table:table-cell>
          <table:table-cell office:value-type="float" office:value="7.5520610000000001" table:formula="of:=VLOOKUP([.$B$8];INDIRECT(VLOOKUP([.$A32];[.$AG$16:.$AH$35];2;FALSE));[.K$62];FALSE)" table:style-name="ce40">
            <text:p>8</text:p>
          </table:table-cell>
          <table:table-cell office:value-type="float" office:value="11.210413000000001" table:formula="of:=VLOOKUP([.$B$8];INDIRECT(VLOOKUP([.$A32];[.$AG$16:.$AH$35];2;FALSE));[.L$62];FALSE)" table:style-name="ce40">
            <text:p>11</text:p>
          </table:table-cell>
          <table:table-cell office:value-type="float" office:value="6.5016500000000006" table:formula="of:=VLOOKUP([.$B$8];INDIRECT(VLOOKUP([.$A32];[.$AG$16:.$AH$35];2;FALSE));[.M$62];FALSE)" table:style-name="ce40">
            <text:p>7</text:p>
          </table:table-cell>
          <table:table-cell office:value-type="float" office:value="1.561488" table:formula="of:=VLOOKUP([.$B$8];INDIRECT(VLOOKUP([.$A32];[.$AG$16:.$AH$35];2;FALSE));[.N$62];FALSE)" table:style-name="ce40">
            <text:p>2</text:p>
          </table:table-cell>
          <table:table-cell office:value-type="float" office:value="756.63602099999969" table:formula="of:=VLOOKUP([.$B$8];INDIRECT(VLOOKUP([.$A32];[.$AG$16:.$AH$35];2;FALSE));[.O$62];FALSE)" table:style-name="ce40">
            <text:p>757</text:p>
          </table:table-cell>
          <table:table-cell table:style-name="ce69"/>
          <table:table-cell table:number-columns-repeated="9" table:style-name="ce15"/>
          <table:table-cell table:number-columns-repeated="5" table:style-name="ce16"/>
          <table:table-cell table:style-name="ce15"/>
          <table:table-cell table:style-name="ce1"/>
          <table:table-cell office:value-type="float" office:value="2018" table:formula="of:=[.AG31]+1" table:style-name="ce2">
            <text:p>2018</text:p>
          </table:table-cell>
          <table:table-cell office:value-type="string" office:string-value="A323:O333" table:formula="of:=&quot;A&quot;&amp;[.AI32]&amp;&quot;:O&quot;&amp;[.AJ32]" table:style-name="ce5">
            <text:p>A323:O333</text:p>
          </table:table-cell>
          <table:table-cell office:value-type="float" office:value="323" table:formula="of:=[.AI31]+[.$AH$14]" table:style-name="ce1">
            <text:p>323</text:p>
          </table:table-cell>
          <table:table-cell office:value-type="float" office:value="333" table:formula="of:=[.AJ31]+[.$AH$14]" table:style-name="ce1">
            <text:p>333</text:p>
          </table:table-cell>
          <table:table-cell table:style-name="ce4"/>
          <table:table-cell table:style-name="ce6"/>
          <table:table-cell table:number-columns-repeated="12" table:style-name="ce23"/>
          <table:table-cell table:number-columns-repeated="3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16324" table:style-name="ce23"/>
        </table:table-row>
        <table:table-row table:style-name="ro2">
          <table:table-cell table:number-columns-repeated="25" table:style-name="ce15"/>
          <table:table-cell table:number-columns-repeated="5" table:style-name="ce16"/>
          <table:table-cell table:style-name="ce23"/>
          <table:table-cell table:style-name="ce4"/>
          <table:table-cell office:value-type="float" office:value="2019" table:formula="of:=[.AG32]+1" table:style-name="ce2">
            <text:p>2019</text:p>
          </table:table-cell>
          <table:table-cell office:value-type="string" office:string-value="A339:O349" table:formula="of:=&quot;A&quot;&amp;[.AI33]&amp;&quot;:O&quot;&amp;[.AJ33]" table:style-name="ce5">
            <text:p>A339:O349</text:p>
          </table:table-cell>
          <table:table-cell office:value-type="float" office:value="339" table:formula="of:=[.AI32]+[.$AH$14]" table:style-name="ce1">
            <text:p>339</text:p>
          </table:table-cell>
          <table:table-cell office:value-type="float" office:value="349" table:formula="of:=[.AJ32]+[.$AH$14]" table:style-name="ce1">
            <text:p>349</text:p>
          </table:table-cell>
          <table:table-cell table:style-name="ce4"/>
          <table:table-cell table:style-name="ce6"/>
          <table:table-cell table:number-columns-repeated="11" table:style-name="ce23"/>
          <table:table-cell table:style-name="ce71"/>
          <table:table-cell table:number-columns-repeated="3" table:style-name="ce68"/>
          <table:table-cell table:style-name="ce70"/>
          <table:table-cell table:number-columns-repeated="4" table:style-name="ce68"/>
          <table:table-cell table:style-name="ce71"/>
          <table:table-cell table:style-name="ce68"/>
          <table:table-cell table:number-columns-repeated="16324" table:style-name="ce23"/>
        </table:table-row>
        <table:table-row table:style-name="ro3">
          <table:table-cell office:value-type="string" table:style-name="ce28">
            <text:p>Select year</text:p>
          </table:table-cell>
          <table:table-cell office:value-type="float" office:value="2021" table:number-columns-spanned="3" table:number-rows-spanned="1" table:content-validation-name="val2" table:style-name="ce86">
            <text:p>2021</text:p>
          </table:table-cell>
          <table:covered-table-cell/>
          <table:covered-table-cell/>
          <table:table-cell table:number-columns-repeated="11" table:style-name="ce29"/>
          <table:table-cell table:number-columns-repeated="10" table:style-name="ce15"/>
          <table:table-cell table:number-columns-repeated="5" table:style-name="ce16"/>
          <table:table-cell table:style-name="ce23"/>
          <table:table-cell table:style-name="ce4"/>
          <table:table-cell office:value-type="float" office:value="2020" table:formula="of:=[.AG33]+1" table:style-name="ce2">
            <text:p>2020</text:p>
          </table:table-cell>
          <table:table-cell office:value-type="string" office:string-value="A355:O365" table:formula="of:=&quot;A&quot;&amp;[.AI34]&amp;&quot;:O&quot;&amp;[.AJ34]" table:style-name="ce5">
            <text:p>A355:O365</text:p>
          </table:table-cell>
          <table:table-cell office:value-type="float" office:value="355" table:formula="of:=[.AI33]+[.$AH$14]" table:style-name="ce1">
            <text:p>355</text:p>
          </table:table-cell>
          <table:table-cell office:value-type="float" office:value="365" table:formula="of:=[.AJ33]+[.$AH$14]" table:style-name="ce1">
            <text:p>365</text:p>
          </table:table-cell>
          <table:table-cell table:style-name="ce4"/>
          <table:table-cell table:style-name="ce6"/>
          <table:table-cell table:number-columns-repeated="11" table:style-name="ce23"/>
          <table:table-cell table:style-name="ce71"/>
          <table:table-cell table:number-columns-repeated="3" table:style-name="ce23"/>
          <table:table-cell table:style-name="ce24"/>
          <table:table-cell table:number-columns-repeated="16330" table:style-name="ce23"/>
        </table:table-row>
        <table:table-row table:style-name="ro2">
          <table:table-cell table:number-columns-repeated="17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23"/>
          <table:table-cell table:style-name="ce4"/>
          <table:table-cell office:value-type="float" office:value="2021" table:formula="of:=[.AG34]+1" table:style-name="ce2">
            <text:p>2021</text:p>
          </table:table-cell>
          <table:table-cell office:value-type="string" office:string-value="A371:O381" table:formula="of:=&quot;A&quot;&amp;[.AI35]&amp;&quot;:O&quot;&amp;[.AJ35]" table:style-name="ce5">
            <text:p>A371:O381</text:p>
          </table:table-cell>
          <table:table-cell office:value-type="float" office:value="371" table:formula="of:=[.AI34]+[.$AH$14]" table:style-name="ce1">
            <text:p>371</text:p>
          </table:table-cell>
          <table:table-cell office:value-type="float" office:value="381" table:formula="of:=[.AJ34]+[.$AH$14]" table:style-name="ce1">
            <text:p>381</text:p>
          </table:table-cell>
          <table:table-cell table:style-name="ce4"/>
          <table:table-cell table:style-name="ce6"/>
          <table:table-cell table:number-columns-repeated="11" table:style-name="ce23"/>
          <table:table-cell table:style-name="ce71"/>
          <table:table-cell table:number-columns-repeated="3" table:style-name="ce23"/>
          <table:table-cell table:style-name="ce24"/>
          <table:table-cell table:number-columns-repeated="16330" table:style-name="ce23"/>
        </table:table-row>
        <table:table-row table:style-name="ro5">
          <table:table-cell table:style-name="ce30"/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23"/>
          <table:table-cell table:style-name="ce4"/>
          <table:table-cell office:value-type="float" office:value="2022" table:formula="of:=[.AG35]+1" table:style-name="ce2">
            <text:p>2022</text:p>
          </table:table-cell>
          <table:table-cell office:value-type="string" office:string-value="A387:O397" table:formula="of:=&quot;A&quot;&amp;[.AI36]&amp;&quot;:O&quot;&amp;[.AJ36]" table:style-name="ce5">
            <text:p>A387:O397</text:p>
          </table:table-cell>
          <table:table-cell office:value-type="float" office:value="387" table:formula="of:=[.AI35]+[.$AH$14]" table:style-name="ce1">
            <text:p>387</text:p>
          </table:table-cell>
          <table:table-cell office:value-type="float" office:value="397" table:formula="of:=[.AJ35]+[.$AH$14]" table:style-name="ce1">
            <text:p>397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6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23"/>
          <table:table-cell table:style-name="ce4"/>
          <table:table-cell office:value-type="float" office:value="2023" table:formula="of:=[.AG36]+1" table:style-name="ce2">
            <text:p>2023</text:p>
          </table:table-cell>
          <table:table-cell office:value-type="string" office:string-value="A403:O413" table:formula="of:=&quot;A&quot;&amp;[.AI37]&amp;&quot;:O&quot;&amp;[.AJ37]" table:style-name="ce5">
            <text:p>A403:O413</text:p>
          </table:table-cell>
          <table:table-cell office:value-type="float" office:value="403" table:formula="of:=[.AI36]+[.$AH$14]" table:style-name="ce1">
            <text:p>403</text:p>
          </table:table-cell>
          <table:table-cell office:value-type="float" office:value="413" table:formula="of:=[.AJ36]+[.$AH$14]" table:style-name="ce1">
            <text:p>413</text:p>
          </table:table-cell>
          <table:table-cell table:style-name="ce4"/>
          <table:table-cell table:style-name="ce6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0.821083" table:formula="of:=VLOOKUP([.$A38];INDIRECT(VLOOKUP([.$B$34];[.$AG$16:.$AH$37];2;FALSE));[.B$62];FALSE)" table:style-name="ce44">
            <text:p>11</text:p>
          </table:table-cell>
          <table:table-cell office:value-type="float" office:value="4.0190549999999998" table:formula="of:=VLOOKUP([.$A38];INDIRECT(VLOOKUP([.$B$34];[.$AG$16:.$AH$37];2;FALSE));[.C$62];FALSE)" table:style-name="ce44">
            <text:p>4</text:p>
          </table:table-cell>
          <table:table-cell office:value-type="float" office:value="60.544758999999999" table:formula="of:=VLOOKUP([.$A38];INDIRECT(VLOOKUP([.$B$34];[.$AG$16:.$AH$37];2;FALSE));[.D$62];FALSE)" table:style-name="ce44">
            <text:p>61</text:p>
          </table:table-cell>
          <table:table-cell office:value-type="float" office:value="6.7560409999999997" table:formula="of:=VLOOKUP([.$A38];INDIRECT(VLOOKUP([.$B$34];[.$AG$16:.$AH$37];2;FALSE));[.E$62];FALSE)" table:style-name="ce44">
            <text:p>7</text:p>
          </table:table-cell>
          <table:table-cell office:value-type="float" office:value="0.69476599999999999" table:formula="of:=VLOOKUP([.$A38];INDIRECT(VLOOKUP([.$B$34];[.$AG$16:.$AH$37];2;FALSE));[.F$62];FALSE)" table:style-name="ce44">
            <text:p>1</text:p>
          </table:table-cell>
          <table:table-cell office:value-type="float" office:value="0.29719800000000002" table:formula="of:=VLOOKUP([.$A38];INDIRECT(VLOOKUP([.$B$34];[.$AG$16:.$AH$37];2;FALSE));[.G$62];FALSE)" table:style-name="ce44">
            <text:p>-</text:p>
          </table:table-cell>
          <table:table-cell office:value-type="float" office:value="1.8518559999999999" table:formula="of:=VLOOKUP([.$A38];INDIRECT(VLOOKUP([.$B$34];[.$AG$16:.$AH$37];2;FALSE));[.H$62];FALSE)" table:style-name="ce44">
            <text:p>2</text:p>
          </table:table-cell>
          <table:table-cell office:value-type="float" office:value="3.9165999999999999" table:formula="of:=VLOOKUP([.$A38];INDIRECT(VLOOKUP([.$B$34];[.$AG$16:.$AH$37];2;FALSE));[.I$62];FALSE)" table:style-name="ce44">
            <text:p>4</text:p>
          </table:table-cell>
          <table:table-cell office:value-type="float" office:value="0" table:formula="of:=VLOOKUP([.$A38];INDIRECT(VLOOKUP([.$B$34];[.$AG$16:.$AH$37];2;FALSE));[.J$62];FALSE)" table:style-name="ce44">
            <text:p>0</text:p>
          </table:table-cell>
          <table:table-cell office:value-type="float" office:value="3.8790070000000001" table:formula="of:=VLOOKUP([.$A38];INDIRECT(VLOOKUP([.$B$34];[.$AG$16:.$AH$37];2;FALSE));[.K$62];FALSE)" table:style-name="ce44">
            <text:p>4</text:p>
          </table:table-cell>
          <table:table-cell office:value-type="float" office:value="5.4715720000000001" table:formula="of:=VLOOKUP([.$A38];INDIRECT(VLOOKUP([.$B$34];[.$AG$16:.$AH$37];2;FALSE));[.L$62];FALSE)" table:style-name="ce44">
            <text:p>5</text:p>
          </table:table-cell>
          <table:table-cell office:value-type="float" office:value="1.02549" table:formula="of:=VLOOKUP([.$A38];INDIRECT(VLOOKUP([.$B$34];[.$AG$16:.$AH$37];2;FALSE));[.M$62];FALSE)" table:style-name="ce44">
            <text:p>1</text:p>
          </table:table-cell>
          <table:table-cell office:value-type="float" office:value="0.36398900000000001" table:formula="of:=VLOOKUP([.$A38];INDIRECT(VLOOKUP([.$B$34];[.$AG$16:.$AH$37];2;FALSE));[.N$62];FALSE)" table:style-name="ce44">
            <text:p>-</text:p>
          </table:table-cell>
          <table:table-cell office:value-type="float" office:value="99.641415999999992" table:formula="of:=VLOOKUP([.$A38];INDIRECT(VLOOKUP([.$B$34];[.$AG$16:.$AH$37];2;FALSE));[.O$62];FALSE)" table:style-name="ce44">
            <text:p>100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23"/>
          <table:table-cell table:number-columns-repeated="6" table:style-name="ce4"/>
          <table:table-cell table:style-name="ce6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1.3108519999999999" table:formula="of:=VLOOKUP([.$A39];INDIRECT(VLOOKUP([.$B$34];[.$AG$16:.$AH$37];2;FALSE));[.B$62];FALSE)" table:style-name="ce44">
            <text:p>1</text:p>
          </table:table-cell>
          <table:table-cell office:value-type="float" office:value="0.285414" table:formula="of:=VLOOKUP([.$A39];INDIRECT(VLOOKUP([.$B$34];[.$AG$16:.$AH$37];2;FALSE));[.C$62];FALSE)" table:style-name="ce44">
            <text:p>-</text:p>
          </table:table-cell>
          <table:table-cell office:value-type="float" office:value="9.7376660000000008" table:formula="of:=VLOOKUP([.$A39];INDIRECT(VLOOKUP([.$B$34];[.$AG$16:.$AH$37];2;FALSE));[.D$62];FALSE)" table:style-name="ce44">
            <text:p>10</text:p>
          </table:table-cell>
          <table:table-cell office:value-type="float" office:value="0.629799" table:formula="of:=VLOOKUP([.$A39];INDIRECT(VLOOKUP([.$B$34];[.$AG$16:.$AH$37];2;FALSE));[.E$62];FALSE)" table:style-name="ce44">
            <text:p>1</text:p>
          </table:table-cell>
          <table:table-cell office:value-type="float" office:value="4.4214999999999997E-2" table:formula="of:=VLOOKUP([.$A39];INDIRECT(VLOOKUP([.$B$34];[.$AG$16:.$AH$37];2;FALSE));[.F$62];FALSE)" table:style-name="ce44">
            <text:p>-</text:p>
          </table:table-cell>
          <table:table-cell office:value-type="float" office:value="4.5048999999999999E-2" table:formula="of:=VLOOKUP([.$A39];INDIRECT(VLOOKUP([.$B$34];[.$AG$16:.$AH$37];2;FALSE));[.G$62];FALSE)" table:style-name="ce44">
            <text:p>-</text:p>
          </table:table-cell>
          <table:table-cell office:value-type="float" office:value="0.215755" table:formula="of:=VLOOKUP([.$A39];INDIRECT(VLOOKUP([.$B$34];[.$AG$16:.$AH$37];2;FALSE));[.H$62];FALSE)" table:style-name="ce44">
            <text:p>-</text:p>
          </table:table-cell>
          <table:table-cell office:value-type="float" office:value="0.49788500000000002" table:formula="of:=VLOOKUP([.$A39];INDIRECT(VLOOKUP([.$B$34];[.$AG$16:.$AH$37];2;FALSE));[.I$62];FALSE)" table:style-name="ce44">
            <text:p>-</text:p>
          </table:table-cell>
          <table:table-cell office:value-type="float" office:value="0" table:formula="of:=VLOOKUP([.$A39];INDIRECT(VLOOKUP([.$B$34];[.$AG$16:.$AH$37];2;FALSE));[.J$62];FALSE)" table:style-name="ce44">
            <text:p>0</text:p>
          </table:table-cell>
          <table:table-cell office:value-type="float" office:value="0.22117800000000001" table:formula="of:=VLOOKUP([.$A39];INDIRECT(VLOOKUP([.$B$34];[.$AG$16:.$AH$37];2;FALSE));[.K$62];FALSE)" table:style-name="ce44">
            <text:p>-</text:p>
          </table:table-cell>
          <table:table-cell office:value-type="float" office:value="0.29469499999999998" table:formula="of:=VLOOKUP([.$A39];INDIRECT(VLOOKUP([.$B$34];[.$AG$16:.$AH$37];2;FALSE));[.L$62];FALSE)" table:style-name="ce44">
            <text:p>-</text:p>
          </table:table-cell>
          <table:table-cell office:value-type="float" office:value="8.3006999999999997E-2" table:formula="of:=VLOOKUP([.$A39];INDIRECT(VLOOKUP([.$B$34];[.$AG$16:.$AH$37];2;FALSE));[.M$62];FALSE)" table:style-name="ce44">
            <text:p>-</text:p>
          </table:table-cell>
          <table:table-cell office:value-type="float" office:value="0" table:formula="of:=VLOOKUP([.$A39];INDIRECT(VLOOKUP([.$B$34];[.$AG$16:.$AH$37];2;FALSE));[.N$62];FALSE)" table:style-name="ce44">
            <text:p>0</text:p>
          </table:table-cell>
          <table:table-cell office:value-type="float" office:value="13.365515000000002" table:formula="of:=VLOOKUP([.$A39];INDIRECT(VLOOKUP([.$B$34];[.$AG$16:.$AH$37];2;FALSE));[.O$62];FALSE)" table:style-name="ce44">
            <text:p>13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23"/>
          <table:table-cell table:number-columns-repeated="6" table:style-name="ce4"/>
          <table:table-cell table:style-name="ce6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42.045748000000003" table:formula="of:=VLOOKUP([.$A40];INDIRECT(VLOOKUP([.$B$34];[.$AG$16:.$AH$37];2;FALSE));[.B$62];FALSE)" table:style-name="ce44">
            <text:p>42</text:p>
          </table:table-cell>
          <table:table-cell office:value-type="float" office:value="1.273207" table:formula="of:=VLOOKUP([.$A40];INDIRECT(VLOOKUP([.$B$34];[.$AG$16:.$AH$37];2;FALSE));[.C$62];FALSE)" table:style-name="ce44">
            <text:p>1</text:p>
          </table:table-cell>
          <table:table-cell office:value-type="float" office:value="23.189578000000001" table:formula="of:=VLOOKUP([.$A40];INDIRECT(VLOOKUP([.$B$34];[.$AG$16:.$AH$37];2;FALSE));[.D$62];FALSE)" table:style-name="ce44">
            <text:p>23</text:p>
          </table:table-cell>
          <table:table-cell office:value-type="float" office:value="21.855367000000001" table:formula="of:=VLOOKUP([.$A40];INDIRECT(VLOOKUP([.$B$34];[.$AG$16:.$AH$37];2;FALSE));[.E$62];FALSE)" table:style-name="ce44">
            <text:p>22</text:p>
          </table:table-cell>
          <table:table-cell office:value-type="float" office:value="4.2493999999999997E-2" table:formula="of:=VLOOKUP([.$A40];INDIRECT(VLOOKUP([.$B$34];[.$AG$16:.$AH$37];2;FALSE));[.F$62];FALSE)" table:style-name="ce44">
            <text:p>-</text:p>
          </table:table-cell>
          <table:table-cell office:value-type="float" office:value="2.665397" table:formula="of:=VLOOKUP([.$A40];INDIRECT(VLOOKUP([.$B$34];[.$AG$16:.$AH$37];2;FALSE));[.G$62];FALSE)" table:style-name="ce44">
            <text:p>3</text:p>
          </table:table-cell>
          <table:table-cell office:value-type="float" office:value="2.8650410000000002" table:formula="of:=VLOOKUP([.$A40];INDIRECT(VLOOKUP([.$B$34];[.$AG$16:.$AH$37];2;FALSE));[.H$62];FALSE)" table:style-name="ce44">
            <text:p>3</text:p>
          </table:table-cell>
          <table:table-cell office:value-type="float" office:value="2.138001" table:formula="of:=VLOOKUP([.$A40];INDIRECT(VLOOKUP([.$B$34];[.$AG$16:.$AH$37];2;FALSE));[.I$62];FALSE)" table:style-name="ce44">
            <text:p>2</text:p>
          </table:table-cell>
          <table:table-cell office:value-type="float" office:value="0" table:formula="of:=VLOOKUP([.$A40];INDIRECT(VLOOKUP([.$B$34];[.$AG$16:.$AH$37];2;FALSE));[.J$62];FALSE)" table:style-name="ce44">
            <text:p>0</text:p>
          </table:table-cell>
          <table:table-cell office:value-type="float" office:value="0.56441600000000003" table:formula="of:=VLOOKUP([.$A40];INDIRECT(VLOOKUP([.$B$34];[.$AG$16:.$AH$37];2;FALSE));[.K$62];FALSE)" table:style-name="ce44">
            <text:p>1</text:p>
          </table:table-cell>
          <table:table-cell office:value-type="float" office:value="0.72964700000000005" table:formula="of:=VLOOKUP([.$A40];INDIRECT(VLOOKUP([.$B$34];[.$AG$16:.$AH$37];2;FALSE));[.L$62];FALSE)" table:style-name="ce44">
            <text:p>1</text:p>
          </table:table-cell>
          <table:table-cell office:value-type="float" office:value="0.69106400000000001" table:formula="of:=VLOOKUP([.$A40];INDIRECT(VLOOKUP([.$B$34];[.$AG$16:.$AH$37];2;FALSE));[.M$62];FALSE)" table:style-name="ce44">
            <text:p>1</text:p>
          </table:table-cell>
          <table:table-cell office:value-type="float" office:value="0.235099" table:formula="of:=VLOOKUP([.$A40];INDIRECT(VLOOKUP([.$B$34];[.$AG$16:.$AH$37];2;FALSE));[.N$62];FALSE)" table:style-name="ce44">
            <text:p>-</text:p>
          </table:table-cell>
          <table:table-cell office:value-type="float" office:value="98.295058999999995" table:formula="of:=VLOOKUP([.$A40];INDIRECT(VLOOKUP([.$B$34];[.$AG$16:.$AH$37];2;FALSE));[.O$62];FALSE)" table:style-name="ce44">
            <text:p>98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style-name="ce21"/>
          <table:table-cell table:number-columns-repeated="4" table:style-name="ce16"/>
          <table:table-cell table:style-name="ce23"/>
          <table:table-cell table:number-columns-repeated="6" table:style-name="ce4"/>
          <table:table-cell table:style-name="ce6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36.136147999999999" table:formula="of:=VLOOKUP([.$A41];INDIRECT(VLOOKUP([.$B$34];[.$AG$16:.$AH$37];2;FALSE));[.B$62];FALSE)" table:style-name="ce44">
            <text:p>36</text:p>
          </table:table-cell>
          <table:table-cell office:value-type="float" office:value="1.673538" table:formula="of:=VLOOKUP([.$A41];INDIRECT(VLOOKUP([.$B$34];[.$AG$16:.$AH$37];2;FALSE));[.C$62];FALSE)" table:style-name="ce44">
            <text:p>2</text:p>
          </table:table-cell>
          <table:table-cell office:value-type="float" office:value="62.344841000000002" table:formula="of:=VLOOKUP([.$A41];INDIRECT(VLOOKUP([.$B$34];[.$AG$16:.$AH$37];2;FALSE));[.D$62];FALSE)" table:style-name="ce44">
            <text:p>62</text:p>
          </table:table-cell>
          <table:table-cell office:value-type="float" office:value="22.999683999999998" table:formula="of:=VLOOKUP([.$A41];INDIRECT(VLOOKUP([.$B$34];[.$AG$16:.$AH$37];2;FALSE));[.E$62];FALSE)" table:style-name="ce44">
            <text:p>23</text:p>
          </table:table-cell>
          <table:table-cell office:value-type="float" office:value="0.12706500000000001" table:formula="of:=VLOOKUP([.$A41];INDIRECT(VLOOKUP([.$B$34];[.$AG$16:.$AH$37];2;FALSE));[.F$62];FALSE)" table:style-name="ce44">
            <text:p>-</text:p>
          </table:table-cell>
          <table:table-cell office:value-type="float" office:value="0.52160899999999999" table:formula="of:=VLOOKUP([.$A41];INDIRECT(VLOOKUP([.$B$34];[.$AG$16:.$AH$37];2;FALSE));[.G$62];FALSE)" table:style-name="ce44">
            <text:p>1</text:p>
          </table:table-cell>
          <table:table-cell office:value-type="float" office:value="1.8313649999999999" table:formula="of:=VLOOKUP([.$A41];INDIRECT(VLOOKUP([.$B$34];[.$AG$16:.$AH$37];2;FALSE));[.H$62];FALSE)" table:style-name="ce44">
            <text:p>2</text:p>
          </table:table-cell>
          <table:table-cell office:value-type="float" office:value="4.6996390000000003" table:formula="of:=VLOOKUP([.$A41];INDIRECT(VLOOKUP([.$B$34];[.$AG$16:.$AH$37];2;FALSE));[.I$62];FALSE)" table:style-name="ce44">
            <text:p>5</text:p>
          </table:table-cell>
          <table:table-cell office:value-type="float" office:value="0" table:formula="of:=VLOOKUP([.$A41];INDIRECT(VLOOKUP([.$B$34];[.$AG$16:.$AH$37];2;FALSE));[.J$62];FALSE)" table:style-name="ce44">
            <text:p>0</text:p>
          </table:table-cell>
          <table:table-cell office:value-type="float" office:value="0.55768899999999999" table:formula="of:=VLOOKUP([.$A41];INDIRECT(VLOOKUP([.$B$34];[.$AG$16:.$AH$37];2;FALSE));[.K$62];FALSE)" table:style-name="ce44">
            <text:p>1</text:p>
          </table:table-cell>
          <table:table-cell office:value-type="float" office:value="0.60185200000000005" table:formula="of:=VLOOKUP([.$A41];INDIRECT(VLOOKUP([.$B$34];[.$AG$16:.$AH$37];2;FALSE));[.L$62];FALSE)" table:style-name="ce44">
            <text:p>1</text:p>
          </table:table-cell>
          <table:table-cell office:value-type="float" office:value="1.116109" table:formula="of:=VLOOKUP([.$A41];INDIRECT(VLOOKUP([.$B$34];[.$AG$16:.$AH$37];2;FALSE));[.M$62];FALSE)" table:style-name="ce44">
            <text:p>1</text:p>
          </table:table-cell>
          <table:table-cell office:value-type="float" office:value="0.29297499999999999" table:formula="of:=VLOOKUP([.$A41];INDIRECT(VLOOKUP([.$B$34];[.$AG$16:.$AH$37];2;FALSE));[.N$62];FALSE)" table:style-name="ce44">
            <text:p>-</text:p>
          </table:table-cell>
          <table:table-cell office:value-type="float" office:value="132.902514" table:formula="of:=VLOOKUP([.$A41];INDIRECT(VLOOKUP([.$B$34];[.$AG$16:.$AH$37];2;FALSE));[.O$62];FALSE)" table:style-name="ce44">
            <text:p>133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style-name="ce23"/>
          <table:table-cell table:number-columns-repeated="6" table:style-name="ce4"/>
          <table:table-cell table:style-name="ce6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7.9103159999999999" table:formula="of:=VLOOKUP([.$A42];INDIRECT(VLOOKUP([.$B$34];[.$AG$16:.$AH$37];2;FALSE));[.B$62];FALSE)" table:style-name="ce44">
            <text:p>8</text:p>
          </table:table-cell>
          <table:table-cell office:value-type="float" office:value="0.32816899999999999" table:formula="of:=VLOOKUP([.$A42];INDIRECT(VLOOKUP([.$B$34];[.$AG$16:.$AH$37];2;FALSE));[.C$62];FALSE)" table:style-name="ce44">
            <text:p>-</text:p>
          </table:table-cell>
          <table:table-cell office:value-type="float" office:value="40.064166999999998" table:formula="of:=VLOOKUP([.$A42];INDIRECT(VLOOKUP([.$B$34];[.$AG$16:.$AH$37];2;FALSE));[.D$62];FALSE)" table:style-name="ce44">
            <text:p>40</text:p>
          </table:table-cell>
          <table:table-cell office:value-type="float" office:value="17.506526000000001" table:formula="of:=VLOOKUP([.$A42];INDIRECT(VLOOKUP([.$B$34];[.$AG$16:.$AH$37];2;FALSE));[.E$62];FALSE)" table:style-name="ce44">
            <text:p>18</text:p>
          </table:table-cell>
          <table:table-cell office:value-type="float" office:value="0" table:formula="of:=VLOOKUP([.$A42];INDIRECT(VLOOKUP([.$B$34];[.$AG$16:.$AH$37];2;FALSE));[.F$62];FALSE)" table:style-name="ce44">
            <text:p>0</text:p>
          </table:table-cell>
          <table:table-cell office:value-type="float" office:value="1.3609E-2" table:formula="of:=VLOOKUP([.$A42];INDIRECT(VLOOKUP([.$B$34];[.$AG$16:.$AH$37];2;FALSE));[.G$62];FALSE)" table:style-name="ce44">
            <text:p>-</text:p>
          </table:table-cell>
          <table:table-cell office:value-type="float" office:value="0.127743" table:formula="of:=VLOOKUP([.$A42];INDIRECT(VLOOKUP([.$B$34];[.$AG$16:.$AH$37];2;FALSE));[.H$62];FALSE)" table:style-name="ce44">
            <text:p>-</text:p>
          </table:table-cell>
          <table:table-cell office:value-type="float" office:value="0.700762" table:formula="of:=VLOOKUP([.$A42];INDIRECT(VLOOKUP([.$B$34];[.$AG$16:.$AH$37];2;FALSE));[.I$62];FALSE)" table:style-name="ce44">
            <text:p>1</text:p>
          </table:table-cell>
          <table:table-cell office:value-type="float" office:value="0" table:formula="of:=VLOOKUP([.$A42];INDIRECT(VLOOKUP([.$B$34];[.$AG$16:.$AH$37];2;FALSE));[.J$62];FALSE)" table:style-name="ce44">
            <text:p>0</text:p>
          </table:table-cell>
          <table:table-cell office:value-type="float" office:value="1.7205999999999999E-2" table:formula="of:=VLOOKUP([.$A42];INDIRECT(VLOOKUP([.$B$34];[.$AG$16:.$AH$37];2;FALSE));[.K$62];FALSE)" table:style-name="ce44">
            <text:p>-</text:p>
          </table:table-cell>
          <table:table-cell office:value-type="float" office:value="0.113248" table:formula="of:=VLOOKUP([.$A42];INDIRECT(VLOOKUP([.$B$34];[.$AG$16:.$AH$37];2;FALSE));[.L$62];FALSE)" table:style-name="ce44">
            <text:p>-</text:p>
          </table:table-cell>
          <table:table-cell office:value-type="float" office:value="0.35575099999999998" table:formula="of:=VLOOKUP([.$A42];INDIRECT(VLOOKUP([.$B$34];[.$AG$16:.$AH$37];2;FALSE));[.M$62];FALSE)" table:style-name="ce44">
            <text:p>-</text:p>
          </table:table-cell>
          <table:table-cell office:value-type="float" office:value="0" table:formula="of:=VLOOKUP([.$A42];INDIRECT(VLOOKUP([.$B$34];[.$AG$16:.$AH$37];2;FALSE));[.N$62];FALSE)" table:style-name="ce44">
            <text:p>0</text:p>
          </table:table-cell>
          <table:table-cell office:value-type="float" office:value="67.137496999999996" table:formula="of:=VLOOKUP([.$A42];INDIRECT(VLOOKUP([.$B$34];[.$AG$16:.$AH$37];2;FALSE));[.O$62];FALSE)" table:style-name="ce44">
            <text:p>67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11.997362000000001" table:formula="of:=VLOOKUP([.$A43];INDIRECT(VLOOKUP([.$B$34];[.$AG$16:.$AH$37];2;FALSE));[.B$62];FALSE)" table:style-name="ce44">
            <text:p>12</text:p>
          </table:table-cell>
          <table:table-cell office:value-type="float" office:value="0.57943199999999995" table:formula="of:=VLOOKUP([.$A43];INDIRECT(VLOOKUP([.$B$34];[.$AG$16:.$AH$37];2;FALSE));[.C$62];FALSE)" table:style-name="ce44">
            <text:p>1</text:p>
          </table:table-cell>
          <table:table-cell office:value-type="float" office:value="28.367653000000001" table:formula="of:=VLOOKUP([.$A43];INDIRECT(VLOOKUP([.$B$34];[.$AG$16:.$AH$37];2;FALSE));[.D$62];FALSE)" table:style-name="ce44">
            <text:p>28</text:p>
          </table:table-cell>
          <table:table-cell office:value-type="float" office:value="16.59319" table:formula="of:=VLOOKUP([.$A43];INDIRECT(VLOOKUP([.$B$34];[.$AG$16:.$AH$37];2;FALSE));[.E$62];FALSE)" table:style-name="ce44">
            <text:p>17</text:p>
          </table:table-cell>
          <table:table-cell office:value-type="float" office:value="3.8792E-2" table:formula="of:=VLOOKUP([.$A43];INDIRECT(VLOOKUP([.$B$34];[.$AG$16:.$AH$37];2;FALSE));[.F$62];FALSE)" table:style-name="ce44">
            <text:p>-</text:p>
          </table:table-cell>
          <table:table-cell office:value-type="float" office:value="0.47900999999999999" table:formula="of:=VLOOKUP([.$A43];INDIRECT(VLOOKUP([.$B$34];[.$AG$16:.$AH$37];2;FALSE));[.G$62];FALSE)" table:style-name="ce44">
            <text:p>-</text:p>
          </table:table-cell>
          <table:table-cell office:value-type="float" office:value="0.59262300000000001" table:formula="of:=VLOOKUP([.$A43];INDIRECT(VLOOKUP([.$B$34];[.$AG$16:.$AH$37];2;FALSE));[.H$62];FALSE)" table:style-name="ce44">
            <text:p>1</text:p>
          </table:table-cell>
          <table:table-cell office:value-type="float" office:value="1.343491" table:formula="of:=VLOOKUP([.$A43];INDIRECT(VLOOKUP([.$B$34];[.$AG$16:.$AH$37];2;FALSE));[.I$62];FALSE)" table:style-name="ce44">
            <text:p>1</text:p>
          </table:table-cell>
          <table:table-cell office:value-type="float" office:value="0" table:formula="of:=VLOOKUP([.$A43];INDIRECT(VLOOKUP([.$B$34];[.$AG$16:.$AH$37];2;FALSE));[.J$62];FALSE)" table:style-name="ce44">
            <text:p>0</text:p>
          </table:table-cell>
          <table:table-cell office:value-type="float" office:value="0.374417" table:formula="of:=VLOOKUP([.$A43];INDIRECT(VLOOKUP([.$B$34];[.$AG$16:.$AH$37];2;FALSE));[.K$62];FALSE)" table:style-name="ce44">
            <text:p>-</text:p>
          </table:table-cell>
          <table:table-cell office:value-type="float" office:value="0.36529299999999998" table:formula="of:=VLOOKUP([.$A43];INDIRECT(VLOOKUP([.$B$34];[.$AG$16:.$AH$37];2;FALSE));[.L$62];FALSE)" table:style-name="ce44">
            <text:p>-</text:p>
          </table:table-cell>
          <table:table-cell office:value-type="float" office:value="0.63688999999999996" table:formula="of:=VLOOKUP([.$A43];INDIRECT(VLOOKUP([.$B$34];[.$AG$16:.$AH$37];2;FALSE));[.M$62];FALSE)" table:style-name="ce44">
            <text:p>1</text:p>
          </table:table-cell>
          <table:table-cell office:value-type="float" office:value="8.8325000000000001E-2" table:formula="of:=VLOOKUP([.$A43];INDIRECT(VLOOKUP([.$B$34];[.$AG$16:.$AH$37];2;FALSE));[.N$62];FALSE)" table:style-name="ce44">
            <text:p>-</text:p>
          </table:table-cell>
          <table:table-cell office:value-type="float" office:value="61.456477999999997" table:formula="of:=VLOOKUP([.$A43];INDIRECT(VLOOKUP([.$B$34];[.$AG$16:.$AH$37];2;FALSE));[.O$62];FALSE)" table:style-name="ce44">
            <text:p>61</text:p>
          </table:table-cell>
          <table:table-cell table:style-name="ce69"/>
          <table:table-cell table:style-name="ce15"/>
          <table:table-cell table:style-name="ce17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18.730720999999999" table:formula="of:=VLOOKUP([.$A44];INDIRECT(VLOOKUP([.$B$34];[.$AG$16:.$AH$37];2;FALSE));[.B$62];FALSE)" table:style-name="ce44">
            <text:p>19</text:p>
          </table:table-cell>
          <table:table-cell office:value-type="float" office:value="6.8481199999999998" table:formula="of:=VLOOKUP([.$A44];INDIRECT(VLOOKUP([.$B$34];[.$AG$16:.$AH$37];2;FALSE));[.C$62];FALSE)" table:style-name="ce44">
            <text:p>7</text:p>
          </table:table-cell>
          <table:table-cell office:value-type="float" office:value="75.036081999999993" table:formula="of:=VLOOKUP([.$A44];INDIRECT(VLOOKUP([.$B$34];[.$AG$16:.$AH$37];2;FALSE));[.D$62];FALSE)" table:style-name="ce44">
            <text:p>75</text:p>
          </table:table-cell>
          <table:table-cell office:value-type="float" office:value="61.509661999999999" table:formula="of:=VLOOKUP([.$A44];INDIRECT(VLOOKUP([.$B$34];[.$AG$16:.$AH$37];2;FALSE));[.E$62];FALSE)" table:style-name="ce44">
            <text:p>62</text:p>
          </table:table-cell>
          <table:table-cell office:value-type="float" office:value="0.38932899999999998" table:formula="of:=VLOOKUP([.$A44];INDIRECT(VLOOKUP([.$B$34];[.$AG$16:.$AH$37];2;FALSE));[.F$62];FALSE)" table:style-name="ce44">
            <text:p>-</text:p>
          </table:table-cell>
          <table:table-cell office:value-type="float" office:value="0.73872000000000004" table:formula="of:=VLOOKUP([.$A44];INDIRECT(VLOOKUP([.$B$34];[.$AG$16:.$AH$37];2;FALSE));[.G$62];FALSE)" table:style-name="ce44">
            <text:p>1</text:p>
          </table:table-cell>
          <table:table-cell office:value-type="float" office:value="1.629375" table:formula="of:=VLOOKUP([.$A44];INDIRECT(VLOOKUP([.$B$34];[.$AG$16:.$AH$37];2;FALSE));[.H$62];FALSE)" table:style-name="ce44">
            <text:p>2</text:p>
          </table:table-cell>
          <table:table-cell office:value-type="float" office:value="3.9626920000000001" table:formula="of:=VLOOKUP([.$A44];INDIRECT(VLOOKUP([.$B$34];[.$AG$16:.$AH$37];2;FALSE));[.I$62];FALSE)" table:style-name="ce44">
            <text:p>4</text:p>
          </table:table-cell>
          <table:table-cell office:value-type="float" office:value="0.16929900000000001" table:formula="of:=VLOOKUP([.$A44];INDIRECT(VLOOKUP([.$B$34];[.$AG$16:.$AH$37];2;FALSE));[.J$62];FALSE)" table:style-name="ce44">
            <text:p>-</text:p>
          </table:table-cell>
          <table:table-cell office:value-type="float" office:value="1.938148" table:formula="of:=VLOOKUP([.$A44];INDIRECT(VLOOKUP([.$B$34];[.$AG$16:.$AH$37];2;FALSE));[.K$62];FALSE)" table:style-name="ce44">
            <text:p>2</text:p>
          </table:table-cell>
          <table:table-cell office:value-type="float" office:value="3.6341060000000001" table:formula="of:=VLOOKUP([.$A44];INDIRECT(VLOOKUP([.$B$34];[.$AG$16:.$AH$37];2;FALSE));[.L$62];FALSE)" table:style-name="ce44">
            <text:p>4</text:p>
          </table:table-cell>
          <table:table-cell office:value-type="float" office:value="2.5933389999999998" table:formula="of:=VLOOKUP([.$A44];INDIRECT(VLOOKUP([.$B$34];[.$AG$16:.$AH$37];2;FALSE));[.M$62];FALSE)" table:style-name="ce44">
            <text:p>3</text:p>
          </table:table-cell>
          <table:table-cell office:value-type="float" office:value="0.58109999999999995" table:formula="of:=VLOOKUP([.$A44];INDIRECT(VLOOKUP([.$B$34];[.$AG$16:.$AH$37];2;FALSE));[.N$62];FALSE)" table:style-name="ce44">
            <text:p>1</text:p>
          </table:table-cell>
          <table:table-cell office:value-type="float" office:value="177.760693" table:formula="of:=VLOOKUP([.$A44];INDIRECT(VLOOKUP([.$B$34];[.$AG$16:.$AH$37];2;FALSE));[.O$62];FALSE)" table:style-name="ce44">
            <text:p>178</text:p>
          </table:table-cell>
          <table:table-cell table:style-name="ce69"/>
          <table:table-cell table:number-columns-repeated="9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105.736687" table:formula="of:=VLOOKUP([.$A45];INDIRECT(VLOOKUP([.$B$34];[.$AG$16:.$AH$37];2;FALSE));[.B$62];FALSE)" table:style-name="ce44">
            <text:p>106</text:p>
          </table:table-cell>
          <table:table-cell office:value-type="float" office:value="0" table:formula="of:=VLOOKUP([.$A45];INDIRECT(VLOOKUP([.$B$34];[.$AG$16:.$AH$37];2;FALSE));[.C$62];FALSE)" table:style-name="ce44">
            <text:p>0</text:p>
          </table:table-cell>
          <table:table-cell office:value-type="float" office:value="0.32916000000000001" table:formula="of:=VLOOKUP([.$A45];INDIRECT(VLOOKUP([.$B$34];[.$AG$16:.$AH$37];2;FALSE));[.D$62];FALSE)" table:style-name="ce44">
            <text:p>-</text:p>
          </table:table-cell>
          <table:table-cell office:value-type="float" office:value="1.1002E-2" table:formula="of:=VLOOKUP([.$A45];INDIRECT(VLOOKUP([.$B$34];[.$AG$16:.$AH$37];2;FALSE));[.E$62];FALSE)" table:style-name="ce44">
            <text:p>-</text:p>
          </table:table-cell>
          <table:table-cell office:value-type="float" office:value="0" table:formula="of:=VLOOKUP([.$A45];INDIRECT(VLOOKUP([.$B$34];[.$AG$16:.$AH$37];2;FALSE));[.F$62];FALSE)" table:style-name="ce44">
            <text:p>0</text:p>
          </table:table-cell>
          <table:table-cell office:value-type="float" office:value="0" table:formula="of:=VLOOKUP([.$A45];INDIRECT(VLOOKUP([.$B$34];[.$AG$16:.$AH$37];2;FALSE));[.G$62];FALSE)" table:style-name="ce44">
            <text:p>0</text:p>
          </table:table-cell>
          <table:table-cell office:value-type="float" office:value="0" table:formula="of:=VLOOKUP([.$A45];INDIRECT(VLOOKUP([.$B$34];[.$AG$16:.$AH$37];2;FALSE));[.H$62];FALSE)" table:style-name="ce44">
            <text:p>0</text:p>
          </table:table-cell>
          <table:table-cell office:value-type="float" office:value="0" table:formula="of:=VLOOKUP([.$A45];INDIRECT(VLOOKUP([.$B$34];[.$AG$16:.$AH$37];2;FALSE));[.I$62];FALSE)" table:style-name="ce44">
            <text:p>0</text:p>
          </table:table-cell>
          <table:table-cell office:value-type="float" office:value="0" table:formula="of:=VLOOKUP([.$A45];INDIRECT(VLOOKUP([.$B$34];[.$AG$16:.$AH$37];2;FALSE));[.J$62];FALSE)" table:style-name="ce44">
            <text:p>0</text:p>
          </table:table-cell>
          <table:table-cell office:value-type="float" office:value="0" table:formula="of:=VLOOKUP([.$A45];INDIRECT(VLOOKUP([.$B$34];[.$AG$16:.$AH$37];2;FALSE));[.K$62];FALSE)" table:style-name="ce44">
            <text:p>0</text:p>
          </table:table-cell>
          <table:table-cell office:value-type="float" office:value="0" table:formula="of:=VLOOKUP([.$A45];INDIRECT(VLOOKUP([.$B$34];[.$AG$16:.$AH$37];2;FALSE));[.L$62];FALSE)" table:style-name="ce44">
            <text:p>0</text:p>
          </table:table-cell>
          <table:table-cell office:value-type="float" office:value="0" table:formula="of:=VLOOKUP([.$A45];INDIRECT(VLOOKUP([.$B$34];[.$AG$16:.$AH$37];2;FALSE));[.M$62];FALSE)" table:style-name="ce44">
            <text:p>0</text:p>
          </table:table-cell>
          <table:table-cell office:value-type="float" office:value="0" table:formula="of:=VLOOKUP([.$A45];INDIRECT(VLOOKUP([.$B$34];[.$AG$16:.$AH$37];2;FALSE));[.N$62];FALSE)" table:style-name="ce44">
            <text:p>0</text:p>
          </table:table-cell>
          <table:table-cell office:value-type="float" office:value="106.07684900000001" table:formula="of:=VLOOKUP([.$A45];INDIRECT(VLOOKUP([.$B$34];[.$AG$16:.$AH$37];2;FALSE));[.O$62];FALSE)" table:style-name="ce44">
            <text:p>106</text:p>
          </table:table-cell>
          <table:table-cell table:style-name="ce69"/>
          <table:table-cell table:number-columns-repeated="9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34.688917" table:formula="of:=VLOOKUP([.$A46];INDIRECT(VLOOKUP([.$B$34];[.$AG$16:.$AH$37];2;FALSE));[.B$62];FALSE)" table:style-name="ce44">
            <text:p>235</text:p>
          </table:table-cell>
          <table:table-cell office:value-type="float" office:value="15.006935" table:formula="of:=VLOOKUP([.$A46];INDIRECT(VLOOKUP([.$B$34];[.$AG$16:.$AH$37];2;FALSE));[.C$62];FALSE)" table:style-name="ce44">
            <text:p>15</text:p>
          </table:table-cell>
          <table:table-cell office:value-type="float" office:value="299.61390600000004" table:formula="of:=VLOOKUP([.$A46];INDIRECT(VLOOKUP([.$B$34];[.$AG$16:.$AH$37];2;FALSE));[.D$62];FALSE)" table:style-name="ce44">
            <text:p>300</text:p>
          </table:table-cell>
          <table:table-cell office:value-type="float" office:value="147.86127100000002" table:formula="of:=VLOOKUP([.$A46];INDIRECT(VLOOKUP([.$B$34];[.$AG$16:.$AH$37];2;FALSE));[.E$62];FALSE)" table:style-name="ce44">
            <text:p>148</text:p>
          </table:table-cell>
          <table:table-cell office:value-type="float" office:value="1.3366609999999999" table:formula="of:=VLOOKUP([.$A46];INDIRECT(VLOOKUP([.$B$34];[.$AG$16:.$AH$37];2;FALSE));[.F$62];FALSE)" table:style-name="ce44">
            <text:p>1</text:p>
          </table:table-cell>
          <table:table-cell office:value-type="float" office:value="4.7605919999999999" table:formula="of:=VLOOKUP([.$A46];INDIRECT(VLOOKUP([.$B$34];[.$AG$16:.$AH$37];2;FALSE));[.G$62];FALSE)" table:style-name="ce44">
            <text:p>5</text:p>
          </table:table-cell>
          <table:table-cell office:value-type="float" office:value="9.1137579999999989" table:formula="of:=VLOOKUP([.$A46];INDIRECT(VLOOKUP([.$B$34];[.$AG$16:.$AH$37];2;FALSE));[.H$62];FALSE)" table:style-name="ce44">
            <text:p>9</text:p>
          </table:table-cell>
          <table:table-cell office:value-type="float" office:value="17.259070000000001" table:formula="of:=VLOOKUP([.$A46];INDIRECT(VLOOKUP([.$B$34];[.$AG$16:.$AH$37];2;FALSE));[.I$62];FALSE)" table:style-name="ce44">
            <text:p>17</text:p>
          </table:table-cell>
          <table:table-cell office:value-type="float" office:value="0.16929900000000001" table:formula="of:=VLOOKUP([.$A46];INDIRECT(VLOOKUP([.$B$34];[.$AG$16:.$AH$37];2;FALSE));[.J$62];FALSE)" table:style-name="ce44">
            <text:p>-</text:p>
          </table:table-cell>
          <table:table-cell office:value-type="float" office:value="7.5520610000000001" table:formula="of:=VLOOKUP([.$A46];INDIRECT(VLOOKUP([.$B$34];[.$AG$16:.$AH$37];2;FALSE));[.K$62];FALSE)" table:style-name="ce44">
            <text:p>8</text:p>
          </table:table-cell>
          <table:table-cell office:value-type="float" office:value="11.210413000000001" table:formula="of:=VLOOKUP([.$A46];INDIRECT(VLOOKUP([.$B$34];[.$AG$16:.$AH$37];2;FALSE));[.L$62];FALSE)" table:style-name="ce44">
            <text:p>11</text:p>
          </table:table-cell>
          <table:table-cell office:value-type="float" office:value="6.5016500000000006" table:formula="of:=VLOOKUP([.$A46];INDIRECT(VLOOKUP([.$B$34];[.$AG$16:.$AH$37];2;FALSE));[.M$62];FALSE)" table:style-name="ce44">
            <text:p>7</text:p>
          </table:table-cell>
          <table:table-cell office:value-type="float" office:value="1.561488" table:formula="of:=VLOOKUP([.$A46];INDIRECT(VLOOKUP([.$B$34];[.$AG$16:.$AH$37];2;FALSE));[.N$62];FALSE)" table:style-name="ce44">
            <text:p>2</text:p>
          </table:table-cell>
          <table:table-cell office:value-type="float" office:value="756.63602099999969" table:formula="of:=VLOOKUP([.$A46];INDIRECT(VLOOKUP([.$B$34];[.$AG$16:.$AH$37];2;FALSE));[.O$62];FALSE)" table:style-name="ce44">
            <text:p>757</text:p>
          </table:table-cell>
          <table:table-cell table:style-name="ce69"/>
          <table:table-cell table:number-columns-repeated="9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9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41.780999999999999" table:formula="of:=VLOOKUP([.$A48];INDIRECT(VLOOKUP([.$B$34];[.$AG$16:.$AH$35];2;FALSE));[.B$62];FALSE)" table:style-name="ce75">
            <text:p>42</text:p>
          </table:table-cell>
          <table:table-cell office:value-type="float" office:value="2.5169999999999999" table:formula="of:=VLOOKUP([.$A48];INDIRECT(VLOOKUP([.$B$34];[.$AG$16:.$AH$35];2;FALSE));[.C$62];FALSE)" table:style-name="ce75">
            <text:p>3</text:p>
          </table:table-cell>
          <table:table-cell office:value-type="float" office:value="52.848999999999997" table:formula="of:=VLOOKUP([.$A48];INDIRECT(VLOOKUP([.$B$34];[.$AG$16:.$AH$35];2;FALSE));[.D$62];FALSE)" table:style-name="ce75">
            <text:p>53</text:p>
          </table:table-cell>
          <table:table-cell office:value-type="float" office:value="24.396999999999998" table:formula="of:=VLOOKUP([.$A48];INDIRECT(VLOOKUP([.$B$34];[.$AG$16:.$AH$35];2;FALSE));[.E$62];FALSE)" table:style-name="ce75">
            <text:p>24</text:p>
          </table:table-cell>
          <table:table-cell office:value-type="float" office:value="0.216" table:formula="of:=VLOOKUP([.$A48];INDIRECT(VLOOKUP([.$B$34];[.$AG$16:.$AH$35];2;FALSE));[.F$62];FALSE)" table:style-name="ce75">
            <text:p>-</text:p>
          </table:table-cell>
          <table:table-cell office:value-type="float" office:value="0.80100000000000005" table:formula="of:=VLOOKUP([.$A48];INDIRECT(VLOOKUP([.$B$34];[.$AG$16:.$AH$35];2;FALSE));[.G$62];FALSE)" table:style-name="ce75">
            <text:p>1</text:p>
          </table:table-cell>
          <table:table-cell office:value-type="float" office:value="1.159" table:formula="of:=VLOOKUP([.$A48];INDIRECT(VLOOKUP([.$B$34];[.$AG$16:.$AH$35];2;FALSE));[.H$62];FALSE)" table:style-name="ce75">
            <text:p>1</text:p>
          </table:table-cell>
          <table:table-cell office:value-type="float" office:value="2.59" table:formula="of:=VLOOKUP([.$A48];INDIRECT(VLOOKUP([.$B$34];[.$AG$16:.$AH$35];2;FALSE));[.I$62];FALSE)" table:style-name="ce75">
            <text:p>3</text:p>
          </table:table-cell>
          <table:table-cell office:value-type="float" office:value="2.5000000000000001E-2" table:formula="of:=VLOOKUP([.$A48];INDIRECT(VLOOKUP([.$B$34];[.$AG$16:.$AH$35];2;FALSE));[.J$62];FALSE)" table:style-name="ce75">
            <text:p>-</text:p>
          </table:table-cell>
          <table:table-cell office:value-type="float" office:value="0.754" table:formula="of:=VLOOKUP([.$A48];INDIRECT(VLOOKUP([.$B$34];[.$AG$16:.$AH$35];2;FALSE));[.K$62];FALSE)" table:style-name="ce75">
            <text:p>1</text:p>
          </table:table-cell>
          <table:table-cell office:value-type="float" office:value="1.544" table:formula="of:=VLOOKUP([.$A48];INDIRECT(VLOOKUP([.$B$34];[.$AG$16:.$AH$35];2;FALSE));[.L$62];FALSE)" table:style-name="ce75">
            <text:p>2</text:p>
          </table:table-cell>
          <table:table-cell office:value-type="float" office:value="0.96399999999999997" table:formula="of:=VLOOKUP([.$A48];INDIRECT(VLOOKUP([.$B$34];[.$AG$16:.$AH$35];2;FALSE));[.M$62];FALSE)" table:style-name="ce75">
            <text:p>1</text:p>
          </table:table-cell>
          <table:table-cell office:value-type="float" office:value="0.248" table:formula="of:=VLOOKUP([.$A48];INDIRECT(VLOOKUP([.$B$34];[.$AG$16:.$AH$35];2;FALSE));[.N$62];FALSE)" table:style-name="ce75">
            <text:p>-</text:p>
          </table:table-cell>
          <table:table-cell office:value-type="float" office:value="129.845" table:formula="of:=VLOOKUP([.$A48];INDIRECT(VLOOKUP([.$B$34];[.$AG$16:.$AH$35];2;FALSE));[.O$62];FALSE)" table:style-name="ce75">
            <text:p>130</text:p>
          </table:table-cell>
          <table:table-cell table:style-name="ce69"/>
          <table:table-cell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8">
          <table:table-cell office:value-type="string" table:style-name="ce50">
            <text:p>1 There is an apparent under-recording of short walks in 2002 and 2003 and short trips in 2007 and 2008 compared to other years.</text:p>
          </table:table-cell>
          <table:table-cell table:number-columns-repeated="16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number-columns-repeated="6" table:style-name="ce15"/>
          <table:table-cell table:style-name="ce23"/>
          <table:table-cell table:style-name="ce24"/>
          <table:table-cell table:number-columns-repeated="11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16325" table:style-name="ce23"/>
        </table:table-row>
        <table:table-row table:style-name="ro9">
          <table:table-cell office:value-type="string" table:number-columns-spanned="15" table:number-rows-spanned="1" table:style-name="ce90">
            <text:p>2 Walk includes all travel on foot. It is also used when respondents ride in non-motorised wheelchairs, prams or pushchairs, as well as when they ride on toy bicycles, roller-skates, skateboards, non-motorised scooters, or when they jog. For example, children who accompany their parents on a visit to the shops on toy bicycles/tricycles (where the parents are walking) are coded as having walked there.</text:p>
          </table:table-cell>
          <table:covered-table-cell table:number-columns-repeated="14"/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number-columns-repeated="7" table:style-name="ce15"/>
          <table:table-cell table:style-name="ce25"/>
          <table:table-cell table:number-columns-repeated="4" table:style-name="ce15"/>
          <table:table-cell table:number-columns-repeated="7" table:style-name="ce23"/>
          <table:table-cell table:number-columns-repeated="4" table:style-name="ce71"/>
          <table:table-cell table:style-name="ce74"/>
          <table:table-cell table:number-columns-repeated="5" table:style-name="ce71"/>
          <table:table-cell table:number-columns-repeated="2" table:style-name="ce23"/>
          <table:table-cell table:number-columns-repeated="14" table:style-name="ce15"/>
          <table:table-cell table:number-columns-repeated="16309" table:style-name="ce23"/>
        </table:table-row>
        <table:table-row table:style-name="ro1">
          <table:table-cell office:value-type="string" table:style-name="ce51">
            <text:p>3 E-bikes are included within the main mode of pedal cycle.</text:p>
          </table:table-cell>
          <table:table-cell table:number-columns-repeated="16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number-columns-repeated="7" table:style-name="ce15"/>
          <table:table-cell table:style-name="ce25"/>
          <table:table-cell table:number-columns-repeated="4" table:style-name="ce15"/>
          <table:table-cell table:number-columns-repeated="7" table:style-name="ce23"/>
          <table:table-cell table:style-name="ce15"/>
          <table:table-cell table:number-columns-repeated="3" table:style-name="ce71"/>
          <table:table-cell table:style-name="ce74"/>
          <table:table-cell table:number-columns-repeated="5" table:style-name="ce71"/>
          <table:table-cell table:number-columns-repeated="2" table:style-name="ce23"/>
          <table:table-cell table:number-columns-repeated="14" table:style-name="ce15"/>
          <table:table-cell table:number-columns-repeated="16309" table:style-name="ce23"/>
        </table:table-row>
        <table:table-row table:style-name="ro1">
          <table:table-cell office:value-type="string" table:style-name="ce52">
            <text:p>4 Other private transport includes electric scooters, motorised wheelchairs, ambulances, hospital cars, caravans, dormobiles, quad bikes, minibuses and private hire bus (including school bus).</text:p>
          </table:table-cell>
          <table:table-cell table:number-columns-repeated="16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number-columns-repeated="7" table:style-name="ce15"/>
          <table:table-cell table:style-name="ce25"/>
          <table:table-cell table:number-columns-repeated="4" table:style-name="ce15"/>
          <table:table-cell table:number-columns-repeated="7" table:style-name="ce23"/>
          <table:table-cell table:style-name="ce15"/>
          <table:table-cell table:number-columns-repeated="3" table:style-name="ce71"/>
          <table:table-cell table:style-name="ce74"/>
          <table:table-cell table:number-columns-repeated="5" table:style-name="ce71"/>
          <table:table-cell table:number-columns-repeated="2" table:style-name="ce23"/>
          <table:table-cell table:number-columns-repeated="14" table:style-name="ce15"/>
          <table:table-cell table:number-columns-repeated="16309" table:style-name="ce23"/>
        </table:table-row>
        <table:table-row table:style-name="ro1">
          <table:table-cell office:value-type="string" table:style-name="ce15">
            <text:p>5 Other public transport includes air, ferries and light rail.</text:p>
          </table:table-cell>
          <table:table-cell table:number-columns-repeated="12" table:style-name="ce15"/>
          <table:table-cell table:number-columns-repeated="16371" table:style-name="ce23"/>
        </table:table-row>
        <table:table-row table:style-name="ro1">
          <table:table-cell office:value-type="string" table:style-name="ce15">
            <text:p>6 Visit friends at home and elsewhere, entertainment, sport, holiday and day trip.</text:p>
          </table:table-cell>
          <table:table-cell table:number-columns-repeated="4" table:style-name="ce25"/>
          <table:table-cell table:number-columns-repeated="12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number-columns-repeated="7" table:style-name="ce15"/>
          <table:table-cell table:style-name="ce25"/>
          <table:table-cell table:number-columns-repeated="4" table:style-name="ce15"/>
          <table:table-cell table:number-columns-repeated="8" table:style-name="ce23"/>
          <table:table-cell table:number-columns-repeated="3" table:style-name="ce15"/>
          <table:table-cell table:style-name="ce25"/>
          <table:table-cell table:number-columns-repeated="3" table:style-name="ce15"/>
          <table:table-cell table:number-columns-repeated="16327" table:style-name="ce23"/>
        </table:table-row>
        <table:table-row table:style-name="ro10">
          <table:table-cell table:style-name="ce15"/>
          <table:table-cell table:number-columns-repeated="8" table:style-name="ce25"/>
          <table:table-cell table:number-columns-repeated="2" table:style-name="ce53"/>
          <table:table-cell table:number-columns-repeated="2" table:style-name="ce54"/>
          <table:table-cell table:style-name="ce15"/>
          <table:table-cell table:style-name="ce55"/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number-columns-repeated="7" table:style-name="ce15"/>
          <table:table-cell table:style-name="ce25"/>
          <table:table-cell table:number-columns-repeated="4" table:style-name="ce15"/>
          <table:table-cell table:number-columns-repeated="8" table:style-name="ce23"/>
          <table:table-cell table:number-columns-repeated="3" table:style-name="ce15"/>
          <table:table-cell table:style-name="ce25"/>
          <table:table-cell table:number-columns-repeated="3" table:style-name="ce15"/>
          <table:table-cell table:number-columns-repeated="16327" table:style-name="ce23"/>
        </table:table-row>
        <table:table-row table:style-name="ro11">
          <table:table-cell office:value-type="string" table:style-name="ce15">
            <text:p>The figures in this table are National Statistics.</text:p>
          </table:table-cell>
          <table:table-cell table:number-columns-repeated="8" table:style-name="ce25"/>
          <table:table-cell table:number-columns-repeated="2" table:style-name="ce53"/>
          <table:table-cell table:number-columns-repeated="2" table:style-name="ce54"/>
          <table:table-cell table:style-name="ce15"/>
          <table:table-cell table:style-name="ce55"/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number-columns-repeated="7" table:style-name="ce15"/>
          <table:table-cell table:style-name="ce25"/>
          <table:table-cell table:number-columns-repeated="4" table:style-name="ce15"/>
          <table:table-cell table:number-columns-repeated="8" table:style-name="ce23"/>
          <table:table-cell table:number-columns-repeated="3" table:style-name="ce15"/>
          <table:table-cell table:style-name="ce25"/>
          <table:table-cell table:number-columns-repeated="3" table:style-name="ce15"/>
          <table:table-cell table:number-columns-repeated="16327" table:style-name="ce23"/>
        </table:table-row>
        <table:table-row table:style-name="ro12">
          <table:table-cell office:value-type="string" table:number-columns-spanned="15" table:number-rows-spanned="1" table:style-name="ce91">
            <text:p>2020 and 2021 Disclaimer:<text:span text:style-name="T1"><text:s/>Due to changes in the methodology of data collection, changes in travel behaviour and a reduction of data collected during 2020 and 2021, as a result of the coronavirus (COVID-19) pandemic, care should be taken when interpreting this data and comparing to other years, due to the small sample sizes. Please see the background documentation for further details of these changes.</text:span></text:p>
          </table:table-cell>
          <table:covered-table-cell table:number-columns-repeated="14"/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15"/>
          <table:table-cell table:number-columns-repeated="5" table:style-name="ce16"/>
          <table:table-cell table:number-columns-repeated="5" table:style-name="ce15"/>
          <table:table-cell table:number-columns-repeated="16349" table:style-name="ce23"/>
        </table:table-row>
        <table:table-row table:style-name="ro1">
          <table:table-cell table:style-name="ce15"/>
          <table:table-cell table:style-name="ce25"/>
          <table:table-cell table:number-columns-repeated="4" table:style-name="ce15"/>
          <table:table-cell table:number-columns-repeated="3" table:style-name="ce25"/>
          <table:table-cell table:number-columns-repeated="4" table:style-name="ce54"/>
          <table:table-cell table:style-name="ce15"/>
          <table:table-cell office:value-type="string" table:style-name="ce56">
            <text:p>Source: National Travel Survey</text:p>
          </table:table-cell>
          <table:table-cell table:number-columns-repeated="2" table:style-name="ce15"/>
          <table:table-cell table:style-name="ce17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16349" table:style-name="ce23"/>
        </table:table-row>
        <table:table-row table:style-name="ro1">
          <table:table-cell office:value-type="string" table:style-name="ce14">
            <text:p><text:a xlink:href="mailto:national.travelsurvey@dft.gov.uk">Email: national.travelsurvey@dft.gov.uk</text:a></text:p>
          </table:table-cell>
          <table:table-cell table:style-name="ce76"/>
          <table:table-cell table:number-columns-repeated="4" table:style-name="ce15"/>
          <table:table-cell table:number-columns-repeated="3" table:style-name="ce25"/>
          <table:table-cell table:number-columns-repeated="4" table:style-name="ce54"/>
          <table:table-cell table:style-name="ce15"/>
          <table:table-cell office:value-type="string" table:style-name="ce56">
            <text:p>Last updated: 31 August 2022</text:p>
          </table:table-cell>
          <table:table-cell table:number-columns-repeated="10" table:style-name="ce15"/>
          <table:table-cell table:number-columns-repeated="5" table:style-name="ce16"/>
          <table:table-cell table:number-columns-repeated="5" table:style-name="ce15"/>
          <table:table-cell table:number-columns-repeated="16349" table:style-name="ce23"/>
        </table:table-row>
        <table:table-row table:style-name="ro1">
          <table:table-cell office:value-type="string" table:style-name="ce7">
            <text:p><text:a xlink:href="https://www.gov.uk/government/statistics/national-travel-survey-2021">Notes &amp; definitions</text:a></text:p>
          </table:table-cell>
          <table:table-cell table:number-columns-repeated="2" table:style-name="ce15"/>
          <table:table-cell table:style-name="ce57"/>
          <table:table-cell table:number-columns-repeated="2" table:style-name="ce15"/>
          <table:table-cell table:number-columns-repeated="8" table:style-name="ce25"/>
          <table:table-cell office:value-type="string" table:style-name="ce56">
            <text:p>Next update: Summer 2023</text:p>
          </table:table-cell>
          <table:table-cell table:number-columns-repeated="10" table:style-name="ce15"/>
          <table:table-cell table:number-columns-repeated="5" table:style-name="ce16"/>
          <table:table-cell table:number-columns-repeated="5" table:style-name="ce15"/>
          <table:table-cell table:number-columns-repeated="16349" table:style-name="ce23"/>
        </table:table-row>
        <table:table-row table:style-name="ro1">
          <table:table-cell table:style-name="ce79"/>
          <table:table-cell table:number-columns-repeated="14" table:style-name="ce58"/>
          <table:table-cell table:number-columns-repeated="10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table:style-name="ce59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0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3">
          <table:table-cell table:style-name="ce15"/>
          <table:table-cell table:number-columns-repeated="13" table:style-name="ce2"/>
          <table:table-cell table:style-name="ce3"/>
          <table:table-cell table:number-columns-repeated="10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9">
          <table:table-cell table:style-name="ce60"/>
          <table:table-cell table:number-columns-repeated="14" table:style-name="ce61"/>
          <table:table-cell table:number-columns-repeated="10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02" table:style-name="ce30">
            <text:p>2002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9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4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10" table:style-name="ce15"/>
          <table:table-cell table:style-name="ce21"/>
          <table:table-cell table:number-columns-repeated="4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6.349122999999999" table:style-name="ce44">
            <text:p>16</text:p>
          </table:table-cell>
          <table:table-cell office:value-type="float" office:value="6.5472720000000004" table:style-name="ce44">
            <text:p>7</text:p>
          </table:table-cell>
          <table:table-cell office:value-type="float" office:value="95.832486000000003" table:style-name="ce44">
            <text:p>96</text:p>
          </table:table-cell>
          <table:table-cell office:value-type="float" office:value="16.985648000000001" table:style-name="ce44">
            <text:p>17</text:p>
          </table:table-cell>
          <table:table-cell office:value-type="float" office:value="2.0053040000000002" table:style-name="ce44">
            <text:p>2</text:p>
          </table:table-cell>
          <table:table-cell office:value-type="float" office:value="0.86734900000000004" table:style-name="ce44">
            <text:p>1</text:p>
          </table:table-cell>
          <table:table-cell office:value-type="float" office:value="3.9710350000000001" table:style-name="ce44">
            <text:p>4</text:p>
          </table:table-cell>
          <table:table-cell office:value-type="float" office:value="8.8348619999999993" table:style-name="ce44">
            <text:p>9</text:p>
          </table:table-cell>
          <table:table-cell office:value-type="float" office:value="0.14197699999999999" table:style-name="ce44">
            <text:p>-</text:p>
          </table:table-cell>
          <table:table-cell office:value-type="float" office:value="5.0002259999999996" table:style-name="ce44">
            <text:p>5</text:p>
          </table:table-cell>
          <table:table-cell office:value-type="float" office:value="6.4285490000000003" table:style-name="ce44">
            <text:p>6</text:p>
          </table:table-cell>
          <table:table-cell office:value-type="float" office:value="0.92584999999999995" table:style-name="ce44">
            <text:p>1</text:p>
          </table:table-cell>
          <table:table-cell office:value-type="float" office:value="0.48333799999999999" table:style-name="ce44">
            <text:p>-</text:p>
          </table:table-cell>
          <table:table-cell office:value-type="float" office:value="164.37301899999997" table:style-name="ce44">
            <text:p>16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2.8657189999999999" table:style-name="ce44">
            <text:p>3</text:p>
          </table:table-cell>
          <table:table-cell office:value-type="float" office:value="0.61259300000000005" table:style-name="ce44">
            <text:p>1</text:p>
          </table:table-cell>
          <table:table-cell office:value-type="float" office:value="26.226680999999999" table:style-name="ce44">
            <text:p>26</text:p>
          </table:table-cell>
          <table:table-cell office:value-type="float" office:value="2.4001079999999999" table:style-name="ce44">
            <text:p>2</text:p>
          </table:table-cell>
          <table:table-cell office:value-type="float" office:value="4.1138000000000001E-2" table:style-name="ce44">
            <text:p>-</text:p>
          </table:table-cell>
          <table:table-cell office:value-type="float" office:value="0.31482100000000002" table:style-name="ce44">
            <text:p>-</text:p>
          </table:table-cell>
          <table:table-cell office:value-type="float" office:value="0.40820400000000001" table:style-name="ce44">
            <text:p>-</text:p>
          </table:table-cell>
          <table:table-cell office:value-type="float" office:value="0.28744799999999998" table:style-name="ce44">
            <text:p>-</text:p>
          </table:table-cell>
          <table:table-cell office:value-type="float" office:value="2.1430000000000001E-2" table:style-name="ce44">
            <text:p>-</text:p>
          </table:table-cell>
          <table:table-cell office:value-type="float" office:value="0.72292100000000004" table:style-name="ce44">
            <text:p>1</text:p>
          </table:table-cell>
          <table:table-cell office:value-type="float" office:value="1.117308" table:style-name="ce44">
            <text:p>1</text:p>
          </table:table-cell>
          <table:table-cell office:value-type="float" office:value="0.41086299999999998" table:style-name="ce44">
            <text:p>-</text:p>
          </table:table-cell>
          <table:table-cell office:value-type="float" office:value="0.116637" table:style-name="ce44">
            <text:p>-</text:p>
          </table:table-cell>
          <table:table-cell office:value-type="float" office:value="35.545870999999991" table:style-name="ce44">
            <text:p>3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44.115341000000001" table:style-name="ce44">
            <text:p>44</text:p>
          </table:table-cell>
          <table:table-cell office:value-type="float" office:value="1.833555" table:style-name="ce44">
            <text:p>2</text:p>
          </table:table-cell>
          <table:table-cell office:value-type="float" office:value="23.895344999999999" table:style-name="ce44">
            <text:p>24</text:p>
          </table:table-cell>
          <table:table-cell office:value-type="float" office:value="25.759611" table:style-name="ce44">
            <text:p>26</text:p>
          </table:table-cell>
          <table:table-cell office:value-type="float" office:value="5.1879000000000002E-2" table:style-name="ce44">
            <text:p>-</text:p>
          </table:table-cell>
          <table:table-cell office:value-type="float" office:value="3.2902429999999998" table:style-name="ce44">
            <text:p>3</text:p>
          </table:table-cell>
          <table:table-cell office:value-type="float" office:value="2.0308009999999999" table:style-name="ce44">
            <text:p>2</text:p>
          </table:table-cell>
          <table:table-cell office:value-type="float" office:value="8.1225260000000006" table:style-name="ce44">
            <text:p>8</text:p>
          </table:table-cell>
          <table:table-cell office:value-type="float" office:value="4.8542000000000002E-2" table:style-name="ce44">
            <text:p>-</text:p>
          </table:table-cell>
          <table:table-cell office:value-type="float" office:value="1.184099" table:style-name="ce44">
            <text:p>1</text:p>
          </table:table-cell>
          <table:table-cell office:value-type="float" office:value="0.92120999999999997" table:style-name="ce44">
            <text:p>1</text:p>
          </table:table-cell>
          <table:table-cell office:value-type="float" office:value="0.390372" table:style-name="ce44">
            <text:p>-</text:p>
          </table:table-cell>
          <table:table-cell office:value-type="float" office:value="3.6915000000000003E-2" table:style-name="ce44">
            <text:p>-</text:p>
          </table:table-cell>
          <table:table-cell office:value-type="float" office:value="111.68043899999999" table:style-name="ce44">
            <text:p>11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59.249549999999999" table:style-name="ce44">
            <text:p>59</text:p>
          </table:table-cell>
          <table:table-cell office:value-type="float" office:value="2.363715" table:style-name="ce44">
            <text:p>2</text:p>
          </table:table-cell>
          <table:table-cell office:value-type="float" office:value="90.122373999999994" table:style-name="ce44">
            <text:p>90</text:p>
          </table:table-cell>
          <table:table-cell office:value-type="float" office:value="46.019598000000002" table:style-name="ce44">
            <text:p>46</text:p>
          </table:table-cell>
          <table:table-cell office:value-type="float" office:value="0.47197099999999997" table:style-name="ce44">
            <text:p>-</text:p>
          </table:table-cell>
          <table:table-cell office:value-type="float" office:value="0.49626900000000002" table:style-name="ce44">
            <text:p>-</text:p>
          </table:table-cell>
          <table:table-cell office:value-type="float" office:value="4.8237839999999998" table:style-name="ce44">
            <text:p>5</text:p>
          </table:table-cell>
          <table:table-cell office:value-type="float" office:value="14.417543999999999" table:style-name="ce44">
            <text:p>14</text:p>
          </table:table-cell>
          <table:table-cell office:value-type="float" office:value="1.6528000000000001E-2" table:style-name="ce44">
            <text:p>-</text:p>
          </table:table-cell>
          <table:table-cell office:value-type="float" office:value="0.75498699999999996" table:style-name="ce44">
            <text:p>1</text:p>
          </table:table-cell>
          <table:table-cell office:value-type="float" office:value="0.97590399999999999" table:style-name="ce44">
            <text:p>1</text:p>
          </table:table-cell>
          <table:table-cell office:value-type="float" office:value="1.7980480000000001" table:style-name="ce44">
            <text:p>2</text:p>
          </table:table-cell>
          <table:table-cell office:value-type="float" office:value="0.36654399999999998" table:style-name="ce44">
            <text:p>-</text:p>
          </table:table-cell>
          <table:table-cell office:value-type="float" office:value="221.87681599999999" table:style-name="ce44">
            <text:p>22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3.319215" table:style-name="ce44">
            <text:p>13</text:p>
          </table:table-cell>
          <table:table-cell office:value-type="float" office:value="0.36482399999999998" table:style-name="ce44">
            <text:p>-</text:p>
          </table:table-cell>
          <table:table-cell office:value-type="float" office:value="57.491231999999997" table:style-name="ce44">
            <text:p>57</text:p>
          </table:table-cell>
          <table:table-cell office:value-type="float" office:value="30.738668000000001" table:style-name="ce44">
            <text:p>31</text:p>
          </table:table-cell>
          <table:table-cell office:value-type="float" office:value="0.114082" table:style-name="ce44">
            <text:p>-</text:p>
          </table:table-cell>
          <table:table-cell office:value-type="float" office:value="0.122685" table:style-name="ce44">
            <text:p>-</text:p>
          </table:table-cell>
          <table:table-cell office:value-type="float" office:value="0.61707699999999999" table:style-name="ce44">
            <text:p>1</text:p>
          </table:table-cell>
          <table:table-cell office:value-type="float" office:value="1.5737939999999999" table:style-name="ce44">
            <text:p>2</text:p>
          </table:table-cell>
          <table:table-cell office:value-type="float" office:value="3.441E-3" table:style-name="ce44">
            <text:p>-</text:p>
          </table:table-cell>
          <table:table-cell office:value-type="float" office:value="0.121226" table:style-name="ce44">
            <text:p>-</text:p>
          </table:table-cell>
          <table:table-cell office:value-type="float" office:value="0.191667" table:style-name="ce44">
            <text:p>-</text:p>
          </table:table-cell>
          <table:table-cell office:value-type="float" office:value="0.59523000000000004" table:style-name="ce44">
            <text:p>1</text:p>
          </table:table-cell>
          <table:table-cell office:value-type="float" office:value="6.0221999999999998E-2" table:style-name="ce44">
            <text:p>-</text:p>
          </table:table-cell>
          <table:table-cell office:value-type="float" office:value="105.313363" table:style-name="ce44">
            <text:p>10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34.740412999999997" table:style-name="ce44">
            <text:p>35</text:p>
          </table:table-cell>
          <table:table-cell office:value-type="float" office:value="1.3080879999999999" table:style-name="ce44">
            <text:p>1</text:p>
          </table:table-cell>
          <table:table-cell office:value-type="float" office:value="47.131796999999999" table:style-name="ce44">
            <text:p>47</text:p>
          </table:table-cell>
          <table:table-cell office:value-type="float" office:value="24.580829000000001" table:style-name="ce44">
            <text:p>25</text:p>
          </table:table-cell>
          <table:table-cell office:value-type="float" office:value="0.29714600000000002" table:style-name="ce44">
            <text:p>-</text:p>
          </table:table-cell>
          <table:table-cell office:value-type="float" office:value="1.0414969999999999" table:style-name="ce44">
            <text:p>1</text:p>
          </table:table-cell>
          <table:table-cell office:value-type="float" office:value="1.707741" table:style-name="ce44">
            <text:p>2</text:p>
          </table:table-cell>
          <table:table-cell office:value-type="float" office:value="4.174798" table:style-name="ce44">
            <text:p>4</text:p>
          </table:table-cell>
          <table:table-cell office:value-type="float" office:value="1.5903E-2" table:style-name="ce44">
            <text:p>-</text:p>
          </table:table-cell>
          <table:table-cell office:value-type="float" office:value="0.55221500000000001" table:style-name="ce44">
            <text:p>1</text:p>
          </table:table-cell>
          <table:table-cell office:value-type="float" office:value="0.69257599999999997" table:style-name="ce44">
            <text:p>1</text:p>
          </table:table-cell>
          <table:table-cell office:value-type="float" office:value="1.154901" table:style-name="ce44">
            <text:p>1</text:p>
          </table:table-cell>
          <table:table-cell office:value-type="float" office:value="0.18817300000000001" table:style-name="ce44">
            <text:p>-</text:p>
          </table:table-cell>
          <table:table-cell office:value-type="float" office:value="117.58607699999999" table:style-name="ce44">
            <text:p>11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52.424632000000003" table:style-name="ce44">
            <text:p>52</text:p>
          </table:table-cell>
          <table:table-cell office:value-type="float" office:value="4.9991830000000004" table:style-name="ce44">
            <text:p>5</text:p>
          </table:table-cell>
          <table:table-cell office:value-type="float" office:value="97.393609999999995" table:style-name="ce44">
            <text:p>97</text:p>
          </table:table-cell>
          <table:table-cell office:value-type="float" office:value="93.407141999999993" table:style-name="ce44">
            <text:p>93</text:p>
          </table:table-cell>
          <table:table-cell office:value-type="float" office:value="0.864012" table:style-name="ce44">
            <text:p>1</text:p>
          </table:table-cell>
          <table:table-cell office:value-type="float" office:value="2.1070820000000001" table:style-name="ce44">
            <text:p>2</text:p>
          </table:table-cell>
          <table:table-cell office:value-type="float" office:value="3.7173210000000001" table:style-name="ce44">
            <text:p>4</text:p>
          </table:table-cell>
          <table:table-cell office:value-type="float" office:value="8.8037349999999996" table:style-name="ce44">
            <text:p>9</text:p>
          </table:table-cell>
          <table:table-cell office:value-type="float" office:value="0.52948200000000001" table:style-name="ce44">
            <text:p>1</text:p>
          </table:table-cell>
          <table:table-cell office:value-type="float" office:value="2.4055309999999999" table:style-name="ce44">
            <text:p>2</text:p>
          </table:table-cell>
          <table:table-cell office:value-type="float" office:value="3.1304859999999999" table:style-name="ce44">
            <text:p>3</text:p>
          </table:table-cell>
          <table:table-cell office:value-type="float" office:value="6.3222880000000004" table:style-name="ce44">
            <text:p>6</text:p>
          </table:table-cell>
          <table:table-cell office:value-type="float" office:value="0.61603399999999997" table:style-name="ce44">
            <text:p>1</text:p>
          </table:table-cell>
          <table:table-cell office:value-type="float" office:value="276.72053800000003" table:style-name="ce44">
            <text:p>27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0.948357999999999" table:style-name="ce44">
            <text:p>41</text:p>
          </table:table-cell>
          <table:table-cell office:value-type="float" office:value="0" table:style-name="ce44">
            <text:p>0</text:p>
          </table:table-cell>
          <table:table-cell office:value-type="float" office:value="0.32040000000000002" table:style-name="ce44">
            <text:p>-</text:p>
          </table:table-cell>
          <table:table-cell office:value-type="float" office:value="4.3485000000000003E-2" table:style-name="ce44">
            <text:p>-</text:p>
          </table:table-cell>
          <table:table-cell office:value-type="float" office:value="6.2570000000000004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6.6220000000000003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1.325122" table:style-name="ce44">
            <text:p>4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64.01235099999997" table:style-name="ce44">
            <text:p>264</text:p>
          </table:table-cell>
          <table:table-cell office:value-type="float" office:value="18.029230000000002" table:style-name="ce44">
            <text:p>18</text:p>
          </table:table-cell>
          <table:table-cell office:value-type="float" office:value="438.41392500000001" table:style-name="ce44">
            <text:p>438</text:p>
          </table:table-cell>
          <table:table-cell office:value-type="float" office:value="239.93508899999998" table:style-name="ce44">
            <text:p>240</text:p>
          </table:table-cell>
          <table:table-cell office:value-type="float" office:value="3.8517890000000001" table:style-name="ce44">
            <text:p>4</text:p>
          </table:table-cell>
          <table:table-cell office:value-type="float" office:value="8.2399459999999998" table:style-name="ce44">
            <text:p>8</text:p>
          </table:table-cell>
          <table:table-cell office:value-type="float" office:value="17.275963000000001" table:style-name="ce44">
            <text:p>17</text:p>
          </table:table-cell>
          <table:table-cell office:value-type="float" office:value="46.221328999999997" table:style-name="ce44">
            <text:p>46</text:p>
          </table:table-cell>
          <table:table-cell office:value-type="float" office:value="0.77730300000000008" table:style-name="ce44">
            <text:p>1</text:p>
          </table:table-cell>
          <table:table-cell office:value-type="float" office:value="10.741205000000001" table:style-name="ce44">
            <text:p>11</text:p>
          </table:table-cell>
          <table:table-cell office:value-type="float" office:value="13.457700000000001" table:style-name="ce44">
            <text:p>13</text:p>
          </table:table-cell>
          <table:table-cell office:value-type="float" office:value="11.597552" table:style-name="ce44">
            <text:p>12</text:p>
          </table:table-cell>
          <table:table-cell office:value-type="float" office:value="1.8678630000000001" table:style-name="ce44">
            <text:p>2</text:p>
          </table:table-cell>
          <table:table-cell office:value-type="float" office:value="1074.4212449999998" table:style-name="ce44">
            <text:p>1,07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66.355999999999995" table:style-name="ce49">
            <text:p>66</text:p>
          </table:table-cell>
          <table:table-cell office:value-type="float" office:value="4.5419999999999998" table:style-name="ce49">
            <text:p>5</text:p>
          </table:table-cell>
          <table:table-cell office:value-type="float" office:value="116.736" table:style-name="ce49">
            <text:p>117</text:p>
          </table:table-cell>
          <table:table-cell office:value-type="float" office:value="63.814" table:style-name="ce49">
            <text:p>64</text:p>
          </table:table-cell>
          <table:table-cell office:value-type="float" office:value="0.97699999999999998" table:style-name="ce49">
            <text:p>1</text:p>
          </table:table-cell>
          <table:table-cell office:value-type="float" office:value="2.2440000000000002" table:style-name="ce49">
            <text:p>2</text:p>
          </table:table-cell>
          <table:table-cell office:value-type="float" office:value="3.6840000000000002" table:style-name="ce49">
            <text:p>4</text:p>
          </table:table-cell>
          <table:table-cell office:value-type="float" office:value="11.943" table:style-name="ce49">
            <text:p>12</text:p>
          </table:table-cell>
          <table:table-cell office:value-type="float" office:value="0.20300000000000001" table:style-name="ce49">
            <text:p>-</text:p>
          </table:table-cell>
          <table:table-cell office:value-type="float" office:value="2.1960000000000002" table:style-name="ce49">
            <text:p>2</text:p>
          </table:table-cell>
          <table:table-cell office:value-type="float" office:value="3.2429999999999999" table:style-name="ce49">
            <text:p>3</text:p>
          </table:table-cell>
          <table:table-cell office:value-type="float" office:value="3" table:style-name="ce49">
            <text:p>3</text:p>
          </table:table-cell>
          <table:table-cell office:value-type="float" office:value="0.46899999999999997" table:style-name="ce49">
            <text:p>-</text:p>
          </table:table-cell>
          <table:table-cell office:value-type="float" office:value="279.40699999999998" table:style-name="ce49">
            <text:p>279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table:number-columns-repeated="15" table:style-name="ce64"/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table:style-name="ce65"/>
          <table:table-cell table:number-columns-repeated="14" table:style-name="ce66"/>
          <table:table-cell table:style-name="ce78"/>
          <table:table-cell table:number-columns-repeated="2" table:style-name="ce23"/>
          <table:table-cell table:number-columns-repeated="7" table:style-name="ce15"/>
          <table:table-cell table:style-name="ce21"/>
          <table:table-cell table:number-columns-repeated="4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style-name="ce65"/>
          <table:table-cell table:number-columns-repeated="14" table:style-name="ce66"/>
          <table:table-cell table:style-name="ce7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03" table:style-name="ce30">
            <text:p>2003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5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6.433015999999999" table:style-name="ce44">
            <text:p>16</text:p>
          </table:table-cell>
          <table:table-cell office:value-type="float" office:value="6.0779079999999999" table:style-name="ce44">
            <text:p>6</text:p>
          </table:table-cell>
          <table:table-cell office:value-type="float" office:value="97.189221000000003" table:style-name="ce44">
            <text:p>97</text:p>
          </table:table-cell>
          <table:table-cell office:value-type="float" office:value="16.563313999999998" table:style-name="ce44">
            <text:p>17</text:p>
          </table:table-cell>
          <table:table-cell office:value-type="float" office:value="2.5112190000000001" table:style-name="ce44">
            <text:p>3</text:p>
          </table:table-cell>
          <table:table-cell office:value-type="float" office:value="0.84597199999999995" table:style-name="ce44">
            <text:p>1</text:p>
          </table:table-cell>
          <table:table-cell office:value-type="float" office:value="3.3092739999999998" table:style-name="ce44">
            <text:p>3</text:p>
          </table:table-cell>
          <table:table-cell office:value-type="float" office:value="9.4423980000000007" table:style-name="ce44">
            <text:p>9</text:p>
          </table:table-cell>
          <table:table-cell office:value-type="float" office:value="2.6121999999999999E-2" table:style-name="ce44">
            <text:p>-</text:p>
          </table:table-cell>
          <table:table-cell office:value-type="float" office:value="4.2504010000000001" table:style-name="ce44">
            <text:p>4</text:p>
          </table:table-cell>
          <table:table-cell office:value-type="float" office:value="6.9531299999999998" table:style-name="ce44">
            <text:p>7</text:p>
          </table:table-cell>
          <table:table-cell office:value-type="float" office:value="1.291873" table:style-name="ce44">
            <text:p>1</text:p>
          </table:table-cell>
          <table:table-cell office:value-type="float" office:value="1.1871240000000001" table:style-name="ce44">
            <text:p>1</text:p>
          </table:table-cell>
          <table:table-cell office:value-type="float" office:value="166.080972" table:style-name="ce44">
            <text:p>16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3.4509379999999998" table:style-name="ce44">
            <text:p>3</text:p>
          </table:table-cell>
          <table:table-cell office:value-type="float" office:value="0.47655999999999998" table:style-name="ce44">
            <text:p>-</text:p>
          </table:table-cell>
          <table:table-cell office:value-type="float" office:value="24.389789" table:style-name="ce44">
            <text:p>24</text:p>
          </table:table-cell>
          <table:table-cell office:value-type="float" office:value="2.4660660000000001" table:style-name="ce44">
            <text:p>2</text:p>
          </table:table-cell>
          <table:table-cell office:value-type="float" office:value="6.2254999999999998E-2" table:style-name="ce44">
            <text:p>-</text:p>
          </table:table-cell>
          <table:table-cell office:value-type="float" office:value="0.234213" table:style-name="ce44">
            <text:p>-</text:p>
          </table:table-cell>
          <table:table-cell office:value-type="float" office:value="0.34313300000000002" table:style-name="ce44">
            <text:p>-</text:p>
          </table:table-cell>
          <table:table-cell office:value-type="float" office:value="0.52332900000000004" table:style-name="ce44">
            <text:p>1</text:p>
          </table:table-cell>
          <table:table-cell office:value-type="float" office:value="1.1158E-2" table:style-name="ce44">
            <text:p>-</text:p>
          </table:table-cell>
          <table:table-cell office:value-type="float" office:value="0.83976700000000004" table:style-name="ce44">
            <text:p>1</text:p>
          </table:table-cell>
          <table:table-cell office:value-type="float" office:value="1.187176" table:style-name="ce44">
            <text:p>1</text:p>
          </table:table-cell>
          <table:table-cell office:value-type="float" office:value="0.31023299999999998" table:style-name="ce44">
            <text:p>-</text:p>
          </table:table-cell>
          <table:table-cell office:value-type="float" office:value="0.15068500000000001" table:style-name="ce44">
            <text:p>-</text:p>
          </table:table-cell>
          <table:table-cell office:value-type="float" office:value="34.445302000000005" table:style-name="ce44">
            <text:p>3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54.665661999999998" table:style-name="ce44">
            <text:p>55</text:p>
          </table:table-cell>
          <table:table-cell office:value-type="float" office:value="1.4819230000000001" table:style-name="ce44">
            <text:p>1</text:p>
          </table:table-cell>
          <table:table-cell office:value-type="float" office:value="23.828710000000001" table:style-name="ce44">
            <text:p>24</text:p>
          </table:table-cell>
          <table:table-cell office:value-type="float" office:value="25.721965999999998" table:style-name="ce44">
            <text:p>26</text:p>
          </table:table-cell>
          <table:table-cell office:value-type="float" office:value="0.103602" table:style-name="ce44">
            <text:p>-</text:p>
          </table:table-cell>
          <table:table-cell office:value-type="float" office:value="3.4802930000000001" table:style-name="ce44">
            <text:p>3</text:p>
          </table:table-cell>
          <table:table-cell office:value-type="float" office:value="2.8612350000000002" table:style-name="ce44">
            <text:p>3</text:p>
          </table:table-cell>
          <table:table-cell office:value-type="float" office:value="8.8521730000000005" table:style-name="ce44">
            <text:p>9</text:p>
          </table:table-cell>
          <table:table-cell office:value-type="float" office:value="0" table:style-name="ce44">
            <text:p>0</text:p>
          </table:table-cell>
          <table:table-cell office:value-type="float" office:value="0.71395299999999995" table:style-name="ce44">
            <text:p>1</text:p>
          </table:table-cell>
          <table:table-cell office:value-type="float" office:value="0.95640400000000003" table:style-name="ce44">
            <text:p>1</text:p>
          </table:table-cell>
          <table:table-cell office:value-type="float" office:value="0.86474200000000001" table:style-name="ce44">
            <text:p>1</text:p>
          </table:table-cell>
          <table:table-cell office:value-type="float" office:value="0.21116699999999999" table:style-name="ce44">
            <text:p>-</text:p>
          </table:table-cell>
          <table:table-cell office:value-type="float" office:value="123.74183000000001" table:style-name="ce44">
            <text:p>12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57.218488000000001" table:style-name="ce44">
            <text:p>57</text:p>
          </table:table-cell>
          <table:table-cell office:value-type="float" office:value="1.925791" table:style-name="ce44">
            <text:p>2</text:p>
          </table:table-cell>
          <table:table-cell office:value-type="float" office:value="88.750831000000005" table:style-name="ce44">
            <text:p>89</text:p>
          </table:table-cell>
          <table:table-cell office:value-type="float" office:value="44.439287" table:style-name="ce44">
            <text:p>44</text:p>
          </table:table-cell>
          <table:table-cell office:value-type="float" office:value="0.33202799999999999" table:style-name="ce44">
            <text:p>-</text:p>
          </table:table-cell>
          <table:table-cell office:value-type="float" office:value="0.37290499999999999" table:style-name="ce44">
            <text:p>-</text:p>
          </table:table-cell>
          <table:table-cell office:value-type="float" office:value="4.1775089999999997" table:style-name="ce44">
            <text:p>4</text:p>
          </table:table-cell>
          <table:table-cell office:value-type="float" office:value="13.535387999999999" table:style-name="ce44">
            <text:p>14</text:p>
          </table:table-cell>
          <table:table-cell office:value-type="float" office:value="5.9961E-2" table:style-name="ce44">
            <text:p>-</text:p>
          </table:table-cell>
          <table:table-cell office:value-type="float" office:value="0.66640100000000002" table:style-name="ce44">
            <text:p>1</text:p>
          </table:table-cell>
          <table:table-cell office:value-type="float" office:value="0.94159599999999999" table:style-name="ce44">
            <text:p>1</text:p>
          </table:table-cell>
          <table:table-cell office:value-type="float" office:value="1.859521" table:style-name="ce44">
            <text:p>2</text:p>
          </table:table-cell>
          <table:table-cell office:value-type="float" office:value="0.56477999999999995" table:style-name="ce44">
            <text:p>1</text:p>
          </table:table-cell>
          <table:table-cell office:value-type="float" office:value="214.84448600000002" table:style-name="ce44">
            <text:p>21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0.693861999999999" table:style-name="ce44">
            <text:p>11</text:p>
          </table:table-cell>
          <table:table-cell office:value-type="float" office:value="0.124823" table:style-name="ce44">
            <text:p>-</text:p>
          </table:table-cell>
          <table:table-cell office:value-type="float" office:value="53.534067" table:style-name="ce44">
            <text:p>54</text:p>
          </table:table-cell>
          <table:table-cell office:value-type="float" office:value="28.985147000000001" table:style-name="ce44">
            <text:p>29</text:p>
          </table:table-cell>
          <table:table-cell office:value-type="float" office:value="2.0022000000000002E-2" table:style-name="ce44">
            <text:p>-</text:p>
          </table:table-cell>
          <table:table-cell office:value-type="float" office:value="0.16627400000000001" table:style-name="ce44">
            <text:p>-</text:p>
          </table:table-cell>
          <table:table-cell office:value-type="float" office:value="0.48375499999999999" table:style-name="ce44">
            <text:p>-</text:p>
          </table:table-cell>
          <table:table-cell office:value-type="float" office:value="1.53521" table:style-name="ce44">
            <text:p>2</text:p>
          </table:table-cell>
          <table:table-cell office:value-type="float" office:value="9.5420000000000001E-3" table:style-name="ce44">
            <text:p>-</text:p>
          </table:table-cell>
          <table:table-cell office:value-type="float" office:value="9.7657999999999995E-2" table:style-name="ce44">
            <text:p>-</text:p>
          </table:table-cell>
          <table:table-cell office:value-type="float" office:value="0.119766" table:style-name="ce44">
            <text:p>-</text:p>
          </table:table-cell>
          <table:table-cell office:value-type="float" office:value="0.32556200000000002" table:style-name="ce44">
            <text:p>-</text:p>
          </table:table-cell>
          <table:table-cell office:value-type="float" office:value="8.5718000000000003E-2" table:style-name="ce44">
            <text:p>-</text:p>
          </table:table-cell>
          <table:table-cell office:value-type="float" office:value="96.181405999999996" table:style-name="ce44">
            <text:p>9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31.220181" table:style-name="ce44">
            <text:p>31</text:p>
          </table:table-cell>
          <table:table-cell office:value-type="float" office:value="1.0948359999999999" table:style-name="ce44">
            <text:p>1</text:p>
          </table:table-cell>
          <table:table-cell office:value-type="float" office:value="43.821272" table:style-name="ce44">
            <text:p>44</text:p>
          </table:table-cell>
          <table:table-cell office:value-type="float" office:value="23.885542999999998" table:style-name="ce44">
            <text:p>24</text:p>
          </table:table-cell>
          <table:table-cell office:value-type="float" office:value="0.217528" table:style-name="ce44">
            <text:p>-</text:p>
          </table:table-cell>
          <table:table-cell office:value-type="float" office:value="0.75900199999999995" table:style-name="ce44">
            <text:p>1</text:p>
          </table:table-cell>
          <table:table-cell office:value-type="float" office:value="1.8684890000000001" table:style-name="ce44">
            <text:p>2</text:p>
          </table:table-cell>
          <table:table-cell office:value-type="float" office:value="4.3668290000000001" table:style-name="ce44">
            <text:p>4</text:p>
          </table:table-cell>
          <table:table-cell office:value-type="float" office:value="1.6007E-2" table:style-name="ce44">
            <text:p>-</text:p>
          </table:table-cell>
          <table:table-cell office:value-type="float" office:value="0.65216700000000005" table:style-name="ce44">
            <text:p>1</text:p>
          </table:table-cell>
          <table:table-cell office:value-type="float" office:value="0.64288599999999996" table:style-name="ce44">
            <text:p>1</text:p>
          </table:table-cell>
          <table:table-cell office:value-type="float" office:value="1.1380600000000001" table:style-name="ce44">
            <text:p>1</text:p>
          </table:table-cell>
          <table:table-cell office:value-type="float" office:value="0.18733900000000001" table:style-name="ce44">
            <text:p>-</text:p>
          </table:table-cell>
          <table:table-cell office:value-type="float" office:value="109.87013899999999" table:style-name="ce44">
            <text:p>11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54.489897999999997" table:style-name="ce44">
            <text:p>54</text:p>
          </table:table-cell>
          <table:table-cell office:value-type="float" office:value="5.220205" table:style-name="ce44">
            <text:p>5</text:p>
          </table:table-cell>
          <table:table-cell office:value-type="float" office:value="94.887969999999996" table:style-name="ce44">
            <text:p>95</text:p>
          </table:table-cell>
          <table:table-cell office:value-type="float" office:value="90.627819000000002" table:style-name="ce44">
            <text:p>91</text:p>
          </table:table-cell>
          <table:table-cell office:value-type="float" office:value="0.80425999999999997" table:style-name="ce44">
            <text:p>1</text:p>
          </table:table-cell>
          <table:table-cell office:value-type="float" office:value="1.8756839999999999" table:style-name="ce44">
            <text:p>2</text:p>
          </table:table-cell>
          <table:table-cell office:value-type="float" office:value="3.8478279999999998" table:style-name="ce44">
            <text:p>4</text:p>
          </table:table-cell>
          <table:table-cell office:value-type="float" office:value="8.7324590000000004" table:style-name="ce44">
            <text:p>9</text:p>
          </table:table-cell>
          <table:table-cell office:value-type="float" office:value="0.87224999999999997" table:style-name="ce44">
            <text:p>1</text:p>
          </table:table-cell>
          <table:table-cell office:value-type="float" office:value="1.8961749999999999" table:style-name="ce44">
            <text:p>2</text:p>
          </table:table-cell>
          <table:table-cell office:value-type="float" office:value="3.5309210000000002" table:style-name="ce44">
            <text:p>4</text:p>
          </table:table-cell>
          <table:table-cell office:value-type="float" office:value="5.9208619999999996" table:style-name="ce44">
            <text:p>6</text:p>
          </table:table-cell>
          <table:table-cell office:value-type="float" office:value="0.60868199999999995" table:style-name="ce44">
            <text:p>1</text:p>
          </table:table-cell>
          <table:table-cell office:value-type="float" office:value="273.31501300000008" table:style-name="ce44">
            <text:p>27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0.856695000000002" table:style-name="ce44">
            <text:p>41</text:p>
          </table:table-cell>
          <table:table-cell office:value-type="float" office:value="0" table:style-name="ce44">
            <text:p>0</text:p>
          </table:table-cell>
          <table:table-cell office:value-type="float" office:value="0.29870999999999998" table:style-name="ce44">
            <text:p>-</text:p>
          </table:table-cell>
          <table:table-cell office:value-type="float" office:value="2.1482000000000001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1.176887000000001" table:style-name="ce44">
            <text:p>4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69.02873999999997" table:style-name="ce44">
            <text:p>269</text:p>
          </table:table-cell>
          <table:table-cell office:value-type="float" office:value="16.402045999999999" table:style-name="ce44">
            <text:p>16</text:p>
          </table:table-cell>
          <table:table-cell office:value-type="float" office:value="426.70057000000003" table:style-name="ce44">
            <text:p>427</text:p>
          </table:table-cell>
          <table:table-cell office:value-type="float" office:value="232.71062400000002" table:style-name="ce44">
            <text:p>233</text:p>
          </table:table-cell>
          <table:table-cell office:value-type="float" office:value="4.0509139999999997" table:style-name="ce44">
            <text:p>4</text:p>
          </table:table-cell>
          <table:table-cell office:value-type="float" office:value="7.7343429999999991" table:style-name="ce44">
            <text:p>8</text:p>
          </table:table-cell>
          <table:table-cell office:value-type="float" office:value="16.891223000000004" table:style-name="ce44">
            <text:p>17</text:p>
          </table:table-cell>
          <table:table-cell office:value-type="float" office:value="46.987786" table:style-name="ce44">
            <text:p>47</text:p>
          </table:table-cell>
          <table:table-cell office:value-type="float" office:value="0.99504000000000004" table:style-name="ce44">
            <text:p>1</text:p>
          </table:table-cell>
          <table:table-cell office:value-type="float" office:value="9.1165220000000016" table:style-name="ce44">
            <text:p>9</text:p>
          </table:table-cell>
          <table:table-cell office:value-type="float" office:value="14.331879000000001" table:style-name="ce44">
            <text:p>14</text:p>
          </table:table-cell>
          <table:table-cell office:value-type="float" office:value="11.710853" table:style-name="ce44">
            <text:p>12</text:p>
          </table:table-cell>
          <table:table-cell office:value-type="float" office:value="2.995495" table:style-name="ce44">
            <text:p>3</text:p>
          </table:table-cell>
          <table:table-cell office:value-type="float" office:value="1059.656035" table:style-name="ce44">
            <text:p>1,06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style-name="ce21"/>
          <table:table-cell table:number-columns-repeated="4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77.968999999999994" table:style-name="ce49">
            <text:p>78</text:p>
          </table:table-cell>
          <table:table-cell office:value-type="float" office:value="4.8849999999999998" table:style-name="ce49">
            <text:p>5</text:p>
          </table:table-cell>
          <table:table-cell office:value-type="float" office:value="129.00299999999999" table:style-name="ce49">
            <text:p>129</text:p>
          </table:table-cell>
          <table:table-cell office:value-type="float" office:value="72.891000000000005" table:style-name="ce49">
            <text:p>73</text:p>
          </table:table-cell>
          <table:table-cell office:value-type="float" office:value="1.1399999999999999" table:style-name="ce49">
            <text:p>1</text:p>
          </table:table-cell>
          <table:table-cell office:value-type="float" office:value="2.4540000000000002" table:style-name="ce49">
            <text:p>2</text:p>
          </table:table-cell>
          <table:table-cell office:value-type="float" office:value="4.7300000000000004" table:style-name="ce49">
            <text:p>5</text:p>
          </table:table-cell>
          <table:table-cell office:value-type="float" office:value="13.842000000000001" table:style-name="ce49">
            <text:p>14</text:p>
          </table:table-cell>
          <table:table-cell office:value-type="float" office:value="0.311" table:style-name="ce49">
            <text:p>-</text:p>
          </table:table-cell>
          <table:table-cell office:value-type="float" office:value="2.2029999999999998" table:style-name="ce49">
            <text:p>2</text:p>
          </table:table-cell>
          <table:table-cell office:value-type="float" office:value="4.0250000000000004" table:style-name="ce49">
            <text:p>4</text:p>
          </table:table-cell>
          <table:table-cell office:value-type="float" office:value="3.391" table:style-name="ce49">
            <text:p>3</text:p>
          </table:table-cell>
          <table:table-cell office:value-type="float" office:value="0.80300000000000005" table:style-name="ce49">
            <text:p>1</text:p>
          </table:table-cell>
          <table:table-cell office:value-type="float" office:value="317.64699999999999" table:style-name="ce49">
            <text:p>31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04" table:style-name="ce30">
            <text:p>2004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6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21.864179" table:style-name="ce44">
            <text:p>22</text:p>
          </table:table-cell>
          <table:table-cell office:value-type="float" office:value="6.4018009999999999" table:style-name="ce44">
            <text:p>6</text:p>
          </table:table-cell>
          <table:table-cell office:value-type="float" office:value="95.128490999999997" table:style-name="ce44">
            <text:p>95</text:p>
          </table:table-cell>
          <table:table-cell office:value-type="float" office:value="16.189001000000001" table:style-name="ce44">
            <text:p>16</text:p>
          </table:table-cell>
          <table:table-cell office:value-type="float" office:value="1.8161400000000001" table:style-name="ce44">
            <text:p>2</text:p>
          </table:table-cell>
          <table:table-cell office:value-type="float" office:value="0.90139599999999998" table:style-name="ce44">
            <text:p>1</text:p>
          </table:table-cell>
          <table:table-cell office:value-type="float" office:value="3.4383720000000002" table:style-name="ce44">
            <text:p>3</text:p>
          </table:table-cell>
          <table:table-cell office:value-type="float" office:value="9.3465640000000008" table:style-name="ce44">
            <text:p>9</text:p>
          </table:table-cell>
          <table:table-cell office:value-type="float" office:value="0" table:style-name="ce44">
            <text:p>0</text:p>
          </table:table-cell>
          <table:table-cell office:value-type="float" office:value="4.1966960000000002" table:style-name="ce44">
            <text:p>4</text:p>
          </table:table-cell>
          <table:table-cell office:value-type="float" office:value="8.3537140000000001" table:style-name="ce44">
            <text:p>8</text:p>
          </table:table-cell>
          <table:table-cell office:value-type="float" office:value="1.3474539999999999" table:style-name="ce44">
            <text:p>1</text:p>
          </table:table-cell>
          <table:table-cell office:value-type="float" office:value="0.700762" table:style-name="ce44">
            <text:p>1</text:p>
          </table:table-cell>
          <table:table-cell office:value-type="float" office:value="169.68456999999998" table:style-name="ce44">
            <text:p>17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3.049512" table:style-name="ce44">
            <text:p>3</text:p>
          </table:table-cell>
          <table:table-cell office:value-type="float" office:value="0.52630100000000002" table:style-name="ce44">
            <text:p>1</text:p>
          </table:table-cell>
          <table:table-cell office:value-type="float" office:value="25.151084999999998" table:style-name="ce44">
            <text:p>25</text:p>
          </table:table-cell>
          <table:table-cell office:value-type="float" office:value="2.378835" table:style-name="ce44">
            <text:p>2</text:p>
          </table:table-cell>
          <table:table-cell office:value-type="float" office:value="0.16231200000000001" table:style-name="ce44">
            <text:p>-</text:p>
          </table:table-cell>
          <table:table-cell office:value-type="float" office:value="0.300118" table:style-name="ce44">
            <text:p>-</text:p>
          </table:table-cell>
          <table:table-cell office:value-type="float" office:value="0.27926200000000001" table:style-name="ce44">
            <text:p>-</text:p>
          </table:table-cell>
          <table:table-cell office:value-type="float" office:value="0.54241200000000001" table:style-name="ce44">
            <text:p>1</text:p>
          </table:table-cell>
          <table:table-cell office:value-type="float" office:value="3.1809999999999998E-3" table:style-name="ce44">
            <text:p>-</text:p>
          </table:table-cell>
          <table:table-cell office:value-type="float" office:value="0.65201100000000001" table:style-name="ce44">
            <text:p>1</text:p>
          </table:table-cell>
          <table:table-cell office:value-type="float" office:value="1.3422400000000001" table:style-name="ce44">
            <text:p>1</text:p>
          </table:table-cell>
          <table:table-cell office:value-type="float" office:value="0.47254499999999999" table:style-name="ce44">
            <text:p>-</text:p>
          </table:table-cell>
          <table:table-cell office:value-type="float" office:value="8.5040000000000004E-2" table:style-name="ce44">
            <text:p>-</text:p>
          </table:table-cell>
          <table:table-cell office:value-type="float" office:value="34.944853999999999" table:style-name="ce44">
            <text:p>3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51.663544999999999" table:style-name="ce44">
            <text:p>52</text:p>
          </table:table-cell>
          <table:table-cell office:value-type="float" office:value="1.288171" table:style-name="ce44">
            <text:p>1</text:p>
          </table:table-cell>
          <table:table-cell office:value-type="float" office:value="24.528324000000001" table:style-name="ce44">
            <text:p>25</text:p>
          </table:table-cell>
          <table:table-cell office:value-type="float" office:value="26.081731999999999" table:style-name="ce44">
            <text:p>26</text:p>
          </table:table-cell>
          <table:table-cell office:value-type="float" office:value="0.167213" table:style-name="ce44">
            <text:p>-</text:p>
          </table:table-cell>
          <table:table-cell office:value-type="float" office:value="2.9662449999999998" table:style-name="ce44">
            <text:p>3</text:p>
          </table:table-cell>
          <table:table-cell office:value-type="float" office:value="3.6431260000000001" table:style-name="ce44">
            <text:p>4</text:p>
          </table:table-cell>
          <table:table-cell office:value-type="float" office:value="7.4643620000000004" table:style-name="ce44">
            <text:p>7</text:p>
          </table:table-cell>
          <table:table-cell office:value-type="float" office:value="4.6930000000000001E-3" table:style-name="ce44">
            <text:p>-</text:p>
          </table:table-cell>
          <table:table-cell office:value-type="float" office:value="0.40528399999999998" table:style-name="ce44">
            <text:p>-</text:p>
          </table:table-cell>
          <table:table-cell office:value-type="float" office:value="1.37415" table:style-name="ce44">
            <text:p>1</text:p>
          </table:table-cell>
          <table:table-cell office:value-type="float" office:value="0.68016600000000005" table:style-name="ce44">
            <text:p>1</text:p>
          </table:table-cell>
          <table:table-cell office:value-type="float" office:value="0.166379" table:style-name="ce44">
            <text:p>-</text:p>
          </table:table-cell>
          <table:table-cell office:value-type="float" office:value="120.43339" table:style-name="ce44">
            <text:p>12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58.967889" table:style-name="ce44">
            <text:p>59</text:p>
          </table:table-cell>
          <table:table-cell office:value-type="float" office:value="1.9864820000000001" table:style-name="ce44">
            <text:p>2</text:p>
          </table:table-cell>
          <table:table-cell office:value-type="float" office:value="85.272728000000001" table:style-name="ce44">
            <text:p>85</text:p>
          </table:table-cell>
          <table:table-cell office:value-type="float" office:value="43.632680999999998" table:style-name="ce44">
            <text:p>44</text:p>
          </table:table-cell>
          <table:table-cell office:value-type="float" office:value="0.27232699999999999" table:style-name="ce44">
            <text:p>-</text:p>
          </table:table-cell>
          <table:table-cell office:value-type="float" office:value="0.71072000000000002" table:style-name="ce44">
            <text:p>1</text:p>
          </table:table-cell>
          <table:table-cell office:value-type="float" office:value="4.3441479999999997" table:style-name="ce44">
            <text:p>4</text:p>
          </table:table-cell>
          <table:table-cell office:value-type="float" office:value="14.5395" table:style-name="ce44">
            <text:p>15</text:p>
          </table:table-cell>
          <table:table-cell office:value-type="float" office:value="2.0334999999999999E-2" table:style-name="ce44">
            <text:p>-</text:p>
          </table:table-cell>
          <table:table-cell office:value-type="float" office:value="0.73329699999999998" table:style-name="ce44">
            <text:p>1</text:p>
          </table:table-cell>
          <table:table-cell office:value-type="float" office:value="1.3525640000000001" table:style-name="ce44">
            <text:p>1</text:p>
          </table:table-cell>
          <table:table-cell office:value-type="float" office:value="1.8322000000000001" table:style-name="ce44">
            <text:p>2</text:p>
          </table:table-cell>
          <table:table-cell office:value-type="float" office:value="0.47108499999999998" table:style-name="ce44">
            <text:p>-</text:p>
          </table:table-cell>
          <table:table-cell office:value-type="float" office:value="214.13595599999996" table:style-name="ce44">
            <text:p>21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0.786201999999999" table:style-name="ce44">
            <text:p>11</text:p>
          </table:table-cell>
          <table:table-cell office:value-type="float" office:value="0.14296800000000001" table:style-name="ce44">
            <text:p>-</text:p>
          </table:table-cell>
          <table:table-cell office:value-type="float" office:value="52.699097000000002" table:style-name="ce44">
            <text:p>53</text:p>
          </table:table-cell>
          <table:table-cell office:value-type="float" office:value="26.790053" table:style-name="ce44">
            <text:p>27</text:p>
          </table:table-cell>
          <table:table-cell office:value-type="float" office:value="6.6220000000000003E-3" table:style-name="ce44">
            <text:p>-</text:p>
          </table:table-cell>
          <table:table-cell office:value-type="float" office:value="0.221856" table:style-name="ce44">
            <text:p>-</text:p>
          </table:table-cell>
          <table:table-cell office:value-type="float" office:value="0.47671599999999997" table:style-name="ce44">
            <text:p>-</text:p>
          </table:table-cell>
          <table:table-cell office:value-type="float" office:value="1.161888" table:style-name="ce44">
            <text:p>1</text:p>
          </table:table-cell>
          <table:table-cell office:value-type="float" office:value="5.7879999999999997E-3" table:style-name="ce44">
            <text:p>-</text:p>
          </table:table-cell>
          <table:table-cell office:value-type="float" office:value="8.5352999999999998E-2" table:style-name="ce44">
            <text:p>-</text:p>
          </table:table-cell>
          <table:table-cell office:value-type="float" office:value="0.23911399999999999" table:style-name="ce44">
            <text:p>-</text:p>
          </table:table-cell>
          <table:table-cell office:value-type="float" office:value="0.422595" table:style-name="ce44">
            <text:p>-</text:p>
          </table:table-cell>
          <table:table-cell office:value-type="float" office:value="2.6591E-2" table:style-name="ce44">
            <text:p>-</text:p>
          </table:table-cell>
          <table:table-cell office:value-type="float" office:value="93.064842999999996" table:style-name="ce44">
            <text:p>9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32.658202000000003" table:style-name="ce44">
            <text:p>33</text:p>
          </table:table-cell>
          <table:table-cell office:value-type="float" office:value="1.1728890000000001" table:style-name="ce44">
            <text:p>1</text:p>
          </table:table-cell>
          <table:table-cell office:value-type="float" office:value="42.451762000000002" table:style-name="ce44">
            <text:p>42</text:p>
          </table:table-cell>
          <table:table-cell office:value-type="float" office:value="23.73199" table:style-name="ce44">
            <text:p>24</text:p>
          </table:table-cell>
          <table:table-cell office:value-type="float" office:value="0.245423" table:style-name="ce44">
            <text:p>-</text:p>
          </table:table-cell>
          <table:table-cell office:value-type="float" office:value="0.86609800000000003" table:style-name="ce44">
            <text:p>1</text:p>
          </table:table-cell>
          <table:table-cell office:value-type="float" office:value="1.8356410000000001" table:style-name="ce44">
            <text:p>2</text:p>
          </table:table-cell>
          <table:table-cell office:value-type="float" office:value="3.8092959999999998" table:style-name="ce44">
            <text:p>4</text:p>
          </table:table-cell>
          <table:table-cell office:value-type="float" office:value="2.5756999999999999E-2" table:style-name="ce44">
            <text:p>-</text:p>
          </table:table-cell>
          <table:table-cell office:value-type="float" office:value="0.46065699999999998" table:style-name="ce44">
            <text:p>-</text:p>
          </table:table-cell>
          <table:table-cell office:value-type="float" office:value="0.948739" table:style-name="ce44">
            <text:p>1</text:p>
          </table:table-cell>
          <table:table-cell office:value-type="float" office:value="0.87438800000000005" table:style-name="ce44">
            <text:p>1</text:p>
          </table:table-cell>
          <table:table-cell office:value-type="float" office:value="0.23666300000000001" table:style-name="ce44">
            <text:p>-</text:p>
          </table:table-cell>
          <table:table-cell office:value-type="float" office:value="109.317505" table:style-name="ce44">
            <text:p>109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53.842422999999997" table:style-name="ce44">
            <text:p>54</text:p>
          </table:table-cell>
          <table:table-cell office:value-type="float" office:value="5.6268450000000003" table:style-name="ce44">
            <text:p>6</text:p>
          </table:table-cell>
          <table:table-cell office:value-type="float" office:value="95.537633999999997" table:style-name="ce44">
            <text:p>96</text:p>
          </table:table-cell>
          <table:table-cell office:value-type="float" office:value="88.797235999999998" table:style-name="ce44">
            <text:p>89</text:p>
          </table:table-cell>
          <table:table-cell office:value-type="float" office:value="0.87162399999999995" table:style-name="ce44">
            <text:p>1</text:p>
          </table:table-cell>
          <table:table-cell office:value-type="float" office:value="2.2729910000000002" table:style-name="ce44">
            <text:p>2</text:p>
          </table:table-cell>
          <table:table-cell office:value-type="float" office:value="4.1988339999999997" table:style-name="ce44">
            <text:p>4</text:p>
          </table:table-cell>
          <table:table-cell office:value-type="float" office:value="8.2446900000000003" table:style-name="ce44">
            <text:p>8</text:p>
          </table:table-cell>
          <table:table-cell office:value-type="float" office:value="0.69961499999999999" table:style-name="ce44">
            <text:p>1</text:p>
          </table:table-cell>
          <table:table-cell office:value-type="float" office:value="2.0120830000000001" table:style-name="ce44">
            <text:p>2</text:p>
          </table:table-cell>
          <table:table-cell office:value-type="float" office:value="3.3392539999999999" table:style-name="ce44">
            <text:p>3</text:p>
          </table:table-cell>
          <table:table-cell office:value-type="float" office:value="5.1017950000000001" table:style-name="ce44">
            <text:p>5</text:p>
          </table:table-cell>
          <table:table-cell office:value-type="float" office:value="0.61749399999999999" table:style-name="ce44">
            <text:p>1</text:p>
          </table:table-cell>
          <table:table-cell office:value-type="float" office:value="271.16251800000003" table:style-name="ce44">
            <text:p>27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style-name="ce21"/>
          <table:table-cell table:number-columns-repeated="4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0.279454000000001" table:style-name="ce44">
            <text:p>40</text:p>
          </table:table-cell>
          <table:table-cell office:value-type="float" office:value="0" table:style-name="ce44">
            <text:p>0</text:p>
          </table:table-cell>
          <table:table-cell office:value-type="float" office:value="0.439697" table:style-name="ce44">
            <text:p>-</text:p>
          </table:table-cell>
          <table:table-cell office:value-type="float" office:value="4.4214999999999997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2.7109999999999999E-3" table:style-name="ce44">
            <text:p>-</text:p>
          </table:table-cell>
          <table:table-cell office:value-type="float" office:value="6.6740000000000002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5.3699999999999998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0.778120999999999" table:style-name="ce44">
            <text:p>4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73.11140599999999" table:style-name="ce44">
            <text:p>273</text:p>
          </table:table-cell>
          <table:table-cell office:value-type="float" office:value="17.145457" table:style-name="ce44">
            <text:p>17</text:p>
          </table:table-cell>
          <table:table-cell office:value-type="float" office:value="421.20881800000006" table:style-name="ce44">
            <text:p>421</text:p>
          </table:table-cell>
          <table:table-cell office:value-type="float" office:value="227.64574299999998" table:style-name="ce44">
            <text:p>228</text:p>
          </table:table-cell>
          <table:table-cell office:value-type="float" office:value="3.5416609999999995" table:style-name="ce44">
            <text:p>4</text:p>
          </table:table-cell>
          <table:table-cell office:value-type="float" office:value="8.2421350000000011" table:style-name="ce44">
            <text:p>8</text:p>
          </table:table-cell>
          <table:table-cell office:value-type="float" office:value="18.222773" table:style-name="ce44">
            <text:p>18</text:p>
          </table:table-cell>
          <table:table-cell office:value-type="float" office:value="45.108712000000004" table:style-name="ce44">
            <text:p>45</text:p>
          </table:table-cell>
          <table:table-cell office:value-type="float" office:value="0.75936900000000007" table:style-name="ce44">
            <text:p>1</text:p>
          </table:table-cell>
          <table:table-cell office:value-type="float" office:value="8.5453810000000008" table:style-name="ce44">
            <text:p>9</text:p>
          </table:table-cell>
          <table:table-cell office:value-type="float" office:value="16.955145000000002" table:style-name="ce44">
            <text:p>17</text:p>
          </table:table-cell>
          <table:table-cell office:value-type="float" office:value="10.731142999999999" table:style-name="ce44">
            <text:p>11</text:p>
          </table:table-cell>
          <table:table-cell office:value-type="float" office:value="2.3040140000000005" table:style-name="ce44">
            <text:p>2</text:p>
          </table:table-cell>
          <table:table-cell office:value-type="float" office:value="1053.5217570000004" table:style-name="ce44">
            <text:p>1,05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78.569999999999993" table:style-name="ce49">
            <text:p>79</text:p>
          </table:table-cell>
          <table:table-cell office:value-type="float" office:value="5.0620000000000003" table:style-name="ce49">
            <text:p>5</text:p>
          </table:table-cell>
          <table:table-cell office:value-type="float" office:value="126.41800000000001" table:style-name="ce49">
            <text:p>126</text:p>
          </table:table-cell>
          <table:table-cell office:value-type="float" office:value="71.233999999999995" table:style-name="ce49">
            <text:p>71</text:p>
          </table:table-cell>
          <table:table-cell office:value-type="float" office:value="0.99399999999999999" table:style-name="ce49">
            <text:p>1</text:p>
          </table:table-cell>
          <table:table-cell office:value-type="float" office:value="2.581" table:style-name="ce49">
            <text:p>3</text:p>
          </table:table-cell>
          <table:table-cell office:value-type="float" office:value="4.9400000000000004" table:style-name="ce49">
            <text:p>5</text:p>
          </table:table-cell>
          <table:table-cell office:value-type="float" office:value="13.374000000000001" table:style-name="ce49">
            <text:p>13</text:p>
          </table:table-cell>
          <table:table-cell office:value-type="float" office:value="0.26100000000000001" table:style-name="ce49">
            <text:p>-</text:p>
          </table:table-cell>
          <table:table-cell office:value-type="float" office:value="1.899" table:style-name="ce49">
            <text:p>2</text:p>
          </table:table-cell>
          <table:table-cell office:value-type="float" office:value="4.5279999999999996" table:style-name="ce49">
            <text:p>5</text:p>
          </table:table-cell>
          <table:table-cell office:value-type="float" office:value="3.1709999999999998" table:style-name="ce49">
            <text:p>3</text:p>
          </table:table-cell>
          <table:table-cell office:value-type="float" office:value="0.63400000000000001" table:style-name="ce49">
            <text:p>1</text:p>
          </table:table-cell>
          <table:table-cell office:value-type="float" office:value="313.666" table:style-name="ce49">
            <text:p>31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05" table:style-name="ce30">
            <text:p>2005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7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8.555427000000002" table:style-name="ce44">
            <text:p>19</text:p>
          </table:table-cell>
          <table:table-cell office:value-type="float" office:value="4.7516220000000002" table:style-name="ce44">
            <text:p>5</text:p>
          </table:table-cell>
          <table:table-cell office:value-type="float" office:value="94.306191999999996" table:style-name="ce44">
            <text:p>94</text:p>
          </table:table-cell>
          <table:table-cell office:value-type="float" office:value="15.361278" table:style-name="ce44">
            <text:p>15</text:p>
          </table:table-cell>
          <table:table-cell office:value-type="float" office:value="2.092743" table:style-name="ce44">
            <text:p>2</text:p>
          </table:table-cell>
          <table:table-cell office:value-type="float" office:value="0.46555800000000003" table:style-name="ce44">
            <text:p>-</text:p>
          </table:table-cell>
          <table:table-cell office:value-type="float" office:value="4.3588519999999997" table:style-name="ce44">
            <text:p>4</text:p>
          </table:table-cell>
          <table:table-cell office:value-type="float" office:value="8.5732239999999997" table:style-name="ce44">
            <text:p>9</text:p>
          </table:table-cell>
          <table:table-cell office:value-type="float" office:value="0.10970299999999999" table:style-name="ce44">
            <text:p>-</text:p>
          </table:table-cell>
          <table:table-cell office:value-type="float" office:value="4.2169790000000003" table:style-name="ce44">
            <text:p>4</text:p>
          </table:table-cell>
          <table:table-cell office:value-type="float" office:value="7.3625850000000002" table:style-name="ce44">
            <text:p>7</text:p>
          </table:table-cell>
          <table:table-cell office:value-type="float" office:value="0.97089899999999996" table:style-name="ce44">
            <text:p>1</text:p>
          </table:table-cell>
          <table:table-cell office:value-type="float" office:value="1.275188" table:style-name="ce44">
            <text:p>1</text:p>
          </table:table-cell>
          <table:table-cell office:value-type="float" office:value="162.40025" table:style-name="ce44">
            <text:p>16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3.1592669999999998" table:style-name="ce44">
            <text:p>3</text:p>
          </table:table-cell>
          <table:table-cell office:value-type="float" office:value="0.29000300000000001" table:style-name="ce44">
            <text:p>-</text:p>
          </table:table-cell>
          <table:table-cell office:value-type="float" office:value="27.054247" table:style-name="ce44">
            <text:p>27</text:p>
          </table:table-cell>
          <table:table-cell office:value-type="float" office:value="3.0552999999999999" table:style-name="ce44">
            <text:p>3</text:p>
          </table:table-cell>
          <table:table-cell office:value-type="float" office:value="0.13598099999999999" table:style-name="ce44">
            <text:p>-</text:p>
          </table:table-cell>
          <table:table-cell office:value-type="float" office:value="0.53115000000000001" table:style-name="ce44">
            <text:p>1</text:p>
          </table:table-cell>
          <table:table-cell office:value-type="float" office:value="0.45361800000000002" table:style-name="ce44">
            <text:p>-</text:p>
          </table:table-cell>
          <table:table-cell office:value-type="float" office:value="0.41279199999999999" table:style-name="ce44">
            <text:p>-</text:p>
          </table:table-cell>
          <table:table-cell office:value-type="float" office:value="8.9160000000000003E-3" table:style-name="ce44">
            <text:p>-</text:p>
          </table:table-cell>
          <table:table-cell office:value-type="float" office:value="0.50226499999999996" table:style-name="ce44">
            <text:p>1</text:p>
          </table:table-cell>
          <table:table-cell office:value-type="float" office:value="1.48234" table:style-name="ce44">
            <text:p>1</text:p>
          </table:table-cell>
          <table:table-cell office:value-type="float" office:value="0.39245799999999997" table:style-name="ce44">
            <text:p>-</text:p>
          </table:table-cell>
          <table:table-cell office:value-type="float" office:value="0.19463900000000001" table:style-name="ce44">
            <text:p>-</text:p>
          </table:table-cell>
          <table:table-cell office:value-type="float" office:value="37.672975999999998" table:style-name="ce44">
            <text:p>3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54.574364000000003" table:style-name="ce44">
            <text:p>55</text:p>
          </table:table-cell>
          <table:table-cell office:value-type="float" office:value="1.2309730000000001" table:style-name="ce44">
            <text:p>1</text:p>
          </table:table-cell>
          <table:table-cell office:value-type="float" office:value="23.006619000000001" table:style-name="ce44">
            <text:p>23</text:p>
          </table:table-cell>
          <table:table-cell office:value-type="float" office:value="25.204528" table:style-name="ce44">
            <text:p>25</text:p>
          </table:table-cell>
          <table:table-cell office:value-type="float" office:value="0.10996300000000001" table:style-name="ce44">
            <text:p>-</text:p>
          </table:table-cell>
          <table:table-cell office:value-type="float" office:value="3.3882140000000001" table:style-name="ce44">
            <text:p>3</text:p>
          </table:table-cell>
          <table:table-cell office:value-type="float" office:value="2.8454359999999999" table:style-name="ce44">
            <text:p>3</text:p>
          </table:table-cell>
          <table:table-cell office:value-type="float" office:value="7.7361680000000002" table:style-name="ce44">
            <text:p>8</text:p>
          </table:table-cell>
          <table:table-cell office:value-type="float" office:value="0" table:style-name="ce44">
            <text:p>0</text:p>
          </table:table-cell>
          <table:table-cell office:value-type="float" office:value="0.57505200000000001" table:style-name="ce44">
            <text:p>1</text:p>
          </table:table-cell>
          <table:table-cell office:value-type="float" office:value="1.254853" table:style-name="ce44">
            <text:p>1</text:p>
          </table:table-cell>
          <table:table-cell office:value-type="float" office:value="0.77214099999999997" table:style-name="ce44">
            <text:p>1</text:p>
          </table:table-cell>
          <table:table-cell office:value-type="float" office:value="2.4558E-2" table:style-name="ce44">
            <text:p>-</text:p>
          </table:table-cell>
          <table:table-cell office:value-type="float" office:value="120.72286900000002" table:style-name="ce44">
            <text:p>12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57.232618000000002" table:style-name="ce44">
            <text:p>57</text:p>
          </table:table-cell>
          <table:table-cell office:value-type="float" office:value="2.1359149999999998" table:style-name="ce44">
            <text:p>2</text:p>
          </table:table-cell>
          <table:table-cell office:value-type="float" office:value="87.139652999999996" table:style-name="ce44">
            <text:p>87</text:p>
          </table:table-cell>
          <table:table-cell office:value-type="float" office:value="43.834879999999998" table:style-name="ce44">
            <text:p>44</text:p>
          </table:table-cell>
          <table:table-cell office:value-type="float" office:value="0.38218600000000003" table:style-name="ce44">
            <text:p>-</text:p>
          </table:table-cell>
          <table:table-cell office:value-type="float" office:value="0.79112000000000005" table:style-name="ce44">
            <text:p>1</text:p>
          </table:table-cell>
          <table:table-cell office:value-type="float" office:value="4.1764659999999996" table:style-name="ce44">
            <text:p>4</text:p>
          </table:table-cell>
          <table:table-cell office:value-type="float" office:value="12.262494" table:style-name="ce44">
            <text:p>12</text:p>
          </table:table-cell>
          <table:table-cell office:value-type="float" office:value="6.4236000000000001E-2" table:style-name="ce44">
            <text:p>-</text:p>
          </table:table-cell>
          <table:table-cell office:value-type="float" office:value="0.61118499999999998" table:style-name="ce44">
            <text:p>1</text:p>
          </table:table-cell>
          <table:table-cell office:value-type="float" office:value="1.164703" table:style-name="ce44">
            <text:p>1</text:p>
          </table:table-cell>
          <table:table-cell office:value-type="float" office:value="1.557787" table:style-name="ce44">
            <text:p>2</text:p>
          </table:table-cell>
          <table:table-cell office:value-type="float" office:value="0.72584099999999996" table:style-name="ce44">
            <text:p>1</text:p>
          </table:table-cell>
          <table:table-cell office:value-type="float" office:value="212.07908399999999" table:style-name="ce44">
            <text:p>21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0.610803000000001" table:style-name="ce44">
            <text:p>11</text:p>
          </table:table-cell>
          <table:table-cell office:value-type="float" office:value="0.14865100000000001" table:style-name="ce44">
            <text:p>-</text:p>
          </table:table-cell>
          <table:table-cell office:value-type="float" office:value="56.296027000000002" table:style-name="ce44">
            <text:p>56</text:p>
          </table:table-cell>
          <table:table-cell office:value-type="float" office:value="26.486910999999999" table:style-name="ce44">
            <text:p>26</text:p>
          </table:table-cell>
          <table:table-cell office:value-type="float" office:value="6.6740000000000002E-3" table:style-name="ce44">
            <text:p>-</text:p>
          </table:table-cell>
          <table:table-cell office:value-type="float" office:value="0.17169699999999999" table:style-name="ce44">
            <text:p>-</text:p>
          </table:table-cell>
          <table:table-cell office:value-type="float" office:value="0.56347700000000001" table:style-name="ce44">
            <text:p>1</text:p>
          </table:table-cell>
          <table:table-cell office:value-type="float" office:value="1.2234130000000001" table:style-name="ce44">
            <text:p>1</text:p>
          </table:table-cell>
          <table:table-cell office:value-type="float" office:value="5.7879999999999997E-3" table:style-name="ce44">
            <text:p>-</text:p>
          </table:table-cell>
          <table:table-cell office:value-type="float" office:value="6.7261000000000001E-2" table:style-name="ce44">
            <text:p>-</text:p>
          </table:table-cell>
          <table:table-cell office:value-type="float" office:value="0.20131299999999999" table:style-name="ce44">
            <text:p>-</text:p>
          </table:table-cell>
          <table:table-cell office:value-type="float" office:value="0.38333299999999998" table:style-name="ce44">
            <text:p>-</text:p>
          </table:table-cell>
          <table:table-cell office:value-type="float" office:value="6.0429999999999998E-2" table:style-name="ce44">
            <text:p>-</text:p>
          </table:table-cell>
          <table:table-cell office:value-type="float" office:value="96.225777999999991" table:style-name="ce44">
            <text:p>9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29.29439" table:style-name="ce44">
            <text:p>29</text:p>
          </table:table-cell>
          <table:table-cell office:value-type="float" office:value="1.132846" table:style-name="ce44">
            <text:p>1</text:p>
          </table:table-cell>
          <table:table-cell office:value-type="float" office:value="45.843781999999997" table:style-name="ce44">
            <text:p>46</text:p>
          </table:table-cell>
          <table:table-cell office:value-type="float" office:value="25.934436000000002" table:style-name="ce44">
            <text:p>26</text:p>
          </table:table-cell>
          <table:table-cell office:value-type="float" office:value="0.28338099999999999" table:style-name="ce44">
            <text:p>-</text:p>
          </table:table-cell>
          <table:table-cell office:value-type="float" office:value="0.73350599999999999" table:style-name="ce44">
            <text:p>1</text:p>
          </table:table-cell>
          <table:table-cell office:value-type="float" office:value="2.3928090000000002" table:style-name="ce44">
            <text:p>2</text:p>
          </table:table-cell>
          <table:table-cell office:value-type="float" office:value="4.3024889999999996" table:style-name="ce44">
            <text:p>4</text:p>
          </table:table-cell>
          <table:table-cell office:value-type="float" office:value="1.2722000000000001E-2" table:style-name="ce44">
            <text:p>-</text:p>
          </table:table-cell>
          <table:table-cell office:value-type="float" office:value="0.37295699999999998" table:style-name="ce44">
            <text:p>-</text:p>
          </table:table-cell>
          <table:table-cell office:value-type="float" office:value="0.68788300000000002" table:style-name="ce44">
            <text:p>1</text:p>
          </table:table-cell>
          <table:table-cell office:value-type="float" office:value="1.2682530000000001" table:style-name="ce44">
            <text:p>1</text:p>
          </table:table-cell>
          <table:table-cell office:value-type="float" office:value="0.16836000000000001" table:style-name="ce44">
            <text:p>-</text:p>
          </table:table-cell>
          <table:table-cell office:value-type="float" office:value="112.42781400000001" table:style-name="ce44">
            <text:p>11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53.490217000000001" table:style-name="ce44">
            <text:p>53</text:p>
          </table:table-cell>
          <table:table-cell office:value-type="float" office:value="5.60067" table:style-name="ce44">
            <text:p>6</text:p>
          </table:table-cell>
          <table:table-cell office:value-type="float" office:value="100.18335999999999" table:style-name="ce44">
            <text:p>100</text:p>
          </table:table-cell>
          <table:table-cell office:value-type="float" office:value="94.429867999999999" table:style-name="ce44">
            <text:p>94</text:p>
          </table:table-cell>
          <table:table-cell office:value-type="float" office:value="0.85499199999999997" table:style-name="ce44">
            <text:p>1</text:p>
          </table:table-cell>
          <table:table-cell office:value-type="float" office:value="2.3271120000000001" table:style-name="ce44">
            <text:p>2</text:p>
          </table:table-cell>
          <table:table-cell office:value-type="float" office:value="4.2412239999999999" table:style-name="ce44">
            <text:p>4</text:p>
          </table:table-cell>
          <table:table-cell office:value-type="float" office:value="8.2678399999999996" table:style-name="ce44">
            <text:p>8</text:p>
          </table:table-cell>
          <table:table-cell office:value-type="float" office:value="0.68079199999999995" table:style-name="ce44">
            <text:p>1</text:p>
          </table:table-cell>
          <table:table-cell office:value-type="float" office:value="2.2601650000000002" table:style-name="ce44">
            <text:p>2</text:p>
          </table:table-cell>
          <table:table-cell office:value-type="float" office:value="4.0054990000000004" table:style-name="ce44">
            <text:p>4</text:p>
          </table:table-cell>
          <table:table-cell office:value-type="float" office:value="5.9485479999999997" table:style-name="ce44">
            <text:p>6</text:p>
          </table:table-cell>
          <table:table-cell office:value-type="float" office:value="0.76228700000000005" table:style-name="ce44">
            <text:p>1</text:p>
          </table:table-cell>
          <table:table-cell office:value-type="float" office:value="283.05257399999988" table:style-name="ce44">
            <text:p>28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4.674802999999997" table:style-name="ce44">
            <text:p>45</text:p>
          </table:table-cell>
          <table:table-cell office:value-type="float" office:value="0" table:style-name="ce44">
            <text:p>0</text:p>
          </table:table-cell>
          <table:table-cell office:value-type="float" office:value="0.47682000000000002" table:style-name="ce44">
            <text:p>-</text:p>
          </table:table-cell>
          <table:table-cell office:value-type="float" office:value="6.7052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6.7780000000000002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5.225452999999995" table:style-name="ce44">
            <text:p>4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71.59188900000004" table:style-name="ce44">
            <text:p>272</text:p>
          </table:table-cell>
          <table:table-cell office:value-type="float" office:value="15.290679999999998" table:style-name="ce44">
            <text:p>15</text:p>
          </table:table-cell>
          <table:table-cell office:value-type="float" office:value="434.30669999999998" table:style-name="ce44">
            <text:p>434</text:p>
          </table:table-cell>
          <table:table-cell office:value-type="float" office:value="234.37425299999998" table:style-name="ce44">
            <text:p>234</text:p>
          </table:table-cell>
          <table:table-cell office:value-type="float" office:value="3.86592" table:style-name="ce44">
            <text:p>4</text:p>
          </table:table-cell>
          <table:table-cell office:value-type="float" office:value="8.4083569999999987" table:style-name="ce44">
            <text:p>8</text:p>
          </table:table-cell>
          <table:table-cell office:value-type="float" office:value="19.031881999999996" table:style-name="ce44">
            <text:p>19</text:p>
          </table:table-cell>
          <table:table-cell office:value-type="float" office:value="42.785197999999994" table:style-name="ce44">
            <text:p>43</text:p>
          </table:table-cell>
          <table:table-cell office:value-type="float" office:value="0.88215699999999997" table:style-name="ce44">
            <text:p>1</text:p>
          </table:table-cell>
          <table:table-cell office:value-type="float" office:value="8.6058640000000004" table:style-name="ce44">
            <text:p>9</text:p>
          </table:table-cell>
          <table:table-cell office:value-type="float" office:value="16.159176000000002" table:style-name="ce44">
            <text:p>16</text:p>
          </table:table-cell>
          <table:table-cell office:value-type="float" office:value="11.293418999999998" table:style-name="ce44">
            <text:p>11</text:p>
          </table:table-cell>
          <table:table-cell office:value-type="float" office:value="3.211303" table:style-name="ce44">
            <text:p>3</text:p>
          </table:table-cell>
          <table:table-cell office:value-type="float" office:value="1069.8067980000005" table:style-name="ce44">
            <text:p>1,07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80.290000000000006" table:style-name="ce49">
            <text:p>80</text:p>
          </table:table-cell>
          <table:table-cell office:value-type="float" office:value="4.6180000000000003" table:style-name="ce49">
            <text:p>5</text:p>
          </table:table-cell>
          <table:table-cell office:value-type="float" office:value="132.739" table:style-name="ce49">
            <text:p>133</text:p>
          </table:table-cell>
          <table:table-cell office:value-type="float" office:value="73.584000000000003" table:style-name="ce49">
            <text:p>74</text:p>
          </table:table-cell>
          <table:table-cell office:value-type="float" office:value="1.087" table:style-name="ce49">
            <text:p>1</text:p>
          </table:table-cell>
          <table:table-cell office:value-type="float" office:value="2.7360000000000002" table:style-name="ce49">
            <text:p>3</text:p>
          </table:table-cell>
          <table:table-cell office:value-type="float" office:value="4.7809999999999997" table:style-name="ce49">
            <text:p>5</text:p>
          </table:table-cell>
          <table:table-cell office:value-type="float" office:value="13.257999999999999" table:style-name="ce49">
            <text:p>13</text:p>
          </table:table-cell>
          <table:table-cell office:value-type="float" office:value="0.28299999999999997" table:style-name="ce49">
            <text:p>-</text:p>
          </table:table-cell>
          <table:table-cell office:value-type="float" office:value="1.962" table:style-name="ce49">
            <text:p>2</text:p>
          </table:table-cell>
          <table:table-cell office:value-type="float" office:value="4.508" table:style-name="ce49">
            <text:p>5</text:p>
          </table:table-cell>
          <table:table-cell office:value-type="float" office:value="3.3490000000000002" table:style-name="ce49">
            <text:p>3</text:p>
          </table:table-cell>
          <table:table-cell office:value-type="float" office:value="0.92100000000000004" table:style-name="ce49">
            <text:p>1</text:p>
          </table:table-cell>
          <table:table-cell office:value-type="float" office:value="324.11599999999999" table:style-name="ce49">
            <text:p>32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06" table:style-name="ce30">
            <text:p>2006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8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8.641458" table:style-name="ce44">
            <text:p>19</text:p>
          </table:table-cell>
          <table:table-cell office:value-type="float" office:value="5.6446240000000003" table:style-name="ce44">
            <text:p>6</text:p>
          </table:table-cell>
          <table:table-cell office:value-type="float" office:value="92.989082999999994" table:style-name="ce44">
            <text:p>93</text:p>
          </table:table-cell>
          <table:table-cell office:value-type="float" office:value="15.459666" table:style-name="ce44">
            <text:p>15</text:p>
          </table:table-cell>
          <table:table-cell office:value-type="float" office:value="1.7324040000000001" table:style-name="ce44">
            <text:p>2</text:p>
          </table:table-cell>
          <table:table-cell office:value-type="float" office:value="0.55080700000000005" table:style-name="ce44">
            <text:p>1</text:p>
          </table:table-cell>
          <table:table-cell office:value-type="float" office:value="3.2471230000000002" table:style-name="ce44">
            <text:p>3</text:p>
          </table:table-cell>
          <table:table-cell office:value-type="float" office:value="9.0401900000000008" table:style-name="ce44">
            <text:p>9</text:p>
          </table:table-cell>
          <table:table-cell office:value-type="float" office:value="8.8325000000000001E-2" table:style-name="ce44">
            <text:p>-</text:p>
          </table:table-cell>
          <table:table-cell office:value-type="float" office:value="4.7481289999999996" table:style-name="ce44">
            <text:p>5</text:p>
          </table:table-cell>
          <table:table-cell office:value-type="float" office:value="7.7279819999999999" table:style-name="ce44">
            <text:p>8</text:p>
          </table:table-cell>
          <table:table-cell office:value-type="float" office:value="1.0162089999999999" table:style-name="ce44">
            <text:p>1</text:p>
          </table:table-cell>
          <table:table-cell office:value-type="float" office:value="1.069496" table:style-name="ce44">
            <text:p>1</text:p>
          </table:table-cell>
          <table:table-cell office:value-type="float" office:value="161.95549600000001" table:style-name="ce44">
            <text:p>16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4.0137369999999999" table:style-name="ce44">
            <text:p>4</text:p>
          </table:table-cell>
          <table:table-cell office:value-type="float" office:value="0.34725200000000001" table:style-name="ce44">
            <text:p>-</text:p>
          </table:table-cell>
          <table:table-cell office:value-type="float" office:value="24.73068" table:style-name="ce44">
            <text:p>25</text:p>
          </table:table-cell>
          <table:table-cell office:value-type="float" office:value="2.3206470000000001" table:style-name="ce44">
            <text:p>2</text:p>
          </table:table-cell>
          <table:table-cell office:value-type="float" office:value="0.136763" table:style-name="ce44">
            <text:p>-</text:p>
          </table:table-cell>
          <table:table-cell office:value-type="float" office:value="0.32769999999999999" table:style-name="ce44">
            <text:p>-</text:p>
          </table:table-cell>
          <table:table-cell office:value-type="float" office:value="0.42707899999999999" table:style-name="ce44">
            <text:p>-</text:p>
          </table:table-cell>
          <table:table-cell office:value-type="float" office:value="0.32488400000000001" table:style-name="ce44">
            <text:p>-</text:p>
          </table:table-cell>
          <table:table-cell office:value-type="float" office:value="1.3556E-2" table:style-name="ce44">
            <text:p>-</text:p>
          </table:table-cell>
          <table:table-cell office:value-type="float" office:value="0.76171299999999997" table:style-name="ce44">
            <text:p>1</text:p>
          </table:table-cell>
          <table:table-cell office:value-type="float" office:value="1.2671060000000001" table:style-name="ce44">
            <text:p>1</text:p>
          </table:table-cell>
          <table:table-cell office:value-type="float" office:value="0.379579" table:style-name="ce44">
            <text:p>-</text:p>
          </table:table-cell>
          <table:table-cell office:value-type="float" office:value="0.19109300000000001" table:style-name="ce44">
            <text:p>-</text:p>
          </table:table-cell>
          <table:table-cell office:value-type="float" office:value="35.241789000000004" table:style-name="ce44">
            <text:p>3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49.212390999999997" table:style-name="ce44">
            <text:p>49</text:p>
          </table:table-cell>
          <table:table-cell office:value-type="float" office:value="1.732612" table:style-name="ce44">
            <text:p>2</text:p>
          </table:table-cell>
          <table:table-cell office:value-type="float" office:value="22.167165000000001" table:style-name="ce44">
            <text:p>22</text:p>
          </table:table-cell>
          <table:table-cell office:value-type="float" office:value="23.250425" table:style-name="ce44">
            <text:p>23</text:p>
          </table:table-cell>
          <table:table-cell office:value-type="float" office:value="4.1294999999999998E-2" table:style-name="ce44">
            <text:p>-</text:p>
          </table:table-cell>
          <table:table-cell office:value-type="float" office:value="2.2228850000000002" table:style-name="ce44">
            <text:p>2</text:p>
          </table:table-cell>
          <table:table-cell office:value-type="float" office:value="3.1976939999999998" table:style-name="ce44">
            <text:p>3</text:p>
          </table:table-cell>
          <table:table-cell office:value-type="float" office:value="8.1951049999999999" table:style-name="ce44">
            <text:p>8</text:p>
          </table:table-cell>
          <table:table-cell office:value-type="float" office:value="4.7239000000000003E-2" table:style-name="ce44">
            <text:p>-</text:p>
          </table:table-cell>
          <table:table-cell office:value-type="float" office:value="0.349547" table:style-name="ce44">
            <text:p>-</text:p>
          </table:table-cell>
          <table:table-cell office:value-type="float" office:value="1.3457330000000001" table:style-name="ce44">
            <text:p>1</text:p>
          </table:table-cell>
          <table:table-cell office:value-type="float" office:value="0.56723100000000004" table:style-name="ce44">
            <text:p>1</text:p>
          </table:table-cell>
          <table:table-cell office:value-type="float" office:value="0.106366" table:style-name="ce44">
            <text:p>-</text:p>
          </table:table-cell>
          <table:table-cell office:value-type="float" office:value="112.43568799999998" table:style-name="ce44">
            <text:p>11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60.984248000000001" table:style-name="ce44">
            <text:p>61</text:p>
          </table:table-cell>
          <table:table-cell office:value-type="float" office:value="2.2685590000000002" table:style-name="ce44">
            <text:p>2</text:p>
          </table:table-cell>
          <table:table-cell office:value-type="float" office:value="91.411066000000005" table:style-name="ce44">
            <text:p>91</text:p>
          </table:table-cell>
          <table:table-cell office:value-type="float" office:value="45.620883999999997" table:style-name="ce44">
            <text:p>46</text:p>
          </table:table-cell>
          <table:table-cell office:value-type="float" office:value="0.329681" table:style-name="ce44">
            <text:p>-</text:p>
          </table:table-cell>
          <table:table-cell office:value-type="float" office:value="0.84571099999999999" table:style-name="ce44">
            <text:p>1</text:p>
          </table:table-cell>
          <table:table-cell office:value-type="float" office:value="4.828373" table:style-name="ce44">
            <text:p>5</text:p>
          </table:table-cell>
          <table:table-cell office:value-type="float" office:value="14.201632999999999" table:style-name="ce44">
            <text:p>14</text:p>
          </table:table-cell>
          <table:table-cell office:value-type="float" office:value="3.8165999999999999E-2" table:style-name="ce44">
            <text:p>-</text:p>
          </table:table-cell>
          <table:table-cell office:value-type="float" office:value="0.91594299999999995" table:style-name="ce44">
            <text:p>1</text:p>
          </table:table-cell>
          <table:table-cell office:value-type="float" office:value="1.6368830000000001" table:style-name="ce44">
            <text:p>2</text:p>
          </table:table-cell>
          <table:table-cell office:value-type="float" office:value="1.4927680000000001" table:style-name="ce44">
            <text:p>1</text:p>
          </table:table-cell>
          <table:table-cell office:value-type="float" office:value="0.82438599999999995" table:style-name="ce44">
            <text:p>1</text:p>
          </table:table-cell>
          <table:table-cell office:value-type="float" office:value="225.39830099999998" table:style-name="ce44">
            <text:p>22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3.170043" table:style-name="ce44">
            <text:p>13</text:p>
          </table:table-cell>
          <table:table-cell office:value-type="float" office:value="0.26711299999999999" table:style-name="ce44">
            <text:p>-</text:p>
          </table:table-cell>
          <table:table-cell office:value-type="float" office:value="56.455263000000002" table:style-name="ce44">
            <text:p>56</text:p>
          </table:table-cell>
          <table:table-cell office:value-type="float" office:value="25.739536999999999" table:style-name="ce44">
            <text:p>26</text:p>
          </table:table-cell>
          <table:table-cell office:value-type="float" office:value="1.6997999999999999E-2" table:style-name="ce44">
            <text:p>-</text:p>
          </table:table-cell>
          <table:table-cell office:value-type="float" office:value="0.18160399999999999" table:style-name="ce44">
            <text:p>-</text:p>
          </table:table-cell>
          <table:table-cell office:value-type="float" office:value="0.46143899999999999" table:style-name="ce44">
            <text:p>-</text:p>
          </table:table-cell>
          <table:table-cell office:value-type="float" office:value="1.1881139999999999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.112779" table:style-name="ce44">
            <text:p>-</text:p>
          </table:table-cell>
          <table:table-cell office:value-type="float" office:value="0.18989400000000001" table:style-name="ce44">
            <text:p>-</text:p>
          </table:table-cell>
          <table:table-cell office:value-type="float" office:value="0.462534" table:style-name="ce44">
            <text:p>-</text:p>
          </table:table-cell>
          <table:table-cell office:value-type="float" office:value="3.5090000000000003E-2" table:style-name="ce44">
            <text:p>-</text:p>
          </table:table-cell>
          <table:table-cell office:value-type="float" office:value="98.28040799999998" table:style-name="ce44">
            <text:p>9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29.605195999999999" table:style-name="ce44">
            <text:p>30</text:p>
          </table:table-cell>
          <table:table-cell office:value-type="float" office:value="1.296826" table:style-name="ce44">
            <text:p>1</text:p>
          </table:table-cell>
          <table:table-cell office:value-type="float" office:value="44.344287999999999" table:style-name="ce44">
            <text:p>44</text:p>
          </table:table-cell>
          <table:table-cell office:value-type="float" office:value="23.691424999999999" table:style-name="ce44">
            <text:p>24</text:p>
          </table:table-cell>
          <table:table-cell office:value-type="float" office:value="0.195994" table:style-name="ce44">
            <text:p>-</text:p>
          </table:table-cell>
          <table:table-cell office:value-type="float" office:value="0.94894800000000001" table:style-name="ce44">
            <text:p>1</text:p>
          </table:table-cell>
          <table:table-cell office:value-type="float" office:value="2.0029059999999999" table:style-name="ce44">
            <text:p>2</text:p>
          </table:table-cell>
          <table:table-cell office:value-type="float" office:value="4.1767789999999998" table:style-name="ce44">
            <text:p>4</text:p>
          </table:table-cell>
          <table:table-cell office:value-type="float" office:value="2.8159999999999999E-3" table:style-name="ce44">
            <text:p>-</text:p>
          </table:table-cell>
          <table:table-cell office:value-type="float" office:value="0.54945100000000002" table:style-name="ce44">
            <text:p>1</text:p>
          </table:table-cell>
          <table:table-cell office:value-type="float" office:value="0.60638800000000004" table:style-name="ce44">
            <text:p>1</text:p>
          </table:table-cell>
          <table:table-cell office:value-type="float" office:value="0.92105300000000001" table:style-name="ce44">
            <text:p>1</text:p>
          </table:table-cell>
          <table:table-cell office:value-type="float" office:value="0.28129500000000002" table:style-name="ce44">
            <text:p>-</text:p>
          </table:table-cell>
          <table:table-cell office:value-type="float" office:value="108.62336499999999" table:style-name="ce44">
            <text:p>109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53.563996000000003" table:style-name="ce44">
            <text:p>54</text:p>
          </table:table-cell>
          <table:table-cell office:value-type="float" office:value="5.9251899999999997" table:style-name="ce44">
            <text:p>6</text:p>
          </table:table-cell>
          <table:table-cell office:value-type="float" office:value="99.210740999999999" table:style-name="ce44">
            <text:p>99</text:p>
          </table:table-cell>
          <table:table-cell office:value-type="float" office:value="90.520358000000002" table:style-name="ce44">
            <text:p>91</text:p>
          </table:table-cell>
          <table:table-cell office:value-type="float" office:value="0.80702300000000005" table:style-name="ce44">
            <text:p>1</text:p>
          </table:table-cell>
          <table:table-cell office:value-type="float" office:value="2.286756" table:style-name="ce44">
            <text:p>2</text:p>
          </table:table-cell>
          <table:table-cell office:value-type="float" office:value="3.9951750000000001" table:style-name="ce44">
            <text:p>4</text:p>
          </table:table-cell>
          <table:table-cell office:value-type="float" office:value="9.1319040000000005" table:style-name="ce44">
            <text:p>9</text:p>
          </table:table-cell>
          <table:table-cell office:value-type="float" office:value="0.44689200000000001" table:style-name="ce44">
            <text:p>-</text:p>
          </table:table-cell>
          <table:table-cell office:value-type="float" office:value="2.1555719999999998" table:style-name="ce44">
            <text:p>2</text:p>
          </table:table-cell>
          <table:table-cell office:value-type="float" office:value="4.1494049999999998" table:style-name="ce44">
            <text:p>4</text:p>
          </table:table-cell>
          <table:table-cell office:value-type="float" office:value="5.3221379999999998" table:style-name="ce44">
            <text:p>5</text:p>
          </table:table-cell>
          <table:table-cell office:value-type="float" office:value="0.93513100000000005" table:style-name="ce44">
            <text:p>1</text:p>
          </table:table-cell>
          <table:table-cell office:value-type="float" office:value="278.45028100000002" table:style-name="ce44">
            <text:p>27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6.014279999999999" table:style-name="ce44">
            <text:p>46</text:p>
          </table:table-cell>
          <table:table-cell office:value-type="float" office:value="0" table:style-name="ce44">
            <text:p>0</text:p>
          </table:table-cell>
          <table:table-cell office:value-type="float" office:value="0.53620800000000002" table:style-name="ce44">
            <text:p>1</text:p>
          </table:table-cell>
          <table:table-cell office:value-type="float" office:value="7.3205000000000006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6.9870000000000002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6.630680000000005" table:style-name="ce44">
            <text:p>4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75.20534899999996" table:style-name="ce44">
            <text:p>275</text:p>
          </table:table-cell>
          <table:table-cell office:value-type="float" office:value="17.482175999999999" table:style-name="ce44">
            <text:p>17</text:p>
          </table:table-cell>
          <table:table-cell office:value-type="float" office:value="431.844494" table:style-name="ce44">
            <text:p>432</text:p>
          </table:table-cell>
          <table:table-cell office:value-type="float" office:value="226.67614700000001" table:style-name="ce44">
            <text:p>227</text:p>
          </table:table-cell>
          <table:table-cell office:value-type="float" office:value="3.2601579999999997" table:style-name="ce44">
            <text:p>3</text:p>
          </table:table-cell>
          <table:table-cell office:value-type="float" office:value="7.3644110000000005" table:style-name="ce44">
            <text:p>7</text:p>
          </table:table-cell>
          <table:table-cell office:value-type="float" office:value="18.159789" table:style-name="ce44">
            <text:p>18</text:p>
          </table:table-cell>
          <table:table-cell office:value-type="float" office:value="46.258609" table:style-name="ce44">
            <text:p>46</text:p>
          </table:table-cell>
          <table:table-cell office:value-type="float" office:value="0.63699400000000006" table:style-name="ce44">
            <text:p>1</text:p>
          </table:table-cell>
          <table:table-cell office:value-type="float" office:value="9.5931339999999992" table:style-name="ce44">
            <text:p>10</text:p>
          </table:table-cell>
          <table:table-cell office:value-type="float" office:value="16.930377999999997" table:style-name="ce44">
            <text:p>17</text:p>
          </table:table-cell>
          <table:table-cell office:value-type="float" office:value="10.161512" table:style-name="ce44">
            <text:p>10</text:p>
          </table:table-cell>
          <table:table-cell office:value-type="float" office:value="3.4428570000000001" table:style-name="ce44">
            <text:p>3</text:p>
          </table:table-cell>
          <table:table-cell office:value-type="float" office:value="1067.0160080000001" table:style-name="ce44">
            <text:p>1,06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79.28" table:style-name="ce49">
            <text:p>79</text:p>
          </table:table-cell>
          <table:table-cell office:value-type="float" office:value="5.1280000000000001" table:style-name="ce49">
            <text:p>5</text:p>
          </table:table-cell>
          <table:table-cell office:value-type="float" office:value="130.096" table:style-name="ce49">
            <text:p>130</text:p>
          </table:table-cell>
          <table:table-cell office:value-type="float" office:value="69.13" table:style-name="ce49">
            <text:p>69</text:p>
          </table:table-cell>
          <table:table-cell office:value-type="float" office:value="0.93799999999999994" table:style-name="ce49">
            <text:p>1</text:p>
          </table:table-cell>
          <table:table-cell office:value-type="float" office:value="2.2879999999999998" table:style-name="ce49">
            <text:p>2</text:p>
          </table:table-cell>
          <table:table-cell office:value-type="float" office:value="4.8620000000000001" table:style-name="ce49">
            <text:p>5</text:p>
          </table:table-cell>
          <table:table-cell office:value-type="float" office:value="13.728999999999999" table:style-name="ce49">
            <text:p>14</text:p>
          </table:table-cell>
          <table:table-cell office:value-type="float" office:value="0.20599999999999999" table:style-name="ce49">
            <text:p>-</text:p>
          </table:table-cell>
          <table:table-cell office:value-type="float" office:value="2.3660000000000001" table:style-name="ce49">
            <text:p>2</text:p>
          </table:table-cell>
          <table:table-cell office:value-type="float" office:value="4.83" table:style-name="ce49">
            <text:p>5</text:p>
          </table:table-cell>
          <table:table-cell office:value-type="float" office:value="2.9260000000000002" table:style-name="ce49">
            <text:p>3</text:p>
          </table:table-cell>
          <table:table-cell office:value-type="float" office:value="0.94199999999999995" table:style-name="ce49">
            <text:p>1</text:p>
          </table:table-cell>
          <table:table-cell office:value-type="float" office:value="316.721" table:style-name="ce49">
            <text:p>31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07" table:style-name="ce30">
            <text:p>2007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9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9.088557999999999" table:style-name="ce44">
            <text:p>19</text:p>
          </table:table-cell>
          <table:table-cell office:value-type="float" office:value="5.4392449999999997" table:style-name="ce44">
            <text:p>5</text:p>
          </table:table-cell>
          <table:table-cell office:value-type="float" office:value="95.842132000000007" table:style-name="ce44">
            <text:p>96</text:p>
          </table:table-cell>
          <table:table-cell office:value-type="float" office:value="15.11914" table:style-name="ce44">
            <text:p>15</text:p>
          </table:table-cell>
          <table:table-cell office:value-type="float" office:value="1.7476290000000001" table:style-name="ce44">
            <text:p>2</text:p>
          </table:table-cell>
          <table:table-cell office:value-type="float" office:value="0.48109600000000002" table:style-name="ce44">
            <text:p>-</text:p>
          </table:table-cell>
          <table:table-cell office:value-type="float" office:value="3.8837000000000002" table:style-name="ce44">
            <text:p>4</text:p>
          </table:table-cell>
          <table:table-cell office:value-type="float" office:value="7.9995799999999999" table:style-name="ce44">
            <text:p>8</text:p>
          </table:table-cell>
          <table:table-cell office:value-type="float" office:value="0.19114500000000001" table:style-name="ce44">
            <text:p>-</text:p>
          </table:table-cell>
          <table:table-cell office:value-type="float" office:value="4.1324079999999999" table:style-name="ce44">
            <text:p>4</text:p>
          </table:table-cell>
          <table:table-cell office:value-type="float" office:value="8.3603360000000002" table:style-name="ce44">
            <text:p>8</text:p>
          </table:table-cell>
          <table:table-cell office:value-type="float" office:value="0.640019" table:style-name="ce44">
            <text:p>1</text:p>
          </table:table-cell>
          <table:table-cell office:value-type="float" office:value="0.66687099999999999" table:style-name="ce44">
            <text:p>1</text:p>
          </table:table-cell>
          <table:table-cell office:value-type="float" office:value="163.591859" table:style-name="ce44">
            <text:p>16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2.15943" table:style-name="ce44">
            <text:p>2</text:p>
          </table:table-cell>
          <table:table-cell office:value-type="float" office:value="0.42921599999999999" table:style-name="ce44">
            <text:p>-</text:p>
          </table:table-cell>
          <table:table-cell office:value-type="float" office:value="24.704193" table:style-name="ce44">
            <text:p>25</text:p>
          </table:table-cell>
          <table:table-cell office:value-type="float" office:value="2.3247659999999999" table:style-name="ce44">
            <text:p>2</text:p>
          </table:table-cell>
          <table:table-cell office:value-type="float" office:value="0.18368899999999999" table:style-name="ce44">
            <text:p>-</text:p>
          </table:table-cell>
          <table:table-cell office:value-type="float" office:value="0.22128200000000001" table:style-name="ce44">
            <text:p>-</text:p>
          </table:table-cell>
          <table:table-cell office:value-type="float" office:value="0.70936500000000002" table:style-name="ce44">
            <text:p>1</text:p>
          </table:table-cell>
          <table:table-cell office:value-type="float" office:value="0.68830000000000002" table:style-name="ce44">
            <text:p>1</text:p>
          </table:table-cell>
          <table:table-cell office:value-type="float" office:value="8.6549999999999995E-3" table:style-name="ce44">
            <text:p>-</text:p>
          </table:table-cell>
          <table:table-cell office:value-type="float" office:value="0.85233300000000001" table:style-name="ce44">
            <text:p>1</text:p>
          </table:table-cell>
          <table:table-cell office:value-type="float" office:value="1.6576869999999999" table:style-name="ce44">
            <text:p>2</text:p>
          </table:table-cell>
          <table:table-cell office:value-type="float" office:value="0.36378100000000002" table:style-name="ce44">
            <text:p>-</text:p>
          </table:table-cell>
          <table:table-cell office:value-type="float" office:value="0.19145799999999999" table:style-name="ce44">
            <text:p>-</text:p>
          </table:table-cell>
          <table:table-cell office:value-type="float" office:value="34.494154999999999" table:style-name="ce44">
            <text:p>3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50.869140000000002" table:style-name="ce44">
            <text:p>51</text:p>
          </table:table-cell>
          <table:table-cell office:value-type="float" office:value="0.92527599999999999" table:style-name="ce44">
            <text:p>1</text:p>
          </table:table-cell>
          <table:table-cell office:value-type="float" office:value="21.382874999999999" table:style-name="ce44">
            <text:p>21</text:p>
          </table:table-cell>
          <table:table-cell office:value-type="float" office:value="22.621303999999999" table:style-name="ce44">
            <text:p>23</text:p>
          </table:table-cell>
          <table:table-cell office:value-type="float" office:value="0.19750599999999999" table:style-name="ce44">
            <text:p>-</text:p>
          </table:table-cell>
          <table:table-cell office:value-type="float" office:value="3.0527449999999998" table:style-name="ce44">
            <text:p>3</text:p>
          </table:table-cell>
          <table:table-cell office:value-type="float" office:value="3.482326" table:style-name="ce44">
            <text:p>3</text:p>
          </table:table-cell>
          <table:table-cell office:value-type="float" office:value="7.4504409999999996" table:style-name="ce44">
            <text:p>7</text:p>
          </table:table-cell>
          <table:table-cell office:value-type="float" office:value="5.1775000000000002E-2" table:style-name="ce44">
            <text:p>-</text:p>
          </table:table-cell>
          <table:table-cell office:value-type="float" office:value="0.99274600000000002" table:style-name="ce44">
            <text:p>1</text:p>
          </table:table-cell>
          <table:table-cell office:value-type="float" office:value="0.93784199999999995" table:style-name="ce44">
            <text:p>1</text:p>
          </table:table-cell>
          <table:table-cell office:value-type="float" office:value="0.43735000000000002" table:style-name="ce44">
            <text:p>-</text:p>
          </table:table-cell>
          <table:table-cell office:value-type="float" office:value="0.19661999999999999" table:style-name="ce44">
            <text:p>-</text:p>
          </table:table-cell>
          <table:table-cell office:value-type="float" office:value="112.59794599999999" table:style-name="ce44">
            <text:p>11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45.952286000000001" table:style-name="ce44">
            <text:p>46</text:p>
          </table:table-cell>
          <table:table-cell office:value-type="float" office:value="1.6588860000000001" table:style-name="ce44">
            <text:p>2</text:p>
          </table:table-cell>
          <table:table-cell office:value-type="float" office:value="79.406092000000001" table:style-name="ce44">
            <text:p>79</text:p>
          </table:table-cell>
          <table:table-cell office:value-type="float" office:value="40.753458000000002" table:style-name="ce44">
            <text:p>41</text:p>
          </table:table-cell>
          <table:table-cell office:value-type="float" office:value="0.236507" table:style-name="ce44">
            <text:p>-</text:p>
          </table:table-cell>
          <table:table-cell office:value-type="float" office:value="0.82146600000000003" table:style-name="ce44">
            <text:p>1</text:p>
          </table:table-cell>
          <table:table-cell office:value-type="float" office:value="4.7314439999999998" table:style-name="ce44">
            <text:p>5</text:p>
          </table:table-cell>
          <table:table-cell office:value-type="float" office:value="13.448992000000001" table:style-name="ce44">
            <text:p>13</text:p>
          </table:table-cell>
          <table:table-cell office:value-type="float" office:value="3.0970999999999999E-2" table:style-name="ce44">
            <text:p>-</text:p>
          </table:table-cell>
          <table:table-cell office:value-type="float" office:value="0.66113500000000003" table:style-name="ce44">
            <text:p>1</text:p>
          </table:table-cell>
          <table:table-cell office:value-type="float" office:value="1.224769" table:style-name="ce44">
            <text:p>1</text:p>
          </table:table-cell>
          <table:table-cell office:value-type="float" office:value="1.426655" table:style-name="ce44">
            <text:p>1</text:p>
          </table:table-cell>
          <table:table-cell office:value-type="float" office:value="0.374782" table:style-name="ce44">
            <text:p>-</text:p>
          </table:table-cell>
          <table:table-cell office:value-type="float" office:value="190.72744299999999" table:style-name="ce44">
            <text:p>19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0.116203000000001" table:style-name="ce44">
            <text:p>10</text:p>
          </table:table-cell>
          <table:table-cell office:value-type="float" office:value="0.28442400000000001" table:style-name="ce44">
            <text:p>-</text:p>
          </table:table-cell>
          <table:table-cell office:value-type="float" office:value="50.503013000000003" table:style-name="ce44">
            <text:p>51</text:p>
          </table:table-cell>
          <table:table-cell office:value-type="float" office:value="23.135300000000001" table:style-name="ce44">
            <text:p>23</text:p>
          </table:table-cell>
          <table:table-cell office:value-type="float" office:value="3.8579999999999999E-3" table:style-name="ce44">
            <text:p>-</text:p>
          </table:table-cell>
          <table:table-cell office:value-type="float" office:value="0.156837" table:style-name="ce44">
            <text:p>-</text:p>
          </table:table-cell>
          <table:table-cell office:value-type="float" office:value="0.60101800000000005" table:style-name="ce44">
            <text:p>1</text:p>
          </table:table-cell>
          <table:table-cell office:value-type="float" office:value="1.091812" table:style-name="ce44">
            <text:p>1</text:p>
          </table:table-cell>
          <table:table-cell office:value-type="float" office:value="1.1002E-2" table:style-name="ce44">
            <text:p>-</text:p>
          </table:table-cell>
          <table:table-cell office:value-type="float" office:value="7.2579000000000005E-2" table:style-name="ce44">
            <text:p>-</text:p>
          </table:table-cell>
          <table:table-cell office:value-type="float" office:value="0.208925" table:style-name="ce44">
            <text:p>-</text:p>
          </table:table-cell>
          <table:table-cell office:value-type="float" office:value="0.38166499999999998" table:style-name="ce44">
            <text:p>-</text:p>
          </table:table-cell>
          <table:table-cell office:value-type="float" office:value="1.3920999999999999E-2" table:style-name="ce44">
            <text:p>-</text:p>
          </table:table-cell>
          <table:table-cell office:value-type="float" office:value="86.580556999999999" table:style-name="ce44">
            <text:p>8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25.079443999999999" table:style-name="ce44">
            <text:p>25</text:p>
          </table:table-cell>
          <table:table-cell office:value-type="float" office:value="0.89727699999999999" table:style-name="ce44">
            <text:p>1</text:p>
          </table:table-cell>
          <table:table-cell office:value-type="float" office:value="40.631450999999998" table:style-name="ce44">
            <text:p>41</text:p>
          </table:table-cell>
          <table:table-cell office:value-type="float" office:value="24.057604999999999" table:style-name="ce44">
            <text:p>24</text:p>
          </table:table-cell>
          <table:table-cell office:value-type="float" office:value="0.20141700000000001" table:style-name="ce44">
            <text:p>-</text:p>
          </table:table-cell>
          <table:table-cell office:value-type="float" office:value="0.90760099999999999" table:style-name="ce44">
            <text:p>1</text:p>
          </table:table-cell>
          <table:table-cell office:value-type="float" office:value="2.0573399999999999" table:style-name="ce44">
            <text:p>2</text:p>
          </table:table-cell>
          <table:table-cell office:value-type="float" office:value="4.0610280000000003" table:style-name="ce44">
            <text:p>4</text:p>
          </table:table-cell>
          <table:table-cell office:value-type="float" office:value="1.8926999999999999E-2" table:style-name="ce44">
            <text:p>-</text:p>
          </table:table-cell>
          <table:table-cell office:value-type="float" office:value="0.52411099999999999" table:style-name="ce44">
            <text:p>1</text:p>
          </table:table-cell>
          <table:table-cell office:value-type="float" office:value="0.875587" table:style-name="ce44">
            <text:p>1</text:p>
          </table:table-cell>
          <table:table-cell office:value-type="float" office:value="1.0497350000000001" table:style-name="ce44">
            <text:p>1</text:p>
          </table:table-cell>
          <table:table-cell office:value-type="float" office:value="0.10605299999999999" table:style-name="ce44">
            <text:p>-</text:p>
          </table:table-cell>
          <table:table-cell office:value-type="float" office:value="100.46757599999998" table:style-name="ce44">
            <text:p>10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45.857807999999999" table:style-name="ce44">
            <text:p>46</text:p>
          </table:table-cell>
          <table:table-cell office:value-type="float" office:value="4.982863" table:style-name="ce44">
            <text:p>5</text:p>
          </table:table-cell>
          <table:table-cell office:value-type="float" office:value="96.242671000000001" table:style-name="ce44">
            <text:p>96</text:p>
          </table:table-cell>
          <table:table-cell office:value-type="float" office:value="90.590121999999994" table:style-name="ce44">
            <text:p>91</text:p>
          </table:table-cell>
          <table:table-cell office:value-type="float" office:value="0.79195400000000005" table:style-name="ce44">
            <text:p>1</text:p>
          </table:table-cell>
          <table:table-cell office:value-type="float" office:value="1.915311" table:style-name="ce44">
            <text:p>2</text:p>
          </table:table-cell>
          <table:table-cell office:value-type="float" office:value="4.5700710000000004" table:style-name="ce44">
            <text:p>5</text:p>
          </table:table-cell>
          <table:table-cell office:value-type="float" office:value="9.1254390000000001" table:style-name="ce44">
            <text:p>9</text:p>
          </table:table-cell>
          <table:table-cell office:value-type="float" office:value="0.66071800000000003" table:style-name="ce44">
            <text:p>1</text:p>
          </table:table-cell>
          <table:table-cell office:value-type="float" office:value="2.428264" table:style-name="ce44">
            <text:p>2</text:p>
          </table:table-cell>
          <table:table-cell office:value-type="float" office:value="4.2997769999999997" table:style-name="ce44">
            <text:p>4</text:p>
          </table:table-cell>
          <table:table-cell office:value-type="float" office:value="6.0976169999999996" table:style-name="ce44">
            <text:p>6</text:p>
          </table:table-cell>
          <table:table-cell office:value-type="float" office:value="0.701179" table:style-name="ce44">
            <text:p>1</text:p>
          </table:table-cell>
          <table:table-cell office:value-type="float" office:value="268.26379400000002" table:style-name="ce44">
            <text:p>26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0.483269" table:style-name="ce44">
            <text:p>40</text:p>
          </table:table-cell>
          <table:table-cell office:value-type="float" office:value="0" table:style-name="ce44">
            <text:p>0</text:p>
          </table:table-cell>
          <table:table-cell office:value-type="float" office:value="0.52598800000000001" table:style-name="ce44">
            <text:p>1</text:p>
          </table:table-cell>
          <table:table-cell office:value-type="float" office:value="4.3744999999999999E-2" table:style-name="ce44">
            <text:p>-</text:p>
          </table:table-cell>
          <table:table-cell office:value-type="float" office:value="1.3920999999999999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1.7730000000000001E-3" table:style-name="ce44">
            <text:p>-</text:p>
          </table:table-cell>
          <table:table-cell office:value-type="float" office:value="3.2330000000000002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1.071928999999997" table:style-name="ce44">
            <text:p>4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39.60613800000004" table:style-name="ce44">
            <text:p>240</text:p>
          </table:table-cell>
          <table:table-cell office:value-type="float" office:value="14.617186999999999" table:style-name="ce44">
            <text:p>15</text:p>
          </table:table-cell>
          <table:table-cell office:value-type="float" office:value="409.23841500000003" table:style-name="ce44">
            <text:p>409</text:p>
          </table:table-cell>
          <table:table-cell office:value-type="float" office:value="218.64544000000001" table:style-name="ce44">
            <text:p>219</text:p>
          </table:table-cell>
          <table:table-cell office:value-type="float" office:value="3.3764810000000005" table:style-name="ce44">
            <text:p>3</text:p>
          </table:table-cell>
          <table:table-cell office:value-type="float" office:value="7.5563379999999993" table:style-name="ce44">
            <text:p>8</text:p>
          </table:table-cell>
          <table:table-cell office:value-type="float" office:value="20.037036999999998" table:style-name="ce44">
            <text:p>20</text:p>
          </table:table-cell>
          <table:table-cell office:value-type="float" office:value="43.868825000000008" table:style-name="ce44">
            <text:p>44</text:p>
          </table:table-cell>
          <table:table-cell office:value-type="float" office:value="0.97319299999999997" table:style-name="ce44">
            <text:p>1</text:p>
          </table:table-cell>
          <table:table-cell office:value-type="float" office:value="9.6635759999999991" table:style-name="ce44">
            <text:p>10</text:p>
          </table:table-cell>
          <table:table-cell office:value-type="float" office:value="17.564922999999997" table:style-name="ce44">
            <text:p>18</text:p>
          </table:table-cell>
          <table:table-cell office:value-type="float" office:value="10.396822" table:style-name="ce44">
            <text:p>10</text:p>
          </table:table-cell>
          <table:table-cell office:value-type="float" office:value="2.2508840000000001" table:style-name="ce44">
            <text:p>2</text:p>
          </table:table-cell>
          <table:table-cell office:value-type="float" office:value="997.79525899999976" table:style-name="ce44">
            <text:p>99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71.287999999999997" table:style-name="ce49">
            <text:p>71</text:p>
          </table:table-cell>
          <table:table-cell office:value-type="float" office:value="4.2949999999999999" table:style-name="ce49">
            <text:p>4</text:p>
          </table:table-cell>
          <table:table-cell office:value-type="float" office:value="124.955" table:style-name="ce49">
            <text:p>125</text:p>
          </table:table-cell>
          <table:table-cell office:value-type="float" office:value="68.799000000000007" table:style-name="ce49">
            <text:p>69</text:p>
          </table:table-cell>
          <table:table-cell office:value-type="float" office:value="0.93600000000000005" table:style-name="ce49">
            <text:p>1</text:p>
          </table:table-cell>
          <table:table-cell office:value-type="float" office:value="2.4500000000000002" table:style-name="ce49">
            <text:p>2</text:p>
          </table:table-cell>
          <table:table-cell office:value-type="float" office:value="5.83" table:style-name="ce49">
            <text:p>6</text:p>
          </table:table-cell>
          <table:table-cell office:value-type="float" office:value="12.846" table:style-name="ce49">
            <text:p>13</text:p>
          </table:table-cell>
          <table:table-cell office:value-type="float" office:value="0.28799999999999998" table:style-name="ce49">
            <text:p>-</text:p>
          </table:table-cell>
          <table:table-cell office:value-type="float" office:value="2.657" table:style-name="ce49">
            <text:p>3</text:p>
          </table:table-cell>
          <table:table-cell office:value-type="float" office:value="5.0330000000000004" table:style-name="ce49">
            <text:p>5</text:p>
          </table:table-cell>
          <table:table-cell office:value-type="float" office:value="3.048" table:style-name="ce49">
            <text:p>3</text:p>
          </table:table-cell>
          <table:table-cell office:value-type="float" office:value="0.67600000000000005" table:style-name="ce49">
            <text:p>1</text:p>
          </table:table-cell>
          <table:table-cell office:value-type="float" office:value="303.101" table:style-name="ce49">
            <text:p>30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08" table:style-name="ce30">
            <text:p>2008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20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7.357875" table:style-name="ce44">
            <text:p>17</text:p>
          </table:table-cell>
          <table:table-cell office:value-type="float" office:value="5.9164300000000001" table:style-name="ce44">
            <text:p>6</text:p>
          </table:table-cell>
          <table:table-cell office:value-type="float" office:value="89.418639999999996" table:style-name="ce44">
            <text:p>89</text:p>
          </table:table-cell>
          <table:table-cell office:value-type="float" office:value="14.533816" table:style-name="ce44">
            <text:p>15</text:p>
          </table:table-cell>
          <table:table-cell office:value-type="float" office:value="2.060781" table:style-name="ce44">
            <text:p>2</text:p>
          </table:table-cell>
          <table:table-cell office:value-type="float" office:value="0.33619900000000003" table:style-name="ce44">
            <text:p>-</text:p>
          </table:table-cell>
          <table:table-cell office:value-type="float" office:value="4.6713789999999999" table:style-name="ce44">
            <text:p>5</text:p>
          </table:table-cell>
          <table:table-cell office:value-type="float" office:value="7.9340919999999997" table:style-name="ce44">
            <text:p>8</text:p>
          </table:table-cell>
          <table:table-cell office:value-type="float" office:value="5.8917999999999998E-2" table:style-name="ce44">
            <text:p>-</text:p>
          </table:table-cell>
          <table:table-cell office:value-type="float" office:value="5.5328879999999998" table:style-name="ce44">
            <text:p>6</text:p>
          </table:table-cell>
          <table:table-cell office:value-type="float" office:value="8.7846510000000002" table:style-name="ce44">
            <text:p>9</text:p>
          </table:table-cell>
          <table:table-cell office:value-type="float" office:value="1.25892" table:style-name="ce44">
            <text:p>1</text:p>
          </table:table-cell>
          <table:table-cell office:value-type="float" office:value="0.56514500000000001" table:style-name="ce44">
            <text:p>1</text:p>
          </table:table-cell>
          <table:table-cell office:value-type="float" office:value="158.42973399999997" table:style-name="ce44">
            <text:p>15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2.82531" table:style-name="ce44">
            <text:p>3</text:p>
          </table:table-cell>
          <table:table-cell office:value-type="float" office:value="0.45294000000000001" table:style-name="ce44">
            <text:p>-</text:p>
          </table:table-cell>
          <table:table-cell office:value-type="float" office:value="21.026706000000001" table:style-name="ce44">
            <text:p>21</text:p>
          </table:table-cell>
          <table:table-cell office:value-type="float" office:value="2.2303929999999998" table:style-name="ce44">
            <text:p>2</text:p>
          </table:table-cell>
          <table:table-cell office:value-type="float" office:value="7.0285E-2" table:style-name="ce44">
            <text:p>-</text:p>
          </table:table-cell>
          <table:table-cell office:value-type="float" office:value="0.130298" table:style-name="ce44">
            <text:p>-</text:p>
          </table:table-cell>
          <table:table-cell office:value-type="float" office:value="0.51894899999999999" table:style-name="ce44">
            <text:p>1</text:p>
          </table:table-cell>
          <table:table-cell office:value-type="float" office:value="0.63459600000000005" table:style-name="ce44">
            <text:p>1</text:p>
          </table:table-cell>
          <table:table-cell office:value-type="float" office:value="1.2461E-2" table:style-name="ce44">
            <text:p>-</text:p>
          </table:table-cell>
          <table:table-cell office:value-type="float" office:value="0.70138699999999998" table:style-name="ce44">
            <text:p>1</text:p>
          </table:table-cell>
          <table:table-cell office:value-type="float" office:value="1.5660769999999999" table:style-name="ce44">
            <text:p>2</text:p>
          </table:table-cell>
          <table:table-cell office:value-type="float" office:value="0.44089600000000001" table:style-name="ce44">
            <text:p>-</text:p>
          </table:table-cell>
          <table:table-cell office:value-type="float" office:value="6.9868E-2" table:style-name="ce44">
            <text:p>-</text:p>
          </table:table-cell>
          <table:table-cell office:value-type="float" office:value="30.680165999999996" table:style-name="ce44">
            <text:p>3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45.427078999999999" table:style-name="ce44">
            <text:p>45</text:p>
          </table:table-cell>
          <table:table-cell office:value-type="float" office:value="1.6949669999999999" table:style-name="ce44">
            <text:p>2</text:p>
          </table:table-cell>
          <table:table-cell office:value-type="float" office:value="22.376194000000002" table:style-name="ce44">
            <text:p>22</text:p>
          </table:table-cell>
          <table:table-cell office:value-type="float" office:value="23.632871999999999" table:style-name="ce44">
            <text:p>24</text:p>
          </table:table-cell>
          <table:table-cell office:value-type="float" office:value="6.2046999999999998E-2" table:style-name="ce44">
            <text:p>-</text:p>
          </table:table-cell>
          <table:table-cell office:value-type="float" office:value="3.8442820000000002" table:style-name="ce44">
            <text:p>4</text:p>
          </table:table-cell>
          <table:table-cell office:value-type="float" office:value="3.7992849999999998" table:style-name="ce44">
            <text:p>4</text:p>
          </table:table-cell>
          <table:table-cell office:value-type="float" office:value="7.2035580000000001" table:style-name="ce44">
            <text:p>7</text:p>
          </table:table-cell>
          <table:table-cell office:value-type="float" office:value="3.0502000000000001E-2" table:style-name="ce44">
            <text:p>-</text:p>
          </table:table-cell>
          <table:table-cell office:value-type="float" office:value="0.55278799999999995" table:style-name="ce44">
            <text:p>1</text:p>
          </table:table-cell>
          <table:table-cell office:value-type="float" office:value="1.242183" table:style-name="ce44">
            <text:p>1</text:p>
          </table:table-cell>
          <table:table-cell office:value-type="float" office:value="0.38896399999999998" table:style-name="ce44">
            <text:p>-</text:p>
          </table:table-cell>
          <table:table-cell office:value-type="float" office:value="0.184471" table:style-name="ce44">
            <text:p>-</text:p>
          </table:table-cell>
          <table:table-cell office:value-type="float" office:value="110.43919199999999" table:style-name="ce44">
            <text:p>11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49.766638999999998" table:style-name="ce44">
            <text:p>50</text:p>
          </table:table-cell>
          <table:table-cell office:value-type="float" office:value="1.949254" table:style-name="ce44">
            <text:p>2</text:p>
          </table:table-cell>
          <table:table-cell office:value-type="float" office:value="85.076211999999998" table:style-name="ce44">
            <text:p>85</text:p>
          </table:table-cell>
          <table:table-cell office:value-type="float" office:value="41.097164999999997" table:style-name="ce44">
            <text:p>41</text:p>
          </table:table-cell>
          <table:table-cell office:value-type="float" office:value="0.28713499999999997" table:style-name="ce44">
            <text:p>-</text:p>
          </table:table-cell>
          <table:table-cell office:value-type="float" office:value="0.97783399999999998" table:style-name="ce44">
            <text:p>1</text:p>
          </table:table-cell>
          <table:table-cell office:value-type="float" office:value="4.4385219999999999" table:style-name="ce44">
            <text:p>4</text:p>
          </table:table-cell>
          <table:table-cell office:value-type="float" office:value="14.088437000000001" table:style-name="ce44">
            <text:p>14</text:p>
          </table:table-cell>
          <table:table-cell office:value-type="float" office:value="4.9064000000000003E-2" table:style-name="ce44">
            <text:p>-</text:p>
          </table:table-cell>
          <table:table-cell office:value-type="float" office:value="0.90129199999999998" table:style-name="ce44">
            <text:p>1</text:p>
          </table:table-cell>
          <table:table-cell office:value-type="float" office:value="1.427333" table:style-name="ce44">
            <text:p>1</text:p>
          </table:table-cell>
          <table:table-cell office:value-type="float" office:value="1.51644" table:style-name="ce44">
            <text:p>2</text:p>
          </table:table-cell>
          <table:table-cell office:value-type="float" office:value="0.45966600000000002" table:style-name="ce44">
            <text:p>-</text:p>
          </table:table-cell>
          <table:table-cell office:value-type="float" office:value="202.03499300000001" table:style-name="ce44">
            <text:p>20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0.978441999999999" table:style-name="ce44">
            <text:p>11</text:p>
          </table:table-cell>
          <table:table-cell office:value-type="float" office:value="0.34229900000000002" table:style-name="ce44">
            <text:p>-</text:p>
          </table:table-cell>
          <table:table-cell office:value-type="float" office:value="53.754359000000001" table:style-name="ce44">
            <text:p>54</text:p>
          </table:table-cell>
          <table:table-cell office:value-type="float" office:value="29.036662" table:style-name="ce44">
            <text:p>29</text:p>
          </table:table-cell>
          <table:table-cell office:value-type="float" office:value="2.7061000000000002E-2" table:style-name="ce44">
            <text:p>-</text:p>
          </table:table-cell>
          <table:table-cell office:value-type="float" office:value="0.18723500000000001" table:style-name="ce44">
            <text:p>-</text:p>
          </table:table-cell>
          <table:table-cell office:value-type="float" office:value="0.57807600000000003" table:style-name="ce44">
            <text:p>1</text:p>
          </table:table-cell>
          <table:table-cell office:value-type="float" office:value="1.331291" table:style-name="ce44">
            <text:p>1</text:p>
          </table:table-cell>
          <table:table-cell office:value-type="float" office:value="6.6740000000000002E-3" table:style-name="ce44">
            <text:p>-</text:p>
          </table:table-cell>
          <table:table-cell office:value-type="float" office:value="8.1599000000000005E-2" table:style-name="ce44">
            <text:p>-</text:p>
          </table:table-cell>
          <table:table-cell office:value-type="float" office:value="0.241512" table:style-name="ce44">
            <text:p>-</text:p>
          </table:table-cell>
          <table:table-cell office:value-type="float" office:value="0.39829700000000001" table:style-name="ce44">
            <text:p>-</text:p>
          </table:table-cell>
          <table:table-cell office:value-type="float" office:value="2.1534000000000001E-2" table:style-name="ce44">
            <text:p>-</text:p>
          </table:table-cell>
          <table:table-cell office:value-type="float" office:value="96.98504100000001" table:style-name="ce44">
            <text:p>9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27.426369999999999" table:style-name="ce44">
            <text:p>27</text:p>
          </table:table-cell>
          <table:table-cell office:value-type="float" office:value="1.2134020000000001" table:style-name="ce44">
            <text:p>1</text:p>
          </table:table-cell>
          <table:table-cell office:value-type="float" office:value="42.862104000000002" table:style-name="ce44">
            <text:p>43</text:p>
          </table:table-cell>
          <table:table-cell office:value-type="float" office:value="24.428007000000001" table:style-name="ce44">
            <text:p>24</text:p>
          </table:table-cell>
          <table:table-cell office:value-type="float" office:value="0.28948099999999999" table:style-name="ce44">
            <text:p>-</text:p>
          </table:table-cell>
          <table:table-cell office:value-type="float" office:value="1.0285660000000001" table:style-name="ce44">
            <text:p>1</text:p>
          </table:table-cell>
          <table:table-cell office:value-type="float" office:value="1.9977959999999999" table:style-name="ce44">
            <text:p>2</text:p>
          </table:table-cell>
          <table:table-cell office:value-type="float" office:value="4.4548420000000002" table:style-name="ce44">
            <text:p>4</text:p>
          </table:table-cell>
          <table:table-cell office:value-type="float" office:value="9.1249999999999994E-3" table:style-name="ce44">
            <text:p>-</text:p>
          </table:table-cell>
          <table:table-cell office:value-type="float" office:value="0.55393499999999996" table:style-name="ce44">
            <text:p>1</text:p>
          </table:table-cell>
          <table:table-cell office:value-type="float" office:value="0.86067499999999997" table:style-name="ce44">
            <text:p>1</text:p>
          </table:table-cell>
          <table:table-cell office:value-type="float" office:value="1.0380549999999999" table:style-name="ce44">
            <text:p>1</text:p>
          </table:table-cell>
          <table:table-cell office:value-type="float" office:value="0.19484699999999999" table:style-name="ce44">
            <text:p>-</text:p>
          </table:table-cell>
          <table:table-cell office:value-type="float" office:value="106.35720500000001" table:style-name="ce44">
            <text:p>10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42.249720000000003" table:style-name="ce44">
            <text:p>42</text:p>
          </table:table-cell>
          <table:table-cell office:value-type="float" office:value="5.2790710000000001" table:style-name="ce44">
            <text:p>5</text:p>
          </table:table-cell>
          <table:table-cell office:value-type="float" office:value="94.877020000000002" table:style-name="ce44">
            <text:p>95</text:p>
          </table:table-cell>
          <table:table-cell office:value-type="float" office:value="90.982684000000006" table:style-name="ce44">
            <text:p>91</text:p>
          </table:table-cell>
          <table:table-cell office:value-type="float" office:value="1.212151" table:style-name="ce44">
            <text:p>1</text:p>
          </table:table-cell>
          <table:table-cell office:value-type="float" office:value="2.0491540000000001" table:style-name="ce44">
            <text:p>2</text:p>
          </table:table-cell>
          <table:table-cell office:value-type="float" office:value="4.6249219999999998" table:style-name="ce44">
            <text:p>5</text:p>
          </table:table-cell>
          <table:table-cell office:value-type="float" office:value="8.5447550000000003" table:style-name="ce44">
            <text:p>9</text:p>
          </table:table-cell>
          <table:table-cell office:value-type="float" office:value="0.49767600000000001" table:style-name="ce44">
            <text:p>-</text:p>
          </table:table-cell>
          <table:table-cell office:value-type="float" office:value="2.1860740000000001" table:style-name="ce44">
            <text:p>2</text:p>
          </table:table-cell>
          <table:table-cell office:value-type="float" office:value="4.2432569999999998" table:style-name="ce44">
            <text:p>4</text:p>
          </table:table-cell>
          <table:table-cell office:value-type="float" office:value="5.4049889999999996" table:style-name="ce44">
            <text:p>5</text:p>
          </table:table-cell>
          <table:table-cell office:value-type="float" office:value="0.63626400000000005" table:style-name="ce44">
            <text:p>1</text:p>
          </table:table-cell>
          <table:table-cell office:value-type="float" office:value="262.78773700000005" table:style-name="ce44">
            <text:p>26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5.819015999999998" table:style-name="ce44">
            <text:p>46</text:p>
          </table:table-cell>
          <table:table-cell office:value-type="float" office:value="0" table:style-name="ce44">
            <text:p>0</text:p>
          </table:table-cell>
          <table:table-cell office:value-type="float" office:value="0.573905" table:style-name="ce44">
            <text:p>1</text:p>
          </table:table-cell>
          <table:table-cell office:value-type="float" office:value="4.0772999999999997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8.8640000000000004E-3" table:style-name="ce44">
            <text:p>-</text:p>
          </table:table-cell>
          <table:table-cell office:value-type="float" office:value="5.9959999999999996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.5360000000000001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6.453089999999996" table:style-name="ce44">
            <text:p>4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41.85045099999999" table:style-name="ce44">
            <text:p>242</text:p>
          </table:table-cell>
          <table:table-cell office:value-type="float" office:value="16.848362999999999" table:style-name="ce44">
            <text:p>17</text:p>
          </table:table-cell>
          <table:table-cell office:value-type="float" office:value="409.96513999999996" table:style-name="ce44">
            <text:p>410</text:p>
          </table:table-cell>
          <table:table-cell office:value-type="float" office:value="225.982372" table:style-name="ce44">
            <text:p>226</text:p>
          </table:table-cell>
          <table:table-cell office:value-type="float" office:value="4.0089410000000001" table:style-name="ce44">
            <text:p>4</text:p>
          </table:table-cell>
          <table:table-cell office:value-type="float" office:value="8.5535680000000003" table:style-name="ce44">
            <text:p>9</text:p>
          </table:table-cell>
          <table:table-cell office:value-type="float" office:value="20.637792999999999" table:style-name="ce44">
            <text:p>21</text:p>
          </table:table-cell>
          <table:table-cell office:value-type="float" office:value="44.197566999999999" table:style-name="ce44">
            <text:p>44</text:p>
          </table:table-cell>
          <table:table-cell office:value-type="float" office:value="0.66442000000000001" table:style-name="ce44">
            <text:p>1</text:p>
          </table:table-cell>
          <table:table-cell office:value-type="float" office:value="10.509963000000001" table:style-name="ce44">
            <text:p>11</text:p>
          </table:table-cell>
          <table:table-cell office:value-type="float" office:value="18.370224" table:style-name="ce44">
            <text:p>18</text:p>
          </table:table-cell>
          <table:table-cell office:value-type="float" office:value="10.446560999999999" table:style-name="ce44">
            <text:p>10</text:p>
          </table:table-cell>
          <table:table-cell office:value-type="float" office:value="2.1317949999999999" table:style-name="ce44">
            <text:p>2</text:p>
          </table:table-cell>
          <table:table-cell office:value-type="float" office:value="1014.167158" table:style-name="ce44">
            <text:p>1,01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67.855000000000004" table:style-name="ce49">
            <text:p>68</text:p>
          </table:table-cell>
          <table:table-cell office:value-type="float" office:value="4.8529999999999998" table:style-name="ce49">
            <text:p>5</text:p>
          </table:table-cell>
          <table:table-cell office:value-type="float" office:value="120.482" table:style-name="ce49">
            <text:p>120</text:p>
          </table:table-cell>
          <table:table-cell office:value-type="float" office:value="67.974999999999994" table:style-name="ce49">
            <text:p>68</text:p>
          </table:table-cell>
          <table:table-cell office:value-type="float" office:value="1.0940000000000001" table:style-name="ce49">
            <text:p>1</text:p>
          </table:table-cell>
          <table:table-cell office:value-type="float" office:value="2.6080000000000001" table:style-name="ce49">
            <text:p>3</text:p>
          </table:table-cell>
          <table:table-cell office:value-type="float" office:value="5.5910000000000002" table:style-name="ce49">
            <text:p>6</text:p>
          </table:table-cell>
          <table:table-cell office:value-type="float" office:value="12.818" table:style-name="ce49">
            <text:p>13</text:p>
          </table:table-cell>
          <table:table-cell office:value-type="float" office:value="0.21199999999999999" table:style-name="ce49">
            <text:p>-</text:p>
          </table:table-cell>
          <table:table-cell office:value-type="float" office:value="2.5230000000000001" table:style-name="ce49">
            <text:p>3</text:p>
          </table:table-cell>
          <table:table-cell office:value-type="float" office:value="5.01" table:style-name="ce49">
            <text:p>5</text:p>
          </table:table-cell>
          <table:table-cell office:value-type="float" office:value="2.9780000000000002" table:style-name="ce49">
            <text:p>3</text:p>
          </table:table-cell>
          <table:table-cell office:value-type="float" office:value="0.60599999999999998" table:style-name="ce49">
            <text:p>1</text:p>
          </table:table-cell>
          <table:table-cell office:value-type="float" office:value="294.60500000000002" table:style-name="ce49">
            <text:p>29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09" table:style-name="ce30">
            <text:p>2009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21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6.640898" table:style-name="ce44">
            <text:p>17</text:p>
          </table:table-cell>
          <table:table-cell office:value-type="float" office:value="5.9692480000000003" table:style-name="ce44">
            <text:p>6</text:p>
          </table:table-cell>
          <table:table-cell office:value-type="float" office:value="82.625840999999994" table:style-name="ce44">
            <text:p>83</text:p>
          </table:table-cell>
          <table:table-cell office:value-type="float" office:value="13.892338000000001" table:style-name="ce44">
            <text:p>14</text:p>
          </table:table-cell>
          <table:table-cell office:value-type="float" office:value="1.3738889999999999" table:style-name="ce44">
            <text:p>1</text:p>
          </table:table-cell>
          <table:table-cell office:value-type="float" office:value="0.76995100000000005" table:style-name="ce44">
            <text:p>1</text:p>
          </table:table-cell>
          <table:table-cell office:value-type="float" office:value="4.9236839999999997" table:style-name="ce44">
            <text:p>5</text:p>
          </table:table-cell>
          <table:table-cell office:value-type="float" office:value="7.6939869999999999" table:style-name="ce44">
            <text:p>8</text:p>
          </table:table-cell>
          <table:table-cell office:value-type="float" office:value="1.1991999999999999E-2" table:style-name="ce44">
            <text:p>-</text:p>
          </table:table-cell>
          <table:table-cell office:value-type="float" office:value="4.7664299999999997" table:style-name="ce44">
            <text:p>5</text:p>
          </table:table-cell>
          <table:table-cell office:value-type="float" office:value="7.2303579999999998" table:style-name="ce44">
            <text:p>7</text:p>
          </table:table-cell>
          <table:table-cell office:value-type="float" office:value="0.98143100000000005" table:style-name="ce44">
            <text:p>1</text:p>
          </table:table-cell>
          <table:table-cell office:value-type="float" office:value="0.60190399999999999" table:style-name="ce44">
            <text:p>1</text:p>
          </table:table-cell>
          <table:table-cell office:value-type="float" office:value="147.48195099999998" table:style-name="ce44">
            <text:p>14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2.5055879999999999" table:style-name="ce44">
            <text:p>3</text:p>
          </table:table-cell>
          <table:table-cell office:value-type="float" office:value="0.30262099999999997" table:style-name="ce44">
            <text:p>-</text:p>
          </table:table-cell>
          <table:table-cell office:value-type="float" office:value="20.945681" table:style-name="ce44">
            <text:p>21</text:p>
          </table:table-cell>
          <table:table-cell office:value-type="float" office:value="2.1269469999999999" table:style-name="ce44">
            <text:p>2</text:p>
          </table:table-cell>
          <table:table-cell office:value-type="float" office:value="0.12706500000000001" table:style-name="ce44">
            <text:p>-</text:p>
          </table:table-cell>
          <table:table-cell office:value-type="float" office:value="0.35340500000000002" table:style-name="ce44">
            <text:p>-</text:p>
          </table:table-cell>
          <table:table-cell office:value-type="float" office:value="0.78387300000000004" table:style-name="ce44">
            <text:p>1</text:p>
          </table:table-cell>
          <table:table-cell office:value-type="float" office:value="0.54340299999999997" table:style-name="ce44">
            <text:p>1</text:p>
          </table:table-cell>
          <table:table-cell office:value-type="float" office:value="1.9082999999999999E-2" table:style-name="ce44">
            <text:p>-</text:p>
          </table:table-cell>
          <table:table-cell office:value-type="float" office:value="0.94154400000000005" table:style-name="ce44">
            <text:p>1</text:p>
          </table:table-cell>
          <table:table-cell office:value-type="float" office:value="1.431764" table:style-name="ce44">
            <text:p>1</text:p>
          </table:table-cell>
          <table:table-cell office:value-type="float" office:value="0.26940700000000001" table:style-name="ce44">
            <text:p>-</text:p>
          </table:table-cell>
          <table:table-cell office:value-type="float" office:value="7.8939999999999996E-2" table:style-name="ce44">
            <text:p>-</text:p>
          </table:table-cell>
          <table:table-cell office:value-type="float" office:value="30.429320999999998" table:style-name="ce44">
            <text:p>3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48.465173" table:style-name="ce44">
            <text:p>48</text:p>
          </table:table-cell>
          <table:table-cell office:value-type="float" office:value="1.9812160000000001" table:style-name="ce44">
            <text:p>2</text:p>
          </table:table-cell>
          <table:table-cell office:value-type="float" office:value="22.179729999999999" table:style-name="ce44">
            <text:p>22</text:p>
          </table:table-cell>
          <table:table-cell office:value-type="float" office:value="23.392455000000002" table:style-name="ce44">
            <text:p>23</text:p>
          </table:table-cell>
          <table:table-cell office:value-type="float" office:value="0.16695199999999999" table:style-name="ce44">
            <text:p>-</text:p>
          </table:table-cell>
          <table:table-cell office:value-type="float" office:value="3.1460750000000002" table:style-name="ce44">
            <text:p>3</text:p>
          </table:table-cell>
          <table:table-cell office:value-type="float" office:value="3.5500039999999999" table:style-name="ce44">
            <text:p>4</text:p>
          </table:table-cell>
          <table:table-cell office:value-type="float" office:value="7.0565749999999996" table:style-name="ce44">
            <text:p>7</text:p>
          </table:table-cell>
          <table:table-cell office:value-type="float" office:value="2.8521000000000001E-2" table:style-name="ce44">
            <text:p>-</text:p>
          </table:table-cell>
          <table:table-cell office:value-type="float" office:value="0.88966500000000004" table:style-name="ce44">
            <text:p>1</text:p>
          </table:table-cell>
          <table:table-cell office:value-type="float" office:value="1.4715990000000001" table:style-name="ce44">
            <text:p>1</text:p>
          </table:table-cell>
          <table:table-cell office:value-type="float" office:value="0.52624899999999997" table:style-name="ce44">
            <text:p>1</text:p>
          </table:table-cell>
          <table:table-cell office:value-type="float" office:value="0.21330499999999999" table:style-name="ce44">
            <text:p>-</text:p>
          </table:table-cell>
          <table:table-cell office:value-type="float" office:value="113.067519" table:style-name="ce44">
            <text:p>11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48.928645000000003" table:style-name="ce44">
            <text:p>49</text:p>
          </table:table-cell>
          <table:table-cell office:value-type="float" office:value="2.0439400000000001" table:style-name="ce44">
            <text:p>2</text:p>
          </table:table-cell>
          <table:table-cell office:value-type="float" office:value="82.053448000000003" table:style-name="ce44">
            <text:p>82</text:p>
          </table:table-cell>
          <table:table-cell office:value-type="float" office:value="39.442033000000002" table:style-name="ce44">
            <text:p>39</text:p>
          </table:table-cell>
          <table:table-cell office:value-type="float" office:value="0.33786699999999997" table:style-name="ce44">
            <text:p>-</text:p>
          </table:table-cell>
          <table:table-cell office:value-type="float" office:value="0.70957300000000001" table:style-name="ce44">
            <text:p>1</text:p>
          </table:table-cell>
          <table:table-cell office:value-type="float" office:value="4.749485" table:style-name="ce44">
            <text:p>5</text:p>
          </table:table-cell>
          <table:table-cell office:value-type="float" office:value="14.137551999999999" table:style-name="ce44">
            <text:p>14</text:p>
          </table:table-cell>
          <table:table-cell office:value-type="float" office:value="6.7626000000000006E-2" table:style-name="ce44">
            <text:p>-</text:p>
          </table:table-cell>
          <table:table-cell office:value-type="float" office:value="0.57922300000000004" table:style-name="ce44">
            <text:p>1</text:p>
          </table:table-cell>
          <table:table-cell office:value-type="float" office:value="1.238221" table:style-name="ce44">
            <text:p>1</text:p>
          </table:table-cell>
          <table:table-cell office:value-type="float" office:value="1.5626359999999999" table:style-name="ce44">
            <text:p>2</text:p>
          </table:table-cell>
          <table:table-cell office:value-type="float" office:value="0.46362900000000001" table:style-name="ce44">
            <text:p>-</text:p>
          </table:table-cell>
          <table:table-cell office:value-type="float" office:value="196.31387800000002" table:style-name="ce44">
            <text:p>19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1.994859" table:style-name="ce44">
            <text:p>12</text:p>
          </table:table-cell>
          <table:table-cell office:value-type="float" office:value="7.7427999999999997E-2" table:style-name="ce44">
            <text:p>-</text:p>
          </table:table-cell>
          <table:table-cell office:value-type="float" office:value="50.250081000000002" table:style-name="ce44">
            <text:p>50</text:p>
          </table:table-cell>
          <table:table-cell office:value-type="float" office:value="26.838647999999999" table:style-name="ce44">
            <text:p>27</text:p>
          </table:table-cell>
          <table:table-cell office:value-type="float" office:value="2.1534000000000001E-2" table:style-name="ce44">
            <text:p>-</text:p>
          </table:table-cell>
          <table:table-cell office:value-type="float" office:value="0.31831500000000001" table:style-name="ce44">
            <text:p>-</text:p>
          </table:table-cell>
          <table:table-cell office:value-type="float" office:value="0.59397900000000003" table:style-name="ce44">
            <text:p>1</text:p>
          </table:table-cell>
          <table:table-cell office:value-type="float" office:value="1.6183730000000001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.1401" table:style-name="ce44">
            <text:p>-</text:p>
          </table:table-cell>
          <table:table-cell office:value-type="float" office:value="0.29500799999999999" table:style-name="ce44">
            <text:p>-</text:p>
          </table:table-cell>
          <table:table-cell office:value-type="float" office:value="0.463837" table:style-name="ce44">
            <text:p>-</text:p>
          </table:table-cell>
          <table:table-cell office:value-type="float" office:value="5.3130999999999998E-2" table:style-name="ce44">
            <text:p>-</text:p>
          </table:table-cell>
          <table:table-cell office:value-type="float" office:value="92.66529300000002" table:style-name="ce44">
            <text:p>9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26.999186999999999" table:style-name="ce44">
            <text:p>27</text:p>
          </table:table-cell>
          <table:table-cell office:value-type="float" office:value="0.97908499999999998" table:style-name="ce44">
            <text:p>1</text:p>
          </table:table-cell>
          <table:table-cell office:value-type="float" office:value="42.611102000000002" table:style-name="ce44">
            <text:p>43</text:p>
          </table:table-cell>
          <table:table-cell office:value-type="float" office:value="23.591525000000001" table:style-name="ce44">
            <text:p>24</text:p>
          </table:table-cell>
          <table:table-cell office:value-type="float" office:value="0.15532499999999999" table:style-name="ce44">
            <text:p>-</text:p>
          </table:table-cell>
          <table:table-cell office:value-type="float" office:value="0.91849800000000004" table:style-name="ce44">
            <text:p>1</text:p>
          </table:table-cell>
          <table:table-cell office:value-type="float" office:value="2.7935050000000001" table:style-name="ce44">
            <text:p>3</text:p>
          </table:table-cell>
          <table:table-cell office:value-type="float" office:value="4.8287899999999997" table:style-name="ce44">
            <text:p>5</text:p>
          </table:table-cell>
          <table:table-cell office:value-type="float" office:value="3.7176000000000001E-2" table:style-name="ce44">
            <text:p>-</text:p>
          </table:table-cell>
          <table:table-cell office:value-type="float" office:value="0.74137900000000001" table:style-name="ce44">
            <text:p>1</text:p>
          </table:table-cell>
          <table:table-cell office:value-type="float" office:value="0.71760299999999999" table:style-name="ce44">
            <text:p>1</text:p>
          </table:table-cell>
          <table:table-cell office:value-type="float" office:value="1.1062540000000001" table:style-name="ce44">
            <text:p>1</text:p>
          </table:table-cell>
          <table:table-cell office:value-type="float" office:value="0.15120600000000001" table:style-name="ce44">
            <text:p>-</text:p>
          </table:table-cell>
          <table:table-cell office:value-type="float" office:value="105.63063500000001" table:style-name="ce44">
            <text:p>10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48.265841999999999" table:style-name="ce44">
            <text:p>48</text:p>
          </table:table-cell>
          <table:table-cell office:value-type="float" office:value="5.0496030000000003" table:style-name="ce44">
            <text:p>5</text:p>
          </table:table-cell>
          <table:table-cell office:value-type="float" office:value="91.703362999999996" table:style-name="ce44">
            <text:p>92</text:p>
          </table:table-cell>
          <table:table-cell office:value-type="float" office:value="89.125299999999996" table:style-name="ce44">
            <text:p>89</text:p>
          </table:table-cell>
          <table:table-cell office:value-type="float" office:value="0.91370099999999999" table:style-name="ce44">
            <text:p>1</text:p>
          </table:table-cell>
          <table:table-cell office:value-type="float" office:value="2.359648" table:style-name="ce44">
            <text:p>2</text:p>
          </table:table-cell>
          <table:table-cell office:value-type="float" office:value="4.3077550000000002" table:style-name="ce44">
            <text:p>4</text:p>
          </table:table-cell>
          <table:table-cell office:value-type="float" office:value="9.3132990000000007" table:style-name="ce44">
            <text:p>9</text:p>
          </table:table-cell>
          <table:table-cell office:value-type="float" office:value="0.40768300000000002" table:style-name="ce44">
            <text:p>-</text:p>
          </table:table-cell>
          <table:table-cell office:value-type="float" office:value="2.3397299999999999" table:style-name="ce44">
            <text:p>2</text:p>
          </table:table-cell>
          <table:table-cell office:value-type="float" office:value="4.6495319999999998" table:style-name="ce44">
            <text:p>5</text:p>
          </table:table-cell>
          <table:table-cell office:value-type="float" office:value="5.1915279999999999" table:style-name="ce44">
            <text:p>5</text:p>
          </table:table-cell>
          <table:table-cell office:value-type="float" office:value="0.57374899999999995" table:style-name="ce44">
            <text:p>1</text:p>
          </table:table-cell>
          <table:table-cell office:value-type="float" office:value="264.20073300000001" table:style-name="ce44">
            <text:p>26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6.373367999999999" table:style-name="ce44">
            <text:p>46</text:p>
          </table:table-cell>
          <table:table-cell office:value-type="float" office:value="0" table:style-name="ce44">
            <text:p>0</text:p>
          </table:table-cell>
          <table:table-cell office:value-type="float" office:value="0.44026999999999999" table:style-name="ce44">
            <text:p>-</text:p>
          </table:table-cell>
          <table:table-cell office:value-type="float" office:value="2.0856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5.9959999999999996E-3" table:style-name="ce44">
            <text:p>-</text:p>
          </table:table-cell>
          <table:table-cell office:value-type="float" office:value="2.1117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6.861606999999999" table:style-name="ce44">
            <text:p>4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50.17355999999998" table:style-name="ce44">
            <text:p>250</text:p>
          </table:table-cell>
          <table:table-cell office:value-type="float" office:value="16.403141000000002" table:style-name="ce44">
            <text:p>16</text:p>
          </table:table-cell>
          <table:table-cell office:value-type="float" office:value="392.80951600000003" table:style-name="ce44">
            <text:p>393</text:p>
          </table:table-cell>
          <table:table-cell office:value-type="float" office:value="218.43010200000003" table:style-name="ce44">
            <text:p>218</text:p>
          </table:table-cell>
          <table:table-cell office:value-type="float" office:value="3.0963329999999996" table:style-name="ce44">
            <text:p>3</text:p>
          </table:table-cell>
          <table:table-cell office:value-type="float" office:value="8.5754650000000012" table:style-name="ce44">
            <text:p>9</text:p>
          </table:table-cell>
          <table:table-cell office:value-type="float" office:value="21.708281000000003" table:style-name="ce44">
            <text:p>22</text:p>
          </table:table-cell>
          <table:table-cell office:value-type="float" office:value="45.213096" table:style-name="ce44">
            <text:p>45</text:p>
          </table:table-cell>
          <table:table-cell office:value-type="float" office:value="0.57208100000000006" table:style-name="ce44">
            <text:p>1</text:p>
          </table:table-cell>
          <table:table-cell office:value-type="float" office:value="10.398071" table:style-name="ce44">
            <text:p>10</text:p>
          </table:table-cell>
          <table:table-cell office:value-type="float" office:value="17.034084999999997" table:style-name="ce44">
            <text:p>17</text:p>
          </table:table-cell>
          <table:table-cell office:value-type="float" office:value="10.101342000000001" table:style-name="ce44">
            <text:p>10</text:p>
          </table:table-cell>
          <table:table-cell office:value-type="float" office:value="2.1358640000000002" table:style-name="ce44">
            <text:p>2</text:p>
          </table:table-cell>
          <table:table-cell office:value-type="float" office:value="996.65093700000034" table:style-name="ce44">
            <text:p>99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75.271000000000001" table:style-name="ce49">
            <text:p>75</text:p>
          </table:table-cell>
          <table:table-cell office:value-type="float" office:value="4.9400000000000004" table:style-name="ce49">
            <text:p>5</text:p>
          </table:table-cell>
          <table:table-cell office:value-type="float" office:value="124.599" table:style-name="ce49">
            <text:p>125</text:p>
          </table:table-cell>
          <table:table-cell office:value-type="float" office:value="71.501999999999995" table:style-name="ce49">
            <text:p>72</text:p>
          </table:table-cell>
          <table:table-cell office:value-type="float" office:value="0.90100000000000002" table:style-name="ce49">
            <text:p>1</text:p>
          </table:table-cell>
          <table:table-cell office:value-type="float" office:value="2.7010000000000001" table:style-name="ce49">
            <text:p>3</text:p>
          </table:table-cell>
          <table:table-cell office:value-type="float" office:value="6.5279999999999996" table:style-name="ce49">
            <text:p>7</text:p>
          </table:table-cell>
          <table:table-cell office:value-type="float" office:value="14.061" table:style-name="ce49">
            <text:p>14</text:p>
          </table:table-cell>
          <table:table-cell office:value-type="float" office:value="0.187" table:style-name="ce49">
            <text:p>-</text:p>
          </table:table-cell>
          <table:table-cell office:value-type="float" office:value="2.6709999999999998" table:style-name="ce49">
            <text:p>3</text:p>
          </table:table-cell>
          <table:table-cell office:value-type="float" office:value="5.1920000000000002" table:style-name="ce49">
            <text:p>5</text:p>
          </table:table-cell>
          <table:table-cell office:value-type="float" office:value="3.0649999999999999" table:style-name="ce49">
            <text:p>3</text:p>
          </table:table-cell>
          <table:table-cell office:value-type="float" office:value="0.64500000000000002" table:style-name="ce49">
            <text:p>1</text:p>
          </table:table-cell>
          <table:table-cell office:value-type="float" office:value="312.26299999999998" table:style-name="ce49">
            <text:p>31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10" table:style-name="ce30">
            <text:p>2010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22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6.778442999999999" table:style-name="ce44">
            <text:p>17</text:p>
          </table:table-cell>
          <table:table-cell office:value-type="float" office:value="4.9750420000000002" table:style-name="ce44">
            <text:p>5</text:p>
          </table:table-cell>
          <table:table-cell office:value-type="float" office:value="86.421007000000003" table:style-name="ce44">
            <text:p>86</text:p>
          </table:table-cell>
          <table:table-cell office:value-type="float" office:value="12.427413" table:style-name="ce44">
            <text:p>12</text:p>
          </table:table-cell>
          <table:table-cell office:value-type="float" office:value="1.343648" table:style-name="ce44">
            <text:p>1</text:p>
          </table:table-cell>
          <table:table-cell office:value-type="float" office:value="0.40783900000000001" table:style-name="ce44">
            <text:p>-</text:p>
          </table:table-cell>
          <table:table-cell office:value-type="float" office:value="5.9078270000000002" table:style-name="ce44">
            <text:p>6</text:p>
          </table:table-cell>
          <table:table-cell office:value-type="float" office:value="7.0869730000000004" table:style-name="ce44">
            <text:p>7</text:p>
          </table:table-cell>
          <table:table-cell office:value-type="float" office:value="5.0576000000000003E-2" table:style-name="ce44">
            <text:p>-</text:p>
          </table:table-cell>
          <table:table-cell office:value-type="float" office:value="4.5194429999999999" table:style-name="ce44">
            <text:p>5</text:p>
          </table:table-cell>
          <table:table-cell office:value-type="float" office:value="8.9258469999999992" table:style-name="ce44">
            <text:p>9</text:p>
          </table:table-cell>
          <table:table-cell office:value-type="float" office:value="0.64872600000000002" table:style-name="ce44">
            <text:p>1</text:p>
          </table:table-cell>
          <table:table-cell office:value-type="float" office:value="0.77813699999999997" table:style-name="ce44">
            <text:p>1</text:p>
          </table:table-cell>
          <table:table-cell office:value-type="float" office:value="150.27092099999999" table:style-name="ce44">
            <text:p>15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2.0288719999999998" table:style-name="ce44">
            <text:p>2</text:p>
          </table:table-cell>
          <table:table-cell office:value-type="float" office:value="0.445745" table:style-name="ce44">
            <text:p>-</text:p>
          </table:table-cell>
          <table:table-cell office:value-type="float" office:value="20.103255000000001" table:style-name="ce44">
            <text:p>20</text:p>
          </table:table-cell>
          <table:table-cell office:value-type="float" office:value="2.227004" table:style-name="ce44">
            <text:p>2</text:p>
          </table:table-cell>
          <table:table-cell office:value-type="float" office:value="0.230042" table:style-name="ce44">
            <text:p>-</text:p>
          </table:table-cell>
          <table:table-cell office:value-type="float" office:value="0.14719099999999999" table:style-name="ce44">
            <text:p>-</text:p>
          </table:table-cell>
          <table:table-cell office:value-type="float" office:value="0.75415299999999996" table:style-name="ce44">
            <text:p>1</text:p>
          </table:table-cell>
          <table:table-cell office:value-type="float" office:value="0.45043699999999998" table:style-name="ce44">
            <text:p>-</text:p>
          </table:table-cell>
          <table:table-cell office:value-type="float" office:value="1.6580999999999999E-2" table:style-name="ce44">
            <text:p>-</text:p>
          </table:table-cell>
          <table:table-cell office:value-type="float" office:value="0.69221100000000002" table:style-name="ce44">
            <text:p>1</text:p>
          </table:table-cell>
          <table:table-cell office:value-type="float" office:value="1.336244" table:style-name="ce44">
            <text:p>1</text:p>
          </table:table-cell>
          <table:table-cell office:value-type="float" office:value="0.21419099999999999" table:style-name="ce44">
            <text:p>-</text:p>
          </table:table-cell>
          <table:table-cell office:value-type="float" office:value="0.105166" table:style-name="ce44">
            <text:p>-</text:p>
          </table:table-cell>
          <table:table-cell office:value-type="float" office:value="28.751092" table:style-name="ce44">
            <text:p>29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46.169449" table:style-name="ce44">
            <text:p>46</text:p>
          </table:table-cell>
          <table:table-cell office:value-type="float" office:value="1.455749" table:style-name="ce44">
            <text:p>1</text:p>
          </table:table-cell>
          <table:table-cell office:value-type="float" office:value="24.487082000000001" table:style-name="ce44">
            <text:p>24</text:p>
          </table:table-cell>
          <table:table-cell office:value-type="float" office:value="25.089351000000001" table:style-name="ce44">
            <text:p>25</text:p>
          </table:table-cell>
          <table:table-cell office:value-type="float" office:value="8.8637999999999995E-2" table:style-name="ce44">
            <text:p>-</text:p>
          </table:table-cell>
          <table:table-cell office:value-type="float" office:value="2.5742560000000001" table:style-name="ce44">
            <text:p>3</text:p>
          </table:table-cell>
          <table:table-cell office:value-type="float" office:value="3.9623789999999999" table:style-name="ce44">
            <text:p>4</text:p>
          </table:table-cell>
          <table:table-cell office:value-type="float" office:value="7.7470650000000001" table:style-name="ce44">
            <text:p>8</text:p>
          </table:table-cell>
          <table:table-cell office:value-type="float" office:value="1.4599000000000001E-2" table:style-name="ce44">
            <text:p>-</text:p>
          </table:table-cell>
          <table:table-cell office:value-type="float" office:value="0.53297499999999998" table:style-name="ce44">
            <text:p>1</text:p>
          </table:table-cell>
          <table:table-cell office:value-type="float" office:value="1.2295130000000001" table:style-name="ce44">
            <text:p>1</text:p>
          </table:table-cell>
          <table:table-cell office:value-type="float" office:value="0.445745" table:style-name="ce44">
            <text:p>-</text:p>
          </table:table-cell>
          <table:table-cell office:value-type="float" office:value="0.39782800000000001" table:style-name="ce44">
            <text:p>-</text:p>
          </table:table-cell>
          <table:table-cell office:value-type="float" office:value="114.19462900000001" table:style-name="ce44">
            <text:p>11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46.855350000000001" table:style-name="ce44">
            <text:p>47</text:p>
          </table:table-cell>
          <table:table-cell office:value-type="float" office:value="1.9526429999999999" table:style-name="ce44">
            <text:p>2</text:p>
          </table:table-cell>
          <table:table-cell office:value-type="float" office:value="85.922132000000005" table:style-name="ce44">
            <text:p>86</text:p>
          </table:table-cell>
          <table:table-cell office:value-type="float" office:value="38.748049999999999" table:style-name="ce44">
            <text:p>39</text:p>
          </table:table-cell>
          <table:table-cell office:value-type="float" office:value="0.35006799999999999" table:style-name="ce44">
            <text:p>-</text:p>
          </table:table-cell>
          <table:table-cell office:value-type="float" office:value="0.74528899999999998" table:style-name="ce44">
            <text:p>1</text:p>
          </table:table-cell>
          <table:table-cell office:value-type="float" office:value="5.2746909999999998" table:style-name="ce44">
            <text:p>5</text:p>
          </table:table-cell>
          <table:table-cell office:value-type="float" office:value="13.311863000000001" table:style-name="ce44">
            <text:p>13</text:p>
          </table:table-cell>
          <table:table-cell office:value-type="float" office:value="1.7467E-2" table:style-name="ce44">
            <text:p>-</text:p>
          </table:table-cell>
          <table:table-cell office:value-type="float" office:value="0.66869599999999996" table:style-name="ce44">
            <text:p>1</text:p>
          </table:table-cell>
          <table:table-cell office:value-type="float" office:value="1.3818140000000001" table:style-name="ce44">
            <text:p>1</text:p>
          </table:table-cell>
          <table:table-cell office:value-type="float" office:value="1.5086189999999999" table:style-name="ce44">
            <text:p>2</text:p>
          </table:table-cell>
          <table:table-cell office:value-type="float" office:value="0.435421" table:style-name="ce44">
            <text:p>-</text:p>
          </table:table-cell>
          <table:table-cell office:value-type="float" office:value="197.17210300000002" table:style-name="ce44">
            <text:p>19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0.581135" table:style-name="ce44">
            <text:p>11</text:p>
          </table:table-cell>
          <table:table-cell office:value-type="float" office:value="0.26852100000000001" table:style-name="ce44">
            <text:p>-</text:p>
          </table:table-cell>
          <table:table-cell office:value-type="float" office:value="51.084530000000001" table:style-name="ce44">
            <text:p>51</text:p>
          </table:table-cell>
          <table:table-cell office:value-type="float" office:value="26.795684999999999" table:style-name="ce44">
            <text:p>27</text:p>
          </table:table-cell>
          <table:table-cell office:value-type="float" office:value="2.1065E-2" table:style-name="ce44">
            <text:p>-</text:p>
          </table:table-cell>
          <table:table-cell office:value-type="float" office:value="0.37530400000000003" table:style-name="ce44">
            <text:p>-</text:p>
          </table:table-cell>
          <table:table-cell office:value-type="float" office:value="0.57943199999999995" table:style-name="ce44">
            <text:p>1</text:p>
          </table:table-cell>
          <table:table-cell office:value-type="float" office:value="1.1617310000000001" table:style-name="ce44">
            <text:p>1</text:p>
          </table:table-cell>
          <table:table-cell office:value-type="float" office:value="3.493E-3" table:style-name="ce44">
            <text:p>-</text:p>
          </table:table-cell>
          <table:table-cell office:value-type="float" office:value="0.122998" table:style-name="ce44">
            <text:p>-</text:p>
          </table:table-cell>
          <table:table-cell office:value-type="float" office:value="0.32446700000000001" table:style-name="ce44">
            <text:p>-</text:p>
          </table:table-cell>
          <table:table-cell office:value-type="float" office:value="0.56175600000000003" table:style-name="ce44">
            <text:p>1</text:p>
          </table:table-cell>
          <table:table-cell office:value-type="float" office:value="4.9429000000000001E-2" table:style-name="ce44">
            <text:p>-</text:p>
          </table:table-cell>
          <table:table-cell office:value-type="float" office:value="91.929545999999988" table:style-name="ce44">
            <text:p>9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24.292338999999998" table:style-name="ce44">
            <text:p>24</text:p>
          </table:table-cell>
          <table:table-cell office:value-type="float" office:value="1.033258" table:style-name="ce44">
            <text:p>1</text:p>
          </table:table-cell>
          <table:table-cell office:value-type="float" office:value="41.800117" table:style-name="ce44">
            <text:p>42</text:p>
          </table:table-cell>
          <table:table-cell office:value-type="float" office:value="22.631732" table:style-name="ce44">
            <text:p>23</text:p>
          </table:table-cell>
          <table:table-cell office:value-type="float" office:value="0.28207700000000002" table:style-name="ce44">
            <text:p>-</text:p>
          </table:table-cell>
          <table:table-cell office:value-type="float" office:value="0.72021000000000002" table:style-name="ce44">
            <text:p>1</text:p>
          </table:table-cell>
          <table:table-cell office:value-type="float" office:value="2.9304770000000002" table:style-name="ce44">
            <text:p>3</text:p>
          </table:table-cell>
          <table:table-cell office:value-type="float" office:value="4.2265730000000001" table:style-name="ce44">
            <text:p>4</text:p>
          </table:table-cell>
          <table:table-cell office:value-type="float" office:value="5.2296000000000002E-2" table:style-name="ce44">
            <text:p>-</text:p>
          </table:table-cell>
          <table:table-cell office:value-type="float" office:value="0.65941499999999997" table:style-name="ce44">
            <text:p>1</text:p>
          </table:table-cell>
          <table:table-cell office:value-type="float" office:value="1.2315990000000001" table:style-name="ce44">
            <text:p>1</text:p>
          </table:table-cell>
          <table:table-cell office:value-type="float" office:value="1.152711" table:style-name="ce44">
            <text:p>1</text:p>
          </table:table-cell>
          <table:table-cell office:value-type="float" office:value="8.4987999999999994E-2" table:style-name="ce44">
            <text:p>-</text:p>
          </table:table-cell>
          <table:table-cell office:value-type="float" office:value="101.09779199999998" table:style-name="ce44">
            <text:p>10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43.472923999999999" table:style-name="ce44">
            <text:p>43</text:p>
          </table:table-cell>
          <table:table-cell office:value-type="float" office:value="5.243042" table:style-name="ce44">
            <text:p>5</text:p>
          </table:table-cell>
          <table:table-cell office:value-type="float" office:value="91.498452999999998" table:style-name="ce44">
            <text:p>91</text:p>
          </table:table-cell>
          <table:table-cell office:value-type="float" office:value="84.506478999999999" table:style-name="ce44">
            <text:p>85</text:p>
          </table:table-cell>
          <table:table-cell office:value-type="float" office:value="0.55398800000000004" table:style-name="ce44">
            <text:p>1</text:p>
          </table:table-cell>
          <table:table-cell office:value-type="float" office:value="2.1604209999999999" table:style-name="ce44">
            <text:p>2</text:p>
          </table:table-cell>
          <table:table-cell office:value-type="float" office:value="5.2606650000000004" table:style-name="ce44">
            <text:p>5</text:p>
          </table:table-cell>
          <table:table-cell office:value-type="float" office:value="8.1742489999999997" table:style-name="ce44">
            <text:p>8</text:p>
          </table:table-cell>
          <table:table-cell office:value-type="float" office:value="0.46639199999999997" table:style-name="ce44">
            <text:p>-</text:p>
          </table:table-cell>
          <table:table-cell office:value-type="float" office:value="1.9779310000000001" table:style-name="ce44">
            <text:p>2</text:p>
          </table:table-cell>
          <table:table-cell office:value-type="float" office:value="5.0683210000000001" table:style-name="ce44">
            <text:p>5</text:p>
          </table:table-cell>
          <table:table-cell office:value-type="float" office:value="4.8464130000000001" table:style-name="ce44">
            <text:p>5</text:p>
          </table:table-cell>
          <table:table-cell office:value-type="float" office:value="0.60524100000000003" table:style-name="ce44">
            <text:p>1</text:p>
          </table:table-cell>
          <table:table-cell office:value-type="float" office:value="253.834519" table:style-name="ce44">
            <text:p>25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4.133329000000003" table:style-name="ce44">
            <text:p>44</text:p>
          </table:table-cell>
          <table:table-cell office:value-type="float" office:value="0" table:style-name="ce44">
            <text:p>0</text:p>
          </table:table-cell>
          <table:table-cell office:value-type="float" office:value="0.46748699999999999" table:style-name="ce44">
            <text:p>-</text:p>
          </table:table-cell>
          <table:table-cell office:value-type="float" office:value="4.1138000000000001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5.5269999999999998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4.647480999999999" table:style-name="ce44">
            <text:p>4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34.31184100000004" table:style-name="ce44">
            <text:p>234</text:p>
          </table:table-cell>
          <table:table-cell office:value-type="float" office:value="15.374000000000001" table:style-name="ce44">
            <text:p>15</text:p>
          </table:table-cell>
          <table:table-cell office:value-type="float" office:value="401.78406300000006" table:style-name="ce44">
            <text:p>402</text:p>
          </table:table-cell>
          <table:table-cell office:value-type="float" office:value="212.46685199999999" table:style-name="ce44">
            <text:p>212</text:p>
          </table:table-cell>
          <table:table-cell office:value-type="float" office:value="2.869526" table:style-name="ce44">
            <text:p>3</text:p>
          </table:table-cell>
          <table:table-cell office:value-type="float" office:value="7.1305100000000001" table:style-name="ce44">
            <text:p>7</text:p>
          </table:table-cell>
          <table:table-cell office:value-type="float" office:value="24.669624000000002" table:style-name="ce44">
            <text:p>25</text:p>
          </table:table-cell>
          <table:table-cell office:value-type="float" office:value="42.164417999999998" table:style-name="ce44">
            <text:p>42</text:p>
          </table:table-cell>
          <table:table-cell office:value-type="float" office:value="0.62140399999999996" table:style-name="ce44">
            <text:p>1</text:p>
          </table:table-cell>
          <table:table-cell office:value-type="float" office:value="9.1736690000000003" table:style-name="ce44">
            <text:p>9</text:p>
          </table:table-cell>
          <table:table-cell office:value-type="float" office:value="19.497805" table:style-name="ce44">
            <text:p>19</text:p>
          </table:table-cell>
          <table:table-cell office:value-type="float" office:value="9.3781610000000004" table:style-name="ce44">
            <text:p>9</text:p>
          </table:table-cell>
          <table:table-cell office:value-type="float" office:value="2.45621" table:style-name="ce44">
            <text:p>2</text:p>
          </table:table-cell>
          <table:table-cell office:value-type="float" office:value="981.89808300000004" table:style-name="ce44">
            <text:p>98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66.856999999999999" table:style-name="ce49">
            <text:p>67</text:p>
          </table:table-cell>
          <table:table-cell office:value-type="float" office:value="4.4349999999999996" table:style-name="ce49">
            <text:p>4</text:p>
          </table:table-cell>
          <table:table-cell office:value-type="float" office:value="120.982" table:style-name="ce49">
            <text:p>121</text:p>
          </table:table-cell>
          <table:table-cell office:value-type="float" office:value="66.064999999999998" table:style-name="ce49">
            <text:p>66</text:p>
          </table:table-cell>
          <table:table-cell office:value-type="float" office:value="0.78" table:style-name="ce49">
            <text:p>1</text:p>
          </table:table-cell>
          <table:table-cell office:value-type="float" office:value="2.415" table:style-name="ce49">
            <text:p>2</text:p>
          </table:table-cell>
          <table:table-cell office:value-type="float" office:value="6.9029999999999996" table:style-name="ce49">
            <text:p>7</text:p>
          </table:table-cell>
          <table:table-cell office:value-type="float" office:value="12.44" table:style-name="ce49">
            <text:p>12</text:p>
          </table:table-cell>
          <table:table-cell office:value-type="float" office:value="0.19" table:style-name="ce49">
            <text:p>-</text:p>
          </table:table-cell>
          <table:table-cell office:value-type="float" office:value="2.4" table:style-name="ce49">
            <text:p>2</text:p>
          </table:table-cell>
          <table:table-cell office:value-type="float" office:value="5.4610000000000003" table:style-name="ce49">
            <text:p>5</text:p>
          </table:table-cell>
          <table:table-cell office:value-type="float" office:value="2.7210000000000001" table:style-name="ce49">
            <text:p>3</text:p>
          </table:table-cell>
          <table:table-cell office:value-type="float" office:value="0.68300000000000005" table:style-name="ce49">
            <text:p>1</text:p>
          </table:table-cell>
          <table:table-cell office:value-type="float" office:value="292.33199999999999" table:style-name="ce49">
            <text:p>29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11" table:style-name="ce30">
            <text:p>2011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6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6.854828999999999" table:style-name="ce44">
            <text:p>17</text:p>
          </table:table-cell>
          <table:table-cell office:value-type="float" office:value="6.1713430000000002" table:style-name="ce44">
            <text:p>6</text:p>
          </table:table-cell>
          <table:table-cell office:value-type="float" office:value="84.884494000000004" table:style-name="ce44">
            <text:p>85</text:p>
          </table:table-cell>
          <table:table-cell office:value-type="float" office:value="12.946726999999999" table:style-name="ce44">
            <text:p>13</text:p>
          </table:table-cell>
          <table:table-cell office:value-type="float" office:value="1.742415" table:style-name="ce44">
            <text:p>2</text:p>
          </table:table-cell>
          <table:table-cell office:value-type="float" office:value="0.161165" table:style-name="ce44">
            <text:p>-</text:p>
          </table:table-cell>
          <table:table-cell office:value-type="float" office:value="4.5920740000000002" table:style-name="ce44">
            <text:p>5</text:p>
          </table:table-cell>
          <table:table-cell office:value-type="float" office:value="7.1349419999999997" table:style-name="ce44">
            <text:p>7</text:p>
          </table:table-cell>
          <table:table-cell office:value-type="float" office:value="8.0973000000000003E-2" table:style-name="ce44">
            <text:p>-</text:p>
          </table:table-cell>
          <table:table-cell office:value-type="float" office:value="4.4523910000000004" table:style-name="ce44">
            <text:p>4</text:p>
          </table:table-cell>
          <table:table-cell office:value-type="float" office:value="7.6284470000000004" table:style-name="ce44">
            <text:p>8</text:p>
          </table:table-cell>
          <table:table-cell office:value-type="float" office:value="0.93210700000000002" table:style-name="ce44">
            <text:p>1</text:p>
          </table:table-cell>
          <table:table-cell office:value-type="float" office:value="0.69586000000000003" table:style-name="ce44">
            <text:p>1</text:p>
          </table:table-cell>
          <table:table-cell office:value-type="float" office:value="148.27776700000001" table:style-name="ce44">
            <text:p>14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1.9420059999999999" table:style-name="ce44">
            <text:p>2</text:p>
          </table:table-cell>
          <table:table-cell office:value-type="float" office:value="0.30314200000000002" table:style-name="ce44">
            <text:p>-</text:p>
          </table:table-cell>
          <table:table-cell office:value-type="float" office:value="19.821750999999999" table:style-name="ce44">
            <text:p>20</text:p>
          </table:table-cell>
          <table:table-cell office:value-type="float" office:value="1.993104" table:style-name="ce44">
            <text:p>2</text:p>
          </table:table-cell>
          <table:table-cell office:value-type="float" office:value="0.16997599999999999" table:style-name="ce44">
            <text:p>-</text:p>
          </table:table-cell>
          <table:table-cell office:value-type="float" office:value="0.25423499999999999" table:style-name="ce44">
            <text:p>-</text:p>
          </table:table-cell>
          <table:table-cell office:value-type="float" office:value="0.89310599999999996" table:style-name="ce44">
            <text:p>1</text:p>
          </table:table-cell>
          <table:table-cell office:value-type="float" office:value="0.53360099999999999" table:style-name="ce44">
            <text:p>1</text:p>
          </table:table-cell>
          <table:table-cell office:value-type="float" office:value="2.294E-3" table:style-name="ce44">
            <text:p>-</text:p>
          </table:table-cell>
          <table:table-cell office:value-type="float" office:value="0.69387900000000002" table:style-name="ce44">
            <text:p>1</text:p>
          </table:table-cell>
          <table:table-cell office:value-type="float" office:value="1.4374480000000001" table:style-name="ce44">
            <text:p>1</text:p>
          </table:table-cell>
          <table:table-cell office:value-type="float" office:value="0.29115000000000002" table:style-name="ce44">
            <text:p>-</text:p>
          </table:table-cell>
          <table:table-cell office:value-type="float" office:value="8.0399999999999999E-2" table:style-name="ce44">
            <text:p>-</text:p>
          </table:table-cell>
          <table:table-cell office:value-type="float" office:value="28.416091999999999" table:style-name="ce44">
            <text:p>2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46.690013999999998" table:style-name="ce44">
            <text:p>47</text:p>
          </table:table-cell>
          <table:table-cell office:value-type="float" office:value="1.701954" table:style-name="ce44">
            <text:p>2</text:p>
          </table:table-cell>
          <table:table-cell office:value-type="float" office:value="22.872515" table:style-name="ce44">
            <text:p>23</text:p>
          </table:table-cell>
          <table:table-cell office:value-type="float" office:value="23.302565000000001" table:style-name="ce44">
            <text:p>23</text:p>
          </table:table-cell>
          <table:table-cell office:value-type="float" office:value="4.6613000000000002E-2" table:style-name="ce44">
            <text:p>-</text:p>
          </table:table-cell>
          <table:table-cell office:value-type="float" office:value="2.604914" table:style-name="ce44">
            <text:p>3</text:p>
          </table:table-cell>
          <table:table-cell office:value-type="float" office:value="3.5422349999999998" table:style-name="ce44">
            <text:p>4</text:p>
          </table:table-cell>
          <table:table-cell office:value-type="float" office:value="7.7219860000000002" table:style-name="ce44">
            <text:p>8</text:p>
          </table:table-cell>
          <table:table-cell office:value-type="float" office:value="0" table:style-name="ce44">
            <text:p>0</text:p>
          </table:table-cell>
          <table:table-cell office:value-type="float" office:value="0.606545" table:style-name="ce44">
            <text:p>1</text:p>
          </table:table-cell>
          <table:table-cell office:value-type="float" office:value="1.1229910000000001" table:style-name="ce44">
            <text:p>1</text:p>
          </table:table-cell>
          <table:table-cell office:value-type="float" office:value="0.63402199999999997" table:style-name="ce44">
            <text:p>1</text:p>
          </table:table-cell>
          <table:table-cell office:value-type="float" office:value="0.150059" table:style-name="ce44">
            <text:p>-</text:p>
          </table:table-cell>
          <table:table-cell office:value-type="float" office:value="110.99641299999999" table:style-name="ce44">
            <text:p>11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49.281371999999998" table:style-name="ce44">
            <text:p>49</text:p>
          </table:table-cell>
          <table:table-cell office:value-type="float" office:value="1.5505389999999999" table:style-name="ce44">
            <text:p>2</text:p>
          </table:table-cell>
          <table:table-cell office:value-type="float" office:value="83.495067000000006" table:style-name="ce44">
            <text:p>83</text:p>
          </table:table-cell>
          <table:table-cell office:value-type="float" office:value="37.363368000000001" table:style-name="ce44">
            <text:p>37</text:p>
          </table:table-cell>
          <table:table-cell office:value-type="float" office:value="0.48083500000000001" table:style-name="ce44">
            <text:p>-</text:p>
          </table:table-cell>
          <table:table-cell office:value-type="float" office:value="0.46592299999999998" table:style-name="ce44">
            <text:p>-</text:p>
          </table:table-cell>
          <table:table-cell office:value-type="float" office:value="4.8237839999999998" table:style-name="ce44">
            <text:p>5</text:p>
          </table:table-cell>
          <table:table-cell office:value-type="float" office:value="12.177453" table:style-name="ce44">
            <text:p>12</text:p>
          </table:table-cell>
          <table:table-cell office:value-type="float" office:value="4.4371000000000001E-2" table:style-name="ce44">
            <text:p>-</text:p>
          </table:table-cell>
          <table:table-cell office:value-type="float" office:value="0.62521099999999996" table:style-name="ce44">
            <text:p>1</text:p>
          </table:table-cell>
          <table:table-cell office:value-type="float" office:value="1.420606" table:style-name="ce44">
            <text:p>1</text:p>
          </table:table-cell>
          <table:table-cell office:value-type="float" office:value="1.5001199999999999" table:style-name="ce44">
            <text:p>2</text:p>
          </table:table-cell>
          <table:table-cell office:value-type="float" office:value="0.47744599999999998" table:style-name="ce44">
            <text:p>-</text:p>
          </table:table-cell>
          <table:table-cell office:value-type="float" office:value="193.70609499999998" table:style-name="ce44">
            <text:p>19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2.032973" table:style-name="ce44">
            <text:p>12</text:p>
          </table:table-cell>
          <table:table-cell office:value-type="float" office:value="0.29798000000000002" table:style-name="ce44">
            <text:p>-</text:p>
          </table:table-cell>
          <table:table-cell office:value-type="float" office:value="48.614657999999999" table:style-name="ce44">
            <text:p>49</text:p>
          </table:table-cell>
          <table:table-cell office:value-type="float" office:value="28.224893999999999" table:style-name="ce44">
            <text:p>28</text:p>
          </table:table-cell>
          <table:table-cell office:value-type="float" office:value="1.3974E-2" table:style-name="ce44">
            <text:p>-</text:p>
          </table:table-cell>
          <table:table-cell office:value-type="float" office:value="0.19276199999999999" table:style-name="ce44">
            <text:p>-</text:p>
          </table:table-cell>
          <table:table-cell office:value-type="float" office:value="0.83371899999999999" table:style-name="ce44">
            <text:p>1</text:p>
          </table:table-cell>
          <table:table-cell office:value-type="float" office:value="1.4634130000000001" table:style-name="ce44">
            <text:p>1</text:p>
          </table:table-cell>
          <table:table-cell office:value-type="float" office:value="6.6740000000000002E-3" table:style-name="ce44">
            <text:p>-</text:p>
          </table:table-cell>
          <table:table-cell office:value-type="float" office:value="7.9096E-2" table:style-name="ce44">
            <text:p>-</text:p>
          </table:table-cell>
          <table:table-cell office:value-type="float" office:value="0.32577099999999998" table:style-name="ce44">
            <text:p>-</text:p>
          </table:table-cell>
          <table:table-cell office:value-type="float" office:value="0.50461100000000003" table:style-name="ce44">
            <text:p>1</text:p>
          </table:table-cell>
          <table:table-cell office:value-type="float" office:value="0.124302" table:style-name="ce44">
            <text:p>-</text:p>
          </table:table-cell>
          <table:table-cell office:value-type="float" office:value="92.714827" table:style-name="ce44">
            <text:p>9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23.694396999999999" table:style-name="ce44">
            <text:p>24</text:p>
          </table:table-cell>
          <table:table-cell office:value-type="float" office:value="0.72521500000000005" table:style-name="ce44">
            <text:p>1</text:p>
          </table:table-cell>
          <table:table-cell office:value-type="float" office:value="40.076419999999999" table:style-name="ce44">
            <text:p>40</text:p>
          </table:table-cell>
          <table:table-cell office:value-type="float" office:value="20.505202000000001" table:style-name="ce44">
            <text:p>21</text:p>
          </table:table-cell>
          <table:table-cell office:value-type="float" office:value="0.27410000000000001" table:style-name="ce44">
            <text:p>-</text:p>
          </table:table-cell>
          <table:table-cell office:value-type="float" office:value="0.67583899999999997" table:style-name="ce44">
            <text:p>1</text:p>
          </table:table-cell>
          <table:table-cell office:value-type="float" office:value="2.166261" table:style-name="ce44">
            <text:p>2</text:p>
          </table:table-cell>
          <table:table-cell office:value-type="float" office:value="4.2839270000000003" table:style-name="ce44">
            <text:p>4</text:p>
          </table:table-cell>
          <table:table-cell office:value-type="float" office:value="1.7571E-2" table:style-name="ce44">
            <text:p>-</text:p>
          </table:table-cell>
          <table:table-cell office:value-type="float" office:value="0.51060700000000003" table:style-name="ce44">
            <text:p>1</text:p>
          </table:table-cell>
          <table:table-cell office:value-type="float" office:value="0.73261900000000002" table:style-name="ce44">
            <text:p>1</text:p>
          </table:table-cell>
          <table:table-cell office:value-type="float" office:value="0.92324300000000004" table:style-name="ce44">
            <text:p>1</text:p>
          </table:table-cell>
          <table:table-cell office:value-type="float" office:value="0.226496" table:style-name="ce44">
            <text:p>-</text:p>
          </table:table-cell>
          <table:table-cell office:value-type="float" office:value="94.811896999999988" table:style-name="ce44">
            <text:p>9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45.54721" table:style-name="ce44">
            <text:p>46</text:p>
          </table:table-cell>
          <table:table-cell office:value-type="float" office:value="5.6553129999999996" table:style-name="ce44">
            <text:p>6</text:p>
          </table:table-cell>
          <table:table-cell office:value-type="float" office:value="92.363977000000006" table:style-name="ce44">
            <text:p>92</text:p>
          </table:table-cell>
          <table:table-cell office:value-type="float" office:value="84.739491999999998" table:style-name="ce44">
            <text:p>85</text:p>
          </table:table-cell>
          <table:table-cell office:value-type="float" office:value="0.84946500000000003" table:style-name="ce44">
            <text:p>1</text:p>
          </table:table-cell>
          <table:table-cell office:value-type="float" office:value="2.0528559999999998" table:style-name="ce44">
            <text:p>2</text:p>
          </table:table-cell>
          <table:table-cell office:value-type="float" office:value="3.8573689999999998" table:style-name="ce44">
            <text:p>4</text:p>
          </table:table-cell>
          <table:table-cell office:value-type="float" office:value="8.7304259999999996" table:style-name="ce44">
            <text:p>9</text:p>
          </table:table-cell>
          <table:table-cell office:value-type="float" office:value="0.37754599999999999" table:style-name="ce44">
            <text:p>-</text:p>
          </table:table-cell>
          <table:table-cell office:value-type="float" office:value="1.991331" table:style-name="ce44">
            <text:p>2</text:p>
          </table:table-cell>
          <table:table-cell office:value-type="float" office:value="4.757619" table:style-name="ce44">
            <text:p>5</text:p>
          </table:table-cell>
          <table:table-cell office:value-type="float" office:value="5.1095110000000004" table:style-name="ce44">
            <text:p>5</text:p>
          </table:table-cell>
          <table:table-cell office:value-type="float" office:value="0.70545400000000003" table:style-name="ce44">
            <text:p>1</text:p>
          </table:table-cell>
          <table:table-cell office:value-type="float" office:value="256.73756900000001" table:style-name="ce44">
            <text:p>25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5.784238000000002" table:style-name="ce44">
            <text:p>46</text:p>
          </table:table-cell>
          <table:table-cell office:value-type="float" office:value="0" table:style-name="ce44">
            <text:p>0</text:p>
          </table:table-cell>
          <table:table-cell office:value-type="float" office:value="0.34349800000000003" table:style-name="ce44">
            <text:p>-</text:p>
          </table:table-cell>
          <table:table-cell office:value-type="float" office:value="2.8364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6.156100000000002" table:style-name="ce44">
            <text:p>4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41.82703900000001" table:style-name="ce44">
            <text:p>242</text:p>
          </table:table-cell>
          <table:table-cell office:value-type="float" office:value="16.405486000000003" table:style-name="ce44">
            <text:p>16</text:p>
          </table:table-cell>
          <table:table-cell office:value-type="float" office:value="392.47237999999999" table:style-name="ce44">
            <text:p>392</text:p>
          </table:table-cell>
          <table:table-cell office:value-type="float" office:value="209.10371600000002" table:style-name="ce44">
            <text:p>209</text:p>
          </table:table-cell>
          <table:table-cell office:value-type="float" office:value="3.5773780000000004" table:style-name="ce44">
            <text:p>4</text:p>
          </table:table-cell>
          <table:table-cell office:value-type="float" office:value="6.4076939999999993" table:style-name="ce44">
            <text:p>6</text:p>
          </table:table-cell>
          <table:table-cell office:value-type="float" office:value="20.708548" table:style-name="ce44">
            <text:p>21</text:p>
          </table:table-cell>
          <table:table-cell office:value-type="float" office:value="42.045748000000003" table:style-name="ce44">
            <text:p>42</text:p>
          </table:table-cell>
          <table:table-cell office:value-type="float" office:value="0.52942900000000004" table:style-name="ce44">
            <text:p>1</text:p>
          </table:table-cell>
          <table:table-cell office:value-type="float" office:value="8.9590600000000009" table:style-name="ce44">
            <text:p>9</text:p>
          </table:table-cell>
          <table:table-cell office:value-type="float" office:value="17.425501000000001" table:style-name="ce44">
            <text:p>17</text:p>
          </table:table-cell>
          <table:table-cell office:value-type="float" office:value="9.8947640000000003" table:style-name="ce44">
            <text:p>10</text:p>
          </table:table-cell>
          <table:table-cell office:value-type="float" office:value="2.4600170000000001" table:style-name="ce44">
            <text:p>2</text:p>
          </table:table-cell>
          <table:table-cell office:value-type="float" office:value="971.81675999999936" table:style-name="ce44">
            <text:p>97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64.39" table:style-name="ce49">
            <text:p>64</text:p>
          </table:table-cell>
          <table:table-cell office:value-type="float" office:value="4.4820000000000002" table:style-name="ce49">
            <text:p>4</text:p>
          </table:table-cell>
          <table:table-cell office:value-type="float" office:value="112.96599999999999" table:style-name="ce49">
            <text:p>113</text:p>
          </table:table-cell>
          <table:table-cell office:value-type="float" office:value="60.805" table:style-name="ce49">
            <text:p>61</text:p>
          </table:table-cell>
          <table:table-cell office:value-type="float" office:value="0.94699999999999995" table:style-name="ce49">
            <text:p>1</text:p>
          </table:table-cell>
          <table:table-cell office:value-type="float" office:value="1.9670000000000001" table:style-name="ce49">
            <text:p>2</text:p>
          </table:table-cell>
          <table:table-cell office:value-type="float" office:value="5.351" table:style-name="ce49">
            <text:p>5</text:p>
          </table:table-cell>
          <table:table-cell office:value-type="float" office:value="11.962999999999999" table:style-name="ce49">
            <text:p>12</text:p>
          </table:table-cell>
          <table:table-cell office:value-type="float" office:value="0.14399999999999999" table:style-name="ce49">
            <text:p>-</text:p>
          </table:table-cell>
          <table:table-cell office:value-type="float" office:value="2.1960000000000002" table:style-name="ce49">
            <text:p>2</text:p>
          </table:table-cell>
          <table:table-cell office:value-type="float" office:value="4.7130000000000001" table:style-name="ce49">
            <text:p>5</text:p>
          </table:table-cell>
          <table:table-cell office:value-type="float" office:value="2.7930000000000001" table:style-name="ce49">
            <text:p>3</text:p>
          </table:table-cell>
          <table:table-cell office:value-type="float" office:value="0.69399999999999995" table:style-name="ce49">
            <text:p>1</text:p>
          </table:table-cell>
          <table:table-cell office:value-type="float" office:value="273.411" table:style-name="ce49">
            <text:p>27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12" table:style-name="ce30">
            <text:p>2012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9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8.174544000000001" table:style-name="ce44">
            <text:p>18</text:p>
          </table:table-cell>
          <table:table-cell office:value-type="float" office:value="5.8483869999999998" table:style-name="ce44">
            <text:p>6</text:p>
          </table:table-cell>
          <table:table-cell office:value-type="float" office:value="82.170398000000006" table:style-name="ce44">
            <text:p>82</text:p>
          </table:table-cell>
          <table:table-cell office:value-type="float" office:value="13.086722999999999" table:style-name="ce44">
            <text:p>13</text:p>
          </table:table-cell>
          <table:table-cell office:value-type="float" office:value="1.8769359999999999" table:style-name="ce44">
            <text:p>2</text:p>
          </table:table-cell>
          <table:table-cell office:value-type="float" office:value="0.18337600000000001" table:style-name="ce44">
            <text:p>-</text:p>
          </table:table-cell>
          <table:table-cell office:value-type="float" office:value="3.8637299999999999" table:style-name="ce44">
            <text:p>4</text:p>
          </table:table-cell>
          <table:table-cell office:value-type="float" office:value="7.3871950000000002" table:style-name="ce44">
            <text:p>7</text:p>
          </table:table-cell>
          <table:table-cell office:value-type="float" office:value="6.4236000000000001E-2" table:style-name="ce44">
            <text:p>-</text:p>
          </table:table-cell>
          <table:table-cell office:value-type="float" office:value="4.1280799999999997" table:style-name="ce44">
            <text:p>4</text:p>
          </table:table-cell>
          <table:table-cell office:value-type="float" office:value="8.4680049999999998" table:style-name="ce44">
            <text:p>8</text:p>
          </table:table-cell>
          <table:table-cell office:value-type="float" office:value="1.0181899999999999" table:style-name="ce44">
            <text:p>1</text:p>
          </table:table-cell>
          <table:table-cell office:value-type="float" office:value="0.85379300000000002" table:style-name="ce44">
            <text:p>1</text:p>
          </table:table-cell>
          <table:table-cell office:value-type="float" office:value="147.12359300000003" table:style-name="ce44">
            <text:p>14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3.0579589999999999" table:style-name="ce44">
            <text:p>3</text:p>
          </table:table-cell>
          <table:table-cell office:value-type="float" office:value="0.39131100000000002" table:style-name="ce44">
            <text:p>-</text:p>
          </table:table-cell>
          <table:table-cell office:value-type="float" office:value="20.609169000000001" table:style-name="ce44">
            <text:p>21</text:p>
          </table:table-cell>
          <table:table-cell office:value-type="float" office:value="1.856393" table:style-name="ce44">
            <text:p>2</text:p>
          </table:table-cell>
          <table:table-cell office:value-type="float" office:value="0.18103" table:style-name="ce44">
            <text:p>-</text:p>
          </table:table-cell>
          <table:table-cell office:value-type="float" office:value="0.13530300000000001" table:style-name="ce44">
            <text:p>-</text:p>
          </table:table-cell>
          <table:table-cell office:value-type="float" office:value="0.47958400000000001" table:style-name="ce44">
            <text:p>-</text:p>
          </table:table-cell>
          <table:table-cell office:value-type="float" office:value="0.56691800000000003" table:style-name="ce44">
            <text:p>1</text:p>
          </table:table-cell>
          <table:table-cell office:value-type="float" office:value="5.1619999999999999E-3" table:style-name="ce44">
            <text:p>-</text:p>
          </table:table-cell>
          <table:table-cell office:value-type="float" office:value="0.68611" table:style-name="ce44">
            <text:p>1</text:p>
          </table:table-cell>
          <table:table-cell office:value-type="float" office:value="1.827976" table:style-name="ce44">
            <text:p>2</text:p>
          </table:table-cell>
          <table:table-cell office:value-type="float" office:value="0.28630100000000003" table:style-name="ce44">
            <text:p>-</text:p>
          </table:table-cell>
          <table:table-cell office:value-type="float" office:value="0.10474899999999999" table:style-name="ce44">
            <text:p>-</text:p>
          </table:table-cell>
          <table:table-cell office:value-type="float" office:value="30.187965000000002" table:style-name="ce44">
            <text:p>3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47.394790999999998" table:style-name="ce44">
            <text:p>47</text:p>
          </table:table-cell>
          <table:table-cell office:value-type="float" office:value="1.866768" table:style-name="ce44">
            <text:p>2</text:p>
          </table:table-cell>
          <table:table-cell office:value-type="float" office:value="26.961594000000002" table:style-name="ce44">
            <text:p>27</text:p>
          </table:table-cell>
          <table:table-cell office:value-type="float" office:value="27.832070999999999" table:style-name="ce44">
            <text:p>28</text:p>
          </table:table-cell>
          <table:table-cell office:value-type="float" office:value="0.139318" table:style-name="ce44">
            <text:p>-</text:p>
          </table:table-cell>
          <table:table-cell office:value-type="float" office:value="2.3367059999999999" table:style-name="ce44">
            <text:p>2</text:p>
          </table:table-cell>
          <table:table-cell office:value-type="float" office:value="3.2474880000000002" table:style-name="ce44">
            <text:p>3</text:p>
          </table:table-cell>
          <table:table-cell office:value-type="float" office:value="8.3491780000000002" table:style-name="ce44">
            <text:p>8</text:p>
          </table:table-cell>
          <table:table-cell office:value-type="float" office:value="2.2419999999999999E-2" table:style-name="ce44">
            <text:p>-</text:p>
          </table:table-cell>
          <table:table-cell office:value-type="float" office:value="0.81687699999999996" table:style-name="ce44">
            <text:p>1</text:p>
          </table:table-cell>
          <table:table-cell office:value-type="float" office:value="1.579216" table:style-name="ce44">
            <text:p>2</text:p>
          </table:table-cell>
          <table:table-cell office:value-type="float" office:value="0.87725600000000004" table:style-name="ce44">
            <text:p>1</text:p>
          </table:table-cell>
          <table:table-cell office:value-type="float" office:value="0.14906800000000001" table:style-name="ce44">
            <text:p>-</text:p>
          </table:table-cell>
          <table:table-cell office:value-type="float" office:value="121.572751" table:style-name="ce44">
            <text:p>12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44.901299999999999" table:style-name="ce44">
            <text:p>45</text:p>
          </table:table-cell>
          <table:table-cell office:value-type="float" office:value="1.9720390000000001" table:style-name="ce44">
            <text:p>2</text:p>
          </table:table-cell>
          <table:table-cell office:value-type="float" office:value="83.572963999999999" table:style-name="ce44">
            <text:p>84</text:p>
          </table:table-cell>
          <table:table-cell office:value-type="float" office:value="40.023029000000001" table:style-name="ce44">
            <text:p>40</text:p>
          </table:table-cell>
          <table:table-cell office:value-type="float" office:value="0.26367200000000002" table:style-name="ce44">
            <text:p>-</text:p>
          </table:table-cell>
          <table:table-cell office:value-type="float" office:value="0.94660200000000005" table:style-name="ce44">
            <text:p>1</text:p>
          </table:table-cell>
          <table:table-cell office:value-type="float" office:value="4.1288099999999996" table:style-name="ce44">
            <text:p>4</text:p>
          </table:table-cell>
          <table:table-cell office:value-type="float" office:value="11.260937" table:style-name="ce44">
            <text:p>11</text:p>
          </table:table-cell>
          <table:table-cell office:value-type="float" office:value="3.3316999999999999E-2" table:style-name="ce44">
            <text:p>-</text:p>
          </table:table-cell>
          <table:table-cell office:value-type="float" office:value="0.67125000000000001" table:style-name="ce44">
            <text:p>1</text:p>
          </table:table-cell>
          <table:table-cell office:value-type="float" office:value="1.2776909999999999" table:style-name="ce44">
            <text:p>1</text:p>
          </table:table-cell>
          <table:table-cell office:value-type="float" office:value="1.667333" table:style-name="ce44">
            <text:p>2</text:p>
          </table:table-cell>
          <table:table-cell office:value-type="float" office:value="0.61066399999999998" table:style-name="ce44">
            <text:p>1</text:p>
          </table:table-cell>
          <table:table-cell office:value-type="float" office:value="191.32960800000004" table:style-name="ce44">
            <text:p>19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0.835160999999999" table:style-name="ce44">
            <text:p>11</text:p>
          </table:table-cell>
          <table:table-cell office:value-type="float" office:value="0.119505" table:style-name="ce44">
            <text:p>-</text:p>
          </table:table-cell>
          <table:table-cell office:value-type="float" office:value="49.494781000000003" table:style-name="ce44">
            <text:p>49</text:p>
          </table:table-cell>
          <table:table-cell office:value-type="float" office:value="24.110213999999999" table:style-name="ce44">
            <text:p>24</text:p>
          </table:table-cell>
          <table:table-cell office:value-type="float" office:value="2.9406999999999999E-2" table:style-name="ce44">
            <text:p>-</text:p>
          </table:table-cell>
          <table:table-cell office:value-type="float" office:value="0.32723099999999999" table:style-name="ce44">
            <text:p>-</text:p>
          </table:table-cell>
          <table:table-cell office:value-type="float" office:value="0.61473100000000003" table:style-name="ce44">
            <text:p>1</text:p>
          </table:table-cell>
          <table:table-cell office:value-type="float" office:value="1.430148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9.9431000000000005E-2" table:style-name="ce44">
            <text:p>-</text:p>
          </table:table-cell>
          <table:table-cell office:value-type="float" office:value="0.26487100000000002" table:style-name="ce44">
            <text:p>-</text:p>
          </table:table-cell>
          <table:table-cell office:value-type="float" office:value="0.52557100000000001" table:style-name="ce44">
            <text:p>1</text:p>
          </table:table-cell>
          <table:table-cell office:value-type="float" office:value="2.0022000000000002E-2" table:style-name="ce44">
            <text:p>-</text:p>
          </table:table-cell>
          <table:table-cell office:value-type="float" office:value="87.87107300000001" table:style-name="ce44">
            <text:p>8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21.129891000000001" table:style-name="ce44">
            <text:p>21</text:p>
          </table:table-cell>
          <table:table-cell office:value-type="float" office:value="1.2459370000000001" table:style-name="ce44">
            <text:p>1</text:p>
          </table:table-cell>
          <table:table-cell office:value-type="float" office:value="41.016035000000002" table:style-name="ce44">
            <text:p>41</text:p>
          </table:table-cell>
          <table:table-cell office:value-type="float" office:value="22.425934999999999" table:style-name="ce44">
            <text:p>22</text:p>
          </table:table-cell>
          <table:table-cell office:value-type="float" office:value="0.210593" table:style-name="ce44">
            <text:p>-</text:p>
          </table:table-cell>
          <table:table-cell office:value-type="float" office:value="0.98591499999999999" table:style-name="ce44">
            <text:p>1</text:p>
          </table:table-cell>
          <table:table-cell office:value-type="float" office:value="2.1727780000000001" table:style-name="ce44">
            <text:p>2</text:p>
          </table:table-cell>
          <table:table-cell office:value-type="float" office:value="4.1494580000000001" table:style-name="ce44">
            <text:p>4</text:p>
          </table:table-cell>
          <table:table-cell office:value-type="float" office:value="0" table:style-name="ce44">
            <text:p>0</text:p>
          </table:table-cell>
          <table:table-cell office:value-type="float" office:value="0.50742600000000004" table:style-name="ce44">
            <text:p>1</text:p>
          </table:table-cell>
          <table:table-cell office:value-type="float" office:value="0.784551" table:style-name="ce44">
            <text:p>1</text:p>
          </table:table-cell>
          <table:table-cell office:value-type="float" office:value="1.090821" table:style-name="ce44">
            <text:p>1</text:p>
          </table:table-cell>
          <table:table-cell office:value-type="float" office:value="0.13775399999999999" table:style-name="ce44">
            <text:p>-</text:p>
          </table:table-cell>
          <table:table-cell office:value-type="float" office:value="95.857094000000004" table:style-name="ce44">
            <text:p>9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42.067959999999999" table:style-name="ce44">
            <text:p>42</text:p>
          </table:table-cell>
          <table:table-cell office:value-type="float" office:value="5.5614610000000004" table:style-name="ce44">
            <text:p>6</text:p>
          </table:table-cell>
          <table:table-cell office:value-type="float" office:value="92.294786999999999" table:style-name="ce44">
            <text:p>92</text:p>
          </table:table-cell>
          <table:table-cell office:value-type="float" office:value="83.314870999999997" table:style-name="ce44">
            <text:p>83</text:p>
          </table:table-cell>
          <table:table-cell office:value-type="float" office:value="0.82490699999999995" table:style-name="ce44">
            <text:p>1</text:p>
          </table:table-cell>
          <table:table-cell office:value-type="float" office:value="2.1144859999999999" table:style-name="ce44">
            <text:p>2</text:p>
          </table:table-cell>
          <table:table-cell office:value-type="float" office:value="4.0764620000000003" table:style-name="ce44">
            <text:p>4</text:p>
          </table:table-cell>
          <table:table-cell office:value-type="float" office:value="8.1733619999999991" table:style-name="ce44">
            <text:p>8</text:p>
          </table:table-cell>
          <table:table-cell office:value-type="float" office:value="0.57865" table:style-name="ce44">
            <text:p>1</text:p>
          </table:table-cell>
          <table:table-cell office:value-type="float" office:value="2.110106" table:style-name="ce44">
            <text:p>2</text:p>
          </table:table-cell>
          <table:table-cell office:value-type="float" office:value="5.3344959999999997" table:style-name="ce44">
            <text:p>5</text:p>
          </table:table-cell>
          <table:table-cell office:value-type="float" office:value="4.6512529999999996" table:style-name="ce44">
            <text:p>5</text:p>
          </table:table-cell>
          <table:table-cell office:value-type="float" office:value="0.57421800000000001" table:style-name="ce44">
            <text:p>1</text:p>
          </table:table-cell>
          <table:table-cell office:value-type="float" office:value="251.67701899999997" table:style-name="ce44">
            <text:p>25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5.562018000000002" table:style-name="ce44">
            <text:p>46</text:p>
          </table:table-cell>
          <table:table-cell office:value-type="float" office:value="0" table:style-name="ce44">
            <text:p>0</text:p>
          </table:table-cell>
          <table:table-cell office:value-type="float" office:value="0.25418299999999999" table:style-name="ce44">
            <text:p>-</text:p>
          </table:table-cell>
          <table:table-cell office:value-type="float" office:value="3.8688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3.3890000000000001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5.858277999999999" table:style-name="ce44">
            <text:p>4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33.12362400000001" table:style-name="ce44">
            <text:p>233</text:p>
          </table:table-cell>
          <table:table-cell office:value-type="float" office:value="17.005407999999999" table:style-name="ce44">
            <text:p>17</text:p>
          </table:table-cell>
          <table:table-cell office:value-type="float" office:value="396.37391100000002" table:style-name="ce44">
            <text:p>396</text:p>
          </table:table-cell>
          <table:table-cell office:value-type="float" office:value="212.68792400000001" table:style-name="ce44">
            <text:p>213</text:p>
          </table:table-cell>
          <table:table-cell office:value-type="float" office:value="3.5258629999999997" table:style-name="ce44">
            <text:p>4</text:p>
          </table:table-cell>
          <table:table-cell office:value-type="float" office:value="7.0296190000000012" table:style-name="ce44">
            <text:p>7</text:p>
          </table:table-cell>
          <table:table-cell office:value-type="float" office:value="18.586972000000003" table:style-name="ce44">
            <text:p>19</text:p>
          </table:table-cell>
          <table:table-cell office:value-type="float" office:value="41.317196000000003" table:style-name="ce44">
            <text:p>41</text:p>
          </table:table-cell>
          <table:table-cell office:value-type="float" office:value="0.70378499999999999" table:style-name="ce44">
            <text:p>1</text:p>
          </table:table-cell>
          <table:table-cell office:value-type="float" office:value="9.0192800000000002" table:style-name="ce44">
            <text:p>9</text:p>
          </table:table-cell>
          <table:table-cell office:value-type="float" office:value="19.536805999999999" table:style-name="ce44">
            <text:p>20</text:p>
          </table:table-cell>
          <table:table-cell office:value-type="float" office:value="10.116724999999999" table:style-name="ce44">
            <text:p>10</text:p>
          </table:table-cell>
          <table:table-cell office:value-type="float" office:value="2.4502679999999999" table:style-name="ce44">
            <text:p>2</text:p>
          </table:table-cell>
          <table:table-cell office:value-type="float" office:value="971.47738099999992" table:style-name="ce44">
            <text:p>97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65.975999999999999" table:style-name="ce49">
            <text:p>66</text:p>
          </table:table-cell>
          <table:table-cell office:value-type="float" office:value="4.9219999999999997" table:style-name="ce49">
            <text:p>5</text:p>
          </table:table-cell>
          <table:table-cell office:value-type="float" office:value="122.105" table:style-name="ce49">
            <text:p>122</text:p>
          </table:table-cell>
          <table:table-cell office:value-type="float" office:value="65.784000000000006" table:style-name="ce49">
            <text:p>66</text:p>
          </table:table-cell>
          <table:table-cell office:value-type="float" office:value="1.0049999999999999" table:style-name="ce49">
            <text:p>1</text:p>
          </table:table-cell>
          <table:table-cell office:value-type="float" office:value="2.2170000000000001" table:style-name="ce49">
            <text:p>2</text:p>
          </table:table-cell>
          <table:table-cell office:value-type="float" office:value="5.0819999999999999" table:style-name="ce49">
            <text:p>5</text:p>
          </table:table-cell>
          <table:table-cell office:value-type="float" office:value="12.298" table:style-name="ce49">
            <text:p>12</text:p>
          </table:table-cell>
          <table:table-cell office:value-type="float" office:value="0.20899999999999999" table:style-name="ce49">
            <text:p>-</text:p>
          </table:table-cell>
          <table:table-cell office:value-type="float" office:value="2.181" table:style-name="ce49">
            <text:p>2</text:p>
          </table:table-cell>
          <table:table-cell office:value-type="float" office:value="5.4790000000000001" table:style-name="ce49">
            <text:p>5</text:p>
          </table:table-cell>
          <table:table-cell office:value-type="float" office:value="2.9590000000000001" table:style-name="ce49">
            <text:p>3</text:p>
          </table:table-cell>
          <table:table-cell office:value-type="float" office:value="0.67600000000000005" table:style-name="ce49">
            <text:p>1</text:p>
          </table:table-cell>
          <table:table-cell office:value-type="float" office:value="290.89299999999997" table:style-name="ce49">
            <text:p>29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13" table:style-name="ce30">
            <text:p>2013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7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5.487769999999999" table:style-name="ce44">
            <text:p>15</text:p>
          </table:table-cell>
          <table:table-cell office:value-type="float" office:value="5.3777200000000001" table:style-name="ce44">
            <text:p>5</text:p>
          </table:table-cell>
          <table:table-cell office:value-type="float" office:value="82.760936000000001" table:style-name="ce44">
            <text:p>83</text:p>
          </table:table-cell>
          <table:table-cell office:value-type="float" office:value="14.913239000000001" table:style-name="ce44">
            <text:p>15</text:p>
          </table:table-cell>
          <table:table-cell office:value-type="float" office:value="1.3325940000000001" table:style-name="ce44">
            <text:p>1</text:p>
          </table:table-cell>
          <table:table-cell office:value-type="float" office:value="0.39689000000000002" table:style-name="ce44">
            <text:p>-</text:p>
          </table:table-cell>
          <table:table-cell office:value-type="float" office:value="3.5869710000000001" table:style-name="ce44">
            <text:p>4</text:p>
          </table:table-cell>
          <table:table-cell office:value-type="float" office:value="7.033112" table:style-name="ce44">
            <text:p>7</text:p>
          </table:table-cell>
          <table:table-cell office:value-type="float" office:value="3.754E-3" table:style-name="ce44">
            <text:p>-</text:p>
          </table:table-cell>
          <table:table-cell office:value-type="float" office:value="4.7892150000000004" table:style-name="ce44">
            <text:p>5</text:p>
          </table:table-cell>
          <table:table-cell office:value-type="float" office:value="8.433541" table:style-name="ce44">
            <text:p>8</text:p>
          </table:table-cell>
          <table:table-cell office:value-type="float" office:value="0.97757300000000003" table:style-name="ce44">
            <text:p>1</text:p>
          </table:table-cell>
          <table:table-cell office:value-type="float" office:value="0.82563699999999995" table:style-name="ce44">
            <text:p>1</text:p>
          </table:table-cell>
          <table:table-cell office:value-type="float" office:value="145.91895200000002" table:style-name="ce44">
            <text:p>14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2.24932" table:style-name="ce44">
            <text:p>2</text:p>
          </table:table-cell>
          <table:table-cell office:value-type="float" office:value="0.378693" table:style-name="ce44">
            <text:p>-</text:p>
          </table:table-cell>
          <table:table-cell office:value-type="float" office:value="20.608751999999999" table:style-name="ce44">
            <text:p>21</text:p>
          </table:table-cell>
          <table:table-cell office:value-type="float" office:value="2.2608950000000001" table:style-name="ce44">
            <text:p>2</text:p>
          </table:table-cell>
          <table:table-cell office:value-type="float" office:value="0.16862099999999999" table:style-name="ce44">
            <text:p>-</text:p>
          </table:table-cell>
          <table:table-cell office:value-type="float" office:value="0.34276800000000002" table:style-name="ce44">
            <text:p>-</text:p>
          </table:table-cell>
          <table:table-cell office:value-type="float" office:value="0.48375499999999999" table:style-name="ce44">
            <text:p>-</text:p>
          </table:table-cell>
          <table:table-cell office:value-type="float" office:value="0.56102600000000002" table:style-name="ce44">
            <text:p>1</text:p>
          </table:table-cell>
          <table:table-cell office:value-type="float" office:value="7.8729999999999998E-3" table:style-name="ce44">
            <text:p>-</text:p>
          </table:table-cell>
          <table:table-cell office:value-type="float" office:value="0.71265000000000001" table:style-name="ce44">
            <text:p>1</text:p>
          </table:table-cell>
          <table:table-cell office:value-type="float" office:value="1.794867" table:style-name="ce44">
            <text:p>2</text:p>
          </table:table-cell>
          <table:table-cell office:value-type="float" office:value="0.241095" table:style-name="ce44">
            <text:p>-</text:p>
          </table:table-cell>
          <table:table-cell office:value-type="float" office:value="0.131601" table:style-name="ce44">
            <text:p>-</text:p>
          </table:table-cell>
          <table:table-cell office:value-type="float" office:value="29.941915999999996" table:style-name="ce44">
            <text:p>3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49.441963999999999" table:style-name="ce44">
            <text:p>49</text:p>
          </table:table-cell>
          <table:table-cell office:value-type="float" office:value="1.2134020000000001" table:style-name="ce44">
            <text:p>1</text:p>
          </table:table-cell>
          <table:table-cell office:value-type="float" office:value="22.745813999999999" table:style-name="ce44">
            <text:p>23</text:p>
          </table:table-cell>
          <table:table-cell office:value-type="float" office:value="24.511534999999999" table:style-name="ce44">
            <text:p>25</text:p>
          </table:table-cell>
          <table:table-cell office:value-type="float" office:value="7.2526999999999994E-2" table:style-name="ce44">
            <text:p>-</text:p>
          </table:table-cell>
          <table:table-cell office:value-type="float" office:value="2.5836929999999998" table:style-name="ce44">
            <text:p>3</text:p>
          </table:table-cell>
          <table:table-cell office:value-type="float" office:value="4.9908929999999998" table:style-name="ce44">
            <text:p>5</text:p>
          </table:table-cell>
          <table:table-cell office:value-type="float" office:value="8.0406139999999997" table:style-name="ce44">
            <text:p>8</text:p>
          </table:table-cell>
          <table:table-cell office:value-type="float" office:value="1.0584E-2" table:style-name="ce44">
            <text:p>-</text:p>
          </table:table-cell>
          <table:table-cell office:value-type="float" office:value="0.60341599999999995" table:style-name="ce44">
            <text:p>1</text:p>
          </table:table-cell>
          <table:table-cell office:value-type="float" office:value="1.7377739999999999" table:style-name="ce44">
            <text:p>2</text:p>
          </table:table-cell>
          <table:table-cell office:value-type="float" office:value="0.83231100000000002" table:style-name="ce44">
            <text:p>1</text:p>
          </table:table-cell>
          <table:table-cell office:value-type="float" office:value="0.33155800000000002" table:style-name="ce44">
            <text:p>-</text:p>
          </table:table-cell>
          <table:table-cell office:value-type="float" office:value="117.116085" table:style-name="ce44">
            <text:p>11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42.026561000000001" table:style-name="ce44">
            <text:p>42</text:p>
          </table:table-cell>
          <table:table-cell office:value-type="float" office:value="1.4619009999999999" table:style-name="ce44">
            <text:p>1</text:p>
          </table:table-cell>
          <table:table-cell office:value-type="float" office:value="80.52731" table:style-name="ce44">
            <text:p>81</text:p>
          </table:table-cell>
          <table:table-cell office:value-type="float" office:value="38.796278999999998" table:style-name="ce44">
            <text:p>39</text:p>
          </table:table-cell>
          <table:table-cell office:value-type="float" office:value="0.388652" table:style-name="ce44">
            <text:p>-</text:p>
          </table:table-cell>
          <table:table-cell office:value-type="float" office:value="0.74893900000000002" table:style-name="ce44">
            <text:p>1</text:p>
          </table:table-cell>
          <table:table-cell office:value-type="float" office:value="4.4933730000000001" table:style-name="ce44">
            <text:p>4</text:p>
          </table:table-cell>
          <table:table-cell office:value-type="float" office:value="11.432686" table:style-name="ce44">
            <text:p>11</text:p>
          </table:table-cell>
          <table:table-cell office:value-type="float" office:value="1.3296000000000001E-2" table:style-name="ce44">
            <text:p>-</text:p>
          </table:table-cell>
          <table:table-cell office:value-type="float" office:value="0.566658" table:style-name="ce44">
            <text:p>1</text:p>
          </table:table-cell>
          <table:table-cell office:value-type="float" office:value="1.6265069999999999" table:style-name="ce44">
            <text:p>2</text:p>
          </table:table-cell>
          <table:table-cell office:value-type="float" office:value="1.5393810000000001" table:style-name="ce44">
            <text:p>2</text:p>
          </table:table-cell>
          <table:table-cell office:value-type="float" office:value="0.50732200000000005" table:style-name="ce44">
            <text:p>1</text:p>
          </table:table-cell>
          <table:table-cell office:value-type="float" office:value="184.12886499999996" table:style-name="ce44">
            <text:p>18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0.676603999999999" table:style-name="ce44">
            <text:p>11</text:p>
          </table:table-cell>
          <table:table-cell office:value-type="float" office:value="0.209707" table:style-name="ce44">
            <text:p>-</text:p>
          </table:table-cell>
          <table:table-cell office:value-type="float" office:value="47.548394999999999" table:style-name="ce44">
            <text:p>48</text:p>
          </table:table-cell>
          <table:table-cell office:value-type="float" office:value="25.110728000000002" table:style-name="ce44">
            <text:p>25</text:p>
          </table:table-cell>
          <table:table-cell office:value-type="float" office:value="4.0460999999999997E-2" table:style-name="ce44">
            <text:p>-</text:p>
          </table:table-cell>
          <table:table-cell office:value-type="float" office:value="0.26638299999999998" table:style-name="ce44">
            <text:p>-</text:p>
          </table:table-cell>
          <table:table-cell office:value-type="float" office:value="0.81406199999999995" table:style-name="ce44">
            <text:p>1</text:p>
          </table:table-cell>
          <table:table-cell office:value-type="float" office:value="1.2175210000000001" table:style-name="ce44">
            <text:p>1</text:p>
          </table:table-cell>
          <table:table-cell office:value-type="float" office:value="1.0011000000000001E-2" table:style-name="ce44">
            <text:p>-</text:p>
          </table:table-cell>
          <table:table-cell office:value-type="float" office:value="0.136711" table:style-name="ce44">
            <text:p>-</text:p>
          </table:table-cell>
          <table:table-cell office:value-type="float" office:value="0.26294200000000001" table:style-name="ce44">
            <text:p>-</text:p>
          </table:table-cell>
          <table:table-cell office:value-type="float" office:value="0.47113699999999997" table:style-name="ce44">
            <text:p>-</text:p>
          </table:table-cell>
          <table:table-cell office:value-type="float" office:value="6.1890000000000001E-2" table:style-name="ce44">
            <text:p>-</text:p>
          </table:table-cell>
          <table:table-cell office:value-type="float" office:value="86.826552000000007" table:style-name="ce44">
            <text:p>8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20.063576000000001" table:style-name="ce44">
            <text:p>20</text:p>
          </table:table-cell>
          <table:table-cell office:value-type="float" office:value="0.90436799999999995" table:style-name="ce44">
            <text:p>1</text:p>
          </table:table-cell>
          <table:table-cell office:value-type="float" office:value="37.724594000000003" table:style-name="ce44">
            <text:p>38</text:p>
          </table:table-cell>
          <table:table-cell office:value-type="float" office:value="21.634084999999999" table:style-name="ce44">
            <text:p>22</text:p>
          </table:table-cell>
          <table:table-cell office:value-type="float" office:value="0.25439099999999998" table:style-name="ce44">
            <text:p>-</text:p>
          </table:table-cell>
          <table:table-cell office:value-type="float" office:value="0.92996900000000005" table:style-name="ce44">
            <text:p>1</text:p>
          </table:table-cell>
          <table:table-cell office:value-type="float" office:value="2.2234579999999999" table:style-name="ce44">
            <text:p>2</text:p>
          </table:table-cell>
          <table:table-cell office:value-type="float" office:value="4.7377010000000004" table:style-name="ce44">
            <text:p>5</text:p>
          </table:table-cell>
          <table:table-cell office:value-type="float" office:value="3.8059999999999999E-3" table:style-name="ce44">
            <text:p>-</text:p>
          </table:table-cell>
          <table:table-cell office:value-type="float" office:value="0.41159299999999999" table:style-name="ce44">
            <text:p>-</text:p>
          </table:table-cell>
          <table:table-cell office:value-type="float" office:value="0.963287" table:style-name="ce44">
            <text:p>1</text:p>
          </table:table-cell>
          <table:table-cell office:value-type="float" office:value="1.2433829999999999" table:style-name="ce44">
            <text:p>1</text:p>
          </table:table-cell>
          <table:table-cell office:value-type="float" office:value="0.17852699999999999" table:style-name="ce44">
            <text:p>-</text:p>
          </table:table-cell>
          <table:table-cell office:value-type="float" office:value="91.27273799999999" table:style-name="ce44">
            <text:p>9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39.728020999999998" table:style-name="ce44">
            <text:p>40</text:p>
          </table:table-cell>
          <table:table-cell office:value-type="float" office:value="4.831188" table:style-name="ce44">
            <text:p>5</text:p>
          </table:table-cell>
          <table:table-cell office:value-type="float" office:value="87.817108000000005" table:style-name="ce44">
            <text:p>88</text:p>
          </table:table-cell>
          <table:table-cell office:value-type="float" office:value="82.341209000000006" table:style-name="ce44">
            <text:p>82</text:p>
          </table:table-cell>
          <table:table-cell office:value-type="float" office:value="0.75816799999999995" table:style-name="ce44">
            <text:p>1</text:p>
          </table:table-cell>
          <table:table-cell office:value-type="float" office:value="1.6184780000000001" table:style-name="ce44">
            <text:p>2</text:p>
          </table:table-cell>
          <table:table-cell office:value-type="float" office:value="4.7335820000000002" table:style-name="ce44">
            <text:p>5</text:p>
          </table:table-cell>
          <table:table-cell office:value-type="float" office:value="8.4937100000000001" table:style-name="ce44">
            <text:p>8</text:p>
          </table:table-cell>
          <table:table-cell office:value-type="float" office:value="0.45794600000000002" table:style-name="ce44">
            <text:p>-</text:p>
          </table:table-cell>
          <table:table-cell office:value-type="float" office:value="2.0047830000000002" table:style-name="ce44">
            <text:p>2</text:p>
          </table:table-cell>
          <table:table-cell office:value-type="float" office:value="5.4972770000000004" table:style-name="ce44">
            <text:p>5</text:p>
          </table:table-cell>
          <table:table-cell office:value-type="float" office:value="4.617362" table:style-name="ce44">
            <text:p>5</text:p>
          </table:table-cell>
          <table:table-cell office:value-type="float" office:value="0.84638899999999995" table:style-name="ce44">
            <text:p>1</text:p>
          </table:table-cell>
          <table:table-cell office:value-type="float" office:value="243.74522100000002" table:style-name="ce44">
            <text:p>24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3.253205999999999" table:style-name="ce44">
            <text:p>43</text:p>
          </table:table-cell>
          <table:table-cell office:value-type="float" office:value="0" table:style-name="ce44">
            <text:p>0</text:p>
          </table:table-cell>
          <table:table-cell office:value-type="float" office:value="0.32942100000000002" table:style-name="ce44">
            <text:p>-</text:p>
          </table:table-cell>
          <table:table-cell office:value-type="float" office:value="4.0304E-2" table:style-name="ce44">
            <text:p>-</text:p>
          </table:table-cell>
          <table:table-cell office:value-type="float" office:value="6.5180000000000004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3.629449000000001" table:style-name="ce44">
            <text:p>4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22.92702200000002" table:style-name="ce44">
            <text:p>223</text:p>
          </table:table-cell>
          <table:table-cell office:value-type="float" office:value="14.376979" table:style-name="ce44">
            <text:p>14</text:p>
          </table:table-cell>
          <table:table-cell office:value-type="float" office:value="380.06233000000009" table:style-name="ce44">
            <text:p>380</text:p>
          </table:table-cell>
          <table:table-cell office:value-type="float" office:value="209.60827399999999" table:style-name="ce44">
            <text:p>210</text:p>
          </table:table-cell>
          <table:table-cell office:value-type="float" office:value="3.0219320000000001" table:style-name="ce44">
            <text:p>3</text:p>
          </table:table-cell>
          <table:table-cell office:value-type="float" office:value="6.8871200000000004" table:style-name="ce44">
            <text:p>7</text:p>
          </table:table-cell>
          <table:table-cell office:value-type="float" office:value="21.326093999999998" table:style-name="ce44">
            <text:p>21</text:p>
          </table:table-cell>
          <table:table-cell office:value-type="float" office:value="41.516370000000002" table:style-name="ce44">
            <text:p>42</text:p>
          </table:table-cell>
          <table:table-cell office:value-type="float" office:value="0.50727" table:style-name="ce44">
            <text:p>1</text:p>
          </table:table-cell>
          <table:table-cell office:value-type="float" office:value="9.2250259999999997" table:style-name="ce44">
            <text:p>9</text:p>
          </table:table-cell>
          <table:table-cell office:value-type="float" office:value="20.316195" table:style-name="ce44">
            <text:p>20</text:p>
          </table:table-cell>
          <table:table-cell office:value-type="float" office:value="9.9222420000000007" table:style-name="ce44">
            <text:p>10</text:p>
          </table:table-cell>
          <table:table-cell office:value-type="float" office:value="2.882924" table:style-name="ce44">
            <text:p>3</text:p>
          </table:table-cell>
          <table:table-cell office:value-type="float" office:value="942.57977800000015" table:style-name="ce44">
            <text:p>94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61.81" table:style-name="ce49">
            <text:p>62</text:p>
          </table:table-cell>
          <table:table-cell office:value-type="float" office:value="3.944" table:style-name="ce49">
            <text:p>4</text:p>
          </table:table-cell>
          <table:table-cell office:value-type="float" office:value="112.661" table:style-name="ce49">
            <text:p>113</text:p>
          </table:table-cell>
          <table:table-cell office:value-type="float" office:value="63.27" table:style-name="ce49">
            <text:p>63</text:p>
          </table:table-cell>
          <table:table-cell office:value-type="float" office:value="0.80800000000000005" table:style-name="ce49">
            <text:p>1</text:p>
          </table:table-cell>
          <table:table-cell office:value-type="float" office:value="2.0870000000000002" table:style-name="ce49">
            <text:p>2</text:p>
          </table:table-cell>
          <table:table-cell office:value-type="float" office:value="6.0629999999999997" table:style-name="ce49">
            <text:p>6</text:p>
          </table:table-cell>
          <table:table-cell office:value-type="float" office:value="11.715" table:style-name="ce49">
            <text:p>12</text:p>
          </table:table-cell>
          <table:table-cell office:value-type="float" office:value="0.156" table:style-name="ce49">
            <text:p>-</text:p>
          </table:table-cell>
          <table:table-cell office:value-type="float" office:value="2.21" table:style-name="ce49">
            <text:p>2</text:p>
          </table:table-cell>
          <table:table-cell office:value-type="float" office:value="5.476" table:style-name="ce49">
            <text:p>5</text:p>
          </table:table-cell>
          <table:table-cell office:value-type="float" office:value="2.754" table:style-name="ce49">
            <text:p>3</text:p>
          </table:table-cell>
          <table:table-cell office:value-type="float" office:value="0.79700000000000004" table:style-name="ce49">
            <text:p>1</text:p>
          </table:table-cell>
          <table:table-cell office:value-type="float" office:value="273.75099999999998" table:style-name="ce49">
            <text:p>27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14" table:style-name="ce30">
            <text:p>2014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21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6.374670999999999" table:style-name="ce44">
            <text:p>16</text:p>
          </table:table-cell>
          <table:table-cell office:value-type="float" office:value="6.4617620000000002" table:style-name="ce44">
            <text:p>6</text:p>
          </table:table-cell>
          <table:table-cell office:value-type="float" office:value="80.707975000000005" table:style-name="ce44">
            <text:p>81</text:p>
          </table:table-cell>
          <table:table-cell office:value-type="float" office:value="14.465826" table:style-name="ce44">
            <text:p>14</text:p>
          </table:table-cell>
          <table:table-cell office:value-type="float" office:value="1.6873549999999999" table:style-name="ce44">
            <text:p>2</text:p>
          </table:table-cell>
          <table:table-cell office:value-type="float" office:value="0.51206700000000005" table:style-name="ce44">
            <text:p>1</text:p>
          </table:table-cell>
          <table:table-cell office:value-type="float" office:value="3.8729589999999998" table:style-name="ce44">
            <text:p>4</text:p>
          </table:table-cell>
          <table:table-cell office:value-type="float" office:value="7.4877209999999996" table:style-name="ce44">
            <text:p>7</text:p>
          </table:table-cell>
          <table:table-cell office:value-type="float" office:value="5.9857E-2" table:style-name="ce44">
            <text:p>-</text:p>
          </table:table-cell>
          <table:table-cell office:value-type="float" office:value="5.0298420000000004" table:style-name="ce44">
            <text:p>5</text:p>
          </table:table-cell>
          <table:table-cell office:value-type="float" office:value="10.025531000000001" table:style-name="ce44">
            <text:p>10</text:p>
          </table:table-cell>
          <table:table-cell office:value-type="float" office:value="1.0009319999999999" table:style-name="ce44">
            <text:p>1</text:p>
          </table:table-cell>
          <table:table-cell office:value-type="float" office:value="0.64768300000000001" table:style-name="ce44">
            <text:p>1</text:p>
          </table:table-cell>
          <table:table-cell office:value-type="float" office:value="148.334181" table:style-name="ce44">
            <text:p>14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2.5681039999999999" table:style-name="ce44">
            <text:p>3</text:p>
          </table:table-cell>
          <table:table-cell office:value-type="float" office:value="0.597055" table:style-name="ce44">
            <text:p>1</text:p>
          </table:table-cell>
          <table:table-cell office:value-type="float" office:value="22.53058" table:style-name="ce44">
            <text:p>23</text:p>
          </table:table-cell>
          <table:table-cell office:value-type="float" office:value="1.603461" table:style-name="ce44">
            <text:p>2</text:p>
          </table:table-cell>
          <table:table-cell office:value-type="float" office:value="0.17904900000000001" table:style-name="ce44">
            <text:p>-</text:p>
          </table:table-cell>
          <table:table-cell office:value-type="float" office:value="0.26273299999999999" table:style-name="ce44">
            <text:p>-</text:p>
          </table:table-cell>
          <table:table-cell office:value-type="float" office:value="0.65930999999999995" table:style-name="ce44">
            <text:p>1</text:p>
          </table:table-cell>
          <table:table-cell office:value-type="float" office:value="0.56691800000000003" table:style-name="ce44">
            <text:p>1</text:p>
          </table:table-cell>
          <table:table-cell office:value-type="float" office:value="3.1231999999999999E-2" table:style-name="ce44">
            <text:p>-</text:p>
          </table:table-cell>
          <table:table-cell office:value-type="float" office:value="0.98080599999999996" table:style-name="ce44">
            <text:p>1</text:p>
          </table:table-cell>
          <table:table-cell office:value-type="float" office:value="1.864422" table:style-name="ce44">
            <text:p>2</text:p>
          </table:table-cell>
          <table:table-cell office:value-type="float" office:value="0.35971399999999998" table:style-name="ce44">
            <text:p>-</text:p>
          </table:table-cell>
          <table:table-cell office:value-type="float" office:value="5.9648E-2" table:style-name="ce44">
            <text:p>-</text:p>
          </table:table-cell>
          <table:table-cell office:value-type="float" office:value="32.263032000000003" table:style-name="ce44">
            <text:p>3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46.432234000000001" table:style-name="ce44">
            <text:p>46</text:p>
          </table:table-cell>
          <table:table-cell office:value-type="float" office:value="1.88971" table:style-name="ce44">
            <text:p>2</text:p>
          </table:table-cell>
          <table:table-cell office:value-type="float" office:value="25.893298000000001" table:style-name="ce44">
            <text:p>26</text:p>
          </table:table-cell>
          <table:table-cell office:value-type="float" office:value="27.05602" table:style-name="ce44">
            <text:p>27</text:p>
          </table:table-cell>
          <table:table-cell office:value-type="float" office:value="0.14562700000000001" table:style-name="ce44">
            <text:p>-</text:p>
          </table:table-cell>
          <table:table-cell office:value-type="float" office:value="2.2291940000000001" table:style-name="ce44">
            <text:p>2</text:p>
          </table:table-cell>
          <table:table-cell office:value-type="float" office:value="3.2813270000000001" table:style-name="ce44">
            <text:p>3</text:p>
          </table:table-cell>
          <table:table-cell office:value-type="float" office:value="7.4889720000000004" table:style-name="ce44">
            <text:p>7</text:p>
          </table:table-cell>
          <table:table-cell office:value-type="float" office:value="4.6717000000000002E-2" table:style-name="ce44">
            <text:p>-</text:p>
          </table:table-cell>
          <table:table-cell office:value-type="float" office:value="0.54069199999999995" table:style-name="ce44">
            <text:p>1</text:p>
          </table:table-cell>
          <table:table-cell office:value-type="float" office:value="1.2555829999999999" table:style-name="ce44">
            <text:p>1</text:p>
          </table:table-cell>
          <table:table-cell office:value-type="float" office:value="0.66217800000000004" table:style-name="ce44">
            <text:p>1</text:p>
          </table:table-cell>
          <table:table-cell office:value-type="float" office:value="0.29860599999999998" table:style-name="ce44">
            <text:p>-</text:p>
          </table:table-cell>
          <table:table-cell office:value-type="float" office:value="117.22015800000001" table:style-name="ce44">
            <text:p>11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41.795059000000002" table:style-name="ce44">
            <text:p>42</text:p>
          </table:table-cell>
          <table:table-cell office:value-type="float" office:value="1.9393990000000001" table:style-name="ce44">
            <text:p>2</text:p>
          </table:table-cell>
          <table:table-cell office:value-type="float" office:value="78.091694000000004" table:style-name="ce44">
            <text:p>78</text:p>
          </table:table-cell>
          <table:table-cell office:value-type="float" office:value="35.810951000000003" table:style-name="ce44">
            <text:p>36</text:p>
          </table:table-cell>
          <table:table-cell office:value-type="float" office:value="0.24" table:style-name="ce44">
            <text:p>-</text:p>
          </table:table-cell>
          <table:table-cell office:value-type="float" office:value="0.814635" table:style-name="ce44">
            <text:p>1</text:p>
          </table:table-cell>
          <table:table-cell office:value-type="float" office:value="3.6722199999999998" table:style-name="ce44">
            <text:p>4</text:p>
          </table:table-cell>
          <table:table-cell office:value-type="float" office:value="11.448067" table:style-name="ce44">
            <text:p>11</text:p>
          </table:table-cell>
          <table:table-cell office:value-type="float" office:value="2.4506E-2" table:style-name="ce44">
            <text:p>-</text:p>
          </table:table-cell>
          <table:table-cell office:value-type="float" office:value="0.64935200000000004" table:style-name="ce44">
            <text:p>1</text:p>
          </table:table-cell>
          <table:table-cell office:value-type="float" office:value="1.290152" table:style-name="ce44">
            <text:p>1</text:p>
          </table:table-cell>
          <table:table-cell office:value-type="float" office:value="1.5738460000000001" table:style-name="ce44">
            <text:p>2</text:p>
          </table:table-cell>
          <table:table-cell office:value-type="float" office:value="0.42739199999999999" table:style-name="ce44">
            <text:p>-</text:p>
          </table:table-cell>
          <table:table-cell office:value-type="float" office:value="177.77727300000001" table:style-name="ce44">
            <text:p>17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9.8683809999999994" table:style-name="ce44">
            <text:p>10</text:p>
          </table:table-cell>
          <table:table-cell office:value-type="float" office:value="0.19411700000000001" table:style-name="ce44">
            <text:p>-</text:p>
          </table:table-cell>
          <table:table-cell office:value-type="float" office:value="48.363290999999997" table:style-name="ce44">
            <text:p>48</text:p>
          </table:table-cell>
          <table:table-cell office:value-type="float" office:value="24.686361000000002" table:style-name="ce44">
            <text:p>25</text:p>
          </table:table-cell>
          <table:table-cell office:value-type="float" office:value="6.7103999999999997E-2" table:style-name="ce44">
            <text:p>-</text:p>
          </table:table-cell>
          <table:table-cell office:value-type="float" office:value="7.6020000000000004E-2" table:style-name="ce44">
            <text:p>-</text:p>
          </table:table-cell>
          <table:table-cell office:value-type="float" office:value="0.56623999999999997" table:style-name="ce44">
            <text:p>1</text:p>
          </table:table-cell>
          <table:table-cell office:value-type="float" office:value="1.3658589999999999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8.0034999999999995E-2" table:style-name="ce44">
            <text:p>-</text:p>
          </table:table-cell>
          <table:table-cell office:value-type="float" office:value="0.27571600000000002" table:style-name="ce44">
            <text:p>-</text:p>
          </table:table-cell>
          <table:table-cell office:value-type="float" office:value="0.41018500000000002" table:style-name="ce44">
            <text:p>-</text:p>
          </table:table-cell>
          <table:table-cell office:value-type="float" office:value="4.7343000000000003E-2" table:style-name="ce44">
            <text:p>-</text:p>
          </table:table-cell>
          <table:table-cell office:value-type="float" office:value="86.000651999999988" table:style-name="ce44">
            <text:p>8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21.806356000000001" table:style-name="ce44">
            <text:p>22</text:p>
          </table:table-cell>
          <table:table-cell office:value-type="float" office:value="0.75816799999999995" table:style-name="ce44">
            <text:p>1</text:p>
          </table:table-cell>
          <table:table-cell office:value-type="float" office:value="39.211053" table:style-name="ce44">
            <text:p>39</text:p>
          </table:table-cell>
          <table:table-cell office:value-type="float" office:value="22.280569" table:style-name="ce44">
            <text:p>22</text:p>
          </table:table-cell>
          <table:table-cell office:value-type="float" office:value="0.23624600000000001" table:style-name="ce44">
            <text:p>-</text:p>
          </table:table-cell>
          <table:table-cell office:value-type="float" office:value="0.57854499999999998" table:style-name="ce44">
            <text:p>1</text:p>
          </table:table-cell>
          <table:table-cell office:value-type="float" office:value="2.6376580000000001" table:style-name="ce44">
            <text:p>3</text:p>
          </table:table-cell>
          <table:table-cell office:value-type="float" office:value="4.1663509999999997" table:style-name="ce44">
            <text:p>4</text:p>
          </table:table-cell>
          <table:table-cell office:value-type="float" office:value="3.3212999999999999E-2" table:style-name="ce44">
            <text:p>-</text:p>
          </table:table-cell>
          <table:table-cell office:value-type="float" office:value="0.59215399999999996" table:style-name="ce44">
            <text:p>1</text:p>
          </table:table-cell>
          <table:table-cell office:value-type="float" office:value="1.0750230000000001" table:style-name="ce44">
            <text:p>1</text:p>
          </table:table-cell>
          <table:table-cell office:value-type="float" office:value="1.2379599999999999" table:style-name="ce44">
            <text:p>1</text:p>
          </table:table-cell>
          <table:table-cell office:value-type="float" office:value="0.25470399999999999" table:style-name="ce44">
            <text:p>-</text:p>
          </table:table-cell>
          <table:table-cell office:value-type="float" office:value="94.868000000000009" table:style-name="ce44">
            <text:p>9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39.17492" table:style-name="ce44">
            <text:p>39</text:p>
          </table:table-cell>
          <table:table-cell office:value-type="float" office:value="6.2491880000000002" table:style-name="ce44">
            <text:p>6</text:p>
          </table:table-cell>
          <table:table-cell office:value-type="float" office:value="88.856362000000004" table:style-name="ce44">
            <text:p>89</text:p>
          </table:table-cell>
          <table:table-cell office:value-type="float" office:value="80.042877000000004" table:style-name="ce44">
            <text:p>80</text:p>
          </table:table-cell>
          <table:table-cell office:value-type="float" office:value="0.71650800000000003" table:style-name="ce44">
            <text:p>1</text:p>
          </table:table-cell>
          <table:table-cell office:value-type="float" office:value="1.59491" table:style-name="ce44">
            <text:p>2</text:p>
          </table:table-cell>
          <table:table-cell office:value-type="float" office:value="4.2040480000000002" table:style-name="ce44">
            <text:p>4</text:p>
          </table:table-cell>
          <table:table-cell office:value-type="float" office:value="7.9337790000000004" table:style-name="ce44">
            <text:p>8</text:p>
          </table:table-cell>
          <table:table-cell office:value-type="float" office:value="0.55492600000000003" table:style-name="ce44">
            <text:p>1</text:p>
          </table:table-cell>
          <table:table-cell office:value-type="float" office:value="2.434469" table:style-name="ce44">
            <text:p>2</text:p>
          </table:table-cell>
          <table:table-cell office:value-type="float" office:value="5.1121179999999997" table:style-name="ce44">
            <text:p>5</text:p>
          </table:table-cell>
          <table:table-cell office:value-type="float" office:value="5.2116020000000001" table:style-name="ce44">
            <text:p>5</text:p>
          </table:table-cell>
          <table:table-cell office:value-type="float" office:value="0.58490699999999995" table:style-name="ce44">
            <text:p>1</text:p>
          </table:table-cell>
          <table:table-cell office:value-type="float" office:value="242.67061399999997" table:style-name="ce44">
            <text:p>24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2.124167" table:style-name="ce44">
            <text:p>42</text:p>
          </table:table-cell>
          <table:table-cell office:value-type="float" office:value="0" table:style-name="ce44">
            <text:p>0</text:p>
          </table:table-cell>
          <table:table-cell office:value-type="float" office:value="0.246674" table:style-name="ce44">
            <text:p>-</text:p>
          </table:table-cell>
          <table:table-cell office:value-type="float" office:value="2.9668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7.195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42.407704000000003" table:style-name="ce44">
            <text:p>4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20.14389199999999" table:style-name="ce44">
            <text:p>220</text:p>
          </table:table-cell>
          <table:table-cell office:value-type="float" office:value="18.089399" table:style-name="ce44">
            <text:p>18</text:p>
          </table:table-cell>
          <table:table-cell office:value-type="float" office:value="383.90092700000002" table:style-name="ce44">
            <text:p>384</text:p>
          </table:table-cell>
          <table:table-cell office:value-type="float" office:value="205.97573299999999" table:style-name="ce44">
            <text:p>206</text:p>
          </table:table-cell>
          <table:table-cell office:value-type="float" office:value="3.2718890000000003" table:style-name="ce44">
            <text:p>3</text:p>
          </table:table-cell>
          <table:table-cell office:value-type="float" office:value="6.0681039999999999" table:style-name="ce44">
            <text:p>6</text:p>
          </table:table-cell>
          <table:table-cell office:value-type="float" office:value="18.893762000000002" table:style-name="ce44">
            <text:p>19</text:p>
          </table:table-cell>
          <table:table-cell office:value-type="float" office:value="40.457667000000001" table:style-name="ce44">
            <text:p>40</text:p>
          </table:table-cell>
          <table:table-cell office:value-type="float" office:value="0.75045100000000009" table:style-name="ce44">
            <text:p>1</text:p>
          </table:table-cell>
          <table:table-cell office:value-type="float" office:value="10.30735" table:style-name="ce44">
            <text:p>10</text:p>
          </table:table-cell>
          <table:table-cell office:value-type="float" office:value="20.898544999999999" table:style-name="ce44">
            <text:p>21</text:p>
          </table:table-cell>
          <table:table-cell office:value-type="float" office:value="10.463612000000001" table:style-name="ce44">
            <text:p>10</text:p>
          </table:table-cell>
          <table:table-cell office:value-type="float" office:value="2.3202829999999994" table:style-name="ce44">
            <text:p>2</text:p>
          </table:table-cell>
          <table:table-cell office:value-type="float" office:value="941.54161399999987" table:style-name="ce44">
            <text:p>94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62.956000000000003" table:style-name="ce49">
            <text:p>63</text:p>
          </table:table-cell>
          <table:table-cell office:value-type="float" office:value="4.8890000000000002" table:style-name="ce49">
            <text:p>5</text:p>
          </table:table-cell>
          <table:table-cell office:value-type="float" office:value="115.748" table:style-name="ce49">
            <text:p>116</text:p>
          </table:table-cell>
          <table:table-cell office:value-type="float" office:value="63.747" table:style-name="ce49">
            <text:p>64</text:p>
          </table:table-cell>
          <table:table-cell office:value-type="float" office:value="0.91" table:style-name="ce49">
            <text:p>1</text:p>
          </table:table-cell>
          <table:table-cell office:value-type="float" office:value="1.962" table:style-name="ce49">
            <text:p>2</text:p>
          </table:table-cell>
          <table:table-cell office:value-type="float" office:value="5.5640000000000001" table:style-name="ce49">
            <text:p>6</text:p>
          </table:table-cell>
          <table:table-cell office:value-type="float" office:value="12.045" table:style-name="ce49">
            <text:p>12</text:p>
          </table:table-cell>
          <table:table-cell office:value-type="float" office:value="0.23100000000000001" table:style-name="ce49">
            <text:p>-</text:p>
          </table:table-cell>
          <table:table-cell office:value-type="float" office:value="2.4969999999999999" table:style-name="ce49">
            <text:p>2</text:p>
          </table:table-cell>
          <table:table-cell office:value-type="float" office:value="5.7640000000000002" table:style-name="ce49">
            <text:p>6</text:p>
          </table:table-cell>
          <table:table-cell office:value-type="float" office:value="3.052" table:style-name="ce49">
            <text:p>3</text:p>
          </table:table-cell>
          <table:table-cell office:value-type="float" office:value="0.68700000000000006" table:style-name="ce49">
            <text:p>1</text:p>
          </table:table-cell>
          <table:table-cell office:value-type="float" office:value="280.05200000000002" table:style-name="ce49">
            <text:p>28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15" table:style-name="ce30">
            <text:p>2015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7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6.713477000000001" table:style-name="ce44">
            <text:p>17</text:p>
          </table:table-cell>
          <table:table-cell office:value-type="float" office:value="5.9718030000000004" table:style-name="ce44">
            <text:p>6</text:p>
          </table:table-cell>
          <table:table-cell office:value-type="float" office:value="79.280642999999998" table:style-name="ce44">
            <text:p>79</text:p>
          </table:table-cell>
          <table:table-cell office:value-type="float" office:value="12.133499" table:style-name="ce44">
            <text:p>12</text:p>
          </table:table-cell>
          <table:table-cell office:value-type="float" office:value="1.688293" table:style-name="ce44">
            <text:p>2</text:p>
          </table:table-cell>
          <table:table-cell office:value-type="float" office:value="0.47004200000000002" table:style-name="ce44">
            <text:p>-</text:p>
          </table:table-cell>
          <table:table-cell office:value-type="float" office:value="4.4037439999999997" table:style-name="ce44">
            <text:p>4</text:p>
          </table:table-cell>
          <table:table-cell office:value-type="float" office:value="7.6651009999999999" table:style-name="ce44">
            <text:p>8</text:p>
          </table:table-cell>
          <table:table-cell office:value-type="float" office:value="5.4017000000000003E-2" table:style-name="ce44">
            <text:p>-</text:p>
          </table:table-cell>
          <table:table-cell office:value-type="float" office:value="3.9188420000000002" table:style-name="ce44">
            <text:p>4</text:p>
          </table:table-cell>
          <table:table-cell office:value-type="float" office:value="9.3373880000000007" table:style-name="ce44">
            <text:p>9</text:p>
          </table:table-cell>
          <table:table-cell office:value-type="float" office:value="0.85561699999999996" table:style-name="ce44">
            <text:p>1</text:p>
          </table:table-cell>
          <table:table-cell office:value-type="float" office:value="1.0699650000000001" table:style-name="ce44">
            <text:p>1</text:p>
          </table:table-cell>
          <table:table-cell office:value-type="float" office:value="143.562431" table:style-name="ce44">
            <text:p>14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2.002437" table:style-name="ce44">
            <text:p>2</text:p>
          </table:table-cell>
          <table:table-cell office:value-type="float" office:value="0.428226" table:style-name="ce44">
            <text:p>-</text:p>
          </table:table-cell>
          <table:table-cell office:value-type="float" office:value="21.558430000000001" table:style-name="ce44">
            <text:p>22</text:p>
          </table:table-cell>
          <table:table-cell office:value-type="float" office:value="1.747107" table:style-name="ce44">
            <text:p>2</text:p>
          </table:table-cell>
          <table:table-cell office:value-type="float" office:value="0.10240299999999999" table:style-name="ce44">
            <text:p>-</text:p>
          </table:table-cell>
          <table:table-cell office:value-type="float" office:value="0.28995100000000001" table:style-name="ce44">
            <text:p>-</text:p>
          </table:table-cell>
          <table:table-cell office:value-type="float" office:value="0.89685999999999999" table:style-name="ce44">
            <text:p>1</text:p>
          </table:table-cell>
          <table:table-cell office:value-type="float" office:value="0.60044399999999998" table:style-name="ce44">
            <text:p>1</text:p>
          </table:table-cell>
          <table:table-cell office:value-type="float" office:value="1.8665999999999999E-2" table:style-name="ce44">
            <text:p>-</text:p>
          </table:table-cell>
          <table:table-cell office:value-type="float" office:value="1.21726" table:style-name="ce44">
            <text:p>1</text:p>
          </table:table-cell>
          <table:table-cell office:value-type="float" office:value="1.852743" table:style-name="ce44">
            <text:p>2</text:p>
          </table:table-cell>
          <table:table-cell office:value-type="float" office:value="0.24855099999999999" table:style-name="ce44">
            <text:p>-</text:p>
          </table:table-cell>
          <table:table-cell office:value-type="float" office:value="0.15840099999999999" table:style-name="ce44">
            <text:p>-</text:p>
          </table:table-cell>
          <table:table-cell office:value-type="float" office:value="31.121478999999997" table:style-name="ce44">
            <text:p>3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46.203443999999998" table:style-name="ce44">
            <text:p>46</text:p>
          </table:table-cell>
          <table:table-cell office:value-type="float" office:value="1.63365" table:style-name="ce44">
            <text:p>2</text:p>
          </table:table-cell>
          <table:table-cell office:value-type="float" office:value="24.343696999999999" table:style-name="ce44">
            <text:p>24</text:p>
          </table:table-cell>
          <table:table-cell office:value-type="float" office:value="26.485921000000001" table:style-name="ce44">
            <text:p>26</text:p>
          </table:table-cell>
          <table:table-cell office:value-type="float" office:value="7.3674000000000003E-2" table:style-name="ce44">
            <text:p>-</text:p>
          </table:table-cell>
          <table:table-cell office:value-type="float" office:value="2.421173" table:style-name="ce44">
            <text:p>2</text:p>
          </table:table-cell>
          <table:table-cell office:value-type="float" office:value="3.4111549999999999" table:style-name="ce44">
            <text:p>3</text:p>
          </table:table-cell>
          <table:table-cell office:value-type="float" office:value="7.756659" table:style-name="ce44">
            <text:p>8</text:p>
          </table:table-cell>
          <table:table-cell office:value-type="float" office:value="0" table:style-name="ce44">
            <text:p>0</text:p>
          </table:table-cell>
          <table:table-cell office:value-type="float" office:value="0.54679199999999994" table:style-name="ce44">
            <text:p>1</text:p>
          </table:table-cell>
          <table:table-cell office:value-type="float" office:value="1.35053" table:style-name="ce44">
            <text:p>1</text:p>
          </table:table-cell>
          <table:table-cell office:value-type="float" office:value="0.75112900000000005" table:style-name="ce44">
            <text:p>1</text:p>
          </table:table-cell>
          <table:table-cell office:value-type="float" office:value="0.164189" table:style-name="ce44">
            <text:p>-</text:p>
          </table:table-cell>
          <table:table-cell office:value-type="float" office:value="115.14201300000001" table:style-name="ce44">
            <text:p>11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41.604956999999999" table:style-name="ce44">
            <text:p>42</text:p>
          </table:table-cell>
          <table:table-cell office:value-type="float" office:value="2.006243" table:style-name="ce44">
            <text:p>2</text:p>
          </table:table-cell>
          <table:table-cell office:value-type="float" office:value="80.690196" table:style-name="ce44">
            <text:p>81</text:p>
          </table:table-cell>
          <table:table-cell office:value-type="float" office:value="37.048442000000001" table:style-name="ce44">
            <text:p>37</text:p>
          </table:table-cell>
          <table:table-cell office:value-type="float" office:value="0.23760200000000001" table:style-name="ce44">
            <text:p>-</text:p>
          </table:table-cell>
          <table:table-cell office:value-type="float" office:value="0.75144200000000005" table:style-name="ce44">
            <text:p>1</text:p>
          </table:table-cell>
          <table:table-cell office:value-type="float" office:value="4.3068160000000004" table:style-name="ce44">
            <text:p>4</text:p>
          </table:table-cell>
          <table:table-cell office:value-type="float" office:value="11.268705000000001" table:style-name="ce44">
            <text:p>11</text:p>
          </table:table-cell>
          <table:table-cell office:value-type="float" office:value="2.2263999999999999E-2" table:style-name="ce44">
            <text:p>-</text:p>
          </table:table-cell>
          <table:table-cell office:value-type="float" office:value="0.44564100000000001" table:style-name="ce44">
            <text:p>-</text:p>
          </table:table-cell>
          <table:table-cell office:value-type="float" office:value="1.2380119999999999" table:style-name="ce44">
            <text:p>1</text:p>
          </table:table-cell>
          <table:table-cell office:value-type="float" office:value="1.360333" table:style-name="ce44">
            <text:p>1</text:p>
          </table:table-cell>
          <table:table-cell office:value-type="float" office:value="0.52968999999999999" table:style-name="ce44">
            <text:p>1</text:p>
          </table:table-cell>
          <table:table-cell office:value-type="float" office:value="181.51034300000001" table:style-name="ce44">
            <text:p>18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9.8781839999999992" table:style-name="ce44">
            <text:p>10</text:p>
          </table:table-cell>
          <table:table-cell office:value-type="float" office:value="0.42963400000000002" table:style-name="ce44">
            <text:p>-</text:p>
          </table:table-cell>
          <table:table-cell office:value-type="float" office:value="46.730162" table:style-name="ce44">
            <text:p>47</text:p>
          </table:table-cell>
          <table:table-cell office:value-type="float" office:value="23.675574999999998" table:style-name="ce44">
            <text:p>24</text:p>
          </table:table-cell>
          <table:table-cell office:value-type="float" office:value="1.5068E-2" table:style-name="ce44">
            <text:p>-</text:p>
          </table:table-cell>
          <table:table-cell office:value-type="float" office:value="0.14239399999999999" table:style-name="ce44">
            <text:p>-</text:p>
          </table:table-cell>
          <table:table-cell office:value-type="float" office:value="0.773393" table:style-name="ce44">
            <text:p>1</text:p>
          </table:table-cell>
          <table:table-cell office:value-type="float" office:value="1.4620059999999999" table:style-name="ce44">
            <text:p>1</text:p>
          </table:table-cell>
          <table:table-cell office:value-type="float" office:value="6.8300000000000001E-3" table:style-name="ce44">
            <text:p>-</text:p>
          </table:table-cell>
          <table:table-cell office:value-type="float" office:value="9.6771999999999997E-2" table:style-name="ce44">
            <text:p>-</text:p>
          </table:table-cell>
          <table:table-cell office:value-type="float" office:value="0.20944599999999999" table:style-name="ce44">
            <text:p>-</text:p>
          </table:table-cell>
          <table:table-cell office:value-type="float" office:value="0.40262500000000001" table:style-name="ce44">
            <text:p>-</text:p>
          </table:table-cell>
          <table:table-cell office:value-type="float" office:value="9.1453999999999994E-2" table:style-name="ce44">
            <text:p>-</text:p>
          </table:table-cell>
          <table:table-cell office:value-type="float" office:value="83.913543000000004" table:style-name="ce44">
            <text:p>8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19.920712999999999" table:style-name="ce44">
            <text:p>20</text:p>
          </table:table-cell>
          <table:table-cell office:value-type="float" office:value="1.084303" table:style-name="ce44">
            <text:p>1</text:p>
          </table:table-cell>
          <table:table-cell office:value-type="float" office:value="38.501531999999997" table:style-name="ce44">
            <text:p>39</text:p>
          </table:table-cell>
          <table:table-cell office:value-type="float" office:value="21.638829999999999" table:style-name="ce44">
            <text:p>22</text:p>
          </table:table-cell>
          <table:table-cell office:value-type="float" office:value="0.111058" table:style-name="ce44">
            <text:p>-</text:p>
          </table:table-cell>
          <table:table-cell office:value-type="float" office:value="0.73168100000000003" table:style-name="ce44">
            <text:p>1</text:p>
          </table:table-cell>
          <table:table-cell office:value-type="float" office:value="2.095402" table:style-name="ce44">
            <text:p>2</text:p>
          </table:table-cell>
          <table:table-cell office:value-type="float" office:value="4.1209369999999996" table:style-name="ce44">
            <text:p>4</text:p>
          </table:table-cell>
          <table:table-cell office:value-type="float" office:value="3.2274999999999998E-2" table:style-name="ce44">
            <text:p>-</text:p>
          </table:table-cell>
          <table:table-cell office:value-type="float" office:value="0.53323600000000004" table:style-name="ce44">
            <text:p>1</text:p>
          </table:table-cell>
          <table:table-cell office:value-type="float" office:value="0.96730099999999997" table:style-name="ce44">
            <text:p>1</text:p>
          </table:table-cell>
          <table:table-cell office:value-type="float" office:value="1.4308259999999999" table:style-name="ce44">
            <text:p>1</text:p>
          </table:table-cell>
          <table:table-cell office:value-type="float" office:value="0.175764" table:style-name="ce44">
            <text:p>-</text:p>
          </table:table-cell>
          <table:table-cell office:value-type="float" office:value="91.343857999999997" table:style-name="ce44">
            <text:p>9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36.615315000000002" table:style-name="ce44">
            <text:p>37</text:p>
          </table:table-cell>
          <table:table-cell office:value-type="float" office:value="5.4871090000000002" table:style-name="ce44">
            <text:p>5</text:p>
          </table:table-cell>
          <table:table-cell office:value-type="float" office:value="89.418013999999999" table:style-name="ce44">
            <text:p>89</text:p>
          </table:table-cell>
          <table:table-cell office:value-type="float" office:value="80.804747000000006" table:style-name="ce44">
            <text:p>81</text:p>
          </table:table-cell>
          <table:table-cell office:value-type="float" office:value="0.47739399999999999" table:style-name="ce44">
            <text:p>-</text:p>
          </table:table-cell>
          <table:table-cell office:value-type="float" office:value="1.7891319999999999" table:style-name="ce44">
            <text:p>2</text:p>
          </table:table-cell>
          <table:table-cell office:value-type="float" office:value="4.2167700000000004" table:style-name="ce44">
            <text:p>4</text:p>
          </table:table-cell>
          <table:table-cell office:value-type="float" office:value="8.4379200000000001" table:style-name="ce44">
            <text:p>8</text:p>
          </table:table-cell>
          <table:table-cell office:value-type="float" office:value="0.46597499999999997" table:style-name="ce44">
            <text:p>-</text:p>
          </table:table-cell>
          <table:table-cell office:value-type="float" office:value="2.396407" table:style-name="ce44">
            <text:p>2</text:p>
          </table:table-cell>
          <table:table-cell office:value-type="float" office:value="5.1196789999999996" table:style-name="ce44">
            <text:p>5</text:p>
          </table:table-cell>
          <table:table-cell office:value-type="float" office:value="4.6206990000000001" table:style-name="ce44">
            <text:p>5</text:p>
          </table:table-cell>
          <table:table-cell office:value-type="float" office:value="0.70983399999999996" table:style-name="ce44">
            <text:p>1</text:p>
          </table:table-cell>
          <table:table-cell office:value-type="float" office:value="240.55899499999998" table:style-name="ce44">
            <text:p>24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6.355432" table:style-name="ce44">
            <text:p>46</text:p>
          </table:table-cell>
          <table:table-cell office:value-type="float" office:value="0" table:style-name="ce44">
            <text:p>0</text:p>
          </table:table-cell>
          <table:table-cell office:value-type="float" office:value="0.29271399999999997" table:style-name="ce44">
            <text:p>-</text:p>
          </table:table-cell>
          <table:table-cell office:value-type="float" office:value="3.8219000000000003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6.686364999999995" table:style-name="ce44">
            <text:p>4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19.293959" table:style-name="ce44">
            <text:p>219</text:p>
          </table:table-cell>
          <table:table-cell office:value-type="float" office:value="17.040967999999999" table:style-name="ce44">
            <text:p>17</text:p>
          </table:table-cell>
          <table:table-cell office:value-type="float" office:value="380.81538799999998" table:style-name="ce44">
            <text:p>381</text:p>
          </table:table-cell>
          <table:table-cell office:value-type="float" office:value="203.57234" table:style-name="ce44">
            <text:p>204</text:p>
          </table:table-cell>
          <table:table-cell office:value-type="float" office:value="2.7054919999999996" table:style-name="ce44">
            <text:p>3</text:p>
          </table:table-cell>
          <table:table-cell office:value-type="float" office:value="6.595815" table:style-name="ce44">
            <text:p>7</text:p>
          </table:table-cell>
          <table:table-cell office:value-type="float" office:value="20.104140000000001" table:style-name="ce44">
            <text:p>20</text:p>
          </table:table-cell>
          <table:table-cell office:value-type="float" office:value="41.311771999999991" table:style-name="ce44">
            <text:p>41</text:p>
          </table:table-cell>
          <table:table-cell office:value-type="float" office:value="0.60002699999999998" table:style-name="ce44">
            <text:p>1</text:p>
          </table:table-cell>
          <table:table-cell office:value-type="float" office:value="9.1549499999999995" table:style-name="ce44">
            <text:p>9</text:p>
          </table:table-cell>
          <table:table-cell office:value-type="float" office:value="20.075099000000002" table:style-name="ce44">
            <text:p>20</text:p>
          </table:table-cell>
          <table:table-cell office:value-type="float" office:value="9.6697799999999994" table:style-name="ce44">
            <text:p>10</text:p>
          </table:table-cell>
          <table:table-cell office:value-type="float" office:value="2.8992969999999998" table:style-name="ce44">
            <text:p>3</text:p>
          </table:table-cell>
          <table:table-cell office:value-type="float" office:value="933.83902699999976" table:style-name="ce44">
            <text:p>93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58.331000000000003" table:style-name="ce49">
            <text:p>58</text:p>
          </table:table-cell>
          <table:table-cell office:value-type="float" office:value="4.5140000000000002" table:style-name="ce49">
            <text:p>5</text:p>
          </table:table-cell>
          <table:table-cell office:value-type="float" office:value="107.95" table:style-name="ce49">
            <text:p>108</text:p>
          </table:table-cell>
          <table:table-cell office:value-type="float" office:value="58.194000000000003" table:style-name="ce49">
            <text:p>58</text:p>
          </table:table-cell>
          <table:table-cell office:value-type="float" office:value="0.70399999999999996" table:style-name="ce49">
            <text:p>1</text:p>
          </table:table-cell>
          <table:table-cell office:value-type="float" office:value="1.873" table:style-name="ce49">
            <text:p>2</text:p>
          </table:table-cell>
          <table:table-cell office:value-type="float" office:value="5.4980000000000002" table:style-name="ce49">
            <text:p>5</text:p>
          </table:table-cell>
          <table:table-cell office:value-type="float" office:value="11.141999999999999" table:style-name="ce49">
            <text:p>11</text:p>
          </table:table-cell>
          <table:table-cell office:value-type="float" office:value="0.17100000000000001" table:style-name="ce49">
            <text:p>-</text:p>
          </table:table-cell>
          <table:table-cell office:value-type="float" office:value="2.3340000000000001" table:style-name="ce49">
            <text:p>2</text:p>
          </table:table-cell>
          <table:table-cell office:value-type="float" office:value="5.3869999999999996" table:style-name="ce49">
            <text:p>5</text:p>
          </table:table-cell>
          <table:table-cell office:value-type="float" office:value="2.609" table:style-name="ce49">
            <text:p>3</text:p>
          </table:table-cell>
          <table:table-cell office:value-type="float" office:value="0.75800000000000001" table:style-name="ce49">
            <text:p>1</text:p>
          </table:table-cell>
          <table:table-cell office:value-type="float" office:value="259.46499999999997" table:style-name="ce49">
            <text:p>259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16" table:style-name="ce30">
            <text:p>2016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23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6.486042000000001" table:style-name="ce44">
            <text:p>16</text:p>
          </table:table-cell>
          <table:table-cell office:value-type="float" office:value="5.6010350000000004" table:style-name="ce44">
            <text:p>6</text:p>
          </table:table-cell>
          <table:table-cell office:value-type="float" office:value="80.232249999999993" table:style-name="ce44">
            <text:p>80</text:p>
          </table:table-cell>
          <table:table-cell office:value-type="float" office:value="12.198466" table:style-name="ce44">
            <text:p>12</text:p>
          </table:table-cell>
          <table:table-cell office:value-type="float" office:value="1.548975" table:style-name="ce44">
            <text:p>2</text:p>
          </table:table-cell>
          <table:table-cell office:value-type="float" office:value="0.65414799999999995" table:style-name="ce44">
            <text:p>1</text:p>
          </table:table-cell>
          <table:table-cell office:value-type="float" office:value="3.791099" table:style-name="ce44">
            <text:p>4</text:p>
          </table:table-cell>
          <table:table-cell office:value-type="float" office:value="6.4980520000000004" table:style-name="ce44">
            <text:p>6</text:p>
          </table:table-cell>
          <table:table-cell office:value-type="float" office:value="4.5465999999999999E-2" table:style-name="ce44">
            <text:p>-</text:p>
          </table:table-cell>
          <table:table-cell office:value-type="float" office:value="5.2201529999999998" table:style-name="ce44">
            <text:p>5</text:p>
          </table:table-cell>
          <table:table-cell office:value-type="float" office:value="10.016563" table:style-name="ce44">
            <text:p>10</text:p>
          </table:table-cell>
          <table:table-cell office:value-type="float" office:value="1.2598069999999999" table:style-name="ce44">
            <text:p>1</text:p>
          </table:table-cell>
          <table:table-cell office:value-type="float" office:value="0.87454399999999999" table:style-name="ce44">
            <text:p>1</text:p>
          </table:table-cell>
          <table:table-cell office:value-type="float" office:value="144.42660000000001" table:style-name="ce44">
            <text:p>14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2.5278510000000001" table:style-name="ce44">
            <text:p>3</text:p>
          </table:table-cell>
          <table:table-cell office:value-type="float" office:value="0.318106" table:style-name="ce44">
            <text:p>-</text:p>
          </table:table-cell>
          <table:table-cell office:value-type="float" office:value="23.398085999999999" table:style-name="ce44">
            <text:p>23</text:p>
          </table:table-cell>
          <table:table-cell office:value-type="float" office:value="1.829019" table:style-name="ce44">
            <text:p>2</text:p>
          </table:table-cell>
          <table:table-cell office:value-type="float" office:value="0.19755800000000001" table:style-name="ce44">
            <text:p>-</text:p>
          </table:table-cell>
          <table:table-cell office:value-type="float" office:value="0.14474100000000001" table:style-name="ce44">
            <text:p>-</text:p>
          </table:table-cell>
          <table:table-cell office:value-type="float" office:value="0.46091799999999999" table:style-name="ce44">
            <text:p>-</text:p>
          </table:table-cell>
          <table:table-cell office:value-type="float" office:value="0.403146" table:style-name="ce44">
            <text:p>-</text:p>
          </table:table-cell>
          <table:table-cell office:value-type="float" office:value="5.1619999999999999E-3" table:style-name="ce44">
            <text:p>-</text:p>
          </table:table-cell>
          <table:table-cell office:value-type="float" office:value="0.90259599999999995" table:style-name="ce44">
            <text:p>1</text:p>
          </table:table-cell>
          <table:table-cell office:value-type="float" office:value="2.1061429999999999" table:style-name="ce44">
            <text:p>2</text:p>
          </table:table-cell>
          <table:table-cell office:value-type="float" office:value="0.29292299999999999" table:style-name="ce44">
            <text:p>-</text:p>
          </table:table-cell>
          <table:table-cell office:value-type="float" office:value="0.213253" table:style-name="ce44">
            <text:p>-</text:p>
          </table:table-cell>
          <table:table-cell office:value-type="float" office:value="32.799501999999997" table:style-name="ce44">
            <text:p>3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50.023377000000004" table:style-name="ce44">
            <text:p>50</text:p>
          </table:table-cell>
          <table:table-cell office:value-type="float" office:value="1.697209" table:style-name="ce44">
            <text:p>2</text:p>
          </table:table-cell>
          <table:table-cell office:value-type="float" office:value="25.014582000000001" table:style-name="ce44">
            <text:p>25</text:p>
          </table:table-cell>
          <table:table-cell office:value-type="float" office:value="26.147845" table:style-name="ce44">
            <text:p>26</text:p>
          </table:table-cell>
          <table:table-cell office:value-type="float" office:value="1.6216000000000001E-2" table:style-name="ce44">
            <text:p>-</text:p>
          </table:table-cell>
          <table:table-cell office:value-type="float" office:value="1.827663" table:style-name="ce44">
            <text:p>2</text:p>
          </table:table-cell>
          <table:table-cell office:value-type="float" office:value="2.6851060000000002" table:style-name="ce44">
            <text:p>3</text:p>
          </table:table-cell>
          <table:table-cell office:value-type="float" office:value="6.9881159999999998" table:style-name="ce44">
            <text:p>7</text:p>
          </table:table-cell>
          <table:table-cell office:value-type="float" office:value="3.5980000000000001E-3" table:style-name="ce44">
            <text:p>-</text:p>
          </table:table-cell>
          <table:table-cell office:value-type="float" office:value="0.30965900000000002" table:style-name="ce44">
            <text:p>-</text:p>
          </table:table-cell>
          <table:table-cell office:value-type="float" office:value="1.7497659999999999" table:style-name="ce44">
            <text:p>2</text:p>
          </table:table-cell>
          <table:table-cell office:value-type="float" office:value="0.86510699999999996" table:style-name="ce44">
            <text:p>1</text:p>
          </table:table-cell>
          <table:table-cell office:value-type="float" office:value="0.16836000000000001" table:style-name="ce44">
            <text:p>-</text:p>
          </table:table-cell>
          <table:table-cell office:value-type="float" office:value="117.49660399999999" table:style-name="ce44">
            <text:p>11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46.205737999999997" table:style-name="ce44">
            <text:p>46</text:p>
          </table:table-cell>
          <table:table-cell office:value-type="float" office:value="1.6657169999999999" table:style-name="ce44">
            <text:p>2</text:p>
          </table:table-cell>
          <table:table-cell office:value-type="float" office:value="82.495230000000006" table:style-name="ce44">
            <text:p>82</text:p>
          </table:table-cell>
          <table:table-cell office:value-type="float" office:value="34.891775000000003" table:style-name="ce44">
            <text:p>35</text:p>
          </table:table-cell>
          <table:table-cell office:value-type="float" office:value="0.16580500000000001" table:style-name="ce44">
            <text:p>-</text:p>
          </table:table-cell>
          <table:table-cell office:value-type="float" office:value="0.84518899999999997" table:style-name="ce44">
            <text:p>1</text:p>
          </table:table-cell>
          <table:table-cell office:value-type="float" office:value="3.1827299999999998" table:style-name="ce44">
            <text:p>3</text:p>
          </table:table-cell>
          <table:table-cell office:value-type="float" office:value="9.7354769999999995" table:style-name="ce44">
            <text:p>10</text:p>
          </table:table-cell>
          <table:table-cell office:value-type="float" office:value="4.2442000000000001E-2" table:style-name="ce44">
            <text:p>-</text:p>
          </table:table-cell>
          <table:table-cell office:value-type="float" office:value="0.60018400000000005" table:style-name="ce44">
            <text:p>1</text:p>
          </table:table-cell>
          <table:table-cell office:value-type="float" office:value="1.110738" table:style-name="ce44">
            <text:p>1</text:p>
          </table:table-cell>
          <table:table-cell office:value-type="float" office:value="1.430461" table:style-name="ce44">
            <text:p>1</text:p>
          </table:table-cell>
          <table:table-cell office:value-type="float" office:value="0.49439100000000002" table:style-name="ce44">
            <text:p>-</text:p>
          </table:table-cell>
          <table:table-cell office:value-type="float" office:value="182.86587700000001" table:style-name="ce44">
            <text:p>18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0.803043000000001" table:style-name="ce44">
            <text:p>11</text:p>
          </table:table-cell>
          <table:table-cell office:value-type="float" office:value="0.11465599999999999" table:style-name="ce44">
            <text:p>-</text:p>
          </table:table-cell>
          <table:table-cell office:value-type="float" office:value="46.677657000000004" table:style-name="ce44">
            <text:p>47</text:p>
          </table:table-cell>
          <table:table-cell office:value-type="float" office:value="23.076485999999999" table:style-name="ce44">
            <text:p>23</text:p>
          </table:table-cell>
          <table:table-cell office:value-type="float" office:value="4.2181000000000003E-2" table:style-name="ce44">
            <text:p>-</text:p>
          </table:table-cell>
          <table:table-cell office:value-type="float" office:value="0.28072200000000003" table:style-name="ce44">
            <text:p>-</text:p>
          </table:table-cell>
          <table:table-cell office:value-type="float" office:value="0.72130499999999997" table:style-name="ce44">
            <text:p>1</text:p>
          </table:table-cell>
          <table:table-cell office:value-type="float" office:value="0.98351699999999997" table:style-name="ce44">
            <text:p>1</text:p>
          </table:table-cell>
          <table:table-cell office:value-type="float" office:value="2.6069999999999999E-3" table:style-name="ce44">
            <text:p>-</text:p>
          </table:table-cell>
          <table:table-cell office:value-type="float" office:value="0.12586600000000001" table:style-name="ce44">
            <text:p>-</text:p>
          </table:table-cell>
          <table:table-cell office:value-type="float" office:value="0.27133699999999999" table:style-name="ce44">
            <text:p>-</text:p>
          </table:table-cell>
          <table:table-cell office:value-type="float" office:value="0.47718500000000003" table:style-name="ce44">
            <text:p>-</text:p>
          </table:table-cell>
          <table:table-cell office:value-type="float" office:value="6.3297999999999993E-2" table:style-name="ce44">
            <text:p>-</text:p>
          </table:table-cell>
          <table:table-cell office:value-type="float" office:value="83.639860000000013" table:style-name="ce44">
            <text:p>8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20.729507999999999" table:style-name="ce44">
            <text:p>21</text:p>
          </table:table-cell>
          <table:table-cell office:value-type="float" office:value="0.60007900000000003" table:style-name="ce44">
            <text:p>1</text:p>
          </table:table-cell>
          <table:table-cell office:value-type="float" office:value="37.979610000000001" table:style-name="ce44">
            <text:p>38</text:p>
          </table:table-cell>
          <table:table-cell office:value-type="float" office:value="20.948653" table:style-name="ce44">
            <text:p>21</text:p>
          </table:table-cell>
          <table:table-cell office:value-type="float" office:value="0.20668300000000001" table:style-name="ce44">
            <text:p>-</text:p>
          </table:table-cell>
          <table:table-cell office:value-type="float" office:value="0.72876099999999999" table:style-name="ce44">
            <text:p>1</text:p>
          </table:table-cell>
          <table:table-cell office:value-type="float" office:value="1.8997729999999999" table:style-name="ce44">
            <text:p>2</text:p>
          </table:table-cell>
          <table:table-cell office:value-type="float" office:value="3.1007660000000001" table:style-name="ce44">
            <text:p>3</text:p>
          </table:table-cell>
          <table:table-cell office:value-type="float" office:value="1.8769999999999998E-2" table:style-name="ce44">
            <text:p>-</text:p>
          </table:table-cell>
          <table:table-cell office:value-type="float" office:value="0.59554300000000004" table:style-name="ce44">
            <text:p>1</text:p>
          </table:table-cell>
          <table:table-cell office:value-type="float" office:value="0.85441800000000001" table:style-name="ce44">
            <text:p>1</text:p>
          </table:table-cell>
          <table:table-cell office:value-type="float" office:value="1.2250810000000001" table:style-name="ce44">
            <text:p>1</text:p>
          </table:table-cell>
          <table:table-cell office:value-type="float" office:value="0.17638999999999999" table:style-name="ce44">
            <text:p>-</text:p>
          </table:table-cell>
          <table:table-cell office:value-type="float" office:value="89.064035000000004" table:style-name="ce44">
            <text:p>89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40.56127" table:style-name="ce44">
            <text:p>41</text:p>
          </table:table-cell>
          <table:table-cell office:value-type="float" office:value="4.6910360000000004" table:style-name="ce44">
            <text:p>5</text:p>
          </table:table-cell>
          <table:table-cell office:value-type="float" office:value="93.140236999999999" table:style-name="ce44">
            <text:p>93</text:p>
          </table:table-cell>
          <table:table-cell office:value-type="float" office:value="82.536681000000002" table:style-name="ce44">
            <text:p>83</text:p>
          </table:table-cell>
          <table:table-cell office:value-type="float" office:value="0.90937400000000002" table:style-name="ce44">
            <text:p>1</text:p>
          </table:table-cell>
          <table:table-cell office:value-type="float" office:value="1.8347020000000001" table:style-name="ce44">
            <text:p>2</text:p>
          </table:table-cell>
          <table:table-cell office:value-type="float" office:value="3.3442069999999999" table:style-name="ce44">
            <text:p>3</text:p>
          </table:table-cell>
          <table:table-cell office:value-type="float" office:value="7.7077520000000002" table:style-name="ce44">
            <text:p>8</text:p>
          </table:table-cell>
          <table:table-cell office:value-type="float" office:value="0.46660099999999999" table:style-name="ce44">
            <text:p>-</text:p>
          </table:table-cell>
          <table:table-cell office:value-type="float" office:value="2.2188180000000002" table:style-name="ce44">
            <text:p>2</text:p>
          </table:table-cell>
          <table:table-cell office:value-type="float" office:value="4.8773840000000002" table:style-name="ce44">
            <text:p>5</text:p>
          </table:table-cell>
          <table:table-cell office:value-type="float" office:value="5.2588929999999996" table:style-name="ce44">
            <text:p>5</text:p>
          </table:table-cell>
          <table:table-cell office:value-type="float" office:value="0.668956" table:style-name="ce44">
            <text:p>1</text:p>
          </table:table-cell>
          <table:table-cell office:value-type="float" office:value="248.21591100000001" table:style-name="ce44">
            <text:p>24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55.405423999999996" table:style-name="ce44">
            <text:p>55</text:p>
          </table:table-cell>
          <table:table-cell office:value-type="float" office:value="0" table:style-name="ce44">
            <text:p>0</text:p>
          </table:table-cell>
          <table:table-cell office:value-type="float" office:value="0.23676800000000001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55.642191999999994" table:style-name="ce44">
            <text:p>5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42.74225300000001" table:style-name="ce44">
            <text:p>243</text:p>
          </table:table-cell>
          <table:table-cell office:value-type="float" office:value="14.687838000000003" table:style-name="ce44">
            <text:p>15</text:p>
          </table:table-cell>
          <table:table-cell office:value-type="float" office:value="389.17441999999994" table:style-name="ce44">
            <text:p>389</text:p>
          </table:table-cell>
          <table:table-cell office:value-type="float" office:value="201.62892499999998" table:style-name="ce44">
            <text:p>202</text:p>
          </table:table-cell>
          <table:table-cell office:value-type="float" office:value="3.0867920000000004" table:style-name="ce44">
            <text:p>3</text:p>
          </table:table-cell>
          <table:table-cell office:value-type="float" office:value="6.3159260000000002" table:style-name="ce44">
            <text:p>6</text:p>
          </table:table-cell>
          <table:table-cell office:value-type="float" office:value="16.085138000000001" table:style-name="ce44">
            <text:p>16</text:p>
          </table:table-cell>
          <table:table-cell office:value-type="float" office:value="35.416826" table:style-name="ce44">
            <text:p>35</text:p>
          </table:table-cell>
          <table:table-cell office:value-type="float" office:value="0.58464599999999989" table:style-name="ce44">
            <text:p>1</text:p>
          </table:table-cell>
          <table:table-cell office:value-type="float" office:value="9.9728190000000012" table:style-name="ce44">
            <text:p>10</text:p>
          </table:table-cell>
          <table:table-cell office:value-type="float" office:value="20.986349000000001" table:style-name="ce44">
            <text:p>21</text:p>
          </table:table-cell>
          <table:table-cell office:value-type="float" office:value="10.809457" table:style-name="ce44">
            <text:p>11</text:p>
          </table:table-cell>
          <table:table-cell office:value-type="float" office:value="2.659192" table:style-name="ce44">
            <text:p>3</text:p>
          </table:table-cell>
          <table:table-cell office:value-type="float" office:value="954.15058100000022" table:style-name="ce44">
            <text:p>95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69.644000000000005" table:style-name="ce49">
            <text:p>70</text:p>
          </table:table-cell>
          <table:table-cell office:value-type="float" office:value="4.2960000000000003" table:style-name="ce49">
            <text:p>4</text:p>
          </table:table-cell>
          <table:table-cell office:value-type="float" office:value="113.241" table:style-name="ce49">
            <text:p>113</text:p>
          </table:table-cell>
          <table:table-cell office:value-type="float" office:value="59.808999999999997" table:style-name="ce49">
            <text:p>60</text:p>
          </table:table-cell>
          <table:table-cell office:value-type="float" office:value="0.81799999999999995" table:style-name="ce49">
            <text:p>1</text:p>
          </table:table-cell>
          <table:table-cell office:value-type="float" office:value="1.889" table:style-name="ce49">
            <text:p>2</text:p>
          </table:table-cell>
          <table:table-cell office:value-type="float" office:value="4.6520000000000001" table:style-name="ce49">
            <text:p>5</text:p>
          </table:table-cell>
          <table:table-cell office:value-type="float" office:value="9.9260000000000002" table:style-name="ce49">
            <text:p>10</text:p>
          </table:table-cell>
          <table:table-cell office:value-type="float" office:value="0.156" table:style-name="ce49">
            <text:p>-</text:p>
          </table:table-cell>
          <table:table-cell office:value-type="float" office:value="2.508" table:style-name="ce49">
            <text:p>3</text:p>
          </table:table-cell>
          <table:table-cell office:value-type="float" office:value="5.7480000000000002" table:style-name="ce49">
            <text:p>6</text:p>
          </table:table-cell>
          <table:table-cell office:value-type="float" office:value="3.036" table:style-name="ce49">
            <text:p>3</text:p>
          </table:table-cell>
          <table:table-cell office:value-type="float" office:value="0.72699999999999998" table:style-name="ce49">
            <text:p>1</text:p>
          </table:table-cell>
          <table:table-cell office:value-type="float" office:value="276.45" table:style-name="ce49">
            <text:p>27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17" table:style-name="ce30">
            <text:p>2017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24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6.199950000000001" table:style-name="ce44">
            <text:p>16</text:p>
          </table:table-cell>
          <table:table-cell office:value-type="float" office:value="5.6973380000000002" table:style-name="ce44">
            <text:p>6</text:p>
          </table:table-cell>
          <table:table-cell office:value-type="float" office:value="79.653391999999997" table:style-name="ce44">
            <text:p>80</text:p>
          </table:table-cell>
          <table:table-cell office:value-type="float" office:value="11.019372000000001" table:style-name="ce44">
            <text:p>11</text:p>
          </table:table-cell>
          <table:table-cell office:value-type="float" office:value="1.685165" table:style-name="ce44">
            <text:p>2</text:p>
          </table:table-cell>
          <table:table-cell office:value-type="float" office:value="0.25642500000000001" table:style-name="ce44">
            <text:p>-</text:p>
          </table:table-cell>
          <table:table-cell office:value-type="float" office:value="4.912839" table:style-name="ce44">
            <text:p>5</text:p>
          </table:table-cell>
          <table:table-cell office:value-type="float" office:value="7.3022070000000001" table:style-name="ce44">
            <text:p>7</text:p>
          </table:table-cell>
          <table:table-cell office:value-type="float" office:value="9.0775999999999996E-2" table:style-name="ce44">
            <text:p>-</text:p>
          </table:table-cell>
          <table:table-cell office:value-type="float" office:value="4.6417640000000002" table:style-name="ce44">
            <text:p>5</text:p>
          </table:table-cell>
          <table:table-cell office:value-type="float" office:value="9.9094160000000002" table:style-name="ce44">
            <text:p>10</text:p>
          </table:table-cell>
          <table:table-cell office:value-type="float" office:value="1.1644429999999999" table:style-name="ce44">
            <text:p>1</text:p>
          </table:table-cell>
          <table:table-cell office:value-type="float" office:value="1.7013799999999999" table:style-name="ce44">
            <text:p>2</text:p>
          </table:table-cell>
          <table:table-cell office:value-type="float" office:value="144.23446700000002" table:style-name="ce44">
            <text:p>14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2.6913100000000001" table:style-name="ce44">
            <text:p>3</text:p>
          </table:table-cell>
          <table:table-cell office:value-type="float" office:value="0.502525" table:style-name="ce44">
            <text:p>1</text:p>
          </table:table-cell>
          <table:table-cell office:value-type="float" office:value="17.997425" table:style-name="ce44">
            <text:p>18</text:p>
          </table:table-cell>
          <table:table-cell office:value-type="float" office:value="1.370187" table:style-name="ce44">
            <text:p>1</text:p>
          </table:table-cell>
          <table:table-cell office:value-type="float" office:value="0.13337399999999999" table:style-name="ce44">
            <text:p>-</text:p>
          </table:table-cell>
          <table:table-cell office:value-type="float" office:value="0.22034400000000001" table:style-name="ce44">
            <text:p>-</text:p>
          </table:table-cell>
          <table:table-cell office:value-type="float" office:value="0.58068299999999995" table:style-name="ce44">
            <text:p>1</text:p>
          </table:table-cell>
          <table:table-cell office:value-type="float" office:value="0.55461300000000002" table:style-name="ce44">
            <text:p>1</text:p>
          </table:table-cell>
          <table:table-cell office:value-type="float" office:value="4.5880000000000001E-3" table:style-name="ce44">
            <text:p>-</text:p>
          </table:table-cell>
          <table:table-cell office:value-type="float" office:value="0.89873700000000001" table:style-name="ce44">
            <text:p>1</text:p>
          </table:table-cell>
          <table:table-cell office:value-type="float" office:value="1.834859" table:style-name="ce44">
            <text:p>2</text:p>
          </table:table-cell>
          <table:table-cell office:value-type="float" office:value="0.251054" table:style-name="ce44">
            <text:p>-</text:p>
          </table:table-cell>
          <table:table-cell office:value-type="float" office:value="0.12972400000000001" table:style-name="ce44">
            <text:p>-</text:p>
          </table:table-cell>
          <table:table-cell office:value-type="float" office:value="27.169423000000002" table:style-name="ce44">
            <text:p>2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52.137757999999998" table:style-name="ce44">
            <text:p>52</text:p>
          </table:table-cell>
          <table:table-cell office:value-type="float" office:value="1.5599769999999999" table:style-name="ce44">
            <text:p>2</text:p>
          </table:table-cell>
          <table:table-cell office:value-type="float" office:value="25.270067999999998" table:style-name="ce44">
            <text:p>25</text:p>
          </table:table-cell>
          <table:table-cell office:value-type="float" office:value="26.848502" table:style-name="ce44">
            <text:p>27</text:p>
          </table:table-cell>
          <table:table-cell office:value-type="float" office:value="3.7019000000000003E-2" table:style-name="ce44">
            <text:p>-</text:p>
          </table:table-cell>
          <table:table-cell office:value-type="float" office:value="2.2977059999999998" table:style-name="ce44">
            <text:p>2</text:p>
          </table:table-cell>
          <table:table-cell office:value-type="float" office:value="3.0264660000000001" table:style-name="ce44">
            <text:p>3</text:p>
          </table:table-cell>
          <table:table-cell office:value-type="float" office:value="7.1472990000000003" table:style-name="ce44">
            <text:p>7</text:p>
          </table:table-cell>
          <table:table-cell office:value-type="float" office:value="0" table:style-name="ce44">
            <text:p>0</text:p>
          </table:table-cell>
          <table:table-cell office:value-type="float" office:value="0.78090099999999996" table:style-name="ce44">
            <text:p>1</text:p>
          </table:table-cell>
          <table:table-cell office:value-type="float" office:value="1.5072110000000001" table:style-name="ce44">
            <text:p>2</text:p>
          </table:table-cell>
          <table:table-cell office:value-type="float" office:value="0.65925800000000001" table:style-name="ce44">
            <text:p>1</text:p>
          </table:table-cell>
          <table:table-cell office:value-type="float" office:value="0.34417599999999998" table:style-name="ce44">
            <text:p>-</text:p>
          </table:table-cell>
          <table:table-cell office:value-type="float" office:value="121.61634099999998" table:style-name="ce44">
            <text:p>12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50.247266000000003" table:style-name="ce44">
            <text:p>50</text:p>
          </table:table-cell>
          <table:table-cell office:value-type="float" office:value="1.756127" table:style-name="ce44">
            <text:p>2</text:p>
          </table:table-cell>
          <table:table-cell office:value-type="float" office:value="84.926466000000005" table:style-name="ce44">
            <text:p>85</text:p>
          </table:table-cell>
          <table:table-cell office:value-type="float" office:value="34.612670000000001" table:style-name="ce44">
            <text:p>35</text:p>
          </table:table-cell>
          <table:table-cell office:value-type="float" office:value="0.33776299999999998" table:style-name="ce44">
            <text:p>-</text:p>
          </table:table-cell>
          <table:table-cell office:value-type="float" office:value="0.74424599999999996" table:style-name="ce44">
            <text:p>1</text:p>
          </table:table-cell>
          <table:table-cell office:value-type="float" office:value="3.2761130000000001" table:style-name="ce44">
            <text:p>3</text:p>
          </table:table-cell>
          <table:table-cell office:value-type="float" office:value="9.6762449999999998" table:style-name="ce44">
            <text:p>10</text:p>
          </table:table-cell>
          <table:table-cell office:value-type="float" office:value="2.3515000000000001E-2" table:style-name="ce44">
            <text:p>-</text:p>
          </table:table-cell>
          <table:table-cell office:value-type="float" office:value="0.53490400000000005" table:style-name="ce44">
            <text:p>1</text:p>
          </table:table-cell>
          <table:table-cell office:value-type="float" office:value="1.250526" table:style-name="ce44">
            <text:p>1</text:p>
          </table:table-cell>
          <table:table-cell office:value-type="float" office:value="1.0652200000000001" table:style-name="ce44">
            <text:p>1</text:p>
          </table:table-cell>
          <table:table-cell office:value-type="float" office:value="0.60127799999999998" table:style-name="ce44">
            <text:p>1</text:p>
          </table:table-cell>
          <table:table-cell office:value-type="float" office:value="189.05233900000002" table:style-name="ce44">
            <text:p>189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1.655322999999999" table:style-name="ce44">
            <text:p>12</text:p>
          </table:table-cell>
          <table:table-cell office:value-type="float" office:value="0.21606800000000001" table:style-name="ce44">
            <text:p>-</text:p>
          </table:table-cell>
          <table:table-cell office:value-type="float" office:value="46.808059" table:style-name="ce44">
            <text:p>47</text:p>
          </table:table-cell>
          <table:table-cell office:value-type="float" office:value="25.57321" table:style-name="ce44">
            <text:p>26</text:p>
          </table:table-cell>
          <table:table-cell office:value-type="float" office:value="3.6811000000000003E-2" table:style-name="ce44">
            <text:p>-</text:p>
          </table:table-cell>
          <table:table-cell office:value-type="float" office:value="0.20480599999999999" table:style-name="ce44">
            <text:p>-</text:p>
          </table:table-cell>
          <table:table-cell office:value-type="float" office:value="0.58235199999999998" table:style-name="ce44">
            <text:p>1</text:p>
          </table:table-cell>
          <table:table-cell office:value-type="float" office:value="1.16439" table:style-name="ce44">
            <text:p>1</text:p>
          </table:table-cell>
          <table:table-cell office:value-type="float" office:value="4.6930000000000001E-3" table:style-name="ce44">
            <text:p>-</text:p>
          </table:table-cell>
          <table:table-cell office:value-type="float" office:value="0.20094799999999999" table:style-name="ce44">
            <text:p>-</text:p>
          </table:table-cell>
          <table:table-cell office:value-type="float" office:value="0.33306999999999998" table:style-name="ce44">
            <text:p>-</text:p>
          </table:table-cell>
          <table:table-cell office:value-type="float" office:value="0.36826500000000001" table:style-name="ce44">
            <text:p>-</text:p>
          </table:table-cell>
          <table:table-cell office:value-type="float" office:value="5.2609000000000003E-2" table:style-name="ce44">
            <text:p>-</text:p>
          </table:table-cell>
          <table:table-cell office:value-type="float" office:value="87.200603999999984" table:style-name="ce44">
            <text:p>8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23.793514999999999" table:style-name="ce44">
            <text:p>24</text:p>
          </table:table-cell>
          <table:table-cell office:value-type="float" office:value="0.94258699999999995" table:style-name="ce44">
            <text:p>1</text:p>
          </table:table-cell>
          <table:table-cell office:value-type="float" office:value="39.504184000000002" table:style-name="ce44">
            <text:p>40</text:p>
          </table:table-cell>
          <table:table-cell office:value-type="float" office:value="22.164923000000002" table:style-name="ce44">
            <text:p>22</text:p>
          </table:table-cell>
          <table:table-cell office:value-type="float" office:value="0.21335699999999999" table:style-name="ce44">
            <text:p>-</text:p>
          </table:table-cell>
          <table:table-cell office:value-type="float" office:value="0.703681" table:style-name="ce44">
            <text:p>1</text:p>
          </table:table-cell>
          <table:table-cell office:value-type="float" office:value="1.8698969999999999" table:style-name="ce44">
            <text:p>2</text:p>
          </table:table-cell>
          <table:table-cell office:value-type="float" office:value="3.6889050000000001" table:style-name="ce44">
            <text:p>4</text:p>
          </table:table-cell>
          <table:table-cell office:value-type="float" office:value="0" table:style-name="ce44">
            <text:p>0</text:p>
          </table:table-cell>
          <table:table-cell office:value-type="float" office:value="0.60576300000000005" table:style-name="ce44">
            <text:p>1</text:p>
          </table:table-cell>
          <table:table-cell office:value-type="float" office:value="0.83048599999999995" table:style-name="ce44">
            <text:p>1</text:p>
          </table:table-cell>
          <table:table-cell office:value-type="float" office:value="1.277169" table:style-name="ce44">
            <text:p>1</text:p>
          </table:table-cell>
          <table:table-cell office:value-type="float" office:value="9.7293000000000004E-2" table:style-name="ce44">
            <text:p>-</text:p>
          </table:table-cell>
          <table:table-cell office:value-type="float" office:value="95.691760000000002" table:style-name="ce44">
            <text:p>9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40.573262" table:style-name="ce44">
            <text:p>41</text:p>
          </table:table-cell>
          <table:table-cell office:value-type="float" office:value="5.9366079999999997" table:style-name="ce44">
            <text:p>6</text:p>
          </table:table-cell>
          <table:table-cell office:value-type="float" office:value="95.699580999999995" table:style-name="ce44">
            <text:p>96</text:p>
          </table:table-cell>
          <table:table-cell office:value-type="float" office:value="82.391576000000001" table:style-name="ce44">
            <text:p>82</text:p>
          </table:table-cell>
          <table:table-cell office:value-type="float" office:value="0.77964900000000004" table:style-name="ce44">
            <text:p>1</text:p>
          </table:table-cell>
          <table:table-cell office:value-type="float" office:value="1.720672" table:style-name="ce44">
            <text:p>2</text:p>
          </table:table-cell>
          <table:table-cell office:value-type="float" office:value="3.2396669999999999" table:style-name="ce44">
            <text:p>3</text:p>
          </table:table-cell>
          <table:table-cell office:value-type="float" office:value="7.8214689999999996" table:style-name="ce44">
            <text:p>8</text:p>
          </table:table-cell>
          <table:table-cell office:value-type="float" office:value="0.64429400000000003" table:style-name="ce44">
            <text:p>1</text:p>
          </table:table-cell>
          <table:table-cell office:value-type="float" office:value="2.3508879999999999" table:style-name="ce44">
            <text:p>2</text:p>
          </table:table-cell>
          <table:table-cell office:value-type="float" office:value="5.254721" table:style-name="ce44">
            <text:p>5</text:p>
          </table:table-cell>
          <table:table-cell office:value-type="float" office:value="4.2929469999999998" table:style-name="ce44">
            <text:p>4</text:p>
          </table:table-cell>
          <table:table-cell office:value-type="float" office:value="0.94383799999999995" table:style-name="ce44">
            <text:p>1</text:p>
          </table:table-cell>
          <table:table-cell office:value-type="float" office:value="251.64917199999999" table:style-name="ce44">
            <text:p>25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57.463076999999998" table:style-name="ce44">
            <text:p>57</text:p>
          </table:table-cell>
          <table:table-cell office:value-type="float" office:value="0" table:style-name="ce44">
            <text:p>0</text:p>
          </table:table-cell>
          <table:table-cell office:value-type="float" office:value="0.39209300000000002" table:style-name="ce44">
            <text:p>-</text:p>
          </table:table-cell>
          <table:table-cell office:value-type="float" office:value="3.6028999999999999E-2" table:style-name="ce44">
            <text:p>-</text:p>
          </table:table-cell>
          <table:table-cell office:value-type="float" office:value="7.7689999999999999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5.058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7.9249999999999998E-3" table:style-name="ce44">
            <text:p>-</text:p>
          </table:table-cell>
          <table:table-cell office:value-type="float" office:value="3.5980000000000001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57.915548999999999" table:style-name="ce44">
            <text:p>5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54.761461" table:style-name="ce44">
            <text:p>255</text:p>
          </table:table-cell>
          <table:table-cell office:value-type="float" office:value="16.611229999999999" table:style-name="ce44">
            <text:p>17</text:p>
          </table:table-cell>
          <table:table-cell office:value-type="float" office:value="390.25126799999998" table:style-name="ce44">
            <text:p>390</text:p>
          </table:table-cell>
          <table:table-cell office:value-type="float" office:value="204.01646899999997" table:style-name="ce44">
            <text:p>204</text:p>
          </table:table-cell>
          <table:table-cell office:value-type="float" office:value="3.2309069999999993" table:style-name="ce44">
            <text:p>3</text:p>
          </table:table-cell>
          <table:table-cell office:value-type="float" office:value="6.1478799999999998" table:style-name="ce44">
            <text:p>6</text:p>
          </table:table-cell>
          <table:table-cell office:value-type="float" office:value="17.488016999999999" table:style-name="ce44">
            <text:p>17</text:p>
          </table:table-cell>
          <table:table-cell office:value-type="float" office:value="37.360185999999999" table:style-name="ce44">
            <text:p>37</text:p>
          </table:table-cell>
          <table:table-cell office:value-type="float" office:value="0.76786599999999994" table:style-name="ce44">
            <text:p>1</text:p>
          </table:table-cell>
          <table:table-cell office:value-type="float" office:value="10.013905000000001" table:style-name="ce44">
            <text:p>10</text:p>
          </table:table-cell>
          <table:table-cell office:value-type="float" office:value="20.928214000000004" table:style-name="ce44">
            <text:p>21</text:p>
          </table:table-cell>
          <table:table-cell office:value-type="float" office:value="9.0819539999999979" table:style-name="ce44">
            <text:p>9</text:p>
          </table:table-cell>
          <table:table-cell office:value-type="float" office:value="3.870298" table:style-name="ce44">
            <text:p>4</text:p>
          </table:table-cell>
          <table:table-cell office:value-type="float" office:value="974.52965500000016" table:style-name="ce44">
            <text:p>97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69.191999999999993" table:style-name="ce49">
            <text:p>69</text:p>
          </table:table-cell>
          <table:table-cell office:value-type="float" office:value="4.109" table:style-name="ce49">
            <text:p>4</text:p>
          </table:table-cell>
          <table:table-cell office:value-type="float" office:value="102.425" table:style-name="ce49">
            <text:p>102</text:p>
          </table:table-cell>
          <table:table-cell office:value-type="float" office:value="53.670999999999999" table:style-name="ce49">
            <text:p>54</text:p>
          </table:table-cell>
          <table:table-cell office:value-type="float" office:value="0.76100000000000001" table:style-name="ce49">
            <text:p>1</text:p>
          </table:table-cell>
          <table:table-cell office:value-type="float" office:value="1.657" table:style-name="ce49">
            <text:p>2</text:p>
          </table:table-cell>
          <table:table-cell office:value-type="float" office:value="4.2889999999999997" table:style-name="ce49">
            <text:p>4</text:p>
          </table:table-cell>
          <table:table-cell office:value-type="float" office:value="9.2910000000000004" table:style-name="ce49">
            <text:p>9</text:p>
          </table:table-cell>
          <table:table-cell office:value-type="float" office:value="0.20899999999999999" table:style-name="ce49">
            <text:p>-</text:p>
          </table:table-cell>
          <table:table-cell office:value-type="float" office:value="2.34" table:style-name="ce49">
            <text:p>2</text:p>
          </table:table-cell>
          <table:table-cell office:value-type="float" office:value="5.2809999999999997" table:style-name="ce49">
            <text:p>5</text:p>
          </table:table-cell>
          <table:table-cell office:value-type="float" office:value="2.2999999999999998" table:style-name="ce49">
            <text:p>2</text:p>
          </table:table-cell>
          <table:table-cell office:value-type="float" office:value="0.93200000000000005" table:style-name="ce49">
            <text:p>1</text:p>
          </table:table-cell>
          <table:table-cell office:value-type="float" office:value="256.45699999999999" table:style-name="ce49">
            <text:p>25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18" table:style-name="ce30">
            <text:p>2018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5" table:style-name="ce15"/>
          <table:table-cell table:number-columns-repeated="2" table:style-name="ce23"/>
          <table:table-cell table:style-name="ce24"/>
          <table:table-cell table:number-columns-repeated="16346" table:style-name="ce23"/>
        </table:table-row>
        <table:table-row table:style-name="ro17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8.588795999999999" table:style-name="ce44">
            <text:p>19</text:p>
          </table:table-cell>
          <table:table-cell office:value-type="float" office:value="5.7265879999999996" table:style-name="ce44">
            <text:p>6</text:p>
          </table:table-cell>
          <table:table-cell office:value-type="float" office:value="78.399007999999995" table:style-name="ce44">
            <text:p>78</text:p>
          </table:table-cell>
          <table:table-cell office:value-type="float" office:value="11.616531" table:style-name="ce44">
            <text:p>12</text:p>
          </table:table-cell>
          <table:table-cell office:value-type="float" office:value="1.2161660000000001" table:style-name="ce44">
            <text:p>1</text:p>
          </table:table-cell>
          <table:table-cell office:value-type="float" office:value="0.47504800000000003" table:style-name="ce44">
            <text:p>-</text:p>
          </table:table-cell>
          <table:table-cell office:value-type="float" office:value="3.4515639999999999" table:style-name="ce44">
            <text:p>3</text:p>
          </table:table-cell>
          <table:table-cell office:value-type="float" office:value="5.8908810000000003" table:style-name="ce44">
            <text:p>6</text:p>
          </table:table-cell>
          <table:table-cell office:value-type="float" office:value="1.9605000000000001E-2" table:style-name="ce44">
            <text:p>-</text:p>
          </table:table-cell>
          <table:table-cell office:value-type="float" office:value="5.6999449999999996" table:style-name="ce44">
            <text:p>6</text:p>
          </table:table-cell>
          <table:table-cell office:value-type="float" office:value="10.368091" table:style-name="ce44">
            <text:p>10</text:p>
          </table:table-cell>
          <table:table-cell office:value-type="float" office:value="1.3830659999999999" table:style-name="ce44">
            <text:p>1</text:p>
          </table:table-cell>
          <table:table-cell office:value-type="float" office:value="1.6128469999999999" table:style-name="ce44">
            <text:p>2</text:p>
          </table:table-cell>
          <table:table-cell office:value-type="float" office:value="144.44813599999998" table:style-name="ce44">
            <text:p>144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2.7042929999999998" table:style-name="ce44">
            <text:p>3</text:p>
          </table:table-cell>
          <table:table-cell office:value-type="float" office:value="0.41420000000000001" table:style-name="ce44">
            <text:p>-</text:p>
          </table:table-cell>
          <table:table-cell office:value-type="float" office:value="20.237045999999999" table:style-name="ce44">
            <text:p>20</text:p>
          </table:table-cell>
          <table:table-cell office:value-type="float" office:value="1.929076" table:style-name="ce44">
            <text:p>2</text:p>
          </table:table-cell>
          <table:table-cell office:value-type="float" office:value="2.1742000000000001E-2" table:style-name="ce44">
            <text:p>-</text:p>
          </table:table-cell>
          <table:table-cell office:value-type="float" office:value="0.19802800000000001" table:style-name="ce44">
            <text:p>-</text:p>
          </table:table-cell>
          <table:table-cell office:value-type="float" office:value="0.547157" table:style-name="ce44">
            <text:p>1</text:p>
          </table:table-cell>
          <table:table-cell office:value-type="float" office:value="0.41122799999999998" table:style-name="ce44">
            <text:p>-</text:p>
          </table:table-cell>
          <table:table-cell office:value-type="float" office:value="5.1619999999999999E-3" table:style-name="ce44">
            <text:p>-</text:p>
          </table:table-cell>
          <table:table-cell office:value-type="float" office:value="0.85822399999999999" table:style-name="ce44">
            <text:p>1</text:p>
          </table:table-cell>
          <table:table-cell office:value-type="float" office:value="1.868333" table:style-name="ce44">
            <text:p>2</text:p>
          </table:table-cell>
          <table:table-cell office:value-type="float" office:value="0.27800999999999998" table:style-name="ce44">
            <text:p>-</text:p>
          </table:table-cell>
          <table:table-cell office:value-type="float" office:value="7.7688999999999994E-2" table:style-name="ce44">
            <text:p>-</text:p>
          </table:table-cell>
          <table:table-cell office:value-type="float" office:value="29.550187999999999" table:style-name="ce44">
            <text:p>3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53.116374" table:style-name="ce44">
            <text:p>53</text:p>
          </table:table-cell>
          <table:table-cell office:value-type="float" office:value="2.0978530000000002" table:style-name="ce44">
            <text:p>2</text:p>
          </table:table-cell>
          <table:table-cell office:value-type="float" office:value="27.157536" table:style-name="ce44">
            <text:p>27</text:p>
          </table:table-cell>
          <table:table-cell office:value-type="float" office:value="29.163934999999999" table:style-name="ce44">
            <text:p>29</text:p>
          </table:table-cell>
          <table:table-cell office:value-type="float" office:value="0" table:style-name="ce44">
            <text:p>0</text:p>
          </table:table-cell>
          <table:table-cell office:value-type="float" office:value="2.7352639999999999" table:style-name="ce44">
            <text:p>3</text:p>
          </table:table-cell>
          <table:table-cell office:value-type="float" office:value="2.0854439999999999" table:style-name="ce44">
            <text:p>2</text:p>
          </table:table-cell>
          <table:table-cell office:value-type="float" office:value="6.7088539999999997" table:style-name="ce44">
            <text:p>7</text:p>
          </table:table-cell>
          <table:table-cell office:value-type="float" office:value="0" table:style-name="ce44">
            <text:p>0</text:p>
          </table:table-cell>
          <table:table-cell office:value-type="float" office:value="0.44480599999999998" table:style-name="ce44">
            <text:p>-</text:p>
          </table:table-cell>
          <table:table-cell office:value-type="float" office:value="1.516283" table:style-name="ce44">
            <text:p>2</text:p>
          </table:table-cell>
          <table:table-cell office:value-type="float" office:value="0.81041200000000002" table:style-name="ce44">
            <text:p>1</text:p>
          </table:table-cell>
          <table:table-cell office:value-type="float" office:value="0.189998" table:style-name="ce44">
            <text:p>-</text:p>
          </table:table-cell>
          <table:table-cell office:value-type="float" office:value="126.026759" table:style-name="ce44">
            <text:p>12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50.492741000000002" table:style-name="ce44">
            <text:p>50</text:p>
          </table:table-cell>
          <table:table-cell office:value-type="float" office:value="1.41143" table:style-name="ce44">
            <text:p>1</text:p>
          </table:table-cell>
          <table:table-cell office:value-type="float" office:value="83.801963000000001" table:style-name="ce44">
            <text:p>84</text:p>
          </table:table-cell>
          <table:table-cell office:value-type="float" office:value="35.546028" table:style-name="ce44">
            <text:p>36</text:p>
          </table:table-cell>
          <table:table-cell office:value-type="float" office:value="0.119766" table:style-name="ce44">
            <text:p>-</text:p>
          </table:table-cell>
          <table:table-cell office:value-type="float" office:value="0.91396200000000005" table:style-name="ce44">
            <text:p>1</text:p>
          </table:table-cell>
          <table:table-cell office:value-type="float" office:value="3.5435910000000002" table:style-name="ce44">
            <text:p>4</text:p>
          </table:table-cell>
          <table:table-cell office:value-type="float" office:value="8.3311379999999993" table:style-name="ce44">
            <text:p>8</text:p>
          </table:table-cell>
          <table:table-cell office:value-type="float" office:value="2.3775999999999999E-2" table:style-name="ce44">
            <text:p>-</text:p>
          </table:table-cell>
          <table:table-cell office:value-type="float" office:value="0.57124600000000003" table:style-name="ce44">
            <text:p>1</text:p>
          </table:table-cell>
          <table:table-cell office:value-type="float" office:value="1.2025570000000001" table:style-name="ce44">
            <text:p>1</text:p>
          </table:table-cell>
          <table:table-cell office:value-type="float" office:value="1.280246" table:style-name="ce44">
            <text:p>1</text:p>
          </table:table-cell>
          <table:table-cell office:value-type="float" office:value="0.55576000000000003" table:style-name="ce44">
            <text:p>1</text:p>
          </table:table-cell>
          <table:table-cell office:value-type="float" office:value="187.79420400000001" table:style-name="ce44">
            <text:p>18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1.298216999999999" table:style-name="ce44">
            <text:p>11</text:p>
          </table:table-cell>
          <table:table-cell office:value-type="float" office:value="0.345584" table:style-name="ce44">
            <text:p>-</text:p>
          </table:table-cell>
          <table:table-cell office:value-type="float" office:value="48.990796000000003" table:style-name="ce44">
            <text:p>49</text:p>
          </table:table-cell>
          <table:table-cell office:value-type="float" office:value="25.167196000000001" table:style-name="ce44">
            <text:p>25</text:p>
          </table:table-cell>
          <table:table-cell office:value-type="float" office:value="0" table:style-name="ce44">
            <text:p>0</text:p>
          </table:table-cell>
          <table:table-cell office:value-type="float" office:value="0.37384400000000001" table:style-name="ce44">
            <text:p>-</text:p>
          </table:table-cell>
          <table:table-cell office:value-type="float" office:value="0.73168100000000003" table:style-name="ce44">
            <text:p>1</text:p>
          </table:table-cell>
          <table:table-cell office:value-type="float" office:value="1.151877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.11257" table:style-name="ce44">
            <text:p>-</text:p>
          </table:table-cell>
          <table:table-cell office:value-type="float" office:value="0.328065" table:style-name="ce44">
            <text:p>-</text:p>
          </table:table-cell>
          <table:table-cell office:value-type="float" office:value="0.36425000000000002" table:style-name="ce44">
            <text:p>-</text:p>
          </table:table-cell>
          <table:table-cell office:value-type="float" office:value="0.10328900000000001" table:style-name="ce44">
            <text:p>-</text:p>
          </table:table-cell>
          <table:table-cell office:value-type="float" office:value="88.967368999999991" table:style-name="ce44">
            <text:p>89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21.039376000000001" table:style-name="ce44">
            <text:p>21</text:p>
          </table:table-cell>
          <table:table-cell office:value-type="float" office:value="1.0408710000000001" table:style-name="ce44">
            <text:p>1</text:p>
          </table:table-cell>
          <table:table-cell office:value-type="float" office:value="39.307980999999998" table:style-name="ce44">
            <text:p>39</text:p>
          </table:table-cell>
          <table:table-cell office:value-type="float" office:value="21.899061" table:style-name="ce44">
            <text:p>22</text:p>
          </table:table-cell>
          <table:table-cell office:value-type="float" office:value="0.105114" table:style-name="ce44">
            <text:p>-</text:p>
          </table:table-cell>
          <table:table-cell office:value-type="float" office:value="0.56420700000000001" table:style-name="ce44">
            <text:p>1</text:p>
          </table:table-cell>
          <table:table-cell office:value-type="float" office:value="1.651743" table:style-name="ce44">
            <text:p>2</text:p>
          </table:table-cell>
          <table:table-cell office:value-type="float" office:value="3.1833559999999999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.58068299999999995" table:style-name="ce44">
            <text:p>1</text:p>
          </table:table-cell>
          <table:table-cell office:value-type="float" office:value="1.1628780000000001" table:style-name="ce44">
            <text:p>1</text:p>
          </table:table-cell>
          <table:table-cell office:value-type="float" office:value="1.439846" table:style-name="ce44">
            <text:p>1</text:p>
          </table:table-cell>
          <table:table-cell office:value-type="float" office:value="0.161686" table:style-name="ce44">
            <text:p>-</text:p>
          </table:table-cell>
          <table:table-cell office:value-type="float" office:value="92.136801999999989" table:style-name="ce44">
            <text:p>9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43.554315000000003" table:style-name="ce44">
            <text:p>44</text:p>
          </table:table-cell>
          <table:table-cell office:value-type="float" office:value="6.0143490000000002" table:style-name="ce44">
            <text:p>6</text:p>
          </table:table-cell>
          <table:table-cell office:value-type="float" office:value="96.752131000000006" table:style-name="ce44">
            <text:p>97</text:p>
          </table:table-cell>
          <table:table-cell office:value-type="float" office:value="82.089477000000002" table:style-name="ce44">
            <text:p>82</text:p>
          </table:table-cell>
          <table:table-cell office:value-type="float" office:value="0.42786099999999999" table:style-name="ce44">
            <text:p>-</text:p>
          </table:table-cell>
          <table:table-cell office:value-type="float" office:value="2.1939989999999998" table:style-name="ce44">
            <text:p>2</text:p>
          </table:table-cell>
          <table:table-cell office:value-type="float" office:value="3.143364" table:style-name="ce44">
            <text:p>3</text:p>
          </table:table-cell>
          <table:table-cell office:value-type="float" office:value="6.983371" table:style-name="ce44">
            <text:p>7</text:p>
          </table:table-cell>
          <table:table-cell office:value-type="float" office:value="0.35189300000000001" table:style-name="ce44">
            <text:p>-</text:p>
          </table:table-cell>
          <table:table-cell office:value-type="float" office:value="2.5141390000000001" table:style-name="ce44">
            <text:p>3</text:p>
          </table:table-cell>
          <table:table-cell office:value-type="float" office:value="5.6704340000000002" table:style-name="ce44">
            <text:p>6</text:p>
          </table:table-cell>
          <table:table-cell office:value-type="float" office:value="4.8747769999999999" table:style-name="ce44">
            <text:p>5</text:p>
          </table:table-cell>
          <table:table-cell office:value-type="float" office:value="0.74096200000000001" table:style-name="ce44">
            <text:p>1</text:p>
          </table:table-cell>
          <table:table-cell office:value-type="float" office:value="255.31107200000002" table:style-name="ce44">
            <text:p>25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61.658991" table:style-name="ce44">
            <text:p>62</text:p>
          </table:table-cell>
          <table:table-cell office:value-type="float" office:value="0" table:style-name="ce44">
            <text:p>0</text:p>
          </table:table-cell>
          <table:table-cell office:value-type="float" office:value="0.316803" table:style-name="ce44">
            <text:p>-</text:p>
          </table:table-cell>
          <table:table-cell office:value-type="float" office:value="3.8792E-2" table:style-name="ce44">
            <text:p>-</text:p>
          </table:table-cell>
          <table:table-cell office:value-type="float" office:value="6.1000000000000004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4.1190000000000003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62.024805000000008" table:style-name="ce44">
            <text:p>62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62.453103" table:style-name="ce44">
            <text:p>262</text:p>
          </table:table-cell>
          <table:table-cell office:value-type="float" office:value="17.050874999999998" table:style-name="ce44">
            <text:p>17</text:p>
          </table:table-cell>
          <table:table-cell office:value-type="float" office:value="394.96326399999998" table:style-name="ce44">
            <text:p>395</text:p>
          </table:table-cell>
          <table:table-cell office:value-type="float" office:value="207.45009600000003" table:style-name="ce44">
            <text:p>207</text:p>
          </table:table-cell>
          <table:table-cell office:value-type="float" office:value="1.896749" table:style-name="ce44">
            <text:p>2</text:p>
          </table:table-cell>
          <table:table-cell office:value-type="float" office:value="7.4543519999999992" table:style-name="ce44">
            <text:p>7</text:p>
          </table:table-cell>
          <table:table-cell office:value-type="float" office:value="15.158663000000001" table:style-name="ce44">
            <text:p>15</text:p>
          </table:table-cell>
          <table:table-cell office:value-type="float" office:value="32.660705" table:style-name="ce44">
            <text:p>33</text:p>
          </table:table-cell>
          <table:table-cell office:value-type="float" office:value="0.40043600000000001" table:style-name="ce44">
            <text:p>-</text:p>
          </table:table-cell>
          <table:table-cell office:value-type="float" office:value="10.781613" table:style-name="ce44">
            <text:p>11</text:p>
          </table:table-cell>
          <table:table-cell office:value-type="float" office:value="22.116641000000001" table:style-name="ce44">
            <text:p>22</text:p>
          </table:table-cell>
          <table:table-cell office:value-type="float" office:value="10.430607" table:style-name="ce44">
            <text:p>10</text:p>
          </table:table-cell>
          <table:table-cell office:value-type="float" office:value="3.4422310000000005" table:style-name="ce44">
            <text:p>3</text:p>
          </table:table-cell>
          <table:table-cell office:value-type="float" office:value="986.25933499999985" table:style-name="ce44">
            <text:p>98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69.45" table:style-name="ce49">
            <text:p>69</text:p>
          </table:table-cell>
          <table:table-cell office:value-type="float" office:value="4.258" table:style-name="ce49">
            <text:p>4</text:p>
          </table:table-cell>
          <table:table-cell office:value-type="float" office:value="103.747" table:style-name="ce49">
            <text:p>104</text:p>
          </table:table-cell>
          <table:table-cell office:value-type="float" office:value="54.085000000000001" table:style-name="ce49">
            <text:p>54</text:p>
          </table:table-cell>
          <table:table-cell office:value-type="float" office:value="0.45300000000000001" table:style-name="ce49">
            <text:p>-</text:p>
          </table:table-cell>
          <table:table-cell office:value-type="float" office:value="1.9490000000000001" table:style-name="ce49">
            <text:p>2</text:p>
          </table:table-cell>
          <table:table-cell office:value-type="float" office:value="3.4159999999999999" table:style-name="ce49">
            <text:p>3</text:p>
          </table:table-cell>
          <table:table-cell office:value-type="float" office:value="8.16" table:style-name="ce49">
            <text:p>8</text:p>
          </table:table-cell>
          <table:table-cell office:value-type="float" office:value="0.10199999999999999" table:style-name="ce49">
            <text:p>-</text:p>
          </table:table-cell>
          <table:table-cell office:value-type="float" office:value="2.16" table:style-name="ce49">
            <text:p>2</text:p>
          </table:table-cell>
          <table:table-cell office:value-type="float" office:value="5.22" table:style-name="ce49">
            <text:p>5</text:p>
          </table:table-cell>
          <table:table-cell office:value-type="float" office:value="2.5009999999999999" table:style-name="ce49">
            <text:p>3</text:p>
          </table:table-cell>
          <table:table-cell office:value-type="float" office:value="0.76100000000000001" table:style-name="ce49">
            <text:p>1</text:p>
          </table:table-cell>
          <table:table-cell office:value-type="float" office:value="256.262" table:style-name="ce49">
            <text:p>256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19" table:style-name="ce30">
            <text:p>2019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25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6.891117999999999" table:style-name="ce44">
            <text:p>17</text:p>
          </table:table-cell>
          <table:table-cell office:value-type="float" office:value="5.3968030000000002" table:style-name="ce44">
            <text:p>5</text:p>
          </table:table-cell>
          <table:table-cell office:value-type="float" office:value="75.382082999999994" table:style-name="ce44">
            <text:p>75</text:p>
          </table:table-cell>
          <table:table-cell office:value-type="float" office:value="9.8694240000000004" table:style-name="ce44">
            <text:p>10</text:p>
          </table:table-cell>
          <table:table-cell office:value-type="float" office:value="1.174506" table:style-name="ce44">
            <text:p>1</text:p>
          </table:table-cell>
          <table:table-cell office:value-type="float" office:value="0.50862600000000002" table:style-name="ce44">
            <text:p>1</text:p>
          </table:table-cell>
          <table:table-cell office:value-type="float" office:value="5.0329699999999997" table:style-name="ce44">
            <text:p>5</text:p>
          </table:table-cell>
          <table:table-cell office:value-type="float" office:value="6.4030529999999999" table:style-name="ce44">
            <text:p>6</text:p>
          </table:table-cell>
          <table:table-cell office:value-type="float" office:value="6.7260000000000002E-3" table:style-name="ce44">
            <text:p>-</text:p>
          </table:table-cell>
          <table:table-cell office:value-type="float" office:value="7.2106490000000001" table:style-name="ce44">
            <text:p>7</text:p>
          </table:table-cell>
          <table:table-cell office:value-type="float" office:value="9.9824640000000002" table:style-name="ce44">
            <text:p>10</text:p>
          </table:table-cell>
          <table:table-cell office:value-type="float" office:value="1.1964570000000001" table:style-name="ce44">
            <text:p>1</text:p>
          </table:table-cell>
          <table:table-cell office:value-type="float" office:value="1.029504" table:style-name="ce44">
            <text:p>1</text:p>
          </table:table-cell>
          <table:table-cell office:value-type="float" office:value="140.084383" table:style-name="ce44">
            <text:p>14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2.2622499999999999" table:style-name="ce44">
            <text:p>2</text:p>
          </table:table-cell>
          <table:table-cell office:value-type="float" office:value="0.472858" table:style-name="ce44">
            <text:p>-</text:p>
          </table:table-cell>
          <table:table-cell office:value-type="float" office:value="18.123602999999999" table:style-name="ce44">
            <text:p>18</text:p>
          </table:table-cell>
          <table:table-cell office:value-type="float" office:value="2.066621" table:style-name="ce44">
            <text:p>2</text:p>
          </table:table-cell>
          <table:table-cell office:value-type="float" office:value="0.107043" table:style-name="ce44">
            <text:p>-</text:p>
          </table:table-cell>
          <table:table-cell office:value-type="float" office:value="0.28598800000000002" table:style-name="ce44">
            <text:p>-</text:p>
          </table:table-cell>
          <table:table-cell office:value-type="float" office:value="0.81244499999999997" table:style-name="ce44">
            <text:p>1</text:p>
          </table:table-cell>
          <table:table-cell office:value-type="float" office:value="0.48328599999999999" table:style-name="ce44">
            <text:p>-</text:p>
          </table:table-cell>
          <table:table-cell office:value-type="float" office:value="5.8292999999999998E-2" table:style-name="ce44">
            <text:p>-</text:p>
          </table:table-cell>
          <table:table-cell office:value-type="float" office:value="0.77433099999999999" table:style-name="ce44">
            <text:p>1</text:p>
          </table:table-cell>
          <table:table-cell office:value-type="float" office:value="2.086643" table:style-name="ce44">
            <text:p>2</text:p>
          </table:table-cell>
          <table:table-cell office:value-type="float" office:value="0.31946200000000002" table:style-name="ce44">
            <text:p>-</text:p>
          </table:table-cell>
          <table:table-cell office:value-type="float" office:value="0.11038000000000001" table:style-name="ce44">
            <text:p>-</text:p>
          </table:table-cell>
          <table:table-cell office:value-type="float" office:value="27.963202999999993" table:style-name="ce44">
            <text:p>2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51.517501000000003" table:style-name="ce44">
            <text:p>52</text:p>
          </table:table-cell>
          <table:table-cell office:value-type="float" office:value="1.6301570000000001" table:style-name="ce44">
            <text:p>2</text:p>
          </table:table-cell>
          <table:table-cell office:value-type="float" office:value="27.490970999999998" table:style-name="ce44">
            <text:p>27</text:p>
          </table:table-cell>
          <table:table-cell office:value-type="float" office:value="28.876487999999998" table:style-name="ce44">
            <text:p>29</text:p>
          </table:table-cell>
          <table:table-cell office:value-type="float" office:value="0" table:style-name="ce44">
            <text:p>0</text:p>
          </table:table-cell>
          <table:table-cell office:value-type="float" office:value="2.2359200000000001" table:style-name="ce44">
            <text:p>2</text:p>
          </table:table-cell>
          <table:table-cell office:value-type="float" office:value="3.2298119999999999" table:style-name="ce44">
            <text:p>3</text:p>
          </table:table-cell>
          <table:table-cell office:value-type="float" office:value="7.1927130000000004" table:style-name="ce44">
            <text:p>7</text:p>
          </table:table-cell>
          <table:table-cell office:value-type="float" office:value="4.0150000000000003E-3" table:style-name="ce44">
            <text:p>-</text:p>
          </table:table-cell>
          <table:table-cell office:value-type="float" office:value="0.54820000000000002" table:style-name="ce44">
            <text:p>1</text:p>
          </table:table-cell>
          <table:table-cell office:value-type="float" office:value="1.470296" table:style-name="ce44">
            <text:p>1</text:p>
          </table:table-cell>
          <table:table-cell office:value-type="float" office:value="0.83043400000000001" table:style-name="ce44">
            <text:p>1</text:p>
          </table:table-cell>
          <table:table-cell office:value-type="float" office:value="0.208977" table:style-name="ce44">
            <text:p>-</text:p>
          </table:table-cell>
          <table:table-cell office:value-type="float" office:value="125.23548399999999" table:style-name="ce44">
            <text:p>125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46.034823000000003" table:style-name="ce44">
            <text:p>46</text:p>
          </table:table-cell>
          <table:table-cell office:value-type="float" office:value="2.0177659999999999" table:style-name="ce44">
            <text:p>2</text:p>
          </table:table-cell>
          <table:table-cell office:value-type="float" office:value="83.234314999999995" table:style-name="ce44">
            <text:p>83</text:p>
          </table:table-cell>
          <table:table-cell office:value-type="float" office:value="34.339821000000001" table:style-name="ce44">
            <text:p>34</text:p>
          </table:table-cell>
          <table:table-cell office:value-type="float" office:value="0.250637" table:style-name="ce44">
            <text:p>-</text:p>
          </table:table-cell>
          <table:table-cell office:value-type="float" office:value="0.95317099999999999" table:style-name="ce44">
            <text:p>1</text:p>
          </table:table-cell>
          <table:table-cell office:value-type="float" office:value="2.9288599999999998" table:style-name="ce44">
            <text:p>3</text:p>
          </table:table-cell>
          <table:table-cell office:value-type="float" office:value="7.4315660000000001" table:style-name="ce44">
            <text:p>7</text:p>
          </table:table-cell>
          <table:table-cell office:value-type="float" office:value="0" table:style-name="ce44">
            <text:p>0</text:p>
          </table:table-cell>
          <table:table-cell office:value-type="float" office:value="0.42280299999999998" table:style-name="ce44">
            <text:p>-</text:p>
          </table:table-cell>
          <table:table-cell office:value-type="float" office:value="1.05985" table:style-name="ce44">
            <text:p>1</text:p>
          </table:table-cell>
          <table:table-cell office:value-type="float" office:value="1.4839039999999999" table:style-name="ce44">
            <text:p>1</text:p>
          </table:table-cell>
          <table:table-cell office:value-type="float" office:value="0.44318999999999997" table:style-name="ce44">
            <text:p>-</text:p>
          </table:table-cell>
          <table:table-cell office:value-type="float" office:value="180.60070599999997" table:style-name="ce44">
            <text:p>18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12.434139" table:style-name="ce44">
            <text:p>12</text:p>
          </table:table-cell>
          <table:table-cell office:value-type="float" office:value="0.16689999999999999" table:style-name="ce44">
            <text:p>-</text:p>
          </table:table-cell>
          <table:table-cell office:value-type="float" office:value="44.923824000000003" table:style-name="ce44">
            <text:p>45</text:p>
          </table:table-cell>
          <table:table-cell office:value-type="float" office:value="23.459558999999999" table:style-name="ce44">
            <text:p>23</text:p>
          </table:table-cell>
          <table:table-cell office:value-type="float" office:value="0" table:style-name="ce44">
            <text:p>0</text:p>
          </table:table-cell>
          <table:table-cell office:value-type="float" office:value="0.29688500000000001" table:style-name="ce44">
            <text:p>-</text:p>
          </table:table-cell>
          <table:table-cell office:value-type="float" office:value="0.50205599999999995" table:style-name="ce44">
            <text:p>1</text:p>
          </table:table-cell>
          <table:table-cell office:value-type="float" office:value="0.81270600000000004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7.0075999999999999E-2" table:style-name="ce44">
            <text:p>-</text:p>
          </table:table-cell>
          <table:table-cell office:value-type="float" office:value="0.196881" table:style-name="ce44">
            <text:p>-</text:p>
          </table:table-cell>
          <table:table-cell office:value-type="float" office:value="0.38395899999999999" table:style-name="ce44">
            <text:p>-</text:p>
          </table:table-cell>
          <table:table-cell office:value-type="float" office:value="0.10886800000000001" table:style-name="ce44">
            <text:p>-</text:p>
          </table:table-cell>
          <table:table-cell office:value-type="float" office:value="83.355852999999996" table:style-name="ce44">
            <text:p>8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19.974416999999999" table:style-name="ce44">
            <text:p>20</text:p>
          </table:table-cell>
          <table:table-cell office:value-type="float" office:value="1.034249" table:style-name="ce44">
            <text:p>1</text:p>
          </table:table-cell>
          <table:table-cell office:value-type="float" office:value="37.927104999999997" table:style-name="ce44">
            <text:p>38</text:p>
          </table:table-cell>
          <table:table-cell office:value-type="float" office:value="20.39649" table:style-name="ce44">
            <text:p>20</text:p>
          </table:table-cell>
          <table:table-cell office:value-type="float" office:value="0.110902" table:style-name="ce44">
            <text:p>-</text:p>
          </table:table-cell>
          <table:table-cell office:value-type="float" office:value="0.796543" table:style-name="ce44">
            <text:p>1</text:p>
          </table:table-cell>
          <table:table-cell office:value-type="float" office:value="1.921098" table:style-name="ce44">
            <text:p>2</text:p>
          </table:table-cell>
          <table:table-cell office:value-type="float" office:value="2.882403" table:style-name="ce44">
            <text:p>3</text:p>
          </table:table-cell>
          <table:table-cell office:value-type="float" office:value="1.5121000000000001E-2" table:style-name="ce44">
            <text:p>-</text:p>
          </table:table-cell>
          <table:table-cell office:value-type="float" office:value="0.50096099999999999" table:style-name="ce44">
            <text:p>1</text:p>
          </table:table-cell>
          <table:table-cell office:value-type="float" office:value="0.86338599999999999" table:style-name="ce44">
            <text:p>1</text:p>
          </table:table-cell>
          <table:table-cell office:value-type="float" office:value="1.1739839999999999" table:style-name="ce44">
            <text:p>1</text:p>
          </table:table-cell>
          <table:table-cell office:value-type="float" office:value="0.15881799999999999" table:style-name="ce44">
            <text:p>-</text:p>
          </table:table-cell>
          <table:table-cell office:value-type="float" office:value="87.755476999999999" table:style-name="ce44">
            <text:p>88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40.121209" table:style-name="ce44">
            <text:p>40</text:p>
          </table:table-cell>
          <table:table-cell office:value-type="float" office:value="5.462186" table:style-name="ce44">
            <text:p>5</text:p>
          </table:table-cell>
          <table:table-cell office:value-type="float" office:value="92.524254999999997" table:style-name="ce44">
            <text:p>93</text:p>
          </table:table-cell>
          <table:table-cell office:value-type="float" office:value="81.112111999999996" table:style-name="ce44">
            <text:p>81</text:p>
          </table:table-cell>
          <table:table-cell office:value-type="float" office:value="0.50607100000000005" table:style-name="ce44">
            <text:p>1</text:p>
          </table:table-cell>
          <table:table-cell office:value-type="float" office:value="2.0664120000000001" table:style-name="ce44">
            <text:p>2</text:p>
          </table:table-cell>
          <table:table-cell office:value-type="float" office:value="3.7805149999999998" table:style-name="ce44">
            <text:p>4</text:p>
          </table:table-cell>
          <table:table-cell office:value-type="float" office:value="6.4116039999999996" table:style-name="ce44">
            <text:p>6</text:p>
          </table:table-cell>
          <table:table-cell office:value-type="float" office:value="0.38354199999999999" table:style-name="ce44">
            <text:p>-</text:p>
          </table:table-cell>
          <table:table-cell office:value-type="float" office:value="2.4036019999999998" table:style-name="ce44">
            <text:p>2</text:p>
          </table:table-cell>
          <table:table-cell office:value-type="float" office:value="5.5732970000000002" table:style-name="ce44">
            <text:p>6</text:p>
          </table:table-cell>
          <table:table-cell office:value-type="float" office:value="5.5225119999999999" table:style-name="ce44">
            <text:p>6</text:p>
          </table:table-cell>
          <table:table-cell office:value-type="float" office:value="0.65138499999999999" table:style-name="ce44">
            <text:p>1</text:p>
          </table:table-cell>
          <table:table-cell office:value-type="float" office:value="246.51870199999999" table:style-name="ce44">
            <text:p>247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60.645285000000001" table:style-name="ce44">
            <text:p>61</text:p>
          </table:table-cell>
          <table:table-cell office:value-type="float" office:value="0" table:style-name="ce44">
            <text:p>0</text:p>
          </table:table-cell>
          <table:table-cell office:value-type="float" office:value="0.35178900000000002" table:style-name="ce44">
            <text:p>-</text:p>
          </table:table-cell>
          <table:table-cell office:value-type="float" office:value="2.4088999999999999E-2" table:style-name="ce44">
            <text:p>-</text:p>
          </table:table-cell>
          <table:table-cell office:value-type="float" office:value="1.2201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.1190000000000003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61.037482999999995" table:style-name="ce44">
            <text:p>61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49.880742" table:style-name="ce44">
            <text:p>250</text:p>
          </table:table-cell>
          <table:table-cell office:value-type="float" office:value="16.180918999999999" table:style-name="ce44">
            <text:p>16</text:p>
          </table:table-cell>
          <table:table-cell office:value-type="float" office:value="379.95794500000005" table:style-name="ce44">
            <text:p>380</text:p>
          </table:table-cell>
          <table:table-cell office:value-type="float" office:value="200.14460399999999" table:style-name="ce44">
            <text:p>200</text:p>
          </table:table-cell>
          <table:table-cell office:value-type="float" office:value="2.1613599999999997" table:style-name="ce44">
            <text:p>2</text:p>
          </table:table-cell>
          <table:table-cell office:value-type="float" office:value="7.1435449999999996" table:style-name="ce44">
            <text:p>7</text:p>
          </table:table-cell>
          <table:table-cell office:value-type="float" office:value="18.207756" table:style-name="ce44">
            <text:p>18</text:p>
          </table:table-cell>
          <table:table-cell office:value-type="float" office:value="31.621449999999999" table:style-name="ce44">
            <text:p>32</text:p>
          </table:table-cell>
          <table:table-cell office:value-type="float" office:value="0.46769699999999997" table:style-name="ce44">
            <text:p>-</text:p>
          </table:table-cell>
          <table:table-cell office:value-type="float" office:value="11.930622" table:style-name="ce44">
            <text:p>12</text:p>
          </table:table-cell>
          <table:table-cell office:value-type="float" office:value="21.232816999999997" table:style-name="ce44">
            <text:p>21</text:p>
          </table:table-cell>
          <table:table-cell office:value-type="float" office:value="10.910712" table:style-name="ce44">
            <text:p>11</text:p>
          </table:table-cell>
          <table:table-cell office:value-type="float" office:value="2.711122" table:style-name="ce44">
            <text:p>3</text:p>
          </table:table-cell>
          <table:table-cell office:value-type="float" office:value="952.55129100000011" table:style-name="ce44">
            <text:p>953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66.063000000000002" table:style-name="ce49">
            <text:p>66</text:p>
          </table:table-cell>
          <table:table-cell office:value-type="float" office:value="3.8519999999999999" table:style-name="ce49">
            <text:p>4</text:p>
          </table:table-cell>
          <table:table-cell office:value-type="float" office:value="100.65" table:style-name="ce49">
            <text:p>101</text:p>
          </table:table-cell>
          <table:table-cell office:value-type="float" office:value="52.978000000000002" table:style-name="ce49">
            <text:p>53</text:p>
          </table:table-cell>
          <table:table-cell office:value-type="float" office:value="0.53" table:style-name="ce49">
            <text:p>1</text:p>
          </table:table-cell>
          <table:table-cell office:value-type="float" office:value="1.9370000000000001" table:style-name="ce49">
            <text:p>2</text:p>
          </table:table-cell>
          <table:table-cell office:value-type="float" office:value="4.3620000000000001" table:style-name="ce49">
            <text:p>4</text:p>
          </table:table-cell>
          <table:table-cell office:value-type="float" office:value="8.1270000000000007" table:style-name="ce49">
            <text:p>8</text:p>
          </table:table-cell>
          <table:table-cell office:value-type="float" office:value="0.115" table:style-name="ce49">
            <text:p>-</text:p>
          </table:table-cell>
          <table:table-cell office:value-type="float" office:value="2.4929999999999999" table:style-name="ce49">
            <text:p>2</text:p>
          </table:table-cell>
          <table:table-cell office:value-type="float" office:value="5.3419999999999996" table:style-name="ce49">
            <text:p>5</text:p>
          </table:table-cell>
          <table:table-cell office:value-type="float" office:value="2.7370000000000001" table:style-name="ce49">
            <text:p>3</text:p>
          </table:table-cell>
          <table:table-cell office:value-type="float" office:value="0.67" table:style-name="ce49">
            <text:p>1</text:p>
          </table:table-cell>
          <table:table-cell office:value-type="float" office:value="249.85599999999999" table:style-name="ce49">
            <text:p>250</text:p>
          </table:table-cell>
          <table:table-cell table:style-name="ce69"/>
          <table:table-cell table:number-columns-repeated="2" table:style-name="ce23"/>
          <table:table-cell table:number-columns-repeated="7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6" table:style-name="ce15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6" table:style-name="ce15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20" table:style-name="ce30">
            <text:p>2020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21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8.7930460000000004" table:style-name="ce44">
            <text:p>9</text:p>
          </table:table-cell>
          <table:table-cell office:value-type="float" office:value="4.0775040000000002" table:style-name="ce44">
            <text:p>4</text:p>
          </table:table-cell>
          <table:table-cell office:value-type="float" office:value="57.168537999999998" table:style-name="ce44">
            <text:p>57</text:p>
          </table:table-cell>
          <table:table-cell office:value-type="float" office:value="6.4055030000000004" table:style-name="ce44">
            <text:p>6</text:p>
          </table:table-cell>
          <table:table-cell office:value-type="float" office:value="0.94352499999999995" table:style-name="ce44">
            <text:p>1</text:p>
          </table:table-cell>
          <table:table-cell office:value-type="float" office:value="0.39881899999999998" table:style-name="ce44">
            <text:p>-</text:p>
          </table:table-cell>
          <table:table-cell office:value-type="float" office:value="2.2070859999999999" table:style-name="ce44">
            <text:p>2</text:p>
          </table:table-cell>
          <table:table-cell office:value-type="float" office:value="3.171468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2.5351509999999999" table:style-name="ce44">
            <text:p>3</text:p>
          </table:table-cell>
          <table:table-cell office:value-type="float" office:value="3.9651429999999999" table:style-name="ce44">
            <text:p>4</text:p>
          </table:table-cell>
          <table:table-cell office:value-type="float" office:value="0.98680199999999996" table:style-name="ce44">
            <text:p>1</text:p>
          </table:table-cell>
          <table:table-cell office:value-type="float" office:value="0.46524500000000002" table:style-name="ce44">
            <text:p>-</text:p>
          </table:table-cell>
          <table:table-cell office:value-type="float" office:value="91.117829999999998" table:style-name="ce44">
            <text:p>91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1.0370649999999999" table:style-name="ce44">
            <text:p>1</text:p>
          </table:table-cell>
          <table:table-cell office:value-type="float" office:value="0.170706" table:style-name="ce44">
            <text:p>-</text:p>
          </table:table-cell>
          <table:table-cell office:value-type="float" office:value="11.101023" table:style-name="ce44">
            <text:p>11</text:p>
          </table:table-cell>
          <table:table-cell office:value-type="float" office:value="0.725997" table:style-name="ce44">
            <text:p>1</text:p>
          </table:table-cell>
          <table:table-cell office:value-type="float" office:value="2.7843E-2" table:style-name="ce44">
            <text:p>-</text:p>
          </table:table-cell>
          <table:table-cell office:value-type="float" office:value="0.10647" table:style-name="ce44">
            <text:p>-</text:p>
          </table:table-cell>
          <table:table-cell office:value-type="float" office:value="0.125501" table:style-name="ce44">
            <text:p>-</text:p>
          </table:table-cell>
          <table:table-cell office:value-type="float" office:value="5.3964999999999999E-2" table:style-name="ce44">
            <text:p>-</text:p>
          </table:table-cell>
          <table:table-cell office:value-type="float" office:value="3.5460000000000001E-3" table:style-name="ce44">
            <text:p>-</text:p>
          </table:table-cell>
          <table:table-cell office:value-type="float" office:value="0.187808" table:style-name="ce44">
            <text:p>-</text:p>
          </table:table-cell>
          <table:table-cell office:value-type="float" office:value="0.41988300000000001" table:style-name="ce44">
            <text:p>-</text:p>
          </table:table-cell>
          <table:table-cell office:value-type="float" office:value="7.1067000000000005E-2" table:style-name="ce44">
            <text:p>-</text:p>
          </table:table-cell>
          <table:table-cell office:value-type="float" office:value="9.1870999999999994E-2" table:style-name="ce44">
            <text:p>-</text:p>
          </table:table-cell>
          <table:table-cell office:value-type="float" office:value="14.122744999999998" table:style-name="ce44">
            <text:p>14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38.603881999999999" table:style-name="ce44">
            <text:p>39</text:p>
          </table:table-cell>
          <table:table-cell office:value-type="float" office:value="1.2984420000000001" table:style-name="ce44">
            <text:p>1</text:p>
          </table:table-cell>
          <table:table-cell office:value-type="float" office:value="21.947289999999999" table:style-name="ce44">
            <text:p>22</text:p>
          </table:table-cell>
          <table:table-cell office:value-type="float" office:value="20.669651999999999" table:style-name="ce44">
            <text:p>21</text:p>
          </table:table-cell>
          <table:table-cell office:value-type="float" office:value="0" table:style-name="ce44">
            <text:p>0</text:p>
          </table:table-cell>
          <table:table-cell office:value-type="float" office:value="1.8902840000000001" table:style-name="ce44">
            <text:p>2</text:p>
          </table:table-cell>
          <table:table-cell office:value-type="float" office:value="0.44949899999999998" table:style-name="ce44">
            <text:p>-</text:p>
          </table:table-cell>
          <table:table-cell office:value-type="float" office:value="3.7542360000000001" table:style-name="ce44">
            <text:p>4</text:p>
          </table:table-cell>
          <table:table-cell office:value-type="float" office:value="0" table:style-name="ce44">
            <text:p>0</text:p>
          </table:table-cell>
          <table:table-cell office:value-type="float" office:value="0.10949399999999999" table:style-name="ce44">
            <text:p>-</text:p>
          </table:table-cell>
          <table:table-cell office:value-type="float" office:value="1.1058889999999999" table:style-name="ce44">
            <text:p>1</text:p>
          </table:table-cell>
          <table:table-cell office:value-type="float" office:value="0.43630799999999997" table:style-name="ce44">
            <text:p>-</text:p>
          </table:table-cell>
          <table:table-cell office:value-type="float" office:value="6.2619999999999995E-2" table:style-name="ce44">
            <text:p>-</text:p>
          </table:table-cell>
          <table:table-cell office:value-type="float" office:value="90.327596" table:style-name="ce44">
            <text:p>90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34.527942000000003" table:style-name="ce44">
            <text:p>35</text:p>
          </table:table-cell>
          <table:table-cell office:value-type="float" office:value="2.1894629999999999" table:style-name="ce44">
            <text:p>2</text:p>
          </table:table-cell>
          <table:table-cell office:value-type="float" office:value="71.149148999999994" table:style-name="ce44">
            <text:p>71</text:p>
          </table:table-cell>
          <table:table-cell office:value-type="float" office:value="23.755296999999999" table:style-name="ce44">
            <text:p>24</text:p>
          </table:table-cell>
          <table:table-cell office:value-type="float" office:value="0.18540999999999999" table:style-name="ce44">
            <text:p>-</text:p>
          </table:table-cell>
          <table:table-cell office:value-type="float" office:value="1.5772870000000001" table:style-name="ce44">
            <text:p>2</text:p>
          </table:table-cell>
          <table:table-cell office:value-type="float" office:value="1.2773779999999999" table:style-name="ce44">
            <text:p>1</text:p>
          </table:table-cell>
          <table:table-cell office:value-type="float" office:value="3.7961049999999998" table:style-name="ce44">
            <text:p>4</text:p>
          </table:table-cell>
          <table:table-cell office:value-type="float" office:value="0" table:style-name="ce44">
            <text:p>0</text:p>
          </table:table-cell>
          <table:table-cell office:value-type="float" office:value="0.30835600000000002" table:style-name="ce44">
            <text:p>-</text:p>
          </table:table-cell>
          <table:table-cell office:value-type="float" office:value="1.7210890000000001" table:style-name="ce44">
            <text:p>2</text:p>
          </table:table-cell>
          <table:table-cell office:value-type="float" office:value="0.53584299999999996" table:style-name="ce44">
            <text:p>1</text:p>
          </table:table-cell>
          <table:table-cell office:value-type="float" office:value="3.5090000000000003E-2" table:style-name="ce44">
            <text:p>-</text:p>
          </table:table-cell>
          <table:table-cell office:value-type="float" office:value="141.05840900000001" table:style-name="ce44">
            <text:p>141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6.8518220000000003" table:style-name="ce44">
            <text:p>7</text:p>
          </table:table-cell>
          <table:table-cell office:value-type="float" office:value="0.26961600000000002" table:style-name="ce44">
            <text:p>-</text:p>
          </table:table-cell>
          <table:table-cell office:value-type="float" office:value="33.731608000000001" table:style-name="ce44">
            <text:p>34</text:p>
          </table:table-cell>
          <table:table-cell office:value-type="float" office:value="14.20424" table:style-name="ce44">
            <text:p>14</text:p>
          </table:table-cell>
          <table:table-cell office:value-type="float" office:value="0" table:style-name="ce44">
            <text:p>0</text:p>
          </table:table-cell>
          <table:table-cell office:value-type="float" office:value="0.15016299999999999" table:style-name="ce44">
            <text:p>-</text:p>
          </table:table-cell>
          <table:table-cell office:value-type="float" office:value="0.16971600000000001" table:style-name="ce44">
            <text:p>-</text:p>
          </table:table-cell>
          <table:table-cell office:value-type="float" office:value="0.37154999999999999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5.2192000000000002E-2" table:style-name="ce44">
            <text:p>-</text:p>
          </table:table-cell>
          <table:table-cell office:value-type="float" office:value="2.7113000000000002E-2" table:style-name="ce44">
            <text:p>-</text:p>
          </table:table-cell>
          <table:table-cell office:value-type="float" office:value="3.6915000000000003E-2" table:style-name="ce44">
            <text:p>-</text:p>
          </table:table-cell>
          <table:table-cell office:value-type="float" office:value="5.6309999999999997E-3" table:style-name="ce44">
            <text:p>-</text:p>
          </table:table-cell>
          <table:table-cell office:value-type="float" office:value="55.870565999999997" table:style-name="ce44">
            <text:p>56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13.013517999999999" table:style-name="ce44">
            <text:p>13</text:p>
          </table:table-cell>
          <table:table-cell office:value-type="float" office:value="1.2389509999999999" table:style-name="ce44">
            <text:p>1</text:p>
          </table:table-cell>
          <table:table-cell office:value-type="float" office:value="27.601039" table:style-name="ce44">
            <text:p>28</text:p>
          </table:table-cell>
          <table:table-cell office:value-type="float" office:value="12.816115999999999" table:style-name="ce44">
            <text:p>13</text:p>
          </table:table-cell>
          <table:table-cell office:value-type="float" office:value="2.3827999999999998E-2" table:style-name="ce44">
            <text:p>-</text:p>
          </table:table-cell>
          <table:table-cell office:value-type="float" office:value="0.255851" table:style-name="ce44">
            <text:p>-</text:p>
          </table:table-cell>
          <table:table-cell office:value-type="float" office:value="0.86620200000000003" table:style-name="ce44">
            <text:p>1</text:p>
          </table:table-cell>
          <table:table-cell office:value-type="float" office:value="1.425664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.15078900000000001" table:style-name="ce44">
            <text:p>-</text:p>
          </table:table-cell>
          <table:table-cell office:value-type="float" office:value="0.47019899999999998" table:style-name="ce44">
            <text:p>-</text:p>
          </table:table-cell>
          <table:table-cell office:value-type="float" office:value="0.77636499999999997" table:style-name="ce44">
            <text:p>1</text:p>
          </table:table-cell>
          <table:table-cell office:value-type="float" office:value="4.2442000000000001E-2" table:style-name="ce44">
            <text:p>-</text:p>
          </table:table-cell>
          <table:table-cell office:value-type="float" office:value="58.680964000000003" table:style-name="ce44">
            <text:p>59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19.954864000000001" table:style-name="ce44">
            <text:p>20</text:p>
          </table:table-cell>
          <table:table-cell office:value-type="float" office:value="11.179546" table:style-name="ce44">
            <text:p>11</text:p>
          </table:table-cell>
          <table:table-cell office:value-type="float" office:value="72.045383999999999" table:style-name="ce44">
            <text:p>72</text:p>
          </table:table-cell>
          <table:table-cell office:value-type="float" office:value="55.439940999999997" table:style-name="ce44">
            <text:p>55</text:p>
          </table:table-cell>
          <table:table-cell office:value-type="float" office:value="0.371915" table:style-name="ce44">
            <text:p>-</text:p>
          </table:table-cell>
          <table:table-cell office:value-type="float" office:value="1.938409" table:style-name="ce44">
            <text:p>2</text:p>
          </table:table-cell>
          <table:table-cell office:value-type="float" office:value="1.584222" table:style-name="ce44">
            <text:p>2</text:p>
          </table:table-cell>
          <table:table-cell office:value-type="float" office:value="2.8001269999999998" table:style-name="ce44">
            <text:p>3</text:p>
          </table:table-cell>
          <table:table-cell office:value-type="float" office:value="0.100526" table:style-name="ce44">
            <text:p>-</text:p>
          </table:table-cell>
          <table:table-cell office:value-type="float" office:value="1.5301530000000001" table:style-name="ce44">
            <text:p>2</text:p>
          </table:table-cell>
          <table:table-cell office:value-type="float" office:value="3.0061840000000002" table:style-name="ce44">
            <text:p>3</text:p>
          </table:table-cell>
          <table:table-cell office:value-type="float" office:value="3.0092599999999998" table:style-name="ce44">
            <text:p>3</text:p>
          </table:table-cell>
          <table:table-cell office:value-type="float" office:value="0.38620100000000002" table:style-name="ce44">
            <text:p>-</text:p>
          </table:table-cell>
          <table:table-cell office:value-type="float" office:value="173.346732" table:style-name="ce44">
            <text:p>173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113.650966" table:style-name="ce44">
            <text:p>114</text:p>
          </table:table-cell>
          <table:table-cell office:value-type="float" office:value="0" table:style-name="ce44">
            <text:p>0</text:p>
          </table:table-cell>
          <table:table-cell office:value-type="float" office:value="0.57447899999999996" table:style-name="ce44">
            <text:p>1</text:p>
          </table:table-cell>
          <table:table-cell office:value-type="float" office:value="3.3943000000000001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6.8820000000000001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14.26626999999999" table:style-name="ce44">
            <text:p>114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36.43310500000001" table:style-name="ce44">
            <text:p>236</text:p>
          </table:table-cell>
          <table:table-cell office:value-type="float" office:value="20.424227999999999" table:style-name="ce44">
            <text:p>20</text:p>
          </table:table-cell>
          <table:table-cell office:value-type="float" office:value="295.31851000000006" table:style-name="ce44">
            <text:p>295</text:p>
          </table:table-cell>
          <table:table-cell office:value-type="float" office:value="134.05068900000001" table:style-name="ce44">
            <text:p>134</text:p>
          </table:table-cell>
          <table:table-cell office:value-type="float" office:value="1.552521" table:style-name="ce44">
            <text:p>2</text:p>
          </table:table-cell>
          <table:table-cell office:value-type="float" office:value="6.3172829999999998" table:style-name="ce44">
            <text:p>6</text:p>
          </table:table-cell>
          <table:table-cell office:value-type="float" office:value="6.6796039999999994" table:style-name="ce44">
            <text:p>7</text:p>
          </table:table-cell>
          <table:table-cell office:value-type="float" office:value="15.373114999999999" table:style-name="ce44">
            <text:p>15</text:p>
          </table:table-cell>
          <table:table-cell office:value-type="float" office:value="0.104072" table:style-name="ce44">
            <text:p>-</text:p>
          </table:table-cell>
          <table:table-cell office:value-type="float" office:value="4.8808249999999997" table:style-name="ce44">
            <text:p>5</text:p>
          </table:table-cell>
          <table:table-cell office:value-type="float" office:value="10.7155" table:style-name="ce44">
            <text:p>11</text:p>
          </table:table-cell>
          <table:table-cell office:value-type="float" office:value="5.8525599999999995" table:style-name="ce44">
            <text:p>6</text:p>
          </table:table-cell>
          <table:table-cell office:value-type="float" office:value="1.0891000000000002" table:style-name="ce44">
            <text:p>1</text:p>
          </table:table-cell>
          <table:table-cell office:value-type="float" office:value="738.79111200000011" table:style-name="ce44">
            <text:p>739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27.274999999999999" table:style-name="ce49">
            <text:p>27</text:p>
          </table:table-cell>
          <table:table-cell office:value-type="float" office:value="1.9810000000000001" table:style-name="ce49">
            <text:p>2</text:p>
          </table:table-cell>
          <table:table-cell office:value-type="float" office:value="35.765000000000001" table:style-name="ce49">
            <text:p>36</text:p>
          </table:table-cell>
          <table:table-cell office:value-type="float" office:value="15.103" table:style-name="ce49">
            <text:p>15</text:p>
          </table:table-cell>
          <table:table-cell office:value-type="float" office:value="0.155" table:style-name="ce49">
            <text:p>-</text:p>
          </table:table-cell>
          <table:table-cell office:value-type="float" office:value="0.70299999999999996" table:style-name="ce49">
            <text:p>1</text:p>
          </table:table-cell>
          <table:table-cell office:value-type="float" office:value="0.72199999999999998" table:style-name="ce49">
            <text:p>1</text:p>
          </table:table-cell>
          <table:table-cell office:value-type="float" office:value="1.6679999999999999" table:style-name="ce49">
            <text:p>2</text:p>
          </table:table-cell>
          <table:table-cell office:value-type="float" office:value="1.2E-2" table:style-name="ce49">
            <text:p>-</text:p>
          </table:table-cell>
          <table:table-cell office:value-type="float" office:value="0.44600000000000001" table:style-name="ce49">
            <text:p>-</text:p>
          </table:table-cell>
          <table:table-cell office:value-type="float" office:value="1.1279999999999999" table:style-name="ce49">
            <text:p>1</text:p>
          </table:table-cell>
          <table:table-cell office:value-type="float" office:value="0.57399999999999995" table:style-name="ce49">
            <text:p>1</text:p>
          </table:table-cell>
          <table:table-cell office:value-type="float" office:value="0.111" table:style-name="ce49">
            <text:p>-</text:p>
          </table:table-cell>
          <table:table-cell office:value-type="float" office:value="85.643000000000001" table:style-name="ce49">
            <text:p>86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number-rows-repeated="2" table:style-name="ro1">
          <table:table-cell table:number-columns-repeated="19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3">
          <table:table-cell table:number-columns-repeated="19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float" office:value="2021" table:style-name="ce30">
            <text:p>2021</text:p>
          </table:table-cell>
          <table:table-cell office:value-type="string" table:number-columns-spanned="14" table:number-rows-spanned="1" table:style-name="ce85">
            <text:p>Trips per person per year</text:p>
          </table:table-cell>
          <table:covered-table-cell table:number-columns-repeated="13"/>
          <table:table-cell table:style-name="ce18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26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15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0.821083" table:style-name="ce44">
            <text:p>11</text:p>
          </table:table-cell>
          <table:table-cell office:value-type="float" office:value="4.0190549999999998" table:style-name="ce44">
            <text:p>4</text:p>
          </table:table-cell>
          <table:table-cell office:value-type="float" office:value="60.544758999999999" table:style-name="ce44">
            <text:p>61</text:p>
          </table:table-cell>
          <table:table-cell office:value-type="float" office:value="6.7560409999999997" table:style-name="ce44">
            <text:p>7</text:p>
          </table:table-cell>
          <table:table-cell office:value-type="float" office:value="0.69476599999999999" table:style-name="ce44">
            <text:p>1</text:p>
          </table:table-cell>
          <table:table-cell office:value-type="float" office:value="0.29719800000000002" table:style-name="ce44">
            <text:p>-</text:p>
          </table:table-cell>
          <table:table-cell office:value-type="float" office:value="1.8518559999999999" table:style-name="ce44">
            <text:p>2</text:p>
          </table:table-cell>
          <table:table-cell office:value-type="float" office:value="3.9165999999999999" table:style-name="ce44">
            <text:p>4</text:p>
          </table:table-cell>
          <table:table-cell office:value-type="float" office:value="0" table:style-name="ce44">
            <text:p>0</text:p>
          </table:table-cell>
          <table:table-cell office:value-type="float" office:value="3.8790070000000001" table:style-name="ce44">
            <text:p>4</text:p>
          </table:table-cell>
          <table:table-cell office:value-type="float" office:value="5.4715720000000001" table:style-name="ce44">
            <text:p>5</text:p>
          </table:table-cell>
          <table:table-cell office:value-type="float" office:value="1.02549" table:style-name="ce44">
            <text:p>1</text:p>
          </table:table-cell>
          <table:table-cell office:value-type="float" office:value="0.36398900000000001" table:style-name="ce44">
            <text:p>-</text:p>
          </table:table-cell>
          <table:table-cell office:value-type="float" office:value="99.641415999999992" table:style-name="ce44">
            <text:p>100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1.3108519999999999" table:style-name="ce44">
            <text:p>1</text:p>
          </table:table-cell>
          <table:table-cell office:value-type="float" office:value="0.285414" table:style-name="ce44">
            <text:p>-</text:p>
          </table:table-cell>
          <table:table-cell office:value-type="float" office:value="9.7376660000000008" table:style-name="ce44">
            <text:p>10</text:p>
          </table:table-cell>
          <table:table-cell office:value-type="float" office:value="0.629799" table:style-name="ce44">
            <text:p>1</text:p>
          </table:table-cell>
          <table:table-cell office:value-type="float" office:value="4.4214999999999997E-2" table:style-name="ce44">
            <text:p>-</text:p>
          </table:table-cell>
          <table:table-cell office:value-type="float" office:value="4.5048999999999999E-2" table:style-name="ce44">
            <text:p>-</text:p>
          </table:table-cell>
          <table:table-cell office:value-type="float" office:value="0.215755" table:style-name="ce44">
            <text:p>-</text:p>
          </table:table-cell>
          <table:table-cell office:value-type="float" office:value="0.4978850000000000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.22117800000000001" table:style-name="ce44">
            <text:p>-</text:p>
          </table:table-cell>
          <table:table-cell office:value-type="float" office:value="0.29469499999999998" table:style-name="ce44">
            <text:p>-</text:p>
          </table:table-cell>
          <table:table-cell office:value-type="float" office:value="8.3006999999999997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13.365515000000002" table:style-name="ce44">
            <text:p>13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42.045748000000003" table:style-name="ce44">
            <text:p>42</text:p>
          </table:table-cell>
          <table:table-cell office:value-type="float" office:value="1.273207" table:style-name="ce44">
            <text:p>1</text:p>
          </table:table-cell>
          <table:table-cell office:value-type="float" office:value="23.189578000000001" table:style-name="ce44">
            <text:p>23</text:p>
          </table:table-cell>
          <table:table-cell office:value-type="float" office:value="21.855367000000001" table:style-name="ce44">
            <text:p>22</text:p>
          </table:table-cell>
          <table:table-cell office:value-type="float" office:value="4.2493999999999997E-2" table:style-name="ce44">
            <text:p>-</text:p>
          </table:table-cell>
          <table:table-cell office:value-type="float" office:value="2.665397" table:style-name="ce44">
            <text:p>3</text:p>
          </table:table-cell>
          <table:table-cell office:value-type="float" office:value="2.8650410000000002" table:style-name="ce44">
            <text:p>3</text:p>
          </table:table-cell>
          <table:table-cell office:value-type="float" office:value="2.138001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.56441600000000003" table:style-name="ce44">
            <text:p>1</text:p>
          </table:table-cell>
          <table:table-cell office:value-type="float" office:value="0.72964700000000005" table:style-name="ce44">
            <text:p>1</text:p>
          </table:table-cell>
          <table:table-cell office:value-type="float" office:value="0.69106400000000001" table:style-name="ce44">
            <text:p>1</text:p>
          </table:table-cell>
          <table:table-cell office:value-type="float" office:value="0.235099" table:style-name="ce44">
            <text:p>-</text:p>
          </table:table-cell>
          <table:table-cell office:value-type="float" office:value="98.295058999999995" table:style-name="ce44">
            <text:p>98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36.136147999999999" table:style-name="ce44">
            <text:p>36</text:p>
          </table:table-cell>
          <table:table-cell office:value-type="float" office:value="1.673538" table:style-name="ce44">
            <text:p>2</text:p>
          </table:table-cell>
          <table:table-cell office:value-type="float" office:value="62.344841000000002" table:style-name="ce44">
            <text:p>62</text:p>
          </table:table-cell>
          <table:table-cell office:value-type="float" office:value="22.999683999999998" table:style-name="ce44">
            <text:p>23</text:p>
          </table:table-cell>
          <table:table-cell office:value-type="float" office:value="0.12706500000000001" table:style-name="ce44">
            <text:p>-</text:p>
          </table:table-cell>
          <table:table-cell office:value-type="float" office:value="0.52160899999999999" table:style-name="ce44">
            <text:p>1</text:p>
          </table:table-cell>
          <table:table-cell office:value-type="float" office:value="1.8313649999999999" table:style-name="ce44">
            <text:p>2</text:p>
          </table:table-cell>
          <table:table-cell office:value-type="float" office:value="4.6996390000000003" table:style-name="ce44">
            <text:p>5</text:p>
          </table:table-cell>
          <table:table-cell office:value-type="float" office:value="0" table:style-name="ce44">
            <text:p>0</text:p>
          </table:table-cell>
          <table:table-cell office:value-type="float" office:value="0.55768899999999999" table:style-name="ce44">
            <text:p>1</text:p>
          </table:table-cell>
          <table:table-cell office:value-type="float" office:value="0.60185200000000005" table:style-name="ce44">
            <text:p>1</text:p>
          </table:table-cell>
          <table:table-cell office:value-type="float" office:value="1.116109" table:style-name="ce44">
            <text:p>1</text:p>
          </table:table-cell>
          <table:table-cell office:value-type="float" office:value="0.29297499999999999" table:style-name="ce44">
            <text:p>-</text:p>
          </table:table-cell>
          <table:table-cell office:value-type="float" office:value="132.902514" table:style-name="ce44">
            <text:p>133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7.9103159999999999" table:style-name="ce44">
            <text:p>8</text:p>
          </table:table-cell>
          <table:table-cell office:value-type="float" office:value="0.32816899999999999" table:style-name="ce44">
            <text:p>-</text:p>
          </table:table-cell>
          <table:table-cell office:value-type="float" office:value="40.064166999999998" table:style-name="ce44">
            <text:p>40</text:p>
          </table:table-cell>
          <table:table-cell office:value-type="float" office:value="17.506526000000001" table:style-name="ce44">
            <text:p>18</text:p>
          </table:table-cell>
          <table:table-cell office:value-type="float" office:value="0" table:style-name="ce44">
            <text:p>0</text:p>
          </table:table-cell>
          <table:table-cell office:value-type="float" office:value="1.3609E-2" table:style-name="ce44">
            <text:p>-</text:p>
          </table:table-cell>
          <table:table-cell office:value-type="float" office:value="0.127743" table:style-name="ce44">
            <text:p>-</text:p>
          </table:table-cell>
          <table:table-cell office:value-type="float" office:value="0.700762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1.7205999999999999E-2" table:style-name="ce44">
            <text:p>-</text:p>
          </table:table-cell>
          <table:table-cell office:value-type="float" office:value="0.113248" table:style-name="ce44">
            <text:p>-</text:p>
          </table:table-cell>
          <table:table-cell office:value-type="float" office:value="0.35575099999999998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67.137496999999996" table:style-name="ce44">
            <text:p>67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11.997362000000001" table:style-name="ce44">
            <text:p>12</text:p>
          </table:table-cell>
          <table:table-cell office:value-type="float" office:value="0.57943199999999995" table:style-name="ce44">
            <text:p>1</text:p>
          </table:table-cell>
          <table:table-cell office:value-type="float" office:value="28.367653000000001" table:style-name="ce44">
            <text:p>28</text:p>
          </table:table-cell>
          <table:table-cell office:value-type="float" office:value="16.59319" table:style-name="ce44">
            <text:p>17</text:p>
          </table:table-cell>
          <table:table-cell office:value-type="float" office:value="3.8792E-2" table:style-name="ce44">
            <text:p>-</text:p>
          </table:table-cell>
          <table:table-cell office:value-type="float" office:value="0.47900999999999999" table:style-name="ce44">
            <text:p>-</text:p>
          </table:table-cell>
          <table:table-cell office:value-type="float" office:value="0.59262300000000001" table:style-name="ce44">
            <text:p>1</text:p>
          </table:table-cell>
          <table:table-cell office:value-type="float" office:value="1.34349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.374417" table:style-name="ce44">
            <text:p>-</text:p>
          </table:table-cell>
          <table:table-cell office:value-type="float" office:value="0.36529299999999998" table:style-name="ce44">
            <text:p>-</text:p>
          </table:table-cell>
          <table:table-cell office:value-type="float" office:value="0.63688999999999996" table:style-name="ce44">
            <text:p>1</text:p>
          </table:table-cell>
          <table:table-cell office:value-type="float" office:value="8.8325000000000001E-2" table:style-name="ce44">
            <text:p>-</text:p>
          </table:table-cell>
          <table:table-cell office:value-type="float" office:value="61.456477999999997" table:style-name="ce44">
            <text:p>61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18.730720999999999" table:style-name="ce44">
            <text:p>19</text:p>
          </table:table-cell>
          <table:table-cell office:value-type="float" office:value="6.8481199999999998" table:style-name="ce44">
            <text:p>7</text:p>
          </table:table-cell>
          <table:table-cell office:value-type="float" office:value="75.036081999999993" table:style-name="ce44">
            <text:p>75</text:p>
          </table:table-cell>
          <table:table-cell office:value-type="float" office:value="61.509661999999999" table:style-name="ce44">
            <text:p>62</text:p>
          </table:table-cell>
          <table:table-cell office:value-type="float" office:value="0.38932899999999998" table:style-name="ce44">
            <text:p>-</text:p>
          </table:table-cell>
          <table:table-cell office:value-type="float" office:value="0.73872000000000004" table:style-name="ce44">
            <text:p>1</text:p>
          </table:table-cell>
          <table:table-cell office:value-type="float" office:value="1.629375" table:style-name="ce44">
            <text:p>2</text:p>
          </table:table-cell>
          <table:table-cell office:value-type="float" office:value="3.9626920000000001" table:style-name="ce44">
            <text:p>4</text:p>
          </table:table-cell>
          <table:table-cell office:value-type="float" office:value="0.16929900000000001" table:style-name="ce44">
            <text:p>-</text:p>
          </table:table-cell>
          <table:table-cell office:value-type="float" office:value="1.938148" table:style-name="ce44">
            <text:p>2</text:p>
          </table:table-cell>
          <table:table-cell office:value-type="float" office:value="3.6341060000000001" table:style-name="ce44">
            <text:p>4</text:p>
          </table:table-cell>
          <table:table-cell office:value-type="float" office:value="2.5933389999999998" table:style-name="ce44">
            <text:p>3</text:p>
          </table:table-cell>
          <table:table-cell office:value-type="float" office:value="0.58109999999999995" table:style-name="ce44">
            <text:p>1</text:p>
          </table:table-cell>
          <table:table-cell office:value-type="float" office:value="177.760693" table:style-name="ce44">
            <text:p>178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105.736687" table:style-name="ce44">
            <text:p>106</text:p>
          </table:table-cell>
          <table:table-cell office:value-type="float" office:value="0" table:style-name="ce44">
            <text:p>0</text:p>
          </table:table-cell>
          <table:table-cell office:value-type="float" office:value="0.32916000000000001" table:style-name="ce44">
            <text:p>-</text:p>
          </table:table-cell>
          <table:table-cell office:value-type="float" office:value="1.1002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06.07684900000001" table:style-name="ce44">
            <text:p>106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234.688917" table:style-name="ce44">
            <text:p>235</text:p>
          </table:table-cell>
          <table:table-cell office:value-type="float" office:value="15.006935" table:style-name="ce44">
            <text:p>15</text:p>
          </table:table-cell>
          <table:table-cell office:value-type="float" office:value="299.61390600000004" table:style-name="ce44">
            <text:p>300</text:p>
          </table:table-cell>
          <table:table-cell office:value-type="float" office:value="147.86127100000002" table:style-name="ce44">
            <text:p>148</text:p>
          </table:table-cell>
          <table:table-cell office:value-type="float" office:value="1.3366609999999999" table:style-name="ce44">
            <text:p>1</text:p>
          </table:table-cell>
          <table:table-cell office:value-type="float" office:value="4.7605919999999999" table:style-name="ce44">
            <text:p>5</text:p>
          </table:table-cell>
          <table:table-cell office:value-type="float" office:value="9.1137579999999989" table:style-name="ce44">
            <text:p>9</text:p>
          </table:table-cell>
          <table:table-cell office:value-type="float" office:value="17.259070000000001" table:style-name="ce44">
            <text:p>17</text:p>
          </table:table-cell>
          <table:table-cell office:value-type="float" office:value="0.16929900000000001" table:style-name="ce44">
            <text:p>-</text:p>
          </table:table-cell>
          <table:table-cell office:value-type="float" office:value="7.5520610000000001" table:style-name="ce44">
            <text:p>8</text:p>
          </table:table-cell>
          <table:table-cell office:value-type="float" office:value="11.210413000000001" table:style-name="ce44">
            <text:p>11</text:p>
          </table:table-cell>
          <table:table-cell office:value-type="float" office:value="6.5016500000000006" table:style-name="ce44">
            <text:p>7</text:p>
          </table:table-cell>
          <table:table-cell office:value-type="float" office:value="1.561488" table:style-name="ce44">
            <text:p>2</text:p>
          </table:table-cell>
          <table:table-cell office:value-type="float" office:value="756.63602099999969" table:style-name="ce44">
            <text:p>757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6346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41.780999999999999" table:style-name="ce49">
            <text:p>42</text:p>
          </table:table-cell>
          <table:table-cell office:value-type="float" office:value="2.5169999999999999" table:style-name="ce49">
            <text:p>3</text:p>
          </table:table-cell>
          <table:table-cell office:value-type="float" office:value="52.848999999999997" table:style-name="ce49">
            <text:p>53</text:p>
          </table:table-cell>
          <table:table-cell office:value-type="float" office:value="24.396999999999998" table:style-name="ce49">
            <text:p>24</text:p>
          </table:table-cell>
          <table:table-cell office:value-type="float" office:value="0.216" table:style-name="ce49">
            <text:p>-</text:p>
          </table:table-cell>
          <table:table-cell office:value-type="float" office:value="0.80100000000000005" table:style-name="ce49">
            <text:p>1</text:p>
          </table:table-cell>
          <table:table-cell office:value-type="float" office:value="1.159" table:style-name="ce49">
            <text:p>1</text:p>
          </table:table-cell>
          <table:table-cell office:value-type="float" office:value="2.59" table:style-name="ce49">
            <text:p>3</text:p>
          </table:table-cell>
          <table:table-cell office:value-type="float" office:value="2.5000000000000001E-2" table:style-name="ce49">
            <text:p>-</text:p>
          </table:table-cell>
          <table:table-cell office:value-type="float" office:value="0.754" table:style-name="ce49">
            <text:p>1</text:p>
          </table:table-cell>
          <table:table-cell office:value-type="float" office:value="1.544" table:style-name="ce49">
            <text:p>2</text:p>
          </table:table-cell>
          <table:table-cell office:value-type="float" office:value="0.96399999999999997" table:style-name="ce49">
            <text:p>1</text:p>
          </table:table-cell>
          <table:table-cell office:value-type="float" office:value="0.248" table:style-name="ce49">
            <text:p>-</text:p>
          </table:table-cell>
          <table:table-cell office:value-type="float" office:value="129.845" table:style-name="ce49">
            <text:p>130</text:p>
          </table:table-cell>
          <table:table-cell table:style-name="ce69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number-rows-repeated="997" table:style-name="ro1">
          <table:table-cell table:number-columns-repeated="19"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23"/>
          <table:table-cell table:style-name="ce24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number-rows-repeated="78" table:style-name="ro1">
          <table:table-cell table:number-columns-repeated="19" table:style-name="ce23"/>
          <table:table-cell table:number-columns-repeated="6" table:style-name="ce15"/>
          <table:table-cell table:number-columns-repeated="5" table:style-name="ce16"/>
          <table:table-cell table:number-columns-repeated="6" table:style-name="ce23"/>
          <table:table-cell table:style-name="ce15"/>
          <table:table-cell table:style-name="ce25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number-rows-repeated="4" table:style-name="ro1">
          <table:table-cell table:number-columns-repeated="16" table:style-name="ce23"/>
          <table:table-cell table:number-columns-repeated="3" table:style-name="ce23"/>
          <table:table-cell table:number-columns-repeated="6" table:style-name="ce15"/>
          <table:table-cell table:number-columns-repeated="5" table:style-name="ce16"/>
          <table:table-cell table:number-columns-repeated="6" table:style-name="ce23"/>
          <table:table-cell table:style-name="ce15"/>
          <table:table-cell table:style-name="ce25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number-rows-repeated="110" table:style-name="ro1">
          <table:table-cell table:number-columns-repeated="16" table:style-name="ce23"/>
          <table:table-cell table:number-columns-repeated="2" table:style-name="ce15"/>
          <table:table-cell table:style-name="ce23"/>
          <table:table-cell table:number-columns-repeated="6" table:style-name="ce15"/>
          <table:table-cell table:number-columns-repeated="5" table:style-name="ce16"/>
          <table:table-cell table:number-columns-repeated="6" table:style-name="ce23"/>
          <table:table-cell table:style-name="ce15"/>
          <table:table-cell table:style-name="ce25"/>
          <table:table-cell table:number-columns-repeated="15" table:style-name="ce23"/>
          <table:table-cell table:style-name="ce24"/>
          <table:table-cell table:number-columns-repeated="16330" table:style-name="ce23"/>
        </table:table-row>
        <table:table-row table:number-rows-repeated="174" table:style-name="ro1">
          <table:table-cell table:number-columns-repeated="16" table:style-name="ce23"/>
          <table:table-cell table:number-columns-repeated="2" table:style-name="ce15"/>
          <table:table-cell table:style-name="ce23"/>
          <table:table-cell table:number-columns-repeated="6" table:style-name="ce15"/>
          <table:table-cell table:number-columns-repeated="5" table:style-name="ce16"/>
          <table:table-cell table:number-columns-repeated="6" table:style-name="ce23"/>
          <table:table-cell table:style-name="ce15"/>
          <table:table-cell table:style-name="ce25"/>
          <table:table-cell table:number-columns-repeated="4" table:style-name="ce23"/>
          <table:table-cell table:number-columns-repeated="7" table:style-name="ce15"/>
          <table:table-cell table:number-columns-repeated="4" table:style-name="ce23"/>
          <table:table-cell table:style-name="ce24"/>
          <table:table-cell table:number-columns-repeated="16330" table:style-name="ce23"/>
        </table:table-row>
        <table:table-row table:number-rows-repeated="10" table:style-name="ro1">
          <table:table-cell table:number-columns-repeated="15" table:style-name="ce23"/>
          <table:table-cell table:style-name="ce23"/>
          <table:table-cell table:number-columns-repeated="2" table:style-name="ce15"/>
          <table:table-cell table:style-name="ce23"/>
          <table:table-cell table:number-columns-repeated="6" table:style-name="ce15"/>
          <table:table-cell table:number-columns-repeated="5" table:style-name="ce16"/>
          <table:table-cell table:number-columns-repeated="6" table:style-name="ce23"/>
          <table:table-cell table:style-name="ce15"/>
          <table:table-cell table:style-name="ce25"/>
          <table:table-cell table:number-columns-repeated="4" table:style-name="ce23"/>
          <table:table-cell table:number-columns-repeated="7" table:style-name="ce15"/>
          <table:table-cell table:number-columns-repeated="4" table:style-name="ce23"/>
          <table:table-cell table:style-name="ce24"/>
          <table:table-cell table:number-columns-repeated="16330" table:style-name="ce23"/>
        </table:table-row>
        <table:table-row table:number-rows-repeated="5" table:style-name="ro27">
          <table:table-cell table:number-columns-repeated="15" table:style-name="ce23"/>
          <table:table-cell table:style-name="ce23"/>
          <table:table-cell table:number-columns-repeated="2" table:style-name="ce15"/>
          <table:table-cell table:style-name="ce23"/>
          <table:table-cell table:number-columns-repeated="6" table:style-name="ce15"/>
          <table:table-cell table:number-columns-repeated="5" table:style-name="ce16"/>
          <table:table-cell table:number-columns-repeated="6" table:style-name="ce23"/>
          <table:table-cell table:style-name="ce15"/>
          <table:table-cell table:style-name="ce25"/>
          <table:table-cell table:number-columns-repeated="4" table:style-name="ce23"/>
          <table:table-cell table:number-columns-repeated="7" table:style-name="ce15"/>
          <table:table-cell table:number-columns-repeated="4" table:style-name="ce23"/>
          <table:table-cell table:style-name="ce24"/>
          <table:table-cell table:number-columns-repeated="16330" table:style-name="ce23"/>
        </table:table-row>
        <table:table-row table:number-rows-repeated="9" table:style-name="ro27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15"/>
          <table:table-cell table:number-columns-repeated="5" table:style-name="ce16"/>
          <table:table-cell table:number-columns-repeated="6" table:style-name="ce23"/>
          <table:table-cell table:style-name="ce15"/>
          <table:table-cell table:style-name="ce25"/>
          <table:table-cell table:number-columns-repeated="4" table:style-name="ce23"/>
          <table:table-cell table:number-columns-repeated="7" table:style-name="ce15"/>
          <table:table-cell table:number-columns-repeated="4" table:style-name="ce23"/>
          <table:table-cell table:style-name="ce24"/>
          <table:table-cell table:number-columns-repeated="16330" table:style-name="ce23"/>
        </table:table-row>
        <table:table-row table:style-name="ro27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15"/>
          <table:table-cell table:number-columns-repeated="5" table:style-name="ce16"/>
          <table:table-cell table:number-columns-repeated="6" table:style-name="ce23"/>
          <table:table-cell table:style-name="ce15"/>
          <table:table-cell table:style-name="ce25"/>
          <table:table-cell table:number-columns-repeated="4" table:style-name="ce23"/>
          <table:table-cell table:number-columns-repeated="8" table:style-name="ce15"/>
          <table:table-cell table:number-columns-repeated="3" table:style-name="ce23"/>
          <table:table-cell table:style-name="ce24"/>
          <table:table-cell table:number-columns-repeated="16330" table:style-name="ce23"/>
        </table:table-row>
        <table:table-row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15"/>
          <table:table-cell table:number-columns-repeated="5" table:style-name="ce16"/>
          <table:table-cell table:number-columns-repeated="6" table:style-name="ce23"/>
          <table:table-cell table:style-name="ce15"/>
          <table:table-cell table:style-name="ce25"/>
          <table:table-cell table:number-columns-repeated="4" table:style-name="ce23"/>
          <table:table-cell table:number-columns-repeated="8" table:style-name="ce15"/>
          <table:table-cell table:number-columns-repeated="3" table:style-name="ce23"/>
          <table:table-cell table:style-name="ce24"/>
          <table:table-cell table:number-columns-repeated="16330" table:style-name="ce23"/>
        </table:table-row>
        <table:table-row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15"/>
          <table:table-cell table:style-name="ce25"/>
          <table:table-cell table:number-columns-repeated="4" table:style-name="ce23"/>
          <table:table-cell table:number-columns-repeated="8" table:style-name="ce15"/>
          <table:table-cell table:number-columns-repeated="3" table:style-name="ce23"/>
          <table:table-cell table:style-name="ce24"/>
          <table:table-cell table:number-columns-repeated="23" table:style-name="ce23"/>
          <table:table-cell table:number-columns-repeated="16307"/>
        </table:table-row>
        <table:table-row table:number-rows-repeated="4" table:style-name="ro28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15"/>
          <table:table-cell table:number-columns-repeated="5" table:style-name="ce16"/>
          <table:table-cell table:number-columns-repeated="7" table:style-name="ce15"/>
          <table:table-cell table:style-name="ce25"/>
          <table:table-cell table:number-columns-repeated="15" table:style-name="ce15"/>
          <table:table-cell table:style-name="ce25"/>
          <table:table-cell table:number-columns-repeated="16330" table:style-name="ce15"/>
        </table:table-row>
        <table:table-row table:style-name="ro28">
          <table:table-cell table:number-columns-repeated="25" table:style-name="ce15"/>
          <table:table-cell table:number-columns-repeated="5" table:style-name="ce16"/>
          <table:table-cell table:number-columns-repeated="7" table:style-name="ce15"/>
          <table:table-cell table:style-name="ce25"/>
          <table:table-cell table:number-columns-repeated="15" table:style-name="ce15"/>
          <table:table-cell table:style-name="ce25"/>
          <table:table-cell table:number-columns-repeated="16330" table:style-name="ce15"/>
        </table:table-row>
        <table:table-row table:number-rows-repeated="201" table:style-name="ro28">
          <table:table-cell table:number-columns-repeated="16384"/>
        </table:table-row>
        <table:table-row table:number-rows-repeated="1046599" table:style-name="ro1">
          <table:table-cell table:number-columns-repeated="16384"/>
        </table:table-row>
      </table:table>
      <table:table table:name="NTS0409b_Distance" table:style-name="ta1">
        <table:table-column table:style-name="co17" table:default-cell-style-name="ce15"/>
        <table:table-column table:style-name="co2" table:number-columns-repeated="5" table:default-cell-style-name="ce15"/>
        <table:table-column table:style-name="co18" table:default-cell-style-name="ce15"/>
        <table:table-column table:style-name="co2" table:number-columns-repeated="3" table:default-cell-style-name="ce15"/>
        <table:table-column table:style-name="co15" table:default-cell-style-name="ce15"/>
        <table:table-column table:style-name="co2" table:number-columns-repeated="4" table:default-cell-style-name="ce15"/>
        <table:table-column table:style-name="co4" table:number-columns-repeated="4" table:default-cell-style-name="ce15"/>
        <table:table-column table:style-name="co19" table:number-columns-repeated="6" table:default-cell-style-name="ce15"/>
        <table:table-column table:style-name="co20" table:default-cell-style-name="ce16"/>
        <table:table-column table:style-name="co19" table:number-columns-repeated="3" table:default-cell-style-name="ce16"/>
        <table:table-column table:style-name="co21" table:default-cell-style-name="ce16"/>
        <table:table-column table:style-name="co4" table:default-cell-style-name="ce15"/>
        <table:table-column table:style-name="co16" table:default-cell-style-name="ce15"/>
        <table:table-column table:style-name="co4" table:number-columns-repeated="21" table:default-cell-style-name="ce15"/>
        <table:table-column table:style-name="co22" table:default-cell-style-name="ce15"/>
        <table:table-column table:style-name="co4" table:number-columns-repeated="3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4" table:number-columns-repeated="2" table:default-cell-style-name="ce15"/>
        <table:table-column table:style-name="co25" table:default-cell-style-name="ce15"/>
        <table:table-column table:style-name="co26" table:default-cell-style-name="ce15"/>
        <table:table-column table:style-name="co4" table:number-columns-repeated="16320" table:default-cell-style-name="ce15"/>
        <table:table-row table:style-name="ro1">
          <table:table-cell office:value-type="string" table:style-name="ce18">
            <text:p>Department for Transport statistics</text:p>
          </table:table-cell>
          <table:table-cell table:number-columns-repeated="18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1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8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table:style-name="ce11"/>
          <table:table-cell table:number-columns-repeated="18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11">
            <text:p>Table NTS0409b</text:p>
          </table:table-cell>
          <table:table-cell table:number-columns-repeated="18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11">
            <text:p>Average number of trips (distance) by purpose and main mode: England, from 2002</text:p>
          </table:table-cell>
          <table:table-cell table:number-columns-repeated="18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table:number-columns-repeated="19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">
          <table:table-cell table:number-columns-repeated="19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">
          <table:table-cell office:value-type="string" table:style-name="ce28">
            <text:p>Select purpose:</text:p>
          </table:table-cell>
          <table:table-cell office:value-type="string" table:number-columns-spanned="3" table:number-rows-spanned="1" table:content-validation-name="val3" table:style-name="ce86">
            <text:p>All purposes</text:p>
          </table:table-cell>
          <table:covered-table-cell table:number-columns-repeated="2"/>
          <table:table-cell table:number-columns-repeated="11" table:style-name="ce29"/>
          <table:table-cell table:number-columns-repeated="4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2">
          <table:table-cell table:number-columns-repeated="19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2">
          <table:table-cell table:number-columns-repeated="17"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2">
          <table:table-cell table:style-name="ce30"/>
          <table:table-cell office:value-type="string" table:number-columns-spanned="14" table:number-rows-spanned="1" table:style-name="ce85">
            <text:p>Miles per person per year</text:p>
          </table:table-cell>
          <table:covered-table-cell table:number-columns-repeated="13"/>
          <table:table-cell table:style-name="ce22"/>
          <table:table-cell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29">
          <table:table-cell table:style-name="ce31"/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style-name="ce22"/>
          <table:table-cell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2"/>
          <table:table-cell table:number-columns-repeated="5" table:style-name="ce8"/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02" table:style-name="ce33">
            <text:p>2002</text:p>
          </table:table-cell>
          <table:table-cell office:value-type="float" office:value="181.05860000000001" table:formula="of:=VLOOKUP([.$B$8];INDIRECT(VLOOKUP([.$A13];[.$AG$16:.$AH$38];2;FALSE));[.B$62];FALSE)" table:style-name="ce34">
            <text:p>181</text:p>
          </table:table-cell>
          <table:table-cell office:value-type="float" office:value="37.609780999999998" table:formula="of:=VLOOKUP([.$B$8];INDIRECT(VLOOKUP([.$A13];[.$AG$16:.$AH$38];2;FALSE));[.C$62];FALSE)" table:style-name="ce34">
            <text:p>38</text:p>
          </table:table-cell>
          <table:table-cell office:value-type="float" office:value="3684.246083" table:formula="of:=VLOOKUP([.$B$8];INDIRECT(VLOOKUP([.$A13];[.$AG$16:.$AH$38];2;FALSE));[.D$62];FALSE)" table:style-name="ce34">
            <text:p>3,684</text:p>
          </table:table-cell>
          <table:table-cell office:value-type="float" office:value="2108.0459580000002" table:formula="of:=VLOOKUP([.$B$8];INDIRECT(VLOOKUP([.$A13];[.$AG$16:.$AH$38];2;FALSE));[.E$62];FALSE)" table:style-name="ce34">
            <text:p>2,108</text:p>
          </table:table-cell>
          <table:table-cell office:value-type="float" office:value="36.042765999999993" table:formula="of:=VLOOKUP([.$B$8];INDIRECT(VLOOKUP([.$A13];[.$AG$16:.$AH$38];2;FALSE));[.F$62];FALSE)" table:style-name="ce34">
            <text:p>36</text:p>
          </table:table-cell>
          <table:table-cell office:value-type="float" office:value="146.10853299999999" table:formula="of:=VLOOKUP([.$B$8];INDIRECT(VLOOKUP([.$A13];[.$AG$16:.$AH$38];2;FALSE));[.G$62];FALSE)" table:style-name="ce34">
            <text:p>146</text:p>
          </table:table-cell>
          <table:table-cell office:value-type="float" office:value="61.707533999999995" table:formula="of:=VLOOKUP([.$B$8];INDIRECT(VLOOKUP([.$A13];[.$AG$16:.$AH$38];2;FALSE));[.H$62];FALSE)" table:style-name="ce34">
            <text:p>62</text:p>
          </table:table-cell>
          <table:table-cell office:value-type="float" office:value="211.155373" table:formula="of:=VLOOKUP([.$B$8];INDIRECT(VLOOKUP([.$A13];[.$AG$16:.$AH$38];2;FALSE));[.I$62];FALSE)" table:style-name="ce34">
            <text:p>211</text:p>
          </table:table-cell>
          <table:table-cell office:value-type="float" office:value="63.942671000000004" table:formula="of:=VLOOKUP([.$B$8];INDIRECT(VLOOKUP([.$A13];[.$AG$16:.$AH$38];2;FALSE));[.J$62];FALSE)" table:style-name="ce34">
            <text:p>64</text:p>
          </table:table-cell>
          <table:table-cell office:value-type="float" office:value="91.391460999999993" table:formula="of:=VLOOKUP([.$B$8];INDIRECT(VLOOKUP([.$A13];[.$AG$16:.$AH$38];2;FALSE));[.K$62];FALSE)" table:style-name="ce34">
            <text:p>91</text:p>
          </table:table-cell>
          <table:table-cell office:value-type="float" office:value="482.02079599999996" table:formula="of:=VLOOKUP([.$B$8];INDIRECT(VLOOKUP([.$A13];[.$AG$16:.$AH$38];2;FALSE));[.L$62];FALSE)" table:style-name="ce34">
            <text:p>482</text:p>
          </table:table-cell>
          <table:table-cell office:value-type="float" office:value="51.530117999999995" table:formula="of:=VLOOKUP([.$B$8];INDIRECT(VLOOKUP([.$A13];[.$AG$16:.$AH$38];2;FALSE));[.M$62];FALSE)" table:style-name="ce34">
            <text:p>52</text:p>
          </table:table-cell>
          <table:table-cell office:value-type="float" office:value="38.568687999999995" table:formula="of:=VLOOKUP([.$B$8];INDIRECT(VLOOKUP([.$A13];[.$AG$16:.$AH$38];2;FALSE));[.N$62];FALSE)" table:style-name="ce34">
            <text:p>39</text:p>
          </table:table-cell>
          <table:table-cell office:value-type="float" office:value="7193.4283620000033" table:formula="of:=VLOOKUP([.$B$8];INDIRECT(VLOOKUP([.$A13];[.$AG$16:.$AH$38];2;FALSE));[.O$62];FALSE)" table:style-name="ce34">
            <text:p>7,193</text:p>
          </table:table-cell>
          <table:table-cell table:style-name="ce22"/>
          <table:table-cell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string" table:style-name="ce8">
            <text:p>Do not delete columns AS:AW, change to white font</text:p>
          </table:table-cell>
          <table:table-cell table:number-columns-repeated="3" table:style-name="ce8"/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03" table:formula="of:=[.A13]+1" table:style-name="ce33">
            <text:p>2003</text:p>
          </table:table-cell>
          <table:table-cell office:value-type="float" office:value="182.23941600000001" table:formula="of:=VLOOKUP([.$B$8];INDIRECT(VLOOKUP([.$A14];[.$AG$16:.$AH$38];2;FALSE));[.B$62];FALSE)" table:style-name="ce34">
            <text:p>182</text:p>
          </table:table-cell>
          <table:table-cell office:value-type="float" office:value="37.853169999999999" table:formula="of:=VLOOKUP([.$B$8];INDIRECT(VLOOKUP([.$A14];[.$AG$16:.$AH$38];2;FALSE));[.C$62];FALSE)" table:style-name="ce34">
            <text:p>38</text:p>
          </table:table-cell>
          <table:table-cell office:value-type="float" office:value="3685.0180170000003" table:formula="of:=VLOOKUP([.$B$8];INDIRECT(VLOOKUP([.$A14];[.$AG$16:.$AH$38];2;FALSE));[.D$62];FALSE)" table:style-name="ce34">
            <text:p>3,685</text:p>
          </table:table-cell>
          <table:table-cell office:value-type="float" office:value="2085.3585909999997" table:formula="of:=VLOOKUP([.$B$8];INDIRECT(VLOOKUP([.$A14];[.$AG$16:.$AH$38];2;FALSE));[.E$62];FALSE)" table:style-name="ce34">
            <text:p>2,085</text:p>
          </table:table-cell>
          <table:table-cell office:value-type="float" office:value="44.693939999999998" table:formula="of:=VLOOKUP([.$B$8];INDIRECT(VLOOKUP([.$A14];[.$AG$16:.$AH$38];2;FALSE));[.F$62];FALSE)" table:style-name="ce34">
            <text:p>45</text:p>
          </table:table-cell>
          <table:table-cell office:value-type="float" office:value="154.03433500000003" table:formula="of:=VLOOKUP([.$B$8];INDIRECT(VLOOKUP([.$A14];[.$AG$16:.$AH$38];2;FALSE));[.G$62];FALSE)" table:style-name="ce34">
            <text:p>154</text:p>
          </table:table-cell>
          <table:table-cell office:value-type="float" office:value="64.700788000000003" table:formula="of:=VLOOKUP([.$B$8];INDIRECT(VLOOKUP([.$A14];[.$AG$16:.$AH$38];2;FALSE));[.H$62];FALSE)" table:style-name="ce34">
            <text:p>65</text:p>
          </table:table-cell>
          <table:table-cell office:value-type="float" office:value="207.95893000000001" table:formula="of:=VLOOKUP([.$B$8];INDIRECT(VLOOKUP([.$A14];[.$AG$16:.$AH$38];2;FALSE));[.I$62];FALSE)" table:style-name="ce34">
            <text:p>208</text:p>
          </table:table-cell>
          <table:table-cell office:value-type="float" office:value="90.418424000000002" table:formula="of:=VLOOKUP([.$B$8];INDIRECT(VLOOKUP([.$A14];[.$AG$16:.$AH$38];2;FALSE));[.J$62];FALSE)" table:style-name="ce34">
            <text:p>90</text:p>
          </table:table-cell>
          <table:table-cell office:value-type="float" office:value="75.513527999999994" table:formula="of:=VLOOKUP([.$B$8];INDIRECT(VLOOKUP([.$A14];[.$AG$16:.$AH$38];2;FALSE));[.K$62];FALSE)" table:style-name="ce34">
            <text:p>76</text:p>
          </table:table-cell>
          <table:table-cell office:value-type="float" office:value="450.94061099999999" table:formula="of:=VLOOKUP([.$B$8];INDIRECT(VLOOKUP([.$A14];[.$AG$16:.$AH$38];2;FALSE));[.L$62];FALSE)" table:style-name="ce34">
            <text:p>451</text:p>
          </table:table-cell>
          <table:table-cell office:value-type="float" office:value="50.299613999999998" table:formula="of:=VLOOKUP([.$B$8];INDIRECT(VLOOKUP([.$A14];[.$AG$16:.$AH$38];2;FALSE));[.M$62];FALSE)" table:style-name="ce34">
            <text:p>50</text:p>
          </table:table-cell>
          <table:table-cell office:value-type="float" office:value="82.058714000000009" table:formula="of:=VLOOKUP([.$B$8];INDIRECT(VLOOKUP([.$A14];[.$AG$16:.$AH$38];2;FALSE));[.N$62];FALSE)" table:style-name="ce34">
            <text:p>82</text:p>
          </table:table-cell>
          <table:table-cell office:value-type="float" office:value="7211.0880780000016" table:formula="of:=VLOOKUP([.$B$8];INDIRECT(VLOOKUP([.$A14];[.$AG$16:.$AH$38];2;FALSE));[.O$62];FALSE)" table:style-name="ce34">
            <text:p>7,211</text:p>
          </table:table-cell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string" table:style-name="ce8">
            <text:p>Difference</text:p>
          </table:table-cell>
          <table:table-cell office:value-type="float" office:value="16" table:style-name="ce8">
            <text:p>16</text:p>
          </table:table-cell>
          <table:table-cell table:number-columns-repeated="2" table:style-name="ce8"/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04" table:formula="of:=[.A14]+1" table:style-name="ce33">
            <text:p>2004</text:p>
          </table:table-cell>
          <table:table-cell office:value-type="float" office:value="185.52371199999999" table:formula="of:=VLOOKUP([.$B$8];INDIRECT(VLOOKUP([.$A15];[.$AG$16:.$AH$38];2;FALSE));[.B$62];FALSE)" table:style-name="ce34">
            <text:p>186</text:p>
          </table:table-cell>
          <table:table-cell office:value-type="float" office:value="40.588850999999998" table:formula="of:=VLOOKUP([.$B$8];INDIRECT(VLOOKUP([.$A15];[.$AG$16:.$AH$38];2;FALSE));[.C$62];FALSE)" table:style-name="ce34">
            <text:p>41</text:p>
          </table:table-cell>
          <table:table-cell office:value-type="float" office:value="3653.7553909999997" table:formula="of:=VLOOKUP([.$B$8];INDIRECT(VLOOKUP([.$A15];[.$AG$16:.$AH$38];2;FALSE));[.D$62];FALSE)" table:style-name="ce34">
            <text:p>3,654</text:p>
          </table:table-cell>
          <table:table-cell office:value-type="float" office:value="1987.6373860000001" table:formula="of:=VLOOKUP([.$B$8];INDIRECT(VLOOKUP([.$A15];[.$AG$16:.$AH$38];2;FALSE));[.E$62];FALSE)" table:style-name="ce34">
            <text:p>1,988</text:p>
          </table:table-cell>
          <table:table-cell office:value-type="float" office:value="39.079242999999998" table:formula="of:=VLOOKUP([.$B$8];INDIRECT(VLOOKUP([.$A15];[.$AG$16:.$AH$38];2;FALSE));[.F$62];FALSE)" table:style-name="ce34">
            <text:p>39</text:p>
          </table:table-cell>
          <table:table-cell office:value-type="float" office:value="148.56286700000001" table:formula="of:=VLOOKUP([.$B$8];INDIRECT(VLOOKUP([.$A15];[.$AG$16:.$AH$38];2;FALSE));[.G$62];FALSE)" table:style-name="ce34">
            <text:p>149</text:p>
          </table:table-cell>
          <table:table-cell office:value-type="float" office:value="64.248263000000009" table:formula="of:=VLOOKUP([.$B$8];INDIRECT(VLOOKUP([.$A15];[.$AG$16:.$AH$38];2;FALSE));[.H$62];FALSE)" table:style-name="ce34">
            <text:p>64</text:p>
          </table:table-cell>
          <table:table-cell office:value-type="float" office:value="194.94306500000002" table:formula="of:=VLOOKUP([.$B$8];INDIRECT(VLOOKUP([.$A15];[.$AG$16:.$AH$38];2;FALSE));[.I$62];FALSE)" table:style-name="ce34">
            <text:p>195</text:p>
          </table:table-cell>
          <table:table-cell office:value-type="float" office:value="72.713767000000004" table:formula="of:=VLOOKUP([.$B$8];INDIRECT(VLOOKUP([.$A15];[.$AG$16:.$AH$38];2;FALSE));[.J$62];FALSE)" table:style-name="ce34">
            <text:p>73</text:p>
          </table:table-cell>
          <table:table-cell office:value-type="float" office:value="75.455599000000007" table:formula="of:=VLOOKUP([.$B$8];INDIRECT(VLOOKUP([.$A15];[.$AG$16:.$AH$38];2;FALSE));[.K$62];FALSE)" table:style-name="ce34">
            <text:p>75</text:p>
          </table:table-cell>
          <table:table-cell office:value-type="float" office:value="502.31863800000008" table:formula="of:=VLOOKUP([.$B$8];INDIRECT(VLOOKUP([.$A15];[.$AG$16:.$AH$38];2;FALSE));[.L$62];FALSE)" table:style-name="ce34">
            <text:p>502</text:p>
          </table:table-cell>
          <table:table-cell office:value-type="float" office:value="45.373998999999998" table:formula="of:=VLOOKUP([.$B$8];INDIRECT(VLOOKUP([.$A15];[.$AG$16:.$AH$38];2;FALSE));[.M$62];FALSE)" table:style-name="ce34">
            <text:p>45</text:p>
          </table:table-cell>
          <table:table-cell office:value-type="float" office:value="50.074630999999997" table:formula="of:=VLOOKUP([.$B$8];INDIRECT(VLOOKUP([.$A15];[.$AG$16:.$AH$38];2;FALSE));[.N$62];FALSE)" table:style-name="ce34">
            <text:p>50</text:p>
          </table:table-cell>
          <table:table-cell office:value-type="float" office:value="7060.2754119999991" table:formula="of:=VLOOKUP([.$B$8];INDIRECT(VLOOKUP([.$A15];[.$AG$16:.$AH$38];2;FALSE));[.O$62];FALSE)" table:style-name="ce34">
            <text:p>7,060</text:p>
          </table:table-cell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string" table:style-name="ce8">
            <text:p>Update lookup when adding a new year (numbers go up by 1)</text:p>
          </table:table-cell>
          <table:table-cell table:number-columns-repeated="3" table:style-name="ce8"/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05" table:formula="of:=[.A15]+1" table:style-name="ce33">
            <text:p>2005</text:p>
          </table:table-cell>
          <table:table-cell office:value-type="float" office:value="179.714066" table:formula="of:=VLOOKUP([.$B$8];INDIRECT(VLOOKUP([.$A16];[.$AG$16:.$AH$38];2;FALSE));[.B$62];FALSE)" table:style-name="ce34">
            <text:p>180</text:p>
          </table:table-cell>
          <table:table-cell office:value-type="float" office:value="37.145370000000007" table:formula="of:=VLOOKUP([.$B$8];INDIRECT(VLOOKUP([.$A16];[.$AG$16:.$AH$38];2;FALSE));[.C$62];FALSE)" table:style-name="ce34">
            <text:p>37</text:p>
          </table:table-cell>
          <table:table-cell office:value-type="float" office:value="3638.4660159999999" table:formula="of:=VLOOKUP([.$B$8];INDIRECT(VLOOKUP([.$A16];[.$AG$16:.$AH$38];2;FALSE));[.D$62];FALSE)" table:style-name="ce34">
            <text:p>3,638</text:p>
          </table:table-cell>
          <table:table-cell office:value-type="float" office:value="2058.4868350000002" table:formula="of:=VLOOKUP([.$B$8];INDIRECT(VLOOKUP([.$A16];[.$AG$16:.$AH$38];2;FALSE));[.E$62];FALSE)" table:style-name="ce34">
            <text:p>2,058</text:p>
          </table:table-cell>
          <table:table-cell office:value-type="float" office:value="37.742113000000003" table:formula="of:=VLOOKUP([.$B$8];INDIRECT(VLOOKUP([.$A16];[.$AG$16:.$AH$38];2;FALSE));[.F$62];FALSE)" table:style-name="ce34">
            <text:p>38</text:p>
          </table:table-cell>
          <table:table-cell office:value-type="float" office:value="154.57794700000002" table:formula="of:=VLOOKUP([.$B$8];INDIRECT(VLOOKUP([.$A16];[.$AG$16:.$AH$38];2;FALSE));[.G$62];FALSE)" table:style-name="ce34">
            <text:p>155</text:p>
          </table:table-cell>
          <table:table-cell office:value-type="float" office:value="72.73206900000001" table:formula="of:=VLOOKUP([.$B$8];INDIRECT(VLOOKUP([.$A16];[.$AG$16:.$AH$38];2;FALSE));[.H$62];FALSE)" table:style-name="ce34">
            <text:p>73</text:p>
          </table:table-cell>
          <table:table-cell office:value-type="float" office:value="188.66468" table:formula="of:=VLOOKUP([.$B$8];INDIRECT(VLOOKUP([.$A16];[.$AG$16:.$AH$38];2;FALSE));[.I$62];FALSE)" table:style-name="ce34">
            <text:p>189</text:p>
          </table:table-cell>
          <table:table-cell office:value-type="float" office:value="85.571803000000003" table:formula="of:=VLOOKUP([.$B$8];INDIRECT(VLOOKUP([.$A16];[.$AG$16:.$AH$38];2;FALSE));[.J$62];FALSE)" table:style-name="ce34">
            <text:p>86</text:p>
          </table:table-cell>
          <table:table-cell office:value-type="float" office:value="73.446698999999995" table:formula="of:=VLOOKUP([.$B$8];INDIRECT(VLOOKUP([.$A16];[.$AG$16:.$AH$38];2;FALSE));[.K$62];FALSE)" table:style-name="ce34">
            <text:p>73</text:p>
          </table:table-cell>
          <table:table-cell office:value-type="float" office:value="527.8492490000001" table:formula="of:=VLOOKUP([.$B$8];INDIRECT(VLOOKUP([.$A16];[.$AG$16:.$AH$38];2;FALSE));[.L$62];FALSE)" table:style-name="ce34">
            <text:p>528</text:p>
          </table:table-cell>
          <table:table-cell office:value-type="float" office:value="54.523946000000002" table:formula="of:=VLOOKUP([.$B$8];INDIRECT(VLOOKUP([.$A16];[.$AG$16:.$AH$38];2;FALSE));[.M$62];FALSE)" table:style-name="ce34">
            <text:p>55</text:p>
          </table:table-cell>
          <table:table-cell office:value-type="float" office:value="73.501862000000017" table:formula="of:=VLOOKUP([.$B$8];INDIRECT(VLOOKUP([.$A16];[.$AG$16:.$AH$38];2;FALSE));[.N$62];FALSE)" table:style-name="ce34">
            <text:p>74</text:p>
          </table:table-cell>
          <table:table-cell office:value-type="float" office:value="7182.4226549999967" table:formula="of:=VLOOKUP([.$B$8];INDIRECT(VLOOKUP([.$A16];[.$AG$16:.$AH$38];2;FALSE));[.O$62];FALSE)" table:style-name="ce34">
            <text:p>7,182</text:p>
          </table:table-cell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02" table:style-name="ce12">
            <text:p>2002</text:p>
          </table:table-cell>
          <table:table-cell office:value-type="string" office:string-value="A67:O77" table:formula="of:=&quot;A&quot;&amp;[.AI16]&amp;&quot;:O&quot;&amp;[.AJ16]" table:style-name="ce13">
            <text:p>A67:O77</text:p>
          </table:table-cell>
          <table:table-cell office:value-type="float" office:value="67" table:style-name="ce8">
            <text:p>67</text:p>
          </table:table-cell>
          <table:table-cell office:value-type="float" office:value="77" table:style-name="ce8">
            <text:p>77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06" table:formula="of:=[.A16]+1" table:style-name="ce33">
            <text:p>2006</text:p>
          </table:table-cell>
          <table:table-cell office:value-type="float" office:value="181.82495500000002" table:formula="of:=VLOOKUP([.$B$8];INDIRECT(VLOOKUP([.$A17];[.$AG$16:.$AH$38];2;FALSE));[.B$62];FALSE)" table:style-name="ce34">
            <text:p>182</text:p>
          </table:table-cell>
          <table:table-cell office:value-type="float" office:value="41.119741999999995" table:formula="of:=VLOOKUP([.$B$8];INDIRECT(VLOOKUP([.$A17];[.$AG$16:.$AH$38];2;FALSE));[.C$62];FALSE)" table:style-name="ce34">
            <text:p>41</text:p>
          </table:table-cell>
          <table:table-cell office:value-type="float" office:value="3650.3126929999999" table:formula="of:=VLOOKUP([.$B$8];INDIRECT(VLOOKUP([.$A17];[.$AG$16:.$AH$38];2;FALSE));[.D$62];FALSE)" table:style-name="ce34">
            <text:p>3,650</text:p>
          </table:table-cell>
          <table:table-cell office:value-type="float" office:value="1977.9940419999998" table:formula="of:=VLOOKUP([.$B$8];INDIRECT(VLOOKUP([.$A17];[.$AG$16:.$AH$38];2;FALSE));[.E$62];FALSE)" table:style-name="ce34">
            <text:p>1,978</text:p>
          </table:table-cell>
          <table:table-cell office:value-type="float" office:value="37.067264000000002" table:formula="of:=VLOOKUP([.$B$8];INDIRECT(VLOOKUP([.$A17];[.$AG$16:.$AH$38];2;FALSE));[.F$62];FALSE)" table:style-name="ce34">
            <text:p>37</text:p>
          </table:table-cell>
          <table:table-cell office:value-type="float" office:value="111.78878499999999" table:formula="of:=VLOOKUP([.$B$8];INDIRECT(VLOOKUP([.$A17];[.$AG$16:.$AH$38];2;FALSE));[.G$62];FALSE)" table:style-name="ce34">
            <text:p>112</text:p>
          </table:table-cell>
          <table:table-cell office:value-type="float" office:value="66.842696000000004" table:formula="of:=VLOOKUP([.$B$8];INDIRECT(VLOOKUP([.$A17];[.$AG$16:.$AH$38];2;FALSE));[.H$62];FALSE)" table:style-name="ce34">
            <text:p>67</text:p>
          </table:table-cell>
          <table:table-cell office:value-type="float" office:value="216.62950000000001" table:formula="of:=VLOOKUP([.$B$8];INDIRECT(VLOOKUP([.$A17];[.$AG$16:.$AH$38];2;FALSE));[.I$62];FALSE)" table:style-name="ce34">
            <text:p>217</text:p>
          </table:table-cell>
          <table:table-cell office:value-type="float" office:value="61.335149000000001" table:formula="of:=VLOOKUP([.$B$8];INDIRECT(VLOOKUP([.$A17];[.$AG$16:.$AH$38];2;FALSE));[.J$62];FALSE)" table:style-name="ce34">
            <text:p>61</text:p>
          </table:table-cell>
          <table:table-cell office:value-type="float" office:value="83.180245999999997" table:formula="of:=VLOOKUP([.$B$8];INDIRECT(VLOOKUP([.$A17];[.$AG$16:.$AH$38];2;FALSE));[.K$62];FALSE)" table:style-name="ce34">
            <text:p>83</text:p>
          </table:table-cell>
          <table:table-cell office:value-type="float" office:value="547.32573000000002" table:formula="of:=VLOOKUP([.$B$8];INDIRECT(VLOOKUP([.$A17];[.$AG$16:.$AH$38];2;FALSE));[.L$62];FALSE)" table:style-name="ce34">
            <text:p>547</text:p>
          </table:table-cell>
          <table:table-cell office:value-type="float" office:value="48.659863999999999" table:formula="of:=VLOOKUP([.$B$8];INDIRECT(VLOOKUP([.$A17];[.$AG$16:.$AH$38];2;FALSE));[.M$62];FALSE)" table:style-name="ce34">
            <text:p>49</text:p>
          </table:table-cell>
          <table:table-cell office:value-type="float" office:value="84.426392000000007" table:formula="of:=VLOOKUP([.$B$8];INDIRECT(VLOOKUP([.$A17];[.$AG$16:.$AH$38];2;FALSE));[.N$62];FALSE)" table:style-name="ce34">
            <text:p>84</text:p>
          </table:table-cell>
          <table:table-cell office:value-type="float" office:value="7108.5070580000029" table:formula="of:=VLOOKUP([.$B$8];INDIRECT(VLOOKUP([.$A17];[.$AG$16:.$AH$38];2;FALSE));[.O$62];FALSE)" table:style-name="ce34">
            <text:p>7,109</text:p>
          </table:table-cell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03" table:formula="of:=[.AG16]+1" table:style-name="ce12">
            <text:p>2003</text:p>
          </table:table-cell>
          <table:table-cell office:value-type="string" office:string-value="A83:O93" table:formula="of:=&quot;A&quot;&amp;[.AI17]&amp;&quot;:O&quot;&amp;[.AJ17]" table:style-name="ce13">
            <text:p>A83:O93</text:p>
          </table:table-cell>
          <table:table-cell office:value-type="float" office:value="83" table:formula="of:=[.AI16]+[.$AH$14]" table:style-name="ce8">
            <text:p>83</text:p>
          </table:table-cell>
          <table:table-cell office:value-type="float" office:value="93" table:formula="of:=[.AJ16]+[.$AH$14]" table:style-name="ce8">
            <text:p>93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07" table:formula="of:=[.A17]+1" table:style-name="ce33">
            <text:p>2007</text:p>
          </table:table-cell>
          <table:table-cell office:value-type="float" office:value="170.5514" table:formula="of:=VLOOKUP([.$B$8];INDIRECT(VLOOKUP([.$A18];[.$AG$16:.$AH$38];2;FALSE));[.B$62];FALSE)" table:style-name="ce34">
            <text:p>171</text:p>
          </table:table-cell>
          <table:table-cell office:value-type="float" office:value="41.744744999999995" table:formula="of:=VLOOKUP([.$B$8];INDIRECT(VLOOKUP([.$A18];[.$AG$16:.$AH$38];2;FALSE));[.C$62];FALSE)" table:style-name="ce34">
            <text:p>42</text:p>
          </table:table-cell>
          <table:table-cell office:value-type="float" office:value="3647.4434810000002" table:formula="of:=VLOOKUP([.$B$8];INDIRECT(VLOOKUP([.$A18];[.$AG$16:.$AH$38];2;FALSE));[.D$62];FALSE)" table:style-name="ce34">
            <text:p>3,647</text:p>
          </table:table-cell>
          <table:table-cell office:value-type="float" office:value="1995.5710099999999" table:formula="of:=VLOOKUP([.$B$8];INDIRECT(VLOOKUP([.$A18];[.$AG$16:.$AH$38];2;FALSE));[.E$62];FALSE)" table:style-name="ce34">
            <text:p>1,996</text:p>
          </table:table-cell>
          <table:table-cell office:value-type="float" office:value="35.725233000000003" table:formula="of:=VLOOKUP([.$B$8];INDIRECT(VLOOKUP([.$A18];[.$AG$16:.$AH$38];2;FALSE));[.F$62];FALSE)" table:style-name="ce34">
            <text:p>36</text:p>
          </table:table-cell>
          <table:table-cell office:value-type="float" office:value="106.408928" table:formula="of:=VLOOKUP([.$B$8];INDIRECT(VLOOKUP([.$A18];[.$AG$16:.$AH$38];2;FALSE));[.G$62];FALSE)" table:style-name="ce34">
            <text:p>106</text:p>
          </table:table-cell>
          <table:table-cell office:value-type="float" office:value="73.773199999999989" table:formula="of:=VLOOKUP([.$B$8];INDIRECT(VLOOKUP([.$A18];[.$AG$16:.$AH$38];2;FALSE));[.H$62];FALSE)" table:style-name="ce34">
            <text:p>74</text:p>
          </table:table-cell>
          <table:table-cell office:value-type="float" office:value="215.70281500000002" table:formula="of:=VLOOKUP([.$B$8];INDIRECT(VLOOKUP([.$A18];[.$AG$16:.$AH$38];2;FALSE));[.I$62];FALSE)" table:style-name="ce34">
            <text:p>216</text:p>
          </table:table-cell>
          <table:table-cell office:value-type="float" office:value="65.212435999999997" table:formula="of:=VLOOKUP([.$B$8];INDIRECT(VLOOKUP([.$A18];[.$AG$16:.$AH$38];2;FALSE));[.J$62];FALSE)" table:style-name="ce34">
            <text:p>65</text:p>
          </table:table-cell>
          <table:table-cell office:value-type="float" office:value="77.640787000000003" table:formula="of:=VLOOKUP([.$B$8];INDIRECT(VLOOKUP([.$A18];[.$AG$16:.$AH$38];2;FALSE));[.K$62];FALSE)" table:style-name="ce34">
            <text:p>78</text:p>
          </table:table-cell>
          <table:table-cell office:value-type="float" office:value="573.32497499999999" table:formula="of:=VLOOKUP([.$B$8];INDIRECT(VLOOKUP([.$A18];[.$AG$16:.$AH$38];2;FALSE));[.L$62];FALSE)" table:style-name="ce34">
            <text:p>573</text:p>
          </table:table-cell>
          <table:table-cell office:value-type="float" office:value="46.592095999999998" table:formula="of:=VLOOKUP([.$B$8];INDIRECT(VLOOKUP([.$A18];[.$AG$16:.$AH$38];2;FALSE));[.M$62];FALSE)" table:style-name="ce34">
            <text:p>47</text:p>
          </table:table-cell>
          <table:table-cell office:value-type="float" office:value="83.195417000000006" table:formula="of:=VLOOKUP([.$B$8];INDIRECT(VLOOKUP([.$A18];[.$AG$16:.$AH$38];2;FALSE));[.N$62];FALSE)" table:style-name="ce34">
            <text:p>83</text:p>
          </table:table-cell>
          <table:table-cell office:value-type="float" office:value="7132.8865229999947" table:formula="of:=VLOOKUP([.$B$8];INDIRECT(VLOOKUP([.$A18];[.$AG$16:.$AH$38];2;FALSE));[.O$62];FALSE)" table:style-name="ce34">
            <text:p>7,133</text:p>
          </table:table-cell>
          <table:table-cell table:number-columns-repeated="2" table:style-name="ce15"/>
          <table:table-cell table:style-name="ce17"/>
          <table:table-cell table:style-name="ce15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04" table:formula="of:=[.AG17]+1" table:style-name="ce12">
            <text:p>2004</text:p>
          </table:table-cell>
          <table:table-cell office:value-type="string" office:string-value="A99:O109" table:formula="of:=&quot;A&quot;&amp;[.AI18]&amp;&quot;:O&quot;&amp;[.AJ18]" table:style-name="ce13">
            <text:p>A99:O109</text:p>
          </table:table-cell>
          <table:table-cell office:value-type="float" office:value="99" table:formula="of:=[.AI17]+[.$AH$14]" table:style-name="ce8">
            <text:p>99</text:p>
          </table:table-cell>
          <table:table-cell office:value-type="float" office:value="109" table:formula="of:=[.AJ17]+[.$AH$14]" table:style-name="ce8">
            <text:p>109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08" table:formula="of:=[.A18]+1" table:style-name="ce33">
            <text:p>2008</text:p>
          </table:table-cell>
          <table:table-cell office:value-type="float" office:value="170.02395299999998" table:formula="of:=VLOOKUP([.$B$8];INDIRECT(VLOOKUP([.$A19];[.$AG$16:.$AH$38];2;FALSE));[.B$62];FALSE)" table:style-name="ce34">
            <text:p>170</text:p>
          </table:table-cell>
          <table:table-cell office:value-type="float" office:value="42.599423999999999" table:formula="of:=VLOOKUP([.$B$8];INDIRECT(VLOOKUP([.$A19];[.$AG$16:.$AH$38];2;FALSE));[.C$62];FALSE)" table:style-name="ce34">
            <text:p>43</text:p>
          </table:table-cell>
          <table:table-cell office:value-type="float" office:value="3478.7842409999998" table:formula="of:=VLOOKUP([.$B$8];INDIRECT(VLOOKUP([.$A19];[.$AG$16:.$AH$38];2;FALSE));[.D$62];FALSE)" table:style-name="ce34">
            <text:p>3,479</text:p>
          </table:table-cell>
          <table:table-cell office:value-type="float" office:value="1943.5432660000001" table:formula="of:=VLOOKUP([.$B$8];INDIRECT(VLOOKUP([.$A19];[.$AG$16:.$AH$38];2;FALSE));[.E$62];FALSE)" table:style-name="ce34">
            <text:p>1,944</text:p>
          </table:table-cell>
          <table:table-cell office:value-type="float" office:value="38.690697" table:formula="of:=VLOOKUP([.$B$8];INDIRECT(VLOOKUP([.$A19];[.$AG$16:.$AH$38];2;FALSE));[.F$62];FALSE)" table:style-name="ce34">
            <text:p>39</text:p>
          </table:table-cell>
          <table:table-cell office:value-type="float" office:value="113.47118800000001" table:formula="of:=VLOOKUP([.$B$8];INDIRECT(VLOOKUP([.$A19];[.$AG$16:.$AH$38];2;FALSE));[.G$62];FALSE)" table:style-name="ce34">
            <text:p>113</text:p>
          </table:table-cell>
          <table:table-cell office:value-type="float" office:value="76.280612000000005" table:formula="of:=VLOOKUP([.$B$8];INDIRECT(VLOOKUP([.$A19];[.$AG$16:.$AH$38];2;FALSE));[.H$62];FALSE)" table:style-name="ce34">
            <text:p>76</text:p>
          </table:table-cell>
          <table:table-cell office:value-type="float" office:value="214.62252599999999" table:formula="of:=VLOOKUP([.$B$8];INDIRECT(VLOOKUP([.$A19];[.$AG$16:.$AH$38];2;FALSE));[.I$62];FALSE)" table:style-name="ce34">
            <text:p>215</text:p>
          </table:table-cell>
          <table:table-cell office:value-type="float" office:value="54.478009" table:formula="of:=VLOOKUP([.$B$8];INDIRECT(VLOOKUP([.$A19];[.$AG$16:.$AH$38];2;FALSE));[.J$62];FALSE)" table:style-name="ce34">
            <text:p>54</text:p>
          </table:table-cell>
          <table:table-cell office:value-type="float" office:value="80.140641000000016" table:formula="of:=VLOOKUP([.$B$8];INDIRECT(VLOOKUP([.$A19];[.$AG$16:.$AH$38];2;FALSE));[.K$62];FALSE)" table:style-name="ce34">
            <text:p>80</text:p>
          </table:table-cell>
          <table:table-cell office:value-type="float" office:value="558.45156999999995" table:formula="of:=VLOOKUP([.$B$8];INDIRECT(VLOOKUP([.$A19];[.$AG$16:.$AH$38];2;FALSE));[.L$62];FALSE)" table:style-name="ce34">
            <text:p>558</text:p>
          </table:table-cell>
          <table:table-cell office:value-type="float" office:value="47.374768999999993" table:formula="of:=VLOOKUP([.$B$8];INDIRECT(VLOOKUP([.$A19];[.$AG$16:.$AH$38];2;FALSE));[.M$62];FALSE)" table:style-name="ce34">
            <text:p>47</text:p>
          </table:table-cell>
          <table:table-cell office:value-type="float" office:value="69.528535000000005" table:formula="of:=VLOOKUP([.$B$8];INDIRECT(VLOOKUP([.$A19];[.$AG$16:.$AH$38];2;FALSE));[.N$62];FALSE)" table:style-name="ce34">
            <text:p>70</text:p>
          </table:table-cell>
          <table:table-cell office:value-type="float" office:value="6887.9894310000027" table:formula="of:=VLOOKUP([.$B$8];INDIRECT(VLOOKUP([.$A19];[.$AG$16:.$AH$38];2;FALSE));[.O$62];FALSE)" table:style-name="ce34">
            <text:p>6,888</text:p>
          </table:table-cell>
          <table:table-cell table:number-columns-repeated="4" table:style-name="ce15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05" table:formula="of:=[.AG18]+1" table:style-name="ce12">
            <text:p>2005</text:p>
          </table:table-cell>
          <table:table-cell office:value-type="string" office:string-value="A115:O125" table:formula="of:=&quot;A&quot;&amp;[.AI19]&amp;&quot;:O&quot;&amp;[.AJ19]" table:style-name="ce13">
            <text:p>A115:O125</text:p>
          </table:table-cell>
          <table:table-cell office:value-type="float" office:value="115" table:formula="of:=[.AI18]+[.$AH$14]" table:style-name="ce8">
            <text:p>115</text:p>
          </table:table-cell>
          <table:table-cell office:value-type="float" office:value="125" table:formula="of:=[.AJ18]+[.$AH$14]" table:style-name="ce8">
            <text:p>125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09" table:formula="of:=[.A19]+1" table:style-name="ce33">
            <text:p>2009</text:p>
          </table:table-cell>
          <table:table-cell office:value-type="float" office:value="174.59016499999998" table:formula="of:=VLOOKUP([.$B$8];INDIRECT(VLOOKUP([.$A20];[.$AG$16:.$AH$38];2;FALSE));[.B$62];FALSE)" table:style-name="ce34">
            <text:p>175</text:p>
          </table:table-cell>
          <table:table-cell office:value-type="float" office:value="46.782665999999999" table:formula="of:=VLOOKUP([.$B$8];INDIRECT(VLOOKUP([.$A20];[.$AG$16:.$AH$38];2;FALSE));[.C$62];FALSE)" table:style-name="ce34">
            <text:p>47</text:p>
          </table:table-cell>
          <table:table-cell office:value-type="float" office:value="3273.3583240000003" table:formula="of:=VLOOKUP([.$B$8];INDIRECT(VLOOKUP([.$A20];[.$AG$16:.$AH$38];2;FALSE));[.D$62];FALSE)" table:style-name="ce34">
            <text:p>3,273</text:p>
          </table:table-cell>
          <table:table-cell office:value-type="float" office:value="1974.8184040000001" table:formula="of:=VLOOKUP([.$B$8];INDIRECT(VLOOKUP([.$A20];[.$AG$16:.$AH$38];2;FALSE));[.E$62];FALSE)" table:style-name="ce34">
            <text:p>1,975</text:p>
          </table:table-cell>
          <table:table-cell office:value-type="float" office:value="37.340947000000007" table:formula="of:=VLOOKUP([.$B$8];INDIRECT(VLOOKUP([.$A20];[.$AG$16:.$AH$38];2;FALSE));[.F$62];FALSE)" table:style-name="ce34">
            <text:p>37</text:p>
          </table:table-cell>
          <table:table-cell office:value-type="float" office:value="143.07356700000003" table:formula="of:=VLOOKUP([.$B$8];INDIRECT(VLOOKUP([.$A20];[.$AG$16:.$AH$38];2;FALSE));[.G$62];FALSE)" table:style-name="ce34">
            <text:p>143</text:p>
          </table:table-cell>
          <table:table-cell office:value-type="float" office:value="78.197226000000001" table:formula="of:=VLOOKUP([.$B$8];INDIRECT(VLOOKUP([.$A20];[.$AG$16:.$AH$38];2;FALSE));[.H$62];FALSE)" table:style-name="ce34">
            <text:p>78</text:p>
          </table:table-cell>
          <table:table-cell office:value-type="float" office:value="210.89357799999999" table:formula="of:=VLOOKUP([.$B$8];INDIRECT(VLOOKUP([.$A20];[.$AG$16:.$AH$38];2;FALSE));[.I$62];FALSE)" table:style-name="ce34">
            <text:p>211</text:p>
          </table:table-cell>
          <table:table-cell office:value-type="float" office:value="50.932437000000007" table:formula="of:=VLOOKUP([.$B$8];INDIRECT(VLOOKUP([.$A20];[.$AG$16:.$AH$38];2;FALSE));[.J$62];FALSE)" table:style-name="ce34">
            <text:p>51</text:p>
          </table:table-cell>
          <table:table-cell office:value-type="float" office:value="85.074283000000008" table:formula="of:=VLOOKUP([.$B$8];INDIRECT(VLOOKUP([.$A20];[.$AG$16:.$AH$38];2;FALSE));[.K$62];FALSE)" table:style-name="ce34">
            <text:p>85</text:p>
          </table:table-cell>
          <table:table-cell office:value-type="float" office:value="537.3553619999999" table:formula="of:=VLOOKUP([.$B$8];INDIRECT(VLOOKUP([.$A20];[.$AG$16:.$AH$38];2;FALSE));[.L$62];FALSE)" table:style-name="ce34">
            <text:p>537</text:p>
          </table:table-cell>
          <table:table-cell office:value-type="float" office:value="49.589624000000001" table:formula="of:=VLOOKUP([.$B$8];INDIRECT(VLOOKUP([.$A20];[.$AG$16:.$AH$38];2;FALSE));[.M$62];FALSE)" table:style-name="ce34">
            <text:p>50</text:p>
          </table:table-cell>
          <table:table-cell office:value-type="float" office:value="54.465705" table:formula="of:=VLOOKUP([.$B$8];INDIRECT(VLOOKUP([.$A20];[.$AG$16:.$AH$38];2;FALSE));[.N$62];FALSE)" table:style-name="ce34">
            <text:p>54</text:p>
          </table:table-cell>
          <table:table-cell office:value-type="float" office:value="6716.4722880000018" table:formula="of:=VLOOKUP([.$B$8];INDIRECT(VLOOKUP([.$A20];[.$AG$16:.$AH$38];2;FALSE));[.O$62];FALSE)" table:style-name="ce34">
            <text:p>6,716</text:p>
          </table:table-cell>
          <table:table-cell table:number-columns-repeated="4" table:style-name="ce15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06" table:formula="of:=[.AG19]+1" table:style-name="ce12">
            <text:p>2006</text:p>
          </table:table-cell>
          <table:table-cell office:value-type="string" office:string-value="A131:O141" table:formula="of:=&quot;A&quot;&amp;[.AI20]&amp;&quot;:O&quot;&amp;[.AJ20]" table:style-name="ce13">
            <text:p>A131:O141</text:p>
          </table:table-cell>
          <table:table-cell office:value-type="float" office:value="131" table:formula="of:=[.AI19]+[.$AH$14]" table:style-name="ce8">
            <text:p>131</text:p>
          </table:table-cell>
          <table:table-cell office:value-type="float" office:value="141" table:formula="of:=[.AJ19]+[.$AH$14]" table:style-name="ce8">
            <text:p>141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10" table:formula="of:=[.A20]+1" table:style-name="ce33">
            <text:p>2010</text:p>
          </table:table-cell>
          <table:table-cell office:value-type="float" office:value="162.78326999999999" table:formula="of:=VLOOKUP([.$B$8];INDIRECT(VLOOKUP([.$A21];[.$AG$16:.$AH$38];2;FALSE));[.B$62];FALSE)" table:style-name="ce34">
            <text:p>163</text:p>
          </table:table-cell>
          <table:table-cell office:value-type="float" office:value="42.664493" table:formula="of:=VLOOKUP([.$B$8];INDIRECT(VLOOKUP([.$A21];[.$AG$16:.$AH$38];2;FALSE));[.C$62];FALSE)" table:style-name="ce34">
            <text:p>43</text:p>
          </table:table-cell>
          <table:table-cell office:value-type="float" office:value="3378.3032129999997" table:formula="of:=VLOOKUP([.$B$8];INDIRECT(VLOOKUP([.$A21];[.$AG$16:.$AH$38];2;FALSE));[.D$62];FALSE)" table:style-name="ce34">
            <text:p>3,378</text:p>
          </table:table-cell>
          <table:table-cell office:value-type="float" office:value="1826.9684989999998" table:formula="of:=VLOOKUP([.$B$8];INDIRECT(VLOOKUP([.$A21];[.$AG$16:.$AH$38];2;FALSE));[.E$62];FALSE)" table:style-name="ce34">
            <text:p>1,827</text:p>
          </table:table-cell>
          <table:table-cell office:value-type="float" office:value="28.409521999999999" table:formula="of:=VLOOKUP([.$B$8];INDIRECT(VLOOKUP([.$A21];[.$AG$16:.$AH$38];2;FALSE));[.F$62];FALSE)" table:style-name="ce34">
            <text:p>28</text:p>
          </table:table-cell>
          <table:table-cell office:value-type="float" office:value="122.23571199999999" table:formula="of:=VLOOKUP([.$B$8];INDIRECT(VLOOKUP([.$A21];[.$AG$16:.$AH$38];2;FALSE));[.G$62];FALSE)" table:style-name="ce34">
            <text:p>122</text:p>
          </table:table-cell>
          <table:table-cell office:value-type="float" office:value="87.338878999999991" table:formula="of:=VLOOKUP([.$B$8];INDIRECT(VLOOKUP([.$A21];[.$AG$16:.$AH$38];2;FALSE));[.H$62];FALSE)" table:style-name="ce34">
            <text:p>87</text:p>
          </table:table-cell>
          <table:table-cell office:value-type="float" office:value="200.19424000000001" table:formula="of:=VLOOKUP([.$B$8];INDIRECT(VLOOKUP([.$A21];[.$AG$16:.$AH$38];2;FALSE));[.I$62];FALSE)" table:style-name="ce34">
            <text:p>200</text:p>
          </table:table-cell>
          <table:table-cell office:value-type="float" office:value="66.501077000000009" table:formula="of:=VLOOKUP([.$B$8];INDIRECT(VLOOKUP([.$A21];[.$AG$16:.$AH$38];2;FALSE));[.J$62];FALSE)" table:style-name="ce34">
            <text:p>67</text:p>
          </table:table-cell>
          <table:table-cell office:value-type="float" office:value="77.607105000000004" table:formula="of:=VLOOKUP([.$B$8];INDIRECT(VLOOKUP([.$A21];[.$AG$16:.$AH$38];2;FALSE));[.K$62];FALSE)" table:style-name="ce34">
            <text:p>78</text:p>
          </table:table-cell>
          <table:table-cell office:value-type="float" office:value="597.25322000000006" table:formula="of:=VLOOKUP([.$B$8];INDIRECT(VLOOKUP([.$A21];[.$AG$16:.$AH$38];2;FALSE));[.L$62];FALSE)" table:style-name="ce34">
            <text:p>597</text:p>
          </table:table-cell>
          <table:table-cell office:value-type="float" office:value="44.799574999999997" table:formula="of:=VLOOKUP([.$B$8];INDIRECT(VLOOKUP([.$A21];[.$AG$16:.$AH$38];2;FALSE));[.M$62];FALSE)" table:style-name="ce34">
            <text:p>45</text:p>
          </table:table-cell>
          <table:table-cell office:value-type="float" office:value="62.490258999999995" table:formula="of:=VLOOKUP([.$B$8];INDIRECT(VLOOKUP([.$A21];[.$AG$16:.$AH$38];2;FALSE));[.N$62];FALSE)" table:style-name="ce34">
            <text:p>62</text:p>
          </table:table-cell>
          <table:table-cell office:value-type="float" office:value="6697.5490640000016" table:formula="of:=VLOOKUP([.$B$8];INDIRECT(VLOOKUP([.$A21];[.$AG$16:.$AH$38];2;FALSE));[.O$62];FALSE)" table:style-name="ce34">
            <text:p>6,698</text:p>
          </table:table-cell>
          <table:table-cell table:number-columns-repeated="4" table:style-name="ce15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07" table:formula="of:=[.AG20]+1" table:style-name="ce12">
            <text:p>2007</text:p>
          </table:table-cell>
          <table:table-cell office:value-type="string" office:string-value="A147:O157" table:formula="of:=&quot;A&quot;&amp;[.AI21]&amp;&quot;:O&quot;&amp;[.AJ21]" table:style-name="ce13">
            <text:p>A147:O157</text:p>
          </table:table-cell>
          <table:table-cell office:value-type="float" office:value="147" table:formula="of:=[.AI20]+[.$AH$14]" table:style-name="ce8">
            <text:p>147</text:p>
          </table:table-cell>
          <table:table-cell office:value-type="float" office:value="157" table:formula="of:=[.AJ20]+[.$AH$14]" table:style-name="ce8">
            <text:p>157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11" table:formula="of:=[.A21]+1" table:style-name="ce33">
            <text:p>2011</text:p>
          </table:table-cell>
          <table:table-cell office:value-type="float" office:value="168.176266" table:formula="of:=VLOOKUP([.$B$8];INDIRECT(VLOOKUP([.$A22];[.$AG$16:.$AH$38];2;FALSE));[.B$62];FALSE)" table:style-name="ce34">
            <text:p>168</text:p>
          </table:table-cell>
          <table:table-cell office:value-type="float" office:value="47.535204" table:formula="of:=VLOOKUP([.$B$8];INDIRECT(VLOOKUP([.$A22];[.$AG$16:.$AH$38];2;FALSE));[.C$62];FALSE)" table:style-name="ce34">
            <text:p>48</text:p>
          </table:table-cell>
          <table:table-cell office:value-type="float" office:value="3380.0701340000001" table:formula="of:=VLOOKUP([.$B$8];INDIRECT(VLOOKUP([.$A22];[.$AG$16:.$AH$38];2;FALSE));[.D$62];FALSE)" table:style-name="ce34">
            <text:p>3,380</text:p>
          </table:table-cell>
          <table:table-cell office:value-type="float" office:value="1952.375626" table:formula="of:=VLOOKUP([.$B$8];INDIRECT(VLOOKUP([.$A22];[.$AG$16:.$AH$38];2;FALSE));[.E$62];FALSE)" table:style-name="ce34">
            <text:p>1,952</text:p>
          </table:table-cell>
          <table:table-cell office:value-type="float" office:value="36.582675999999999" table:formula="of:=VLOOKUP([.$B$8];INDIRECT(VLOOKUP([.$A22];[.$AG$16:.$AH$38];2;FALSE));[.F$62];FALSE)" table:style-name="ce34">
            <text:p>37</text:p>
          </table:table-cell>
          <table:table-cell office:value-type="float" office:value="127.42218299999999" table:formula="of:=VLOOKUP([.$B$8];INDIRECT(VLOOKUP([.$A22];[.$AG$16:.$AH$38];2;FALSE));[.G$62];FALSE)" table:style-name="ce34">
            <text:p>127</text:p>
          </table:table-cell>
          <table:table-cell office:value-type="float" office:value="77.441977999999992" table:formula="of:=VLOOKUP([.$B$8];INDIRECT(VLOOKUP([.$A22];[.$AG$16:.$AH$38];2;FALSE));[.H$62];FALSE)" table:style-name="ce34">
            <text:p>77</text:p>
          </table:table-cell>
          <table:table-cell office:value-type="float" office:value="205.553034" table:formula="of:=VLOOKUP([.$B$8];INDIRECT(VLOOKUP([.$A22];[.$AG$16:.$AH$38];2;FALSE));[.I$62];FALSE)" table:style-name="ce34">
            <text:p>206</text:p>
          </table:table-cell>
          <table:table-cell office:value-type="float" office:value="53.891068999999995" table:formula="of:=VLOOKUP([.$B$8];INDIRECT(VLOOKUP([.$A22];[.$AG$16:.$AH$38];2;FALSE));[.J$62];FALSE)" table:style-name="ce34">
            <text:p>54</text:p>
          </table:table-cell>
          <table:table-cell office:value-type="float" office:value="72.546343999999991" table:formula="of:=VLOOKUP([.$B$8];INDIRECT(VLOOKUP([.$A22];[.$AG$16:.$AH$38];2;FALSE));[.K$62];FALSE)" table:style-name="ce34">
            <text:p>73</text:p>
          </table:table-cell>
          <table:table-cell office:value-type="float" office:value="549.12049100000002" table:formula="of:=VLOOKUP([.$B$8];INDIRECT(VLOOKUP([.$A22];[.$AG$16:.$AH$38];2;FALSE));[.L$62];FALSE)" table:style-name="ce34">
            <text:p>549</text:p>
          </table:table-cell>
          <table:table-cell office:value-type="float" office:value="50.851255999999999" table:formula="of:=VLOOKUP([.$B$8];INDIRECT(VLOOKUP([.$A22];[.$AG$16:.$AH$38];2;FALSE));[.M$62];FALSE)" table:style-name="ce34">
            <text:p>51</text:p>
          </table:table-cell>
          <table:table-cell office:value-type="float" office:value="42.584042000000004" table:formula="of:=VLOOKUP([.$B$8];INDIRECT(VLOOKUP([.$A22];[.$AG$16:.$AH$38];2;FALSE));[.N$62];FALSE)" table:style-name="ce34">
            <text:p>43</text:p>
          </table:table-cell>
          <table:table-cell office:value-type="float" office:value="6764.1503029999976" table:formula="of:=VLOOKUP([.$B$8];INDIRECT(VLOOKUP([.$A22];[.$AG$16:.$AH$38];2;FALSE));[.O$62];FALSE)" table:style-name="ce34">
            <text:p>6,764</text:p>
          </table:table-cell>
          <table:table-cell table:number-columns-repeated="4" table:style-name="ce15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08" table:formula="of:=[.AG21]+1" table:style-name="ce12">
            <text:p>2008</text:p>
          </table:table-cell>
          <table:table-cell office:value-type="string" office:string-value="A163:O173" table:formula="of:=&quot;A&quot;&amp;[.AI22]&amp;&quot;:O&quot;&amp;[.AJ22]" table:style-name="ce13">
            <text:p>A163:O173</text:p>
          </table:table-cell>
          <table:table-cell office:value-type="float" office:value="163" table:formula="of:=[.AI21]+[.$AH$14]" table:style-name="ce8">
            <text:p>163</text:p>
          </table:table-cell>
          <table:table-cell office:value-type="float" office:value="173" table:formula="of:=[.AJ21]+[.$AH$14]" table:style-name="ce8">
            <text:p>173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12" table:formula="of:=[.A22]+1" table:style-name="ce33">
            <text:p>2012</text:p>
          </table:table-cell>
          <table:table-cell office:value-type="float" office:value="160.43916100000001" table:formula="of:=VLOOKUP([.$B$8];INDIRECT(VLOOKUP([.$A23];[.$AG$16:.$AH$38];2;FALSE));[.B$62];FALSE)" table:style-name="ce34">
            <text:p>160</text:p>
          </table:table-cell>
          <table:table-cell office:value-type="float" office:value="52.927157999999991" table:formula="of:=VLOOKUP([.$B$8];INDIRECT(VLOOKUP([.$A23];[.$AG$16:.$AH$38];2;FALSE));[.C$62];FALSE)" table:style-name="ce34">
            <text:p>53</text:p>
          </table:table-cell>
          <table:table-cell office:value-type="float" office:value="3296.7061469999999" table:formula="of:=VLOOKUP([.$B$8];INDIRECT(VLOOKUP([.$A23];[.$AG$16:.$AH$38];2;FALSE));[.D$62];FALSE)" table:style-name="ce34">
            <text:p>3,297</text:p>
          </table:table-cell>
          <table:table-cell office:value-type="float" office:value="1823.125415" table:formula="of:=VLOOKUP([.$B$8];INDIRECT(VLOOKUP([.$A23];[.$AG$16:.$AH$38];2;FALSE));[.E$62];FALSE)" table:style-name="ce34">
            <text:p>1,823</text:p>
          </table:table-cell>
          <table:table-cell office:value-type="float" office:value="38.567751000000001" table:formula="of:=VLOOKUP([.$B$8];INDIRECT(VLOOKUP([.$A23];[.$AG$16:.$AH$38];2;FALSE));[.F$62];FALSE)" table:style-name="ce34">
            <text:p>39</text:p>
          </table:table-cell>
          <table:table-cell office:value-type="float" office:value="95.057790000000011" table:formula="of:=VLOOKUP([.$B$8];INDIRECT(VLOOKUP([.$A23];[.$AG$16:.$AH$38];2;FALSE));[.G$62];FALSE)" table:style-name="ce34">
            <text:p>95</text:p>
          </table:table-cell>
          <table:table-cell office:value-type="float" office:value="73.853650999999999" table:formula="of:=VLOOKUP([.$B$8];INDIRECT(VLOOKUP([.$A23];[.$AG$16:.$AH$38];2;FALSE));[.H$62];FALSE)" table:style-name="ce34">
            <text:p>74</text:p>
          </table:table-cell>
          <table:table-cell office:value-type="float" office:value="217.60608100000002" table:formula="of:=VLOOKUP([.$B$8];INDIRECT(VLOOKUP([.$A23];[.$AG$16:.$AH$38];2;FALSE));[.I$62];FALSE)" table:style-name="ce34">
            <text:p>218</text:p>
          </table:table-cell>
          <table:table-cell office:value-type="float" office:value="65.459685000000007" table:formula="of:=VLOOKUP([.$B$8];INDIRECT(VLOOKUP([.$A23];[.$AG$16:.$AH$38];2;FALSE));[.J$62];FALSE)" table:style-name="ce34">
            <text:p>65</text:p>
          </table:table-cell>
          <table:table-cell office:value-type="float" office:value="75.256893999999988" table:formula="of:=VLOOKUP([.$B$8];INDIRECT(VLOOKUP([.$A23];[.$AG$16:.$AH$38];2;FALSE));[.K$62];FALSE)" table:style-name="ce34">
            <text:p>75</text:p>
          </table:table-cell>
          <table:table-cell office:value-type="float" office:value="630.81850100000008" table:formula="of:=VLOOKUP([.$B$8];INDIRECT(VLOOKUP([.$A23];[.$AG$16:.$AH$38];2;FALSE));[.L$62];FALSE)" table:style-name="ce34">
            <text:p>631</text:p>
          </table:table-cell>
          <table:table-cell office:value-type="float" office:value="48.442230000000009" table:formula="of:=VLOOKUP([.$B$8];INDIRECT(VLOOKUP([.$A23];[.$AG$16:.$AH$38];2;FALSE));[.M$62];FALSE)" table:style-name="ce34">
            <text:p>48</text:p>
          </table:table-cell>
          <table:table-cell office:value-type="float" office:value="29.099854999999998" table:formula="of:=VLOOKUP([.$B$8];INDIRECT(VLOOKUP([.$A23];[.$AG$16:.$AH$38];2;FALSE));[.N$62];FALSE)" table:style-name="ce34">
            <text:p>29</text:p>
          </table:table-cell>
          <table:table-cell office:value-type="float" office:value="6607.3603189999994" table:formula="of:=VLOOKUP([.$B$8];INDIRECT(VLOOKUP([.$A23];[.$AG$16:.$AH$38];2;FALSE));[.O$62];FALSE)" table:style-name="ce34">
            <text:p>6,607</text:p>
          </table:table-cell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09" table:formula="of:=[.AG22]+1" table:style-name="ce12">
            <text:p>2009</text:p>
          </table:table-cell>
          <table:table-cell office:value-type="string" office:string-value="A179:O189" table:formula="of:=&quot;A&quot;&amp;[.AI23]&amp;&quot;:O&quot;&amp;[.AJ23]" table:style-name="ce13">
            <text:p>A179:O189</text:p>
          </table:table-cell>
          <table:table-cell office:value-type="float" office:value="179" table:formula="of:=[.AI22]+[.$AH$14]" table:style-name="ce8">
            <text:p>179</text:p>
          </table:table-cell>
          <table:table-cell office:value-type="float" office:value="189" table:formula="of:=[.AJ22]+[.$AH$14]" table:style-name="ce8">
            <text:p>189</text:p>
          </table:table-cell>
          <table:table-cell table:number-columns-repeated="4" table:style-name="ce9"/>
          <table:table-cell table:number-columns-repeated="2" table:style-name="ce26"/>
          <table:table-cell table:number-columns-repeated="15" table:style-name="ce22"/>
          <table:table-cell table:number-columns-repeated="15" table:style-name="ce26"/>
          <table:table-cell table:number-columns-repeated="16312" table:style-name="ce23"/>
        </table:table-row>
        <table:table-row table:style-name="ro2">
          <table:table-cell office:value-type="float" office:value="2013" table:formula="of:=[.A23]+1" table:style-name="ce33">
            <text:p>2013</text:p>
          </table:table-cell>
          <table:table-cell office:value-type="float" office:value="163.818667" table:formula="of:=VLOOKUP([.$B$8];INDIRECT(VLOOKUP([.$A24];[.$AG$16:.$AH$38];2;FALSE));[.B$62];FALSE)" table:style-name="ce34">
            <text:p>164</text:p>
          </table:table-cell>
          <table:table-cell office:value-type="float" office:value="47.395259999999993" table:formula="of:=VLOOKUP([.$B$8];INDIRECT(VLOOKUP([.$A24];[.$AG$16:.$AH$38];2;FALSE));[.C$62];FALSE)" table:style-name="ce34">
            <text:p>47</text:p>
          </table:table-cell>
          <table:table-cell office:value-type="float" office:value="3223.0792019999999" table:formula="of:=VLOOKUP([.$B$8];INDIRECT(VLOOKUP([.$A24];[.$AG$16:.$AH$38];2;FALSE));[.D$62];FALSE)" table:style-name="ce34">
            <text:p>3,223</text:p>
          </table:table-cell>
          <table:table-cell office:value-type="float" office:value="1855.54711" table:formula="of:=VLOOKUP([.$B$8];INDIRECT(VLOOKUP([.$A24];[.$AG$16:.$AH$38];2;FALSE));[.E$62];FALSE)" table:style-name="ce34">
            <text:p>1,856</text:p>
          </table:table-cell>
          <table:table-cell office:value-type="float" office:value="31.166945999999996" table:formula="of:=VLOOKUP([.$B$8];INDIRECT(VLOOKUP([.$A24];[.$AG$16:.$AH$38];2;FALSE));[.F$62];FALSE)" table:style-name="ce34">
            <text:p>31</text:p>
          </table:table-cell>
          <table:table-cell office:value-type="float" office:value="123.721754" table:formula="of:=VLOOKUP([.$B$8];INDIRECT(VLOOKUP([.$A24];[.$AG$16:.$AH$38];2;FALSE));[.G$62];FALSE)" table:style-name="ce34">
            <text:p>124</text:p>
          </table:table-cell>
          <table:table-cell office:value-type="float" office:value="78.162499999999994" table:formula="of:=VLOOKUP([.$B$8];INDIRECT(VLOOKUP([.$A24];[.$AG$16:.$AH$38];2;FALSE));[.H$62];FALSE)" table:style-name="ce34">
            <text:p>78</text:p>
          </table:table-cell>
          <table:table-cell office:value-type="float" office:value="202.28865300000001" table:formula="of:=VLOOKUP([.$B$8];INDIRECT(VLOOKUP([.$A24];[.$AG$16:.$AH$38];2;FALSE));[.I$62];FALSE)" table:style-name="ce34">
            <text:p>202</text:p>
          </table:table-cell>
          <table:table-cell office:value-type="float" office:value="50.605779999999996" table:formula="of:=VLOOKUP([.$B$8];INDIRECT(VLOOKUP([.$A24];[.$AG$16:.$AH$38];2;FALSE));[.J$62];FALSE)" table:style-name="ce34">
            <text:p>51</text:p>
          </table:table-cell>
          <table:table-cell office:value-type="float" office:value="79.864716000000001" table:formula="of:=VLOOKUP([.$B$8];INDIRECT(VLOOKUP([.$A24];[.$AG$16:.$AH$38];2;FALSE));[.K$62];FALSE)" table:style-name="ce34">
            <text:p>80</text:p>
          </table:table-cell>
          <table:table-cell office:value-type="float" office:value="625.30860700000005" table:formula="of:=VLOOKUP([.$B$8];INDIRECT(VLOOKUP([.$A24];[.$AG$16:.$AH$38];2;FALSE));[.L$62];FALSE)" table:style-name="ce34">
            <text:p>625</text:p>
          </table:table-cell>
          <table:table-cell office:value-type="float" office:value="49.416884000000003" table:formula="of:=VLOOKUP([.$B$8];INDIRECT(VLOOKUP([.$A24];[.$AG$16:.$AH$38];2;FALSE));[.M$62];FALSE)" table:style-name="ce34">
            <text:p>49</text:p>
          </table:table-cell>
          <table:table-cell office:value-type="float" office:value="62.080438999999998" table:formula="of:=VLOOKUP([.$B$8];INDIRECT(VLOOKUP([.$A24];[.$AG$16:.$AH$38];2;FALSE));[.N$62];FALSE)" table:style-name="ce34">
            <text:p>62</text:p>
          </table:table-cell>
          <table:table-cell office:value-type="float" office:value="6592.4565179999981" table:formula="of:=VLOOKUP([.$B$8];INDIRECT(VLOOKUP([.$A24];[.$AG$16:.$AH$38];2;FALSE));[.O$62];FALSE)" table:style-name="ce34">
            <text:p>6,592</text:p>
          </table:table-cell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10" table:formula="of:=[.AG23]+1" table:style-name="ce12">
            <text:p>2010</text:p>
          </table:table-cell>
          <table:table-cell office:value-type="string" office:string-value="A195:O205" table:formula="of:=&quot;A&quot;&amp;[.AI24]&amp;&quot;:O&quot;&amp;[.AJ24]" table:style-name="ce13">
            <text:p>A195:O205</text:p>
          </table:table-cell>
          <table:table-cell office:value-type="float" office:value="195" table:formula="of:=[.AI23]+[.$AH$14]" table:style-name="ce8">
            <text:p>195</text:p>
          </table:table-cell>
          <table:table-cell office:value-type="float" office:value="205" table:formula="of:=[.AJ23]+[.$AH$14]" table:style-name="ce8">
            <text:p>205</text:p>
          </table:table-cell>
          <table:table-cell table:number-columns-repeated="4" table:style-name="ce9"/>
          <table:table-cell table:number-columns-repeated="2" table:style-name="ce26"/>
          <table:table-cell table:number-columns-repeated="15" table:style-name="ce22"/>
          <table:table-cell table:number-columns-repeated="15" table:style-name="ce26"/>
          <table:table-cell table:number-columns-repeated="16312" table:style-name="ce23"/>
        </table:table-row>
        <table:table-row table:style-name="ro2">
          <table:table-cell office:value-type="float" office:value="2014" table:formula="of:=[.A24]+1" table:style-name="ce33">
            <text:p>2014</text:p>
          </table:table-cell>
          <table:table-cell office:value-type="float" office:value="157.379739" table:formula="of:=VLOOKUP([.$B$8];INDIRECT(VLOOKUP([.$A25];[.$AG$16:.$AH$38];2;FALSE));[.B$62];FALSE)" table:style-name="ce34">
            <text:p>157</text:p>
          </table:table-cell>
          <table:table-cell office:value-type="float" office:value="56.021929000000007" table:formula="of:=VLOOKUP([.$B$8];INDIRECT(VLOOKUP([.$A25];[.$AG$16:.$AH$38];2;FALSE));[.C$62];FALSE)" table:style-name="ce34">
            <text:p>56</text:p>
          </table:table-cell>
          <table:table-cell office:value-type="float" office:value="3268.4494999999997" table:formula="of:=VLOOKUP([.$B$8];INDIRECT(VLOOKUP([.$A25];[.$AG$16:.$AH$38];2;FALSE));[.D$62];FALSE)" table:style-name="ce34">
            <text:p>3,268</text:p>
          </table:table-cell>
          <table:table-cell office:value-type="float" office:value="1783.3704379999999" table:formula="of:=VLOOKUP([.$B$8];INDIRECT(VLOOKUP([.$A25];[.$AG$16:.$AH$38];2;FALSE));[.E$62];FALSE)" table:style-name="ce34">
            <text:p>1,783</text:p>
          </table:table-cell>
          <table:table-cell office:value-type="float" office:value="30.080086999999999" table:formula="of:=VLOOKUP([.$B$8];INDIRECT(VLOOKUP([.$A25];[.$AG$16:.$AH$38];2;FALSE));[.F$62];FALSE)" table:style-name="ce34">
            <text:p>30</text:p>
          </table:table-cell>
          <table:table-cell office:value-type="float" office:value="108.938136" table:formula="of:=VLOOKUP([.$B$8];INDIRECT(VLOOKUP([.$A25];[.$AG$16:.$AH$38];2;FALSE));[.G$62];FALSE)" table:style-name="ce34">
            <text:p>109</text:p>
          </table:table-cell>
          <table:table-cell office:value-type="float" office:value="71.386072999999996" table:formula="of:=VLOOKUP([.$B$8];INDIRECT(VLOOKUP([.$A25];[.$AG$16:.$AH$38];2;FALSE));[.H$62];FALSE)" table:style-name="ce34">
            <text:p>71</text:p>
          </table:table-cell>
          <table:table-cell office:value-type="float" office:value="201.766785" table:formula="of:=VLOOKUP([.$B$8];INDIRECT(VLOOKUP([.$A25];[.$AG$16:.$AH$38];2;FALSE));[.I$62];FALSE)" table:style-name="ce34">
            <text:p>202</text:p>
          </table:table-cell>
          <table:table-cell office:value-type="float" office:value="52.010536000000009" table:formula="of:=VLOOKUP([.$B$8];INDIRECT(VLOOKUP([.$A25];[.$AG$16:.$AH$38];2;FALSE));[.J$62];FALSE)" table:style-name="ce34">
            <text:p>52</text:p>
          </table:table-cell>
          <table:table-cell office:value-type="float" office:value="89.373904999999993" table:formula="of:=VLOOKUP([.$B$8];INDIRECT(VLOOKUP([.$A25];[.$AG$16:.$AH$38];2;FALSE));[.K$62];FALSE)" table:style-name="ce34">
            <text:p>89</text:p>
          </table:table-cell>
          <table:table-cell office:value-type="float" office:value="595.886526" table:formula="of:=VLOOKUP([.$B$8];INDIRECT(VLOOKUP([.$A25];[.$AG$16:.$AH$38];2;FALSE));[.L$62];FALSE)" table:style-name="ce34">
            <text:p>596</text:p>
          </table:table-cell>
          <table:table-cell office:value-type="float" office:value="51.799785999999997" table:formula="of:=VLOOKUP([.$B$8];INDIRECT(VLOOKUP([.$A25];[.$AG$16:.$AH$38];2;FALSE));[.M$62];FALSE)" table:style-name="ce34">
            <text:p>52</text:p>
          </table:table-cell>
          <table:table-cell office:value-type="float" office:value="29.874499" table:formula="of:=VLOOKUP([.$B$8];INDIRECT(VLOOKUP([.$A25];[.$AG$16:.$AH$38];2;FALSE));[.N$62];FALSE)" table:style-name="ce34">
            <text:p>30</text:p>
          </table:table-cell>
          <table:table-cell office:value-type="float" office:value="6496.3379390000009" table:formula="of:=VLOOKUP([.$B$8];INDIRECT(VLOOKUP([.$A25];[.$AG$16:.$AH$38];2;FALSE));[.O$62];FALSE)" table:style-name="ce34">
            <text:p>6,496</text:p>
          </table:table-cell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11" table:formula="of:=[.AG24]+1" table:style-name="ce12">
            <text:p>2011</text:p>
          </table:table-cell>
          <table:table-cell office:value-type="string" office:string-value="A211:O221" table:formula="of:=&quot;A&quot;&amp;[.AI25]&amp;&quot;:O&quot;&amp;[.AJ25]" table:style-name="ce13">
            <text:p>A211:O221</text:p>
          </table:table-cell>
          <table:table-cell office:value-type="float" office:value="211" table:formula="of:=[.AI24]+[.$AH$14]" table:style-name="ce8">
            <text:p>211</text:p>
          </table:table-cell>
          <table:table-cell office:value-type="float" office:value="221" table:formula="of:=[.AJ24]+[.$AH$14]" table:style-name="ce8">
            <text:p>221</text:p>
          </table:table-cell>
          <table:table-cell table:number-columns-repeated="4" table:style-name="ce9"/>
          <table:table-cell table:number-columns-repeated="2" table:style-name="ce26"/>
          <table:table-cell table:number-columns-repeated="15" table:style-name="ce22"/>
          <table:table-cell table:number-columns-repeated="15" table:style-name="ce26"/>
          <table:table-cell table:number-columns-repeated="16312" table:style-name="ce23"/>
        </table:table-row>
        <table:table-row table:style-name="ro2">
          <table:table-cell office:value-type="float" office:value="2015" table:formula="of:=[.A25]+1" table:style-name="ce33">
            <text:p>2015</text:p>
          </table:table-cell>
          <table:table-cell office:value-type="float" office:value="160.60355599999997" table:formula="of:=VLOOKUP([.$B$8];INDIRECT(VLOOKUP([.$A26];[.$AG$16:.$AH$38];2;FALSE));[.B$62];FALSE)" table:style-name="ce34">
            <text:p>161</text:p>
          </table:table-cell>
          <table:table-cell office:value-type="float" office:value="51.734820999999997" table:formula="of:=VLOOKUP([.$B$8];INDIRECT(VLOOKUP([.$A26];[.$AG$16:.$AH$38];2;FALSE));[.C$62];FALSE)" table:style-name="ce34">
            <text:p>52</text:p>
          </table:table-cell>
          <table:table-cell office:value-type="float" office:value="3257.2504549999999" table:formula="of:=VLOOKUP([.$B$8];INDIRECT(VLOOKUP([.$A26];[.$AG$16:.$AH$38];2;FALSE));[.D$62];FALSE)" table:style-name="ce34">
            <text:p>3,257</text:p>
          </table:table-cell>
          <table:table-cell office:value-type="float" office:value="1884.020139" table:formula="of:=VLOOKUP([.$B$8];INDIRECT(VLOOKUP([.$A26];[.$AG$16:.$AH$38];2;FALSE));[.E$62];FALSE)" table:style-name="ce34">
            <text:p>1,884</text:p>
          </table:table-cell>
          <table:table-cell office:value-type="float" office:value="30.142969000000001" table:formula="of:=VLOOKUP([.$B$8];INDIRECT(VLOOKUP([.$A26];[.$AG$16:.$AH$38];2;FALSE));[.F$62];FALSE)" table:style-name="ce34">
            <text:p>30</text:p>
          </table:table-cell>
          <table:table-cell office:value-type="float" office:value="98.857075999999992" table:formula="of:=VLOOKUP([.$B$8];INDIRECT(VLOOKUP([.$A26];[.$AG$16:.$AH$38];2;FALSE));[.G$62];FALSE)" table:style-name="ce34">
            <text:p>99</text:p>
          </table:table-cell>
          <table:table-cell office:value-type="float" office:value="78.644066000000009" table:formula="of:=VLOOKUP([.$B$8];INDIRECT(VLOOKUP([.$A26];[.$AG$16:.$AH$38];2;FALSE));[.H$62];FALSE)" table:style-name="ce34">
            <text:p>79</text:p>
          </table:table-cell>
          <table:table-cell office:value-type="float" office:value="204.594493" table:formula="of:=VLOOKUP([.$B$8];INDIRECT(VLOOKUP([.$A26];[.$AG$16:.$AH$38];2;FALSE));[.I$62];FALSE)" table:style-name="ce34">
            <text:p>205</text:p>
          </table:table-cell>
          <table:table-cell office:value-type="float" office:value="47.348335000000006" table:formula="of:=VLOOKUP([.$B$8];INDIRECT(VLOOKUP([.$A26];[.$AG$16:.$AH$38];2;FALSE));[.J$62];FALSE)" table:style-name="ce34">
            <text:p>47</text:p>
          </table:table-cell>
          <table:table-cell office:value-type="float" office:value="80.864238" table:formula="of:=VLOOKUP([.$B$8];INDIRECT(VLOOKUP([.$A26];[.$AG$16:.$AH$38];2;FALSE));[.K$62];FALSE)" table:style-name="ce34">
            <text:p>81</text:p>
          </table:table-cell>
          <table:table-cell office:value-type="float" office:value="656.66059700000005" table:formula="of:=VLOOKUP([.$B$8];INDIRECT(VLOOKUP([.$A26];[.$AG$16:.$AH$38];2;FALSE));[.L$62];FALSE)" table:style-name="ce34">
            <text:p>657</text:p>
          </table:table-cell>
          <table:table-cell office:value-type="float" office:value="50.110240999999995" table:formula="of:=VLOOKUP([.$B$8];INDIRECT(VLOOKUP([.$A26];[.$AG$16:.$AH$38];2;FALSE));[.M$62];FALSE)" table:style-name="ce34">
            <text:p>50</text:p>
          </table:table-cell>
          <table:table-cell office:value-type="float" office:value="56.641714999999998" table:formula="of:=VLOOKUP([.$B$8];INDIRECT(VLOOKUP([.$A26];[.$AG$16:.$AH$38];2;FALSE));[.N$62];FALSE)" table:style-name="ce34">
            <text:p>57</text:p>
          </table:table-cell>
          <table:table-cell office:value-type="float" office:value="6657.4727009999997" table:formula="of:=VLOOKUP([.$B$8];INDIRECT(VLOOKUP([.$A26];[.$AG$16:.$AH$38];2;FALSE));[.O$62];FALSE)" table:style-name="ce34">
            <text:p>6,657</text:p>
          </table:table-cell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12" table:formula="of:=[.AG25]+1" table:style-name="ce12">
            <text:p>2012</text:p>
          </table:table-cell>
          <table:table-cell office:value-type="string" office:string-value="A227:O237" table:formula="of:=&quot;A&quot;&amp;[.AI26]&amp;&quot;:O&quot;&amp;[.AJ26]" table:style-name="ce13">
            <text:p>A227:O237</text:p>
          </table:table-cell>
          <table:table-cell office:value-type="float" office:value="227" table:formula="of:=[.AI25]+[.$AH$14]" table:style-name="ce8">
            <text:p>227</text:p>
          </table:table-cell>
          <table:table-cell office:value-type="float" office:value="237" table:formula="of:=[.AJ25]+[.$AH$14]" table:style-name="ce8">
            <text:p>237</text:p>
          </table:table-cell>
          <table:table-cell table:number-columns-repeated="4" table:style-name="ce9"/>
          <table:table-cell table:number-columns-repeated="2" table:style-name="ce26"/>
          <table:table-cell table:number-columns-repeated="15" table:style-name="ce22"/>
          <table:table-cell table:number-columns-repeated="15" table:style-name="ce26"/>
          <table:table-cell table:number-columns-repeated="16312" table:style-name="ce23"/>
        </table:table-row>
        <table:table-row table:style-name="ro2">
          <table:table-cell office:value-type="float" office:value="2016" table:formula="of:=[.A26]+1" table:style-name="ce33">
            <text:p>2016</text:p>
          </table:table-cell>
          <table:table-cell office:value-type="float" office:value="162.38737099999997" table:formula="of:=VLOOKUP([.$B$8];INDIRECT(VLOOKUP([.$A27];[.$AG$16:.$AH$38];2;FALSE));[.B$62];FALSE)" table:style-name="ce34">
            <text:p>162</text:p>
          </table:table-cell>
          <table:table-cell office:value-type="float" office:value="51.667662999999997" table:formula="of:=VLOOKUP([.$B$8];INDIRECT(VLOOKUP([.$A27];[.$AG$16:.$AH$38];2;FALSE));[.C$62];FALSE)" table:style-name="ce34">
            <text:p>52</text:p>
          </table:table-cell>
          <table:table-cell office:value-type="float" office:value="3279.3600030000002" table:formula="of:=VLOOKUP([.$B$8];INDIRECT(VLOOKUP([.$A27];[.$AG$16:.$AH$38];2;FALSE));[.D$62];FALSE)" table:style-name="ce34">
            <text:p>3,279</text:p>
          </table:table-cell>
          <table:table-cell office:value-type="float" office:value="1781.1746129999999" table:formula="of:=VLOOKUP([.$B$8];INDIRECT(VLOOKUP([.$A27];[.$AG$16:.$AH$38];2;FALSE));[.E$62];FALSE)" table:style-name="ce34">
            <text:p>1,781</text:p>
          </table:table-cell>
          <table:table-cell office:value-type="float" office:value="34.159886999999998" table:formula="of:=VLOOKUP([.$B$8];INDIRECT(VLOOKUP([.$A27];[.$AG$16:.$AH$38];2;FALSE));[.F$62];FALSE)" table:style-name="ce34">
            <text:p>34</text:p>
          </table:table-cell>
          <table:table-cell office:value-type="float" office:value="93.245559000000014" table:formula="of:=VLOOKUP([.$B$8];INDIRECT(VLOOKUP([.$A27];[.$AG$16:.$AH$38];2;FALSE));[.G$62];FALSE)" table:style-name="ce34">
            <text:p>93</text:p>
          </table:table-cell>
          <table:table-cell office:value-type="float" office:value="56.741564000000004" table:formula="of:=VLOOKUP([.$B$8];INDIRECT(VLOOKUP([.$A27];[.$AG$16:.$AH$38];2;FALSE));[.H$62];FALSE)" table:style-name="ce34">
            <text:p>57</text:p>
          </table:table-cell>
          <table:table-cell office:value-type="float" office:value="180.12633700000001" table:formula="of:=VLOOKUP([.$B$8];INDIRECT(VLOOKUP([.$A27];[.$AG$16:.$AH$38];2;FALSE));[.I$62];FALSE)" table:style-name="ce34">
            <text:p>180</text:p>
          </table:table-cell>
          <table:table-cell office:value-type="float" office:value="53.298186999999999" table:formula="of:=VLOOKUP([.$B$8];INDIRECT(VLOOKUP([.$A27];[.$AG$16:.$AH$38];2;FALSE));[.J$62];FALSE)" table:style-name="ce34">
            <text:p>53</text:p>
          </table:table-cell>
          <table:table-cell office:value-type="float" office:value="92.095090999999996" table:formula="of:=VLOOKUP([.$B$8];INDIRECT(VLOOKUP([.$A27];[.$AG$16:.$AH$38];2;FALSE));[.K$62];FALSE)" table:style-name="ce34">
            <text:p>92</text:p>
          </table:table-cell>
          <table:table-cell office:value-type="float" office:value="599.26864" table:formula="of:=VLOOKUP([.$B$8];INDIRECT(VLOOKUP([.$A27];[.$AG$16:.$AH$38];2;FALSE));[.L$62];FALSE)" table:style-name="ce34">
            <text:p>599</text:p>
          </table:table-cell>
          <table:table-cell office:value-type="float" office:value="54.007497999999991" table:formula="of:=VLOOKUP([.$B$8];INDIRECT(VLOOKUP([.$A27];[.$AG$16:.$AH$38];2;FALSE));[.M$62];FALSE)" table:style-name="ce34">
            <text:p>54</text:p>
          </table:table-cell>
          <table:table-cell office:value-type="float" office:value="61.407207" table:formula="of:=VLOOKUP([.$B$8];INDIRECT(VLOOKUP([.$A27];[.$AG$16:.$AH$38];2;FALSE));[.N$62];FALSE)" table:style-name="ce34">
            <text:p>61</text:p>
          </table:table-cell>
          <table:table-cell office:value-type="float" office:value="6498.9396199999992" table:formula="of:=VLOOKUP([.$B$8];INDIRECT(VLOOKUP([.$A27];[.$AG$16:.$AH$38];2;FALSE));[.O$62];FALSE)" table:style-name="ce34">
            <text:p>6,499</text:p>
          </table:table-cell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13" table:formula="of:=[.AG26]+1" table:style-name="ce12">
            <text:p>2013</text:p>
          </table:table-cell>
          <table:table-cell office:value-type="string" office:string-value="A243:O253" table:formula="of:=&quot;A&quot;&amp;[.AI27]&amp;&quot;:O&quot;&amp;[.AJ27]" table:style-name="ce13">
            <text:p>A243:O253</text:p>
          </table:table-cell>
          <table:table-cell office:value-type="float" office:value="243" table:formula="of:=[.AI26]+[.$AH$14]" table:style-name="ce8">
            <text:p>243</text:p>
          </table:table-cell>
          <table:table-cell office:value-type="float" office:value="253" table:formula="of:=[.AJ26]+[.$AH$14]" table:style-name="ce8">
            <text:p>253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17" table:formula="of:=[.A27]+1" table:style-name="ce33">
            <text:p>2017</text:p>
          </table:table-cell>
          <table:table-cell office:value-type="float" office:value="169.30739299999999" table:formula="of:=VLOOKUP([.$B$8];INDIRECT(VLOOKUP([.$A28];[.$AG$16:.$AH$38];2;FALSE));[.B$62];FALSE)" table:style-name="ce34">
            <text:p>169</text:p>
          </table:table-cell>
          <table:table-cell office:value-type="float" office:value="56.562460999999999" table:formula="of:=VLOOKUP([.$B$8];INDIRECT(VLOOKUP([.$A28];[.$AG$16:.$AH$38];2;FALSE));[.C$62];FALSE)" table:style-name="ce34">
            <text:p>57</text:p>
          </table:table-cell>
          <table:table-cell office:value-type="float" office:value="3269.0086490000003" table:formula="of:=VLOOKUP([.$B$8];INDIRECT(VLOOKUP([.$A28];[.$AG$16:.$AH$38];2;FALSE));[.D$62];FALSE)" table:style-name="ce34">
            <text:p>3,269</text:p>
          </table:table-cell>
          <table:table-cell office:value-type="float" office:value="1821.417256" table:formula="of:=VLOOKUP([.$B$8];INDIRECT(VLOOKUP([.$A28];[.$AG$16:.$AH$38];2;FALSE));[.E$62];FALSE)" table:style-name="ce34">
            <text:p>1,821</text:p>
          </table:table-cell>
          <table:table-cell office:value-type="float" office:value="36.120871000000001" table:formula="of:=VLOOKUP([.$B$8];INDIRECT(VLOOKUP([.$A28];[.$AG$16:.$AH$38];2;FALSE));[.F$62];FALSE)" table:style-name="ce34">
            <text:p>36</text:p>
          </table:table-cell>
          <table:table-cell office:value-type="float" office:value="100.398021" table:formula="of:=VLOOKUP([.$B$8];INDIRECT(VLOOKUP([.$A28];[.$AG$16:.$AH$38];2;FALSE));[.G$62];FALSE)" table:style-name="ce34">
            <text:p>100</text:p>
          </table:table-cell>
          <table:table-cell office:value-type="float" office:value="73.814753999999994" table:formula="of:=VLOOKUP([.$B$8];INDIRECT(VLOOKUP([.$A28];[.$AG$16:.$AH$38];2;FALSE));[.H$62];FALSE)" table:style-name="ce34">
            <text:p>74</text:p>
          </table:table-cell>
          <table:table-cell office:value-type="float" office:value="181.84346399999998" table:formula="of:=VLOOKUP([.$B$8];INDIRECT(VLOOKUP([.$A28];[.$AG$16:.$AH$38];2;FALSE));[.I$62];FALSE)" table:style-name="ce34">
            <text:p>182</text:p>
          </table:table-cell>
          <table:table-cell office:value-type="float" office:value="59.621724999999998" table:formula="of:=VLOOKUP([.$B$8];INDIRECT(VLOOKUP([.$A28];[.$AG$16:.$AH$38];2;FALSE));[.J$62];FALSE)" table:style-name="ce34">
            <text:p>60</text:p>
          </table:table-cell>
          <table:table-cell office:value-type="float" office:value="95.441331000000005" table:formula="of:=VLOOKUP([.$B$8];INDIRECT(VLOOKUP([.$A28];[.$AG$16:.$AH$38];2;FALSE));[.K$62];FALSE)" table:style-name="ce34">
            <text:p>95</text:p>
          </table:table-cell>
          <table:table-cell office:value-type="float" office:value="613.990993" table:formula="of:=VLOOKUP([.$B$8];INDIRECT(VLOOKUP([.$A28];[.$AG$16:.$AH$38];2;FALSE));[.L$62];FALSE)" table:style-name="ce34">
            <text:p>614</text:p>
          </table:table-cell>
          <table:table-cell office:value-type="float" office:value="50.829409999999996" table:formula="of:=VLOOKUP([.$B$8];INDIRECT(VLOOKUP([.$A28];[.$AG$16:.$AH$38];2;FALSE));[.M$62];FALSE)" table:style-name="ce34">
            <text:p>51</text:p>
          </table:table-cell>
          <table:table-cell office:value-type="float" office:value="52.093959999999996" table:formula="of:=VLOOKUP([.$B$8];INDIRECT(VLOOKUP([.$A28];[.$AG$16:.$AH$38];2;FALSE));[.N$62];FALSE)" table:style-name="ce34">
            <text:p>52</text:p>
          </table:table-cell>
          <table:table-cell office:value-type="float" office:value="6580.4502880000036" table:formula="of:=VLOOKUP([.$B$8];INDIRECT(VLOOKUP([.$A28];[.$AG$16:.$AH$38];2;FALSE));[.O$62];FALSE)" table:style-name="ce34">
            <text:p>6,580</text:p>
          </table:table-cell>
          <table:table-cell table:number-columns-repeated="2" table:style-name="ce15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14" table:formula="of:=[.AG27]+1" table:style-name="ce12">
            <text:p>2014</text:p>
          </table:table-cell>
          <table:table-cell office:value-type="string" office:string-value="A259:O269" table:formula="of:=&quot;A&quot;&amp;[.AI28]&amp;&quot;:O&quot;&amp;[.AJ28]" table:style-name="ce13">
            <text:p>A259:O269</text:p>
          </table:table-cell>
          <table:table-cell office:value-type="float" office:value="259" table:formula="of:=[.AI27]+[.$AH$14]" table:style-name="ce8">
            <text:p>259</text:p>
          </table:table-cell>
          <table:table-cell office:value-type="float" office:value="269" table:formula="of:=[.AJ27]+[.$AH$14]" table:style-name="ce8">
            <text:p>269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18" table:formula="of:=[.A28]+1" table:style-name="ce35">
            <text:p>2018</text:p>
          </table:table-cell>
          <table:table-cell office:value-type="float" office:value="173.93471200000002" table:formula="of:=VLOOKUP([.$B$8];INDIRECT(VLOOKUP([.$A29];[.$AG$16:.$AH$38];2;FALSE));[.B$62];FALSE)" table:style-name="ce34">
            <text:p>174</text:p>
          </table:table-cell>
          <table:table-cell office:value-type="float" office:value="56.727486000000006" table:formula="of:=VLOOKUP([.$B$8];INDIRECT(VLOOKUP([.$A29];[.$AG$16:.$AH$38];2;FALSE));[.C$62];FALSE)" table:style-name="ce34">
            <text:p>57</text:p>
          </table:table-cell>
          <table:table-cell office:value-type="float" office:value="3244.4579050000002" table:formula="of:=VLOOKUP([.$B$8];INDIRECT(VLOOKUP([.$A29];[.$AG$16:.$AH$38];2;FALSE));[.D$62];FALSE)" table:style-name="ce34">
            <text:p>3,244</text:p>
          </table:table-cell>
          <table:table-cell office:value-type="float" office:value="1774.2568869999998" table:formula="of:=VLOOKUP([.$B$8];INDIRECT(VLOOKUP([.$A29];[.$AG$16:.$AH$38];2;FALSE));[.E$62];FALSE)" table:style-name="ce34">
            <text:p>1,774</text:p>
          </table:table-cell>
          <table:table-cell office:value-type="float" office:value="25.409594999999999" table:formula="of:=VLOOKUP([.$B$8];INDIRECT(VLOOKUP([.$A29];[.$AG$16:.$AH$38];2;FALSE));[.F$62];FALSE)" table:style-name="ce34">
            <text:p>25</text:p>
          </table:table-cell>
          <table:table-cell office:value-type="float" office:value="110.30529800000001" table:formula="of:=VLOOKUP([.$B$8];INDIRECT(VLOOKUP([.$A29];[.$AG$16:.$AH$38];2;FALSE));[.G$62];FALSE)" table:style-name="ce34">
            <text:p>110</text:p>
          </table:table-cell>
          <table:table-cell office:value-type="float" office:value="55.929535999999999" table:formula="of:=VLOOKUP([.$B$8];INDIRECT(VLOOKUP([.$A29];[.$AG$16:.$AH$38];2;FALSE));[.H$62];FALSE)" table:style-name="ce34">
            <text:p>56</text:p>
          </table:table-cell>
          <table:table-cell office:value-type="float" office:value="173.768281" table:formula="of:=VLOOKUP([.$B$8];INDIRECT(VLOOKUP([.$A29];[.$AG$16:.$AH$38];2;FALSE));[.I$62];FALSE)" table:style-name="ce34">
            <text:p>174</text:p>
          </table:table-cell>
          <table:table-cell office:value-type="float" office:value="41.276788000000003" table:formula="of:=VLOOKUP([.$B$8];INDIRECT(VLOOKUP([.$A29];[.$AG$16:.$AH$38];2;FALSE));[.J$62];FALSE)" table:style-name="ce34">
            <text:p>41</text:p>
          </table:table-cell>
          <table:table-cell office:value-type="float" office:value="95.95147" table:formula="of:=VLOOKUP([.$B$8];INDIRECT(VLOOKUP([.$A29];[.$AG$16:.$AH$38];2;FALSE));[.K$62];FALSE)" table:style-name="ce34">
            <text:p>96</text:p>
          </table:table-cell>
          <table:table-cell office:value-type="float" office:value="682.77564599999994" table:formula="of:=VLOOKUP([.$B$8];INDIRECT(VLOOKUP([.$A29];[.$AG$16:.$AH$38];2;FALSE));[.L$62];FALSE)" table:style-name="ce34">
            <text:p>683</text:p>
          </table:table-cell>
          <table:table-cell office:value-type="float" office:value="57.746667000000002" table:formula="of:=VLOOKUP([.$B$8];INDIRECT(VLOOKUP([.$A29];[.$AG$16:.$AH$38];2;FALSE));[.M$62];FALSE)" table:style-name="ce34">
            <text:p>58</text:p>
          </table:table-cell>
          <table:table-cell office:value-type="float" office:value="37.554564000000006" table:formula="of:=VLOOKUP([.$B$8];INDIRECT(VLOOKUP([.$A29];[.$AG$16:.$AH$38];2;FALSE));[.N$62];FALSE)" table:style-name="ce34">
            <text:p>38</text:p>
          </table:table-cell>
          <table:table-cell office:value-type="float" office:value="6530.0948349999981" table:formula="of:=VLOOKUP([.$B$8];INDIRECT(VLOOKUP([.$A29];[.$AG$16:.$AH$38];2;FALSE));[.O$62];FALSE)" table:style-name="ce34">
            <text:p>6,530</text:p>
          </table:table-cell>
          <table:table-cell table:style-name="ce18"/>
          <table:table-cell table:number-columns-repeated="3" table:style-name="ce15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15" table:formula="of:=[.AG28]+1" table:style-name="ce12">
            <text:p>2015</text:p>
          </table:table-cell>
          <table:table-cell office:value-type="string" office:string-value="A275:O285" table:formula="of:=&quot;A&quot;&amp;[.AI29]&amp;&quot;:O&quot;&amp;[.AJ29]" table:style-name="ce13">
            <text:p>A275:O285</text:p>
          </table:table-cell>
          <table:table-cell office:value-type="float" office:value="275" table:formula="of:=[.AI28]+[.$AH$14]" table:style-name="ce8">
            <text:p>275</text:p>
          </table:table-cell>
          <table:table-cell office:value-type="float" office:value="285" table:formula="of:=[.AJ28]+[.$AH$14]" table:style-name="ce8">
            <text:p>285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19" table:formula="of:=[.A29]+1" table:style-name="ce36">
            <text:p>2019</text:p>
          </table:table-cell>
          <table:table-cell office:value-type="float" office:value="169.59384900000001" table:formula="of:=VLOOKUP([.$B$8];INDIRECT(VLOOKUP([.$A30];[.$AG$16:.$AH$38];2;FALSE));[.B$62];FALSE)" table:style-name="ce37">
            <text:p>170</text:p>
          </table:table-cell>
          <table:table-cell office:value-type="float" office:value="52.716094999999996" table:formula="of:=VLOOKUP([.$B$8];INDIRECT(VLOOKUP([.$A30];[.$AG$16:.$AH$38];2;FALSE));[.C$62];FALSE)" table:style-name="ce37">
            <text:p>53</text:p>
          </table:table-cell>
          <table:table-cell office:value-type="float" office:value="3188.3503639999999" table:formula="of:=VLOOKUP([.$B$8];INDIRECT(VLOOKUP([.$A30];[.$AG$16:.$AH$38];2;FALSE));[.D$62];FALSE)" table:style-name="ce37">
            <text:p>3188</text:p>
          </table:table-cell>
          <table:table-cell office:value-type="float" office:value="1804.1364960000001" table:formula="of:=VLOOKUP([.$B$8];INDIRECT(VLOOKUP([.$A30];[.$AG$16:.$AH$38];2;FALSE));[.E$62];FALSE)" table:style-name="ce37">
            <text:p>1804</text:p>
          </table:table-cell>
          <table:table-cell office:value-type="float" office:value="17.324925" table:formula="of:=VLOOKUP([.$B$8];INDIRECT(VLOOKUP([.$A30];[.$AG$16:.$AH$38];2;FALSE));[.F$62];FALSE)" table:style-name="ce37">
            <text:p>17</text:p>
          </table:table-cell>
          <table:table-cell office:value-type="float" office:value="109.52674400000001" table:formula="of:=VLOOKUP([.$B$8];INDIRECT(VLOOKUP([.$A30];[.$AG$16:.$AH$38];2;FALSE));[.G$62];FALSE)" table:style-name="ce37">
            <text:p>110</text:p>
          </table:table-cell>
          <table:table-cell office:value-type="float" office:value="66.949898000000005" table:formula="of:=VLOOKUP([.$B$8];INDIRECT(VLOOKUP([.$A30];[.$AG$16:.$AH$38];2;FALSE));[.H$62];FALSE)" table:style-name="ce37">
            <text:p>67</text:p>
          </table:table-cell>
          <table:table-cell office:value-type="float" office:value="162.050859" table:formula="of:=VLOOKUP([.$B$8];INDIRECT(VLOOKUP([.$A30];[.$AG$16:.$AH$38];2;FALSE));[.I$62];FALSE)" table:style-name="ce37">
            <text:p>162</text:p>
          </table:table-cell>
          <table:table-cell office:value-type="float" office:value="40.312353999999999" table:formula="of:=VLOOKUP([.$B$8];INDIRECT(VLOOKUP([.$A30];[.$AG$16:.$AH$38];2;FALSE));[.J$62];FALSE)" table:style-name="ce37">
            <text:p>40</text:p>
          </table:table-cell>
          <table:table-cell office:value-type="float" office:value="103.06988199999999" table:formula="of:=VLOOKUP([.$B$8];INDIRECT(VLOOKUP([.$A30];[.$AG$16:.$AH$38];2;FALSE));[.K$62];FALSE)" table:style-name="ce37">
            <text:p>103</text:p>
          </table:table-cell>
          <table:table-cell office:value-type="float" office:value="686.64615400000002" table:formula="of:=VLOOKUP([.$B$8];INDIRECT(VLOOKUP([.$A30];[.$AG$16:.$AH$38];2;FALSE));[.L$62];FALSE)" table:style-name="ce37">
            <text:p>687</text:p>
          </table:table-cell>
          <table:table-cell office:value-type="float" office:value="54.929020999999999" table:formula="of:=VLOOKUP([.$B$8];INDIRECT(VLOOKUP([.$A30];[.$AG$16:.$AH$38];2;FALSE));[.M$62];FALSE)" table:style-name="ce37">
            <text:p>55</text:p>
          </table:table-cell>
          <table:table-cell office:value-type="float" office:value="43.940151" table:formula="of:=VLOOKUP([.$B$8];INDIRECT(VLOOKUP([.$A30];[.$AG$16:.$AH$38];2;FALSE));[.N$62];FALSE)" table:style-name="ce37">
            <text:p>44</text:p>
          </table:table-cell>
          <table:table-cell office:value-type="float" office:value="6499.5467919999974" table:formula="of:=VLOOKUP([.$B$8];INDIRECT(VLOOKUP([.$A30];[.$AG$16:.$AH$38];2;FALSE));[.O$62];FALSE)" table:style-name="ce38">
            <text:p><text:s/>6,500<text:s/></text:p>
          </table:table-cell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16" table:formula="of:=[.AG29]+1" table:style-name="ce12">
            <text:p>2016</text:p>
          </table:table-cell>
          <table:table-cell office:value-type="string" office:string-value="A291:O301" table:formula="of:=&quot;A&quot;&amp;[.AI30]&amp;&quot;:O&quot;&amp;[.AJ30]" table:style-name="ce13">
            <text:p>A291:O301</text:p>
          </table:table-cell>
          <table:table-cell office:value-type="float" office:value="291" table:formula="of:=[.AI29]+[.$AH$14]" table:style-name="ce8">
            <text:p>291</text:p>
          </table:table-cell>
          <table:table-cell office:value-type="float" office:value="301" table:formula="of:=[.AJ29]+[.$AH$14]" table:style-name="ce8">
            <text:p>301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20" table:formula="of:=[.A30]+1" table:style-name="ce36">
            <text:p>2020</text:p>
          </table:table-cell>
          <table:table-cell office:value-type="float" office:value="199.68681500000002" table:formula="of:=VLOOKUP([.$B$8];INDIRECT(VLOOKUP([.$A31];[.$AG$16:.$AH$38];2;FALSE));[.B$62];FALSE)" table:style-name="ce37">
            <text:p>200</text:p>
          </table:table-cell>
          <table:table-cell office:value-type="float" office:value="84.440573000000015" table:formula="of:=VLOOKUP([.$B$8];INDIRECT(VLOOKUP([.$A31];[.$AG$16:.$AH$38];2;FALSE));[.C$62];FALSE)" table:style-name="ce37">
            <text:p>84</text:p>
          </table:table-cell>
          <table:table-cell office:value-type="float" office:value="2323.731722" table:formula="of:=VLOOKUP([.$B$8];INDIRECT(VLOOKUP([.$A31];[.$AG$16:.$AH$38];2;FALSE));[.D$62];FALSE)" table:style-name="ce37">
            <text:p>2324</text:p>
          </table:table-cell>
          <table:table-cell office:value-type="float" office:value="1195.6767220000002" table:formula="of:=VLOOKUP([.$B$8];INDIRECT(VLOOKUP([.$A31];[.$AG$16:.$AH$38];2;FALSE));[.E$62];FALSE)" table:style-name="ce37">
            <text:p>1196</text:p>
          </table:table-cell>
          <table:table-cell office:value-type="float" office:value="12.436329000000001" table:formula="of:=VLOOKUP([.$B$8];INDIRECT(VLOOKUP([.$A31];[.$AG$16:.$AH$38];2;FALSE));[.F$62];FALSE)" table:style-name="ce37">
            <text:p>12</text:p>
          </table:table-cell>
          <table:table-cell office:value-type="float" office:value="48.165057000000004" table:formula="of:=VLOOKUP([.$B$8];INDIRECT(VLOOKUP([.$A31];[.$AG$16:.$AH$38];2;FALSE));[.G$62];FALSE)" table:style-name="ce37">
            <text:p>48</text:p>
          </table:table-cell>
          <table:table-cell office:value-type="float" office:value="27.653231000000002" table:formula="of:=VLOOKUP([.$B$8];INDIRECT(VLOOKUP([.$A31];[.$AG$16:.$AH$38];2;FALSE));[.H$62];FALSE)" table:style-name="ce37">
            <text:p>28</text:p>
          </table:table-cell>
          <table:table-cell office:value-type="float" office:value="80.352434000000002" table:formula="of:=VLOOKUP([.$B$8];INDIRECT(VLOOKUP([.$A31];[.$AG$16:.$AH$38];2;FALSE));[.I$62];FALSE)" table:style-name="ce37">
            <text:p>80</text:p>
          </table:table-cell>
          <table:table-cell office:value-type="float" office:value="15.392040999999999" table:formula="of:=VLOOKUP([.$B$8];INDIRECT(VLOOKUP([.$A31];[.$AG$16:.$AH$38];2;FALSE));[.J$62];FALSE)" table:style-name="ce37">
            <text:p>15</text:p>
          </table:table-cell>
          <table:table-cell office:value-type="float" office:value="45.104175999999995" table:formula="of:=VLOOKUP([.$B$8];INDIRECT(VLOOKUP([.$A31];[.$AG$16:.$AH$38];2;FALSE));[.K$62];FALSE)" table:style-name="ce37">
            <text:p>45</text:p>
          </table:table-cell>
          <table:table-cell office:value-type="float" office:value="267.55656699999997" table:formula="of:=VLOOKUP([.$B$8];INDIRECT(VLOOKUP([.$A31];[.$AG$16:.$AH$38];2;FALSE));[.L$62];FALSE)" table:style-name="ce37">
            <text:p>268</text:p>
          </table:table-cell>
          <table:table-cell office:value-type="float" office:value="27.231783" table:formula="of:=VLOOKUP([.$B$8];INDIRECT(VLOOKUP([.$A31];[.$AG$16:.$AH$38];2;FALSE));[.M$62];FALSE)" table:style-name="ce37">
            <text:p>27</text:p>
          </table:table-cell>
          <table:table-cell office:value-type="float" office:value="7.0450530000000002" table:formula="of:=VLOOKUP([.$B$8];INDIRECT(VLOOKUP([.$A31];[.$AG$16:.$AH$38];2;FALSE));[.N$62];FALSE)" table:style-name="ce37">
            <text:p>7</text:p>
          </table:table-cell>
          <table:table-cell office:value-type="float" office:value="4334.4725030000009" table:formula="of:=VLOOKUP([.$B$8];INDIRECT(VLOOKUP([.$A31];[.$AG$16:.$AH$38];2;FALSE));[.O$62];FALSE)" table:style-name="ce38">
            <text:p><text:s/>4,334<text:s/></text:p>
          </table:table-cell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17" table:formula="of:=[.AG30]+1" table:style-name="ce12">
            <text:p>2017</text:p>
          </table:table-cell>
          <table:table-cell office:value-type="string" office:string-value="A307:O317" table:formula="of:=&quot;A&quot;&amp;[.AI31]&amp;&quot;:O&quot;&amp;[.AJ31]" table:style-name="ce13">
            <text:p>A307:O317</text:p>
          </table:table-cell>
          <table:table-cell office:value-type="float" office:value="307" table:formula="of:=[.AI30]+[.$AH$14]" table:style-name="ce8">
            <text:p>307</text:p>
          </table:table-cell>
          <table:table-cell office:value-type="float" office:value="317" table:formula="of:=[.AJ30]+[.$AH$14]" table:style-name="ce8">
            <text:p>317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office:value-type="float" office:value="2021" table:formula="of:=[.A31]+1" table:style-name="ce39">
            <text:p>2021</text:p>
          </table:table-cell>
          <table:table-cell office:value-type="float" office:value="188.20053000000004" table:formula="of:=VLOOKUP([.$B$8];INDIRECT(VLOOKUP([.$A32];[.$AG$16:.$AH$38];2;FALSE));[.B$62];FALSE)" table:style-name="ce40">
            <text:p>188</text:p>
          </table:table-cell>
          <table:table-cell office:value-type="float" office:value="54.17492" table:formula="of:=VLOOKUP([.$B$8];INDIRECT(VLOOKUP([.$A32];[.$AG$16:.$AH$38];2;FALSE));[.C$62];FALSE)" table:style-name="ce40">
            <text:p>54</text:p>
          </table:table-cell>
          <table:table-cell office:value-type="float" office:value="2228.83682" table:formula="of:=VLOOKUP([.$B$8];INDIRECT(VLOOKUP([.$A32];[.$AG$16:.$AH$38];2;FALSE));[.D$62];FALSE)" table:style-name="ce40">
            <text:p>2229</text:p>
          </table:table-cell>
          <table:table-cell office:value-type="float" office:value="1219.250781" table:formula="of:=VLOOKUP([.$B$8];INDIRECT(VLOOKUP([.$A32];[.$AG$16:.$AH$38];2;FALSE));[.E$62];FALSE)" table:style-name="ce40">
            <text:p>1219</text:p>
          </table:table-cell>
          <table:table-cell office:value-type="float" office:value="18.114061" table:formula="of:=VLOOKUP([.$B$8];INDIRECT(VLOOKUP([.$A32];[.$AG$16:.$AH$38];2;FALSE));[.F$62];FALSE)" table:style-name="ce40">
            <text:p>18</text:p>
          </table:table-cell>
          <table:table-cell office:value-type="float" office:value="39.515551000000002" table:formula="of:=VLOOKUP([.$B$8];INDIRECT(VLOOKUP([.$A32];[.$AG$16:.$AH$38];2;FALSE));[.G$62];FALSE)" table:style-name="ce40">
            <text:p>40</text:p>
          </table:table-cell>
          <table:table-cell office:value-type="float" office:value="30.153707999999998" table:formula="of:=VLOOKUP([.$B$8];INDIRECT(VLOOKUP([.$A32];[.$AG$16:.$AH$38];2;FALSE));[.H$62];FALSE)" table:style-name="ce40">
            <text:p>30</text:p>
          </table:table-cell>
          <table:table-cell office:value-type="float" office:value="99.133781999999997" table:formula="of:=VLOOKUP([.$B$8];INDIRECT(VLOOKUP([.$A32];[.$AG$16:.$AH$38];2;FALSE));[.I$62];FALSE)" table:style-name="ce40">
            <text:p>99</text:p>
          </table:table-cell>
          <table:table-cell office:value-type="float" office:value="18.769983" table:formula="of:=VLOOKUP([.$B$8];INDIRECT(VLOOKUP([.$A32];[.$AG$16:.$AH$38];2;FALSE));[.J$62];FALSE)" table:style-name="ce40">
            <text:p>19</text:p>
          </table:table-cell>
          <table:table-cell office:value-type="float" office:value="67.222590999999994" table:formula="of:=VLOOKUP([.$B$8];INDIRECT(VLOOKUP([.$A32];[.$AG$16:.$AH$38];2;FALSE));[.K$62];FALSE)" table:style-name="ce40">
            <text:p>67</text:p>
          </table:table-cell>
          <table:table-cell office:value-type="float" office:value="325.34093000000001" table:formula="of:=VLOOKUP([.$B$8];INDIRECT(VLOOKUP([.$A32];[.$AG$16:.$AH$38];2;FALSE));[.L$62];FALSE)" table:style-name="ce40">
            <text:p>325</text:p>
          </table:table-cell>
          <table:table-cell office:value-type="float" office:value="31.861504" table:formula="of:=VLOOKUP([.$B$8];INDIRECT(VLOOKUP([.$A32];[.$AG$16:.$AH$38];2;FALSE));[.M$62];FALSE)" table:style-name="ce40">
            <text:p>32</text:p>
          </table:table-cell>
          <table:table-cell office:value-type="float" office:value="8.3984509999999997" table:formula="of:=VLOOKUP([.$B$8];INDIRECT(VLOOKUP([.$A32];[.$AG$16:.$AH$38];2;FALSE));[.N$62];FALSE)" table:style-name="ce40">
            <text:p>8</text:p>
          </table:table-cell>
          <table:table-cell office:value-type="float" office:value="4328.9736120000007" table:formula="of:=VLOOKUP([.$B$8];INDIRECT(VLOOKUP([.$A32];[.$AG$16:.$AH$38];2;FALSE));[.O$62];FALSE)" table:style-name="ce41">
            <text:p><text:s/>4,329<text:s/></text:p>
          </table:table-cell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style-name="ce22"/>
          <table:table-cell table:style-name="ce8"/>
          <table:table-cell office:value-type="float" office:value="2018" table:formula="of:=[.AG31]+1" table:style-name="ce12">
            <text:p>2018</text:p>
          </table:table-cell>
          <table:table-cell office:value-type="string" office:string-value="A323:O333" table:formula="of:=&quot;A&quot;&amp;[.AI32]&amp;&quot;:O&quot;&amp;[.AJ32]" table:style-name="ce13">
            <text:p>A323:O333</text:p>
          </table:table-cell>
          <table:table-cell office:value-type="float" office:value="323" table:formula="of:=[.AI31]+[.$AH$14]" table:style-name="ce8">
            <text:p>323</text:p>
          </table:table-cell>
          <table:table-cell office:value-type="float" office:value="333" table:formula="of:=[.AJ31]+[.$AH$14]" table:style-name="ce8">
            <text:p>333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2">
          <table:table-cell table:number-columns-repeated="15" table:style-name="ce15"/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style-name="ce26"/>
          <table:table-cell table:style-name="ce9"/>
          <table:table-cell office:value-type="float" office:value="2019" table:formula="of:=[.AG32]+1" table:style-name="ce12">
            <text:p>2019</text:p>
          </table:table-cell>
          <table:table-cell office:value-type="string" office:string-value="A339:O349" table:formula="of:=&quot;A&quot;&amp;[.AI33]&amp;&quot;:O&quot;&amp;[.AJ33]" table:style-name="ce13">
            <text:p>A339:O349</text:p>
          </table:table-cell>
          <table:table-cell office:value-type="float" office:value="339" table:formula="of:=[.AI32]+[.$AH$14]" table:style-name="ce8">
            <text:p>339</text:p>
          </table:table-cell>
          <table:table-cell office:value-type="float" office:value="349" table:formula="of:=[.AJ32]+[.$AH$14]" table:style-name="ce8">
            <text:p>349</text:p>
          </table:table-cell>
          <table:table-cell table:number-columns-repeated="4" table:style-name="ce9"/>
          <table:table-cell table:number-columns-repeated="32" table:style-name="ce26"/>
          <table:table-cell table:number-columns-repeated="16312" table:style-name="ce23"/>
        </table:table-row>
        <table:table-row table:style-name="ro3">
          <table:table-cell office:value-type="string" table:style-name="ce28">
            <text:p>Select year:</text:p>
          </table:table-cell>
          <table:table-cell office:value-type="float" office:value="2021" table:number-columns-spanned="3" table:number-rows-spanned="1" table:content-validation-name="val4" table:style-name="ce86">
            <text:p>2021</text:p>
          </table:table-cell>
          <table:covered-table-cell/>
          <table:covered-table-cell/>
          <table:table-cell table:number-columns-repeated="11" table:style-name="ce29"/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style-name="ce26"/>
          <table:table-cell table:style-name="ce9"/>
          <table:table-cell office:value-type="float" office:value="2020" table:formula="of:=[.AG33]+1" table:style-name="ce12">
            <text:p>2020</text:p>
          </table:table-cell>
          <table:table-cell office:value-type="string" office:string-value="A355:O365" table:formula="of:=&quot;A&quot;&amp;[.AI34]&amp;&quot;:O&quot;&amp;[.AJ34]" table:style-name="ce13">
            <text:p>A355:O365</text:p>
          </table:table-cell>
          <table:table-cell office:value-type="float" office:value="355" table:formula="of:=[.AI33]+[.$AH$14]" table:style-name="ce8">
            <text:p>355</text:p>
          </table:table-cell>
          <table:table-cell office:value-type="float" office:value="365" table:formula="of:=[.AJ33]+[.$AH$14]" table:style-name="ce8">
            <text:p>365</text:p>
          </table:table-cell>
          <table:table-cell table:number-columns-repeated="4" table:style-name="ce9"/>
          <table:table-cell table:number-columns-repeated="18" table:style-name="ce26"/>
          <table:table-cell table:number-columns-repeated="10" table:style-name="ce22"/>
          <table:table-cell table:number-columns-repeated="4" table:style-name="ce26"/>
          <table:table-cell table:number-columns-repeated="16312" table:style-name="ce23"/>
        </table:table-row>
        <table:table-row table:style-name="ro30">
          <table:table-cell table:number-columns-repeated="15" table:style-name="ce15"/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6"/>
          <table:table-cell table:style-name="ce9"/>
          <table:table-cell office:value-type="float" office:value="2021" table:formula="of:=[.AG34]+1" table:style-name="ce12">
            <text:p>2021</text:p>
          </table:table-cell>
          <table:table-cell office:value-type="string" office:string-value="A371:O381" table:formula="of:=&quot;A&quot;&amp;[.AI35]&amp;&quot;:O&quot;&amp;[.AJ35]" table:style-name="ce13">
            <text:p>A371:O381</text:p>
          </table:table-cell>
          <table:table-cell office:value-type="float" office:value="371" table:formula="of:=[.AI34]+[.$AH$14]" table:style-name="ce8">
            <text:p>371</text:p>
          </table:table-cell>
          <table:table-cell office:value-type="float" office:value="381" table:formula="of:=[.AJ34]+[.$AH$14]" table:style-name="ce8">
            <text:p>381</text:p>
          </table:table-cell>
          <table:table-cell table:number-columns-repeated="4" table:style-name="ce9"/>
          <table:table-cell table:number-columns-repeated="18" table:style-name="ce26"/>
          <table:table-cell table:number-columns-repeated="3" table:style-name="ce22"/>
          <table:table-cell table:number-columns-repeated="2" table:style-name="ce27"/>
          <table:table-cell table:number-columns-repeated="5" table:style-name="ce22"/>
          <table:table-cell table:number-columns-repeated="4" table:style-name="ce26"/>
          <table:table-cell table:number-columns-repeated="16312" table:style-name="ce23"/>
        </table:table-row>
        <table:table-row table:style-name="ro1">
          <table:table-cell table:style-name="ce30"/>
          <table:table-cell office:value-type="string" table:number-columns-spanned="14" table:number-rows-spanned="1" table:style-name="ce85">
            <text:p>Miles per person per year</text:p>
          </table:table-cell>
          <table:covered-table-cell table:number-columns-repeated="13"/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6"/>
          <table:table-cell table:style-name="ce9"/>
          <table:table-cell office:value-type="float" office:value="2022" table:formula="of:=[.AG35]+1" table:style-name="ce12">
            <text:p>2022</text:p>
          </table:table-cell>
          <table:table-cell office:value-type="string" office:string-value="A387:O397" table:formula="of:=&quot;A&quot;&amp;[.AI36]&amp;&quot;:O&quot;&amp;[.AJ36]" table:style-name="ce13">
            <text:p>A387:O397</text:p>
          </table:table-cell>
          <table:table-cell office:value-type="float" office:value="387" table:formula="of:=[.AI35]+[.$AH$14]" table:style-name="ce8">
            <text:p>387</text:p>
          </table:table-cell>
          <table:table-cell office:value-type="float" office:value="397" table:formula="of:=[.AJ35]+[.$AH$14]" table:style-name="ce8">
            <text:p>397</text:p>
          </table:table-cell>
          <table:table-cell table:number-columns-repeated="4" table:style-name="ce9"/>
          <table:table-cell table:number-columns-repeated="18" table:style-name="ce26"/>
          <table:table-cell table:number-columns-repeated="3" table:style-name="ce22"/>
          <table:table-cell table:number-columns-repeated="2" table:style-name="ce26"/>
          <table:table-cell table:number-columns-repeated="5" table:style-name="ce22"/>
          <table:table-cell table:number-columns-repeated="4" table:style-name="ce26"/>
          <table:table-cell table:number-columns-repeated="16312" table:style-name="ce23"/>
        </table:table-row>
        <table:table-row table:style-name="ro31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style-name="ce26"/>
          <table:table-cell table:number-columns-repeated="9" table:style-name="ce9"/>
          <table:table-cell table:number-columns-repeated="18" table:style-name="ce26"/>
          <table:table-cell table:number-columns-repeated="3" table:style-name="ce27"/>
          <table:table-cell table:number-columns-repeated="2" table:style-name="ce26"/>
          <table:table-cell table:style-name="ce27"/>
          <table:table-cell table:number-columns-repeated="8" table:style-name="ce26"/>
          <table:table-cell table:number-columns-repeated="16312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0.058275" table:formula="of:=VLOOKUP([.$A38];INDIRECT(VLOOKUP([.$B$34];[.$AG$16:.$AH$37];2;FALSE));[.B$62];FALSE)" table:style-name="ce44">
            <text:p>10</text:p>
          </table:table-cell>
          <table:table-cell office:value-type="float" office:value="11.676492" table:formula="of:=VLOOKUP([.$A38];INDIRECT(VLOOKUP([.$B$34];[.$AG$16:.$AH$37];2;FALSE));[.C$62];FALSE)" table:style-name="ce44">
            <text:p>12</text:p>
          </table:table-cell>
          <table:table-cell office:value-type="float" office:value="577.730909" table:formula="of:=VLOOKUP([.$A38];INDIRECT(VLOOKUP([.$B$34];[.$AG$16:.$AH$37];2;FALSE));[.D$62];FALSE)" table:style-name="ce44">
            <text:p>578</text:p>
          </table:table-cell>
          <table:table-cell office:value-type="float" office:value="45.316699" table:formula="of:=VLOOKUP([.$A38];INDIRECT(VLOOKUP([.$B$34];[.$AG$16:.$AH$37];2;FALSE));[.E$62];FALSE)" table:style-name="ce44">
            <text:p>45</text:p>
          </table:table-cell>
          <table:table-cell office:value-type="float" office:value="4.6441619999999997" table:formula="of:=VLOOKUP([.$A38];INDIRECT(VLOOKUP([.$B$34];[.$AG$16:.$AH$37];2;FALSE));[.F$62];FALSE)" table:style-name="ce44">
            <text:p>5</text:p>
          </table:table-cell>
          <table:table-cell office:value-type="float" office:value="1.312155" table:formula="of:=VLOOKUP([.$A38];INDIRECT(VLOOKUP([.$B$34];[.$AG$16:.$AH$37];2;FALSE));[.G$62];FALSE)" table:style-name="ce44">
            <text:p>1</text:p>
          </table:table-cell>
          <table:table-cell office:value-type="float" office:value="6.6914389999999999" table:formula="of:=VLOOKUP([.$A38];INDIRECT(VLOOKUP([.$B$34];[.$AG$16:.$AH$37];2;FALSE));[.H$62];FALSE)" table:style-name="ce44">
            <text:p>7</text:p>
          </table:table-cell>
          <table:table-cell office:value-type="float" office:value="19.953195999999998" table:formula="of:=VLOOKUP([.$A38];INDIRECT(VLOOKUP([.$B$34];[.$AG$16:.$AH$37];2;FALSE));[.I$62];FALSE)" table:style-name="ce44">
            <text:p>20</text:p>
          </table:table-cell>
          <table:table-cell office:value-type="float" office:value="0" table:formula="of:=VLOOKUP([.$A38];INDIRECT(VLOOKUP([.$B$34];[.$AG$16:.$AH$37];2;FALSE));[.J$62];FALSE)" table:style-name="ce44">
            <text:p>0</text:p>
          </table:table-cell>
          <table:table-cell office:value-type="float" office:value="36.741546" table:formula="of:=VLOOKUP([.$A38];INDIRECT(VLOOKUP([.$B$34];[.$AG$16:.$AH$37];2;FALSE));[.K$62];FALSE)" table:style-name="ce44">
            <text:p>37</text:p>
          </table:table-cell>
          <table:table-cell office:value-type="float" office:value="96.916893000000002" table:formula="of:=VLOOKUP([.$A38];INDIRECT(VLOOKUP([.$B$34];[.$AG$16:.$AH$37];2;FALSE));[.L$62];FALSE)" table:style-name="ce44">
            <text:p>97</text:p>
          </table:table-cell>
          <table:table-cell office:value-type="float" office:value="4.2109310000000004" table:formula="of:=VLOOKUP([.$A38];INDIRECT(VLOOKUP([.$B$34];[.$AG$16:.$AH$37];2;FALSE));[.M$62];FALSE)" table:style-name="ce44">
            <text:p>4</text:p>
          </table:table-cell>
          <table:table-cell office:value-type="float" office:value="1.7410589999999999" table:formula="of:=VLOOKUP([.$A38];INDIRECT(VLOOKUP([.$B$34];[.$AG$16:.$AH$37];2;FALSE));[.N$62];FALSE)" table:style-name="ce44">
            <text:p>2</text:p>
          </table:table-cell>
          <table:table-cell office:value-type="float" office:value="816.99375599999996" table:formula="of:=VLOOKUP([.$A38];INDIRECT(VLOOKUP([.$B$34];[.$AG$16:.$AH$37];2;FALSE));[.O$62];FALSE)" table:style-name="ce44">
            <text:p>817</text:p>
          </table:table-cell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1.010421" table:formula="of:=VLOOKUP([.$A39];INDIRECT(VLOOKUP([.$B$34];[.$AG$16:.$AH$37];2;FALSE));[.B$62];FALSE)" table:style-name="ce44">
            <text:p>1</text:p>
          </table:table-cell>
          <table:table-cell office:value-type="float" office:value="0.940971" table:formula="of:=VLOOKUP([.$A39];INDIRECT(VLOOKUP([.$B$34];[.$AG$16:.$AH$37];2;FALSE));[.C$62];FALSE)" table:style-name="ce44">
            <text:p>1</text:p>
          </table:table-cell>
          <table:table-cell office:value-type="float" office:value="164.85468800000001" table:formula="of:=VLOOKUP([.$A39];INDIRECT(VLOOKUP([.$B$34];[.$AG$16:.$AH$37];2;FALSE));[.D$62];FALSE)" table:style-name="ce44">
            <text:p>165</text:p>
          </table:table-cell>
          <table:table-cell office:value-type="float" office:value="12.515321" table:formula="of:=VLOOKUP([.$A39];INDIRECT(VLOOKUP([.$B$34];[.$AG$16:.$AH$37];2;FALSE));[.E$62];FALSE)" table:style-name="ce44">
            <text:p>13</text:p>
          </table:table-cell>
          <table:table-cell office:value-type="float" office:value="0.41086299999999998" table:formula="of:=VLOOKUP([.$A39];INDIRECT(VLOOKUP([.$B$34];[.$AG$16:.$AH$37];2;FALSE));[.F$62];FALSE)" table:style-name="ce44">
            <text:p>-</text:p>
          </table:table-cell>
          <table:table-cell office:value-type="float" office:value="1.711131" table:formula="of:=VLOOKUP([.$A39];INDIRECT(VLOOKUP([.$B$34];[.$AG$16:.$AH$37];2;FALSE));[.G$62];FALSE)" table:style-name="ce44">
            <text:p>2</text:p>
          </table:table-cell>
          <table:table-cell office:value-type="float" office:value="0.91161599999999998" table:formula="of:=VLOOKUP([.$A39];INDIRECT(VLOOKUP([.$B$34];[.$AG$16:.$AH$37];2;FALSE));[.H$62];FALSE)" table:style-name="ce44">
            <text:p>1</text:p>
          </table:table-cell>
          <table:table-cell office:value-type="float" office:value="2.413926" table:formula="of:=VLOOKUP([.$A39];INDIRECT(VLOOKUP([.$B$34];[.$AG$16:.$AH$37];2;FALSE));[.I$62];FALSE)" table:style-name="ce44">
            <text:p>2</text:p>
          </table:table-cell>
          <table:table-cell office:value-type="float" office:value="0" table:formula="of:=VLOOKUP([.$A39];INDIRECT(VLOOKUP([.$B$34];[.$AG$16:.$AH$37];2;FALSE));[.J$62];FALSE)" table:style-name="ce44">
            <text:p>0</text:p>
          </table:table-cell>
          <table:table-cell office:value-type="float" office:value="0.78710500000000005" table:formula="of:=VLOOKUP([.$A39];INDIRECT(VLOOKUP([.$B$34];[.$AG$16:.$AH$37];2;FALSE));[.K$62];FALSE)" table:style-name="ce44">
            <text:p>1</text:p>
          </table:table-cell>
          <table:table-cell office:value-type="float" office:value="17.587083" table:formula="of:=VLOOKUP([.$A39];INDIRECT(VLOOKUP([.$B$34];[.$AG$16:.$AH$37];2;FALSE));[.L$62];FALSE)" table:style-name="ce44">
            <text:p>18</text:p>
          </table:table-cell>
          <table:table-cell office:value-type="float" office:value="0.43312699999999998" table:formula="of:=VLOOKUP([.$A39];INDIRECT(VLOOKUP([.$B$34];[.$AG$16:.$AH$37];2;FALSE));[.M$62];FALSE)" table:style-name="ce44">
            <text:p>-</text:p>
          </table:table-cell>
          <table:table-cell office:value-type="float" office:value="0" table:formula="of:=VLOOKUP([.$A39];INDIRECT(VLOOKUP([.$B$34];[.$AG$16:.$AH$37];2;FALSE));[.N$62];FALSE)" table:style-name="ce44">
            <text:p>0</text:p>
          </table:table-cell>
          <table:table-cell office:value-type="float" office:value="203.57625200000004" table:formula="of:=VLOOKUP([.$A39];INDIRECT(VLOOKUP([.$B$34];[.$AG$16:.$AH$37];2;FALSE));[.O$62];FALSE)" table:style-name="ce44">
            <text:p>204</text:p>
          </table:table-cell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21.591539000000001" table:formula="of:=VLOOKUP([.$A40];INDIRECT(VLOOKUP([.$B$34];[.$AG$16:.$AH$37];2;FALSE));[.B$62];FALSE)" table:style-name="ce44">
            <text:p>22</text:p>
          </table:table-cell>
          <table:table-cell office:value-type="float" office:value="2.2249180000000002" table:formula="of:=VLOOKUP([.$A40];INDIRECT(VLOOKUP([.$B$34];[.$AG$16:.$AH$37];2;FALSE));[.C$62];FALSE)" table:style-name="ce44">
            <text:p>2</text:p>
          </table:table-cell>
          <table:table-cell office:value-type="float" office:value="73.476626999999993" table:formula="of:=VLOOKUP([.$A40];INDIRECT(VLOOKUP([.$B$34];[.$AG$16:.$AH$37];2;FALSE));[.D$62];FALSE)" table:style-name="ce44">
            <text:p>73</text:p>
          </table:table-cell>
          <table:table-cell office:value-type="float" office:value="62.614144000000003" table:formula="of:=VLOOKUP([.$A40];INDIRECT(VLOOKUP([.$B$34];[.$AG$16:.$AH$37];2;FALSE));[.E$62];FALSE)" table:style-name="ce44">
            <text:p>63</text:p>
          </table:table-cell>
          <table:table-cell office:value-type="float" office:value="0.17482500000000001" table:formula="of:=VLOOKUP([.$A40];INDIRECT(VLOOKUP([.$B$34];[.$AG$16:.$AH$37];2;FALSE));[.F$62];FALSE)" table:style-name="ce44">
            <text:p>-</text:p>
          </table:table-cell>
          <table:table-cell office:value-type="float" office:value="20.311450000000001" table:formula="of:=VLOOKUP([.$A40];INDIRECT(VLOOKUP([.$B$34];[.$AG$16:.$AH$37];2;FALSE));[.G$62];FALSE)" table:style-name="ce44">
            <text:p>20</text:p>
          </table:table-cell>
          <table:table-cell office:value-type="float" office:value="9.5681069999999995" table:formula="of:=VLOOKUP([.$A40];INDIRECT(VLOOKUP([.$B$34];[.$AG$16:.$AH$37];2;FALSE));[.H$62];FALSE)" table:style-name="ce44">
            <text:p>10</text:p>
          </table:table-cell>
          <table:table-cell office:value-type="float" office:value="17.432227000000001" table:formula="of:=VLOOKUP([.$A40];INDIRECT(VLOOKUP([.$B$34];[.$AG$16:.$AH$37];2;FALSE));[.I$62];FALSE)" table:style-name="ce44">
            <text:p>17</text:p>
          </table:table-cell>
          <table:table-cell office:value-type="float" office:value="0" table:formula="of:=VLOOKUP([.$A40];INDIRECT(VLOOKUP([.$B$34];[.$AG$16:.$AH$37];2;FALSE));[.J$62];FALSE)" table:style-name="ce44">
            <text:p>0</text:p>
          </table:table-cell>
          <table:table-cell office:value-type="float" office:value="6.6424799999999999" table:formula="of:=VLOOKUP([.$A40];INDIRECT(VLOOKUP([.$B$34];[.$AG$16:.$AH$37];2;FALSE));[.K$62];FALSE)" table:style-name="ce44">
            <text:p>7</text:p>
          </table:table-cell>
          <table:table-cell office:value-type="float" office:value="12.062849999999999" table:formula="of:=VLOOKUP([.$A40];INDIRECT(VLOOKUP([.$B$34];[.$AG$16:.$AH$37];2;FALSE));[.L$62];FALSE)" table:style-name="ce44">
            <text:p>12</text:p>
          </table:table-cell>
          <table:table-cell office:value-type="float" office:value="4.2352280000000002" table:formula="of:=VLOOKUP([.$A40];INDIRECT(VLOOKUP([.$B$34];[.$AG$16:.$AH$37];2;FALSE));[.M$62];FALSE)" table:style-name="ce44">
            <text:p>4</text:p>
          </table:table-cell>
          <table:table-cell office:value-type="float" office:value="0.98607199999999995" table:formula="of:=VLOOKUP([.$A40];INDIRECT(VLOOKUP([.$B$34];[.$AG$16:.$AH$37];2;FALSE));[.N$62];FALSE)" table:style-name="ce44">
            <text:p>1</text:p>
          </table:table-cell>
          <table:table-cell office:value-type="float" office:value="231.32046700000001" table:formula="of:=VLOOKUP([.$A40];INDIRECT(VLOOKUP([.$B$34];[.$AG$16:.$AH$37];2;FALSE));[.O$62];FALSE)" table:style-name="ce44">
            <text:p>231</text:p>
          </table:table-cell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21.566825000000001" table:formula="of:=VLOOKUP([.$A41];INDIRECT(VLOOKUP([.$B$34];[.$AG$16:.$AH$37];2;FALSE));[.B$62];FALSE)" table:style-name="ce44">
            <text:p>22</text:p>
          </table:table-cell>
          <table:table-cell office:value-type="float" office:value="2.5970930000000001" table:formula="of:=VLOOKUP([.$A41];INDIRECT(VLOOKUP([.$B$34];[.$AG$16:.$AH$37];2;FALSE));[.C$62];FALSE)" table:style-name="ce44">
            <text:p>3</text:p>
          </table:table-cell>
          <table:table-cell office:value-type="float" office:value="260.44733000000002" table:formula="of:=VLOOKUP([.$A41];INDIRECT(VLOOKUP([.$B$34];[.$AG$16:.$AH$37];2;FALSE));[.D$62];FALSE)" table:style-name="ce44">
            <text:p>260</text:p>
          </table:table-cell>
          <table:table-cell office:value-type="float" office:value="128.36211" table:formula="of:=VLOOKUP([.$A41];INDIRECT(VLOOKUP([.$B$34];[.$AG$16:.$AH$37];2;FALSE));[.E$62];FALSE)" table:style-name="ce44">
            <text:p>128</text:p>
          </table:table-cell>
          <table:table-cell office:value-type="float" office:value="0.71796800000000005" table:formula="of:=VLOOKUP([.$A41];INDIRECT(VLOOKUP([.$B$34];[.$AG$16:.$AH$37];2;FALSE));[.F$62];FALSE)" table:style-name="ce44">
            <text:p>1</text:p>
          </table:table-cell>
          <table:table-cell office:value-type="float" office:value="1.000254" table:formula="of:=VLOOKUP([.$A41];INDIRECT(VLOOKUP([.$B$34];[.$AG$16:.$AH$37];2;FALSE));[.G$62];FALSE)" table:style-name="ce44">
            <text:p>1</text:p>
          </table:table-cell>
          <table:table-cell office:value-type="float" office:value="4.325482" table:formula="of:=VLOOKUP([.$A41];INDIRECT(VLOOKUP([.$B$34];[.$AG$16:.$AH$37];2;FALSE));[.H$62];FALSE)" table:style-name="ce44">
            <text:p>4</text:p>
          </table:table-cell>
          <table:table-cell office:value-type="float" office:value="20.115715999999999" table:formula="of:=VLOOKUP([.$A41];INDIRECT(VLOOKUP([.$B$34];[.$AG$16:.$AH$37];2;FALSE));[.I$62];FALSE)" table:style-name="ce44">
            <text:p>20</text:p>
          </table:table-cell>
          <table:table-cell office:value-type="float" office:value="0" table:formula="of:=VLOOKUP([.$A41];INDIRECT(VLOOKUP([.$B$34];[.$AG$16:.$AH$37];2;FALSE));[.J$62];FALSE)" table:style-name="ce44">
            <text:p>0</text:p>
          </table:table-cell>
          <table:table-cell office:value-type="float" office:value="3.7249340000000002" table:formula="of:=VLOOKUP([.$A41];INDIRECT(VLOOKUP([.$B$34];[.$AG$16:.$AH$37];2;FALSE));[.K$62];FALSE)" table:style-name="ce44">
            <text:p>4</text:p>
          </table:table-cell>
          <table:table-cell office:value-type="float" office:value="19.122606000000001" table:formula="of:=VLOOKUP([.$A41];INDIRECT(VLOOKUP([.$B$34];[.$AG$16:.$AH$37];2;FALSE));[.L$62];FALSE)" table:style-name="ce44">
            <text:p>19</text:p>
          </table:table-cell>
          <table:table-cell office:value-type="float" office:value="1.952539" table:formula="of:=VLOOKUP([.$A41];INDIRECT(VLOOKUP([.$B$34];[.$AG$16:.$AH$37];2;FALSE));[.M$62];FALSE)" table:style-name="ce44">
            <text:p>2</text:p>
          </table:table-cell>
          <table:table-cell office:value-type="float" office:value="1.635788" table:formula="of:=VLOOKUP([.$A41];INDIRECT(VLOOKUP([.$B$34];[.$AG$16:.$AH$37];2;FALSE));[.N$62];FALSE)" table:style-name="ce44">
            <text:p>2</text:p>
          </table:table-cell>
          <table:table-cell office:value-type="float" office:value="465.56864500000006" table:formula="of:=VLOOKUP([.$A41];INDIRECT(VLOOKUP([.$B$34];[.$AG$16:.$AH$37];2;FALSE));[.O$62];FALSE)" table:style-name="ce44">
            <text:p>466</text:p>
          </table:table-cell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4.6157979999999998" table:formula="of:=VLOOKUP([.$A42];INDIRECT(VLOOKUP([.$B$34];[.$AG$16:.$AH$37];2;FALSE));[.B$62];FALSE)" table:style-name="ce44">
            <text:p>5</text:p>
          </table:table-cell>
          <table:table-cell office:value-type="float" office:value="0.41409600000000002" table:formula="of:=VLOOKUP([.$A42];INDIRECT(VLOOKUP([.$B$34];[.$AG$16:.$AH$37];2;FALSE));[.C$62];FALSE)" table:style-name="ce44">
            <text:p>-</text:p>
          </table:table-cell>
          <table:table-cell office:value-type="float" office:value="202.30184399999999" table:formula="of:=VLOOKUP([.$A42];INDIRECT(VLOOKUP([.$B$34];[.$AG$16:.$AH$37];2;FALSE));[.D$62];FALSE)" table:style-name="ce44">
            <text:p>202</text:p>
          </table:table-cell>
          <table:table-cell office:value-type="float" office:value="100.256252" table:formula="of:=VLOOKUP([.$A42];INDIRECT(VLOOKUP([.$B$34];[.$AG$16:.$AH$37];2;FALSE));[.E$62];FALSE)" table:style-name="ce44">
            <text:p>100</text:p>
          </table:table-cell>
          <table:table-cell office:value-type="float" office:value="0" table:formula="of:=VLOOKUP([.$A42];INDIRECT(VLOOKUP([.$B$34];[.$AG$16:.$AH$37];2;FALSE));[.F$62];FALSE)" table:style-name="ce44">
            <text:p>0</text:p>
          </table:table-cell>
          <table:table-cell office:value-type="float" office:value="4.3119999999999999E-2" table:formula="of:=VLOOKUP([.$A42];INDIRECT(VLOOKUP([.$B$34];[.$AG$16:.$AH$37];2;FALSE));[.G$62];FALSE)" table:style-name="ce44">
            <text:p>-</text:p>
          </table:table-cell>
          <table:table-cell office:value-type="float" office:value="0.262629" table:formula="of:=VLOOKUP([.$A42];INDIRECT(VLOOKUP([.$B$34];[.$AG$16:.$AH$37];2;FALSE));[.H$62];FALSE)" table:style-name="ce44">
            <text:p>-</text:p>
          </table:table-cell>
          <table:table-cell office:value-type="float" office:value="2.7421470000000001" table:formula="of:=VLOOKUP([.$A42];INDIRECT(VLOOKUP([.$B$34];[.$AG$16:.$AH$37];2;FALSE));[.I$62];FALSE)" table:style-name="ce44">
            <text:p>3</text:p>
          </table:table-cell>
          <table:table-cell office:value-type="float" office:value="0" table:formula="of:=VLOOKUP([.$A42];INDIRECT(VLOOKUP([.$B$34];[.$AG$16:.$AH$37];2;FALSE));[.J$62];FALSE)" table:style-name="ce44">
            <text:p>0</text:p>
          </table:table-cell>
          <table:table-cell office:value-type="float" office:value="0.17983099999999999" table:formula="of:=VLOOKUP([.$A42];INDIRECT(VLOOKUP([.$B$34];[.$AG$16:.$AH$37];2;FALSE));[.K$62];FALSE)" table:style-name="ce44">
            <text:p>-</text:p>
          </table:table-cell>
          <table:table-cell office:value-type="float" office:value="5.7730969999999999" table:formula="of:=VLOOKUP([.$A42];INDIRECT(VLOOKUP([.$B$34];[.$AG$16:.$AH$37];2;FALSE));[.L$62];FALSE)" table:style-name="ce44">
            <text:p>6</text:p>
          </table:table-cell>
          <table:table-cell office:value-type="float" office:value="1.3575170000000001" table:formula="of:=VLOOKUP([.$A42];INDIRECT(VLOOKUP([.$B$34];[.$AG$16:.$AH$37];2;FALSE));[.M$62];FALSE)" table:style-name="ce44">
            <text:p>1</text:p>
          </table:table-cell>
          <table:table-cell office:value-type="float" office:value="0" table:formula="of:=VLOOKUP([.$A42];INDIRECT(VLOOKUP([.$B$34];[.$AG$16:.$AH$37];2;FALSE));[.N$62];FALSE)" table:style-name="ce44">
            <text:p>0</text:p>
          </table:table-cell>
          <table:table-cell office:value-type="float" office:value="317.94633099999999" table:formula="of:=VLOOKUP([.$A42];INDIRECT(VLOOKUP([.$B$34];[.$AG$16:.$AH$37];2;FALSE));[.O$62];FALSE)" table:style-name="ce44">
            <text:p>318</text:p>
          </table:table-cell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7.6437759999999999" table:formula="of:=VLOOKUP([.$A43];INDIRECT(VLOOKUP([.$B$34];[.$AG$16:.$AH$37];2;FALSE));[.B$62];FALSE)" table:style-name="ce44">
            <text:p>8</text:p>
          </table:table-cell>
          <table:table-cell office:value-type="float" office:value="1.060945" table:formula="of:=VLOOKUP([.$A43];INDIRECT(VLOOKUP([.$B$34];[.$AG$16:.$AH$37];2;FALSE));[.C$62];FALSE)" table:style-name="ce44">
            <text:p>1</text:p>
          </table:table-cell>
          <table:table-cell office:value-type="float" office:value="166.697003" table:formula="of:=VLOOKUP([.$A43];INDIRECT(VLOOKUP([.$B$34];[.$AG$16:.$AH$37];2;FALSE));[.D$62];FALSE)" table:style-name="ce44">
            <text:p>167</text:p>
          </table:table-cell>
          <table:table-cell office:value-type="float" office:value="87.183659000000006" table:formula="of:=VLOOKUP([.$A43];INDIRECT(VLOOKUP([.$B$34];[.$AG$16:.$AH$37];2;FALSE));[.E$62];FALSE)" table:style-name="ce44">
            <text:p>87</text:p>
          </table:table-cell>
          <table:table-cell office:value-type="float" office:value="0.22467100000000001" table:formula="of:=VLOOKUP([.$A43];INDIRECT(VLOOKUP([.$B$34];[.$AG$16:.$AH$37];2;FALSE));[.F$62];FALSE)" table:style-name="ce44">
            <text:p>-</text:p>
          </table:table-cell>
          <table:table-cell office:value-type="float" office:value="3.167557" table:formula="of:=VLOOKUP([.$A43];INDIRECT(VLOOKUP([.$B$34];[.$AG$16:.$AH$37];2;FALSE));[.G$62];FALSE)" table:style-name="ce44">
            <text:p>3</text:p>
          </table:table-cell>
          <table:table-cell office:value-type="float" office:value="1.7565440000000001" table:formula="of:=VLOOKUP([.$A43];INDIRECT(VLOOKUP([.$B$34];[.$AG$16:.$AH$37];2;FALSE));[.H$62];FALSE)" table:style-name="ce44">
            <text:p>2</text:p>
          </table:table-cell>
          <table:table-cell office:value-type="float" office:value="6.8688710000000004" table:formula="of:=VLOOKUP([.$A43];INDIRECT(VLOOKUP([.$B$34];[.$AG$16:.$AH$37];2;FALSE));[.I$62];FALSE)" table:style-name="ce44">
            <text:p>7</text:p>
          </table:table-cell>
          <table:table-cell office:value-type="float" office:value="0" table:formula="of:=VLOOKUP([.$A43];INDIRECT(VLOOKUP([.$B$34];[.$AG$16:.$AH$37];2;FALSE));[.J$62];FALSE)" table:style-name="ce44">
            <text:p>0</text:p>
          </table:table-cell>
          <table:table-cell office:value-type="float" office:value="2.4630939999999999" table:formula="of:=VLOOKUP([.$A43];INDIRECT(VLOOKUP([.$B$34];[.$AG$16:.$AH$37];2;FALSE));[.K$62];FALSE)" table:style-name="ce44">
            <text:p>2</text:p>
          </table:table-cell>
          <table:table-cell office:value-type="float" office:value="8.3750920000000004" table:formula="of:=VLOOKUP([.$A43];INDIRECT(VLOOKUP([.$B$34];[.$AG$16:.$AH$37];2;FALSE));[.L$62];FALSE)" table:style-name="ce44">
            <text:p>8</text:p>
          </table:table-cell>
          <table:table-cell office:value-type="float" office:value="3.8406850000000001" table:formula="of:=VLOOKUP([.$A43];INDIRECT(VLOOKUP([.$B$34];[.$AG$16:.$AH$37];2;FALSE));[.M$62];FALSE)" table:style-name="ce44">
            <text:p>4</text:p>
          </table:table-cell>
          <table:table-cell office:value-type="float" office:value="0.52697899999999998" table:formula="of:=VLOOKUP([.$A43];INDIRECT(VLOOKUP([.$B$34];[.$AG$16:.$AH$37];2;FALSE));[.N$62];FALSE)" table:style-name="ce44">
            <text:p>1</text:p>
          </table:table-cell>
          <table:table-cell office:value-type="float" office:value="289.808876" table:formula="of:=VLOOKUP([.$A43];INDIRECT(VLOOKUP([.$B$34];[.$AG$16:.$AH$37];2;FALSE));[.O$62];FALSE)" table:style-name="ce44">
            <text:p>290</text:p>
          </table:table-cell>
          <table:table-cell table:number-columns-repeated="2" table:style-name="ce23"/>
          <table:table-cell table:style-name="ce17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15.421396" table:formula="of:=VLOOKUP([.$A44];INDIRECT(VLOOKUP([.$B$34];[.$AG$16:.$AH$37];2;FALSE));[.B$62];FALSE)" table:style-name="ce44">
            <text:p>15</text:p>
          </table:table-cell>
          <table:table-cell office:value-type="float" office:value="35.260404999999999" table:formula="of:=VLOOKUP([.$A44];INDIRECT(VLOOKUP([.$B$34];[.$AG$16:.$AH$37];2;FALSE));[.C$62];FALSE)" table:style-name="ce44">
            <text:p>35</text:p>
          </table:table-cell>
          <table:table-cell office:value-type="float" office:value="778.87357699999995" table:formula="of:=VLOOKUP([.$A44];INDIRECT(VLOOKUP([.$B$34];[.$AG$16:.$AH$37];2;FALSE));[.D$62];FALSE)" table:style-name="ce44">
            <text:p>779</text:p>
          </table:table-cell>
          <table:table-cell office:value-type="float" office:value="782.95697299999995" table:formula="of:=VLOOKUP([.$A44];INDIRECT(VLOOKUP([.$B$34];[.$AG$16:.$AH$37];2;FALSE));[.E$62];FALSE)" table:style-name="ce44">
            <text:p>783</text:p>
          </table:table-cell>
          <table:table-cell office:value-type="float" office:value="11.941572000000001" table:formula="of:=VLOOKUP([.$A44];INDIRECT(VLOOKUP([.$B$34];[.$AG$16:.$AH$37];2;FALSE));[.F$62];FALSE)" table:style-name="ce44">
            <text:p>12</text:p>
          </table:table-cell>
          <table:table-cell office:value-type="float" office:value="11.969884" table:formula="of:=VLOOKUP([.$A44];INDIRECT(VLOOKUP([.$B$34];[.$AG$16:.$AH$37];2;FALSE));[.G$62];FALSE)" table:style-name="ce44">
            <text:p>12</text:p>
          </table:table-cell>
          <table:table-cell office:value-type="float" office:value="6.6378909999999998" table:formula="of:=VLOOKUP([.$A44];INDIRECT(VLOOKUP([.$B$34];[.$AG$16:.$AH$37];2;FALSE));[.H$62];FALSE)" table:style-name="ce44">
            <text:p>7</text:p>
          </table:table-cell>
          <table:table-cell office:value-type="float" office:value="29.607699" table:formula="of:=VLOOKUP([.$A44];INDIRECT(VLOOKUP([.$B$34];[.$AG$16:.$AH$37];2;FALSE));[.I$62];FALSE)" table:style-name="ce44">
            <text:p>30</text:p>
          </table:table-cell>
          <table:table-cell office:value-type="float" office:value="18.769983" table:formula="of:=VLOOKUP([.$A44];INDIRECT(VLOOKUP([.$B$34];[.$AG$16:.$AH$37];2;FALSE));[.J$62];FALSE)" table:style-name="ce44">
            <text:p>19</text:p>
          </table:table-cell>
          <table:table-cell office:value-type="float" office:value="16.683600999999999" table:formula="of:=VLOOKUP([.$A44];INDIRECT(VLOOKUP([.$B$34];[.$AG$16:.$AH$37];2;FALSE));[.K$62];FALSE)" table:style-name="ce44">
            <text:p>17</text:p>
          </table:table-cell>
          <table:table-cell office:value-type="float" office:value="165.503309" table:formula="of:=VLOOKUP([.$A44];INDIRECT(VLOOKUP([.$B$34];[.$AG$16:.$AH$37];2;FALSE));[.L$62];FALSE)" table:style-name="ce44">
            <text:p>166</text:p>
          </table:table-cell>
          <table:table-cell office:value-type="float" office:value="15.831477" table:formula="of:=VLOOKUP([.$A44];INDIRECT(VLOOKUP([.$B$34];[.$AG$16:.$AH$37];2;FALSE));[.M$62];FALSE)" table:style-name="ce44">
            <text:p>16</text:p>
          </table:table-cell>
          <table:table-cell office:value-type="float" office:value="3.508553" table:formula="of:=VLOOKUP([.$A44];INDIRECT(VLOOKUP([.$B$34];[.$AG$16:.$AH$37];2;FALSE));[.N$62];FALSE)" table:style-name="ce44">
            <text:p>4</text:p>
          </table:table-cell>
          <table:table-cell office:value-type="float" office:value="1892.9663199999998" table:formula="of:=VLOOKUP([.$A44];INDIRECT(VLOOKUP([.$B$34];[.$AG$16:.$AH$37];2;FALSE));[.O$62];FALSE)" table:style-name="ce44">
            <text:p>1,893</text:p>
          </table:table-cell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106.2925" table:formula="of:=VLOOKUP([.$A45];INDIRECT(VLOOKUP([.$B$34];[.$AG$16:.$AH$37];2;FALSE));[.B$62];FALSE)" table:style-name="ce44">
            <text:p>106</text:p>
          </table:table-cell>
          <table:table-cell office:value-type="float" office:value="0" table:formula="of:=VLOOKUP([.$A45];INDIRECT(VLOOKUP([.$B$34];[.$AG$16:.$AH$37];2;FALSE));[.C$62];FALSE)" table:style-name="ce44">
            <text:p>0</text:p>
          </table:table-cell>
          <table:table-cell office:value-type="float" office:value="4.4548420000000002" table:formula="of:=VLOOKUP([.$A45];INDIRECT(VLOOKUP([.$B$34];[.$AG$16:.$AH$37];2;FALSE));[.D$62];FALSE)" table:style-name="ce44">
            <text:p>4</text:p>
          </table:table-cell>
          <table:table-cell office:value-type="float" office:value="4.5622999999999997E-2" table:formula="of:=VLOOKUP([.$A45];INDIRECT(VLOOKUP([.$B$34];[.$AG$16:.$AH$37];2;FALSE));[.E$62];FALSE)" table:style-name="ce44">
            <text:p>-</text:p>
          </table:table-cell>
          <table:table-cell office:value-type="float" office:value="0" table:formula="of:=VLOOKUP([.$A45];INDIRECT(VLOOKUP([.$B$34];[.$AG$16:.$AH$37];2;FALSE));[.F$62];FALSE)" table:style-name="ce44">
            <text:p>0</text:p>
          </table:table-cell>
          <table:table-cell office:value-type="float" office:value="0" table:formula="of:=VLOOKUP([.$A45];INDIRECT(VLOOKUP([.$B$34];[.$AG$16:.$AH$37];2;FALSE));[.G$62];FALSE)" table:style-name="ce44">
            <text:p>0</text:p>
          </table:table-cell>
          <table:table-cell office:value-type="float" office:value="0" table:formula="of:=VLOOKUP([.$A45];INDIRECT(VLOOKUP([.$B$34];[.$AG$16:.$AH$37];2;FALSE));[.H$62];FALSE)" table:style-name="ce44">
            <text:p>0</text:p>
          </table:table-cell>
          <table:table-cell office:value-type="float" office:value="0" table:formula="of:=VLOOKUP([.$A45];INDIRECT(VLOOKUP([.$B$34];[.$AG$16:.$AH$37];2;FALSE));[.I$62];FALSE)" table:style-name="ce44">
            <text:p>0</text:p>
          </table:table-cell>
          <table:table-cell office:value-type="float" office:value="0" table:formula="of:=VLOOKUP([.$A45];INDIRECT(VLOOKUP([.$B$34];[.$AG$16:.$AH$37];2;FALSE));[.J$62];FALSE)" table:style-name="ce44">
            <text:p>0</text:p>
          </table:table-cell>
          <table:table-cell office:value-type="float" office:value="0" table:formula="of:=VLOOKUP([.$A45];INDIRECT(VLOOKUP([.$B$34];[.$AG$16:.$AH$37];2;FALSE));[.K$62];FALSE)" table:style-name="ce44">
            <text:p>0</text:p>
          </table:table-cell>
          <table:table-cell office:value-type="float" office:value="0" table:formula="of:=VLOOKUP([.$A45];INDIRECT(VLOOKUP([.$B$34];[.$AG$16:.$AH$37];2;FALSE));[.L$62];FALSE)" table:style-name="ce44">
            <text:p>0</text:p>
          </table:table-cell>
          <table:table-cell office:value-type="float" office:value="0" table:formula="of:=VLOOKUP([.$A45];INDIRECT(VLOOKUP([.$B$34];[.$AG$16:.$AH$37];2;FALSE));[.M$62];FALSE)" table:style-name="ce44">
            <text:p>0</text:p>
          </table:table-cell>
          <table:table-cell office:value-type="float" office:value="0" table:formula="of:=VLOOKUP([.$A45];INDIRECT(VLOOKUP([.$B$34];[.$AG$16:.$AH$37];2;FALSE));[.N$62];FALSE)" table:style-name="ce44">
            <text:p>0</text:p>
          </table:table-cell>
          <table:table-cell office:value-type="float" office:value="110.79296500000001" table:formula="of:=VLOOKUP([.$A45];INDIRECT(VLOOKUP([.$B$34];[.$AG$16:.$AH$37];2;FALSE));[.O$62];FALSE)" table:style-name="ce44">
            <text:p>111</text:p>
          </table:table-cell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88.20053000000004" table:formula="of:=VLOOKUP([.$A46];INDIRECT(VLOOKUP([.$B$34];[.$AG$16:.$AH$37];2;FALSE));[.B$62];FALSE)" table:style-name="ce44">
            <text:p>188</text:p>
          </table:table-cell>
          <table:table-cell office:value-type="float" office:value="54.17492" table:formula="of:=VLOOKUP([.$A46];INDIRECT(VLOOKUP([.$B$34];[.$AG$16:.$AH$37];2;FALSE));[.C$62];FALSE)" table:style-name="ce44">
            <text:p>54</text:p>
          </table:table-cell>
          <table:table-cell office:value-type="float" office:value="2228.83682" table:formula="of:=VLOOKUP([.$A46];INDIRECT(VLOOKUP([.$B$34];[.$AG$16:.$AH$37];2;FALSE));[.D$62];FALSE)" table:style-name="ce44">
            <text:p>2,229</text:p>
          </table:table-cell>
          <table:table-cell office:value-type="float" office:value="1219.250781" table:formula="of:=VLOOKUP([.$A46];INDIRECT(VLOOKUP([.$B$34];[.$AG$16:.$AH$37];2;FALSE));[.E$62];FALSE)" table:style-name="ce44">
            <text:p>1,219</text:p>
          </table:table-cell>
          <table:table-cell office:value-type="float" office:value="18.114061" table:formula="of:=VLOOKUP([.$A46];INDIRECT(VLOOKUP([.$B$34];[.$AG$16:.$AH$37];2;FALSE));[.F$62];FALSE)" table:style-name="ce44">
            <text:p>18</text:p>
          </table:table-cell>
          <table:table-cell office:value-type="float" office:value="39.515551000000002" table:formula="of:=VLOOKUP([.$A46];INDIRECT(VLOOKUP([.$B$34];[.$AG$16:.$AH$37];2;FALSE));[.G$62];FALSE)" table:style-name="ce44">
            <text:p>40</text:p>
          </table:table-cell>
          <table:table-cell office:value-type="float" office:value="30.153707999999998" table:formula="of:=VLOOKUP([.$A46];INDIRECT(VLOOKUP([.$B$34];[.$AG$16:.$AH$37];2;FALSE));[.H$62];FALSE)" table:style-name="ce44">
            <text:p>30</text:p>
          </table:table-cell>
          <table:table-cell office:value-type="float" office:value="99.133781999999997" table:formula="of:=VLOOKUP([.$A46];INDIRECT(VLOOKUP([.$B$34];[.$AG$16:.$AH$37];2;FALSE));[.I$62];FALSE)" table:style-name="ce44">
            <text:p>99</text:p>
          </table:table-cell>
          <table:table-cell office:value-type="float" office:value="18.769983" table:formula="of:=VLOOKUP([.$A46];INDIRECT(VLOOKUP([.$B$34];[.$AG$16:.$AH$37];2;FALSE));[.J$62];FALSE)" table:style-name="ce44">
            <text:p>19</text:p>
          </table:table-cell>
          <table:table-cell office:value-type="float" office:value="67.222590999999994" table:formula="of:=VLOOKUP([.$A46];INDIRECT(VLOOKUP([.$B$34];[.$AG$16:.$AH$37];2;FALSE));[.K$62];FALSE)" table:style-name="ce44">
            <text:p>67</text:p>
          </table:table-cell>
          <table:table-cell office:value-type="float" office:value="325.34093000000001" table:formula="of:=VLOOKUP([.$A46];INDIRECT(VLOOKUP([.$B$34];[.$AG$16:.$AH$37];2;FALSE));[.L$62];FALSE)" table:style-name="ce44">
            <text:p>325</text:p>
          </table:table-cell>
          <table:table-cell office:value-type="float" office:value="31.861504" table:formula="of:=VLOOKUP([.$A46];INDIRECT(VLOOKUP([.$B$34];[.$AG$16:.$AH$37];2;FALSE));[.M$62];FALSE)" table:style-name="ce44">
            <text:p>32</text:p>
          </table:table-cell>
          <table:table-cell office:value-type="float" office:value="8.3984509999999997" table:formula="of:=VLOOKUP([.$A46];INDIRECT(VLOOKUP([.$B$34];[.$AG$16:.$AH$37];2;FALSE));[.N$62];FALSE)" table:style-name="ce44">
            <text:p>8</text:p>
          </table:table-cell>
          <table:table-cell office:value-type="float" office:value="4328.9736120000007" table:formula="of:=VLOOKUP([.$A46];INDIRECT(VLOOKUP([.$B$34];[.$AG$16:.$AH$37];2;FALSE));[.O$62];FALSE)" table:style-name="ce44">
            <text:p>4,329</text:p>
          </table:table-cell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41.780999999999999" table:formula="of:=VLOOKUP([.$A48];INDIRECT(VLOOKUP([.$B$34];[.$AG$16:.$AH$35];2;FALSE));[.B$62];FALSE)" table:style-name="ce49">
            <text:p>42</text:p>
          </table:table-cell>
          <table:table-cell office:value-type="float" office:value="2.5169999999999999" table:formula="of:=VLOOKUP([.$A48];INDIRECT(VLOOKUP([.$B$34];[.$AG$16:.$AH$35];2;FALSE));[.C$62];FALSE)" table:style-name="ce49">
            <text:p>3</text:p>
          </table:table-cell>
          <table:table-cell office:value-type="float" office:value="52.848999999999997" table:formula="of:=VLOOKUP([.$A48];INDIRECT(VLOOKUP([.$B$34];[.$AG$16:.$AH$35];2;FALSE));[.D$62];FALSE)" table:style-name="ce49">
            <text:p>53</text:p>
          </table:table-cell>
          <table:table-cell office:value-type="float" office:value="24.396999999999998" table:formula="of:=VLOOKUP([.$A48];INDIRECT(VLOOKUP([.$B$34];[.$AG$16:.$AH$35];2;FALSE));[.E$62];FALSE)" table:style-name="ce49">
            <text:p>24</text:p>
          </table:table-cell>
          <table:table-cell office:value-type="float" office:value="0.216" table:formula="of:=VLOOKUP([.$A48];INDIRECT(VLOOKUP([.$B$34];[.$AG$16:.$AH$35];2;FALSE));[.F$62];FALSE)" table:style-name="ce49">
            <text:p>-</text:p>
          </table:table-cell>
          <table:table-cell office:value-type="float" office:value="0.80100000000000005" table:formula="of:=VLOOKUP([.$A48];INDIRECT(VLOOKUP([.$B$34];[.$AG$16:.$AH$35];2;FALSE));[.G$62];FALSE)" table:style-name="ce49">
            <text:p>1</text:p>
          </table:table-cell>
          <table:table-cell office:value-type="float" office:value="1.159" table:formula="of:=VLOOKUP([.$A48];INDIRECT(VLOOKUP([.$B$34];[.$AG$16:.$AH$35];2;FALSE));[.H$62];FALSE)" table:style-name="ce49">
            <text:p>1</text:p>
          </table:table-cell>
          <table:table-cell office:value-type="float" office:value="2.59" table:formula="of:=VLOOKUP([.$A48];INDIRECT(VLOOKUP([.$B$34];[.$AG$16:.$AH$35];2;FALSE));[.I$62];FALSE)" table:style-name="ce49">
            <text:p>3</text:p>
          </table:table-cell>
          <table:table-cell office:value-type="float" office:value="2.5000000000000001E-2" table:formula="of:=VLOOKUP([.$A48];INDIRECT(VLOOKUP([.$B$34];[.$AG$16:.$AH$35];2;FALSE));[.J$62];FALSE)" table:style-name="ce49">
            <text:p>-</text:p>
          </table:table-cell>
          <table:table-cell office:value-type="float" office:value="0.754" table:formula="of:=VLOOKUP([.$A48];INDIRECT(VLOOKUP([.$B$34];[.$AG$16:.$AH$35];2;FALSE));[.K$62];FALSE)" table:style-name="ce49">
            <text:p>1</text:p>
          </table:table-cell>
          <table:table-cell office:value-type="float" office:value="1.544" table:formula="of:=VLOOKUP([.$A48];INDIRECT(VLOOKUP([.$B$34];[.$AG$16:.$AH$35];2;FALSE));[.L$62];FALSE)" table:style-name="ce49">
            <text:p>2</text:p>
          </table:table-cell>
          <table:table-cell office:value-type="float" office:value="0.96399999999999997" table:formula="of:=VLOOKUP([.$A48];INDIRECT(VLOOKUP([.$B$34];[.$AG$16:.$AH$35];2;FALSE));[.M$62];FALSE)" table:style-name="ce49">
            <text:p>1</text:p>
          </table:table-cell>
          <table:table-cell office:value-type="float" office:value="0.248" table:formula="of:=VLOOKUP([.$A48];INDIRECT(VLOOKUP([.$B$34];[.$AG$16:.$AH$35];2;FALSE));[.N$62];FALSE)" table:style-name="ce49">
            <text:p>-</text:p>
          </table:table-cell>
          <table:table-cell office:value-type="float" office:value="129.845" table:formula="of:=VLOOKUP([.$A48];INDIRECT(VLOOKUP([.$B$34];[.$AG$16:.$AH$35];2;FALSE));[.O$62];FALSE)" table:style-name="ce49">
            <text:p>130</text:p>
          </table:table-cell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2">
          <table:table-cell table:number-columns-repeated="15" table:style-name="ce15"/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11" table:style-name="ce22"/>
          <table:table-cell table:number-columns-repeated="31" table:style-name="ce26"/>
          <table:table-cell table:number-columns-repeated="16312" table:style-name="ce23"/>
        </table:table-row>
        <table:table-row table:style-name="ro1">
          <table:table-cell office:value-type="string" table:style-name="ce50">
            <text:p>1 There is an apparent under-recording of short walks in 2002 and 2003 and short trips in 2007 and 2008 compared to other years.</text:p>
          </table:table-cell>
          <table:table-cell table:number-columns-repeated="14" table:style-name="ce15"/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11" table:style-name="ce22"/>
          <table:table-cell table:number-columns-repeated="31" table:style-name="ce26"/>
          <table:table-cell table:number-columns-repeated="16312" table:style-name="ce23"/>
        </table:table-row>
        <table:table-row table:style-name="ro32">
          <table:table-cell office:value-type="string" table:number-columns-spanned="15" table:number-rows-spanned="1" table:style-name="ce90">
            <text:p>2 Walk includes all travel on foot. It is also used when respondents ride in non-motorised wheelchairs, prams or pushchairs, as well as when they ride on toy bicycles, roller-skates, skateboards, non-motorised scooters, or when they jog. For example, children who accompany their parents on a visit to the shops on toy bicycles/tricycles (where the parents are walking) are coded as having walked there.</text:p>
          </table:table-cell>
          <table:covered-table-cell table:number-columns-repeated="14"/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11" table:style-name="ce22"/>
          <table:table-cell table:number-columns-repeated="31" table:style-name="ce26"/>
          <table:table-cell table:number-columns-repeated="16312" table:style-name="ce23"/>
        </table:table-row>
        <table:table-row table:style-name="ro1">
          <table:table-cell office:value-type="string" table:style-name="ce51">
            <text:p>3 E-bikes are included within the main mode of pedal cycle.</text:p>
          </table:table-cell>
          <table:table-cell table:number-columns-repeated="14" table:style-name="ce15"/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11" table:style-name="ce22"/>
          <table:table-cell table:number-columns-repeated="31" table:style-name="ce26"/>
          <table:table-cell table:number-columns-repeated="16312" table:style-name="ce23"/>
        </table:table-row>
        <table:table-row table:style-name="ro1">
          <table:table-cell office:value-type="string" table:style-name="ce52">
            <text:p>4 Other private transport includes electric scooters, motorised wheelchairs, ambulances, hospital cars, caravans, dormobiles, quad bikes, minibuses and private hire bus (including school bus).</text:p>
          </table:table-cell>
          <table:table-cell table:number-columns-repeated="14" table:style-name="ce15"/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11" table:style-name="ce22"/>
          <table:table-cell table:number-columns-repeated="31" table:style-name="ce26"/>
          <table:table-cell table:number-columns-repeated="16312" table:style-name="ce23"/>
        </table:table-row>
        <table:table-row table:style-name="ro1">
          <table:table-cell office:value-type="string" table:style-name="ce15">
            <text:p>5 Other public transport includes air, ferries and light rail.</text:p>
          </table:table-cell>
          <table:table-cell table:number-columns-repeated="5" table:style-name="ce15"/>
          <table:table-cell table:style-name="ce80"/>
          <table:table-cell table:number-columns-repeated="11" table:style-name="ce22"/>
          <table:table-cell table:number-columns-repeated="31" table:style-name="ce26"/>
          <table:table-cell table:number-columns-repeated="16335" table:style-name="ce23"/>
        </table:table-row>
        <table:table-row table:style-name="ro33">
          <table:table-cell office:value-type="string" table:style-name="ce15">
            <text:p>6 Visit friends at home and elsewhere, entertainment, sport, holiday and day trip.</text:p>
          </table:table-cell>
          <table:table-cell table:number-columns-repeated="5" table:style-name="ce25"/>
          <table:table-cell table:number-columns-repeated="9" table:style-name="ce15"/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11" table:style-name="ce22"/>
          <table:table-cell table:number-columns-repeated="31" table:style-name="ce26"/>
          <table:table-cell table:number-columns-repeated="16312" table:style-name="ce23"/>
        </table:table-row>
        <table:table-row table:style-name="ro34">
          <table:table-cell table:style-name="ce15"/>
          <table:table-cell table:number-columns-repeated="8" table:style-name="ce25"/>
          <table:table-cell table:number-columns-repeated="2" table:style-name="ce53"/>
          <table:table-cell table:number-columns-repeated="2" table:style-name="ce54"/>
          <table:table-cell table:style-name="ce15"/>
          <table:table-cell table:style-name="ce55"/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11" table:style-name="ce22"/>
          <table:table-cell table:number-columns-repeated="31" table:style-name="ce26"/>
          <table:table-cell table:number-columns-repeated="16312" table:style-name="ce23"/>
        </table:table-row>
        <table:table-row table:style-name="ro2">
          <table:table-cell office:value-type="string" table:number-columns-spanned="15" table:number-rows-spanned="1" table:style-name="ce92">
            <text:p>The figures in this table are National Statistics.</text:p>
          </table:table-cell>
          <table:covered-table-cell table:number-columns-repeated="14"/>
          <table:table-cell table:number-columns-repeated="2" table:style-name="ce23"/>
          <table:table-cell table:style-name="ce17"/>
          <table:table-cell table:style-name="ce18"/>
          <table:table-cell table:number-columns-repeated="6" table:style-name="ce22"/>
          <table:table-cell table:number-columns-repeated="5" table:style-name="ce80"/>
          <table:table-cell table:number-columns-repeated="11" table:style-name="ce22"/>
          <table:table-cell table:number-columns-repeated="31" table:style-name="ce26"/>
          <table:table-cell table:number-columns-repeated="16312" table:style-name="ce23"/>
        </table:table-row>
        <table:table-row table:style-name="ro35">
          <table:table-cell office:value-type="string" table:number-columns-spanned="15" table:number-rows-spanned="1" table:style-name="ce91">
            <text:p>2020 and 2021 Disclaimer:<text:span text:style-name="T1"><text:s/>Due to changes in the methodology of data collection, changes in travel behaviour and a reduction of data collected during 2020 and 2021, as a result of the coronavirus (COVID-19) pandemic, care should be taken when interpreting this data and comparing to other years, due to the small sample sizes. Please see the background documentation for further details of these changes.</text:span></text:p>
          </table:table-cell>
          <table:covered-table-cell table:number-columns-repeated="14"/>
          <table:table-cell table:number-columns-repeated="2" table:style-name="ce23"/>
          <table:table-cell table:style-name="ce17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6">
          <table:table-cell office:value-type="string" table:style-name="ce14">
            <text:p><text:a xlink:href="mailto:national.travelsurvey@dft.gov.uk">Email: national.travelsurvey@dft.gov.uk</text:a></text:p>
          </table:table-cell>
          <table:table-cell table:style-name="ce81"/>
          <table:table-cell table:number-columns-repeated="4" table:style-name="ce15"/>
          <table:table-cell table:number-columns-repeated="3" table:style-name="ce25"/>
          <table:table-cell table:number-columns-repeated="4" table:style-name="ce54"/>
          <table:table-cell table:style-name="ce15"/>
          <table:table-cell office:value-type="string" table:style-name="ce56">
            <text:p>Source: National Travel Survey</text:p>
          </table:table-cell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7">
            <text:p><text:a xlink:href="https://www.gov.uk/government/statistics/national-travel-survey-2021">Notes &amp; definitions</text:a></text:p>
          </table:table-cell>
          <table:table-cell table:style-name="ce82"/>
          <table:table-cell table:style-name="ce15"/>
          <table:table-cell table:style-name="ce57"/>
          <table:table-cell table:number-columns-repeated="2" table:style-name="ce15"/>
          <table:table-cell table:number-columns-repeated="7" table:style-name="ce25"/>
          <table:table-cell table:style-name="ce15"/>
          <table:table-cell office:value-type="string" table:style-name="ce56">
            <text:p>Last updated: 31 August 2022</text:p>
          </table:table-cell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table:style-name="ce79"/>
          <table:table-cell table:number-columns-repeated="12" table:style-name="ce58"/>
          <table:table-cell table:style-name="ce25"/>
          <table:table-cell office:value-type="string" table:style-name="ce56">
            <text:p>Next update: Summer 2023</text:p>
          </table:table-cell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2">
          <table:table-cell table:style-name="ce59"/>
          <table:table-cell office:value-type="float" office:value="2" table:style-name="ce1">
            <text:p>2</text:p>
          </table:table-cell>
          <table:table-cell office:value-type="float" office:value="3" table:formula="of:=[.B62]+1" table:style-name="ce1">
            <text:p>3</text:p>
          </table:table-cell>
          <table:table-cell office:value-type="float" office:value="4" table:formula="of:=[.C62]+1" table:style-name="ce1">
            <text:p>4</text:p>
          </table:table-cell>
          <table:table-cell office:value-type="float" office:value="5" table:formula="of:=[.D62]+1" table:style-name="ce1">
            <text:p>5</text:p>
          </table:table-cell>
          <table:table-cell office:value-type="float" office:value="6" table:formula="of:=[.E62]+1" table:style-name="ce1">
            <text:p>6</text:p>
          </table:table-cell>
          <table:table-cell office:value-type="float" office:value="7" table:formula="of:=[.F62]+1" table:style-name="ce1">
            <text:p>7</text:p>
          </table:table-cell>
          <table:table-cell office:value-type="float" office:value="8" table:formula="of:=[.G62]+1" table:style-name="ce1">
            <text:p>8</text:p>
          </table:table-cell>
          <table:table-cell office:value-type="float" office:value="9" table:formula="of:=[.H62]+1" table:style-name="ce1">
            <text:p>9</text:p>
          </table:table-cell>
          <table:table-cell office:value-type="float" office:value="10" table:formula="of:=[.I62]+1" table:style-name="ce1">
            <text:p>10</text:p>
          </table:table-cell>
          <table:table-cell office:value-type="float" office:value="11" table:formula="of:=[.J62]+1" table:style-name="ce1">
            <text:p>11</text:p>
          </table:table-cell>
          <table:table-cell office:value-type="float" office:value="12" table:formula="of:=[.K62]+1" table:style-name="ce1">
            <text:p>12</text:p>
          </table:table-cell>
          <table:table-cell office:value-type="float" office:value="13" table:formula="of:=[.L62]+1" table:style-name="ce1">
            <text:p>13</text:p>
          </table:table-cell>
          <table:table-cell office:value-type="float" office:value="14" table:formula="of:=[.M62]+1" table:style-name="ce1">
            <text:p>14</text:p>
          </table:table-cell>
          <table:table-cell office:value-type="float" office:value="15" table:formula="of:=[.N62]+1" table:style-name="ce1">
            <text:p>15</text:p>
          </table:table-cell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style-name="ce15"/>
          <table:table-cell table:number-columns-repeated="13" table:style-name="ce18"/>
          <table:table-cell table:style-name="ce77"/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7">
          <table:table-cell table:style-name="ce60"/>
          <table:table-cell table:number-columns-repeated="14" table:style-name="ce61"/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02" table:style-name="ce30">
            <text:p>2002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2"/>
          <table:table-cell table:number-columns-repeated="2" table:style-name="ce23"/>
          <table:table-cell table:number-columns-repeated="2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22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3.756774" table:style-name="ce63">
            <text:p>14</text:p>
          </table:table-cell>
          <table:table-cell office:value-type="float" office:value="15.952494" table:style-name="ce63">
            <text:p>16</text:p>
          </table:table-cell>
          <table:table-cell office:value-type="float" office:value="915.730232" table:style-name="ce63">
            <text:p>916</text:p>
          </table:table-cell>
          <table:table-cell office:value-type="float" office:value="125.71392" table:style-name="ce63">
            <text:p>126</text:p>
          </table:table-cell>
          <table:table-cell office:value-type="float" office:value="16.295991999999998" table:style-name="ce63">
            <text:p>16</text:p>
          </table:table-cell>
          <table:table-cell office:value-type="float" office:value="11.554224" table:style-name="ce63">
            <text:p>12</text:p>
          </table:table-cell>
          <table:table-cell office:value-type="float" office:value="16.096243999999999" table:style-name="ce63">
            <text:p>16</text:p>
          </table:table-cell>
          <table:table-cell office:value-type="float" office:value="46.188063" table:style-name="ce63">
            <text:p>46</text:p>
          </table:table-cell>
          <table:table-cell office:value-type="float" office:value="5.4635420000000003" table:style-name="ce63">
            <text:p>5</text:p>
          </table:table-cell>
          <table:table-cell office:value-type="float" office:value="47.728487000000001" table:style-name="ce63">
            <text:p>48</text:p>
          </table:table-cell>
          <table:table-cell office:value-type="float" office:value="174.676873" table:style-name="ce63">
            <text:p>175</text:p>
          </table:table-cell>
          <table:table-cell office:value-type="float" office:value="4.0983599999999996" table:style-name="ce63">
            <text:p>4</text:p>
          </table:table-cell>
          <table:table-cell office:value-type="float" office:value="7.2012119999999999" table:style-name="ce63">
            <text:p>7</text:p>
          </table:table-cell>
          <table:table-cell office:value-type="float" office:value="1400.4564169999999" table:style-name="ce63">
            <text:p>1,40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1.7754190000000001" table:style-name="ce44">
            <text:p>2</text:p>
          </table:table-cell>
          <table:table-cell office:value-type="float" office:value="1.074084" table:style-name="ce44">
            <text:p>1</text:p>
          </table:table-cell>
          <table:table-cell office:value-type="float" office:value="519.61863700000004" table:style-name="ce44">
            <text:p>520</text:p>
          </table:table-cell>
          <table:table-cell office:value-type="float" office:value="63.317824999999999" table:style-name="ce44">
            <text:p>63</text:p>
          </table:table-cell>
          <table:table-cell office:value-type="float" office:value="0.57421800000000001" table:style-name="ce44">
            <text:p>1</text:p>
          </table:table-cell>
          <table:table-cell office:value-type="float" office:value="7.7367419999999996" table:style-name="ce44">
            <text:p>8</text:p>
          </table:table-cell>
          <table:table-cell office:value-type="float" office:value="1.684383" table:style-name="ce44">
            <text:p>2</text:p>
          </table:table-cell>
          <table:table-cell office:value-type="float" office:value="1.7601420000000001" table:style-name="ce44">
            <text:p>2</text:p>
          </table:table-cell>
          <table:table-cell office:value-type="float" office:value="1.7416320000000001" table:style-name="ce44">
            <text:p>2</text:p>
          </table:table-cell>
          <table:table-cell office:value-type="float" office:value="5.2682260000000003" table:style-name="ce44">
            <text:p>5</text:p>
          </table:table-cell>
          <table:table-cell office:value-type="float" office:value="74.097249000000005" table:style-name="ce44">
            <text:p>74</text:p>
          </table:table-cell>
          <table:table-cell office:value-type="float" office:value="3.5862409999999998" table:style-name="ce44">
            <text:p>4</text:p>
          </table:table-cell>
          <table:table-cell office:value-type="float" office:value="19.552499999999998" table:style-name="ce44">
            <text:p>20</text:p>
          </table:table-cell>
          <table:table-cell office:value-type="float" office:value="701.78729800000008" table:style-name="ce44">
            <text:p>70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28.768193" table:style-name="ce44">
            <text:p>29</text:p>
          </table:table-cell>
          <table:table-cell office:value-type="float" office:value="2.4749289999999999" table:style-name="ce44">
            <text:p>2</text:p>
          </table:table-cell>
          <table:table-cell office:value-type="float" office:value="89.308780999999996" table:style-name="ce44">
            <text:p>89</text:p>
          </table:table-cell>
          <table:table-cell office:value-type="float" office:value="81.414941999999996" table:style-name="ce44">
            <text:p>81</text:p>
          </table:table-cell>
          <table:table-cell office:value-type="float" office:value="0.125501" table:style-name="ce44">
            <text:p>-</text:p>
          </table:table-cell>
          <table:table-cell office:value-type="float" office:value="36.175097000000001" table:style-name="ce44">
            <text:p>36</text:p>
          </table:table-cell>
          <table:table-cell office:value-type="float" office:value="9.0667290000000005" table:style-name="ce44">
            <text:p>9</text:p>
          </table:table-cell>
          <table:table-cell office:value-type="float" office:value="38.371493999999998" table:style-name="ce44">
            <text:p>38</text:p>
          </table:table-cell>
          <table:table-cell office:value-type="float" office:value="2.8094600000000001" table:style-name="ce44">
            <text:p>3</text:p>
          </table:table-cell>
          <table:table-cell office:value-type="float" office:value="9.7538300000000007" table:style-name="ce44">
            <text:p>10</text:p>
          </table:table-cell>
          <table:table-cell office:value-type="float" office:value="14.017578" table:style-name="ce44">
            <text:p>14</text:p>
          </table:table-cell>
          <table:table-cell office:value-type="float" office:value="1.9705790000000001" table:style-name="ce44">
            <text:p>2</text:p>
          </table:table-cell>
          <table:table-cell office:value-type="float" office:value="0.47291" table:style-name="ce44">
            <text:p>-</text:p>
          </table:table-cell>
          <table:table-cell office:value-type="float" office:value="314.73002300000002" table:style-name="ce44">
            <text:p>31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34.300246999999999" table:style-name="ce44">
            <text:p>34</text:p>
          </table:table-cell>
          <table:table-cell office:value-type="float" office:value="2.9482560000000002" table:style-name="ce44">
            <text:p>3</text:p>
          </table:table-cell>
          <table:table-cell office:value-type="float" office:value="462.59614299999998" table:style-name="ce44">
            <text:p>463</text:p>
          </table:table-cell>
          <table:table-cell office:value-type="float" office:value="301.16011900000001" table:style-name="ce44">
            <text:p>301</text:p>
          </table:table-cell>
          <table:table-cell office:value-type="float" office:value="2.0644830000000001" table:style-name="ce44">
            <text:p>2</text:p>
          </table:table-cell>
          <table:table-cell office:value-type="float" office:value="3.0563950000000002" table:style-name="ce44">
            <text:p>3</text:p>
          </table:table-cell>
          <table:table-cell office:value-type="float" office:value="13.507023" table:style-name="ce44">
            <text:p>14</text:p>
          </table:table-cell>
          <table:table-cell office:value-type="float" office:value="58.980454999999999" table:style-name="ce44">
            <text:p>59</text:p>
          </table:table-cell>
          <table:table-cell office:value-type="float" office:value="0.91703800000000002" table:style-name="ce44">
            <text:p>1</text:p>
          </table:table-cell>
          <table:table-cell office:value-type="float" office:value="3.8834909999999998" table:style-name="ce44">
            <text:p>4</text:p>
          </table:table-cell>
          <table:table-cell office:value-type="float" office:value="16.810614000000001" table:style-name="ce44">
            <text:p>17</text:p>
          </table:table-cell>
          <table:table-cell office:value-type="float" office:value="4.1521169999999996" table:style-name="ce44">
            <text:p>4</text:p>
          </table:table-cell>
          <table:table-cell office:value-type="float" office:value="1.995085" table:style-name="ce44">
            <text:p>2</text:p>
          </table:table-cell>
          <table:table-cell office:value-type="float" office:value="906.37146599999994" table:style-name="ce44">
            <text:p>90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8.5462670000000003" table:style-name="ce44">
            <text:p>9</text:p>
          </table:table-cell>
          <table:table-cell office:value-type="float" office:value="0.50972099999999998" table:style-name="ce44">
            <text:p>1</text:p>
          </table:table-cell>
          <table:table-cell office:value-type="float" office:value="298.71026899999998" table:style-name="ce44">
            <text:p>299</text:p>
          </table:table-cell>
          <table:table-cell office:value-type="float" office:value="175.98829799999999" table:style-name="ce44">
            <text:p>176</text:p>
          </table:table-cell>
          <table:table-cell office:value-type="float" office:value="1.3418749999999999" table:style-name="ce44">
            <text:p>1</text:p>
          </table:table-cell>
          <table:table-cell office:value-type="float" office:value="3.146023" table:style-name="ce44">
            <text:p>3</text:p>
          </table:table-cell>
          <table:table-cell office:value-type="float" office:value="2.2422810000000002" table:style-name="ce44">
            <text:p>2</text:p>
          </table:table-cell>
          <table:table-cell office:value-type="float" office:value="6.2911080000000004" table:style-name="ce44">
            <text:p>6</text:p>
          </table:table-cell>
          <table:table-cell office:value-type="float" office:value="0.64924700000000002" table:style-name="ce44">
            <text:p>1</text:p>
          </table:table-cell>
          <table:table-cell office:value-type="float" office:value="0.95244099999999998" table:style-name="ce44">
            <text:p>1</text:p>
          </table:table-cell>
          <table:table-cell office:value-type="float" office:value="4.0240090000000004" table:style-name="ce44">
            <text:p>4</text:p>
          </table:table-cell>
          <table:table-cell office:value-type="float" office:value="2.6470959999999999" table:style-name="ce44">
            <text:p>3</text:p>
          </table:table-cell>
          <table:table-cell office:value-type="float" office:value="0.302203" table:style-name="ce44">
            <text:p>-</text:p>
          </table:table-cell>
          <table:table-cell office:value-type="float" office:value="505.35083799999995" table:style-name="ce44">
            <text:p>50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9.842972" table:style-name="ce44">
            <text:p>20</text:p>
          </table:table-cell>
          <table:table-cell office:value-type="float" office:value="1.8110310000000001" table:style-name="ce44">
            <text:p>2</text:p>
          </table:table-cell>
          <table:table-cell office:value-type="float" office:value="278.67380500000002" table:style-name="ce44">
            <text:p>279</text:p>
          </table:table-cell>
          <table:table-cell office:value-type="float" office:value="148.53132199999999" table:style-name="ce44">
            <text:p>149</text:p>
          </table:table-cell>
          <table:table-cell office:value-type="float" office:value="2.5126270000000002" table:style-name="ce44">
            <text:p>3</text:p>
          </table:table-cell>
          <table:table-cell office:value-type="float" office:value="9.1340939999999993" table:style-name="ce44">
            <text:p>9</text:p>
          </table:table-cell>
          <table:table-cell office:value-type="float" office:value="5.30952" table:style-name="ce44">
            <text:p>5</text:p>
          </table:table-cell>
          <table:table-cell office:value-type="float" office:value="15.686215000000001" table:style-name="ce44">
            <text:p>16</text:p>
          </table:table-cell>
          <table:table-cell office:value-type="float" office:value="2.7818779999999999" table:style-name="ce44">
            <text:p>3</text:p>
          </table:table-cell>
          <table:table-cell office:value-type="float" office:value="4.6621499999999996" table:style-name="ce44">
            <text:p>5</text:p>
          </table:table-cell>
          <table:table-cell office:value-type="float" office:value="21.290848" table:style-name="ce44">
            <text:p>21</text:p>
          </table:table-cell>
          <table:table-cell office:value-type="float" office:value="4.0743239999999998" table:style-name="ce44">
            <text:p>4</text:p>
          </table:table-cell>
          <table:table-cell office:value-type="float" office:value="0.86698399999999998" table:style-name="ce44">
            <text:p>1</text:p>
          </table:table-cell>
          <table:table-cell office:value-type="float" office:value="515.17777000000001" table:style-name="ce44">
            <text:p>51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35.487369999999999" table:style-name="ce44">
            <text:p>35</text:p>
          </table:table-cell>
          <table:table-cell office:value-type="float" office:value="12.839266" table:style-name="ce44">
            <text:p>13</text:p>
          </table:table-cell>
          <table:table-cell office:value-type="float" office:value="1116.1559219999999" table:style-name="ce44">
            <text:p>1,116</text:p>
          </table:table-cell>
          <table:table-cell office:value-type="float" office:value="1211.571862" table:style-name="ce44">
            <text:p>1,212</text:p>
          </table:table-cell>
          <table:table-cell office:value-type="float" office:value="12.964559" table:style-name="ce44">
            <text:p>13</text:p>
          </table:table-cell>
          <table:table-cell office:value-type="float" office:value="75.305958000000004" table:style-name="ce44">
            <text:p>75</text:p>
          </table:table-cell>
          <table:table-cell office:value-type="float" office:value="13.801354" table:style-name="ce44">
            <text:p>14</text:p>
          </table:table-cell>
          <table:table-cell office:value-type="float" office:value="43.851512999999997" table:style-name="ce44">
            <text:p>44</text:p>
          </table:table-cell>
          <table:table-cell office:value-type="float" office:value="49.579873999999997" table:style-name="ce44">
            <text:p>50</text:p>
          </table:table-cell>
          <table:table-cell office:value-type="float" office:value="19.142835999999999" table:style-name="ce44">
            <text:p>19</text:p>
          </table:table-cell>
          <table:table-cell office:value-type="float" office:value="177.10362499999999" table:style-name="ce44">
            <text:p>177</text:p>
          </table:table-cell>
          <table:table-cell office:value-type="float" office:value="31.001401000000001" table:style-name="ce44">
            <text:p>31</text:p>
          </table:table-cell>
          <table:table-cell office:value-type="float" office:value="8.1777940000000005" table:style-name="ce44">
            <text:p>8</text:p>
          </table:table-cell>
          <table:table-cell office:value-type="float" office:value="2806.9833340000005" table:style-name="ce44">
            <text:p>2,80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38.581358000000002" table:style-name="ce44">
            <text:p>39</text:p>
          </table:table-cell>
          <table:table-cell office:value-type="float" office:value="0" table:style-name="ce44">
            <text:p>0</text:p>
          </table:table-cell>
          <table:table-cell office:value-type="float" office:value="3.4522940000000002" table:style-name="ce44">
            <text:p>3</text:p>
          </table:table-cell>
          <table:table-cell office:value-type="float" office:value="0.34766999999999998" table:style-name="ce44">
            <text:p>-</text:p>
          </table:table-cell>
          <table:table-cell office:value-type="float" office:value="0.16351099999999999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2.6383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2.571216000000007" table:style-name="ce44">
            <text:p>4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81.05860000000001" table:style-name="ce44">
            <text:p>181</text:p>
          </table:table-cell>
          <table:table-cell office:value-type="float" office:value="37.609780999999998" table:style-name="ce44">
            <text:p>38</text:p>
          </table:table-cell>
          <table:table-cell office:value-type="float" office:value="3684.246083" table:style-name="ce44">
            <text:p>3,684</text:p>
          </table:table-cell>
          <table:table-cell office:value-type="float" office:value="2108.0459580000002" table:style-name="ce44">
            <text:p>2,108</text:p>
          </table:table-cell>
          <table:table-cell office:value-type="float" office:value="36.042765999999993" table:style-name="ce44">
            <text:p>36</text:p>
          </table:table-cell>
          <table:table-cell office:value-type="float" office:value="146.10853299999999" table:style-name="ce44">
            <text:p>146</text:p>
          </table:table-cell>
          <table:table-cell office:value-type="float" office:value="61.707533999999995" table:style-name="ce44">
            <text:p>62</text:p>
          </table:table-cell>
          <table:table-cell office:value-type="float" office:value="211.155373" table:style-name="ce44">
            <text:p>211</text:p>
          </table:table-cell>
          <table:table-cell office:value-type="float" office:value="63.942671000000004" table:style-name="ce44">
            <text:p>64</text:p>
          </table:table-cell>
          <table:table-cell office:value-type="float" office:value="91.391460999999993" table:style-name="ce44">
            <text:p>91</text:p>
          </table:table-cell>
          <table:table-cell office:value-type="float" office:value="482.02079599999996" table:style-name="ce44">
            <text:p>482</text:p>
          </table:table-cell>
          <table:table-cell office:value-type="float" office:value="51.530117999999995" table:style-name="ce44">
            <text:p>52</text:p>
          </table:table-cell>
          <table:table-cell office:value-type="float" office:value="38.568687999999995" table:style-name="ce44">
            <text:p>39</text:p>
          </table:table-cell>
          <table:table-cell office:value-type="float" office:value="7193.4283620000033" table:style-name="ce44">
            <text:p>7,19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66.355999999999995" table:style-name="ce49">
            <text:p>66</text:p>
          </table:table-cell>
          <table:table-cell office:value-type="float" office:value="4.5419999999999998" table:style-name="ce49">
            <text:p>5</text:p>
          </table:table-cell>
          <table:table-cell office:value-type="float" office:value="116.736" table:style-name="ce49">
            <text:p>117</text:p>
          </table:table-cell>
          <table:table-cell office:value-type="float" office:value="63.814" table:style-name="ce49">
            <text:p>64</text:p>
          </table:table-cell>
          <table:table-cell office:value-type="float" office:value="0.97699999999999998" table:style-name="ce49">
            <text:p>1</text:p>
          </table:table-cell>
          <table:table-cell office:value-type="float" office:value="2.2440000000000002" table:style-name="ce49">
            <text:p>2</text:p>
          </table:table-cell>
          <table:table-cell office:value-type="float" office:value="3.6840000000000002" table:style-name="ce49">
            <text:p>4</text:p>
          </table:table-cell>
          <table:table-cell office:value-type="float" office:value="11.943" table:style-name="ce49">
            <text:p>12</text:p>
          </table:table-cell>
          <table:table-cell office:value-type="float" office:value="0.20300000000000001" table:style-name="ce49">
            <text:p>-</text:p>
          </table:table-cell>
          <table:table-cell office:value-type="float" office:value="2.1960000000000002" table:style-name="ce49">
            <text:p>2</text:p>
          </table:table-cell>
          <table:table-cell office:value-type="float" office:value="3.2429999999999999" table:style-name="ce49">
            <text:p>3</text:p>
          </table:table-cell>
          <table:table-cell office:value-type="float" office:value="3" table:style-name="ce49">
            <text:p>3</text:p>
          </table:table-cell>
          <table:table-cell office:value-type="float" office:value="0.46899999999999997" table:style-name="ce49">
            <text:p>-</text:p>
          </table:table-cell>
          <table:table-cell office:value-type="float" office:value="279.40699999999998" table:style-name="ce49">
            <text:p>279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64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style-name="ce65"/>
          <table:table-cell table:number-columns-repeated="14" table:style-name="ce66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9">
          <table:table-cell table:style-name="ce65"/>
          <table:table-cell table:number-columns-repeated="14" table:style-name="ce66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03" table:style-name="ce30">
            <text:p>2003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24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4.431412999999999" table:style-name="ce44">
            <text:p>14</text:p>
          </table:table-cell>
          <table:table-cell office:value-type="float" office:value="15.619892999999999" table:style-name="ce44">
            <text:p>16</text:p>
          </table:table-cell>
          <table:table-cell office:value-type="float" office:value="959.96346100000005" table:style-name="ce44">
            <text:p>960</text:p>
          </table:table-cell>
          <table:table-cell office:value-type="float" office:value="116.58702099999999" table:style-name="ce44">
            <text:p>117</text:p>
          </table:table-cell>
          <table:table-cell office:value-type="float" office:value="25.468147999999999" table:style-name="ce44">
            <text:p>25</text:p>
          </table:table-cell>
          <table:table-cell office:value-type="float" office:value="13.980611" table:style-name="ce44">
            <text:p>14</text:p>
          </table:table-cell>
          <table:table-cell office:value-type="float" office:value="15.712232999999999" table:style-name="ce44">
            <text:p>16</text:p>
          </table:table-cell>
          <table:table-cell office:value-type="float" office:value="46.426760000000002" table:style-name="ce44">
            <text:p>46</text:p>
          </table:table-cell>
          <table:table-cell office:value-type="float" office:value="2.0469119999999998" table:style-name="ce44">
            <text:p>2</text:p>
          </table:table-cell>
          <table:table-cell office:value-type="float" office:value="39.672804999999997" table:style-name="ce44">
            <text:p>40</text:p>
          </table:table-cell>
          <table:table-cell office:value-type="float" office:value="161.43977899999999" table:style-name="ce44">
            <text:p>161</text:p>
          </table:table-cell>
          <table:table-cell office:value-type="float" office:value="5.4772030000000003" table:style-name="ce44">
            <text:p>5</text:p>
          </table:table-cell>
          <table:table-cell office:value-type="float" office:value="6.8588610000000001" table:style-name="ce44">
            <text:p>7</text:p>
          </table:table-cell>
          <table:table-cell office:value-type="float" office:value="1423.6851000000001" table:style-name="ce44">
            <text:p>1,42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2.2274729999999998" table:style-name="ce44">
            <text:p>2</text:p>
          </table:table-cell>
          <table:table-cell office:value-type="float" office:value="0.87151999999999996" table:style-name="ce44">
            <text:p>1</text:p>
          </table:table-cell>
          <table:table-cell office:value-type="float" office:value="510.75030099999998" table:style-name="ce44">
            <text:p>511</text:p>
          </table:table-cell>
          <table:table-cell office:value-type="float" office:value="60.486884000000003" table:style-name="ce44">
            <text:p>60</text:p>
          </table:table-cell>
          <table:table-cell office:value-type="float" office:value="0.628861" table:style-name="ce44">
            <text:p>1</text:p>
          </table:table-cell>
          <table:table-cell office:value-type="float" office:value="7.2949599999999997" table:style-name="ce44">
            <text:p>7</text:p>
          </table:table-cell>
          <table:table-cell office:value-type="float" office:value="1.7506010000000001" table:style-name="ce44">
            <text:p>2</text:p>
          </table:table-cell>
          <table:table-cell office:value-type="float" office:value="3.2769469999999998" table:style-name="ce44">
            <text:p>3</text:p>
          </table:table-cell>
          <table:table-cell office:value-type="float" office:value="1.7681720000000001" table:style-name="ce44">
            <text:p>2</text:p>
          </table:table-cell>
          <table:table-cell office:value-type="float" office:value="5.3828810000000002" table:style-name="ce44">
            <text:p>5</text:p>
          </table:table-cell>
          <table:table-cell office:value-type="float" office:value="66.956154999999995" table:style-name="ce44">
            <text:p>67</text:p>
          </table:table-cell>
          <table:table-cell office:value-type="float" office:value="1.975063" table:style-name="ce44">
            <text:p>2</text:p>
          </table:table-cell>
          <table:table-cell office:value-type="float" office:value="42.985883999999999" table:style-name="ce44">
            <text:p>43</text:p>
          </table:table-cell>
          <table:table-cell office:value-type="float" office:value="706.35570199999995" table:style-name="ce44">
            <text:p>70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35.470059999999997" table:style-name="ce44">
            <text:p>35</text:p>
          </table:table-cell>
          <table:table-cell office:value-type="float" office:value="2.2202250000000001" table:style-name="ce44">
            <text:p>2</text:p>
          </table:table-cell>
          <table:table-cell office:value-type="float" office:value="91.694760000000002" table:style-name="ce44">
            <text:p>92</text:p>
          </table:table-cell>
          <table:table-cell office:value-type="float" office:value="77.293482999999995" table:style-name="ce44">
            <text:p>77</text:p>
          </table:table-cell>
          <table:table-cell office:value-type="float" office:value="0.54820000000000002" table:style-name="ce44">
            <text:p>1</text:p>
          </table:table-cell>
          <table:table-cell office:value-type="float" office:value="42.143459" table:style-name="ce44">
            <text:p>42</text:p>
          </table:table-cell>
          <table:table-cell office:value-type="float" office:value="10.171628" table:style-name="ce44">
            <text:p>10</text:p>
          </table:table-cell>
          <table:table-cell office:value-type="float" office:value="42.324019" table:style-name="ce44">
            <text:p>42</text:p>
          </table:table-cell>
          <table:table-cell office:value-type="float" office:value="0" table:style-name="ce44">
            <text:p>0</text:p>
          </table:table-cell>
          <table:table-cell office:value-type="float" office:value="4.8262349999999996" table:style-name="ce44">
            <text:p>5</text:p>
          </table:table-cell>
          <table:table-cell office:value-type="float" office:value="21.252784999999999" table:style-name="ce44">
            <text:p>21</text:p>
          </table:table-cell>
          <table:table-cell office:value-type="float" office:value="4.7864519999999997" table:style-name="ce44">
            <text:p>5</text:p>
          </table:table-cell>
          <table:table-cell office:value-type="float" office:value="0.86661900000000003" table:style-name="ce44">
            <text:p>1</text:p>
          </table:table-cell>
          <table:table-cell office:value-type="float" office:value="333.59792499999998" table:style-name="ce44">
            <text:p>33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33.431699000000002" table:style-name="ce44">
            <text:p>33</text:p>
          </table:table-cell>
          <table:table-cell office:value-type="float" office:value="2.8138390000000002" table:style-name="ce44">
            <text:p>3</text:p>
          </table:table-cell>
          <table:table-cell office:value-type="float" office:value="454.17761899999999" table:style-name="ce44">
            <text:p>454</text:p>
          </table:table-cell>
          <table:table-cell office:value-type="float" office:value="293.817138" table:style-name="ce44">
            <text:p>294</text:p>
          </table:table-cell>
          <table:table-cell office:value-type="float" office:value="1.3774869999999999" table:style-name="ce44">
            <text:p>1</text:p>
          </table:table-cell>
          <table:table-cell office:value-type="float" office:value="2.6879209999999998" table:style-name="ce44">
            <text:p>3</text:p>
          </table:table-cell>
          <table:table-cell office:value-type="float" office:value="12.567148" table:style-name="ce44">
            <text:p>13</text:p>
          </table:table-cell>
          <table:table-cell office:value-type="float" office:value="53.075964999999997" table:style-name="ce44">
            <text:p>53</text:p>
          </table:table-cell>
          <table:table-cell office:value-type="float" office:value="3.9656120000000001" table:style-name="ce44">
            <text:p>4</text:p>
          </table:table-cell>
          <table:table-cell office:value-type="float" office:value="4.2973790000000003" table:style-name="ce44">
            <text:p>4</text:p>
          </table:table-cell>
          <table:table-cell office:value-type="float" office:value="20.685449999999999" table:style-name="ce44">
            <text:p>21</text:p>
          </table:table-cell>
          <table:table-cell office:value-type="float" office:value="4.201441" table:style-name="ce44">
            <text:p>4</text:p>
          </table:table-cell>
          <table:table-cell office:value-type="float" office:value="2.6264479999999999" table:style-name="ce44">
            <text:p>3</text:p>
          </table:table-cell>
          <table:table-cell office:value-type="float" office:value="889.725146" table:style-name="ce44">
            <text:p>89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6.7136509999999996" table:style-name="ce44">
            <text:p>7</text:p>
          </table:table-cell>
          <table:table-cell office:value-type="float" office:value="0.124927" table:style-name="ce44">
            <text:p>-</text:p>
          </table:table-cell>
          <table:table-cell office:value-type="float" office:value="285.74122599999998" table:style-name="ce44">
            <text:p>286</text:p>
          </table:table-cell>
          <table:table-cell office:value-type="float" office:value="182.914941" table:style-name="ce44">
            <text:p>183</text:p>
          </table:table-cell>
          <table:table-cell office:value-type="float" office:value="6.9710999999999995E-2" table:style-name="ce44">
            <text:p>-</text:p>
          </table:table-cell>
          <table:table-cell office:value-type="float" office:value="1.0385770000000001" table:style-name="ce44">
            <text:p>1</text:p>
          </table:table-cell>
          <table:table-cell office:value-type="float" office:value="1.512529" table:style-name="ce44">
            <text:p>2</text:p>
          </table:table-cell>
          <table:table-cell office:value-type="float" office:value="5.5753300000000001" table:style-name="ce44">
            <text:p>6</text:p>
          </table:table-cell>
          <table:table-cell office:value-type="float" office:value="1.2697130000000001" table:style-name="ce44">
            <text:p>1</text:p>
          </table:table-cell>
          <table:table-cell office:value-type="float" office:value="1.1374340000000001" table:style-name="ce44">
            <text:p>1</text:p>
          </table:table-cell>
          <table:table-cell office:value-type="float" office:value="3.4129800000000001" table:style-name="ce44">
            <text:p>3</text:p>
          </table:table-cell>
          <table:table-cell office:value-type="float" office:value="1.0836779999999999" table:style-name="ce44">
            <text:p>1</text:p>
          </table:table-cell>
          <table:table-cell office:value-type="float" office:value="2.4780579999999999" table:style-name="ce44">
            <text:p>2</text:p>
          </table:table-cell>
          <table:table-cell office:value-type="float" office:value="493.07275499999997" table:style-name="ce44">
            <text:p>49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7.460383" table:style-name="ce44">
            <text:p>17</text:p>
          </table:table-cell>
          <table:table-cell office:value-type="float" office:value="1.750705" table:style-name="ce44">
            <text:p>2</text:p>
          </table:table-cell>
          <table:table-cell office:value-type="float" office:value="255.866466" table:style-name="ce44">
            <text:p>256</text:p>
          </table:table-cell>
          <table:table-cell office:value-type="float" office:value="124.038505" table:style-name="ce44">
            <text:p>124</text:p>
          </table:table-cell>
          <table:table-cell office:value-type="float" office:value="1.701902" table:style-name="ce44">
            <text:p>2</text:p>
          </table:table-cell>
          <table:table-cell office:value-type="float" office:value="6.4478410000000004" table:style-name="ce44">
            <text:p>6</text:p>
          </table:table-cell>
          <table:table-cell office:value-type="float" office:value="6.7197509999999996" table:style-name="ce44">
            <text:p>7</text:p>
          </table:table-cell>
          <table:table-cell office:value-type="float" office:value="17.189411" table:style-name="ce44">
            <text:p>17</text:p>
          </table:table-cell>
          <table:table-cell office:value-type="float" office:value="1.5457419999999999" table:style-name="ce44">
            <text:p>2</text:p>
          </table:table-cell>
          <table:table-cell office:value-type="float" office:value="5.2844410000000002" table:style-name="ce44">
            <text:p>5</text:p>
          </table:table-cell>
          <table:table-cell office:value-type="float" office:value="17.888242999999999" table:style-name="ce44">
            <text:p>18</text:p>
          </table:table-cell>
          <table:table-cell office:value-type="float" office:value="4.1507610000000001" table:style-name="ce44">
            <text:p>4</text:p>
          </table:table-cell>
          <table:table-cell office:value-type="float" office:value="4.3465990000000003" table:style-name="ce44">
            <text:p>4</text:p>
          </table:table-cell>
          <table:table-cell office:value-type="float" office:value="464.39074999999997" table:style-name="ce44">
            <text:p>46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35.244242" table:style-name="ce44">
            <text:p>35</text:p>
          </table:table-cell>
          <table:table-cell office:value-type="float" office:value="14.452061" table:style-name="ce44">
            <text:p>14</text:p>
          </table:table-cell>
          <table:table-cell office:value-type="float" office:value="1123.1682310000001" table:style-name="ce44">
            <text:p>1,123</text:p>
          </table:table-cell>
          <table:table-cell office:value-type="float" office:value="1230.1479879999999" table:style-name="ce44">
            <text:p>1,230</text:p>
          </table:table-cell>
          <table:table-cell office:value-type="float" office:value="14.899630999999999" table:style-name="ce44">
            <text:p>15</text:p>
          </table:table-cell>
          <table:table-cell office:value-type="float" office:value="80.440966000000003" table:style-name="ce44">
            <text:p>80</text:p>
          </table:table-cell>
          <table:table-cell office:value-type="float" office:value="16.266898000000001" table:style-name="ce44">
            <text:p>16</text:p>
          </table:table-cell>
          <table:table-cell office:value-type="float" office:value="40.090497999999997" table:style-name="ce44">
            <text:p>40</text:p>
          </table:table-cell>
          <table:table-cell office:value-type="float" office:value="79.822272999999996" table:style-name="ce44">
            <text:p>80</text:p>
          </table:table-cell>
          <table:table-cell office:value-type="float" office:value="14.912353" table:style-name="ce44">
            <text:p>15</text:p>
          </table:table-cell>
          <table:table-cell office:value-type="float" office:value="159.30521899999999" table:style-name="ce44">
            <text:p>159</text:p>
          </table:table-cell>
          <table:table-cell office:value-type="float" office:value="28.625015999999999" table:style-name="ce44">
            <text:p>29</text:p>
          </table:table-cell>
          <table:table-cell office:value-type="float" office:value="21.896245" table:style-name="ce44">
            <text:p>22</text:p>
          </table:table-cell>
          <table:table-cell office:value-type="float" office:value="2859.2716209999999" table:style-name="ce44">
            <text:p>2,859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37.260494999999999" table:style-name="ce44">
            <text:p>37</text:p>
          </table:table-cell>
          <table:table-cell office:value-type="float" office:value="0" table:style-name="ce44">
            <text:p>0</text:p>
          </table:table-cell>
          <table:table-cell office:value-type="float" office:value="3.6559529999999998" table:style-name="ce44">
            <text:p>4</text:p>
          </table:table-cell>
          <table:table-cell office:value-type="float" office:value="7.2631000000000001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0.989078999999997" table:style-name="ce44">
            <text:p>4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82.23941600000001" table:style-name="ce44">
            <text:p>182</text:p>
          </table:table-cell>
          <table:table-cell office:value-type="float" office:value="37.853169999999999" table:style-name="ce44">
            <text:p>38</text:p>
          </table:table-cell>
          <table:table-cell office:value-type="float" office:value="3685.0180170000003" table:style-name="ce44">
            <text:p>3,685</text:p>
          </table:table-cell>
          <table:table-cell office:value-type="float" office:value="2085.3585909999997" table:style-name="ce44">
            <text:p>2,085</text:p>
          </table:table-cell>
          <table:table-cell office:value-type="float" office:value="44.693939999999998" table:style-name="ce44">
            <text:p>45</text:p>
          </table:table-cell>
          <table:table-cell office:value-type="float" office:value="154.03433500000003" table:style-name="ce44">
            <text:p>154</text:p>
          </table:table-cell>
          <table:table-cell office:value-type="float" office:value="64.700788000000003" table:style-name="ce44">
            <text:p>65</text:p>
          </table:table-cell>
          <table:table-cell office:value-type="float" office:value="207.95893000000001" table:style-name="ce44">
            <text:p>208</text:p>
          </table:table-cell>
          <table:table-cell office:value-type="float" office:value="90.418424000000002" table:style-name="ce44">
            <text:p>90</text:p>
          </table:table-cell>
          <table:table-cell office:value-type="float" office:value="75.513527999999994" table:style-name="ce44">
            <text:p>76</text:p>
          </table:table-cell>
          <table:table-cell office:value-type="float" office:value="450.94061099999999" table:style-name="ce44">
            <text:p>451</text:p>
          </table:table-cell>
          <table:table-cell office:value-type="float" office:value="50.299613999999998" table:style-name="ce44">
            <text:p>50</text:p>
          </table:table-cell>
          <table:table-cell office:value-type="float" office:value="82.058714000000009" table:style-name="ce44">
            <text:p>82</text:p>
          </table:table-cell>
          <table:table-cell office:value-type="float" office:value="7211.0880780000016" table:style-name="ce44">
            <text:p>7,21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77.968999999999994" table:style-name="ce49">
            <text:p>78</text:p>
          </table:table-cell>
          <table:table-cell office:value-type="float" office:value="4.8849999999999998" table:style-name="ce49">
            <text:p>5</text:p>
          </table:table-cell>
          <table:table-cell office:value-type="float" office:value="129.00299999999999" table:style-name="ce49">
            <text:p>129</text:p>
          </table:table-cell>
          <table:table-cell office:value-type="float" office:value="72.891000000000005" table:style-name="ce49">
            <text:p>73</text:p>
          </table:table-cell>
          <table:table-cell office:value-type="float" office:value="1.1399999999999999" table:style-name="ce49">
            <text:p>1</text:p>
          </table:table-cell>
          <table:table-cell office:value-type="float" office:value="2.4540000000000002" table:style-name="ce49">
            <text:p>2</text:p>
          </table:table-cell>
          <table:table-cell office:value-type="float" office:value="4.7300000000000004" table:style-name="ce49">
            <text:p>5</text:p>
          </table:table-cell>
          <table:table-cell office:value-type="float" office:value="13.842000000000001" table:style-name="ce49">
            <text:p>14</text:p>
          </table:table-cell>
          <table:table-cell office:value-type="float" office:value="0.311" table:style-name="ce49">
            <text:p>-</text:p>
          </table:table-cell>
          <table:table-cell office:value-type="float" office:value="2.2029999999999998" table:style-name="ce49">
            <text:p>2</text:p>
          </table:table-cell>
          <table:table-cell office:value-type="float" office:value="4.0250000000000004" table:style-name="ce49">
            <text:p>4</text:p>
          </table:table-cell>
          <table:table-cell office:value-type="float" office:value="3.391" table:style-name="ce49">
            <text:p>3</text:p>
          </table:table-cell>
          <table:table-cell office:value-type="float" office:value="0.80300000000000005" table:style-name="ce49">
            <text:p>1</text:p>
          </table:table-cell>
          <table:table-cell office:value-type="float" office:value="317.64699999999999" table:style-name="ce49">
            <text:p>31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0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04" table:style-name="ce30">
            <text:p>2004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1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8.762892000000001" table:style-name="ce44">
            <text:p>19</text:p>
          </table:table-cell>
          <table:table-cell office:value-type="float" office:value="16.234206" table:style-name="ce44">
            <text:p>16</text:p>
          </table:table-cell>
          <table:table-cell office:value-type="float" office:value="945.05856500000004" table:style-name="ce44">
            <text:p>945</text:p>
          </table:table-cell>
          <table:table-cell office:value-type="float" office:value="116.431383" table:style-name="ce44">
            <text:p>116</text:p>
          </table:table-cell>
          <table:table-cell office:value-type="float" office:value="17.052648000000001" table:style-name="ce44">
            <text:p>17</text:p>
          </table:table-cell>
          <table:table-cell office:value-type="float" office:value="10.327735000000001" table:style-name="ce44">
            <text:p>10</text:p>
          </table:table-cell>
          <table:table-cell office:value-type="float" office:value="18.357295000000001" table:style-name="ce44">
            <text:p>18</text:p>
          </table:table-cell>
          <table:table-cell office:value-type="float" office:value="46.113137000000002" table:style-name="ce44">
            <text:p>46</text:p>
          </table:table-cell>
          <table:table-cell office:value-type="float" office:value="0" table:style-name="ce44">
            <text:p>0</text:p>
          </table:table-cell>
          <table:table-cell office:value-type="float" office:value="42.093456000000003" table:style-name="ce44">
            <text:p>42</text:p>
          </table:table-cell>
          <table:table-cell office:value-type="float" office:value="183.60736" table:style-name="ce44">
            <text:p>184</text:p>
          </table:table-cell>
          <table:table-cell office:value-type="float" office:value="3.9633180000000001" table:style-name="ce44">
            <text:p>4</text:p>
          </table:table-cell>
          <table:table-cell office:value-type="float" office:value="9.4298839999999995" table:style-name="ce44">
            <text:p>9</text:p>
          </table:table-cell>
          <table:table-cell office:value-type="float" office:value="1427.431879" table:style-name="ce44">
            <text:p>1,42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2.1780439999999999" table:style-name="ce44">
            <text:p>2</text:p>
          </table:table-cell>
          <table:table-cell office:value-type="float" office:value="1.1774249999999999" table:style-name="ce44">
            <text:p>1</text:p>
          </table:table-cell>
          <table:table-cell office:value-type="float" office:value="537.43023400000004" table:style-name="ce44">
            <text:p>537</text:p>
          </table:table-cell>
          <table:table-cell office:value-type="float" office:value="61.078569000000002" table:style-name="ce44">
            <text:p>61</text:p>
          </table:table-cell>
          <table:table-cell office:value-type="float" office:value="5.4185970000000001" table:style-name="ce44">
            <text:p>5</text:p>
          </table:table-cell>
          <table:table-cell office:value-type="float" office:value="9.177683" table:style-name="ce44">
            <text:p>9</text:p>
          </table:table-cell>
          <table:table-cell office:value-type="float" office:value="1.191608" table:style-name="ce44">
            <text:p>1</text:p>
          </table:table-cell>
          <table:table-cell office:value-type="float" office:value="2.0621369999999999" table:style-name="ce44">
            <text:p>2</text:p>
          </table:table-cell>
          <table:table-cell office:value-type="float" office:value="0.57453100000000001" table:style-name="ce44">
            <text:p>1</text:p>
          </table:table-cell>
          <table:table-cell office:value-type="float" office:value="5.5294990000000004" table:style-name="ce44">
            <text:p>6</text:p>
          </table:table-cell>
          <table:table-cell office:value-type="float" office:value="71.901373000000007" table:style-name="ce44">
            <text:p>72</text:p>
          </table:table-cell>
          <table:table-cell office:value-type="float" office:value="4.2763140000000002" table:style-name="ce44">
            <text:p>4</text:p>
          </table:table-cell>
          <table:table-cell office:value-type="float" office:value="18.374345000000002" table:style-name="ce44">
            <text:p>18</text:p>
          </table:table-cell>
          <table:table-cell office:value-type="float" office:value="720.37035899999989" table:style-name="ce44">
            <text:p>72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31.182013999999999" table:style-name="ce44">
            <text:p>31</text:p>
          </table:table-cell>
          <table:table-cell office:value-type="float" office:value="1.680733" table:style-name="ce44">
            <text:p>2</text:p>
          </table:table-cell>
          <table:table-cell office:value-type="float" office:value="97.136871999999997" table:style-name="ce44">
            <text:p>97</text:p>
          </table:table-cell>
          <table:table-cell office:value-type="float" office:value="86.854864000000006" table:style-name="ce44">
            <text:p>87</text:p>
          </table:table-cell>
          <table:table-cell office:value-type="float" office:value="0.49402699999999999" table:style-name="ce44">
            <text:p>-</text:p>
          </table:table-cell>
          <table:table-cell office:value-type="float" office:value="29.696805999999999" table:style-name="ce44">
            <text:p>30</text:p>
          </table:table-cell>
          <table:table-cell office:value-type="float" office:value="11.624665" table:style-name="ce44">
            <text:p>12</text:p>
          </table:table-cell>
          <table:table-cell office:value-type="float" office:value="36.825074000000001" table:style-name="ce44">
            <text:p>37</text:p>
          </table:table-cell>
          <table:table-cell office:value-type="float" office:value="0.14124700000000001" table:style-name="ce44">
            <text:p>-</text:p>
          </table:table-cell>
          <table:table-cell office:value-type="float" office:value="2.9373070000000001" table:style-name="ce44">
            <text:p>3</text:p>
          </table:table-cell>
          <table:table-cell office:value-type="float" office:value="19.401554999999998" table:style-name="ce44">
            <text:p>19</text:p>
          </table:table-cell>
          <table:table-cell office:value-type="float" office:value="5.3392920000000004" table:style-name="ce44">
            <text:p>5</text:p>
          </table:table-cell>
          <table:table-cell office:value-type="float" office:value="0.87907999999999997" table:style-name="ce44">
            <text:p>1</text:p>
          </table:table-cell>
          <table:table-cell office:value-type="float" office:value="324.19353599999999" table:style-name="ce44">
            <text:p>32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34.949962999999997" table:style-name="ce44">
            <text:p>35</text:p>
          </table:table-cell>
          <table:table-cell office:value-type="float" office:value="2.7894899999999998" table:style-name="ce44">
            <text:p>3</text:p>
          </table:table-cell>
          <table:table-cell office:value-type="float" office:value="431.14466900000002" table:style-name="ce44">
            <text:p>431</text:p>
          </table:table-cell>
          <table:table-cell office:value-type="float" office:value="279.55627500000003" table:style-name="ce44">
            <text:p>280</text:p>
          </table:table-cell>
          <table:table-cell office:value-type="float" office:value="1.028618" table:style-name="ce44">
            <text:p>1</text:p>
          </table:table-cell>
          <table:table-cell office:value-type="float" office:value="4.4846659999999998" table:style-name="ce44">
            <text:p>4</text:p>
          </table:table-cell>
          <table:table-cell office:value-type="float" office:value="12.136263" table:style-name="ce44">
            <text:p>12</text:p>
          </table:table-cell>
          <table:table-cell office:value-type="float" office:value="53.890704999999997" table:style-name="ce44">
            <text:p>54</text:p>
          </table:table-cell>
          <table:table-cell office:value-type="float" office:value="1.117569" table:style-name="ce44">
            <text:p>1</text:p>
          </table:table-cell>
          <table:table-cell office:value-type="float" office:value="4.4808589999999997" table:style-name="ce44">
            <text:p>4</text:p>
          </table:table-cell>
          <table:table-cell office:value-type="float" office:value="23.271021000000001" table:style-name="ce44">
            <text:p>23</text:p>
          </table:table-cell>
          <table:table-cell office:value-type="float" office:value="3.6741489999999999" table:style-name="ce44">
            <text:p>4</text:p>
          </table:table-cell>
          <table:table-cell office:value-type="float" office:value="2.5423460000000002" table:style-name="ce44">
            <text:p>3</text:p>
          </table:table-cell>
          <table:table-cell office:value-type="float" office:value="855.06659300000001" table:style-name="ce44">
            <text:p>85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6.6233959999999996" table:style-name="ce44">
            <text:p>7</text:p>
          </table:table-cell>
          <table:table-cell office:value-type="float" office:value="0.17769299999999999" table:style-name="ce44">
            <text:p>-</text:p>
          </table:table-cell>
          <table:table-cell office:value-type="float" office:value="279.30433399999998" table:style-name="ce44">
            <text:p>279</text:p>
          </table:table-cell>
          <table:table-cell office:value-type="float" office:value="168.63181399999999" table:style-name="ce44">
            <text:p>169</text:p>
          </table:table-cell>
          <table:table-cell office:value-type="float" office:value="3.3212999999999999E-2" table:style-name="ce44">
            <text:p>-</text:p>
          </table:table-cell>
          <table:table-cell office:value-type="float" office:value="2.1450399999999998" table:style-name="ce44">
            <text:p>2</text:p>
          </table:table-cell>
          <table:table-cell office:value-type="float" office:value="1.407832" table:style-name="ce44">
            <text:p>1</text:p>
          </table:table-cell>
          <table:table-cell office:value-type="float" office:value="4.4021800000000004" table:style-name="ce44">
            <text:p>4</text:p>
          </table:table-cell>
          <table:table-cell office:value-type="float" office:value="0.40241700000000002" table:style-name="ce44">
            <text:p>-</text:p>
          </table:table-cell>
          <table:table-cell office:value-type="float" office:value="0.77354900000000004" table:style-name="ce44">
            <text:p>1</text:p>
          </table:table-cell>
          <table:table-cell office:value-type="float" office:value="5.5226689999999996" table:style-name="ce44">
            <text:p>6</text:p>
          </table:table-cell>
          <table:table-cell office:value-type="float" office:value="0.86416800000000005" table:style-name="ce44">
            <text:p>1</text:p>
          </table:table-cell>
          <table:table-cell office:value-type="float" office:value="0.11079799999999999" table:style-name="ce44">
            <text:p>-</text:p>
          </table:table-cell>
          <table:table-cell office:value-type="float" office:value="470.39910299999991" table:style-name="ce44">
            <text:p>47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7.878440999999999" table:style-name="ce44">
            <text:p>18</text:p>
          </table:table-cell>
          <table:table-cell office:value-type="float" office:value="1.9232880000000001" table:style-name="ce44">
            <text:p>2</text:p>
          </table:table-cell>
          <table:table-cell office:value-type="float" office:value="257.29906399999999" table:style-name="ce44">
            <text:p>257</text:p>
          </table:table-cell>
          <table:table-cell office:value-type="float" office:value="130.10024899999999" table:style-name="ce44">
            <text:p>130</text:p>
          </table:table-cell>
          <table:table-cell office:value-type="float" office:value="2.1795559999999998" table:style-name="ce44">
            <text:p>2</text:p>
          </table:table-cell>
          <table:table-cell office:value-type="float" office:value="9.41737" table:style-name="ce44">
            <text:p>9</text:p>
          </table:table-cell>
          <table:table-cell office:value-type="float" office:value="5.3083729999999996" table:style-name="ce44">
            <text:p>5</text:p>
          </table:table-cell>
          <table:table-cell office:value-type="float" office:value="13.324325" table:style-name="ce44">
            <text:p>13</text:p>
          </table:table-cell>
          <table:table-cell office:value-type="float" office:value="1.599812" table:style-name="ce44">
            <text:p>2</text:p>
          </table:table-cell>
          <table:table-cell office:value-type="float" office:value="3.850174" table:style-name="ce44">
            <text:p>4</text:p>
          </table:table-cell>
          <table:table-cell office:value-type="float" office:value="22.731632000000001" table:style-name="ce44">
            <text:p>23</text:p>
          </table:table-cell>
          <table:table-cell office:value-type="float" office:value="2.3769580000000001" table:style-name="ce44">
            <text:p>2</text:p>
          </table:table-cell>
          <table:table-cell office:value-type="float" office:value="4.2195859999999996" table:style-name="ce44">
            <text:p>4</text:p>
          </table:table-cell>
          <table:table-cell office:value-type="float" office:value="472.20882799999993" table:style-name="ce44">
            <text:p>47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35.592379999999999" table:style-name="ce44">
            <text:p>36</text:p>
          </table:table-cell>
          <table:table-cell office:value-type="float" office:value="16.606016" table:style-name="ce44">
            <text:p>17</text:p>
          </table:table-cell>
          <table:table-cell office:value-type="float" office:value="1100.9347439999999" table:style-name="ce44">
            <text:p>1,101</text:p>
          </table:table-cell>
          <table:table-cell office:value-type="float" office:value="1144.651527" table:style-name="ce44">
            <text:p>1,145</text:p>
          </table:table-cell>
          <table:table-cell office:value-type="float" office:value="12.872584" table:style-name="ce44">
            <text:p>13</text:p>
          </table:table-cell>
          <table:table-cell office:value-type="float" office:value="83.204751000000002" table:style-name="ce44">
            <text:p>83</text:p>
          </table:table-cell>
          <table:table-cell office:value-type="float" office:value="14.121492999999999" table:style-name="ce44">
            <text:p>14</text:p>
          </table:table-cell>
          <table:table-cell office:value-type="float" office:value="38.325507000000002" table:style-name="ce44">
            <text:p>38</text:p>
          </table:table-cell>
          <table:table-cell office:value-type="float" office:value="68.878191000000001" table:style-name="ce44">
            <text:p>69</text:p>
          </table:table-cell>
          <table:table-cell office:value-type="float" office:value="15.790755000000001" table:style-name="ce44">
            <text:p>16</text:p>
          </table:table-cell>
          <table:table-cell office:value-type="float" office:value="175.78401400000001" table:style-name="ce44">
            <text:p>176</text:p>
          </table:table-cell>
          <table:table-cell office:value-type="float" office:value="24.879799999999999" table:style-name="ce44">
            <text:p>25</text:p>
          </table:table-cell>
          <table:table-cell office:value-type="float" office:value="14.518592" table:style-name="ce44">
            <text:p>15</text:p>
          </table:table-cell>
          <table:table-cell office:value-type="float" office:value="2746.1603540000001" table:style-name="ce44">
            <text:p>2,74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38.356582000000003" table:style-name="ce44">
            <text:p>38</text:p>
          </table:table-cell>
          <table:table-cell office:value-type="float" office:value="0" table:style-name="ce44">
            <text:p>0</text:p>
          </table:table-cell>
          <table:table-cell office:value-type="float" office:value="5.4469089999999998" table:style-name="ce44">
            <text:p>5</text:p>
          </table:table-cell>
          <table:table-cell office:value-type="float" office:value="0.33270499999999997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.108816" table:style-name="ce44">
            <text:p>-</text:p>
          </table:table-cell>
          <table:table-cell office:value-type="float" office:value="0.100734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9.9014000000000005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4.444759999999995" table:style-name="ce44">
            <text:p>4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85.52371199999999" table:style-name="ce44">
            <text:p>186</text:p>
          </table:table-cell>
          <table:table-cell office:value-type="float" office:value="40.588850999999998" table:style-name="ce44">
            <text:p>41</text:p>
          </table:table-cell>
          <table:table-cell office:value-type="float" office:value="3653.7553909999997" table:style-name="ce44">
            <text:p>3,654</text:p>
          </table:table-cell>
          <table:table-cell office:value-type="float" office:value="1987.6373860000001" table:style-name="ce44">
            <text:p>1,988</text:p>
          </table:table-cell>
          <table:table-cell office:value-type="float" office:value="39.079242999999998" table:style-name="ce44">
            <text:p>39</text:p>
          </table:table-cell>
          <table:table-cell office:value-type="float" office:value="148.56286700000001" table:style-name="ce44">
            <text:p>149</text:p>
          </table:table-cell>
          <table:table-cell office:value-type="float" office:value="64.248263000000009" table:style-name="ce44">
            <text:p>64</text:p>
          </table:table-cell>
          <table:table-cell office:value-type="float" office:value="194.94306500000002" table:style-name="ce44">
            <text:p>195</text:p>
          </table:table-cell>
          <table:table-cell office:value-type="float" office:value="72.713767000000004" table:style-name="ce44">
            <text:p>73</text:p>
          </table:table-cell>
          <table:table-cell office:value-type="float" office:value="75.455599000000007" table:style-name="ce44">
            <text:p>75</text:p>
          </table:table-cell>
          <table:table-cell office:value-type="float" office:value="502.31863800000008" table:style-name="ce44">
            <text:p>502</text:p>
          </table:table-cell>
          <table:table-cell office:value-type="float" office:value="45.373998999999998" table:style-name="ce44">
            <text:p>45</text:p>
          </table:table-cell>
          <table:table-cell office:value-type="float" office:value="50.074630999999997" table:style-name="ce44">
            <text:p>50</text:p>
          </table:table-cell>
          <table:table-cell office:value-type="float" office:value="7060.2754119999991" table:style-name="ce44">
            <text:p>7,06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78.569999999999993" table:style-name="ce49">
            <text:p>79</text:p>
          </table:table-cell>
          <table:table-cell office:value-type="float" office:value="5.0620000000000003" table:style-name="ce49">
            <text:p>5</text:p>
          </table:table-cell>
          <table:table-cell office:value-type="float" office:value="126.41800000000001" table:style-name="ce49">
            <text:p>126</text:p>
          </table:table-cell>
          <table:table-cell office:value-type="float" office:value="71.233999999999995" table:style-name="ce49">
            <text:p>71</text:p>
          </table:table-cell>
          <table:table-cell office:value-type="float" office:value="0.99399999999999999" table:style-name="ce49">
            <text:p>1</text:p>
          </table:table-cell>
          <table:table-cell office:value-type="float" office:value="2.581" table:style-name="ce49">
            <text:p>3</text:p>
          </table:table-cell>
          <table:table-cell office:value-type="float" office:value="4.9400000000000004" table:style-name="ce49">
            <text:p>5</text:p>
          </table:table-cell>
          <table:table-cell office:value-type="float" office:value="13.374000000000001" table:style-name="ce49">
            <text:p>13</text:p>
          </table:table-cell>
          <table:table-cell office:value-type="float" office:value="0.26100000000000001" table:style-name="ce49">
            <text:p>-</text:p>
          </table:table-cell>
          <table:table-cell office:value-type="float" office:value="1.899" table:style-name="ce49">
            <text:p>2</text:p>
          </table:table-cell>
          <table:table-cell office:value-type="float" office:value="4.5279999999999996" table:style-name="ce49">
            <text:p>5</text:p>
          </table:table-cell>
          <table:table-cell office:value-type="float" office:value="3.1709999999999998" table:style-name="ce49">
            <text:p>3</text:p>
          </table:table-cell>
          <table:table-cell office:value-type="float" office:value="0.63400000000000001" table:style-name="ce49">
            <text:p>1</text:p>
          </table:table-cell>
          <table:table-cell office:value-type="float" office:value="313.666" table:style-name="ce49">
            <text:p>31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2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0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05" table:style-name="ce30">
            <text:p>2005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3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3.744417" table:style-name="ce44">
            <text:p>14</text:p>
          </table:table-cell>
          <table:table-cell office:value-type="float" office:value="13.637373" table:style-name="ce44">
            <text:p>14</text:p>
          </table:table-cell>
          <table:table-cell office:value-type="float" office:value="935.21786999999995" table:style-name="ce44">
            <text:p>935</text:p>
          </table:table-cell>
          <table:table-cell office:value-type="float" office:value="121.44490500000001" table:style-name="ce44">
            <text:p>121</text:p>
          </table:table-cell>
          <table:table-cell office:value-type="float" office:value="18.879842" table:style-name="ce44">
            <text:p>19</text:p>
          </table:table-cell>
          <table:table-cell office:value-type="float" office:value="6.8640749999999997" table:style-name="ce44">
            <text:p>7</text:p>
          </table:table-cell>
          <table:table-cell office:value-type="float" office:value="21.710992000000001" table:style-name="ce44">
            <text:p>22</text:p>
          </table:table-cell>
          <table:table-cell office:value-type="float" office:value="45.300848000000002" table:style-name="ce44">
            <text:p>45</text:p>
          </table:table-cell>
          <table:table-cell office:value-type="float" office:value="6.4488320000000003" table:style-name="ce44">
            <text:p>6</text:p>
          </table:table-cell>
          <table:table-cell office:value-type="float" office:value="36.707445999999997" table:style-name="ce44">
            <text:p>37</text:p>
          </table:table-cell>
          <table:table-cell office:value-type="float" office:value="167.06542400000001" table:style-name="ce44">
            <text:p>167</text:p>
          </table:table-cell>
          <table:table-cell office:value-type="float" office:value="3.6978209999999998" table:style-name="ce44">
            <text:p>4</text:p>
          </table:table-cell>
          <table:table-cell office:value-type="float" office:value="7.5497680000000003" table:style-name="ce44">
            <text:p>8</text:p>
          </table:table-cell>
          <table:table-cell office:value-type="float" office:value="1398.2696129999999" table:style-name="ce44">
            <text:p>1,39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1.8716170000000001" table:style-name="ce44">
            <text:p>2</text:p>
          </table:table-cell>
          <table:table-cell office:value-type="float" office:value="0.63224999999999998" table:style-name="ce44">
            <text:p>1</text:p>
          </table:table-cell>
          <table:table-cell office:value-type="float" office:value="493.21603599999997" table:style-name="ce44">
            <text:p>493</text:p>
          </table:table-cell>
          <table:table-cell office:value-type="float" office:value="69.823854999999995" table:style-name="ce44">
            <text:p>70</text:p>
          </table:table-cell>
          <table:table-cell office:value-type="float" office:value="1.2721119999999999" table:style-name="ce44">
            <text:p>1</text:p>
          </table:table-cell>
          <table:table-cell office:value-type="float" office:value="12.757198000000001" table:style-name="ce44">
            <text:p>13</text:p>
          </table:table-cell>
          <table:table-cell office:value-type="float" office:value="2.034138" table:style-name="ce44">
            <text:p>2</text:p>
          </table:table-cell>
          <table:table-cell office:value-type="float" office:value="1.9120779999999999" table:style-name="ce44">
            <text:p>2</text:p>
          </table:table-cell>
          <table:table-cell office:value-type="float" office:value="1.4435480000000001" table:style-name="ce44">
            <text:p>1</text:p>
          </table:table-cell>
          <table:table-cell office:value-type="float" office:value="3.8641480000000001" table:style-name="ce44">
            <text:p>4</text:p>
          </table:table-cell>
          <table:table-cell office:value-type="float" office:value="91.474260000000001" table:style-name="ce44">
            <text:p>91</text:p>
          </table:table-cell>
          <table:table-cell office:value-type="float" office:value="4.9021509999999999" table:style-name="ce44">
            <text:p>5</text:p>
          </table:table-cell>
          <table:table-cell office:value-type="float" office:value="28.035052" table:style-name="ce44">
            <text:p>28</text:p>
          </table:table-cell>
          <table:table-cell office:value-type="float" office:value="713.23844299999985" table:style-name="ce44">
            <text:p>71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31.249013999999999" table:style-name="ce44">
            <text:p>31</text:p>
          </table:table-cell>
          <table:table-cell office:value-type="float" office:value="1.807798" table:style-name="ce44">
            <text:p>2</text:p>
          </table:table-cell>
          <table:table-cell office:value-type="float" office:value="82.470411999999996" table:style-name="ce44">
            <text:p>82</text:p>
          </table:table-cell>
          <table:table-cell office:value-type="float" office:value="72.307751999999994" table:style-name="ce44">
            <text:p>72</text:p>
          </table:table-cell>
          <table:table-cell office:value-type="float" office:value="0.32488400000000001" table:style-name="ce44">
            <text:p>-</text:p>
          </table:table-cell>
          <table:table-cell office:value-type="float" office:value="35.363537999999998" table:style-name="ce44">
            <text:p>35</text:p>
          </table:table-cell>
          <table:table-cell office:value-type="float" office:value="9.8945559999999997" table:style-name="ce44">
            <text:p>10</text:p>
          </table:table-cell>
          <table:table-cell office:value-type="float" office:value="39.035758000000001" table:style-name="ce44">
            <text:p>39</text:p>
          </table:table-cell>
          <table:table-cell office:value-type="float" office:value="0" table:style-name="ce44">
            <text:p>0</text:p>
          </table:table-cell>
          <table:table-cell office:value-type="float" office:value="6.6048869999999997" table:style-name="ce44">
            <text:p>7</text:p>
          </table:table-cell>
          <table:table-cell office:value-type="float" office:value="21.843948999999999" table:style-name="ce44">
            <text:p>22</text:p>
          </table:table-cell>
          <table:table-cell office:value-type="float" office:value="4.3986349999999996" table:style-name="ce44">
            <text:p>4</text:p>
          </table:table-cell>
          <table:table-cell office:value-type="float" office:value="5.5997999999999999E-2" table:style-name="ce44">
            <text:p>-</text:p>
          </table:table-cell>
          <table:table-cell office:value-type="float" office:value="305.35718099999997" table:style-name="ce44">
            <text:p>30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33.624094999999997" table:style-name="ce44">
            <text:p>34</text:p>
          </table:table-cell>
          <table:table-cell office:value-type="float" office:value="3.0450279999999998" table:style-name="ce44">
            <text:p>3</text:p>
          </table:table-cell>
          <table:table-cell office:value-type="float" office:value="440.18715300000002" table:style-name="ce44">
            <text:p>440</text:p>
          </table:table-cell>
          <table:table-cell office:value-type="float" office:value="285.522446" table:style-name="ce44">
            <text:p>286</text:p>
          </table:table-cell>
          <table:table-cell office:value-type="float" office:value="1.6728080000000001" table:style-name="ce44">
            <text:p>2</text:p>
          </table:table-cell>
          <table:table-cell office:value-type="float" office:value="4.1306349999999998" table:style-name="ce44">
            <text:p>4</text:p>
          </table:table-cell>
          <table:table-cell office:value-type="float" office:value="13.054553" table:style-name="ce44">
            <text:p>13</text:p>
          </table:table-cell>
          <table:table-cell office:value-type="float" office:value="44.227285999999999" table:style-name="ce44">
            <text:p>44</text:p>
          </table:table-cell>
          <table:table-cell office:value-type="float" office:value="4.8598129999999999" table:style-name="ce44">
            <text:p>5</text:p>
          </table:table-cell>
          <table:table-cell office:value-type="float" office:value="4.3090060000000001" table:style-name="ce44">
            <text:p>4</text:p>
          </table:table-cell>
          <table:table-cell office:value-type="float" office:value="21.132133" table:style-name="ce44">
            <text:p>21</text:p>
          </table:table-cell>
          <table:table-cell office:value-type="float" office:value="3.3977029999999999" table:style-name="ce44">
            <text:p>3</text:p>
          </table:table-cell>
          <table:table-cell office:value-type="float" office:value="3.4104770000000002" table:style-name="ce44">
            <text:p>3</text:p>
          </table:table-cell>
          <table:table-cell office:value-type="float" office:value="862.57313600000009" table:style-name="ce44">
            <text:p>86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6.520003" table:style-name="ce44">
            <text:p>7</text:p>
          </table:table-cell>
          <table:table-cell office:value-type="float" office:value="0.16763" table:style-name="ce44">
            <text:p>-</text:p>
          </table:table-cell>
          <table:table-cell office:value-type="float" office:value="305.71882299999999" table:style-name="ce44">
            <text:p>306</text:p>
          </table:table-cell>
          <table:table-cell office:value-type="float" office:value="155.10638499999999" table:style-name="ce44">
            <text:p>155</text:p>
          </table:table-cell>
          <table:table-cell office:value-type="float" office:value="9.3329999999999993E-3" table:style-name="ce44">
            <text:p>-</text:p>
          </table:table-cell>
          <table:table-cell office:value-type="float" office:value="2.9961730000000002" table:style-name="ce44">
            <text:p>3</text:p>
          </table:table-cell>
          <table:table-cell office:value-type="float" office:value="1.6747890000000001" table:style-name="ce44">
            <text:p>2</text:p>
          </table:table-cell>
          <table:table-cell office:value-type="float" office:value="4.2890360000000003" table:style-name="ce44">
            <text:p>4</text:p>
          </table:table-cell>
          <table:table-cell office:value-type="float" office:value="0.19192699999999999" table:style-name="ce44">
            <text:p>-</text:p>
          </table:table-cell>
          <table:table-cell office:value-type="float" office:value="0.38760899999999998" table:style-name="ce44">
            <text:p>-</text:p>
          </table:table-cell>
          <table:table-cell office:value-type="float" office:value="3.4186109999999998" table:style-name="ce44">
            <text:p>3</text:p>
          </table:table-cell>
          <table:table-cell office:value-type="float" office:value="2.2852440000000001" table:style-name="ce44">
            <text:p>2</text:p>
          </table:table-cell>
          <table:table-cell office:value-type="float" office:value="0.37613799999999997" table:style-name="ce44">
            <text:p>-</text:p>
          </table:table-cell>
          <table:table-cell office:value-type="float" office:value="483.14170099999996" table:style-name="ce44">
            <text:p>48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6.876884" table:style-name="ce44">
            <text:p>17</text:p>
          </table:table-cell>
          <table:table-cell office:value-type="float" office:value="2.2707489999999999" table:style-name="ce44">
            <text:p>2</text:p>
          </table:table-cell>
          <table:table-cell office:value-type="float" office:value="279.14671499999997" table:style-name="ce44">
            <text:p>279</text:p>
          </table:table-cell>
          <table:table-cell office:value-type="float" office:value="153.93094099999999" table:style-name="ce44">
            <text:p>154</text:p>
          </table:table-cell>
          <table:table-cell office:value-type="float" office:value="1.976315" table:style-name="ce44">
            <text:p>2</text:p>
          </table:table-cell>
          <table:table-cell office:value-type="float" office:value="6.7612550000000002" table:style-name="ce44">
            <text:p>7</text:p>
          </table:table-cell>
          <table:table-cell office:value-type="float" office:value="7.3974149999999996" table:style-name="ce44">
            <text:p>7</text:p>
          </table:table-cell>
          <table:table-cell office:value-type="float" office:value="15.321235" table:style-name="ce44">
            <text:p>15</text:p>
          </table:table-cell>
          <table:table-cell office:value-type="float" office:value="0.97600900000000002" table:style-name="ce44">
            <text:p>1</text:p>
          </table:table-cell>
          <table:table-cell office:value-type="float" office:value="2.6465740000000002" table:style-name="ce44">
            <text:p>3</text:p>
          </table:table-cell>
          <table:table-cell office:value-type="float" office:value="18.422470000000001" table:style-name="ce44">
            <text:p>18</text:p>
          </table:table-cell>
          <table:table-cell office:value-type="float" office:value="4.8650270000000004" table:style-name="ce44">
            <text:p>5</text:p>
          </table:table-cell>
          <table:table-cell office:value-type="float" office:value="0.964225" table:style-name="ce44">
            <text:p>1</text:p>
          </table:table-cell>
          <table:table-cell office:value-type="float" office:value="511.55581399999994" table:style-name="ce44">
            <text:p>51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34.629876000000003" table:style-name="ce44">
            <text:p>35</text:p>
          </table:table-cell>
          <table:table-cell office:value-type="float" office:value="15.584542000000001" table:style-name="ce44">
            <text:p>16</text:p>
          </table:table-cell>
          <table:table-cell office:value-type="float" office:value="1096.7813759999999" table:style-name="ce44">
            <text:p>1,097</text:p>
          </table:table-cell>
          <table:table-cell office:value-type="float" office:value="1199.950116" table:style-name="ce44">
            <text:p>1,200</text:p>
          </table:table-cell>
          <table:table-cell office:value-type="float" office:value="13.606819" table:style-name="ce44">
            <text:p>14</text:p>
          </table:table-cell>
          <table:table-cell office:value-type="float" office:value="85.705072999999999" table:style-name="ce44">
            <text:p>86</text:p>
          </table:table-cell>
          <table:table-cell office:value-type="float" office:value="16.965626" table:style-name="ce44">
            <text:p>17</text:p>
          </table:table-cell>
          <table:table-cell office:value-type="float" office:value="38.527966999999997" table:style-name="ce44">
            <text:p>39</text:p>
          </table:table-cell>
          <table:table-cell office:value-type="float" office:value="71.651674" table:style-name="ce44">
            <text:p>72</text:p>
          </table:table-cell>
          <table:table-cell office:value-type="float" office:value="18.927029000000001" table:style-name="ce44">
            <text:p>19</text:p>
          </table:table-cell>
          <table:table-cell office:value-type="float" office:value="204.492402" table:style-name="ce44">
            <text:p>204</text:p>
          </table:table-cell>
          <table:table-cell office:value-type="float" office:value="30.977364999999999" table:style-name="ce44">
            <text:p>31</text:p>
          </table:table-cell>
          <table:table-cell office:value-type="float" office:value="33.110204000000003" table:style-name="ce44">
            <text:p>33</text:p>
          </table:table-cell>
          <table:table-cell office:value-type="float" office:value="2860.9100690000005" table:style-name="ce44">
            <text:p>2,86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1.198160000000001" table:style-name="ce44">
            <text:p>41</text:p>
          </table:table-cell>
          <table:table-cell office:value-type="float" office:value="0" table:style-name="ce44">
            <text:p>0</text:p>
          </table:table-cell>
          <table:table-cell office:value-type="float" office:value="5.7276309999999997" table:style-name="ce44">
            <text:p>6</text:p>
          </table:table-cell>
          <table:table-cell office:value-type="float" office:value="0.40043499999999999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5.0472000000000003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7.376698000000005" table:style-name="ce44">
            <text:p>4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79.714066" table:style-name="ce44">
            <text:p>180</text:p>
          </table:table-cell>
          <table:table-cell office:value-type="float" office:value="37.145370000000007" table:style-name="ce44">
            <text:p>37</text:p>
          </table:table-cell>
          <table:table-cell office:value-type="float" office:value="3638.4660159999999" table:style-name="ce44">
            <text:p>3,638</text:p>
          </table:table-cell>
          <table:table-cell office:value-type="float" office:value="2058.4868350000002" table:style-name="ce44">
            <text:p>2,058</text:p>
          </table:table-cell>
          <table:table-cell office:value-type="float" office:value="37.742113000000003" table:style-name="ce44">
            <text:p>38</text:p>
          </table:table-cell>
          <table:table-cell office:value-type="float" office:value="154.57794700000002" table:style-name="ce44">
            <text:p>155</text:p>
          </table:table-cell>
          <table:table-cell office:value-type="float" office:value="72.73206900000001" table:style-name="ce44">
            <text:p>73</text:p>
          </table:table-cell>
          <table:table-cell office:value-type="float" office:value="188.66468" table:style-name="ce44">
            <text:p>189</text:p>
          </table:table-cell>
          <table:table-cell office:value-type="float" office:value="85.571803000000003" table:style-name="ce44">
            <text:p>86</text:p>
          </table:table-cell>
          <table:table-cell office:value-type="float" office:value="73.446698999999995" table:style-name="ce44">
            <text:p>73</text:p>
          </table:table-cell>
          <table:table-cell office:value-type="float" office:value="527.8492490000001" table:style-name="ce44">
            <text:p>528</text:p>
          </table:table-cell>
          <table:table-cell office:value-type="float" office:value="54.523946000000002" table:style-name="ce44">
            <text:p>55</text:p>
          </table:table-cell>
          <table:table-cell office:value-type="float" office:value="73.501862000000017" table:style-name="ce44">
            <text:p>74</text:p>
          </table:table-cell>
          <table:table-cell office:value-type="float" office:value="7182.4226549999967" table:style-name="ce44">
            <text:p>7,18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80.290000000000006" table:style-name="ce49">
            <text:p>80</text:p>
          </table:table-cell>
          <table:table-cell office:value-type="float" office:value="4.6180000000000003" table:style-name="ce49">
            <text:p>5</text:p>
          </table:table-cell>
          <table:table-cell office:value-type="float" office:value="132.739" table:style-name="ce49">
            <text:p>133</text:p>
          </table:table-cell>
          <table:table-cell office:value-type="float" office:value="73.584000000000003" table:style-name="ce49">
            <text:p>74</text:p>
          </table:table-cell>
          <table:table-cell office:value-type="float" office:value="1.087" table:style-name="ce49">
            <text:p>1</text:p>
          </table:table-cell>
          <table:table-cell office:value-type="float" office:value="2.7360000000000002" table:style-name="ce49">
            <text:p>3</text:p>
          </table:table-cell>
          <table:table-cell office:value-type="float" office:value="4.7809999999999997" table:style-name="ce49">
            <text:p>5</text:p>
          </table:table-cell>
          <table:table-cell office:value-type="float" office:value="13.257999999999999" table:style-name="ce49">
            <text:p>13</text:p>
          </table:table-cell>
          <table:table-cell office:value-type="float" office:value="0.28299999999999997" table:style-name="ce49">
            <text:p>-</text:p>
          </table:table-cell>
          <table:table-cell office:value-type="float" office:value="1.962" table:style-name="ce49">
            <text:p>2</text:p>
          </table:table-cell>
          <table:table-cell office:value-type="float" office:value="4.508" table:style-name="ce49">
            <text:p>5</text:p>
          </table:table-cell>
          <table:table-cell office:value-type="float" office:value="3.3490000000000002" table:style-name="ce49">
            <text:p>3</text:p>
          </table:table-cell>
          <table:table-cell office:value-type="float" office:value="0.92100000000000004" table:style-name="ce49">
            <text:p>1</text:p>
          </table:table-cell>
          <table:table-cell office:value-type="float" office:value="324.11599999999999" table:style-name="ce49">
            <text:p>32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4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06" table:style-name="ce30">
            <text:p>2006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4.560356000000001" table:style-name="ce44">
            <text:p>15</text:p>
          </table:table-cell>
          <table:table-cell office:value-type="float" office:value="15.453097" table:style-name="ce44">
            <text:p>15</text:p>
          </table:table-cell>
          <table:table-cell office:value-type="float" office:value="921.91549599999996" table:style-name="ce44">
            <text:p>922</text:p>
          </table:table-cell>
          <table:table-cell office:value-type="float" office:value="133.09725700000001" table:style-name="ce44">
            <text:p>133</text:p>
          </table:table-cell>
          <table:table-cell office:value-type="float" office:value="15.546322999999999" table:style-name="ce44">
            <text:p>16</text:p>
          </table:table-cell>
          <table:table-cell office:value-type="float" office:value="6.5207329999999999" table:style-name="ce44">
            <text:p>7</text:p>
          </table:table-cell>
          <table:table-cell office:value-type="float" office:value="15.614521999999999" table:style-name="ce44">
            <text:p>16</text:p>
          </table:table-cell>
          <table:table-cell office:value-type="float" office:value="47.358918000000003" table:style-name="ce44">
            <text:p>47</text:p>
          </table:table-cell>
          <table:table-cell office:value-type="float" office:value="4.3397160000000001" table:style-name="ce44">
            <text:p>4</text:p>
          </table:table-cell>
          <table:table-cell office:value-type="float" office:value="46.57734" table:style-name="ce44">
            <text:p>47</text:p>
          </table:table-cell>
          <table:table-cell office:value-type="float" office:value="183.54567900000001" table:style-name="ce44">
            <text:p>184</text:p>
          </table:table-cell>
          <table:table-cell office:value-type="float" office:value="3.5243509999999998" table:style-name="ce44">
            <text:p>4</text:p>
          </table:table-cell>
          <table:table-cell office:value-type="float" office:value="5.6504640000000004" table:style-name="ce44">
            <text:p>6</text:p>
          </table:table-cell>
          <table:table-cell office:value-type="float" office:value="1413.704252" table:style-name="ce44">
            <text:p>1,41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2.8232249999999999" table:style-name="ce44">
            <text:p>3</text:p>
          </table:table-cell>
          <table:table-cell office:value-type="float" office:value="0.95536100000000002" table:style-name="ce44">
            <text:p>1</text:p>
          </table:table-cell>
          <table:table-cell office:value-type="float" office:value="496.02481799999998" table:style-name="ce44">
            <text:p>496</text:p>
          </table:table-cell>
          <table:table-cell office:value-type="float" office:value="48.163699000000001" table:style-name="ce44">
            <text:p>48</text:p>
          </table:table-cell>
          <table:table-cell office:value-type="float" office:value="2.2024979999999998" table:style-name="ce44">
            <text:p>2</text:p>
          </table:table-cell>
          <table:table-cell office:value-type="float" office:value="7.6862700000000004" table:style-name="ce44">
            <text:p>8</text:p>
          </table:table-cell>
          <table:table-cell office:value-type="float" office:value="1.4105430000000001" table:style-name="ce44">
            <text:p>1</text:p>
          </table:table-cell>
          <table:table-cell office:value-type="float" office:value="2.0310090000000001" table:style-name="ce44">
            <text:p>2</text:p>
          </table:table-cell>
          <table:table-cell office:value-type="float" office:value="0.92293000000000003" table:style-name="ce44">
            <text:p>1</text:p>
          </table:table-cell>
          <table:table-cell office:value-type="float" office:value="6.3743759999999998" table:style-name="ce44">
            <text:p>6</text:p>
          </table:table-cell>
          <table:table-cell office:value-type="float" office:value="67.249545999999995" table:style-name="ce44">
            <text:p>67</text:p>
          </table:table-cell>
          <table:table-cell office:value-type="float" office:value="4.062227" table:style-name="ce44">
            <text:p>4</text:p>
          </table:table-cell>
          <table:table-cell office:value-type="float" office:value="31.700651000000001" table:style-name="ce44">
            <text:p>32</text:p>
          </table:table-cell>
          <table:table-cell office:value-type="float" office:value="671.60715299999993" table:style-name="ce44">
            <text:p>67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29.172121000000001" table:style-name="ce44">
            <text:p>29</text:p>
          </table:table-cell>
          <table:table-cell office:value-type="float" office:value="2.868795" table:style-name="ce44">
            <text:p>3</text:p>
          </table:table-cell>
          <table:table-cell office:value-type="float" office:value="89.930498" table:style-name="ce44">
            <text:p>90</text:p>
          </table:table-cell>
          <table:table-cell office:value-type="float" office:value="76.197030999999996" table:style-name="ce44">
            <text:p>76</text:p>
          </table:table-cell>
          <table:table-cell office:value-type="float" office:value="0.36336400000000002" table:style-name="ce44">
            <text:p>-</text:p>
          </table:table-cell>
          <table:table-cell office:value-type="float" office:value="21.318638" table:style-name="ce44">
            <text:p>21</text:p>
          </table:table-cell>
          <table:table-cell office:value-type="float" office:value="11.857105000000001" table:style-name="ce44">
            <text:p>12</text:p>
          </table:table-cell>
          <table:table-cell office:value-type="float" office:value="44.430371000000001" table:style-name="ce44">
            <text:p>44</text:p>
          </table:table-cell>
          <table:table-cell office:value-type="float" office:value="0.957812" table:style-name="ce44">
            <text:p>1</text:p>
          </table:table-cell>
          <table:table-cell office:value-type="float" office:value="2.7204570000000001" table:style-name="ce44">
            <text:p>3</text:p>
          </table:table-cell>
          <table:table-cell office:value-type="float" office:value="23.168669999999999" table:style-name="ce44">
            <text:p>23</text:p>
          </table:table-cell>
          <table:table-cell office:value-type="float" office:value="4.1725560000000002" table:style-name="ce44">
            <text:p>4</text:p>
          </table:table-cell>
          <table:table-cell office:value-type="float" office:value="0.42176000000000002" table:style-name="ce44">
            <text:p>-</text:p>
          </table:table-cell>
          <table:table-cell office:value-type="float" office:value="307.57917800000001" table:style-name="ce44">
            <text:p>30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35.203364000000001" table:style-name="ce44">
            <text:p>35</text:p>
          </table:table-cell>
          <table:table-cell office:value-type="float" office:value="3.0283950000000002" table:style-name="ce44">
            <text:p>3</text:p>
          </table:table-cell>
          <table:table-cell office:value-type="float" office:value="465.25835899999998" table:style-name="ce44">
            <text:p>465</text:p>
          </table:table-cell>
          <table:table-cell office:value-type="float" office:value="283.70140500000002" table:style-name="ce44">
            <text:p>284</text:p>
          </table:table-cell>
          <table:table-cell office:value-type="float" office:value="2.8302109999999998" table:style-name="ce44">
            <text:p>3</text:p>
          </table:table-cell>
          <table:table-cell office:value-type="float" office:value="4.4382089999999996" table:style-name="ce44">
            <text:p>4</text:p>
          </table:table-cell>
          <table:table-cell office:value-type="float" office:value="14.636219000000001" table:style-name="ce44">
            <text:p>15</text:p>
          </table:table-cell>
          <table:table-cell office:value-type="float" office:value="55.097276999999998" table:style-name="ce44">
            <text:p>55</text:p>
          </table:table-cell>
          <table:table-cell office:value-type="float" office:value="3.2534839999999998" table:style-name="ce44">
            <text:p>3</text:p>
          </table:table-cell>
          <table:table-cell office:value-type="float" office:value="5.7313330000000002" table:style-name="ce44">
            <text:p>6</text:p>
          </table:table-cell>
          <table:table-cell office:value-type="float" office:value="25.665081000000001" table:style-name="ce44">
            <text:p>26</text:p>
          </table:table-cell>
          <table:table-cell office:value-type="float" office:value="3.062808" table:style-name="ce44">
            <text:p>3</text:p>
          </table:table-cell>
          <table:table-cell office:value-type="float" office:value="4.1621800000000002" table:style-name="ce44">
            <text:p>4</text:p>
          </table:table-cell>
          <table:table-cell office:value-type="float" office:value="906.06832499999996" table:style-name="ce44">
            <text:p>90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7.7833030000000001" table:style-name="ce44">
            <text:p>8</text:p>
          </table:table-cell>
          <table:table-cell office:value-type="float" office:value="0.30971199999999999" table:style-name="ce44">
            <text:p>-</text:p>
          </table:table-cell>
          <table:table-cell office:value-type="float" office:value="297.42027300000001" table:style-name="ce44">
            <text:p>297</text:p>
          </table:table-cell>
          <table:table-cell office:value-type="float" office:value="152.514297" table:style-name="ce44">
            <text:p>153</text:p>
          </table:table-cell>
          <table:table-cell office:value-type="float" office:value="3.0866999999999999E-2" table:style-name="ce44">
            <text:p>-</text:p>
          </table:table-cell>
          <table:table-cell office:value-type="float" office:value="1.023039" table:style-name="ce44">
            <text:p>1</text:p>
          </table:table-cell>
          <table:table-cell office:value-type="float" office:value="1.7400679999999999" table:style-name="ce44">
            <text:p>2</text:p>
          </table:table-cell>
          <table:table-cell office:value-type="float" office:value="4.2883589999999998" table:style-name="ce44">
            <text:p>4</text:p>
          </table:table-cell>
          <table:table-cell office:value-type="float" office:value="0" table:style-name="ce44">
            <text:p>0</text:p>
          </table:table-cell>
          <table:table-cell office:value-type="float" office:value="1.6410020000000001" table:style-name="ce44">
            <text:p>2</text:p>
          </table:table-cell>
          <table:table-cell office:value-type="float" office:value="6.2773430000000001" table:style-name="ce44">
            <text:p>6</text:p>
          </table:table-cell>
          <table:table-cell office:value-type="float" office:value="1.7691619999999999" table:style-name="ce44">
            <text:p>2</text:p>
          </table:table-cell>
          <table:table-cell office:value-type="float" office:value="0.29297499999999999" table:style-name="ce44">
            <text:p>-</text:p>
          </table:table-cell>
          <table:table-cell office:value-type="float" office:value="475.09039999999999" table:style-name="ce44">
            <text:p>47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6.239837000000001" table:style-name="ce44">
            <text:p>16</text:p>
          </table:table-cell>
          <table:table-cell office:value-type="float" office:value="1.8388739999999999" table:style-name="ce44">
            <text:p>2</text:p>
          </table:table-cell>
          <table:table-cell office:value-type="float" office:value="266.35275799999999" table:style-name="ce44">
            <text:p>266</text:p>
          </table:table-cell>
          <table:table-cell office:value-type="float" office:value="138.25604000000001" table:style-name="ce44">
            <text:p>138</text:p>
          </table:table-cell>
          <table:table-cell office:value-type="float" office:value="1.593763" table:style-name="ce44">
            <text:p>2</text:p>
          </table:table-cell>
          <table:table-cell office:value-type="float" office:value="5.7418649999999998" table:style-name="ce44">
            <text:p>6</text:p>
          </table:table-cell>
          <table:table-cell office:value-type="float" office:value="7.1760799999999998" table:style-name="ce44">
            <text:p>7</text:p>
          </table:table-cell>
          <table:table-cell office:value-type="float" office:value="16.353971999999999" table:style-name="ce44">
            <text:p>16</text:p>
          </table:table-cell>
          <table:table-cell office:value-type="float" office:value="7.1119000000000002E-2" table:style-name="ce44">
            <text:p>-</text:p>
          </table:table-cell>
          <table:table-cell office:value-type="float" office:value="4.2144240000000002" table:style-name="ce44">
            <text:p>4</text:p>
          </table:table-cell>
          <table:table-cell office:value-type="float" office:value="21.978731" table:style-name="ce44">
            <text:p>22</text:p>
          </table:table-cell>
          <table:table-cell office:value-type="float" office:value="2.8716629999999999" table:style-name="ce44">
            <text:p>3</text:p>
          </table:table-cell>
          <table:table-cell office:value-type="float" office:value="1.663422" table:style-name="ce44">
            <text:p>2</text:p>
          </table:table-cell>
          <table:table-cell office:value-type="float" office:value="484.35254800000001" table:style-name="ce44">
            <text:p>48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34.654330000000002" table:style-name="ce44">
            <text:p>35</text:p>
          </table:table-cell>
          <table:table-cell office:value-type="float" office:value="16.665507999999999" table:style-name="ce44">
            <text:p>17</text:p>
          </table:table-cell>
          <table:table-cell office:value-type="float" office:value="1107.5794659999999" table:style-name="ce44">
            <text:p>1,108</text:p>
          </table:table-cell>
          <table:table-cell office:value-type="float" office:value="1145.1268359999999" table:style-name="ce44">
            <text:p>1,145</text:p>
          </table:table-cell>
          <table:table-cell office:value-type="float" office:value="14.500238" table:style-name="ce44">
            <text:p>15</text:p>
          </table:table-cell>
          <table:table-cell office:value-type="float" office:value="65.060030999999995" table:style-name="ce44">
            <text:p>65</text:p>
          </table:table-cell>
          <table:table-cell office:value-type="float" office:value="14.408158999999999" table:style-name="ce44">
            <text:p>14</text:p>
          </table:table-cell>
          <table:table-cell office:value-type="float" office:value="47.069594000000002" table:style-name="ce44">
            <text:p>47</text:p>
          </table:table-cell>
          <table:table-cell office:value-type="float" office:value="51.790087999999997" table:style-name="ce44">
            <text:p>52</text:p>
          </table:table-cell>
          <table:table-cell office:value-type="float" office:value="15.921314000000001" table:style-name="ce44">
            <text:p>16</text:p>
          </table:table-cell>
          <table:table-cell office:value-type="float" office:value="219.307827" table:style-name="ce44">
            <text:p>219</text:p>
          </table:table-cell>
          <table:table-cell office:value-type="float" office:value="29.197096999999999" table:style-name="ce44">
            <text:p>29</text:p>
          </table:table-cell>
          <table:table-cell office:value-type="float" office:value="40.534939999999999" table:style-name="ce44">
            <text:p>41</text:p>
          </table:table-cell>
          <table:table-cell office:value-type="float" office:value="2801.8154279999999" table:style-name="ce44">
            <text:p>2,80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1.388418999999999" table:style-name="ce44">
            <text:p>41</text:p>
          </table:table-cell>
          <table:table-cell office:value-type="float" office:value="0" table:style-name="ce44">
            <text:p>0</text:p>
          </table:table-cell>
          <table:table-cell office:value-type="float" office:value="5.8310250000000003" table:style-name="ce44">
            <text:p>6</text:p>
          </table:table-cell>
          <table:table-cell office:value-type="float" office:value="0.937477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.13285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8.289774000000001" table:style-name="ce44">
            <text:p>4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81.82495500000002" table:style-name="ce44">
            <text:p>182</text:p>
          </table:table-cell>
          <table:table-cell office:value-type="float" office:value="41.119741999999995" table:style-name="ce44">
            <text:p>41</text:p>
          </table:table-cell>
          <table:table-cell office:value-type="float" office:value="3650.3126929999999" table:style-name="ce44">
            <text:p>3,650</text:p>
          </table:table-cell>
          <table:table-cell office:value-type="float" office:value="1977.9940419999998" table:style-name="ce44">
            <text:p>1,978</text:p>
          </table:table-cell>
          <table:table-cell office:value-type="float" office:value="37.067264000000002" table:style-name="ce44">
            <text:p>37</text:p>
          </table:table-cell>
          <table:table-cell office:value-type="float" office:value="111.78878499999999" table:style-name="ce44">
            <text:p>112</text:p>
          </table:table-cell>
          <table:table-cell office:value-type="float" office:value="66.842696000000004" table:style-name="ce44">
            <text:p>67</text:p>
          </table:table-cell>
          <table:table-cell office:value-type="float" office:value="216.62950000000001" table:style-name="ce44">
            <text:p>217</text:p>
          </table:table-cell>
          <table:table-cell office:value-type="float" office:value="61.335149000000001" table:style-name="ce44">
            <text:p>61</text:p>
          </table:table-cell>
          <table:table-cell office:value-type="float" office:value="83.180245999999997" table:style-name="ce44">
            <text:p>83</text:p>
          </table:table-cell>
          <table:table-cell office:value-type="float" office:value="547.32573000000002" table:style-name="ce44">
            <text:p>547</text:p>
          </table:table-cell>
          <table:table-cell office:value-type="float" office:value="48.659863999999999" table:style-name="ce44">
            <text:p>49</text:p>
          </table:table-cell>
          <table:table-cell office:value-type="float" office:value="84.426392000000007" table:style-name="ce44">
            <text:p>84</text:p>
          </table:table-cell>
          <table:table-cell office:value-type="float" office:value="7108.5070580000029" table:style-name="ce44">
            <text:p>7,109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79.28" table:style-name="ce49">
            <text:p>79</text:p>
          </table:table-cell>
          <table:table-cell office:value-type="float" office:value="5.1280000000000001" table:style-name="ce49">
            <text:p>5</text:p>
          </table:table-cell>
          <table:table-cell office:value-type="float" office:value="130.096" table:style-name="ce49">
            <text:p>130</text:p>
          </table:table-cell>
          <table:table-cell office:value-type="float" office:value="69.13" table:style-name="ce49">
            <text:p>69</text:p>
          </table:table-cell>
          <table:table-cell office:value-type="float" office:value="0.93799999999999994" table:style-name="ce49">
            <text:p>1</text:p>
          </table:table-cell>
          <table:table-cell office:value-type="float" office:value="2.2879999999999998" table:style-name="ce49">
            <text:p>2</text:p>
          </table:table-cell>
          <table:table-cell office:value-type="float" office:value="4.8620000000000001" table:style-name="ce49">
            <text:p>5</text:p>
          </table:table-cell>
          <table:table-cell office:value-type="float" office:value="13.728999999999999" table:style-name="ce49">
            <text:p>14</text:p>
          </table:table-cell>
          <table:table-cell office:value-type="float" office:value="0.20599999999999999" table:style-name="ce49">
            <text:p>-</text:p>
          </table:table-cell>
          <table:table-cell office:value-type="float" office:value="2.3660000000000001" table:style-name="ce49">
            <text:p>2</text:p>
          </table:table-cell>
          <table:table-cell office:value-type="float" office:value="4.83" table:style-name="ce49">
            <text:p>5</text:p>
          </table:table-cell>
          <table:table-cell office:value-type="float" office:value="2.9260000000000002" table:style-name="ce49">
            <text:p>3</text:p>
          </table:table-cell>
          <table:table-cell office:value-type="float" office:value="0.94199999999999995" table:style-name="ce49">
            <text:p>1</text:p>
          </table:table-cell>
          <table:table-cell office:value-type="float" office:value="316.721" table:style-name="ce49">
            <text:p>31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5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07" table:style-name="ce30">
            <text:p>2007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5.789400000000001" table:style-name="ce44">
            <text:p>16</text:p>
          </table:table-cell>
          <table:table-cell office:value-type="float" office:value="16.300319999999999" table:style-name="ce44">
            <text:p>16</text:p>
          </table:table-cell>
          <table:table-cell office:value-type="float" office:value="965.66851599999995" table:style-name="ce44">
            <text:p>966</text:p>
          </table:table-cell>
          <table:table-cell office:value-type="float" office:value="117.775865" table:style-name="ce44">
            <text:p>118</text:p>
          </table:table-cell>
          <table:table-cell office:value-type="float" office:value="18.226579999999998" table:style-name="ce44">
            <text:p>18</text:p>
          </table:table-cell>
          <table:table-cell office:value-type="float" office:value="6.199446" table:style-name="ce44">
            <text:p>6</text:p>
          </table:table-cell>
          <table:table-cell office:value-type="float" office:value="17.828907999999998" table:style-name="ce44">
            <text:p>18</text:p>
          </table:table-cell>
          <table:table-cell office:value-type="float" office:value="42.943233999999997" table:style-name="ce44">
            <text:p>43</text:p>
          </table:table-cell>
          <table:table-cell office:value-type="float" office:value="9.0687099999999994" table:style-name="ce44">
            <text:p>9</text:p>
          </table:table-cell>
          <table:table-cell office:value-type="float" office:value="34.694842000000001" table:style-name="ce44">
            <text:p>35</text:p>
          </table:table-cell>
          <table:table-cell office:value-type="float" office:value="190.468411" table:style-name="ce44">
            <text:p>190</text:p>
          </table:table-cell>
          <table:table-cell office:value-type="float" office:value="2.543024" table:style-name="ce44">
            <text:p>3</text:p>
          </table:table-cell>
          <table:table-cell office:value-type="float" office:value="6.1361999999999997" table:style-name="ce44">
            <text:p>6</text:p>
          </table:table-cell>
          <table:table-cell office:value-type="float" office:value="1443.643456" table:style-name="ce44">
            <text:p>1,44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1.6624319999999999" table:style-name="ce44">
            <text:p>2</text:p>
          </table:table-cell>
          <table:table-cell office:value-type="float" office:value="1.361167" table:style-name="ce44">
            <text:p>1</text:p>
          </table:table-cell>
          <table:table-cell office:value-type="float" office:value="501.55734100000001" table:style-name="ce44">
            <text:p>502</text:p>
          </table:table-cell>
          <table:table-cell office:value-type="float" office:value="48.393793000000002" table:style-name="ce44">
            <text:p>48</text:p>
          </table:table-cell>
          <table:table-cell office:value-type="float" office:value="1.7141029999999999" table:style-name="ce44">
            <text:p>2</text:p>
          </table:table-cell>
          <table:table-cell office:value-type="float" office:value="3.9958010000000002" table:style-name="ce44">
            <text:p>4</text:p>
          </table:table-cell>
          <table:table-cell office:value-type="float" office:value="2.869421" table:style-name="ce44">
            <text:p>3</text:p>
          </table:table-cell>
          <table:table-cell office:value-type="float" office:value="3.2634430000000001" table:style-name="ce44">
            <text:p>3</text:p>
          </table:table-cell>
          <table:table-cell office:value-type="float" office:value="0.39329199999999997" table:style-name="ce44">
            <text:p>-</text:p>
          </table:table-cell>
          <table:table-cell office:value-type="float" office:value="6.6400290000000002" table:style-name="ce44">
            <text:p>7</text:p>
          </table:table-cell>
          <table:table-cell office:value-type="float" office:value="108.881303" table:style-name="ce44">
            <text:p>109</text:p>
          </table:table-cell>
          <table:table-cell office:value-type="float" office:value="3.2195930000000001" table:style-name="ce44">
            <text:p>3</text:p>
          </table:table-cell>
          <table:table-cell office:value-type="float" office:value="39.887048" table:style-name="ce44">
            <text:p>40</text:p>
          </table:table-cell>
          <table:table-cell office:value-type="float" office:value="723.83876600000019" table:style-name="ce44">
            <text:p>72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32.334359999999997" table:style-name="ce44">
            <text:p>32</text:p>
          </table:table-cell>
          <table:table-cell office:value-type="float" office:value="1.809884" table:style-name="ce44">
            <text:p>2</text:p>
          </table:table-cell>
          <table:table-cell office:value-type="float" office:value="95.545767999999995" table:style-name="ce44">
            <text:p>96</text:p>
          </table:table-cell>
          <table:table-cell office:value-type="float" office:value="78.633741999999998" table:style-name="ce44">
            <text:p>79</text:p>
          </table:table-cell>
          <table:table-cell office:value-type="float" office:value="1.4081969999999999" table:style-name="ce44">
            <text:p>1</text:p>
          </table:table-cell>
          <table:table-cell office:value-type="float" office:value="26.161193000000001" table:style-name="ce44">
            <text:p>26</text:p>
          </table:table-cell>
          <table:table-cell office:value-type="float" office:value="11.239193999999999" table:style-name="ce44">
            <text:p>11</text:p>
          </table:table-cell>
          <table:table-cell office:value-type="float" office:value="38.694344999999998" table:style-name="ce44">
            <text:p>39</text:p>
          </table:table-cell>
          <table:table-cell office:value-type="float" office:value="1.7826139999999999" table:style-name="ce44">
            <text:p>2</text:p>
          </table:table-cell>
          <table:table-cell office:value-type="float" office:value="8.8109300000000008" table:style-name="ce44">
            <text:p>9</text:p>
          </table:table-cell>
          <table:table-cell office:value-type="float" office:value="21.504829999999998" table:style-name="ce44">
            <text:p>22</text:p>
          </table:table-cell>
          <table:table-cell office:value-type="float" office:value="1.4761880000000001" table:style-name="ce44">
            <text:p>1</text:p>
          </table:table-cell>
          <table:table-cell office:value-type="float" office:value="1.20459" table:style-name="ce44">
            <text:p>1</text:p>
          </table:table-cell>
          <table:table-cell office:value-type="float" office:value="320.60583499999996" table:style-name="ce44">
            <text:p>32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28.503374000000001" table:style-name="ce44">
            <text:p>29</text:p>
          </table:table-cell>
          <table:table-cell office:value-type="float" office:value="2.668682" table:style-name="ce44">
            <text:p>3</text:p>
          </table:table-cell>
          <table:table-cell office:value-type="float" office:value="415.54067900000001" table:style-name="ce44">
            <text:p>416</text:p>
          </table:table-cell>
          <table:table-cell office:value-type="float" office:value="267.60844600000001" table:style-name="ce44">
            <text:p>268</text:p>
          </table:table-cell>
          <table:table-cell office:value-type="float" office:value="1.8270379999999999" table:style-name="ce44">
            <text:p>2</text:p>
          </table:table-cell>
          <table:table-cell office:value-type="float" office:value="4.7612160000000001" table:style-name="ce44">
            <text:p>5</text:p>
          </table:table-cell>
          <table:table-cell office:value-type="float" office:value="15.043953999999999" table:style-name="ce44">
            <text:p>15</text:p>
          </table:table-cell>
          <table:table-cell office:value-type="float" office:value="59.471561999999999" table:style-name="ce44">
            <text:p>59</text:p>
          </table:table-cell>
          <table:table-cell office:value-type="float" office:value="1.9248000000000001" table:style-name="ce44">
            <text:p>2</text:p>
          </table:table-cell>
          <table:table-cell office:value-type="float" office:value="4.2398680000000004" table:style-name="ce44">
            <text:p>4</text:p>
          </table:table-cell>
          <table:table-cell office:value-type="float" office:value="20.776174000000001" table:style-name="ce44">
            <text:p>21</text:p>
          </table:table-cell>
          <table:table-cell office:value-type="float" office:value="3.3599019999999999" table:style-name="ce44">
            <text:p>3</text:p>
          </table:table-cell>
          <table:table-cell office:value-type="float" office:value="2.030227" table:style-name="ce44">
            <text:p>2</text:p>
          </table:table-cell>
          <table:table-cell office:value-type="float" office:value="827.75592200000006" table:style-name="ce44">
            <text:p>82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6.2326589999999999" table:style-name="ce44">
            <text:p>6</text:p>
          </table:table-cell>
          <table:table-cell office:value-type="float" office:value="0.36498000000000003" table:style-name="ce44">
            <text:p>-</text:p>
          </table:table-cell>
          <table:table-cell office:value-type="float" office:value="293.36821300000003" table:style-name="ce44">
            <text:p>293</text:p>
          </table:table-cell>
          <table:table-cell office:value-type="float" office:value="149.958551" table:style-name="ce44">
            <text:p>150</text:p>
          </table:table-cell>
          <table:table-cell office:value-type="float" office:value="2.7217000000000002E-2" table:style-name="ce44">
            <text:p>-</text:p>
          </table:table-cell>
          <table:table-cell office:value-type="float" office:value="3.5802450000000001" table:style-name="ce44">
            <text:p>4</text:p>
          </table:table-cell>
          <table:table-cell office:value-type="float" office:value="1.870314" table:style-name="ce44">
            <text:p>2</text:p>
          </table:table-cell>
          <table:table-cell office:value-type="float" office:value="4.8595519999999999" table:style-name="ce44">
            <text:p>5</text:p>
          </table:table-cell>
          <table:table-cell office:value-type="float" office:value="0.28697899999999998" table:style-name="ce44">
            <text:p>-</text:p>
          </table:table-cell>
          <table:table-cell office:value-type="float" office:value="0.56764800000000004" table:style-name="ce44">
            <text:p>1</text:p>
          </table:table-cell>
          <table:table-cell office:value-type="float" office:value="7.0899970000000003" table:style-name="ce44">
            <text:p>7</text:p>
          </table:table-cell>
          <table:table-cell office:value-type="float" office:value="1.190825" table:style-name="ce44">
            <text:p>1</text:p>
          </table:table-cell>
          <table:table-cell office:value-type="float" office:value="0.10949399999999999" table:style-name="ce44">
            <text:p>-</text:p>
          </table:table-cell>
          <table:table-cell office:value-type="float" office:value="469.50667400000003" table:style-name="ce44">
            <text:p>47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5.329838000000001" table:style-name="ce44">
            <text:p>15</text:p>
          </table:table-cell>
          <table:table-cell office:value-type="float" office:value="1.610344" table:style-name="ce44">
            <text:p>2</text:p>
          </table:table-cell>
          <table:table-cell office:value-type="float" office:value="249.492142" table:style-name="ce44">
            <text:p>249</text:p>
          </table:table-cell>
          <table:table-cell office:value-type="float" office:value="153.04638600000001" table:style-name="ce44">
            <text:p>153</text:p>
          </table:table-cell>
          <table:table-cell office:value-type="float" office:value="1.3602799999999999" table:style-name="ce44">
            <text:p>1</text:p>
          </table:table-cell>
          <table:table-cell office:value-type="float" office:value="7.6700549999999996" table:style-name="ce44">
            <text:p>8</text:p>
          </table:table-cell>
          <table:table-cell office:value-type="float" office:value="6.9386349999999997" table:style-name="ce44">
            <text:p>7</text:p>
          </table:table-cell>
          <table:table-cell office:value-type="float" office:value="17.217775" table:style-name="ce44">
            <text:p>17</text:p>
          </table:table-cell>
          <table:table-cell office:value-type="float" office:value="0.75681200000000004" table:style-name="ce44">
            <text:p>1</text:p>
          </table:table-cell>
          <table:table-cell office:value-type="float" office:value="3.8349489999999999" table:style-name="ce44">
            <text:p>4</text:p>
          </table:table-cell>
          <table:table-cell office:value-type="float" office:value="24.054580000000001" table:style-name="ce44">
            <text:p>24</text:p>
          </table:table-cell>
          <table:table-cell office:value-type="float" office:value="3.7376040000000001" table:style-name="ce44">
            <text:p>4</text:p>
          </table:table-cell>
          <table:table-cell office:value-type="float" office:value="0.52630100000000002" table:style-name="ce44">
            <text:p>1</text:p>
          </table:table-cell>
          <table:table-cell office:value-type="float" office:value="485.57570099999998" table:style-name="ce44">
            <text:p>48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32.367469" table:style-name="ce44">
            <text:p>32</text:p>
          </table:table-cell>
          <table:table-cell office:value-type="float" office:value="17.629367999999999" table:style-name="ce44">
            <text:p>18</text:p>
          </table:table-cell>
          <table:table-cell office:value-type="float" office:value="1118.814228" table:style-name="ce44">
            <text:p>1,119</text:p>
          </table:table-cell>
          <table:table-cell office:value-type="float" office:value="1179.823451" table:style-name="ce44">
            <text:p>1,180</text:p>
          </table:table-cell>
          <table:table-cell office:value-type="float" office:value="10.700744" table:style-name="ce44">
            <text:p>11</text:p>
          </table:table-cell>
          <table:table-cell office:value-type="float" office:value="54.040971999999996" table:style-name="ce44">
            <text:p>54</text:p>
          </table:table-cell>
          <table:table-cell office:value-type="float" office:value="17.980322999999999" table:style-name="ce44">
            <text:p>18</text:p>
          </table:table-cell>
          <table:table-cell office:value-type="float" office:value="49.233350999999999" table:style-name="ce44">
            <text:p>49</text:p>
          </table:table-cell>
          <table:table-cell office:value-type="float" office:value="50.999229" table:style-name="ce44">
            <text:p>51</text:p>
          </table:table-cell>
          <table:table-cell office:value-type="float" office:value="18.852520999999999" table:style-name="ce44">
            <text:p>19</text:p>
          </table:table-cell>
          <table:table-cell office:value-type="float" office:value="200.54968" table:style-name="ce44">
            <text:p>201</text:p>
          </table:table-cell>
          <table:table-cell office:value-type="float" office:value="31.064959999999999" table:style-name="ce44">
            <text:p>31</text:p>
          </table:table-cell>
          <table:table-cell office:value-type="float" office:value="33.301557000000003" table:style-name="ce44">
            <text:p>33</text:p>
          </table:table-cell>
          <table:table-cell office:value-type="float" office:value="2815.3578530000004" table:style-name="ce44">
            <text:p>2,81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38.331868" table:style-name="ce44">
            <text:p>38</text:p>
          </table:table-cell>
          <table:table-cell office:value-type="float" office:value="0" table:style-name="ce44">
            <text:p>0</text:p>
          </table:table-cell>
          <table:table-cell office:value-type="float" office:value="7.4565939999999999" table:style-name="ce44">
            <text:p>7</text:p>
          </table:table-cell>
          <table:table-cell office:value-type="float" office:value="0.33077600000000001" table:style-name="ce44">
            <text:p>-</text:p>
          </table:table-cell>
          <table:table-cell office:value-type="float" office:value="0.46107399999999998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2.4510000000000001E-3" table:style-name="ce44">
            <text:p>-</text:p>
          </table:table-cell>
          <table:table-cell office:value-type="float" office:value="1.9553000000000001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6.602316000000002" table:style-name="ce44">
            <text:p>4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70.5514" table:style-name="ce44">
            <text:p>171</text:p>
          </table:table-cell>
          <table:table-cell office:value-type="float" office:value="41.744744999999995" table:style-name="ce44">
            <text:p>42</text:p>
          </table:table-cell>
          <table:table-cell office:value-type="float" office:value="3647.4434810000002" table:style-name="ce44">
            <text:p>3,647</text:p>
          </table:table-cell>
          <table:table-cell office:value-type="float" office:value="1995.5710099999999" table:style-name="ce44">
            <text:p>1,996</text:p>
          </table:table-cell>
          <table:table-cell office:value-type="float" office:value="35.725233000000003" table:style-name="ce44">
            <text:p>36</text:p>
          </table:table-cell>
          <table:table-cell office:value-type="float" office:value="106.408928" table:style-name="ce44">
            <text:p>106</text:p>
          </table:table-cell>
          <table:table-cell office:value-type="float" office:value="73.773199999999989" table:style-name="ce44">
            <text:p>74</text:p>
          </table:table-cell>
          <table:table-cell office:value-type="float" office:value="215.70281500000002" table:style-name="ce44">
            <text:p>216</text:p>
          </table:table-cell>
          <table:table-cell office:value-type="float" office:value="65.212435999999997" table:style-name="ce44">
            <text:p>65</text:p>
          </table:table-cell>
          <table:table-cell office:value-type="float" office:value="77.640787000000003" table:style-name="ce44">
            <text:p>78</text:p>
          </table:table-cell>
          <table:table-cell office:value-type="float" office:value="573.32497499999999" table:style-name="ce44">
            <text:p>573</text:p>
          </table:table-cell>
          <table:table-cell office:value-type="float" office:value="46.592095999999998" table:style-name="ce44">
            <text:p>47</text:p>
          </table:table-cell>
          <table:table-cell office:value-type="float" office:value="83.195417000000006" table:style-name="ce44">
            <text:p>83</text:p>
          </table:table-cell>
          <table:table-cell office:value-type="float" office:value="7132.8865229999947" table:style-name="ce44">
            <text:p>7,13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71.287999999999997" table:style-name="ce49">
            <text:p>71</text:p>
          </table:table-cell>
          <table:table-cell office:value-type="float" office:value="4.2949999999999999" table:style-name="ce49">
            <text:p>4</text:p>
          </table:table-cell>
          <table:table-cell office:value-type="float" office:value="124.955" table:style-name="ce49">
            <text:p>125</text:p>
          </table:table-cell>
          <table:table-cell office:value-type="float" office:value="68.799000000000007" table:style-name="ce49">
            <text:p>69</text:p>
          </table:table-cell>
          <table:table-cell office:value-type="float" office:value="0.93600000000000005" table:style-name="ce49">
            <text:p>1</text:p>
          </table:table-cell>
          <table:table-cell office:value-type="float" office:value="2.4500000000000002" table:style-name="ce49">
            <text:p>2</text:p>
          </table:table-cell>
          <table:table-cell office:value-type="float" office:value="5.83" table:style-name="ce49">
            <text:p>6</text:p>
          </table:table-cell>
          <table:table-cell office:value-type="float" office:value="12.846" table:style-name="ce49">
            <text:p>13</text:p>
          </table:table-cell>
          <table:table-cell office:value-type="float" office:value="0.28799999999999998" table:style-name="ce49">
            <text:p>-</text:p>
          </table:table-cell>
          <table:table-cell office:value-type="float" office:value="2.657" table:style-name="ce49">
            <text:p>3</text:p>
          </table:table-cell>
          <table:table-cell office:value-type="float" office:value="5.0330000000000004" table:style-name="ce49">
            <text:p>5</text:p>
          </table:table-cell>
          <table:table-cell office:value-type="float" office:value="3.048" table:style-name="ce49">
            <text:p>3</text:p>
          </table:table-cell>
          <table:table-cell office:value-type="float" office:value="0.67600000000000005" table:style-name="ce49">
            <text:p>1</text:p>
          </table:table-cell>
          <table:table-cell office:value-type="float" office:value="303.101" table:style-name="ce49">
            <text:p>30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5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08" table:style-name="ce30">
            <text:p>2008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6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4.572974" table:style-name="ce44">
            <text:p>15</text:p>
          </table:table-cell>
          <table:table-cell office:value-type="float" office:value="18.124333" table:style-name="ce44">
            <text:p>18</text:p>
          </table:table-cell>
          <table:table-cell office:value-type="float" office:value="886.45841900000005" table:style-name="ce44">
            <text:p>886</text:p>
          </table:table-cell>
          <table:table-cell office:value-type="float" office:value="94.504636000000005" table:style-name="ce44">
            <text:p>95</text:p>
          </table:table-cell>
          <table:table-cell office:value-type="float" office:value="17.137219000000002" table:style-name="ce44">
            <text:p>17</text:p>
          </table:table-cell>
          <table:table-cell office:value-type="float" office:value="2.3724219999999998" table:style-name="ce44">
            <text:p>2</text:p>
          </table:table-cell>
          <table:table-cell office:value-type="float" office:value="21.956519" table:style-name="ce44">
            <text:p>22</text:p>
          </table:table-cell>
          <table:table-cell office:value-type="float" office:value="43.642378999999998" table:style-name="ce44">
            <text:p>44</text:p>
          </table:table-cell>
          <table:table-cell office:value-type="float" office:value="3.309326" table:style-name="ce44">
            <text:p>3</text:p>
          </table:table-cell>
          <table:table-cell office:value-type="float" office:value="45.090516000000001" table:style-name="ce44">
            <text:p>45</text:p>
          </table:table-cell>
          <table:table-cell office:value-type="float" office:value="190.46679399999999" table:style-name="ce44">
            <text:p>190</text:p>
          </table:table-cell>
          <table:table-cell office:value-type="float" office:value="4.4735079999999998" table:style-name="ce44">
            <text:p>4</text:p>
          </table:table-cell>
          <table:table-cell office:value-type="float" office:value="6.3372000000000002" table:style-name="ce44">
            <text:p>6</text:p>
          </table:table-cell>
          <table:table-cell office:value-type="float" office:value="1348.4462450000001" table:style-name="ce44">
            <text:p>1,34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1.7477849999999999" table:style-name="ce44">
            <text:p>2</text:p>
          </table:table-cell>
          <table:table-cell office:value-type="float" office:value="1.081853" table:style-name="ce44">
            <text:p>1</text:p>
          </table:table-cell>
          <table:table-cell office:value-type="float" office:value="450.21299699999997" table:style-name="ce44">
            <text:p>450</text:p>
          </table:table-cell>
          <table:table-cell office:value-type="float" office:value="48.328356999999997" table:style-name="ce44">
            <text:p>48</text:p>
          </table:table-cell>
          <table:table-cell office:value-type="float" office:value="1.4966790000000001" table:style-name="ce44">
            <text:p>1</text:p>
          </table:table-cell>
          <table:table-cell office:value-type="float" office:value="4.7934390000000002" table:style-name="ce44">
            <text:p>5</text:p>
          </table:table-cell>
          <table:table-cell office:value-type="float" office:value="2.3683550000000002" table:style-name="ce44">
            <text:p>2</text:p>
          </table:table-cell>
          <table:table-cell office:value-type="float" office:value="3.1116630000000001" table:style-name="ce44">
            <text:p>3</text:p>
          </table:table-cell>
          <table:table-cell office:value-type="float" office:value="0.602321" table:style-name="ce44">
            <text:p>1</text:p>
          </table:table-cell>
          <table:table-cell office:value-type="float" office:value="5.489039" table:style-name="ce44">
            <text:p>5</text:p>
          </table:table-cell>
          <table:table-cell office:value-type="float" office:value="94.568872999999996" table:style-name="ce44">
            <text:p>95</text:p>
          </table:table-cell>
          <table:table-cell office:value-type="float" office:value="3.2125539999999999" table:style-name="ce44">
            <text:p>3</text:p>
          </table:table-cell>
          <table:table-cell office:value-type="float" office:value="11.230591" table:style-name="ce44">
            <text:p>11</text:p>
          </table:table-cell>
          <table:table-cell office:value-type="float" office:value="628.244506" table:style-name="ce44">
            <text:p>62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29.708850999999999" table:style-name="ce44">
            <text:p>30</text:p>
          </table:table-cell>
          <table:table-cell office:value-type="float" office:value="2.7050230000000002" table:style-name="ce44">
            <text:p>3</text:p>
          </table:table-cell>
          <table:table-cell office:value-type="float" office:value="91.708837000000003" table:style-name="ce44">
            <text:p>92</text:p>
          </table:table-cell>
          <table:table-cell office:value-type="float" office:value="72.423345999999995" table:style-name="ce44">
            <text:p>72</text:p>
          </table:table-cell>
          <table:table-cell office:value-type="float" office:value="0.540327" table:style-name="ce44">
            <text:p>1</text:p>
          </table:table-cell>
          <table:table-cell office:value-type="float" office:value="39.942838000000002" table:style-name="ce44">
            <text:p>40</text:p>
          </table:table-cell>
          <table:table-cell office:value-type="float" office:value="11.328927" table:style-name="ce44">
            <text:p>11</text:p>
          </table:table-cell>
          <table:table-cell office:value-type="float" office:value="39.350371000000003" table:style-name="ce44">
            <text:p>39</text:p>
          </table:table-cell>
          <table:table-cell office:value-type="float" office:value="1.965365" table:style-name="ce44">
            <text:p>2</text:p>
          </table:table-cell>
          <table:table-cell office:value-type="float" office:value="4.0484619999999998" table:style-name="ce44">
            <text:p>4</text:p>
          </table:table-cell>
          <table:table-cell office:value-type="float" office:value="21.355187999999998" table:style-name="ce44">
            <text:p>21</text:p>
          </table:table-cell>
          <table:table-cell office:value-type="float" office:value="4.0446559999999998" table:style-name="ce44">
            <text:p>4</text:p>
          </table:table-cell>
          <table:table-cell office:value-type="float" office:value="1.119289" table:style-name="ce44">
            <text:p>1</text:p>
          </table:table-cell>
          <table:table-cell office:value-type="float" office:value="320.24147999999991" table:style-name="ce44">
            <text:p>32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30.251888999999998" table:style-name="ce44">
            <text:p>30</text:p>
          </table:table-cell>
          <table:table-cell office:value-type="float" office:value="2.8050280000000001" table:style-name="ce44">
            <text:p>3</text:p>
          </table:table-cell>
          <table:table-cell office:value-type="float" office:value="432.22558400000003" table:style-name="ce44">
            <text:p>432</text:p>
          </table:table-cell>
          <table:table-cell office:value-type="float" office:value="270.85264899999999" table:style-name="ce44">
            <text:p>271</text:p>
          </table:table-cell>
          <table:table-cell office:value-type="float" office:value="0.99634299999999998" table:style-name="ce44">
            <text:p>1</text:p>
          </table:table-cell>
          <table:table-cell office:value-type="float" office:value="3.4777900000000002" table:style-name="ce44">
            <text:p>3</text:p>
          </table:table-cell>
          <table:table-cell office:value-type="float" office:value="13.884881999999999" table:style-name="ce44">
            <text:p>14</text:p>
          </table:table-cell>
          <table:table-cell office:value-type="float" office:value="60.153292" table:style-name="ce44">
            <text:p>60</text:p>
          </table:table-cell>
          <table:table-cell office:value-type="float" office:value="1.947533" table:style-name="ce44">
            <text:p>2</text:p>
          </table:table-cell>
          <table:table-cell office:value-type="float" office:value="5.0244710000000001" table:style-name="ce44">
            <text:p>5</text:p>
          </table:table-cell>
          <table:table-cell office:value-type="float" office:value="26.142683000000002" table:style-name="ce44">
            <text:p>26</text:p>
          </table:table-cell>
          <table:table-cell office:value-type="float" office:value="3.4759129999999998" table:style-name="ce44">
            <text:p>3</text:p>
          </table:table-cell>
          <table:table-cell office:value-type="float" office:value="3.2642250000000002" table:style-name="ce44">
            <text:p>3</text:p>
          </table:table-cell>
          <table:table-cell office:value-type="float" office:value="854.50228199999992" table:style-name="ce44">
            <text:p>85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6.8965579999999997" table:style-name="ce44">
            <text:p>7</text:p>
          </table:table-cell>
          <table:table-cell office:value-type="float" office:value="0.45982299999999998" table:style-name="ce44">
            <text:p>-</text:p>
          </table:table-cell>
          <table:table-cell office:value-type="float" office:value="295.31204400000001" table:style-name="ce44">
            <text:p>295</text:p>
          </table:table-cell>
          <table:table-cell office:value-type="float" office:value="180.25121300000001" table:style-name="ce44">
            <text:p>180</text:p>
          </table:table-cell>
          <table:table-cell office:value-type="float" office:value="0.129464" table:style-name="ce44">
            <text:p>-</text:p>
          </table:table-cell>
          <table:table-cell office:value-type="float" office:value="1.825995" table:style-name="ce44">
            <text:p>2</text:p>
          </table:table-cell>
          <table:table-cell office:value-type="float" office:value="2.0176620000000001" table:style-name="ce44">
            <text:p>2</text:p>
          </table:table-cell>
          <table:table-cell office:value-type="float" office:value="4.8426070000000001" table:style-name="ce44">
            <text:p>5</text:p>
          </table:table-cell>
          <table:table-cell office:value-type="float" office:value="1.5289010000000001" table:style-name="ce44">
            <text:p>2</text:p>
          </table:table-cell>
          <table:table-cell office:value-type="float" office:value="1.0490569999999999" table:style-name="ce44">
            <text:p>1</text:p>
          </table:table-cell>
          <table:table-cell office:value-type="float" office:value="7.0067300000000001" table:style-name="ce44">
            <text:p>7</text:p>
          </table:table-cell>
          <table:table-cell office:value-type="float" office:value="0.93382699999999996" table:style-name="ce44">
            <text:p>1</text:p>
          </table:table-cell>
          <table:table-cell office:value-type="float" office:value="0.165545" table:style-name="ce44">
            <text:p>-</text:p>
          </table:table-cell>
          <table:table-cell office:value-type="float" office:value="502.41942599999999" table:style-name="ce44">
            <text:p>50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5.943891000000001" table:style-name="ce44">
            <text:p>16</text:p>
          </table:table-cell>
          <table:table-cell office:value-type="float" office:value="2.3814950000000001" table:style-name="ce44">
            <text:p>2</text:p>
          </table:table-cell>
          <table:table-cell office:value-type="float" office:value="257.63458500000002" table:style-name="ce44">
            <text:p>258</text:p>
          </table:table-cell>
          <table:table-cell office:value-type="float" office:value="140.86872399999999" table:style-name="ce44">
            <text:p>141</text:p>
          </table:table-cell>
          <table:table-cell office:value-type="float" office:value="2.3226810000000002" table:style-name="ce44">
            <text:p>2</text:p>
          </table:table-cell>
          <table:table-cell office:value-type="float" office:value="5.0701460000000003" table:style-name="ce44">
            <text:p>5</text:p>
          </table:table-cell>
          <table:table-cell office:value-type="float" office:value="6.4995120000000002" table:style-name="ce44">
            <text:p>6</text:p>
          </table:table-cell>
          <table:table-cell office:value-type="float" office:value="18.713932" table:style-name="ce44">
            <text:p>19</text:p>
          </table:table-cell>
          <table:table-cell office:value-type="float" office:value="1.5401629999999999" table:style-name="ce44">
            <text:p>2</text:p>
          </table:table-cell>
          <table:table-cell office:value-type="float" office:value="3.5090219999999999" table:style-name="ce44">
            <text:p>4</text:p>
          </table:table-cell>
          <table:table-cell office:value-type="float" office:value="24.416328" table:style-name="ce44">
            <text:p>24</text:p>
          </table:table-cell>
          <table:table-cell office:value-type="float" office:value="3.9122210000000002" table:style-name="ce44">
            <text:p>4</text:p>
          </table:table-cell>
          <table:table-cell office:value-type="float" office:value="6.3352190000000004" table:style-name="ce44">
            <text:p>6</text:p>
          </table:table-cell>
          <table:table-cell office:value-type="float" office:value="489.147919" table:style-name="ce44">
            <text:p>489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31.329986999999999" table:style-name="ce44">
            <text:p>31</text:p>
          </table:table-cell>
          <table:table-cell office:value-type="float" office:value="15.041869" table:style-name="ce44">
            <text:p>15</text:p>
          </table:table-cell>
          <table:table-cell office:value-type="float" office:value="1057.299039" table:style-name="ce44">
            <text:p>1,057</text:p>
          </table:table-cell>
          <table:table-cell office:value-type="float" office:value="1135.775474" table:style-name="ce44">
            <text:p>1,136</text:p>
          </table:table-cell>
          <table:table-cell office:value-type="float" office:value="16.067983999999999" table:style-name="ce44">
            <text:p>16</text:p>
          </table:table-cell>
          <table:table-cell office:value-type="float" office:value="55.988557999999998" table:style-name="ce44">
            <text:p>56</text:p>
          </table:table-cell>
          <table:table-cell office:value-type="float" office:value="18.180384" table:style-name="ce44">
            <text:p>18</text:p>
          </table:table-cell>
          <table:table-cell office:value-type="float" office:value="44.788938000000002" table:style-name="ce44">
            <text:p>45</text:p>
          </table:table-cell>
          <table:table-cell office:value-type="float" office:value="43.584400000000002" table:style-name="ce44">
            <text:p>44</text:p>
          </table:table-cell>
          <table:table-cell office:value-type="float" office:value="15.930073999999999" table:style-name="ce44">
            <text:p>16</text:p>
          </table:table-cell>
          <table:table-cell office:value-type="float" office:value="194.47448299999999" table:style-name="ce44">
            <text:p>194</text:p>
          </table:table-cell>
          <table:table-cell office:value-type="float" office:value="27.322089999999999" table:style-name="ce44">
            <text:p>27</text:p>
          </table:table-cell>
          <table:table-cell office:value-type="float" office:value="41.076466000000003" table:style-name="ce44">
            <text:p>41</text:p>
          </table:table-cell>
          <table:table-cell office:value-type="float" office:value="2696.8597460000001" table:style-name="ce44">
            <text:p>2,69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39.572018" table:style-name="ce44">
            <text:p>40</text:p>
          </table:table-cell>
          <table:table-cell office:value-type="float" office:value="0" table:style-name="ce44">
            <text:p>0</text:p>
          </table:table-cell>
          <table:table-cell office:value-type="float" office:value="7.9327360000000002" table:style-name="ce44">
            <text:p>8</text:p>
          </table:table-cell>
          <table:table-cell office:value-type="float" office:value="0.53886699999999998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.4371000000000001E-2" table:style-name="ce44">
            <text:p>-</text:p>
          </table:table-cell>
          <table:table-cell office:value-type="float" office:value="1.9344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2.0490999999999999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8.127826999999996" table:style-name="ce44">
            <text:p>4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70.02395299999998" table:style-name="ce44">
            <text:p>170</text:p>
          </table:table-cell>
          <table:table-cell office:value-type="float" office:value="42.599423999999999" table:style-name="ce44">
            <text:p>43</text:p>
          </table:table-cell>
          <table:table-cell office:value-type="float" office:value="3478.7842409999998" table:style-name="ce44">
            <text:p>3,479</text:p>
          </table:table-cell>
          <table:table-cell office:value-type="float" office:value="1943.5432660000001" table:style-name="ce44">
            <text:p>1,944</text:p>
          </table:table-cell>
          <table:table-cell office:value-type="float" office:value="38.690697" table:style-name="ce44">
            <text:p>39</text:p>
          </table:table-cell>
          <table:table-cell office:value-type="float" office:value="113.47118800000001" table:style-name="ce44">
            <text:p>113</text:p>
          </table:table-cell>
          <table:table-cell office:value-type="float" office:value="76.280612000000005" table:style-name="ce44">
            <text:p>76</text:p>
          </table:table-cell>
          <table:table-cell office:value-type="float" office:value="214.62252599999999" table:style-name="ce44">
            <text:p>215</text:p>
          </table:table-cell>
          <table:table-cell office:value-type="float" office:value="54.478009" table:style-name="ce44">
            <text:p>54</text:p>
          </table:table-cell>
          <table:table-cell office:value-type="float" office:value="80.140641000000016" table:style-name="ce44">
            <text:p>80</text:p>
          </table:table-cell>
          <table:table-cell office:value-type="float" office:value="558.45156999999995" table:style-name="ce44">
            <text:p>558</text:p>
          </table:table-cell>
          <table:table-cell office:value-type="float" office:value="47.374768999999993" table:style-name="ce44">
            <text:p>47</text:p>
          </table:table-cell>
          <table:table-cell office:value-type="float" office:value="69.528535000000005" table:style-name="ce44">
            <text:p>70</text:p>
          </table:table-cell>
          <table:table-cell office:value-type="float" office:value="6887.9894310000027" table:style-name="ce44">
            <text:p>6,88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67.855000000000004" table:style-name="ce49">
            <text:p>68</text:p>
          </table:table-cell>
          <table:table-cell office:value-type="float" office:value="4.8529999999999998" table:style-name="ce49">
            <text:p>5</text:p>
          </table:table-cell>
          <table:table-cell office:value-type="float" office:value="120.482" table:style-name="ce49">
            <text:p>120</text:p>
          </table:table-cell>
          <table:table-cell office:value-type="float" office:value="67.974999999999994" table:style-name="ce49">
            <text:p>68</text:p>
          </table:table-cell>
          <table:table-cell office:value-type="float" office:value="1.0940000000000001" table:style-name="ce49">
            <text:p>1</text:p>
          </table:table-cell>
          <table:table-cell office:value-type="float" office:value="2.6080000000000001" table:style-name="ce49">
            <text:p>3</text:p>
          </table:table-cell>
          <table:table-cell office:value-type="float" office:value="5.5910000000000002" table:style-name="ce49">
            <text:p>6</text:p>
          </table:table-cell>
          <table:table-cell office:value-type="float" office:value="12.818" table:style-name="ce49">
            <text:p>13</text:p>
          </table:table-cell>
          <table:table-cell office:value-type="float" office:value="0.21199999999999999" table:style-name="ce49">
            <text:p>-</text:p>
          </table:table-cell>
          <table:table-cell office:value-type="float" office:value="2.5230000000000001" table:style-name="ce49">
            <text:p>3</text:p>
          </table:table-cell>
          <table:table-cell office:value-type="float" office:value="5.01" table:style-name="ce49">
            <text:p>5</text:p>
          </table:table-cell>
          <table:table-cell office:value-type="float" office:value="2.9780000000000002" table:style-name="ce49">
            <text:p>3</text:p>
          </table:table-cell>
          <table:table-cell office:value-type="float" office:value="0.60599999999999998" table:style-name="ce49">
            <text:p>1</text:p>
          </table:table-cell>
          <table:table-cell office:value-type="float" office:value="294.60500000000002" table:style-name="ce49">
            <text:p>29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5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09" table:style-name="ce30">
            <text:p>2009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1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4.882789000000001" table:style-name="ce44">
            <text:p>15</text:p>
          </table:table-cell>
          <table:table-cell office:value-type="float" office:value="19.250401" table:style-name="ce44">
            <text:p>19</text:p>
          </table:table-cell>
          <table:table-cell office:value-type="float" office:value="812.35955300000001" table:style-name="ce44">
            <text:p>812</text:p>
          </table:table-cell>
          <table:table-cell office:value-type="float" office:value="91.482862999999995" table:style-name="ce44">
            <text:p>91</text:p>
          </table:table-cell>
          <table:table-cell office:value-type="float" office:value="15.686736" table:style-name="ce44">
            <text:p>16</text:p>
          </table:table-cell>
          <table:table-cell office:value-type="float" office:value="12.259782" table:style-name="ce44">
            <text:p>12</text:p>
          </table:table-cell>
          <table:table-cell office:value-type="float" office:value="22.500183" table:style-name="ce44">
            <text:p>23</text:p>
          </table:table-cell>
          <table:table-cell office:value-type="float" office:value="40.446406000000003" table:style-name="ce44">
            <text:p>40</text:p>
          </table:table-cell>
          <table:table-cell office:value-type="float" office:value="0.49334899999999998" table:style-name="ce44">
            <text:p>-</text:p>
          </table:table-cell>
          <table:table-cell office:value-type="float" office:value="44.606917000000003" table:style-name="ce44">
            <text:p>45</text:p>
          </table:table-cell>
          <table:table-cell office:value-type="float" office:value="173.10026400000001" table:style-name="ce44">
            <text:p>173</text:p>
          </table:table-cell>
          <table:table-cell office:value-type="float" office:value="5.0757250000000003" table:style-name="ce44">
            <text:p>5</text:p>
          </table:table-cell>
          <table:table-cell office:value-type="float" office:value="11.436230999999999" table:style-name="ce44">
            <text:p>11</text:p>
          </table:table-cell>
          <table:table-cell office:value-type="float" office:value="1263.5811990000002" table:style-name="ce44">
            <text:p>1,26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1.595745" table:style-name="ce44">
            <text:p>2</text:p>
          </table:table-cell>
          <table:table-cell office:value-type="float" office:value="0.83361399999999997" table:style-name="ce44">
            <text:p>1</text:p>
          </table:table-cell>
          <table:table-cell office:value-type="float" office:value="375.04463600000003" table:style-name="ce44">
            <text:p>375</text:p>
          </table:table-cell>
          <table:table-cell office:value-type="float" office:value="41.062961000000001" table:style-name="ce44">
            <text:p>41</text:p>
          </table:table-cell>
          <table:table-cell office:value-type="float" office:value="1.5195160000000001" table:style-name="ce44">
            <text:p>2</text:p>
          </table:table-cell>
          <table:table-cell office:value-type="float" office:value="9.9435669999999998" table:style-name="ce44">
            <text:p>10</text:p>
          </table:table-cell>
          <table:table-cell office:value-type="float" office:value="3.1154169999999999" table:style-name="ce44">
            <text:p>3</text:p>
          </table:table-cell>
          <table:table-cell office:value-type="float" office:value="2.3734130000000002" table:style-name="ce44">
            <text:p>2</text:p>
          </table:table-cell>
          <table:table-cell office:value-type="float" office:value="1.2224219999999999" table:style-name="ce44">
            <text:p>1</text:p>
          </table:table-cell>
          <table:table-cell office:value-type="float" office:value="6.8164709999999999" table:style-name="ce44">
            <text:p>7</text:p>
          </table:table-cell>
          <table:table-cell office:value-type="float" office:value="84.543966999999995" table:style-name="ce44">
            <text:p>85</text:p>
          </table:table-cell>
          <table:table-cell office:value-type="float" office:value="2.4263870000000001" table:style-name="ce44">
            <text:p>2</text:p>
          </table:table-cell>
          <table:table-cell office:value-type="float" office:value="12.245704999999999" table:style-name="ce44">
            <text:p>12</text:p>
          </table:table-cell>
          <table:table-cell office:value-type="float" office:value="542.74382100000003" table:style-name="ce44">
            <text:p>54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30.606283999999999" table:style-name="ce44">
            <text:p>31</text:p>
          </table:table-cell>
          <table:table-cell office:value-type="float" office:value="3.0451320000000002" table:style-name="ce44">
            <text:p>3</text:p>
          </table:table-cell>
          <table:table-cell office:value-type="float" office:value="83.533806999999996" table:style-name="ce44">
            <text:p>84</text:p>
          </table:table-cell>
          <table:table-cell office:value-type="float" office:value="73.921120000000002" table:style-name="ce44">
            <text:p>74</text:p>
          </table:table-cell>
          <table:table-cell office:value-type="float" office:value="1.78105" table:style-name="ce44">
            <text:p>2</text:p>
          </table:table-cell>
          <table:table-cell office:value-type="float" office:value="21.082809000000001" table:style-name="ce44">
            <text:p>21</text:p>
          </table:table-cell>
          <table:table-cell office:value-type="float" office:value="11.856375" table:style-name="ce44">
            <text:p>12</text:p>
          </table:table-cell>
          <table:table-cell office:value-type="float" office:value="36.334592999999998" table:style-name="ce44">
            <text:p>36</text:p>
          </table:table-cell>
          <table:table-cell office:value-type="float" office:value="1.0994759999999999" table:style-name="ce44">
            <text:p>1</text:p>
          </table:table-cell>
          <table:table-cell office:value-type="float" office:value="6.4746930000000003" table:style-name="ce44">
            <text:p>6</text:p>
          </table:table-cell>
          <table:table-cell office:value-type="float" office:value="22.984093999999999" table:style-name="ce44">
            <text:p>23</text:p>
          </table:table-cell>
          <table:table-cell office:value-type="float" office:value="3.2833600000000001" table:style-name="ce44">
            <text:p>3</text:p>
          </table:table-cell>
          <table:table-cell office:value-type="float" office:value="0.619371" table:style-name="ce44">
            <text:p>1</text:p>
          </table:table-cell>
          <table:table-cell office:value-type="float" office:value="296.62216400000005" table:style-name="ce44">
            <text:p>29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28.973468" table:style-name="ce44">
            <text:p>29</text:p>
          </table:table-cell>
          <table:table-cell office:value-type="float" office:value="2.9232290000000001" table:style-name="ce44">
            <text:p>3</text:p>
          </table:table-cell>
          <table:table-cell office:value-type="float" office:value="405.20997299999999" table:style-name="ce44">
            <text:p>405</text:p>
          </table:table-cell>
          <table:table-cell office:value-type="float" office:value="252.13365899999999" table:style-name="ce44">
            <text:p>252</text:p>
          </table:table-cell>
          <table:table-cell office:value-type="float" office:value="2.1345589999999999" table:style-name="ce44">
            <text:p>2</text:p>
          </table:table-cell>
          <table:table-cell office:value-type="float" office:value="3.0936750000000002" table:style-name="ce44">
            <text:p>3</text:p>
          </table:table-cell>
          <table:table-cell office:value-type="float" office:value="14.250540000000001" table:style-name="ce44">
            <text:p>14</text:p>
          </table:table-cell>
          <table:table-cell office:value-type="float" office:value="56.770761999999998" table:style-name="ce44">
            <text:p>57</text:p>
          </table:table-cell>
          <table:table-cell office:value-type="float" office:value="2.4946899999999999" table:style-name="ce44">
            <text:p>2</text:p>
          </table:table-cell>
          <table:table-cell office:value-type="float" office:value="3.269282" table:style-name="ce44">
            <text:p>3</text:p>
          </table:table-cell>
          <table:table-cell office:value-type="float" office:value="25.397290000000002" table:style-name="ce44">
            <text:p>25</text:p>
          </table:table-cell>
          <table:table-cell office:value-type="float" office:value="3.6999590000000002" table:style-name="ce44">
            <text:p>4</text:p>
          </table:table-cell>
          <table:table-cell office:value-type="float" office:value="2.624206" table:style-name="ce44">
            <text:p>3</text:p>
          </table:table-cell>
          <table:table-cell office:value-type="float" office:value="802.97529199999985" table:style-name="ce44">
            <text:p>80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7.3200390000000004" table:style-name="ce44">
            <text:p>7</text:p>
          </table:table-cell>
          <table:table-cell office:value-type="float" office:value="0.12523999999999999" table:style-name="ce44">
            <text:p>-</text:p>
          </table:table-cell>
          <table:table-cell office:value-type="float" office:value="273.39275300000003" table:style-name="ce44">
            <text:p>273</text:p>
          </table:table-cell>
          <table:table-cell office:value-type="float" office:value="162.785043" table:style-name="ce44">
            <text:p>163</text:p>
          </table:table-cell>
          <table:table-cell office:value-type="float" office:value="1.5685279999999999" table:style-name="ce44">
            <text:p>2</text:p>
          </table:table-cell>
          <table:table-cell office:value-type="float" office:value="4.3377350000000003" table:style-name="ce44">
            <text:p>4</text:p>
          </table:table-cell>
          <table:table-cell office:value-type="float" office:value="1.7422580000000001" table:style-name="ce44">
            <text:p>2</text:p>
          </table:table-cell>
          <table:table-cell office:value-type="float" office:value="5.6898299999999997" table:style-name="ce44">
            <text:p>6</text:p>
          </table:table-cell>
          <table:table-cell office:value-type="float" office:value="0" table:style-name="ce44">
            <text:p>0</text:p>
          </table:table-cell>
          <table:table-cell office:value-type="float" office:value="1.0513509999999999" table:style-name="ce44">
            <text:p>1</text:p>
          </table:table-cell>
          <table:table-cell office:value-type="float" office:value="6.9721089999999997" table:style-name="ce44">
            <text:p>7</text:p>
          </table:table-cell>
          <table:table-cell office:value-type="float" office:value="1.4140889999999999" table:style-name="ce44">
            <text:p>1</text:p>
          </table:table-cell>
          <table:table-cell office:value-type="float" office:value="0.53407000000000004" table:style-name="ce44">
            <text:p>1</text:p>
          </table:table-cell>
          <table:table-cell office:value-type="float" office:value="466.93304500000005" table:style-name="ce44">
            <text:p>46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5.530473000000001" table:style-name="ce44">
            <text:p>16</text:p>
          </table:table-cell>
          <table:table-cell office:value-type="float" office:value="1.8707830000000001" table:style-name="ce44">
            <text:p>2</text:p>
          </table:table-cell>
          <table:table-cell office:value-type="float" office:value="259.28742299999999" table:style-name="ce44">
            <text:p>259</text:p>
          </table:table-cell>
          <table:table-cell office:value-type="float" office:value="137.066675" table:style-name="ce44">
            <text:p>137</text:p>
          </table:table-cell>
          <table:table-cell office:value-type="float" office:value="1.127006" table:style-name="ce44">
            <text:p>1</text:p>
          </table:table-cell>
          <table:table-cell office:value-type="float" office:value="6.618182" table:style-name="ce44">
            <text:p>7</text:p>
          </table:table-cell>
          <table:table-cell office:value-type="float" office:value="9.0998900000000003" table:style-name="ce44">
            <text:p>9</text:p>
          </table:table-cell>
          <table:table-cell office:value-type="float" office:value="18.459906" table:style-name="ce44">
            <text:p>18</text:p>
          </table:table-cell>
          <table:table-cell office:value-type="float" office:value="3.5722680000000002" table:style-name="ce44">
            <text:p>4</text:p>
          </table:table-cell>
          <table:table-cell office:value-type="float" office:value="5.3646320000000003" table:style-name="ce44">
            <text:p>5</text:p>
          </table:table-cell>
          <table:table-cell office:value-type="float" office:value="19.483571000000001" table:style-name="ce44">
            <text:p>19</text:p>
          </table:table-cell>
          <table:table-cell office:value-type="float" office:value="4.8018330000000002" table:style-name="ce44">
            <text:p>5</text:p>
          </table:table-cell>
          <table:table-cell office:value-type="float" office:value="0.81958900000000001" table:style-name="ce44">
            <text:p>1</text:p>
          </table:table-cell>
          <table:table-cell office:value-type="float" office:value="483.10223100000002" table:style-name="ce44">
            <text:p>48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34.940057000000003" table:style-name="ce44">
            <text:p>35</text:p>
          </table:table-cell>
          <table:table-cell office:value-type="float" office:value="18.734266999999999" table:style-name="ce44">
            <text:p>19</text:p>
          </table:table-cell>
          <table:table-cell office:value-type="float" office:value="1059.5333419999999" table:style-name="ce44">
            <text:p>1,060</text:p>
          </table:table-cell>
          <table:table-cell office:value-type="float" office:value="1216.2108619999999" table:style-name="ce44">
            <text:p>1,216</text:p>
          </table:table-cell>
          <table:table-cell office:value-type="float" office:value="13.523552" table:style-name="ce44">
            <text:p>14</text:p>
          </table:table-cell>
          <table:table-cell office:value-type="float" office:value="85.737817000000007" table:style-name="ce44">
            <text:p>86</text:p>
          </table:table-cell>
          <table:table-cell office:value-type="float" office:value="15.602582" table:style-name="ce44">
            <text:p>16</text:p>
          </table:table-cell>
          <table:table-cell office:value-type="float" office:value="50.565475999999997" table:style-name="ce44">
            <text:p>51</text:p>
          </table:table-cell>
          <table:table-cell office:value-type="float" office:value="42.050232000000001" table:style-name="ce44">
            <text:p>42</text:p>
          </table:table-cell>
          <table:table-cell office:value-type="float" office:value="17.490936999999999" table:style-name="ce44">
            <text:p>17</text:p>
          </table:table-cell>
          <table:table-cell office:value-type="float" office:value="204.874067" table:style-name="ce44">
            <text:p>205</text:p>
          </table:table-cell>
          <table:table-cell office:value-type="float" office:value="28.888271" table:style-name="ce44">
            <text:p>29</text:p>
          </table:table-cell>
          <table:table-cell office:value-type="float" office:value="26.186533000000001" table:style-name="ce44">
            <text:p>26</text:p>
          </table:table-cell>
          <table:table-cell office:value-type="float" office:value="2814.3379949999999" table:style-name="ce44">
            <text:p>2,81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0.741309999999999" table:style-name="ce44">
            <text:p>41</text:p>
          </table:table-cell>
          <table:table-cell office:value-type="float" office:value="0" table:style-name="ce44">
            <text:p>0</text:p>
          </table:table-cell>
          <table:table-cell office:value-type="float" office:value="4.9968370000000002" table:style-name="ce44">
            <text:p>5</text:p>
          </table:table-cell>
          <table:table-cell office:value-type="float" office:value="0.155221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2.9981000000000001E-2" table:style-name="ce44">
            <text:p>-</text:p>
          </table:table-cell>
          <table:table-cell office:value-type="float" office:value="0.25319199999999997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6.176541" table:style-name="ce44">
            <text:p>4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74.59016499999998" table:style-name="ce44">
            <text:p>175</text:p>
          </table:table-cell>
          <table:table-cell office:value-type="float" office:value="46.782665999999999" table:style-name="ce44">
            <text:p>47</text:p>
          </table:table-cell>
          <table:table-cell office:value-type="float" office:value="3273.3583240000003" table:style-name="ce44">
            <text:p>3,273</text:p>
          </table:table-cell>
          <table:table-cell office:value-type="float" office:value="1974.8184040000001" table:style-name="ce44">
            <text:p>1,975</text:p>
          </table:table-cell>
          <table:table-cell office:value-type="float" office:value="37.340947000000007" table:style-name="ce44">
            <text:p>37</text:p>
          </table:table-cell>
          <table:table-cell office:value-type="float" office:value="143.07356700000003" table:style-name="ce44">
            <text:p>143</text:p>
          </table:table-cell>
          <table:table-cell office:value-type="float" office:value="78.197226000000001" table:style-name="ce44">
            <text:p>78</text:p>
          </table:table-cell>
          <table:table-cell office:value-type="float" office:value="210.89357799999999" table:style-name="ce44">
            <text:p>211</text:p>
          </table:table-cell>
          <table:table-cell office:value-type="float" office:value="50.932437000000007" table:style-name="ce44">
            <text:p>51</text:p>
          </table:table-cell>
          <table:table-cell office:value-type="float" office:value="85.074283000000008" table:style-name="ce44">
            <text:p>85</text:p>
          </table:table-cell>
          <table:table-cell office:value-type="float" office:value="537.3553619999999" table:style-name="ce44">
            <text:p>537</text:p>
          </table:table-cell>
          <table:table-cell office:value-type="float" office:value="49.589624000000001" table:style-name="ce44">
            <text:p>50</text:p>
          </table:table-cell>
          <table:table-cell office:value-type="float" office:value="54.465705" table:style-name="ce44">
            <text:p>54</text:p>
          </table:table-cell>
          <table:table-cell office:value-type="float" office:value="6716.4722880000018" table:style-name="ce44">
            <text:p>6,71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75.271000000000001" table:style-name="ce49">
            <text:p>75</text:p>
          </table:table-cell>
          <table:table-cell office:value-type="float" office:value="4.9400000000000004" table:style-name="ce49">
            <text:p>5</text:p>
          </table:table-cell>
          <table:table-cell office:value-type="float" office:value="124.599" table:style-name="ce49">
            <text:p>125</text:p>
          </table:table-cell>
          <table:table-cell office:value-type="float" office:value="71.501999999999995" table:style-name="ce49">
            <text:p>72</text:p>
          </table:table-cell>
          <table:table-cell office:value-type="float" office:value="0.90100000000000002" table:style-name="ce49">
            <text:p>1</text:p>
          </table:table-cell>
          <table:table-cell office:value-type="float" office:value="2.7010000000000001" table:style-name="ce49">
            <text:p>3</text:p>
          </table:table-cell>
          <table:table-cell office:value-type="float" office:value="6.5279999999999996" table:style-name="ce49">
            <text:p>7</text:p>
          </table:table-cell>
          <table:table-cell office:value-type="float" office:value="14.061" table:style-name="ce49">
            <text:p>14</text:p>
          </table:table-cell>
          <table:table-cell office:value-type="float" office:value="0.187" table:style-name="ce49">
            <text:p>-</text:p>
          </table:table-cell>
          <table:table-cell office:value-type="float" office:value="2.6709999999999998" table:style-name="ce49">
            <text:p>3</text:p>
          </table:table-cell>
          <table:table-cell office:value-type="float" office:value="5.1920000000000002" table:style-name="ce49">
            <text:p>5</text:p>
          </table:table-cell>
          <table:table-cell office:value-type="float" office:value="3.0649999999999999" table:style-name="ce49">
            <text:p>3</text:p>
          </table:table-cell>
          <table:table-cell office:value-type="float" office:value="0.64500000000000002" table:style-name="ce49">
            <text:p>1</text:p>
          </table:table-cell>
          <table:table-cell office:value-type="float" office:value="312.26299999999998" table:style-name="ce49">
            <text:p>31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9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10" table:style-name="ce30">
            <text:p>2010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6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4.059082" table:style-name="ce44">
            <text:p>14</text:p>
          </table:table-cell>
          <table:table-cell office:value-type="float" office:value="16.640898" table:style-name="ce44">
            <text:p>17</text:p>
          </table:table-cell>
          <table:table-cell office:value-type="float" office:value="883.13908200000003" table:style-name="ce44">
            <text:p>883</text:p>
          </table:table-cell>
          <table:table-cell office:value-type="float" office:value="90.606859" table:style-name="ce44">
            <text:p>91</text:p>
          </table:table-cell>
          <table:table-cell office:value-type="float" office:value="14.911884000000001" table:style-name="ce44">
            <text:p>15</text:p>
          </table:table-cell>
          <table:table-cell office:value-type="float" office:value="8.0874349999999993" table:style-name="ce44">
            <text:p>8</text:p>
          </table:table-cell>
          <table:table-cell office:value-type="float" office:value="25.871555000000001" table:style-name="ce44">
            <text:p>26</text:p>
          </table:table-cell>
          <table:table-cell office:value-type="float" office:value="36.318950999999998" table:style-name="ce44">
            <text:p>36</text:p>
          </table:table-cell>
          <table:table-cell office:value-type="float" office:value="3.1976939999999998" table:style-name="ce44">
            <text:p>3</text:p>
          </table:table-cell>
          <table:table-cell office:value-type="float" office:value="44.157366000000003" table:style-name="ce44">
            <text:p>44</text:p>
          </table:table-cell>
          <table:table-cell office:value-type="float" office:value="204.39344" table:style-name="ce44">
            <text:p>204</text:p>
          </table:table-cell>
          <table:table-cell office:value-type="float" office:value="2.336341" table:style-name="ce44">
            <text:p>2</text:p>
          </table:table-cell>
          <table:table-cell office:value-type="float" office:value="6.8553670000000002" table:style-name="ce44">
            <text:p>7</text:p>
          </table:table-cell>
          <table:table-cell office:value-type="float" office:value="1350.5759539999997" table:style-name="ce44">
            <text:p>1,35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1.498086" table:style-name="ce44">
            <text:p>1</text:p>
          </table:table-cell>
          <table:table-cell office:value-type="float" office:value="1.4748319999999999" table:style-name="ce44">
            <text:p>1</text:p>
          </table:table-cell>
          <table:table-cell office:value-type="float" office:value="428.20642400000003" table:style-name="ce44">
            <text:p>428</text:p>
          </table:table-cell>
          <table:table-cell office:value-type="float" office:value="44.927681999999997" table:style-name="ce44">
            <text:p>45</text:p>
          </table:table-cell>
          <table:table-cell office:value-type="float" office:value="1.6898569999999999" table:style-name="ce44">
            <text:p>2</text:p>
          </table:table-cell>
          <table:table-cell office:value-type="float" office:value="4.164161" table:style-name="ce44">
            <text:p>4</text:p>
          </table:table-cell>
          <table:table-cell office:value-type="float" office:value="2.7520009999999999" table:style-name="ce44">
            <text:p>3</text:p>
          </table:table-cell>
          <table:table-cell office:value-type="float" office:value="1.6571130000000001" table:style-name="ce44">
            <text:p>2</text:p>
          </table:table-cell>
          <table:table-cell office:value-type="float" office:value="2.034503" table:style-name="ce44">
            <text:p>2</text:p>
          </table:table-cell>
          <table:table-cell office:value-type="float" office:value="5.5394059999999996" table:style-name="ce44">
            <text:p>6</text:p>
          </table:table-cell>
          <table:table-cell office:value-type="float" office:value="65.597282000000007" table:style-name="ce44">
            <text:p>66</text:p>
          </table:table-cell>
          <table:table-cell office:value-type="float" office:value="1.785326" table:style-name="ce44">
            <text:p>2</text:p>
          </table:table-cell>
          <table:table-cell office:value-type="float" office:value="12.344719" table:style-name="ce44">
            <text:p>12</text:p>
          </table:table-cell>
          <table:table-cell office:value-type="float" office:value="573.67139199999997" table:style-name="ce44">
            <text:p>57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27.222085" table:style-name="ce44">
            <text:p>27</text:p>
          </table:table-cell>
          <table:table-cell office:value-type="float" office:value="2.706483" table:style-name="ce44">
            <text:p>3</text:p>
          </table:table-cell>
          <table:table-cell office:value-type="float" office:value="96.400655" table:style-name="ce44">
            <text:p>96</text:p>
          </table:table-cell>
          <table:table-cell office:value-type="float" office:value="81.690241" table:style-name="ce44">
            <text:p>82</text:p>
          </table:table-cell>
          <table:table-cell office:value-type="float" office:value="0.38536700000000002" table:style-name="ce44">
            <text:p>-</text:p>
          </table:table-cell>
          <table:table-cell office:value-type="float" office:value="23.097655" table:style-name="ce44">
            <text:p>23</text:p>
          </table:table-cell>
          <table:table-cell office:value-type="float" office:value="13.389082999999999" table:style-name="ce44">
            <text:p>13</text:p>
          </table:table-cell>
          <table:table-cell office:value-type="float" office:value="41.093671999999998" table:style-name="ce44">
            <text:p>41</text:p>
          </table:table-cell>
          <table:table-cell office:value-type="float" office:value="1.0009319999999999" table:style-name="ce44">
            <text:p>1</text:p>
          </table:table-cell>
          <table:table-cell office:value-type="float" office:value="3.7847900000000001" table:style-name="ce44">
            <text:p>4</text:p>
          </table:table-cell>
          <table:table-cell office:value-type="float" office:value="24.147076999999999" table:style-name="ce44">
            <text:p>24</text:p>
          </table:table-cell>
          <table:table-cell office:value-type="float" office:value="4.706626" table:style-name="ce44">
            <text:p>5</text:p>
          </table:table-cell>
          <table:table-cell office:value-type="float" office:value="1.877561" table:style-name="ce44">
            <text:p>2</text:p>
          </table:table-cell>
          <table:table-cell office:value-type="float" office:value="321.502227" table:style-name="ce44">
            <text:p>32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28.404620999999999" table:style-name="ce44">
            <text:p>28</text:p>
          </table:table-cell>
          <table:table-cell office:value-type="float" office:value="3.0255800000000002" table:style-name="ce44">
            <text:p>3</text:p>
          </table:table-cell>
          <table:table-cell office:value-type="float" office:value="423.22204799999997" table:style-name="ce44">
            <text:p>423</text:p>
          </table:table-cell>
          <table:table-cell office:value-type="float" office:value="240.82814300000001" table:style-name="ce44">
            <text:p>241</text:p>
          </table:table-cell>
          <table:table-cell office:value-type="float" office:value="1.2974000000000001" table:style-name="ce44">
            <text:p>1</text:p>
          </table:table-cell>
          <table:table-cell office:value-type="float" office:value="5.4836159999999996" table:style-name="ce44">
            <text:p>5</text:p>
          </table:table-cell>
          <table:table-cell office:value-type="float" office:value="15.284893" table:style-name="ce44">
            <text:p>15</text:p>
          </table:table-cell>
          <table:table-cell office:value-type="float" office:value="55.963009" table:style-name="ce44">
            <text:p>56</text:p>
          </table:table-cell>
          <table:table-cell office:value-type="float" office:value="0.33604200000000001" table:style-name="ce44">
            <text:p>-</text:p>
          </table:table-cell>
          <table:table-cell office:value-type="float" office:value="3.6611669999999998" table:style-name="ce44">
            <text:p>4</text:p>
          </table:table-cell>
          <table:table-cell office:value-type="float" office:value="26.368970999999998" table:style-name="ce44">
            <text:p>26</text:p>
          </table:table-cell>
          <table:table-cell office:value-type="float" office:value="3.3319549999999998" table:style-name="ce44">
            <text:p>3</text:p>
          </table:table-cell>
          <table:table-cell office:value-type="float" office:value="2.8085209999999998" table:style-name="ce44">
            <text:p>3</text:p>
          </table:table-cell>
          <table:table-cell office:value-type="float" office:value="810.01596600000005" table:style-name="ce44">
            <text:p>81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6.625013" table:style-name="ce44">
            <text:p>7</text:p>
          </table:table-cell>
          <table:table-cell office:value-type="float" office:value="0.596221" table:style-name="ce44">
            <text:p>1</text:p>
          </table:table-cell>
          <table:table-cell office:value-type="float" office:value="285.70472799999999" table:style-name="ce44">
            <text:p>286</text:p>
          </table:table-cell>
          <table:table-cell office:value-type="float" office:value="175.007441" table:style-name="ce44">
            <text:p>175</text:p>
          </table:table-cell>
          <table:table-cell office:value-type="float" office:value="6.1108000000000003E-2" table:style-name="ce44">
            <text:p>-</text:p>
          </table:table-cell>
          <table:table-cell office:value-type="float" office:value="7.0883289999999999" table:style-name="ce44">
            <text:p>7</text:p>
          </table:table-cell>
          <table:table-cell office:value-type="float" office:value="1.720359" table:style-name="ce44">
            <text:p>2</text:p>
          </table:table-cell>
          <table:table-cell office:value-type="float" office:value="4.425122" table:style-name="ce44">
            <text:p>4</text:p>
          </table:table-cell>
          <table:table-cell office:value-type="float" office:value="0.76046199999999997" table:style-name="ce44">
            <text:p>1</text:p>
          </table:table-cell>
          <table:table-cell office:value-type="float" office:value="0.79836799999999997" table:style-name="ce44">
            <text:p>1</text:p>
          </table:table-cell>
          <table:table-cell office:value-type="float" office:value="8.7527419999999996" table:style-name="ce44">
            <text:p>9</text:p>
          </table:table-cell>
          <table:table-cell office:value-type="float" office:value="2.8988800000000001" table:style-name="ce44">
            <text:p>3</text:p>
          </table:table-cell>
          <table:table-cell office:value-type="float" office:value="0.23103199999999999" table:style-name="ce44">
            <text:p>-</text:p>
          </table:table-cell>
          <table:table-cell office:value-type="float" office:value="494.669805" table:style-name="ce44">
            <text:p>49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5.46707" table:style-name="ce44">
            <text:p>15</text:p>
          </table:table-cell>
          <table:table-cell office:value-type="float" office:value="1.8569659999999999" table:style-name="ce44">
            <text:p>2</text:p>
          </table:table-cell>
          <table:table-cell office:value-type="float" office:value="251.51329699999999" table:style-name="ce44">
            <text:p>252</text:p>
          </table:table-cell>
          <table:table-cell office:value-type="float" office:value="144.38619199999999" table:style-name="ce44">
            <text:p>144</text:p>
          </table:table-cell>
          <table:table-cell office:value-type="float" office:value="2.4358240000000002" table:style-name="ce44">
            <text:p>2</text:p>
          </table:table-cell>
          <table:table-cell office:value-type="float" office:value="6.9495839999999998" table:style-name="ce44">
            <text:p>7</text:p>
          </table:table-cell>
          <table:table-cell office:value-type="float" office:value="9.5915180000000007" table:style-name="ce44">
            <text:p>10</text:p>
          </table:table-cell>
          <table:table-cell office:value-type="float" office:value="16.689805" table:style-name="ce44">
            <text:p>17</text:p>
          </table:table-cell>
          <table:table-cell office:value-type="float" office:value="6.2792199999999996" table:style-name="ce44">
            <text:p>6</text:p>
          </table:table-cell>
          <table:table-cell office:value-type="float" office:value="4.5795079999999997" table:style-name="ce44">
            <text:p>5</text:p>
          </table:table-cell>
          <table:table-cell office:value-type="float" office:value="37.365192" table:style-name="ce44">
            <text:p>37</text:p>
          </table:table-cell>
          <table:table-cell office:value-type="float" office:value="4.1254730000000004" table:style-name="ce44">
            <text:p>4</text:p>
          </table:table-cell>
          <table:table-cell office:value-type="float" office:value="0.48594500000000002" table:style-name="ce44">
            <text:p>-</text:p>
          </table:table-cell>
          <table:table-cell office:value-type="float" office:value="501.725594" table:style-name="ce44">
            <text:p>50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30.129881000000001" table:style-name="ce44">
            <text:p>30</text:p>
          </table:table-cell>
          <table:table-cell office:value-type="float" office:value="16.363513000000001" table:style-name="ce44">
            <text:p>16</text:p>
          </table:table-cell>
          <table:table-cell office:value-type="float" office:value="1004.942345" table:style-name="ce44">
            <text:p>1,005</text:p>
          </table:table-cell>
          <table:table-cell office:value-type="float" office:value="1049.2903349999999" table:style-name="ce44">
            <text:p>1,049</text:p>
          </table:table-cell>
          <table:table-cell office:value-type="float" office:value="7.628082" table:style-name="ce44">
            <text:p>8</text:p>
          </table:table-cell>
          <table:table-cell office:value-type="float" office:value="67.364931999999996" table:style-name="ce44">
            <text:p>67</text:p>
          </table:table-cell>
          <table:table-cell office:value-type="float" office:value="18.729469999999999" table:style-name="ce44">
            <text:p>19</text:p>
          </table:table-cell>
          <table:table-cell office:value-type="float" office:value="43.979725000000002" table:style-name="ce44">
            <text:p>44</text:p>
          </table:table-cell>
          <table:table-cell office:value-type="float" office:value="52.892223999999999" table:style-name="ce44">
            <text:p>53</text:p>
          </table:table-cell>
          <table:table-cell office:value-type="float" office:value="15.086499999999999" table:style-name="ce44">
            <text:p>15</text:p>
          </table:table-cell>
          <table:table-cell office:value-type="float" office:value="230.62851599999999" table:style-name="ce44">
            <text:p>231</text:p>
          </table:table-cell>
          <table:table-cell office:value-type="float" office:value="25.614974" table:style-name="ce44">
            <text:p>26</text:p>
          </table:table-cell>
          <table:table-cell office:value-type="float" office:value="37.887113999999997" table:style-name="ce44">
            <text:p>38</text:p>
          </table:table-cell>
          <table:table-cell office:value-type="float" office:value="2600.5376109999997" table:style-name="ce44">
            <text:p>2,60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39.377431999999999" table:style-name="ce44">
            <text:p>39</text:p>
          </table:table-cell>
          <table:table-cell office:value-type="float" office:value="0" table:style-name="ce44">
            <text:p>0</text:p>
          </table:table-cell>
          <table:table-cell office:value-type="float" office:value="5.1746340000000002" table:style-name="ce44">
            <text:p>5</text:p>
          </table:table-cell>
          <table:table-cell office:value-type="float" office:value="0.23160600000000001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6.6843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4.850515000000001" table:style-name="ce44">
            <text:p>4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62.78326999999999" table:style-name="ce44">
            <text:p>163</text:p>
          </table:table-cell>
          <table:table-cell office:value-type="float" office:value="42.664493" table:style-name="ce44">
            <text:p>43</text:p>
          </table:table-cell>
          <table:table-cell office:value-type="float" office:value="3378.3032129999997" table:style-name="ce44">
            <text:p>3,378</text:p>
          </table:table-cell>
          <table:table-cell office:value-type="float" office:value="1826.9684989999998" table:style-name="ce44">
            <text:p>1,827</text:p>
          </table:table-cell>
          <table:table-cell office:value-type="float" office:value="28.409521999999999" table:style-name="ce44">
            <text:p>28</text:p>
          </table:table-cell>
          <table:table-cell office:value-type="float" office:value="122.23571199999999" table:style-name="ce44">
            <text:p>122</text:p>
          </table:table-cell>
          <table:table-cell office:value-type="float" office:value="87.338878999999991" table:style-name="ce44">
            <text:p>87</text:p>
          </table:table-cell>
          <table:table-cell office:value-type="float" office:value="200.19424000000001" table:style-name="ce44">
            <text:p>200</text:p>
          </table:table-cell>
          <table:table-cell office:value-type="float" office:value="66.501077000000009" table:style-name="ce44">
            <text:p>67</text:p>
          </table:table-cell>
          <table:table-cell office:value-type="float" office:value="77.607105000000004" table:style-name="ce44">
            <text:p>78</text:p>
          </table:table-cell>
          <table:table-cell office:value-type="float" office:value="597.25322000000006" table:style-name="ce44">
            <text:p>597</text:p>
          </table:table-cell>
          <table:table-cell office:value-type="float" office:value="44.799574999999997" table:style-name="ce44">
            <text:p>45</text:p>
          </table:table-cell>
          <table:table-cell office:value-type="float" office:value="62.490258999999995" table:style-name="ce44">
            <text:p>62</text:p>
          </table:table-cell>
          <table:table-cell office:value-type="float" office:value="6697.5490640000016" table:style-name="ce44">
            <text:p>6,69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66.856999999999999" table:style-name="ce49">
            <text:p>67</text:p>
          </table:table-cell>
          <table:table-cell office:value-type="float" office:value="4.4349999999999996" table:style-name="ce49">
            <text:p>4</text:p>
          </table:table-cell>
          <table:table-cell office:value-type="float" office:value="120.982" table:style-name="ce49">
            <text:p>121</text:p>
          </table:table-cell>
          <table:table-cell office:value-type="float" office:value="66.064999999999998" table:style-name="ce49">
            <text:p>66</text:p>
          </table:table-cell>
          <table:table-cell office:value-type="float" office:value="0.78" table:style-name="ce49">
            <text:p>1</text:p>
          </table:table-cell>
          <table:table-cell office:value-type="float" office:value="2.415" table:style-name="ce49">
            <text:p>2</text:p>
          </table:table-cell>
          <table:table-cell office:value-type="float" office:value="6.9029999999999996" table:style-name="ce49">
            <text:p>7</text:p>
          </table:table-cell>
          <table:table-cell office:value-type="float" office:value="12.44" table:style-name="ce49">
            <text:p>12</text:p>
          </table:table-cell>
          <table:table-cell office:value-type="float" office:value="0.19" table:style-name="ce49">
            <text:p>-</text:p>
          </table:table-cell>
          <table:table-cell office:value-type="float" office:value="2.4" table:style-name="ce49">
            <text:p>2</text:p>
          </table:table-cell>
          <table:table-cell office:value-type="float" office:value="5.4610000000000003" table:style-name="ce49">
            <text:p>5</text:p>
          </table:table-cell>
          <table:table-cell office:value-type="float" office:value="2.7210000000000001" table:style-name="ce49">
            <text:p>3</text:p>
          </table:table-cell>
          <table:table-cell office:value-type="float" office:value="0.68300000000000005" table:style-name="ce49">
            <text:p>1</text:p>
          </table:table-cell>
          <table:table-cell office:value-type="float" office:value="292.33199999999999" table:style-name="ce49">
            <text:p>29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4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11" table:style-name="ce30">
            <text:p>2011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4.776215000000001" table:style-name="ce44">
            <text:p>15</text:p>
          </table:table-cell>
          <table:table-cell office:value-type="float" office:value="19.543323000000001" table:style-name="ce44">
            <text:p>20</text:p>
          </table:table-cell>
          <table:table-cell office:value-type="float" office:value="871.03394700000001" table:style-name="ce44">
            <text:p>871</text:p>
          </table:table-cell>
          <table:table-cell office:value-type="float" office:value="99.107502999999994" table:style-name="ce44">
            <text:p>99</text:p>
          </table:table-cell>
          <table:table-cell office:value-type="float" office:value="19.376996999999999" table:style-name="ce44">
            <text:p>19</text:p>
          </table:table-cell>
          <table:table-cell office:value-type="float" office:value="0.97183699999999995" table:style-name="ce44">
            <text:p>1</text:p>
          </table:table-cell>
          <table:table-cell office:value-type="float" office:value="20.705472" table:style-name="ce44">
            <text:p>21</text:p>
          </table:table-cell>
          <table:table-cell office:value-type="float" office:value="39.175075999999997" table:style-name="ce44">
            <text:p>39</text:p>
          </table:table-cell>
          <table:table-cell office:value-type="float" office:value="4.9048100000000003" table:style-name="ce44">
            <text:p>5</text:p>
          </table:table-cell>
          <table:table-cell office:value-type="float" office:value="39.389476000000002" table:style-name="ce44">
            <text:p>39</text:p>
          </table:table-cell>
          <table:table-cell office:value-type="float" office:value="182.77979400000001" table:style-name="ce44">
            <text:p>183</text:p>
          </table:table-cell>
          <table:table-cell office:value-type="float" office:value="4.1261510000000001" table:style-name="ce44">
            <text:p>4</text:p>
          </table:table-cell>
          <table:table-cell office:value-type="float" office:value="5.6624040000000004" table:style-name="ce44">
            <text:p>6</text:p>
          </table:table-cell>
          <table:table-cell office:value-type="float" office:value="1321.553005" table:style-name="ce44">
            <text:p>1,32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1.234623" table:style-name="ce44">
            <text:p>1</text:p>
          </table:table-cell>
          <table:table-cell office:value-type="float" office:value="0.89639100000000005" table:style-name="ce44">
            <text:p>1</text:p>
          </table:table-cell>
          <table:table-cell office:value-type="float" office:value="374.86256300000002" table:style-name="ce44">
            <text:p>375</text:p>
          </table:table-cell>
          <table:table-cell office:value-type="float" office:value="49.755428999999999" table:style-name="ce44">
            <text:p>50</text:p>
          </table:table-cell>
          <table:table-cell office:value-type="float" office:value="1.2931239999999999" table:style-name="ce44">
            <text:p>1</text:p>
          </table:table-cell>
          <table:table-cell office:value-type="float" office:value="3.5744579999999999" table:style-name="ce44">
            <text:p>4</text:p>
          </table:table-cell>
          <table:table-cell office:value-type="float" office:value="4.1622320000000004" table:style-name="ce44">
            <text:p>4</text:p>
          </table:table-cell>
          <table:table-cell office:value-type="float" office:value="2.793453" table:style-name="ce44">
            <text:p>3</text:p>
          </table:table-cell>
          <table:table-cell office:value-type="float" office:value="0.229155" table:style-name="ce44">
            <text:p>-</text:p>
          </table:table-cell>
          <table:table-cell office:value-type="float" office:value="4.8084030000000002" table:style-name="ce44">
            <text:p>5</text:p>
          </table:table-cell>
          <table:table-cell office:value-type="float" office:value="76.839448000000004" table:style-name="ce44">
            <text:p>77</text:p>
          </table:table-cell>
          <table:table-cell office:value-type="float" office:value="3.2489479999999999" table:style-name="ce44">
            <text:p>3</text:p>
          </table:table-cell>
          <table:table-cell office:value-type="float" office:value="11.769875000000001" table:style-name="ce44">
            <text:p>12</text:p>
          </table:table-cell>
          <table:table-cell office:value-type="float" office:value="535.46810200000004" table:style-name="ce44">
            <text:p>53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28.759015999999999" table:style-name="ce44">
            <text:p>29</text:p>
          </table:table-cell>
          <table:table-cell office:value-type="float" office:value="2.841682" table:style-name="ce44">
            <text:p>3</text:p>
          </table:table-cell>
          <table:table-cell office:value-type="float" office:value="93.633011999999994" table:style-name="ce44">
            <text:p>94</text:p>
          </table:table-cell>
          <table:table-cell office:value-type="float" office:value="77.712948999999995" table:style-name="ce44">
            <text:p>78</text:p>
          </table:table-cell>
          <table:table-cell office:value-type="float" office:value="0.72850000000000004" table:style-name="ce44">
            <text:p>1</text:p>
          </table:table-cell>
          <table:table-cell office:value-type="float" office:value="31.074241000000001" table:style-name="ce44">
            <text:p>31</text:p>
          </table:table-cell>
          <table:table-cell office:value-type="float" office:value="11.680194" table:style-name="ce44">
            <text:p>12</text:p>
          </table:table-cell>
          <table:table-cell office:value-type="float" office:value="40.081947" table:style-name="ce44">
            <text:p>40</text:p>
          </table:table-cell>
          <table:table-cell office:value-type="float" office:value="0" table:style-name="ce44">
            <text:p>0</text:p>
          </table:table-cell>
          <table:table-cell office:value-type="float" office:value="5.9531890000000001" table:style-name="ce44">
            <text:p>6</text:p>
          </table:table-cell>
          <table:table-cell office:value-type="float" office:value="18.229395" table:style-name="ce44">
            <text:p>18</text:p>
          </table:table-cell>
          <table:table-cell office:value-type="float" office:value="4.8976670000000002" table:style-name="ce44">
            <text:p>5</text:p>
          </table:table-cell>
          <table:table-cell office:value-type="float" office:value="0.84258200000000005" table:style-name="ce44">
            <text:p>1</text:p>
          </table:table-cell>
          <table:table-cell office:value-type="float" office:value="316.43437399999999" table:style-name="ce44">
            <text:p>31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28.397424999999998" table:style-name="ce44">
            <text:p>28</text:p>
          </table:table-cell>
          <table:table-cell office:value-type="float" office:value="2.6895380000000002" table:style-name="ce44">
            <text:p>3</text:p>
          </table:table-cell>
          <table:table-cell office:value-type="float" office:value="425.43356699999998" table:style-name="ce44">
            <text:p>425</text:p>
          </table:table-cell>
          <table:table-cell office:value-type="float" office:value="256.12987700000002" table:style-name="ce44">
            <text:p>256</text:p>
          </table:table-cell>
          <table:table-cell office:value-type="float" office:value="2.4514659999999999" table:style-name="ce44">
            <text:p>2</text:p>
          </table:table-cell>
          <table:table-cell office:value-type="float" office:value="1.1494260000000001" table:style-name="ce44">
            <text:p>1</text:p>
          </table:table-cell>
          <table:table-cell office:value-type="float" office:value="16.106411000000001" table:style-name="ce44">
            <text:p>16</text:p>
          </table:table-cell>
          <table:table-cell office:value-type="float" office:value="52.266961000000002" table:style-name="ce44">
            <text:p>52</text:p>
          </table:table-cell>
          <table:table-cell office:value-type="float" office:value="2.6012119999999999" table:style-name="ce44">
            <text:p>3</text:p>
          </table:table-cell>
          <table:table-cell office:value-type="float" office:value="3.4925980000000001" table:style-name="ce44">
            <text:p>3</text:p>
          </table:table-cell>
          <table:table-cell office:value-type="float" office:value="27.761578" table:style-name="ce44">
            <text:p>28</text:p>
          </table:table-cell>
          <table:table-cell office:value-type="float" office:value="3.53504" table:style-name="ce44">
            <text:p>4</text:p>
          </table:table-cell>
          <table:table-cell office:value-type="float" office:value="2.1990050000000001" table:style-name="ce44">
            <text:p>2</text:p>
          </table:table-cell>
          <table:table-cell office:value-type="float" office:value="824.21410400000013" table:style-name="ce44">
            <text:p>82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7.7450320000000001" table:style-name="ce44">
            <text:p>8</text:p>
          </table:table-cell>
          <table:table-cell office:value-type="float" office:value="0.38161299999999998" table:style-name="ce44">
            <text:p>-</text:p>
          </table:table-cell>
          <table:table-cell office:value-type="float" office:value="282.96795100000003" table:style-name="ce44">
            <text:p>283</text:p>
          </table:table-cell>
          <table:table-cell office:value-type="float" office:value="187.87481099999999" table:style-name="ce44">
            <text:p>188</text:p>
          </table:table-cell>
          <table:table-cell office:value-type="float" office:value="1.7363E-2" table:style-name="ce44">
            <text:p>-</text:p>
          </table:table-cell>
          <table:table-cell office:value-type="float" office:value="2.4095460000000002" table:style-name="ce44">
            <text:p>2</text:p>
          </table:table-cell>
          <table:table-cell office:value-type="float" office:value="2.3622030000000001" table:style-name="ce44">
            <text:p>2</text:p>
          </table:table-cell>
          <table:table-cell office:value-type="float" office:value="5.539301" table:style-name="ce44">
            <text:p>6</text:p>
          </table:table-cell>
          <table:table-cell office:value-type="float" office:value="0.625471" table:style-name="ce44">
            <text:p>1</text:p>
          </table:table-cell>
          <table:table-cell office:value-type="float" office:value="0.88914300000000002" table:style-name="ce44">
            <text:p>1</text:p>
          </table:table-cell>
          <table:table-cell office:value-type="float" office:value="7.4203039999999998" table:style-name="ce44">
            <text:p>7</text:p>
          </table:table-cell>
          <table:table-cell office:value-type="float" office:value="2.528321" table:style-name="ce44">
            <text:p>3</text:p>
          </table:table-cell>
          <table:table-cell office:value-type="float" office:value="0.67510899999999996" table:style-name="ce44">
            <text:p>1</text:p>
          </table:table-cell>
          <table:table-cell office:value-type="float" office:value="501.43616800000001" table:style-name="ce44">
            <text:p>50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3.587267000000001" table:style-name="ce44">
            <text:p>14</text:p>
          </table:table-cell>
          <table:table-cell office:value-type="float" office:value="1.467689" table:style-name="ce44">
            <text:p>1</text:p>
          </table:table-cell>
          <table:table-cell office:value-type="float" office:value="262.56556899999998" table:style-name="ce44">
            <text:p>263</text:p>
          </table:table-cell>
          <table:table-cell office:value-type="float" office:value="145.687242" table:style-name="ce44">
            <text:p>146</text:p>
          </table:table-cell>
          <table:table-cell office:value-type="float" office:value="1.7316739999999999" table:style-name="ce44">
            <text:p>2</text:p>
          </table:table-cell>
          <table:table-cell office:value-type="float" office:value="5.1889209999999997" table:style-name="ce44">
            <text:p>5</text:p>
          </table:table-cell>
          <table:table-cell office:value-type="float" office:value="7.842117" table:style-name="ce44">
            <text:p>8</text:p>
          </table:table-cell>
          <table:table-cell office:value-type="float" office:value="18.155408999999999" table:style-name="ce44">
            <text:p>18</text:p>
          </table:table-cell>
          <table:table-cell office:value-type="float" office:value="1.1332629999999999" table:style-name="ce44">
            <text:p>1</text:p>
          </table:table-cell>
          <table:table-cell office:value-type="float" office:value="3.7940710000000002" table:style-name="ce44">
            <text:p>4</text:p>
          </table:table-cell>
          <table:table-cell office:value-type="float" office:value="18.807524000000001" table:style-name="ce44">
            <text:p>19</text:p>
          </table:table-cell>
          <table:table-cell office:value-type="float" office:value="3.2670919999999999" table:style-name="ce44">
            <text:p>3</text:p>
          </table:table-cell>
          <table:table-cell office:value-type="float" office:value="1.1260680000000001" table:style-name="ce44">
            <text:p>1</text:p>
          </table:table-cell>
          <table:table-cell office:value-type="float" office:value="484.35390599999988" table:style-name="ce44">
            <text:p>48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31.825578" table:style-name="ce44">
            <text:p>32</text:p>
          </table:table-cell>
          <table:table-cell office:value-type="float" office:value="19.714967999999999" table:style-name="ce44">
            <text:p>20</text:p>
          </table:table-cell>
          <table:table-cell office:value-type="float" office:value="1065.6034810000001" table:style-name="ce44">
            <text:p>1,066</text:p>
          </table:table-cell>
          <table:table-cell office:value-type="float" office:value="1135.7795940000001" table:style-name="ce44">
            <text:p>1,136</text:p>
          </table:table-cell>
          <table:table-cell office:value-type="float" office:value="10.983552" table:style-name="ce44">
            <text:p>11</text:p>
          </table:table-cell>
          <table:table-cell office:value-type="float" office:value="83.053753999999998" table:style-name="ce44">
            <text:p>83</text:p>
          </table:table-cell>
          <table:table-cell office:value-type="float" office:value="14.583349" table:style-name="ce44">
            <text:p>15</text:p>
          </table:table-cell>
          <table:table-cell office:value-type="float" office:value="47.540886999999998" table:style-name="ce44">
            <text:p>48</text:p>
          </table:table-cell>
          <table:table-cell office:value-type="float" office:value="44.397157999999997" table:style-name="ce44">
            <text:p>44</text:p>
          </table:table-cell>
          <table:table-cell office:value-type="float" office:value="14.219464" table:style-name="ce44">
            <text:p>14</text:p>
          </table:table-cell>
          <table:table-cell office:value-type="float" office:value="217.28244799999999" table:style-name="ce44">
            <text:p>217</text:p>
          </table:table-cell>
          <table:table-cell office:value-type="float" office:value="29.248037" table:style-name="ce44">
            <text:p>29</text:p>
          </table:table-cell>
          <table:table-cell office:value-type="float" office:value="20.308999" table:style-name="ce44">
            <text:p>20</text:p>
          </table:table-cell>
          <table:table-cell office:value-type="float" office:value="2734.5412690000003" table:style-name="ce44">
            <text:p>2,73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1.851109999999998" table:style-name="ce44">
            <text:p>42</text:p>
          </table:table-cell>
          <table:table-cell office:value-type="float" office:value="0" table:style-name="ce44">
            <text:p>0</text:p>
          </table:table-cell>
          <table:table-cell office:value-type="float" office:value="3.9700440000000001" table:style-name="ce44">
            <text:p>4</text:p>
          </table:table-cell>
          <table:table-cell office:value-type="float" office:value="0.32822099999999998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6.149374999999999" table:style-name="ce44">
            <text:p>4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68.176266" table:style-name="ce44">
            <text:p>168</text:p>
          </table:table-cell>
          <table:table-cell office:value-type="float" office:value="47.535204" table:style-name="ce44">
            <text:p>48</text:p>
          </table:table-cell>
          <table:table-cell office:value-type="float" office:value="3380.0701340000001" table:style-name="ce44">
            <text:p>3,380</text:p>
          </table:table-cell>
          <table:table-cell office:value-type="float" office:value="1952.375626" table:style-name="ce44">
            <text:p>1,952</text:p>
          </table:table-cell>
          <table:table-cell office:value-type="float" office:value="36.582675999999999" table:style-name="ce44">
            <text:p>37</text:p>
          </table:table-cell>
          <table:table-cell office:value-type="float" office:value="127.42218299999999" table:style-name="ce44">
            <text:p>127</text:p>
          </table:table-cell>
          <table:table-cell office:value-type="float" office:value="77.441977999999992" table:style-name="ce44">
            <text:p>77</text:p>
          </table:table-cell>
          <table:table-cell office:value-type="float" office:value="205.553034" table:style-name="ce44">
            <text:p>206</text:p>
          </table:table-cell>
          <table:table-cell office:value-type="float" office:value="53.891068999999995" table:style-name="ce44">
            <text:p>54</text:p>
          </table:table-cell>
          <table:table-cell office:value-type="float" office:value="72.546343999999991" table:style-name="ce44">
            <text:p>73</text:p>
          </table:table-cell>
          <table:table-cell office:value-type="float" office:value="549.12049100000002" table:style-name="ce44">
            <text:p>549</text:p>
          </table:table-cell>
          <table:table-cell office:value-type="float" office:value="50.851255999999999" table:style-name="ce44">
            <text:p>51</text:p>
          </table:table-cell>
          <table:table-cell office:value-type="float" office:value="42.584042000000004" table:style-name="ce44">
            <text:p>43</text:p>
          </table:table-cell>
          <table:table-cell office:value-type="float" office:value="6764.1503029999976" table:style-name="ce44">
            <text:p>6,76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64.39" table:style-name="ce49">
            <text:p>64</text:p>
          </table:table-cell>
          <table:table-cell office:value-type="float" office:value="4.4820000000000002" table:style-name="ce49">
            <text:p>4</text:p>
          </table:table-cell>
          <table:table-cell office:value-type="float" office:value="112.96599999999999" table:style-name="ce49">
            <text:p>113</text:p>
          </table:table-cell>
          <table:table-cell office:value-type="float" office:value="60.805" table:style-name="ce49">
            <text:p>61</text:p>
          </table:table-cell>
          <table:table-cell office:value-type="float" office:value="0.94699999999999995" table:style-name="ce49">
            <text:p>1</text:p>
          </table:table-cell>
          <table:table-cell office:value-type="float" office:value="1.9670000000000001" table:style-name="ce49">
            <text:p>2</text:p>
          </table:table-cell>
          <table:table-cell office:value-type="float" office:value="5.351" table:style-name="ce49">
            <text:p>5</text:p>
          </table:table-cell>
          <table:table-cell office:value-type="float" office:value="11.962999999999999" table:style-name="ce49">
            <text:p>12</text:p>
          </table:table-cell>
          <table:table-cell office:value-type="float" office:value="0.14399999999999999" table:style-name="ce49">
            <text:p>-</text:p>
          </table:table-cell>
          <table:table-cell office:value-type="float" office:value="2.1960000000000002" table:style-name="ce49">
            <text:p>2</text:p>
          </table:table-cell>
          <table:table-cell office:value-type="float" office:value="4.7130000000000001" table:style-name="ce49">
            <text:p>5</text:p>
          </table:table-cell>
          <table:table-cell office:value-type="float" office:value="2.7930000000000001" table:style-name="ce49">
            <text:p>3</text:p>
          </table:table-cell>
          <table:table-cell office:value-type="float" office:value="0.69399999999999995" table:style-name="ce49">
            <text:p>1</text:p>
          </table:table-cell>
          <table:table-cell office:value-type="float" office:value="273.411" table:style-name="ce49">
            <text:p>27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7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12" table:style-name="ce30">
            <text:p>2012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7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4.695710999999999" table:style-name="ce44">
            <text:p>15</text:p>
          </table:table-cell>
          <table:table-cell office:value-type="float" office:value="20.260196000000001" table:style-name="ce44">
            <text:p>20</text:p>
          </table:table-cell>
          <table:table-cell office:value-type="float" office:value="836.96963300000004" table:style-name="ce44">
            <text:p>837</text:p>
          </table:table-cell>
          <table:table-cell office:value-type="float" office:value="98.341149999999999" table:style-name="ce44">
            <text:p>98</text:p>
          </table:table-cell>
          <table:table-cell office:value-type="float" office:value="17.902477999999999" table:style-name="ce44">
            <text:p>18</text:p>
          </table:table-cell>
          <table:table-cell office:value-type="float" office:value="2.9623339999999998" table:style-name="ce44">
            <text:p>3</text:p>
          </table:table-cell>
          <table:table-cell office:value-type="float" office:value="22.698471000000001" table:style-name="ce44">
            <text:p>23</text:p>
          </table:table-cell>
          <table:table-cell office:value-type="float" office:value="47.241238000000003" table:style-name="ce44">
            <text:p>47</text:p>
          </table:table-cell>
          <table:table-cell office:value-type="float" office:value="1.7253130000000001" table:style-name="ce44">
            <text:p>2</text:p>
          </table:table-cell>
          <table:table-cell office:value-type="float" office:value="37.964072999999999" table:style-name="ce44">
            <text:p>38</text:p>
          </table:table-cell>
          <table:table-cell office:value-type="float" office:value="195.537409" table:style-name="ce44">
            <text:p>196</text:p>
          </table:table-cell>
          <table:table-cell office:value-type="float" office:value="5.2994570000000003" table:style-name="ce44">
            <text:p>5</text:p>
          </table:table-cell>
          <table:table-cell office:value-type="float" office:value="7.81271" table:style-name="ce44">
            <text:p>8</text:p>
          </table:table-cell>
          <table:table-cell office:value-type="float" office:value="1309.410173" table:style-name="ce44">
            <text:p>1,309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1.710766" table:style-name="ce44">
            <text:p>2</text:p>
          </table:table-cell>
          <table:table-cell office:value-type="float" office:value="0.92861300000000002" table:style-name="ce44">
            <text:p>1</text:p>
          </table:table-cell>
          <table:table-cell office:value-type="float" office:value="405.63658199999998" table:style-name="ce44">
            <text:p>406</text:p>
          </table:table-cell>
          <table:table-cell office:value-type="float" office:value="40.139197000000003" table:style-name="ce44">
            <text:p>40</text:p>
          </table:table-cell>
          <table:table-cell office:value-type="float" office:value="2.0373709999999998" table:style-name="ce44">
            <text:p>2</text:p>
          </table:table-cell>
          <table:table-cell office:value-type="float" office:value="3.7826010000000001" table:style-name="ce44">
            <text:p>4</text:p>
          </table:table-cell>
          <table:table-cell office:value-type="float" office:value="1.667594" table:style-name="ce44">
            <text:p>2</text:p>
          </table:table-cell>
          <table:table-cell office:value-type="float" office:value="2.4390049999999999" table:style-name="ce44">
            <text:p>2</text:p>
          </table:table-cell>
          <table:table-cell office:value-type="float" office:value="0.49272300000000002" table:style-name="ce44">
            <text:p>-</text:p>
          </table:table-cell>
          <table:table-cell office:value-type="float" office:value="6.4266199999999998" table:style-name="ce44">
            <text:p>6</text:p>
          </table:table-cell>
          <table:table-cell office:value-type="float" office:value="103.813608" table:style-name="ce44">
            <text:p>104</text:p>
          </table:table-cell>
          <table:table-cell office:value-type="float" office:value="3.6216439999999999" table:style-name="ce44">
            <text:p>4</text:p>
          </table:table-cell>
          <table:table-cell office:value-type="float" office:value="8.4360429999999997" table:style-name="ce44">
            <text:p>8</text:p>
          </table:table-cell>
          <table:table-cell office:value-type="float" office:value="581.13236699999993" table:style-name="ce44">
            <text:p>58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27.965133000000002" table:style-name="ce44">
            <text:p>28</text:p>
          </table:table-cell>
          <table:table-cell office:value-type="float" office:value="2.4122569999999999" table:style-name="ce44">
            <text:p>2</text:p>
          </table:table-cell>
          <table:table-cell office:value-type="float" office:value="103.83352499999999" table:style-name="ce44">
            <text:p>104</text:p>
          </table:table-cell>
          <table:table-cell office:value-type="float" office:value="94.921913000000004" table:style-name="ce44">
            <text:p>95</text:p>
          </table:table-cell>
          <table:table-cell office:value-type="float" office:value="0.58193499999999998" table:style-name="ce44">
            <text:p>1</text:p>
          </table:table-cell>
          <table:table-cell office:value-type="float" office:value="27.418236" table:style-name="ce44">
            <text:p>27</text:p>
          </table:table-cell>
          <table:table-cell office:value-type="float" office:value="12.386639000000001" table:style-name="ce44">
            <text:p>12</text:p>
          </table:table-cell>
          <table:table-cell office:value-type="float" office:value="45.150998000000001" table:style-name="ce44">
            <text:p>45</text:p>
          </table:table-cell>
          <table:table-cell office:value-type="float" office:value="0.87845499999999999" table:style-name="ce44">
            <text:p>1</text:p>
          </table:table-cell>
          <table:table-cell office:value-type="float" office:value="5.8919759999999997" table:style-name="ce44">
            <text:p>6</text:p>
          </table:table-cell>
          <table:table-cell office:value-type="float" office:value="25.769309" table:style-name="ce44">
            <text:p>26</text:p>
          </table:table-cell>
          <table:table-cell office:value-type="float" office:value="4.9720700000000004" table:style-name="ce44">
            <text:p>5</text:p>
          </table:table-cell>
          <table:table-cell office:value-type="float" office:value="0.46227299999999999" table:style-name="ce44">
            <text:p>-</text:p>
          </table:table-cell>
          <table:table-cell office:value-type="float" office:value="352.64471900000001" table:style-name="ce44">
            <text:p>35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26.771387000000001" table:style-name="ce44">
            <text:p>27</text:p>
          </table:table-cell>
          <table:table-cell office:value-type="float" office:value="3.1380460000000001" table:style-name="ce44">
            <text:p>3</text:p>
          </table:table-cell>
          <table:table-cell office:value-type="float" office:value="418.07984499999998" table:style-name="ce44">
            <text:p>418</text:p>
          </table:table-cell>
          <table:table-cell office:value-type="float" office:value="251.03006300000001" table:style-name="ce44">
            <text:p>251</text:p>
          </table:table-cell>
          <table:table-cell office:value-type="float" office:value="1.5308299999999999" table:style-name="ce44">
            <text:p>2</text:p>
          </table:table-cell>
          <table:table-cell office:value-type="float" office:value="4.8367149999999999" table:style-name="ce44">
            <text:p>5</text:p>
          </table:table-cell>
          <table:table-cell office:value-type="float" office:value="12.567565" table:style-name="ce44">
            <text:p>13</text:p>
          </table:table-cell>
          <table:table-cell office:value-type="float" office:value="51.655358999999997" table:style-name="ce44">
            <text:p>52</text:p>
          </table:table-cell>
          <table:table-cell office:value-type="float" office:value="3.9412630000000002" table:style-name="ce44">
            <text:p>4</text:p>
          </table:table-cell>
          <table:table-cell office:value-type="float" office:value="4.4721520000000003" table:style-name="ce44">
            <text:p>4</text:p>
          </table:table-cell>
          <table:table-cell office:value-type="float" office:value="32.175907000000002" table:style-name="ce44">
            <text:p>32</text:p>
          </table:table-cell>
          <table:table-cell office:value-type="float" office:value="4.1018540000000003" table:style-name="ce44">
            <text:p>4</text:p>
          </table:table-cell>
          <table:table-cell office:value-type="float" office:value="3.8668589999999998" table:style-name="ce44">
            <text:p>4</text:p>
          </table:table-cell>
          <table:table-cell office:value-type="float" office:value="818.16784500000017" table:style-name="ce44">
            <text:p>81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6.9110009999999997" table:style-name="ce44">
            <text:p>7</text:p>
          </table:table-cell>
          <table:table-cell office:value-type="float" office:value="0.25465199999999999" table:style-name="ce44">
            <text:p>-</text:p>
          </table:table-cell>
          <table:table-cell office:value-type="float" office:value="290.63915300000002" table:style-name="ce44">
            <text:p>291</text:p>
          </table:table-cell>
          <table:table-cell office:value-type="float" office:value="157.82225299999999" table:style-name="ce44">
            <text:p>158</text:p>
          </table:table-cell>
          <table:table-cell office:value-type="float" office:value="0.197246" table:style-name="ce44">
            <text:p>-</text:p>
          </table:table-cell>
          <table:table-cell office:value-type="float" office:value="2.1622460000000001" table:style-name="ce44">
            <text:p>2</text:p>
          </table:table-cell>
          <table:table-cell office:value-type="float" office:value="2.22716" table:style-name="ce44">
            <text:p>2</text:p>
          </table:table-cell>
          <table:table-cell office:value-type="float" office:value="5.6978590000000002" table:style-name="ce44">
            <text:p>6</text:p>
          </table:table-cell>
          <table:table-cell office:value-type="float" office:value="0" table:style-name="ce44">
            <text:p>0</text:p>
          </table:table-cell>
          <table:table-cell office:value-type="float" office:value="1.049161" table:style-name="ce44">
            <text:p>1</text:p>
          </table:table-cell>
          <table:table-cell office:value-type="float" office:value="8.0885820000000006" table:style-name="ce44">
            <text:p>8</text:p>
          </table:table-cell>
          <table:table-cell office:value-type="float" office:value="2.1654260000000001" table:style-name="ce44">
            <text:p>2</text:p>
          </table:table-cell>
          <table:table-cell office:value-type="float" office:value="0.141821" table:style-name="ce44">
            <text:p>-</text:p>
          </table:table-cell>
          <table:table-cell office:value-type="float" office:value="477.35656000000006" table:style-name="ce44">
            <text:p>47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12.923003" table:style-name="ce44">
            <text:p>13</text:p>
          </table:table-cell>
          <table:table-cell office:value-type="float" office:value="2.6444369999999999" table:style-name="ce44">
            <text:p>3</text:p>
          </table:table-cell>
          <table:table-cell office:value-type="float" office:value="248.54866899999999" table:style-name="ce44">
            <text:p>249</text:p>
          </table:table-cell>
          <table:table-cell office:value-type="float" office:value="145.99408600000001" table:style-name="ce44">
            <text:p>146</text:p>
          </table:table-cell>
          <table:table-cell office:value-type="float" office:value="1.779747" table:style-name="ce44">
            <text:p>2</text:p>
          </table:table-cell>
          <table:table-cell office:value-type="float" office:value="5.3092600000000001" table:style-name="ce44">
            <text:p>5</text:p>
          </table:table-cell>
          <table:table-cell office:value-type="float" office:value="7.9099510000000004" table:style-name="ce44">
            <text:p>8</text:p>
          </table:table-cell>
          <table:table-cell office:value-type="float" office:value="17.885218999999999" table:style-name="ce44">
            <text:p>18</text:p>
          </table:table-cell>
          <table:table-cell office:value-type="float" office:value="0" table:style-name="ce44">
            <text:p>0</text:p>
          </table:table-cell>
          <table:table-cell office:value-type="float" office:value="4.2115039999999997" table:style-name="ce44">
            <text:p>4</text:p>
          </table:table-cell>
          <table:table-cell office:value-type="float" office:value="27.658497000000001" table:style-name="ce44">
            <text:p>28</text:p>
          </table:table-cell>
          <table:table-cell office:value-type="float" office:value="3.9692099999999999" table:style-name="ce44">
            <text:p>4</text:p>
          </table:table-cell>
          <table:table-cell office:value-type="float" office:value="2.0104660000000001" table:style-name="ce44">
            <text:p>2</text:p>
          </table:table-cell>
          <table:table-cell office:value-type="float" office:value="480.84404899999998" table:style-name="ce44">
            <text:p>48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29.118261" table:style-name="ce44">
            <text:p>29</text:p>
          </table:table-cell>
          <table:table-cell office:value-type="float" office:value="23.288957" table:style-name="ce44">
            <text:p>23</text:p>
          </table:table-cell>
          <table:table-cell office:value-type="float" office:value="989.02416000000005" table:style-name="ce44">
            <text:p>989</text:p>
          </table:table-cell>
          <table:table-cell office:value-type="float" office:value="1034.565321" table:style-name="ce44">
            <text:p>1,035</text:p>
          </table:table-cell>
          <table:table-cell office:value-type="float" office:value="14.538144000000001" table:style-name="ce44">
            <text:p>15</text:p>
          </table:table-cell>
          <table:table-cell office:value-type="float" office:value="48.586398000000003" table:style-name="ce44">
            <text:p>49</text:p>
          </table:table-cell>
          <table:table-cell office:value-type="float" office:value="14.392882" table:style-name="ce44">
            <text:p>14</text:p>
          </table:table-cell>
          <table:table-cell office:value-type="float" office:value="47.536403" table:style-name="ce44">
            <text:p>48</text:p>
          </table:table-cell>
          <table:table-cell office:value-type="float" office:value="58.421931000000001" table:style-name="ce44">
            <text:p>58</text:p>
          </table:table-cell>
          <table:table-cell office:value-type="float" office:value="15.241408" table:style-name="ce44">
            <text:p>15</text:p>
          </table:table-cell>
          <table:table-cell office:value-type="float" office:value="237.77518900000001" table:style-name="ce44">
            <text:p>238</text:p>
          </table:table-cell>
          <table:table-cell office:value-type="float" office:value="24.312569" table:style-name="ce44">
            <text:p>24</text:p>
          </table:table-cell>
          <table:table-cell office:value-type="float" office:value="6.3696830000000002" table:style-name="ce44">
            <text:p>6</text:p>
          </table:table-cell>
          <table:table-cell office:value-type="float" office:value="2543.1713060000002" table:style-name="ce44">
            <text:p>2,54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0.343899" table:style-name="ce44">
            <text:p>40</text:p>
          </table:table-cell>
          <table:table-cell office:value-type="float" office:value="0" table:style-name="ce44">
            <text:p>0</text:p>
          </table:table-cell>
          <table:table-cell office:value-type="float" office:value="3.97458" table:style-name="ce44">
            <text:p>4</text:p>
          </table:table-cell>
          <table:table-cell office:value-type="float" office:value="0.31143199999999999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3.3890000000000001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4.633299999999998" table:style-name="ce44">
            <text:p>4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60.43916100000001" table:style-name="ce44">
            <text:p>160</text:p>
          </table:table-cell>
          <table:table-cell office:value-type="float" office:value="52.927157999999991" table:style-name="ce44">
            <text:p>53</text:p>
          </table:table-cell>
          <table:table-cell office:value-type="float" office:value="3296.7061469999999" table:style-name="ce44">
            <text:p>3,297</text:p>
          </table:table-cell>
          <table:table-cell office:value-type="float" office:value="1823.125415" table:style-name="ce44">
            <text:p>1,823</text:p>
          </table:table-cell>
          <table:table-cell office:value-type="float" office:value="38.567751000000001" table:style-name="ce44">
            <text:p>39</text:p>
          </table:table-cell>
          <table:table-cell office:value-type="float" office:value="95.057790000000011" table:style-name="ce44">
            <text:p>95</text:p>
          </table:table-cell>
          <table:table-cell office:value-type="float" office:value="73.853650999999999" table:style-name="ce44">
            <text:p>74</text:p>
          </table:table-cell>
          <table:table-cell office:value-type="float" office:value="217.60608100000002" table:style-name="ce44">
            <text:p>218</text:p>
          </table:table-cell>
          <table:table-cell office:value-type="float" office:value="65.459685000000007" table:style-name="ce44">
            <text:p>65</text:p>
          </table:table-cell>
          <table:table-cell office:value-type="float" office:value="75.256893999999988" table:style-name="ce44">
            <text:p>75</text:p>
          </table:table-cell>
          <table:table-cell office:value-type="float" office:value="630.81850100000008" table:style-name="ce44">
            <text:p>631</text:p>
          </table:table-cell>
          <table:table-cell office:value-type="float" office:value="48.442230000000009" table:style-name="ce44">
            <text:p>48</text:p>
          </table:table-cell>
          <table:table-cell office:value-type="float" office:value="29.099854999999998" table:style-name="ce44">
            <text:p>29</text:p>
          </table:table-cell>
          <table:table-cell office:value-type="float" office:value="6607.3603189999994" table:style-name="ce44">
            <text:p>6,60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65.975999999999999" table:style-name="ce49">
            <text:p>66</text:p>
          </table:table-cell>
          <table:table-cell office:value-type="float" office:value="4.9219999999999997" table:style-name="ce49">
            <text:p>5</text:p>
          </table:table-cell>
          <table:table-cell office:value-type="float" office:value="122.105" table:style-name="ce49">
            <text:p>122</text:p>
          </table:table-cell>
          <table:table-cell office:value-type="float" office:value="65.784000000000006" table:style-name="ce49">
            <text:p>66</text:p>
          </table:table-cell>
          <table:table-cell office:value-type="float" office:value="1.0049999999999999" table:style-name="ce49">
            <text:p>1</text:p>
          </table:table-cell>
          <table:table-cell office:value-type="float" office:value="2.2170000000000001" table:style-name="ce49">
            <text:p>2</text:p>
          </table:table-cell>
          <table:table-cell office:value-type="float" office:value="5.0819999999999999" table:style-name="ce49">
            <text:p>5</text:p>
          </table:table-cell>
          <table:table-cell office:value-type="float" office:value="12.298" table:style-name="ce49">
            <text:p>12</text:p>
          </table:table-cell>
          <table:table-cell office:value-type="float" office:value="0.20899999999999999" table:style-name="ce49">
            <text:p>-</text:p>
          </table:table-cell>
          <table:table-cell office:value-type="float" office:value="2.181" table:style-name="ce49">
            <text:p>2</text:p>
          </table:table-cell>
          <table:table-cell office:value-type="float" office:value="5.4790000000000001" table:style-name="ce49">
            <text:p>5</text:p>
          </table:table-cell>
          <table:table-cell office:value-type="float" office:value="2.9590000000000001" table:style-name="ce49">
            <text:p>3</text:p>
          </table:table-cell>
          <table:table-cell office:value-type="float" office:value="0.67600000000000005" table:style-name="ce49">
            <text:p>1</text:p>
          </table:table-cell>
          <table:table-cell office:value-type="float" office:value="290.89299999999997" table:style-name="ce49">
            <text:p>29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9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13" table:style-name="ce30">
            <text:p>2013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8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3.846716000000001" table:style-name="ce44">
            <text:p>14</text:p>
          </table:table-cell>
          <table:table-cell office:value-type="float" office:value="18.471377" table:style-name="ce44">
            <text:p>18</text:p>
          </table:table-cell>
          <table:table-cell office:value-type="float" office:value="823.26416500000005" table:style-name="ce44">
            <text:p>823</text:p>
          </table:table-cell>
          <table:table-cell office:value-type="float" office:value="119.66077900000001" table:style-name="ce44">
            <text:p>120</text:p>
          </table:table-cell>
          <table:table-cell office:value-type="float" office:value="11.89767" table:style-name="ce44">
            <text:p>12</text:p>
          </table:table-cell>
          <table:table-cell office:value-type="float" office:value="3.4330020000000001" table:style-name="ce44">
            <text:p>3</text:p>
          </table:table-cell>
          <table:table-cell office:value-type="float" office:value="17.059477999999999" table:style-name="ce44">
            <text:p>17</text:p>
          </table:table-cell>
          <table:table-cell office:value-type="float" office:value="37.826684" table:style-name="ce44">
            <text:p>38</text:p>
          </table:table-cell>
          <table:table-cell office:value-type="float" office:value="0.16351099999999999" table:style-name="ce44">
            <text:p>-</text:p>
          </table:table-cell>
          <table:table-cell office:value-type="float" office:value="46.096088000000002" table:style-name="ce44">
            <text:p>46</text:p>
          </table:table-cell>
          <table:table-cell office:value-type="float" office:value="177.552446" table:style-name="ce44">
            <text:p>178</text:p>
          </table:table-cell>
          <table:table-cell office:value-type="float" office:value="4.6723699999999999" table:style-name="ce44">
            <text:p>5</text:p>
          </table:table-cell>
          <table:table-cell office:value-type="float" office:value="5.9581939999999998" table:style-name="ce44">
            <text:p>6</text:p>
          </table:table-cell>
          <table:table-cell office:value-type="float" office:value="1279.9024800000002" table:style-name="ce44">
            <text:p>1,28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1.438334" table:style-name="ce44">
            <text:p>1</text:p>
          </table:table-cell>
          <table:table-cell office:value-type="float" office:value="1.195414" table:style-name="ce44">
            <text:p>1</text:p>
          </table:table-cell>
          <table:table-cell office:value-type="float" office:value="418.23902900000002" table:style-name="ce44">
            <text:p>418</text:p>
          </table:table-cell>
          <table:table-cell office:value-type="float" office:value="46.783344999999997" table:style-name="ce44">
            <text:p>47</text:p>
          </table:table-cell>
          <table:table-cell office:value-type="float" office:value="1.632347" table:style-name="ce44">
            <text:p>2</text:p>
          </table:table-cell>
          <table:table-cell office:value-type="float" office:value="11.032876" table:style-name="ce44">
            <text:p>11</text:p>
          </table:table-cell>
          <table:table-cell office:value-type="float" office:value="2.1088019999999998" table:style-name="ce44">
            <text:p>2</text:p>
          </table:table-cell>
          <table:table-cell office:value-type="float" office:value="3.1424780000000001" table:style-name="ce44">
            <text:p>3</text:p>
          </table:table-cell>
          <table:table-cell office:value-type="float" office:value="0.87449200000000005" table:style-name="ce44">
            <text:p>1</text:p>
          </table:table-cell>
          <table:table-cell office:value-type="float" office:value="5.7170990000000002" table:style-name="ce44">
            <text:p>6</text:p>
          </table:table-cell>
          <table:table-cell office:value-type="float" office:value="105.265759" table:style-name="ce44">
            <text:p>105</text:p>
          </table:table-cell>
          <table:table-cell office:value-type="float" office:value="4.465687" table:style-name="ce44">
            <text:p>4</text:p>
          </table:table-cell>
          <table:table-cell office:value-type="float" office:value="18.645160000000001" table:style-name="ce44">
            <text:p>19</text:p>
          </table:table-cell>
          <table:table-cell office:value-type="float" office:value="620.54082199999993" table:style-name="ce44">
            <text:p>62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32.882665000000003" table:style-name="ce44">
            <text:p>33</text:p>
          </table:table-cell>
          <table:table-cell office:value-type="float" office:value="1.8625449999999999" table:style-name="ce44">
            <text:p>2</text:p>
          </table:table-cell>
          <table:table-cell office:value-type="float" office:value="87.029064000000005" table:style-name="ce44">
            <text:p>87</text:p>
          </table:table-cell>
          <table:table-cell office:value-type="float" office:value="76.737514000000004" table:style-name="ce44">
            <text:p>77</text:p>
          </table:table-cell>
          <table:table-cell office:value-type="float" office:value="0.13838" table:style-name="ce44">
            <text:p>-</text:p>
          </table:table-cell>
          <table:table-cell office:value-type="float" office:value="30.587253" table:style-name="ce44">
            <text:p>31</text:p>
          </table:table-cell>
          <table:table-cell office:value-type="float" office:value="15.583238" table:style-name="ce44">
            <text:p>16</text:p>
          </table:table-cell>
          <table:table-cell office:value-type="float" office:value="42.205088000000003" table:style-name="ce44">
            <text:p>42</text:p>
          </table:table-cell>
          <table:table-cell office:value-type="float" office:value="0.82803499999999997" table:style-name="ce44">
            <text:p>1</text:p>
          </table:table-cell>
          <table:table-cell office:value-type="float" office:value="4.8724309999999997" table:style-name="ce44">
            <text:p>5</text:p>
          </table:table-cell>
          <table:table-cell office:value-type="float" office:value="33.032150000000001" table:style-name="ce44">
            <text:p>33</text:p>
          </table:table-cell>
          <table:table-cell office:value-type="float" office:value="7.190836" table:style-name="ce44">
            <text:p>7</text:p>
          </table:table-cell>
          <table:table-cell office:value-type="float" office:value="1.7762009999999999" table:style-name="ce44">
            <text:p>2</text:p>
          </table:table-cell>
          <table:table-cell office:value-type="float" office:value="334.72539999999998" table:style-name="ce44">
            <text:p>33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26.116247999999999" table:style-name="ce44">
            <text:p>26</text:p>
          </table:table-cell>
          <table:table-cell office:value-type="float" office:value="2.030071" table:style-name="ce44">
            <text:p>2</text:p>
          </table:table-cell>
          <table:table-cell office:value-type="float" office:value="392.25683199999997" table:style-name="ce44">
            <text:p>392</text:p>
          </table:table-cell>
          <table:table-cell office:value-type="float" office:value="241.28911199999999" table:style-name="ce44">
            <text:p>241</text:p>
          </table:table-cell>
          <table:table-cell office:value-type="float" office:value="1.9024840000000001" table:style-name="ce44">
            <text:p>2</text:p>
          </table:table-cell>
          <table:table-cell office:value-type="float" office:value="2.754556" table:style-name="ce44">
            <text:p>3</text:p>
          </table:table-cell>
          <table:table-cell office:value-type="float" office:value="13.931391" table:style-name="ce44">
            <text:p>14</text:p>
          </table:table-cell>
          <table:table-cell office:value-type="float" office:value="48.832237999999997" table:style-name="ce44">
            <text:p>49</text:p>
          </table:table-cell>
          <table:table-cell office:value-type="float" office:value="0.44397199999999998" table:style-name="ce44">
            <text:p>-</text:p>
          </table:table-cell>
          <table:table-cell office:value-type="float" office:value="3.5515159999999999" table:style-name="ce44">
            <text:p>4</text:p>
          </table:table-cell>
          <table:table-cell office:value-type="float" office:value="29.737214999999999" table:style-name="ce44">
            <text:p>30</text:p>
          </table:table-cell>
          <table:table-cell office:value-type="float" office:value="3.5600670000000001" table:style-name="ce44">
            <text:p>4</text:p>
          </table:table-cell>
          <table:table-cell office:value-type="float" office:value="3.930939" table:style-name="ce44">
            <text:p>4</text:p>
          </table:table-cell>
          <table:table-cell office:value-type="float" office:value="770.33664099999987" table:style-name="ce44">
            <text:p>77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6.4265160000000003" table:style-name="ce44">
            <text:p>6</text:p>
          </table:table-cell>
          <table:table-cell office:value-type="float" office:value="0.40121699999999999" table:style-name="ce44">
            <text:p>-</text:p>
          </table:table-cell>
          <table:table-cell office:value-type="float" office:value="286.55090799999999" table:style-name="ce44">
            <text:p>287</text:p>
          </table:table-cell>
          <table:table-cell office:value-type="float" office:value="158.364405" table:style-name="ce44">
            <text:p>158</text:p>
          </table:table-cell>
          <table:table-cell office:value-type="float" office:value="8.6708999999999994E-2" table:style-name="ce44">
            <text:p>-</text:p>
          </table:table-cell>
          <table:table-cell office:value-type="float" office:value="2.9611869999999998" table:style-name="ce44">
            <text:p>3</text:p>
          </table:table-cell>
          <table:table-cell office:value-type="float" office:value="2.8715579999999998" table:style-name="ce44">
            <text:p>3</text:p>
          </table:table-cell>
          <table:table-cell office:value-type="float" office:value="4.5179309999999999" table:style-name="ce44">
            <text:p>5</text:p>
          </table:table-cell>
          <table:table-cell office:value-type="float" office:value="0.32253799999999999" table:style-name="ce44">
            <text:p>-</text:p>
          </table:table-cell>
          <table:table-cell office:value-type="float" office:value="1.081801" table:style-name="ce44">
            <text:p>1</text:p>
          </table:table-cell>
          <table:table-cell office:value-type="float" office:value="6.6870070000000004" table:style-name="ce44">
            <text:p>7</text:p>
          </table:table-cell>
          <table:table-cell office:value-type="float" office:value="1.236969" table:style-name="ce44">
            <text:p>1</text:p>
          </table:table-cell>
          <table:table-cell office:value-type="float" office:value="1.6967399999999999" table:style-name="ce44">
            <text:p>2</text:p>
          </table:table-cell>
          <table:table-cell office:value-type="float" office:value="473.20548599999984" table:style-name="ce44">
            <text:p>47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2.703806999999999" table:style-name="ce44">
            <text:p>13</text:p>
          </table:table-cell>
          <table:table-cell office:value-type="float" office:value="1.9554590000000001" table:style-name="ce44">
            <text:p>2</text:p>
          </table:table-cell>
          <table:table-cell office:value-type="float" office:value="232.211173" table:style-name="ce44">
            <text:p>232</text:p>
          </table:table-cell>
          <table:table-cell office:value-type="float" office:value="127.284846" table:style-name="ce44">
            <text:p>127</text:p>
          </table:table-cell>
          <table:table-cell office:value-type="float" office:value="1.8400209999999999" table:style-name="ce44">
            <text:p>2</text:p>
          </table:table-cell>
          <table:table-cell office:value-type="float" office:value="9.2000510000000002" table:style-name="ce44">
            <text:p>9</text:p>
          </table:table-cell>
          <table:table-cell office:value-type="float" office:value="7.846705" table:style-name="ce44">
            <text:p>8</text:p>
          </table:table-cell>
          <table:table-cell office:value-type="float" office:value="19.698857" table:style-name="ce44">
            <text:p>20</text:p>
          </table:table-cell>
          <table:table-cell office:value-type="float" office:value="0.98153599999999996" table:style-name="ce44">
            <text:p>1</text:p>
          </table:table-cell>
          <table:table-cell office:value-type="float" office:value="3.2267359999999998" table:style-name="ce44">
            <text:p>3</text:p>
          </table:table-cell>
          <table:table-cell office:value-type="float" office:value="23.478642000000001" table:style-name="ce44">
            <text:p>23</text:p>
          </table:table-cell>
          <table:table-cell office:value-type="float" office:value="4.7452610000000002" table:style-name="ce44">
            <text:p>5</text:p>
          </table:table-cell>
          <table:table-cell office:value-type="float" office:value="1.0525500000000001" table:style-name="ce44">
            <text:p>1</text:p>
          </table:table-cell>
          <table:table-cell office:value-type="float" office:value="446.22564399999999" table:style-name="ce44">
            <text:p>44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28.556764999999999" table:style-name="ce44">
            <text:p>29</text:p>
          </table:table-cell>
          <table:table-cell office:value-type="float" office:value="21.479177" table:style-name="ce44">
            <text:p>21</text:p>
          </table:table-cell>
          <table:table-cell office:value-type="float" office:value="977.06319199999996" table:style-name="ce44">
            <text:p>977</text:p>
          </table:table-cell>
          <table:table-cell office:value-type="float" office:value="1084.836102" table:style-name="ce44">
            <text:p>1,085</text:p>
          </table:table-cell>
          <table:table-cell office:value-type="float" office:value="13.44336" table:style-name="ce44">
            <text:p>13</text:p>
          </table:table-cell>
          <table:table-cell office:value-type="float" office:value="63.752828999999998" table:style-name="ce44">
            <text:p>64</text:p>
          </table:table-cell>
          <table:table-cell office:value-type="float" office:value="18.761327999999999" table:style-name="ce44">
            <text:p>19</text:p>
          </table:table-cell>
          <table:table-cell office:value-type="float" office:value="46.065376999999998" table:style-name="ce44">
            <text:p>46</text:p>
          </table:table-cell>
          <table:table-cell office:value-type="float" office:value="46.991695999999997" table:style-name="ce44">
            <text:p>47</text:p>
          </table:table-cell>
          <table:table-cell office:value-type="float" office:value="15.319044999999999" table:style-name="ce44">
            <text:p>15</text:p>
          </table:table-cell>
          <table:table-cell office:value-type="float" office:value="249.55538799999999" table:style-name="ce44">
            <text:p>250</text:p>
          </table:table-cell>
          <table:table-cell office:value-type="float" office:value="23.545694000000001" table:style-name="ce44">
            <text:p>24</text:p>
          </table:table-cell>
          <table:table-cell office:value-type="float" office:value="29.020655000000001" table:style-name="ce44">
            <text:p>29</text:p>
          </table:table-cell>
          <table:table-cell office:value-type="float" office:value="2618.3906080000002" table:style-name="ce44">
            <text:p>2,61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1.847616000000002" table:style-name="ce44">
            <text:p>42</text:p>
          </table:table-cell>
          <table:table-cell office:value-type="float" office:value="0" table:style-name="ce44">
            <text:p>0</text:p>
          </table:table-cell>
          <table:table-cell office:value-type="float" office:value="6.4648389999999996" table:style-name="ce44">
            <text:p>6</text:p>
          </table:table-cell>
          <table:table-cell office:value-type="float" office:value="0.59100699999999995" table:style-name="ce44">
            <text:p>1</text:p>
          </table:table-cell>
          <table:table-cell office:value-type="float" office:value="0.22597500000000001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9.129437000000003" table:style-name="ce44">
            <text:p>49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63.818667" table:style-name="ce44">
            <text:p>164</text:p>
          </table:table-cell>
          <table:table-cell office:value-type="float" office:value="47.395259999999993" table:style-name="ce44">
            <text:p>47</text:p>
          </table:table-cell>
          <table:table-cell office:value-type="float" office:value="3223.0792019999999" table:style-name="ce44">
            <text:p>3,223</text:p>
          </table:table-cell>
          <table:table-cell office:value-type="float" office:value="1855.54711" table:style-name="ce44">
            <text:p>1,856</text:p>
          </table:table-cell>
          <table:table-cell office:value-type="float" office:value="31.166945999999996" table:style-name="ce44">
            <text:p>31</text:p>
          </table:table-cell>
          <table:table-cell office:value-type="float" office:value="123.721754" table:style-name="ce44">
            <text:p>124</text:p>
          </table:table-cell>
          <table:table-cell office:value-type="float" office:value="78.162499999999994" table:style-name="ce44">
            <text:p>78</text:p>
          </table:table-cell>
          <table:table-cell office:value-type="float" office:value="202.28865300000001" table:style-name="ce44">
            <text:p>202</text:p>
          </table:table-cell>
          <table:table-cell office:value-type="float" office:value="50.605779999999996" table:style-name="ce44">
            <text:p>51</text:p>
          </table:table-cell>
          <table:table-cell office:value-type="float" office:value="79.864716000000001" table:style-name="ce44">
            <text:p>80</text:p>
          </table:table-cell>
          <table:table-cell office:value-type="float" office:value="625.30860700000005" table:style-name="ce44">
            <text:p>625</text:p>
          </table:table-cell>
          <table:table-cell office:value-type="float" office:value="49.416884000000003" table:style-name="ce44">
            <text:p>49</text:p>
          </table:table-cell>
          <table:table-cell office:value-type="float" office:value="62.080438999999998" table:style-name="ce44">
            <text:p>62</text:p>
          </table:table-cell>
          <table:table-cell office:value-type="float" office:value="6592.4565179999981" table:style-name="ce44">
            <text:p>6,59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61.81" table:style-name="ce49">
            <text:p>62</text:p>
          </table:table-cell>
          <table:table-cell office:value-type="float" office:value="3.944" table:style-name="ce49">
            <text:p>4</text:p>
          </table:table-cell>
          <table:table-cell office:value-type="float" office:value="112.661" table:style-name="ce49">
            <text:p>113</text:p>
          </table:table-cell>
          <table:table-cell office:value-type="float" office:value="63.27" table:style-name="ce49">
            <text:p>63</text:p>
          </table:table-cell>
          <table:table-cell office:value-type="float" office:value="0.80800000000000005" table:style-name="ce49">
            <text:p>1</text:p>
          </table:table-cell>
          <table:table-cell office:value-type="float" office:value="2.0870000000000002" table:style-name="ce49">
            <text:p>2</text:p>
          </table:table-cell>
          <table:table-cell office:value-type="float" office:value="6.0629999999999997" table:style-name="ce49">
            <text:p>6</text:p>
          </table:table-cell>
          <table:table-cell office:value-type="float" office:value="11.715" table:style-name="ce49">
            <text:p>12</text:p>
          </table:table-cell>
          <table:table-cell office:value-type="float" office:value="0.156" table:style-name="ce49">
            <text:p>-</text:p>
          </table:table-cell>
          <table:table-cell office:value-type="float" office:value="2.21" table:style-name="ce49">
            <text:p>2</text:p>
          </table:table-cell>
          <table:table-cell office:value-type="float" office:value="5.476" table:style-name="ce49">
            <text:p>5</text:p>
          </table:table-cell>
          <table:table-cell office:value-type="float" office:value="2.754" table:style-name="ce49">
            <text:p>3</text:p>
          </table:table-cell>
          <table:table-cell office:value-type="float" office:value="0.79700000000000004" table:style-name="ce49">
            <text:p>1</text:p>
          </table:table-cell>
          <table:table-cell office:value-type="float" office:value="273.75099999999998" table:style-name="ce49">
            <text:p>27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7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14" table:style-name="ce30">
            <text:p>2014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1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4.566924999999999" table:style-name="ce44">
            <text:p>15</text:p>
          </table:table-cell>
          <table:table-cell office:value-type="float" office:value="20.275682" table:style-name="ce44">
            <text:p>20</text:p>
          </table:table-cell>
          <table:table-cell office:value-type="float" office:value="809.76449300000002" table:style-name="ce44">
            <text:p>810</text:p>
          </table:table-cell>
          <table:table-cell office:value-type="float" office:value="106.31784" table:style-name="ce44">
            <text:p>106</text:p>
          </table:table-cell>
          <table:table-cell office:value-type="float" office:value="13.519223999999999" table:style-name="ce44">
            <text:p>14</text:p>
          </table:table-cell>
          <table:table-cell office:value-type="float" office:value="3.8261370000000001" table:style-name="ce44">
            <text:p>4</text:p>
          </table:table-cell>
          <table:table-cell office:value-type="float" office:value="19.523875" table:style-name="ce44">
            <text:p>20</text:p>
          </table:table-cell>
          <table:table-cell office:value-type="float" office:value="42.742026000000003" table:style-name="ce44">
            <text:p>43</text:p>
          </table:table-cell>
          <table:table-cell office:value-type="float" office:value="0.83747300000000002" table:style-name="ce44">
            <text:p>1</text:p>
          </table:table-cell>
          <table:table-cell office:value-type="float" office:value="48.960085999999997" table:style-name="ce44">
            <text:p>49</text:p>
          </table:table-cell>
          <table:table-cell office:value-type="float" office:value="198.668103" table:style-name="ce44">
            <text:p>199</text:p>
          </table:table-cell>
          <table:table-cell office:value-type="float" office:value="4.8598129999999999" table:style-name="ce44">
            <text:p>5</text:p>
          </table:table-cell>
          <table:table-cell office:value-type="float" office:value="6.2462679999999997" table:style-name="ce44">
            <text:p>6</text:p>
          </table:table-cell>
          <table:table-cell office:value-type="float" office:value="1290.107945" table:style-name="ce44">
            <text:p>1,29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1.848884" table:style-name="ce44">
            <text:p>2</text:p>
          </table:table-cell>
          <table:table-cell office:value-type="float" office:value="2.0415939999999999" table:style-name="ce44">
            <text:p>2</text:p>
          </table:table-cell>
          <table:table-cell office:value-type="float" office:value="460.63719099999997" table:style-name="ce44">
            <text:p>461</text:p>
          </table:table-cell>
          <table:table-cell office:value-type="float" office:value="40.257658999999997" table:style-name="ce44">
            <text:p>40</text:p>
          </table:table-cell>
          <table:table-cell office:value-type="float" office:value="1.7527379999999999" table:style-name="ce44">
            <text:p>2</text:p>
          </table:table-cell>
          <table:table-cell office:value-type="float" office:value="4.3416459999999999" table:style-name="ce44">
            <text:p>4</text:p>
          </table:table-cell>
          <table:table-cell office:value-type="float" office:value="3.0569160000000002" table:style-name="ce44">
            <text:p>3</text:p>
          </table:table-cell>
          <table:table-cell office:value-type="float" office:value="2.394269" table:style-name="ce44">
            <text:p>2</text:p>
          </table:table-cell>
          <table:table-cell office:value-type="float" office:value="1.7025269999999999" table:style-name="ce44">
            <text:p>2</text:p>
          </table:table-cell>
          <table:table-cell office:value-type="float" office:value="7.7079079999999998" table:style-name="ce44">
            <text:p>8</text:p>
          </table:table-cell>
          <table:table-cell office:value-type="float" office:value="104.888839" table:style-name="ce44">
            <text:p>105</text:p>
          </table:table-cell>
          <table:table-cell office:value-type="float" office:value="3.7068409999999998" table:style-name="ce44">
            <text:p>4</text:p>
          </table:table-cell>
          <table:table-cell office:value-type="float" office:value="9.8257829999999995" table:style-name="ce44">
            <text:p>10</text:p>
          </table:table-cell>
          <table:table-cell office:value-type="float" office:value="644.16279499999996" table:style-name="ce44">
            <text:p>64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28.623920999999999" table:style-name="ce44">
            <text:p>29</text:p>
          </table:table-cell>
          <table:table-cell office:value-type="float" office:value="3.213962" table:style-name="ce44">
            <text:p>3</text:p>
          </table:table-cell>
          <table:table-cell office:value-type="float" office:value="100.201036" table:style-name="ce44">
            <text:p>100</text:p>
          </table:table-cell>
          <table:table-cell office:value-type="float" office:value="83.365967999999995" table:style-name="ce44">
            <text:p>83</text:p>
          </table:table-cell>
          <table:table-cell office:value-type="float" office:value="0.26951199999999997" table:style-name="ce44">
            <text:p>-</text:p>
          </table:table-cell>
          <table:table-cell office:value-type="float" office:value="27.554321999999999" table:style-name="ce44">
            <text:p>28</text:p>
          </table:table-cell>
          <table:table-cell office:value-type="float" office:value="11.477370000000001" table:style-name="ce44">
            <text:p>11</text:p>
          </table:table-cell>
          <table:table-cell office:value-type="float" office:value="40.327370000000002" table:style-name="ce44">
            <text:p>40</text:p>
          </table:table-cell>
          <table:table-cell office:value-type="float" office:value="2.248955" table:style-name="ce44">
            <text:p>2</text:p>
          </table:table-cell>
          <table:table-cell office:value-type="float" office:value="4.8076210000000001" table:style-name="ce44">
            <text:p>5</text:p>
          </table:table-cell>
          <table:table-cell office:value-type="float" office:value="23.708475" table:style-name="ce44">
            <text:p>24</text:p>
          </table:table-cell>
          <table:table-cell office:value-type="float" office:value="3.8228010000000001" table:style-name="ce44">
            <text:p>4</text:p>
          </table:table-cell>
          <table:table-cell office:value-type="float" office:value="2.1436320000000002" table:style-name="ce44">
            <text:p>2</text:p>
          </table:table-cell>
          <table:table-cell office:value-type="float" office:value="331.76494500000001" table:style-name="ce44">
            <text:p>33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24.486768999999999" table:style-name="ce44">
            <text:p>24</text:p>
          </table:table-cell>
          <table:table-cell office:value-type="float" office:value="3.0954999999999999" table:style-name="ce44">
            <text:p>3</text:p>
          </table:table-cell>
          <table:table-cell office:value-type="float" office:value="383.96193199999999" table:style-name="ce44">
            <text:p>384</text:p>
          </table:table-cell>
          <table:table-cell office:value-type="float" office:value="220.47414599999999" table:style-name="ce44">
            <text:p>220</text:p>
          </table:table-cell>
          <table:table-cell office:value-type="float" office:value="1.40632" table:style-name="ce44">
            <text:p>1</text:p>
          </table:table-cell>
          <table:table-cell office:value-type="float" office:value="1.665456" table:style-name="ce44">
            <text:p>2</text:p>
          </table:table-cell>
          <table:table-cell office:value-type="float" office:value="11.481541" table:style-name="ce44">
            <text:p>11</text:p>
          </table:table-cell>
          <table:table-cell office:value-type="float" office:value="49.939639999999997" table:style-name="ce44">
            <text:p>50</text:p>
          </table:table-cell>
          <table:table-cell office:value-type="float" office:value="1.385516" table:style-name="ce44">
            <text:p>1</text:p>
          </table:table-cell>
          <table:table-cell office:value-type="float" office:value="4.0097750000000003" table:style-name="ce44">
            <text:p>4</text:p>
          </table:table-cell>
          <table:table-cell office:value-type="float" office:value="20.656199999999998" table:style-name="ce44">
            <text:p>21</text:p>
          </table:table-cell>
          <table:table-cell office:value-type="float" office:value="3.4744009999999999" table:style-name="ce44">
            <text:p>3</text:p>
          </table:table-cell>
          <table:table-cell office:value-type="float" office:value="2.2222590000000002" table:style-name="ce44">
            <text:p>2</text:p>
          </table:table-cell>
          <table:table-cell office:value-type="float" office:value="728.25945500000012" table:style-name="ce44">
            <text:p>72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2">
          <table:table-cell office:value-type="string" table:style-name="ce45">
            <text:p>Other escort</text:p>
          </table:table-cell>
          <table:table-cell office:value-type="float" office:value="5.8419220000000003" table:style-name="ce44">
            <text:p>6</text:p>
          </table:table-cell>
          <table:table-cell office:value-type="float" office:value="0.25642500000000001" table:style-name="ce44">
            <text:p>-</text:p>
          </table:table-cell>
          <table:table-cell office:value-type="float" office:value="265.41387300000002" table:style-name="ce44">
            <text:p>265</text:p>
          </table:table-cell>
          <table:table-cell office:value-type="float" office:value="144.79059000000001" table:style-name="ce44">
            <text:p>145</text:p>
          </table:table-cell>
          <table:table-cell office:value-type="float" office:value="0.18556600000000001" table:style-name="ce44">
            <text:p>-</text:p>
          </table:table-cell>
          <table:table-cell office:value-type="float" office:value="0.480522" table:style-name="ce44">
            <text:p>-</text:p>
          </table:table-cell>
          <table:table-cell office:value-type="float" office:value="1.5758270000000001" table:style-name="ce44">
            <text:p>2</text:p>
          </table:table-cell>
          <table:table-cell office:value-type="float" office:value="6.3792249999999999" table:style-name="ce44">
            <text:p>6</text:p>
          </table:table-cell>
          <table:table-cell office:value-type="float" office:value="0" table:style-name="ce44">
            <text:p>0</text:p>
          </table:table-cell>
          <table:table-cell office:value-type="float" office:value="0.66389900000000002" table:style-name="ce44">
            <text:p>1</text:p>
          </table:table-cell>
          <table:table-cell office:value-type="float" office:value="6.0034520000000002" table:style-name="ce44">
            <text:p>6</text:p>
          </table:table-cell>
          <table:table-cell office:value-type="float" office:value="1.3650770000000001" table:style-name="ce44">
            <text:p>1</text:p>
          </table:table-cell>
          <table:table-cell office:value-type="float" office:value="0.32749099999999998" table:style-name="ce44">
            <text:p>-</text:p>
          </table:table-cell>
          <table:table-cell office:value-type="float" office:value="433.28386900000004" table:style-name="ce44">
            <text:p>43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13.018262999999999" table:style-name="ce44">
            <text:p>13</text:p>
          </table:table-cell>
          <table:table-cell office:value-type="float" office:value="1.7228619999999999" table:style-name="ce44">
            <text:p>2</text:p>
          </table:table-cell>
          <table:table-cell office:value-type="float" office:value="255.00177600000001" table:style-name="ce44">
            <text:p>255</text:p>
          </table:table-cell>
          <table:table-cell office:value-type="float" office:value="153.77843100000001" table:style-name="ce44">
            <text:p>154</text:p>
          </table:table-cell>
          <table:table-cell office:value-type="float" office:value="1.920212" table:style-name="ce44">
            <text:p>2</text:p>
          </table:table-cell>
          <table:table-cell office:value-type="float" office:value="4.0820930000000004" table:style-name="ce44">
            <text:p>4</text:p>
          </table:table-cell>
          <table:table-cell office:value-type="float" office:value="9.3855129999999996" table:style-name="ce44">
            <text:p>9</text:p>
          </table:table-cell>
          <table:table-cell office:value-type="float" office:value="17.089198" table:style-name="ce44">
            <text:p>17</text:p>
          </table:table-cell>
          <table:table-cell office:value-type="float" office:value="1.2797240000000001" table:style-name="ce44">
            <text:p>1</text:p>
          </table:table-cell>
          <table:table-cell office:value-type="float" office:value="4.5576100000000004" table:style-name="ce44">
            <text:p>5</text:p>
          </table:table-cell>
          <table:table-cell office:value-type="float" office:value="28.149394999999998" table:style-name="ce44">
            <text:p>28</text:p>
          </table:table-cell>
          <table:table-cell office:value-type="float" office:value="4.1988859999999999" table:style-name="ce44">
            <text:p>4</text:p>
          </table:table-cell>
          <table:table-cell office:value-type="float" office:value="1.3706039999999999" table:style-name="ce44">
            <text:p>1</text:p>
          </table:table-cell>
          <table:table-cell office:value-type="float" office:value="495.55456700000002" table:style-name="ce44">
            <text:p>49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29.651392000000001" table:style-name="ce44">
            <text:p>30</text:p>
          </table:table-cell>
          <table:table-cell office:value-type="float" office:value="25.415904000000001" table:style-name="ce44">
            <text:p>25</text:p>
          </table:table-cell>
          <table:table-cell office:value-type="float" office:value="990.95615499999997" table:style-name="ce44">
            <text:p>991</text:p>
          </table:table-cell>
          <table:table-cell office:value-type="float" office:value="1034.2026880000001" table:style-name="ce44">
            <text:p>1,034</text:p>
          </table:table-cell>
          <table:table-cell office:value-type="float" office:value="11.026515" table:style-name="ce44">
            <text:p>11</text:p>
          </table:table-cell>
          <table:table-cell office:value-type="float" office:value="66.987960000000001" table:style-name="ce44">
            <text:p>67</text:p>
          </table:table-cell>
          <table:table-cell office:value-type="float" office:value="14.885031" table:style-name="ce44">
            <text:p>15</text:p>
          </table:table-cell>
          <table:table-cell office:value-type="float" office:value="42.895057000000001" table:style-name="ce44">
            <text:p>43</text:p>
          </table:table-cell>
          <table:table-cell office:value-type="float" office:value="44.556341000000003" table:style-name="ce44">
            <text:p>45</text:p>
          </table:table-cell>
          <table:table-cell office:value-type="float" office:value="18.667006000000001" table:style-name="ce44">
            <text:p>19</text:p>
          </table:table-cell>
          <table:table-cell office:value-type="float" office:value="213.812062" table:style-name="ce44">
            <text:p>214</text:p>
          </table:table-cell>
          <table:table-cell office:value-type="float" office:value="30.320139999999999" table:style-name="ce44">
            <text:p>30</text:p>
          </table:table-cell>
          <table:table-cell office:value-type="float" office:value="7.7384620000000002" table:style-name="ce44">
            <text:p>8</text:p>
          </table:table-cell>
          <table:table-cell office:value-type="float" office:value="2531.1147129999999" table:style-name="ce44">
            <text:p>2,53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39.341662999999997" table:style-name="ce44">
            <text:p>39</text:p>
          </table:table-cell>
          <table:table-cell office:value-type="float" office:value="0" table:style-name="ce44">
            <text:p>0</text:p>
          </table:table-cell>
          <table:table-cell office:value-type="float" office:value="2.5130439999999998" table:style-name="ce44">
            <text:p>3</text:p>
          </table:table-cell>
          <table:table-cell office:value-type="float" office:value="0.183116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5.1826999999999998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42.089649999999999" table:style-name="ce44">
            <text:p>4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57.379739" table:style-name="ce44">
            <text:p>157</text:p>
          </table:table-cell>
          <table:table-cell office:value-type="float" office:value="56.021929000000007" table:style-name="ce44">
            <text:p>56</text:p>
          </table:table-cell>
          <table:table-cell office:value-type="float" office:value="3268.4494999999997" table:style-name="ce44">
            <text:p>3,268</text:p>
          </table:table-cell>
          <table:table-cell office:value-type="float" office:value="1783.3704379999999" table:style-name="ce44">
            <text:p>1,783</text:p>
          </table:table-cell>
          <table:table-cell office:value-type="float" office:value="30.080086999999999" table:style-name="ce44">
            <text:p>30</text:p>
          </table:table-cell>
          <table:table-cell office:value-type="float" office:value="108.938136" table:style-name="ce44">
            <text:p>109</text:p>
          </table:table-cell>
          <table:table-cell office:value-type="float" office:value="71.386072999999996" table:style-name="ce44">
            <text:p>71</text:p>
          </table:table-cell>
          <table:table-cell office:value-type="float" office:value="201.766785" table:style-name="ce44">
            <text:p>202</text:p>
          </table:table-cell>
          <table:table-cell office:value-type="float" office:value="52.010536000000009" table:style-name="ce44">
            <text:p>52</text:p>
          </table:table-cell>
          <table:table-cell office:value-type="float" office:value="89.373904999999993" table:style-name="ce44">
            <text:p>89</text:p>
          </table:table-cell>
          <table:table-cell office:value-type="float" office:value="595.886526" table:style-name="ce44">
            <text:p>596</text:p>
          </table:table-cell>
          <table:table-cell office:value-type="float" office:value="51.799785999999997" table:style-name="ce44">
            <text:p>52</text:p>
          </table:table-cell>
          <table:table-cell office:value-type="float" office:value="29.874499" table:style-name="ce44">
            <text:p>30</text:p>
          </table:table-cell>
          <table:table-cell office:value-type="float" office:value="6496.3379390000009" table:style-name="ce44">
            <text:p>6,49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62.956000000000003" table:style-name="ce49">
            <text:p>63</text:p>
          </table:table-cell>
          <table:table-cell office:value-type="float" office:value="4.8890000000000002" table:style-name="ce49">
            <text:p>5</text:p>
          </table:table-cell>
          <table:table-cell office:value-type="float" office:value="115.748" table:style-name="ce49">
            <text:p>116</text:p>
          </table:table-cell>
          <table:table-cell office:value-type="float" office:value="63.747" table:style-name="ce49">
            <text:p>64</text:p>
          </table:table-cell>
          <table:table-cell office:value-type="float" office:value="0.91" table:style-name="ce49">
            <text:p>1</text:p>
          </table:table-cell>
          <table:table-cell office:value-type="float" office:value="1.962" table:style-name="ce49">
            <text:p>2</text:p>
          </table:table-cell>
          <table:table-cell office:value-type="float" office:value="5.5640000000000001" table:style-name="ce49">
            <text:p>6</text:p>
          </table:table-cell>
          <table:table-cell office:value-type="float" office:value="12.045" table:style-name="ce49">
            <text:p>12</text:p>
          </table:table-cell>
          <table:table-cell office:value-type="float" office:value="0.23100000000000001" table:style-name="ce49">
            <text:p>-</text:p>
          </table:table-cell>
          <table:table-cell office:value-type="float" office:value="2.4969999999999999" table:style-name="ce49">
            <text:p>2</text:p>
          </table:table-cell>
          <table:table-cell office:value-type="float" office:value="5.7640000000000002" table:style-name="ce49">
            <text:p>6</text:p>
          </table:table-cell>
          <table:table-cell office:value-type="float" office:value="3.052" table:style-name="ce49">
            <text:p>3</text:p>
          </table:table-cell>
          <table:table-cell office:value-type="float" office:value="0.68700000000000006" table:style-name="ce49">
            <text:p>1</text:p>
          </table:table-cell>
          <table:table-cell office:value-type="float" office:value="280.05200000000002" table:style-name="ce49">
            <text:p>28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9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15" table:style-name="ce30">
            <text:p>2015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9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5.078471" table:style-name="ce44">
            <text:p>15</text:p>
          </table:table-cell>
          <table:table-cell office:value-type="float" office:value="22.060694999999999" table:style-name="ce44">
            <text:p>22</text:p>
          </table:table-cell>
          <table:table-cell office:value-type="float" office:value="831.94057399999997" table:style-name="ce44">
            <text:p>832</text:p>
          </table:table-cell>
          <table:table-cell office:value-type="float" office:value="81.574751000000006" table:style-name="ce44">
            <text:p>82</text:p>
          </table:table-cell>
          <table:table-cell office:value-type="float" office:value="17.107081999999998" table:style-name="ce44">
            <text:p>17</text:p>
          </table:table-cell>
          <table:table-cell office:value-type="float" office:value="6.3330289999999998" table:style-name="ce44">
            <text:p>6</text:p>
          </table:table-cell>
          <table:table-cell office:value-type="float" office:value="22.911307000000001" table:style-name="ce44">
            <text:p>23</text:p>
          </table:table-cell>
          <table:table-cell office:value-type="float" office:value="43.198667999999998" table:style-name="ce44">
            <text:p>43</text:p>
          </table:table-cell>
          <table:table-cell office:value-type="float" office:value="1.12174" table:style-name="ce44">
            <text:p>1</text:p>
          </table:table-cell>
          <table:table-cell office:value-type="float" office:value="37.440795000000001" table:style-name="ce44">
            <text:p>37</text:p>
          </table:table-cell>
          <table:table-cell office:value-type="float" office:value="217.15272400000001" table:style-name="ce44">
            <text:p>217</text:p>
          </table:table-cell>
          <table:table-cell office:value-type="float" office:value="4.8006339999999996" table:style-name="ce44">
            <text:p>5</text:p>
          </table:table-cell>
          <table:table-cell office:value-type="float" office:value="8.0862879999999997" table:style-name="ce44">
            <text:p>8</text:p>
          </table:table-cell>
          <table:table-cell office:value-type="float" office:value="1308.8067579999999" table:style-name="ce44">
            <text:p>1,309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1.457104" table:style-name="ce44">
            <text:p>1</text:p>
          </table:table-cell>
          <table:table-cell office:value-type="float" office:value="1.3871329999999999" table:style-name="ce44">
            <text:p>1</text:p>
          </table:table-cell>
          <table:table-cell office:value-type="float" office:value="405.67469599999998" table:style-name="ce44">
            <text:p>406</text:p>
          </table:table-cell>
          <table:table-cell office:value-type="float" office:value="46.582241000000003" table:style-name="ce44">
            <text:p>47</text:p>
          </table:table-cell>
          <table:table-cell office:value-type="float" office:value="2.0907100000000001" table:style-name="ce44">
            <text:p>2</text:p>
          </table:table-cell>
          <table:table-cell office:value-type="float" office:value="5.0179539999999996" table:style-name="ce44">
            <text:p>5</text:p>
          </table:table-cell>
          <table:table-cell office:value-type="float" office:value="4.145391" table:style-name="ce44">
            <text:p>4</text:p>
          </table:table-cell>
          <table:table-cell office:value-type="float" office:value="3.5568870000000001" table:style-name="ce44">
            <text:p>4</text:p>
          </table:table-cell>
          <table:table-cell office:value-type="float" office:value="1.225238" table:style-name="ce44">
            <text:p>1</text:p>
          </table:table-cell>
          <table:table-cell office:value-type="float" office:value="11.024637999999999" table:style-name="ce44">
            <text:p>11</text:p>
          </table:table-cell>
          <table:table-cell office:value-type="float" office:value="109.241799" table:style-name="ce44">
            <text:p>109</text:p>
          </table:table-cell>
          <table:table-cell office:value-type="float" office:value="3.4397799999999998" table:style-name="ce44">
            <text:p>3</text:p>
          </table:table-cell>
          <table:table-cell office:value-type="float" office:value="27.741503999999999" table:style-name="ce44">
            <text:p>28</text:p>
          </table:table-cell>
          <table:table-cell office:value-type="float" office:value="622.58507499999996" table:style-name="ce44">
            <text:p>62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27.424232" table:style-name="ce44">
            <text:p>27</text:p>
          </table:table-cell>
          <table:table-cell office:value-type="float" office:value="2.0199039999999999" table:style-name="ce44">
            <text:p>2</text:p>
          </table:table-cell>
          <table:table-cell office:value-type="float" office:value="92.180860999999993" table:style-name="ce44">
            <text:p>92</text:p>
          </table:table-cell>
          <table:table-cell office:value-type="float" office:value="88.211129999999997" table:style-name="ce44">
            <text:p>88</text:p>
          </table:table-cell>
          <table:table-cell office:value-type="float" office:value="0.36873400000000001" table:style-name="ce44">
            <text:p>-</text:p>
          </table:table-cell>
          <table:table-cell office:value-type="float" office:value="25.974374999999998" table:style-name="ce44">
            <text:p>26</text:p>
          </table:table-cell>
          <table:table-cell office:value-type="float" office:value="11.887451" table:style-name="ce44">
            <text:p>12</text:p>
          </table:table-cell>
          <table:table-cell office:value-type="float" office:value="39.332278000000002" table:style-name="ce44">
            <text:p>39</text:p>
          </table:table-cell>
          <table:table-cell office:value-type="float" office:value="0" table:style-name="ce44">
            <text:p>0</text:p>
          </table:table-cell>
          <table:table-cell office:value-type="float" office:value="4.4724649999999997" table:style-name="ce44">
            <text:p>4</text:p>
          </table:table-cell>
          <table:table-cell office:value-type="float" office:value="25.618155000000002" table:style-name="ce44">
            <text:p>26</text:p>
          </table:table-cell>
          <table:table-cell office:value-type="float" office:value="4.9275950000000002" table:style-name="ce44">
            <text:p>5</text:p>
          </table:table-cell>
          <table:table-cell office:value-type="float" office:value="1.1127199999999999" table:style-name="ce44">
            <text:p>1</text:p>
          </table:table-cell>
          <table:table-cell office:value-type="float" office:value="323.5299" table:style-name="ce44">
            <text:p>32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25.443538" table:style-name="ce44">
            <text:p>25</text:p>
          </table:table-cell>
          <table:table-cell office:value-type="float" office:value="3.3788279999999999" table:style-name="ce44">
            <text:p>3</text:p>
          </table:table-cell>
          <table:table-cell office:value-type="float" office:value="389.23584099999999" table:style-name="ce44">
            <text:p>389</text:p>
          </table:table-cell>
          <table:table-cell office:value-type="float" office:value="232.41441499999999" table:style-name="ce44">
            <text:p>232</text:p>
          </table:table-cell>
          <table:table-cell office:value-type="float" office:value="1.54423" table:style-name="ce44">
            <text:p>2</text:p>
          </table:table-cell>
          <table:table-cell office:value-type="float" office:value="4.8330130000000002" table:style-name="ce44">
            <text:p>5</text:p>
          </table:table-cell>
          <table:table-cell office:value-type="float" office:value="13.325003000000001" table:style-name="ce44">
            <text:p>13</text:p>
          </table:table-cell>
          <table:table-cell office:value-type="float" office:value="47.564610999999999" table:style-name="ce44">
            <text:p>48</text:p>
          </table:table-cell>
          <table:table-cell office:value-type="float" office:value="1.4103349999999999" table:style-name="ce44">
            <text:p>1</text:p>
          </table:table-cell>
          <table:table-cell office:value-type="float" office:value="2.418879" table:style-name="ce44">
            <text:p>2</text:p>
          </table:table-cell>
          <table:table-cell office:value-type="float" office:value="24.005465000000001" table:style-name="ce44">
            <text:p>24</text:p>
          </table:table-cell>
          <table:table-cell office:value-type="float" office:value="3.2017090000000001" table:style-name="ce44">
            <text:p>3</text:p>
          </table:table-cell>
          <table:table-cell office:value-type="float" office:value="3.0378850000000002" table:style-name="ce44">
            <text:p>3</text:p>
          </table:table-cell>
          <table:table-cell office:value-type="float" office:value="751.81375200000002" table:style-name="ce44">
            <text:p>75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6.6598940000000004" table:style-name="ce44">
            <text:p>7</text:p>
          </table:table-cell>
          <table:table-cell office:value-type="float" office:value="0.65743300000000005" table:style-name="ce44">
            <text:p>1</text:p>
          </table:table-cell>
          <table:table-cell office:value-type="float" office:value="257.761077" table:style-name="ce44">
            <text:p>258</text:p>
          </table:table-cell>
          <table:table-cell office:value-type="float" office:value="152.411946" table:style-name="ce44">
            <text:p>152</text:p>
          </table:table-cell>
          <table:table-cell office:value-type="float" office:value="0.60101800000000005" table:style-name="ce44">
            <text:p>1</text:p>
          </table:table-cell>
          <table:table-cell office:value-type="float" office:value="1.092646" table:style-name="ce44">
            <text:p>1</text:p>
          </table:table-cell>
          <table:table-cell office:value-type="float" office:value="2.6257700000000002" table:style-name="ce44">
            <text:p>3</text:p>
          </table:table-cell>
          <table:table-cell office:value-type="float" office:value="5.7282570000000002" table:style-name="ce44">
            <text:p>6</text:p>
          </table:table-cell>
          <table:table-cell office:value-type="float" office:value="0.35069400000000001" table:style-name="ce44">
            <text:p>-</text:p>
          </table:table-cell>
          <table:table-cell office:value-type="float" office:value="0.76875199999999999" table:style-name="ce44">
            <text:p>1</text:p>
          </table:table-cell>
          <table:table-cell office:value-type="float" office:value="6.1366690000000004" table:style-name="ce44">
            <text:p>6</text:p>
          </table:table-cell>
          <table:table-cell office:value-type="float" office:value="1.278994" table:style-name="ce44">
            <text:p>1</text:p>
          </table:table-cell>
          <table:table-cell office:value-type="float" office:value="1.852743" table:style-name="ce44">
            <text:p>2</text:p>
          </table:table-cell>
          <table:table-cell office:value-type="float" office:value="437.92589299999997" table:style-name="ce44">
            <text:p>43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2.532579" table:style-name="ce44">
            <text:p>13</text:p>
          </table:table-cell>
          <table:table-cell office:value-type="float" office:value="1.9070210000000001" table:style-name="ce44">
            <text:p>2</text:p>
          </table:table-cell>
          <table:table-cell office:value-type="float" office:value="243.325649" table:style-name="ce44">
            <text:p>243</text:p>
          </table:table-cell>
          <table:table-cell office:value-type="float" office:value="131.787083" table:style-name="ce44">
            <text:p>132</text:p>
          </table:table-cell>
          <table:table-cell office:value-type="float" office:value="0.912659" table:style-name="ce44">
            <text:p>1</text:p>
          </table:table-cell>
          <table:table-cell office:value-type="float" office:value="5.2473700000000001" table:style-name="ce44">
            <text:p>5</text:p>
          </table:table-cell>
          <table:table-cell office:value-type="float" office:value="6.749314" table:style-name="ce44">
            <text:p>7</text:p>
          </table:table-cell>
          <table:table-cell office:value-type="float" office:value="17.735004" table:style-name="ce44">
            <text:p>18</text:p>
          </table:table-cell>
          <table:table-cell office:value-type="float" office:value="1.327693" table:style-name="ce44">
            <text:p>1</text:p>
          </table:table-cell>
          <table:table-cell office:value-type="float" office:value="4.8036060000000003" table:style-name="ce44">
            <text:p>5</text:p>
          </table:table-cell>
          <table:table-cell office:value-type="float" office:value="25.67238" table:style-name="ce44">
            <text:p>26</text:p>
          </table:table-cell>
          <table:table-cell office:value-type="float" office:value="5.5943610000000001" table:style-name="ce44">
            <text:p>6</text:p>
          </table:table-cell>
          <table:table-cell office:value-type="float" office:value="0.87120699999999995" table:style-name="ce44">
            <text:p>1</text:p>
          </table:table-cell>
          <table:table-cell office:value-type="float" office:value="458.46592600000002" table:style-name="ce44">
            <text:p>45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28.054396000000001" table:style-name="ce44">
            <text:p>28</text:p>
          </table:table-cell>
          <table:table-cell office:value-type="float" office:value="20.323806999999999" table:style-name="ce44">
            <text:p>20</text:p>
          </table:table-cell>
          <table:table-cell office:value-type="float" office:value="1033.81169" table:style-name="ce44">
            <text:p>1,034</text:p>
          </table:table-cell>
          <table:table-cell office:value-type="float" office:value="1150.2543350000001" table:style-name="ce44">
            <text:p>1,150</text:p>
          </table:table-cell>
          <table:table-cell office:value-type="float" office:value="7.5185360000000001" table:style-name="ce44">
            <text:p>8</text:p>
          </table:table-cell>
          <table:table-cell office:value-type="float" office:value="50.358688999999998" table:style-name="ce44">
            <text:p>50</text:p>
          </table:table-cell>
          <table:table-cell office:value-type="float" office:value="16.999829999999999" table:style-name="ce44">
            <text:p>17</text:p>
          </table:table-cell>
          <table:table-cell office:value-type="float" office:value="47.478788000000002" table:style-name="ce44">
            <text:p>47</text:p>
          </table:table-cell>
          <table:table-cell office:value-type="float" office:value="41.912635000000002" table:style-name="ce44">
            <text:p>42</text:p>
          </table:table-cell>
          <table:table-cell office:value-type="float" office:value="19.935103000000002" table:style-name="ce44">
            <text:p>20</text:p>
          </table:table-cell>
          <table:table-cell office:value-type="float" office:value="248.833405" table:style-name="ce44">
            <text:p>249</text:p>
          </table:table-cell>
          <table:table-cell office:value-type="float" office:value="26.867167999999999" table:style-name="ce44">
            <text:p>27</text:p>
          </table:table-cell>
          <table:table-cell office:value-type="float" office:value="13.939368" table:style-name="ce44">
            <text:p>14</text:p>
          </table:table-cell>
          <table:table-cell office:value-type="float" office:value="2706.2877500000004" table:style-name="ce44">
            <text:p>2,70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3.953341999999999" table:style-name="ce44">
            <text:p>44</text:p>
          </table:table-cell>
          <table:table-cell office:value-type="float" office:value="0" table:style-name="ce44">
            <text:p>0</text:p>
          </table:table-cell>
          <table:table-cell office:value-type="float" office:value="3.3200669999999999" table:style-name="ce44">
            <text:p>3</text:p>
          </table:table-cell>
          <table:table-cell office:value-type="float" office:value="0.78423799999999999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8.057647000000003" table:style-name="ce44">
            <text:p>4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60.60355599999997" table:style-name="ce44">
            <text:p>161</text:p>
          </table:table-cell>
          <table:table-cell office:value-type="float" office:value="51.734820999999997" table:style-name="ce44">
            <text:p>52</text:p>
          </table:table-cell>
          <table:table-cell office:value-type="float" office:value="3257.2504549999999" table:style-name="ce44">
            <text:p>3,257</text:p>
          </table:table-cell>
          <table:table-cell office:value-type="float" office:value="1884.020139" table:style-name="ce44">
            <text:p>1,884</text:p>
          </table:table-cell>
          <table:table-cell office:value-type="float" office:value="30.142969000000001" table:style-name="ce44">
            <text:p>30</text:p>
          </table:table-cell>
          <table:table-cell office:value-type="float" office:value="98.857075999999992" table:style-name="ce44">
            <text:p>99</text:p>
          </table:table-cell>
          <table:table-cell office:value-type="float" office:value="78.644066000000009" table:style-name="ce44">
            <text:p>79</text:p>
          </table:table-cell>
          <table:table-cell office:value-type="float" office:value="204.594493" table:style-name="ce44">
            <text:p>205</text:p>
          </table:table-cell>
          <table:table-cell office:value-type="float" office:value="47.348335000000006" table:style-name="ce44">
            <text:p>47</text:p>
          </table:table-cell>
          <table:table-cell office:value-type="float" office:value="80.864238" table:style-name="ce44">
            <text:p>81</text:p>
          </table:table-cell>
          <table:table-cell office:value-type="float" office:value="656.66059700000005" table:style-name="ce44">
            <text:p>657</text:p>
          </table:table-cell>
          <table:table-cell office:value-type="float" office:value="50.110240999999995" table:style-name="ce44">
            <text:p>50</text:p>
          </table:table-cell>
          <table:table-cell office:value-type="float" office:value="56.641714999999998" table:style-name="ce44">
            <text:p>57</text:p>
          </table:table-cell>
          <table:table-cell office:value-type="float" office:value="6657.4727009999997" table:style-name="ce44">
            <text:p>6,65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58.331000000000003" table:style-name="ce49">
            <text:p>58</text:p>
          </table:table-cell>
          <table:table-cell office:value-type="float" office:value="4.5140000000000002" table:style-name="ce49">
            <text:p>5</text:p>
          </table:table-cell>
          <table:table-cell office:value-type="float" office:value="107.95" table:style-name="ce49">
            <text:p>108</text:p>
          </table:table-cell>
          <table:table-cell office:value-type="float" office:value="58.194000000000003" table:style-name="ce49">
            <text:p>58</text:p>
          </table:table-cell>
          <table:table-cell office:value-type="float" office:value="0.70399999999999996" table:style-name="ce49">
            <text:p>1</text:p>
          </table:table-cell>
          <table:table-cell office:value-type="float" office:value="1.873" table:style-name="ce49">
            <text:p>2</text:p>
          </table:table-cell>
          <table:table-cell office:value-type="float" office:value="5.4980000000000002" table:style-name="ce49">
            <text:p>5</text:p>
          </table:table-cell>
          <table:table-cell office:value-type="float" office:value="11.141999999999999" table:style-name="ce49">
            <text:p>11</text:p>
          </table:table-cell>
          <table:table-cell office:value-type="float" office:value="0.17100000000000001" table:style-name="ce49">
            <text:p>-</text:p>
          </table:table-cell>
          <table:table-cell office:value-type="float" office:value="2.3340000000000001" table:style-name="ce49">
            <text:p>2</text:p>
          </table:table-cell>
          <table:table-cell office:value-type="float" office:value="5.3869999999999996" table:style-name="ce49">
            <text:p>5</text:p>
          </table:table-cell>
          <table:table-cell office:value-type="float" office:value="2.609" table:style-name="ce49">
            <text:p>3</text:p>
          </table:table-cell>
          <table:table-cell office:value-type="float" office:value="0.75800000000000001" table:style-name="ce49">
            <text:p>1</text:p>
          </table:table-cell>
          <table:table-cell office:value-type="float" office:value="259.46499999999997" table:style-name="ce49">
            <text:p>259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5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16" table:style-name="ce30">
            <text:p>2016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50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4.317123" table:style-name="ce44">
            <text:p>14</text:p>
          </table:table-cell>
          <table:table-cell office:value-type="float" office:value="19.928742" table:style-name="ce44">
            <text:p>20</text:p>
          </table:table-cell>
          <table:table-cell office:value-type="float" office:value="812.99816399999997" table:style-name="ce44">
            <text:p>813</text:p>
          </table:table-cell>
          <table:table-cell office:value-type="float" office:value="98.166010999999997" table:style-name="ce44">
            <text:p>98</text:p>
          </table:table-cell>
          <table:table-cell office:value-type="float" office:value="14.213832999999999" table:style-name="ce44">
            <text:p>14</text:p>
          </table:table-cell>
          <table:table-cell office:value-type="float" office:value="4.6188219999999998" table:style-name="ce44">
            <text:p>5</text:p>
          </table:table-cell>
          <table:table-cell office:value-type="float" office:value="16.808789000000001" table:style-name="ce44">
            <text:p>17</text:p>
          </table:table-cell>
          <table:table-cell office:value-type="float" office:value="36.187558000000003" table:style-name="ce44">
            <text:p>36</text:p>
          </table:table-cell>
          <table:table-cell office:value-type="float" office:value="2.5762900000000002" table:style-name="ce44">
            <text:p>3</text:p>
          </table:table-cell>
          <table:table-cell office:value-type="float" office:value="53.654719" table:style-name="ce44">
            <text:p>54</text:p>
          </table:table-cell>
          <table:table-cell office:value-type="float" office:value="210.37848700000001" table:style-name="ce44">
            <text:p>210</text:p>
          </table:table-cell>
          <table:table-cell office:value-type="float" office:value="5.5871659999999999" table:style-name="ce44">
            <text:p>6</text:p>
          </table:table-cell>
          <table:table-cell office:value-type="float" office:value="6.320411" table:style-name="ce44">
            <text:p>6</text:p>
          </table:table-cell>
          <table:table-cell office:value-type="float" office:value="1295.7561149999999" table:style-name="ce44">
            <text:p>1,29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1.656801" table:style-name="ce44">
            <text:p>2</text:p>
          </table:table-cell>
          <table:table-cell office:value-type="float" office:value="1.2219530000000001" table:style-name="ce44">
            <text:p>1</text:p>
          </table:table-cell>
          <table:table-cell office:value-type="float" office:value="437.24890799999997" table:style-name="ce44">
            <text:p>437</text:p>
          </table:table-cell>
          <table:table-cell office:value-type="float" office:value="38.071897999999997" table:style-name="ce44">
            <text:p>38</text:p>
          </table:table-cell>
          <table:table-cell office:value-type="float" office:value="1.187489" table:style-name="ce44">
            <text:p>1</text:p>
          </table:table-cell>
          <table:table-cell office:value-type="float" office:value="1.517795" table:style-name="ce44">
            <text:p>2</text:p>
          </table:table-cell>
          <table:table-cell office:value-type="float" office:value="1.879856" table:style-name="ce44">
            <text:p>2</text:p>
          </table:table-cell>
          <table:table-cell office:value-type="float" office:value="1.7008589999999999" table:style-name="ce44">
            <text:p>2</text:p>
          </table:table-cell>
          <table:table-cell office:value-type="float" office:value="0.93768600000000002" table:style-name="ce44">
            <text:p>1</text:p>
          </table:table-cell>
          <table:table-cell office:value-type="float" office:value="8.9858080000000005" table:style-name="ce44">
            <text:p>9</text:p>
          </table:table-cell>
          <table:table-cell office:value-type="float" office:value="111.134012" table:style-name="ce44">
            <text:p>111</text:p>
          </table:table-cell>
          <table:table-cell office:value-type="float" office:value="4.6215849999999996" table:style-name="ce44">
            <text:p>5</text:p>
          </table:table-cell>
          <table:table-cell office:value-type="float" office:value="22.070236000000001" table:style-name="ce44">
            <text:p>22</text:p>
          </table:table-cell>
          <table:table-cell office:value-type="float" office:value="632.23488600000007" table:style-name="ce44">
            <text:p>632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28.553532000000001" table:style-name="ce44">
            <text:p>29</text:p>
          </table:table-cell>
          <table:table-cell office:value-type="float" office:value="2.8245279999999999" table:style-name="ce44">
            <text:p>3</text:p>
          </table:table-cell>
          <table:table-cell office:value-type="float" office:value="99.817181000000005" table:style-name="ce44">
            <text:p>100</text:p>
          </table:table-cell>
          <table:table-cell office:value-type="float" office:value="87.437788999999995" table:style-name="ce44">
            <text:p>87</text:p>
          </table:table-cell>
          <table:table-cell office:value-type="float" office:value="0.166379" table:style-name="ce44">
            <text:p>-</text:p>
          </table:table-cell>
          <table:table-cell office:value-type="float" office:value="22.767296000000002" table:style-name="ce44">
            <text:p>23</text:p>
          </table:table-cell>
          <table:table-cell office:value-type="float" office:value="8.9464939999999995" table:style-name="ce44">
            <text:p>9</text:p>
          </table:table-cell>
          <table:table-cell office:value-type="float" office:value="38.121014000000002" table:style-name="ce44">
            <text:p>38</text:p>
          </table:table-cell>
          <table:table-cell office:value-type="float" office:value="3.6394000000000003E-2" table:style-name="ce44">
            <text:p>-</text:p>
          </table:table-cell>
          <table:table-cell office:value-type="float" office:value="2.1707450000000001" table:style-name="ce44">
            <text:p>2</text:p>
          </table:table-cell>
          <table:table-cell office:value-type="float" office:value="25.520809" table:style-name="ce44">
            <text:p>26</text:p>
          </table:table-cell>
          <table:table-cell office:value-type="float" office:value="3.486863" table:style-name="ce44">
            <text:p>3</text:p>
          </table:table-cell>
          <table:table-cell office:value-type="float" office:value="1.295105" table:style-name="ce44">
            <text:p>1</text:p>
          </table:table-cell>
          <table:table-cell office:value-type="float" office:value="321.14412900000002" table:style-name="ce44">
            <text:p>32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25.505063" table:style-name="ce44">
            <text:p>26</text:p>
          </table:table-cell>
          <table:table-cell office:value-type="float" office:value="2.6235279999999999" table:style-name="ce44">
            <text:p>3</text:p>
          </table:table-cell>
          <table:table-cell office:value-type="float" office:value="398.30095299999999" table:style-name="ce44">
            <text:p>398</text:p>
          </table:table-cell>
          <table:table-cell office:value-type="float" office:value="222.23366300000001" table:style-name="ce44">
            <text:p>222</text:p>
          </table:table-cell>
          <table:table-cell office:value-type="float" office:value="0.61963199999999996" table:style-name="ce44">
            <text:p>1</text:p>
          </table:table-cell>
          <table:table-cell office:value-type="float" office:value="3.140444" table:style-name="ce44">
            <text:p>3</text:p>
          </table:table-cell>
          <table:table-cell office:value-type="float" office:value="9.9605130000000006" table:style-name="ce44">
            <text:p>10</text:p>
          </table:table-cell>
          <table:table-cell office:value-type="float" office:value="42.994070000000001" table:style-name="ce44">
            <text:p>43</text:p>
          </table:table-cell>
          <table:table-cell office:value-type="float" office:value="2.4125179999999999" table:style-name="ce44">
            <text:p>2</text:p>
          </table:table-cell>
          <table:table-cell office:value-type="float" office:value="4.4586480000000002" table:style-name="ce44">
            <text:p>4</text:p>
          </table:table-cell>
          <table:table-cell office:value-type="float" office:value="17.050509999999999" table:style-name="ce44">
            <text:p>17</text:p>
          </table:table-cell>
          <table:table-cell office:value-type="float" office:value="3.9106040000000002" table:style-name="ce44">
            <text:p>4</text:p>
          </table:table-cell>
          <table:table-cell office:value-type="float" office:value="2.4813429999999999" table:style-name="ce44">
            <text:p>2</text:p>
          </table:table-cell>
          <table:table-cell office:value-type="float" office:value="735.69148899999993" table:style-name="ce44">
            <text:p>73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6.0081959999999999" table:style-name="ce44">
            <text:p>6</text:p>
          </table:table-cell>
          <table:table-cell office:value-type="float" office:value="0.19291800000000001" table:style-name="ce44">
            <text:p>-</text:p>
          </table:table-cell>
          <table:table-cell office:value-type="float" office:value="270.22519599999998" table:style-name="ce44">
            <text:p>270</text:p>
          </table:table-cell>
          <table:table-cell office:value-type="float" office:value="132.45656" table:style-name="ce44">
            <text:p>132</text:p>
          </table:table-cell>
          <table:table-cell office:value-type="float" office:value="0.24646599999999999" table:style-name="ce44">
            <text:p>-</text:p>
          </table:table-cell>
          <table:table-cell office:value-type="float" office:value="4.3074940000000002" table:style-name="ce44">
            <text:p>4</text:p>
          </table:table-cell>
          <table:table-cell office:value-type="float" office:value="1.6027309999999999" table:style-name="ce44">
            <text:p>2</text:p>
          </table:table-cell>
          <table:table-cell office:value-type="float" office:value="4.2164580000000003" table:style-name="ce44">
            <text:p>4</text:p>
          </table:table-cell>
          <table:table-cell office:value-type="float" office:value="9.5937999999999996E-2" table:style-name="ce44">
            <text:p>-</text:p>
          </table:table-cell>
          <table:table-cell office:value-type="float" office:value="1.4219619999999999" table:style-name="ce44">
            <text:p>1</text:p>
          </table:table-cell>
          <table:table-cell office:value-type="float" office:value="8.3540270000000003" table:style-name="ce44">
            <text:p>8</text:p>
          </table:table-cell>
          <table:table-cell office:value-type="float" office:value="1.464404" table:style-name="ce44">
            <text:p>1</text:p>
          </table:table-cell>
          <table:table-cell office:value-type="float" office:value="0.35267500000000002" table:style-name="ce44">
            <text:p>-</text:p>
          </table:table-cell>
          <table:table-cell office:value-type="float" office:value="430.94502499999993" table:style-name="ce44">
            <text:p>43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1.439724999999999" table:style-name="ce44">
            <text:p>11</text:p>
          </table:table-cell>
          <table:table-cell office:value-type="float" office:value="1.182796" table:style-name="ce44">
            <text:p>1</text:p>
          </table:table-cell>
          <table:table-cell office:value-type="float" office:value="261.88701900000001" table:style-name="ce44">
            <text:p>262</text:p>
          </table:table-cell>
          <table:table-cell office:value-type="float" office:value="147.61178100000001" table:style-name="ce44">
            <text:p>148</text:p>
          </table:table-cell>
          <table:table-cell office:value-type="float" office:value="1.860981" table:style-name="ce44">
            <text:p>2</text:p>
          </table:table-cell>
          <table:table-cell office:value-type="float" office:value="5.1673349999999996" table:style-name="ce44">
            <text:p>5</text:p>
          </table:table-cell>
          <table:table-cell office:value-type="float" office:value="5.2925230000000001" table:style-name="ce44">
            <text:p>5</text:p>
          </table:table-cell>
          <table:table-cell office:value-type="float" office:value="12.902043000000001" table:style-name="ce44">
            <text:p>13</text:p>
          </table:table-cell>
          <table:table-cell office:value-type="float" office:value="2.018913" table:style-name="ce44">
            <text:p>2</text:p>
          </table:table-cell>
          <table:table-cell office:value-type="float" office:value="4.248367" table:style-name="ce44">
            <text:p>4</text:p>
          </table:table-cell>
          <table:table-cell office:value-type="float" office:value="25.738755000000001" table:style-name="ce44">
            <text:p>26</text:p>
          </table:table-cell>
          <table:table-cell office:value-type="float" office:value="4.3492059999999997" table:style-name="ce44">
            <text:p>4</text:p>
          </table:table-cell>
          <table:table-cell office:value-type="float" office:value="0.870008" table:style-name="ce44">
            <text:p>1</text:p>
          </table:table-cell>
          <table:table-cell office:value-type="float" office:value="484.56945199999996" table:style-name="ce44">
            <text:p>48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27.799119000000001" table:style-name="ce44">
            <text:p>28</text:p>
          </table:table-cell>
          <table:table-cell office:value-type="float" office:value="23.693197999999999" table:style-name="ce44">
            <text:p>24</text:p>
          </table:table-cell>
          <table:table-cell office:value-type="float" office:value="995.76085599999999" table:style-name="ce44">
            <text:p>996</text:p>
          </table:table-cell>
          <table:table-cell office:value-type="float" office:value="1055.196911" table:style-name="ce44">
            <text:p>1,055</text:p>
          </table:table-cell>
          <table:table-cell office:value-type="float" office:value="15.865107" table:style-name="ce44">
            <text:p>16</text:p>
          </table:table-cell>
          <table:table-cell office:value-type="float" office:value="51.726373000000002" table:style-name="ce44">
            <text:p>52</text:p>
          </table:table-cell>
          <table:table-cell office:value-type="float" office:value="12.250658" table:style-name="ce44">
            <text:p>12</text:p>
          </table:table-cell>
          <table:table-cell office:value-type="float" office:value="44.004334999999998" table:style-name="ce44">
            <text:p>44</text:p>
          </table:table-cell>
          <table:table-cell office:value-type="float" office:value="45.220447999999998" table:style-name="ce44">
            <text:p>45</text:p>
          </table:table-cell>
          <table:table-cell office:value-type="float" office:value="17.154841999999999" table:style-name="ce44">
            <text:p>17</text:p>
          </table:table-cell>
          <table:table-cell office:value-type="float" office:value="201.09204" table:style-name="ce44">
            <text:p>201</text:p>
          </table:table-cell>
          <table:table-cell office:value-type="float" office:value="30.587669999999999" table:style-name="ce44">
            <text:p>31</text:p>
          </table:table-cell>
          <table:table-cell office:value-type="float" office:value="28.017429" table:style-name="ce44">
            <text:p>28</text:p>
          </table:table-cell>
          <table:table-cell office:value-type="float" office:value="2548.3689859999995" table:style-name="ce44">
            <text:p>2,54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47.107812000000003" table:style-name="ce44">
            <text:p>47</text:p>
          </table:table-cell>
          <table:table-cell office:value-type="float" office:value="0" table:style-name="ce44">
            <text:p>0</text:p>
          </table:table-cell>
          <table:table-cell office:value-type="float" office:value="3.1217259999999998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50.229538000000005" table:style-name="ce44">
            <text:p>5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62.38737099999997" table:style-name="ce44">
            <text:p>162</text:p>
          </table:table-cell>
          <table:table-cell office:value-type="float" office:value="51.667662999999997" table:style-name="ce44">
            <text:p>52</text:p>
          </table:table-cell>
          <table:table-cell office:value-type="float" office:value="3279.3600030000002" table:style-name="ce44">
            <text:p>3,279</text:p>
          </table:table-cell>
          <table:table-cell office:value-type="float" office:value="1781.1746129999999" table:style-name="ce44">
            <text:p>1,781</text:p>
          </table:table-cell>
          <table:table-cell office:value-type="float" office:value="34.159886999999998" table:style-name="ce44">
            <text:p>34</text:p>
          </table:table-cell>
          <table:table-cell office:value-type="float" office:value="93.245559000000014" table:style-name="ce44">
            <text:p>93</text:p>
          </table:table-cell>
          <table:table-cell office:value-type="float" office:value="56.741564000000004" table:style-name="ce44">
            <text:p>57</text:p>
          </table:table-cell>
          <table:table-cell office:value-type="float" office:value="180.12633700000001" table:style-name="ce44">
            <text:p>180</text:p>
          </table:table-cell>
          <table:table-cell office:value-type="float" office:value="53.298186999999999" table:style-name="ce44">
            <text:p>53</text:p>
          </table:table-cell>
          <table:table-cell office:value-type="float" office:value="92.095090999999996" table:style-name="ce44">
            <text:p>92</text:p>
          </table:table-cell>
          <table:table-cell office:value-type="float" office:value="599.26864" table:style-name="ce44">
            <text:p>599</text:p>
          </table:table-cell>
          <table:table-cell office:value-type="float" office:value="54.007497999999991" table:style-name="ce44">
            <text:p>54</text:p>
          </table:table-cell>
          <table:table-cell office:value-type="float" office:value="61.407207" table:style-name="ce44">
            <text:p>61</text:p>
          </table:table-cell>
          <table:table-cell office:value-type="float" office:value="6498.9396199999992" table:style-name="ce44">
            <text:p>6,499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69.644000000000005" table:style-name="ce49">
            <text:p>70</text:p>
          </table:table-cell>
          <table:table-cell office:value-type="float" office:value="4.2960000000000003" table:style-name="ce49">
            <text:p>4</text:p>
          </table:table-cell>
          <table:table-cell office:value-type="float" office:value="113.241" table:style-name="ce49">
            <text:p>113</text:p>
          </table:table-cell>
          <table:table-cell office:value-type="float" office:value="59.808999999999997" table:style-name="ce49">
            <text:p>60</text:p>
          </table:table-cell>
          <table:table-cell office:value-type="float" office:value="0.81799999999999995" table:style-name="ce49">
            <text:p>1</text:p>
          </table:table-cell>
          <table:table-cell office:value-type="float" office:value="1.889" table:style-name="ce49">
            <text:p>2</text:p>
          </table:table-cell>
          <table:table-cell office:value-type="float" office:value="4.6520000000000001" table:style-name="ce49">
            <text:p>5</text:p>
          </table:table-cell>
          <table:table-cell office:value-type="float" office:value="9.9260000000000002" table:style-name="ce49">
            <text:p>10</text:p>
          </table:table-cell>
          <table:table-cell office:value-type="float" office:value="0.156" table:style-name="ce49">
            <text:p>-</text:p>
          </table:table-cell>
          <table:table-cell office:value-type="float" office:value="2.508" table:style-name="ce49">
            <text:p>3</text:p>
          </table:table-cell>
          <table:table-cell office:value-type="float" office:value="5.7480000000000002" table:style-name="ce49">
            <text:p>6</text:p>
          </table:table-cell>
          <table:table-cell office:value-type="float" office:value="3.036" table:style-name="ce49">
            <text:p>3</text:p>
          </table:table-cell>
          <table:table-cell office:value-type="float" office:value="0.72699999999999998" table:style-name="ce49">
            <text:p>1</text:p>
          </table:table-cell>
          <table:table-cell office:value-type="float" office:value="276.45" table:style-name="ce49">
            <text:p>27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7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float" office:value="2017" table:style-name="ce30">
            <text:p>2017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1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Commuting</text:p>
          </table:table-cell>
          <table:table-cell office:value-type="float" office:value="13.366402000000001" table:style-name="ce44">
            <text:p>13</text:p>
          </table:table-cell>
          <table:table-cell office:value-type="float" office:value="19.897874999999999" table:style-name="ce44">
            <text:p>20</text:p>
          </table:table-cell>
          <table:table-cell office:value-type="float" office:value="831.51719700000001" table:style-name="ce44">
            <text:p>832</text:p>
          </table:table-cell>
          <table:table-cell office:value-type="float" office:value="76.664726999999999" table:style-name="ce44">
            <text:p>77</text:p>
          </table:table-cell>
          <table:table-cell office:value-type="float" office:value="15.740335999999999" table:style-name="ce44">
            <text:p>16</text:p>
          </table:table-cell>
          <table:table-cell office:value-type="float" office:value="2.3886379999999998" table:style-name="ce44">
            <text:p>2</text:p>
          </table:table-cell>
          <table:table-cell office:value-type="float" office:value="27.965862999999999" table:style-name="ce44">
            <text:p>28</text:p>
          </table:table-cell>
          <table:table-cell office:value-type="float" office:value="40.248221999999998" table:style-name="ce44">
            <text:p>40</text:p>
          </table:table-cell>
          <table:table-cell office:value-type="float" office:value="4.7821239999999996" table:style-name="ce44">
            <text:p>5</text:p>
          </table:table-cell>
          <table:table-cell office:value-type="float" office:value="51.547116000000003" table:style-name="ce44">
            <text:p>52</text:p>
          </table:table-cell>
          <table:table-cell office:value-type="float" office:value="208.58711299999999" table:style-name="ce44">
            <text:p>209</text:p>
          </table:table-cell>
          <table:table-cell office:value-type="float" office:value="4.8789480000000003" table:style-name="ce44">
            <text:p>5</text:p>
          </table:table-cell>
          <table:table-cell office:value-type="float" office:value="10.945802" table:style-name="ce44">
            <text:p>11</text:p>
          </table:table-cell>
          <table:table-cell office:value-type="float" office:value="1308.5303630000001" table:style-name="ce44">
            <text:p>1,309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3">
            <text:p>Business</text:p>
          </table:table-cell>
          <table:table-cell office:value-type="float" office:value="1.9546760000000001" table:style-name="ce44">
            <text:p>2</text:p>
          </table:table-cell>
          <table:table-cell office:value-type="float" office:value="1.385151" table:style-name="ce44">
            <text:p>1</text:p>
          </table:table-cell>
          <table:table-cell office:value-type="float" office:value="337.28067700000003" table:style-name="ce44">
            <text:p>337</text:p>
          </table:table-cell>
          <table:table-cell office:value-type="float" office:value="26.730091999999999" table:style-name="ce44">
            <text:p>27</text:p>
          </table:table-cell>
          <table:table-cell office:value-type="float" office:value="0.66530599999999995" table:style-name="ce44">
            <text:p>1</text:p>
          </table:table-cell>
          <table:table-cell office:value-type="float" office:value="3.572581" table:style-name="ce44">
            <text:p>4</text:p>
          </table:table-cell>
          <table:table-cell office:value-type="float" office:value="2.85894" table:style-name="ce44">
            <text:p>3</text:p>
          </table:table-cell>
          <table:table-cell office:value-type="float" office:value="2.7387060000000001" table:style-name="ce44">
            <text:p>3</text:p>
          </table:table-cell>
          <table:table-cell office:value-type="float" office:value="0.28280699999999998" table:style-name="ce44">
            <text:p>-</text:p>
          </table:table-cell>
          <table:table-cell office:value-type="float" office:value="7.8374240000000004" table:style-name="ce44">
            <text:p>8</text:p>
          </table:table-cell>
          <table:table-cell office:value-type="float" office:value="107.550377" table:style-name="ce44">
            <text:p>108</text:p>
          </table:table-cell>
          <table:table-cell office:value-type="float" office:value="3.2107290000000002" table:style-name="ce44">
            <text:p>3</text:p>
          </table:table-cell>
          <table:table-cell office:value-type="float" office:value="14.126655" table:style-name="ce44">
            <text:p>14</text:p>
          </table:table-cell>
          <table:table-cell office:value-type="float" office:value="510.194121" table:style-name="ce44">
            <text:p>51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Education / escort education</text:p>
          </table:table-cell>
          <table:table-cell office:value-type="float" office:value="29.055796999999998" table:style-name="ce44">
            <text:p>29</text:p>
          </table:table-cell>
          <table:table-cell office:value-type="float" office:value="2.8371979999999999" table:style-name="ce44">
            <text:p>3</text:p>
          </table:table-cell>
          <table:table-cell office:value-type="float" office:value="106.334525" table:style-name="ce44">
            <text:p>106</text:p>
          </table:table-cell>
          <table:table-cell office:value-type="float" office:value="87.833793" table:style-name="ce44">
            <text:p>88</text:p>
          </table:table-cell>
          <table:table-cell office:value-type="float" office:value="0.24584" table:style-name="ce44">
            <text:p>-</text:p>
          </table:table-cell>
          <table:table-cell office:value-type="float" office:value="26.475545" table:style-name="ce44">
            <text:p>26</text:p>
          </table:table-cell>
          <table:table-cell office:value-type="float" office:value="11.948454999999999" table:style-name="ce44">
            <text:p>12</text:p>
          </table:table-cell>
          <table:table-cell office:value-type="float" office:value="43.257689999999997" table:style-name="ce44">
            <text:p>43</text:p>
          </table:table-cell>
          <table:table-cell office:value-type="float" office:value="0" table:style-name="ce44">
            <text:p>0</text:p>
          </table:table-cell>
          <table:table-cell office:value-type="float" office:value="5.2899159999999998" table:style-name="ce44">
            <text:p>5</text:p>
          </table:table-cell>
          <table:table-cell office:value-type="float" office:value="26.886876999999998" table:style-name="ce44">
            <text:p>27</text:p>
          </table:table-cell>
          <table:table-cell office:value-type="float" office:value="4.3724080000000001" table:style-name="ce44">
            <text:p>4</text:p>
          </table:table-cell>
          <table:table-cell office:value-type="float" office:value="2.194677" table:style-name="ce44">
            <text:p>2</text:p>
          </table:table-cell>
          <table:table-cell office:value-type="float" office:value="346.73272099999997" table:style-name="ce44">
            <text:p>34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Shopping</text:p>
          </table:table-cell>
          <table:table-cell office:value-type="float" office:value="27.635556000000001" table:style-name="ce44">
            <text:p>28</text:p>
          </table:table-cell>
          <table:table-cell office:value-type="float" office:value="2.9850150000000002" table:style-name="ce44">
            <text:p>3</text:p>
          </table:table-cell>
          <table:table-cell office:value-type="float" office:value="402.13788399999999" table:style-name="ce44">
            <text:p>402</text:p>
          </table:table-cell>
          <table:table-cell office:value-type="float" office:value="219.063029" table:style-name="ce44">
            <text:p>219</text:p>
          </table:table-cell>
          <table:table-cell office:value-type="float" office:value="2.9088379999999998" table:style-name="ce44">
            <text:p>3</text:p>
          </table:table-cell>
          <table:table-cell office:value-type="float" office:value="3.1838769999999998" table:style-name="ce44">
            <text:p>3</text:p>
          </table:table-cell>
          <table:table-cell office:value-type="float" office:value="10.466426999999999" table:style-name="ce44">
            <text:p>10</text:p>
          </table:table-cell>
          <table:table-cell office:value-type="float" office:value="37.605922999999997" table:style-name="ce44">
            <text:p>38</text:p>
          </table:table-cell>
          <table:table-cell office:value-type="float" office:value="1.575671" table:style-name="ce44">
            <text:p>2</text:p>
          </table:table-cell>
          <table:table-cell office:value-type="float" office:value="3.83521" table:style-name="ce44">
            <text:p>4</text:p>
          </table:table-cell>
          <table:table-cell office:value-type="float" office:value="20.015086" table:style-name="ce44">
            <text:p>20</text:p>
          </table:table-cell>
          <table:table-cell office:value-type="float" office:value="2.8582109999999998" table:style-name="ce44">
            <text:p>3</text:p>
          </table:table-cell>
          <table:table-cell office:value-type="float" office:value="3.9329719999999999" table:style-name="ce44">
            <text:p>4</text:p>
          </table:table-cell>
          <table:table-cell office:value-type="float" office:value="738.20369899999992" table:style-name="ce44">
            <text:p>73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Other escort</text:p>
          </table:table-cell>
          <table:table-cell office:value-type="float" office:value="6.1728550000000002" table:style-name="ce44">
            <text:p>6</text:p>
          </table:table-cell>
          <table:table-cell office:value-type="float" office:value="0.352466" table:style-name="ce44">
            <text:p>-</text:p>
          </table:table-cell>
          <table:table-cell office:value-type="float" office:value="268.184123" table:style-name="ce44">
            <text:p>268</text:p>
          </table:table-cell>
          <table:table-cell office:value-type="float" office:value="153.449793" table:style-name="ce44">
            <text:p>153</text:p>
          </table:table-cell>
          <table:table-cell office:value-type="float" office:value="0.23525599999999999" table:style-name="ce44">
            <text:p>-</text:p>
          </table:table-cell>
          <table:table-cell office:value-type="float" office:value="1.8062339999999999" table:style-name="ce44">
            <text:p>2</text:p>
          </table:table-cell>
          <table:table-cell office:value-type="float" office:value="1.679325" table:style-name="ce44">
            <text:p>2</text:p>
          </table:table-cell>
          <table:table-cell office:value-type="float" office:value="4.009201" table:style-name="ce44">
            <text:p>4</text:p>
          </table:table-cell>
          <table:table-cell office:value-type="float" office:value="0.183116" table:style-name="ce44">
            <text:p>-</text:p>
          </table:table-cell>
          <table:table-cell office:value-type="float" office:value="2.026421" table:style-name="ce44">
            <text:p>2</text:p>
          </table:table-cell>
          <table:table-cell office:value-type="float" office:value="7.1345770000000002" table:style-name="ce44">
            <text:p>7</text:p>
          </table:table-cell>
          <table:table-cell office:value-type="float" office:value="0.97533099999999995" table:style-name="ce44">
            <text:p>1</text:p>
          </table:table-cell>
          <table:table-cell office:value-type="float" office:value="0.295738" table:style-name="ce44">
            <text:p>-</text:p>
          </table:table-cell>
          <table:table-cell office:value-type="float" office:value="446.50443599999994" table:style-name="ce44">
            <text:p>44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3">
          <table:table-cell office:value-type="string" table:style-name="ce45">
            <text:p>Personal business</text:p>
          </table:table-cell>
          <table:table-cell office:value-type="float" office:value="13.497743" table:style-name="ce44">
            <text:p>13</text:p>
          </table:table-cell>
          <table:table-cell office:value-type="float" office:value="1.968337" table:style-name="ce44">
            <text:p>2</text:p>
          </table:table-cell>
          <table:table-cell office:value-type="float" office:value="263.82772199999999" table:style-name="ce44">
            <text:p>264</text:p>
          </table:table-cell>
          <table:table-cell office:value-type="float" office:value="152.158389" table:style-name="ce44">
            <text:p>152</text:p>
          </table:table-cell>
          <table:table-cell office:value-type="float" office:value="1.9963360000000001" table:style-name="ce44">
            <text:p>2</text:p>
          </table:table-cell>
          <table:table-cell office:value-type="float" office:value="4.2509220000000001" table:style-name="ce44">
            <text:p>4</text:p>
          </table:table-cell>
          <table:table-cell office:value-type="float" office:value="6.4580080000000004" table:style-name="ce44">
            <text:p>6</text:p>
          </table:table-cell>
          <table:table-cell office:value-type="float" office:value="16.083469000000001" table:style-name="ce44">
            <text:p>16</text:p>
          </table:table-cell>
          <table:table-cell office:value-type="float" office:value="0" table:style-name="ce44">
            <text:p>0</text:p>
          </table:table-cell>
          <table:table-cell office:value-type="float" office:value="4.4684499999999998" table:style-name="ce44">
            <text:p>4</text:p>
          </table:table-cell>
          <table:table-cell office:value-type="float" office:value="23.445271999999999" table:style-name="ce44">
            <text:p>23</text:p>
          </table:table-cell>
          <table:table-cell office:value-type="float" office:value="4.036314" table:style-name="ce44">
            <text:p>4</text:p>
          </table:table-cell>
          <table:table-cell office:value-type="float" office:value="0.62156100000000003" table:style-name="ce44">
            <text:p>1</text:p>
          </table:table-cell>
          <table:table-cell office:value-type="float" office:value="492.812523" table:style-name="ce44">
            <text:p>493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27.111965999999999" table:style-name="ce44">
            <text:p>27</text:p>
          </table:table-cell>
          <table:table-cell office:value-type="float" office:value="27.136419" table:style-name="ce44">
            <text:p>27</text:p>
          </table:table-cell>
          <table:table-cell office:value-type="float" office:value="1054.8116480000001" table:style-name="ce44">
            <text:p>1,055</text:p>
          </table:table-cell>
          <table:table-cell office:value-type="float" office:value="1105.107456" table:style-name="ce44">
            <text:p>1,105</text:p>
          </table:table-cell>
          <table:table-cell office:value-type="float" office:value="14.141724" table:style-name="ce44">
            <text:p>14</text:p>
          </table:table-cell>
          <table:table-cell office:value-type="float" office:value="58.720224000000002" table:style-name="ce44">
            <text:p>59</text:p>
          </table:table-cell>
          <table:table-cell office:value-type="float" office:value="12.437735999999999" table:style-name="ce44">
            <text:p>12</text:p>
          </table:table-cell>
          <table:table-cell office:value-type="float" office:value="37.864589000000002" table:style-name="ce44">
            <text:p>38</text:p>
          </table:table-cell>
          <table:table-cell office:value-type="float" office:value="52.798006999999998" table:style-name="ce44">
            <text:p>53</text:p>
          </table:table-cell>
          <table:table-cell office:value-type="float" office:value="20.436793999999999" table:style-name="ce44">
            <text:p>20</text:p>
          </table:table-cell>
          <table:table-cell office:value-type="float" office:value="220.241028" table:style-name="ce44">
            <text:p>220</text:p>
          </table:table-cell>
          <table:table-cell office:value-type="float" office:value="30.490950999999999" table:style-name="ce44">
            <text:p>30</text:p>
          </table:table-cell>
          <table:table-cell office:value-type="float" office:value="19.976555000000001" table:style-name="ce44">
            <text:p>20</text:p>
          </table:table-cell>
          <table:table-cell office:value-type="float" office:value="2681.2750970000002" table:style-name="ce44">
            <text:p>2,68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50.512397999999997" table:style-name="ce44">
            <text:p>51</text:p>
          </table:table-cell>
          <table:table-cell office:value-type="float" office:value="0" table:style-name="ce44">
            <text:p>0</text:p>
          </table:table-cell>
          <table:table-cell office:value-type="float" office:value="4.914873" table:style-name="ce44">
            <text:p>5</text:p>
          </table:table-cell>
          <table:table-cell office:value-type="float" office:value="0.40997699999999998" table:style-name="ce44">
            <text:p>-</text:p>
          </table:table-cell>
          <table:table-cell office:value-type="float" office:value="0.18723500000000001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3.5664000000000001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.130663" table:style-name="ce44">
            <text:p>-</text:p>
          </table:table-cell>
          <table:table-cell office:value-type="float" office:value="6.5180000000000004E-3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56.197327999999992" table:style-name="ce44">
            <text:p>5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69.30739299999999" table:style-name="ce44">
            <text:p>169</text:p>
          </table:table-cell>
          <table:table-cell office:value-type="float" office:value="56.562460999999999" table:style-name="ce44">
            <text:p>57</text:p>
          </table:table-cell>
          <table:table-cell office:value-type="float" office:value="3269.0086490000003" table:style-name="ce44">
            <text:p>3,269</text:p>
          </table:table-cell>
          <table:table-cell office:value-type="float" office:value="1821.417256" table:style-name="ce44">
            <text:p>1,821</text:p>
          </table:table-cell>
          <table:table-cell office:value-type="float" office:value="36.120871000000001" table:style-name="ce44">
            <text:p>36</text:p>
          </table:table-cell>
          <table:table-cell office:value-type="float" office:value="100.398021" table:style-name="ce44">
            <text:p>100</text:p>
          </table:table-cell>
          <table:table-cell office:value-type="float" office:value="73.814753999999994" table:style-name="ce44">
            <text:p>74</text:p>
          </table:table-cell>
          <table:table-cell office:value-type="float" office:value="181.84346399999998" table:style-name="ce44">
            <text:p>182</text:p>
          </table:table-cell>
          <table:table-cell office:value-type="float" office:value="59.621724999999998" table:style-name="ce44">
            <text:p>60</text:p>
          </table:table-cell>
          <table:table-cell office:value-type="float" office:value="95.441331000000005" table:style-name="ce44">
            <text:p>95</text:p>
          </table:table-cell>
          <table:table-cell office:value-type="float" office:value="613.990993" table:style-name="ce44">
            <text:p>614</text:p>
          </table:table-cell>
          <table:table-cell office:value-type="float" office:value="50.829409999999996" table:style-name="ce44">
            <text:p>51</text:p>
          </table:table-cell>
          <table:table-cell office:value-type="float" office:value="52.093959999999996" table:style-name="ce44">
            <text:p>52</text:p>
          </table:table-cell>
          <table:table-cell office:value-type="float" office:value="6580.4502880000036" table:style-name="ce44">
            <text:p>6,58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office:value-type="string" table:style-name="ce48">
            <text:p><text:s text:c="3"/>trips ('000s)</text:p>
          </table:table-cell>
          <table:table-cell office:value-type="float" office:value="69.191999999999993" table:style-name="ce49">
            <text:p>69</text:p>
          </table:table-cell>
          <table:table-cell office:value-type="float" office:value="4.109" table:style-name="ce49">
            <text:p>4</text:p>
          </table:table-cell>
          <table:table-cell office:value-type="float" office:value="102.425" table:style-name="ce49">
            <text:p>102</text:p>
          </table:table-cell>
          <table:table-cell office:value-type="float" office:value="53.670999999999999" table:style-name="ce49">
            <text:p>54</text:p>
          </table:table-cell>
          <table:table-cell office:value-type="float" office:value="0.76100000000000001" table:style-name="ce49">
            <text:p>1</text:p>
          </table:table-cell>
          <table:table-cell office:value-type="float" office:value="1.657" table:style-name="ce49">
            <text:p>2</text:p>
          </table:table-cell>
          <table:table-cell office:value-type="float" office:value="4.2889999999999997" table:style-name="ce49">
            <text:p>4</text:p>
          </table:table-cell>
          <table:table-cell office:value-type="float" office:value="9.2910000000000004" table:style-name="ce49">
            <text:p>9</text:p>
          </table:table-cell>
          <table:table-cell office:value-type="float" office:value="0.20899999999999999" table:style-name="ce49">
            <text:p>-</text:p>
          </table:table-cell>
          <table:table-cell office:value-type="float" office:value="2.34" table:style-name="ce49">
            <text:p>2</text:p>
          </table:table-cell>
          <table:table-cell office:value-type="float" office:value="5.2809999999999997" table:style-name="ce49">
            <text:p>5</text:p>
          </table:table-cell>
          <table:table-cell office:value-type="float" office:value="2.2999999999999998" table:style-name="ce49">
            <text:p>2</text:p>
          </table:table-cell>
          <table:table-cell office:value-type="float" office:value="0.93200000000000005" table:style-name="ce49">
            <text:p>1</text:p>
          </table:table-cell>
          <table:table-cell office:value-type="float" office:value="256.45699999999999" table:style-name="ce49">
            <text:p>25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38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51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52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2">
          <table:table-cell office:value-type="float" office:value="2018" table:style-name="ce30">
            <text:p>2018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6" table:style-name="ce26"/>
          <table:table-cell table:number-columns-repeated="16312" table:style-name="ce23"/>
        </table:table-row>
        <table:table-row table:style-name="ro43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42">
          <table:table-cell office:value-type="string" table:style-name="ce43">
            <text:p>Commuting</text:p>
          </table:table-cell>
          <table:table-cell office:value-type="float" office:value="14.788103" table:style-name="ce44">
            <text:p>15</text:p>
          </table:table-cell>
          <table:table-cell office:value-type="float" office:value="20.168430000000001" table:style-name="ce44">
            <text:p>20</text:p>
          </table:table-cell>
          <table:table-cell office:value-type="float" office:value="788.01575200000002" table:style-name="ce44">
            <text:p>788</text:p>
          </table:table-cell>
          <table:table-cell office:value-type="float" office:value="84.110371000000001" table:style-name="ce44">
            <text:p>84</text:p>
          </table:table-cell>
          <table:table-cell office:value-type="float" office:value="10.028608" table:style-name="ce44">
            <text:p>10</text:p>
          </table:table-cell>
          <table:table-cell office:value-type="float" office:value="5.5933190000000002" table:style-name="ce44">
            <text:p>6</text:p>
          </table:table-cell>
          <table:table-cell office:value-type="float" office:value="17.464137000000001" table:style-name="ce44">
            <text:p>17</text:p>
          </table:table-cell>
          <table:table-cell office:value-type="float" office:value="37.051727" table:style-name="ce44">
            <text:p>37</text:p>
          </table:table-cell>
          <table:table-cell office:value-type="float" office:value="0.117628" table:style-name="ce44">
            <text:p>-</text:p>
          </table:table-cell>
          <table:table-cell office:value-type="float" office:value="53.559147000000003" table:style-name="ce44">
            <text:p>54</text:p>
          </table:table-cell>
          <table:table-cell office:value-type="float" office:value="225.067993" table:style-name="ce44">
            <text:p>225</text:p>
          </table:table-cell>
          <table:table-cell office:value-type="float" office:value="6.026967" table:style-name="ce44">
            <text:p>6</text:p>
          </table:table-cell>
          <table:table-cell office:value-type="float" office:value="14.814902999999999" table:style-name="ce44">
            <text:p>15</text:p>
          </table:table-cell>
          <table:table-cell office:value-type="float" office:value="1276.8070850000001" table:style-name="ce44">
            <text:p>1,27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42">
          <table:table-cell office:value-type="string" table:style-name="ce43">
            <text:p>Business</text:p>
          </table:table-cell>
          <table:table-cell office:value-type="float" office:value="1.697783" table:style-name="ce44">
            <text:p>2</text:p>
          </table:table-cell>
          <table:table-cell office:value-type="float" office:value="1.625777" table:style-name="ce44">
            <text:p>2</text:p>
          </table:table-cell>
          <table:table-cell office:value-type="float" office:value="375.041247" table:style-name="ce44">
            <text:p>375</text:p>
          </table:table-cell>
          <table:table-cell office:value-type="float" office:value="41.733690000000003" table:style-name="ce44">
            <text:p>42</text:p>
          </table:table-cell>
          <table:table-cell office:value-type="float" office:value="0.15574199999999999" table:style-name="ce44">
            <text:p>-</text:p>
          </table:table-cell>
          <table:table-cell office:value-type="float" office:value="5.5833079999999997" table:style-name="ce44">
            <text:p>6</text:p>
          </table:table-cell>
          <table:table-cell office:value-type="float" office:value="2.792983" table:style-name="ce44">
            <text:p>3</text:p>
          </table:table-cell>
          <table:table-cell office:value-type="float" office:value="2.3533390000000001" table:style-name="ce44">
            <text:p>2</text:p>
          </table:table-cell>
          <table:table-cell office:value-type="float" office:value="0.68866499999999997" table:style-name="ce44">
            <text:p>1</text:p>
          </table:table-cell>
          <table:table-cell office:value-type="float" office:value="7.1771750000000001" table:style-name="ce44">
            <text:p>7</text:p>
          </table:table-cell>
          <table:table-cell office:value-type="float" office:value="120.17368" table:style-name="ce44">
            <text:p>120</text:p>
          </table:table-cell>
          <table:table-cell office:value-type="float" office:value="3.777282" table:style-name="ce44">
            <text:p>4</text:p>
          </table:table-cell>
          <table:table-cell office:value-type="float" office:value="4.1729729999999998" table:style-name="ce44">
            <text:p>4</text:p>
          </table:table-cell>
          <table:table-cell office:value-type="float" office:value="566.97364400000004" table:style-name="ce44">
            <text:p>56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42">
          <table:table-cell office:value-type="string" table:style-name="ce45">
            <text:p>Education / escort education</text:p>
          </table:table-cell>
          <table:table-cell office:value-type="float" office:value="30.334790999999999" table:style-name="ce44">
            <text:p>30</text:p>
          </table:table-cell>
          <table:table-cell office:value-type="float" office:value="3.0540479999999999" table:style-name="ce44">
            <text:p>3</text:p>
          </table:table-cell>
          <table:table-cell office:value-type="float" office:value="101.945171" table:style-name="ce44">
            <text:p>102</text:p>
          </table:table-cell>
          <table:table-cell office:value-type="float" office:value="88.015709000000001" table:style-name="ce44">
            <text:p>88</text:p>
          </table:table-cell>
          <table:table-cell office:value-type="float" office:value="0" table:style-name="ce44">
            <text:p>0</text:p>
          </table:table-cell>
          <table:table-cell office:value-type="float" office:value="29.684553000000001" table:style-name="ce44">
            <text:p>30</text:p>
          </table:table-cell>
          <table:table-cell office:value-type="float" office:value="7.3523139999999998" table:style-name="ce44">
            <text:p>7</text:p>
          </table:table-cell>
          <table:table-cell office:value-type="float" office:value="35.440288000000002" table:style-name="ce44">
            <text:p>35</text:p>
          </table:table-cell>
          <table:table-cell office:value-type="float" office:value="0" table:style-name="ce44">
            <text:p>0</text:p>
          </table:table-cell>
          <table:table-cell office:value-type="float" office:value="3.3121939999999999" table:style-name="ce44">
            <text:p>3</text:p>
          </table:table-cell>
          <table:table-cell office:value-type="float" office:value="33.065415000000002" table:style-name="ce44">
            <text:p>33</text:p>
          </table:table-cell>
          <table:table-cell office:value-type="float" office:value="8.1057369999999995" table:style-name="ce44">
            <text:p>8</text:p>
          </table:table-cell>
          <table:table-cell office:value-type="float" office:value="0.80399900000000002" table:style-name="ce44">
            <text:p>1</text:p>
          </table:table-cell>
          <table:table-cell office:value-type="float" office:value="341.11421899999999" table:style-name="ce44">
            <text:p>341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42">
          <table:table-cell office:value-type="string" table:style-name="ce45">
            <text:p>Shopping</text:p>
          </table:table-cell>
          <table:table-cell office:value-type="float" office:value="27.012795000000001" table:style-name="ce44">
            <text:p>27</text:p>
          </table:table-cell>
          <table:table-cell office:value-type="float" office:value="2.5301459999999998" table:style-name="ce44">
            <text:p>3</text:p>
          </table:table-cell>
          <table:table-cell office:value-type="float" office:value="402.678315" table:style-name="ce44">
            <text:p>403</text:p>
          </table:table-cell>
          <table:table-cell office:value-type="float" office:value="221.49259699999999" table:style-name="ce44">
            <text:p>221</text:p>
          </table:table-cell>
          <table:table-cell office:value-type="float" office:value="0.51915800000000001" table:style-name="ce44">
            <text:p>1</text:p>
          </table:table-cell>
          <table:table-cell office:value-type="float" office:value="4.2881499999999999" table:style-name="ce44">
            <text:p>4</text:p>
          </table:table-cell>
          <table:table-cell office:value-type="float" office:value="9.4928690000000007" table:style-name="ce44">
            <text:p>9</text:p>
          </table:table-cell>
          <table:table-cell office:value-type="float" office:value="39.050148999999998" table:style-name="ce44">
            <text:p>39</text:p>
          </table:table-cell>
          <table:table-cell office:value-type="float" office:value="2.4601739999999999" table:style-name="ce44">
            <text:p>2</text:p>
          </table:table-cell>
          <table:table-cell office:value-type="float" office:value="3.759242" table:style-name="ce44">
            <text:p>4</text:p>
          </table:table-cell>
          <table:table-cell office:value-type="float" office:value="24.516489" table:style-name="ce44">
            <text:p>25</text:p>
          </table:table-cell>
          <table:table-cell office:value-type="float" office:value="2.9146260000000002" table:style-name="ce44">
            <text:p>3</text:p>
          </table:table-cell>
          <table:table-cell office:value-type="float" office:value="2.8037239999999999" table:style-name="ce44">
            <text:p>3</text:p>
          </table:table-cell>
          <table:table-cell office:value-type="float" office:value="743.51843399999984" table:style-name="ce44">
            <text:p>744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42">
          <table:table-cell office:value-type="string" table:style-name="ce45">
            <text:p>Other escort</text:p>
          </table:table-cell>
          <table:table-cell office:value-type="float" office:value="6.409205" table:style-name="ce44">
            <text:p>6</text:p>
          </table:table-cell>
          <table:table-cell office:value-type="float" office:value="0.46748699999999999" table:style-name="ce44">
            <text:p>-</text:p>
          </table:table-cell>
          <table:table-cell office:value-type="float" office:value="276.61948899999999" table:style-name="ce44">
            <text:p>277</text:p>
          </table:table-cell>
          <table:table-cell office:value-type="float" office:value="154.901475" table:style-name="ce44">
            <text:p>155</text:p>
          </table:table-cell>
          <table:table-cell office:value-type="float" office:value="0" table:style-name="ce44">
            <text:p>0</text:p>
          </table:table-cell>
          <table:table-cell office:value-type="float" office:value="1.7304740000000001" table:style-name="ce44">
            <text:p>2</text:p>
          </table:table-cell>
          <table:table-cell office:value-type="float" office:value="1.9424239999999999" table:style-name="ce44">
            <text:p>2</text:p>
          </table:table-cell>
          <table:table-cell office:value-type="float" office:value="5.0222810000000004" table:style-name="ce44">
            <text:p>5</text:p>
          </table:table-cell>
          <table:table-cell office:value-type="float" office:value="0" table:style-name="ce44">
            <text:p>0</text:p>
          </table:table-cell>
          <table:table-cell office:value-type="float" office:value="0.77985800000000005" table:style-name="ce44">
            <text:p>1</text:p>
          </table:table-cell>
          <table:table-cell office:value-type="float" office:value="8.6013789999999997" table:style-name="ce44">
            <text:p>9</text:p>
          </table:table-cell>
          <table:table-cell office:value-type="float" office:value="0.76129599999999997" table:style-name="ce44">
            <text:p>1</text:p>
          </table:table-cell>
          <table:table-cell office:value-type="float" office:value="0.47614200000000001" table:style-name="ce44">
            <text:p>-</text:p>
          </table:table-cell>
          <table:table-cell office:value-type="float" office:value="457.71151000000003" table:style-name="ce44">
            <text:p>458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42">
          <table:table-cell office:value-type="string" table:style-name="ce45">
            <text:p>Personal business</text:p>
          </table:table-cell>
          <table:table-cell office:value-type="float" office:value="11.562149" table:style-name="ce44">
            <text:p>12</text:p>
          </table:table-cell>
          <table:table-cell office:value-type="float" office:value="2.162976" table:style-name="ce44">
            <text:p>2</text:p>
          </table:table-cell>
          <table:table-cell office:value-type="float" office:value="243.67258799999999" table:style-name="ce44">
            <text:p>244</text:p>
          </table:table-cell>
          <table:table-cell office:value-type="float" office:value="130.81555800000001" table:style-name="ce44">
            <text:p>131</text:p>
          </table:table-cell>
          <table:table-cell office:value-type="float" office:value="0.466497" table:style-name="ce44">
            <text:p>-</text:p>
          </table:table-cell>
          <table:table-cell office:value-type="float" office:value="3.329243" table:style-name="ce44">
            <text:p>3</text:p>
          </table:table-cell>
          <table:table-cell office:value-type="float" office:value="5.2790189999999999" table:style-name="ce44">
            <text:p>5</text:p>
          </table:table-cell>
          <table:table-cell office:value-type="float" office:value="13.66605" table:style-name="ce44">
            <text:p>14</text:p>
          </table:table-cell>
          <table:table-cell office:value-type="float" office:value="0" table:style-name="ce44">
            <text:p>0</text:p>
          </table:table-cell>
          <table:table-cell office:value-type="float" office:value="4.5554199999999998" table:style-name="ce44">
            <text:p>5</text:p>
          </table:table-cell>
          <table:table-cell office:value-type="float" office:value="27.731963" table:style-name="ce44">
            <text:p>28</text:p>
          </table:table-cell>
          <table:table-cell office:value-type="float" office:value="4.6358199999999998" table:style-name="ce44">
            <text:p>5</text:p>
          </table:table-cell>
          <table:table-cell office:value-type="float" office:value="1.992165" table:style-name="ce44">
            <text:p>2</text:p>
          </table:table-cell>
          <table:table-cell office:value-type="float" office:value="449.86944799999998" table:style-name="ce44">
            <text:p>45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29.260082000000001" table:style-name="ce44">
            <text:p>29</text:p>
          </table:table-cell>
          <table:table-cell office:value-type="float" office:value="26.718622" table:style-name="ce44">
            <text:p>27</text:p>
          </table:table-cell>
          <table:table-cell office:value-type="float" office:value="1052.3965760000001" table:style-name="ce44">
            <text:p>1,052</text:p>
          </table:table-cell>
          <table:table-cell office:value-type="float" office:value="1052.8448229999999" table:style-name="ce44">
            <text:p>1,053</text:p>
          </table:table-cell>
          <table:table-cell office:value-type="float" office:value="14.147511" table:style-name="ce44">
            <text:p>14</text:p>
          </table:table-cell>
          <table:table-cell office:value-type="float" office:value="60.096251000000002" table:style-name="ce44">
            <text:p>60</text:p>
          </table:table-cell>
          <table:table-cell office:value-type="float" office:value="11.593381000000001" table:style-name="ce44">
            <text:p>12</text:p>
          </table:table-cell>
          <table:table-cell office:value-type="float" office:value="41.184446999999999" table:style-name="ce44">
            <text:p>41</text:p>
          </table:table-cell>
          <table:table-cell office:value-type="float" office:value="38.010320999999998" table:style-name="ce44">
            <text:p>38</text:p>
          </table:table-cell>
          <table:table-cell office:value-type="float" office:value="22.808433999999998" table:style-name="ce44">
            <text:p>23</text:p>
          </table:table-cell>
          <table:table-cell office:value-type="float" office:value="243.61872700000001" table:style-name="ce44">
            <text:p>244</text:p>
          </table:table-cell>
          <table:table-cell office:value-type="float" office:value="31.524939" table:style-name="ce44">
            <text:p>32</text:p>
          </table:table-cell>
          <table:table-cell office:value-type="float" office:value="12.490658" table:style-name="ce44">
            <text:p>12</text:p>
          </table:table-cell>
          <table:table-cell office:value-type="float" office:value="2636.6947719999998" table:style-name="ce44">
            <text:p>2,63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42">
          <table:table-cell office:value-type="string" table:style-name="ce46">
            <text:p>Other including just walk</text:p>
          </table:table-cell>
          <table:table-cell office:value-type="float" office:value="52.869804000000002" table:style-name="ce44">
            <text:p>53</text:p>
          </table:table-cell>
          <table:table-cell office:value-type="float" office:value="0" table:style-name="ce44">
            <text:p>0</text:p>
          </table:table-cell>
          <table:table-cell office:value-type="float" office:value="4.0887669999999998" table:style-name="ce44">
            <text:p>4</text:p>
          </table:table-cell>
          <table:table-cell office:value-type="float" office:value="0.34266400000000002" table:style-name="ce44">
            <text:p>-</text:p>
          </table:table-cell>
          <table:table-cell office:value-type="float" office:value="9.2078999999999994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1.2409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57.405723000000002" table:style-name="ce44">
            <text:p>57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42">
          <table:table-cell office:value-type="string" table:style-name="ce45">
            <text:p>All purposes</text:p>
          </table:table-cell>
          <table:table-cell office:value-type="float" office:value="173.93471200000002" table:style-name="ce44">
            <text:p>174</text:p>
          </table:table-cell>
          <table:table-cell office:value-type="float" office:value="56.727486000000006" table:style-name="ce44">
            <text:p>57</text:p>
          </table:table-cell>
          <table:table-cell office:value-type="float" office:value="3244.4579050000002" table:style-name="ce44">
            <text:p>3,244</text:p>
          </table:table-cell>
          <table:table-cell office:value-type="float" office:value="1774.2568869999998" table:style-name="ce44">
            <text:p>1,774</text:p>
          </table:table-cell>
          <table:table-cell office:value-type="float" office:value="25.409594999999999" table:style-name="ce44">
            <text:p>25</text:p>
          </table:table-cell>
          <table:table-cell office:value-type="float" office:value="110.30529800000001" table:style-name="ce44">
            <text:p>110</text:p>
          </table:table-cell>
          <table:table-cell office:value-type="float" office:value="55.929535999999999" table:style-name="ce44">
            <text:p>56</text:p>
          </table:table-cell>
          <table:table-cell office:value-type="float" office:value="173.768281" table:style-name="ce44">
            <text:p>174</text:p>
          </table:table-cell>
          <table:table-cell office:value-type="float" office:value="41.276788000000003" table:style-name="ce44">
            <text:p>41</text:p>
          </table:table-cell>
          <table:table-cell office:value-type="float" office:value="95.95147" table:style-name="ce44">
            <text:p>96</text:p>
          </table:table-cell>
          <table:table-cell office:value-type="float" office:value="682.77564599999994" table:style-name="ce44">
            <text:p>683</text:p>
          </table:table-cell>
          <table:table-cell office:value-type="float" office:value="57.746667000000002" table:style-name="ce44">
            <text:p>58</text:p>
          </table:table-cell>
          <table:table-cell office:value-type="float" office:value="37.554564000000006" table:style-name="ce44">
            <text:p>38</text:p>
          </table:table-cell>
          <table:table-cell office:value-type="float" office:value="6530.0948349999981" table:style-name="ce44">
            <text:p>6,53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53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53">
          <table:table-cell office:value-type="string" table:style-name="ce48">
            <text:p><text:s text:c="3"/>trips ('000s)</text:p>
          </table:table-cell>
          <table:table-cell office:value-type="float" office:value="69.45" table:style-name="ce49">
            <text:p>69</text:p>
          </table:table-cell>
          <table:table-cell office:value-type="float" office:value="4.258" table:style-name="ce49">
            <text:p>4</text:p>
          </table:table-cell>
          <table:table-cell office:value-type="float" office:value="103.747" table:style-name="ce49">
            <text:p>104</text:p>
          </table:table-cell>
          <table:table-cell office:value-type="float" office:value="54.085000000000001" table:style-name="ce49">
            <text:p>54</text:p>
          </table:table-cell>
          <table:table-cell office:value-type="float" office:value="0.45300000000000001" table:style-name="ce49">
            <text:p>-</text:p>
          </table:table-cell>
          <table:table-cell office:value-type="float" office:value="1.9490000000000001" table:style-name="ce49">
            <text:p>2</text:p>
          </table:table-cell>
          <table:table-cell office:value-type="float" office:value="3.4159999999999999" table:style-name="ce49">
            <text:p>3</text:p>
          </table:table-cell>
          <table:table-cell office:value-type="float" office:value="8.16" table:style-name="ce49">
            <text:p>8</text:p>
          </table:table-cell>
          <table:table-cell office:value-type="float" office:value="0.10199999999999999" table:style-name="ce49">
            <text:p>-</text:p>
          </table:table-cell>
          <table:table-cell office:value-type="float" office:value="2.16" table:style-name="ce49">
            <text:p>2</text:p>
          </table:table-cell>
          <table:table-cell office:value-type="float" office:value="5.22" table:style-name="ce49">
            <text:p>5</text:p>
          </table:table-cell>
          <table:table-cell office:value-type="float" office:value="2.5009999999999999" table:style-name="ce49">
            <text:p>3</text:p>
          </table:table-cell>
          <table:table-cell office:value-type="float" office:value="0.76100000000000001" table:style-name="ce49">
            <text:p>1</text:p>
          </table:table-cell>
          <table:table-cell office:value-type="float" office:value="256.262" table:style-name="ce49">
            <text:p>25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53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40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54">
          <table:table-cell table:number-columns-repeated="15" table:style-name="ce15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8">
          <table:table-cell office:value-type="float" office:value="2019" table:style-name="ce30">
            <text:p>2019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55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8">
          <table:table-cell office:value-type="string" table:style-name="ce43">
            <text:p>Commuting</text:p>
          </table:table-cell>
          <table:table-cell office:value-type="float" office:value="15.436933" table:style-name="ce44">
            <text:p>15</text:p>
          </table:table-cell>
          <table:table-cell office:value-type="float" office:value="17.246765" table:style-name="ce44">
            <text:p>17</text:p>
          </table:table-cell>
          <table:table-cell office:value-type="float" office:value="781.85749699999997" table:style-name="ce44">
            <text:p>782</text:p>
          </table:table-cell>
          <table:table-cell office:value-type="float" office:value="71.907107999999994" table:style-name="ce44">
            <text:p>72</text:p>
          </table:table-cell>
          <table:table-cell office:value-type="float" office:value="8.7884060000000002" table:style-name="ce44">
            <text:p>9</text:p>
          </table:table-cell>
          <table:table-cell office:value-type="float" office:value="4.4312740000000002" table:style-name="ce44">
            <text:p>4</text:p>
          </table:table-cell>
          <table:table-cell office:value-type="float" office:value="23.575883000000001" table:style-name="ce44">
            <text:p>24</text:p>
          </table:table-cell>
          <table:table-cell office:value-type="float" office:value="38.142600000000002" table:style-name="ce44">
            <text:p>38</text:p>
          </table:table-cell>
          <table:table-cell office:value-type="float" office:value="0.16794300000000001" table:style-name="ce44">
            <text:p>-</text:p>
          </table:table-cell>
          <table:table-cell office:value-type="float" office:value="65.475325999999995" table:style-name="ce44">
            <text:p>65</text:p>
          </table:table-cell>
          <table:table-cell office:value-type="float" office:value="235.35969900000001" table:style-name="ce44">
            <text:p>235</text:p>
          </table:table-cell>
          <table:table-cell office:value-type="float" office:value="4.8124700000000002" table:style-name="ce44">
            <text:p>5</text:p>
          </table:table-cell>
          <table:table-cell office:value-type="float" office:value="8.695805" table:style-name="ce44">
            <text:p>9</text:p>
          </table:table-cell>
          <table:table-cell office:value-type="float" office:value="1275.8977089999998" table:style-name="ce44">
            <text:p>1,276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8">
          <table:table-cell office:value-type="string" table:style-name="ce43">
            <text:p>Business</text:p>
          </table:table-cell>
          <table:table-cell office:value-type="float" office:value="1.440993" table:style-name="ce44">
            <text:p>1</text:p>
          </table:table-cell>
          <table:table-cell office:value-type="float" office:value="1.494958" table:style-name="ce44">
            <text:p>1</text:p>
          </table:table-cell>
          <table:table-cell office:value-type="float" office:value="346.646637" table:style-name="ce44">
            <text:p>347</text:p>
          </table:table-cell>
          <table:table-cell office:value-type="float" office:value="46.532133999999999" table:style-name="ce44">
            <text:p>47</text:p>
          </table:table-cell>
          <table:table-cell office:value-type="float" office:value="0.75733399999999995" table:style-name="ce44">
            <text:p>1</text:p>
          </table:table-cell>
          <table:table-cell office:value-type="float" office:value="6.2643079999999998" table:style-name="ce44">
            <text:p>6</text:p>
          </table:table-cell>
          <table:table-cell office:value-type="float" office:value="3.4858199999999999" table:style-name="ce44">
            <text:p>3</text:p>
          </table:table-cell>
          <table:table-cell office:value-type="float" office:value="2.150827" table:style-name="ce44">
            <text:p>2</text:p>
          </table:table-cell>
          <table:table-cell office:value-type="float" office:value="4.7411940000000001" table:style-name="ce44">
            <text:p>5</text:p>
          </table:table-cell>
          <table:table-cell office:value-type="float" office:value="6.4100390000000003" table:style-name="ce44">
            <text:p>6</text:p>
          </table:table-cell>
          <table:table-cell office:value-type="float" office:value="118.007732" table:style-name="ce44">
            <text:p>118</text:p>
          </table:table-cell>
          <table:table-cell office:value-type="float" office:value="1.9380440000000001" table:style-name="ce44">
            <text:p>2</text:p>
          </table:table-cell>
          <table:table-cell office:value-type="float" office:value="14.922572000000001" table:style-name="ce44">
            <text:p>15</text:p>
          </table:table-cell>
          <table:table-cell office:value-type="float" office:value="554.79259200000001" table:style-name="ce44">
            <text:p>555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Education / escort education</text:p>
          </table:table-cell>
          <table:table-cell office:value-type="float" office:value="29.844467000000002" table:style-name="ce44">
            <text:p>30</text:p>
          </table:table-cell>
          <table:table-cell office:value-type="float" office:value="2.2417069999999999" table:style-name="ce44">
            <text:p>2</text:p>
          </table:table-cell>
          <table:table-cell office:value-type="float" office:value="107.436712" table:style-name="ce44">
            <text:p>107</text:p>
          </table:table-cell>
          <table:table-cell office:value-type="float" office:value="93.004255999999998" table:style-name="ce44">
            <text:p>93</text:p>
          </table:table-cell>
          <table:table-cell office:value-type="float" office:value="0" table:style-name="ce44">
            <text:p>0</text:p>
          </table:table-cell>
          <table:table-cell office:value-type="float" office:value="25.668835000000001" table:style-name="ce44">
            <text:p>26</text:p>
          </table:table-cell>
          <table:table-cell office:value-type="float" office:value="10.567214" table:style-name="ce44">
            <text:p>11</text:p>
          </table:table-cell>
          <table:table-cell office:value-type="float" office:value="40.170845999999997" table:style-name="ce44">
            <text:p>40</text:p>
          </table:table-cell>
          <table:table-cell office:value-type="float" office:value="2.1794999999999998E-2" table:style-name="ce44">
            <text:p>-</text:p>
          </table:table-cell>
          <table:table-cell office:value-type="float" office:value="4.2687540000000004" table:style-name="ce44">
            <text:p>4</text:p>
          </table:table-cell>
          <table:table-cell office:value-type="float" office:value="21.665004" table:style-name="ce44">
            <text:p>22</text:p>
          </table:table-cell>
          <table:table-cell office:value-type="float" office:value="3.367931" table:style-name="ce44">
            <text:p>3</text:p>
          </table:table-cell>
          <table:table-cell office:value-type="float" office:value="1.6104480000000001" table:style-name="ce44">
            <text:p>2</text:p>
          </table:table-cell>
          <table:table-cell office:value-type="float" office:value="339.86796899999996" table:style-name="ce44">
            <text:p>34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Shopping</text:p>
          </table:table-cell>
          <table:table-cell office:value-type="float" office:value="25.367518" table:style-name="ce44">
            <text:p>25</text:p>
          </table:table-cell>
          <table:table-cell office:value-type="float" office:value="3.2532230000000002" table:style-name="ce44">
            <text:p>3</text:p>
          </table:table-cell>
          <table:table-cell office:value-type="float" office:value="390.42312099999998" table:style-name="ce44">
            <text:p>390</text:p>
          </table:table-cell>
          <table:table-cell office:value-type="float" office:value="207.86455699999999" table:style-name="ce44">
            <text:p>208</text:p>
          </table:table-cell>
          <table:table-cell office:value-type="float" office:value="0.69779000000000002" table:style-name="ce44">
            <text:p>1</text:p>
          </table:table-cell>
          <table:table-cell office:value-type="float" office:value="3.5141840000000002" table:style-name="ce44">
            <text:p>4</text:p>
          </table:table-cell>
          <table:table-cell office:value-type="float" office:value="7.9021299999999997" table:style-name="ce44">
            <text:p>8</text:p>
          </table:table-cell>
          <table:table-cell office:value-type="float" office:value="32.904772000000001" table:style-name="ce44">
            <text:p>33</text:p>
          </table:table-cell>
          <table:table-cell office:value-type="float" office:value="0" table:style-name="ce44">
            <text:p>0</text:p>
          </table:table-cell>
          <table:table-cell office:value-type="float" office:value="2.826457" table:style-name="ce44">
            <text:p>3</text:p>
          </table:table-cell>
          <table:table-cell office:value-type="float" office:value="19.100080999999999" table:style-name="ce44">
            <text:p>19</text:p>
          </table:table-cell>
          <table:table-cell office:value-type="float" office:value="3.5724239999999998" table:style-name="ce44">
            <text:p>4</text:p>
          </table:table-cell>
          <table:table-cell office:value-type="float" office:value="2.193165" table:style-name="ce44">
            <text:p>2</text:p>
          </table:table-cell>
          <table:table-cell office:value-type="float" office:value="699.6194220000001" table:style-name="ce44">
            <text:p>700</text:p>
          </table:table-cell>
          <table:table-cell table:number-columns-repeated="3" table:style-name="ce23"/>
          <table:table-cell table:style-name="ce15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8">
          <table:table-cell office:value-type="string" table:style-name="ce45">
            <text:p>Other escort</text:p>
          </table:table-cell>
          <table:table-cell office:value-type="float" office:value="6.529388" table:style-name="ce44">
            <text:p>7</text:p>
          </table:table-cell>
          <table:table-cell office:value-type="float" office:value="0.25308799999999998" table:style-name="ce44">
            <text:p>-</text:p>
          </table:table-cell>
          <table:table-cell office:value-type="float" office:value="264.70503000000002" table:style-name="ce44">
            <text:p>265</text:p>
          </table:table-cell>
          <table:table-cell office:value-type="float" office:value="149.37630300000001" table:style-name="ce44">
            <text:p>149</text:p>
          </table:table-cell>
          <table:table-cell office:value-type="float" office:value="0" table:style-name="ce44">
            <text:p>0</text:p>
          </table:table-cell>
          <table:table-cell office:value-type="float" office:value="5.4400269999999997" table:style-name="ce44">
            <text:p>5</text:p>
          </table:table-cell>
          <table:table-cell office:value-type="float" office:value="1.3571519999999999" table:style-name="ce44">
            <text:p>1</text:p>
          </table:table-cell>
          <table:table-cell office:value-type="float" office:value="2.8022640000000001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1.0405059999999999" table:style-name="ce44">
            <text:p>1</text:p>
          </table:table-cell>
          <table:table-cell office:value-type="float" office:value="4.5078680000000002" table:style-name="ce44">
            <text:p>5</text:p>
          </table:table-cell>
          <table:table-cell office:value-type="float" office:value="1.779903" table:style-name="ce44">
            <text:p>2</text:p>
          </table:table-cell>
          <table:table-cell office:value-type="float" office:value="0.50669699999999995" table:style-name="ce44">
            <text:p>1</text:p>
          </table:table-cell>
          <table:table-cell office:value-type="float" office:value="438.29822599999994" table:style-name="ce44">
            <text:p>438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10.658407" table:style-name="ce44">
            <text:p>11</text:p>
          </table:table-cell>
          <table:table-cell office:value-type="float" office:value="1.97668" table:style-name="ce44">
            <text:p>2</text:p>
          </table:table-cell>
          <table:table-cell office:value-type="float" office:value="240.94806500000001" table:style-name="ce44">
            <text:p>241</text:p>
          </table:table-cell>
          <table:table-cell office:value-type="float" office:value="135.58761899999999" table:style-name="ce44">
            <text:p>136</text:p>
          </table:table-cell>
          <table:table-cell office:value-type="float" office:value="0.98602000000000001" table:style-name="ce44">
            <text:p>1</text:p>
          </table:table-cell>
          <table:table-cell office:value-type="float" office:value="4.6983879999999996" table:style-name="ce44">
            <text:p>5</text:p>
          </table:table-cell>
          <table:table-cell office:value-type="float" office:value="5.4881520000000004" table:style-name="ce44">
            <text:p>5</text:p>
          </table:table-cell>
          <table:table-cell office:value-type="float" office:value="11.787133000000001" table:style-name="ce44">
            <text:p>12</text:p>
          </table:table-cell>
          <table:table-cell office:value-type="float" office:value="0.52614499999999997" table:style-name="ce44">
            <text:p>1</text:p>
          </table:table-cell>
          <table:table-cell office:value-type="float" office:value="3.8695179999999998" table:style-name="ce44">
            <text:p>4</text:p>
          </table:table-cell>
          <table:table-cell office:value-type="float" office:value="20.795256999999999" table:style-name="ce44">
            <text:p>21</text:p>
          </table:table-cell>
          <table:table-cell office:value-type="float" office:value="4.5484330000000002" table:style-name="ce44">
            <text:p>5</text:p>
          </table:table-cell>
          <table:table-cell office:value-type="float" office:value="0.589808" table:style-name="ce44">
            <text:p>1</text:p>
          </table:table-cell>
          <table:table-cell office:value-type="float" office:value="442.45962500000002" table:style-name="ce44">
            <text:p>442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27.119630000000001" table:style-name="ce44">
            <text:p>27</text:p>
          </table:table-cell>
          <table:table-cell office:value-type="float" office:value="26.249673999999999" table:style-name="ce44">
            <text:p>26</text:p>
          </table:table-cell>
          <table:table-cell office:value-type="float" office:value="1051.977944" table:style-name="ce44">
            <text:p>1,052</text:p>
          </table:table-cell>
          <table:table-cell office:value-type="float" office:value="1099.6406300000001" table:style-name="ce44">
            <text:p>1,100</text:p>
          </table:table-cell>
          <table:table-cell office:value-type="float" office:value="5.915648" table:style-name="ce44">
            <text:p>6</text:p>
          </table:table-cell>
          <table:table-cell office:value-type="float" office:value="59.509728000000003" table:style-name="ce44">
            <text:p>60</text:p>
          </table:table-cell>
          <table:table-cell office:value-type="float" office:value="14.573547" table:style-name="ce44">
            <text:p>15</text:p>
          </table:table-cell>
          <table:table-cell office:value-type="float" office:value="34.075783999999999" table:style-name="ce44">
            <text:p>34</text:p>
          </table:table-cell>
          <table:table-cell office:value-type="float" office:value="34.855277000000001" table:style-name="ce44">
            <text:p>35</text:p>
          </table:table-cell>
          <table:table-cell office:value-type="float" office:value="19.179282000000001" table:style-name="ce44">
            <text:p>19</text:p>
          </table:table-cell>
          <table:table-cell office:value-type="float" office:value="267.21051299999999" table:style-name="ce44">
            <text:p>267</text:p>
          </table:table-cell>
          <table:table-cell office:value-type="float" office:value="34.909815999999999" table:style-name="ce44">
            <text:p>35</text:p>
          </table:table-cell>
          <table:table-cell office:value-type="float" office:value="15.421656" table:style-name="ce44">
            <text:p>15</text:p>
          </table:table-cell>
          <table:table-cell office:value-type="float" office:value="2690.6391290000006" table:style-name="ce44">
            <text:p>2,691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53.196513000000003" table:style-name="ce44">
            <text:p>53</text:p>
          </table:table-cell>
          <table:table-cell office:value-type="float" office:value="0" table:style-name="ce44">
            <text:p>0</text:p>
          </table:table-cell>
          <table:table-cell office:value-type="float" office:value="4.3553579999999998" table:style-name="ce44">
            <text:p>4</text:p>
          </table:table-cell>
          <table:table-cell office:value-type="float" office:value="0.223889" table:style-name="ce44">
            <text:p>-</text:p>
          </table:table-cell>
          <table:table-cell office:value-type="float" office:value="0.179727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.6632999999999998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57.972120000000004" table:style-name="ce44">
            <text:p>58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69.59384900000001" table:style-name="ce44">
            <text:p>170</text:p>
          </table:table-cell>
          <table:table-cell office:value-type="float" office:value="52.716094999999996" table:style-name="ce44">
            <text:p>53</text:p>
          </table:table-cell>
          <table:table-cell office:value-type="float" office:value="3188.3503639999999" table:style-name="ce44">
            <text:p>3,188</text:p>
          </table:table-cell>
          <table:table-cell office:value-type="float" office:value="1804.1364960000001" table:style-name="ce44">
            <text:p>1,804</text:p>
          </table:table-cell>
          <table:table-cell office:value-type="float" office:value="17.324925" table:style-name="ce44">
            <text:p>17</text:p>
          </table:table-cell>
          <table:table-cell office:value-type="float" office:value="109.52674400000001" table:style-name="ce44">
            <text:p>110</text:p>
          </table:table-cell>
          <table:table-cell office:value-type="float" office:value="66.949898000000005" table:style-name="ce44">
            <text:p>67</text:p>
          </table:table-cell>
          <table:table-cell office:value-type="float" office:value="162.050859" table:style-name="ce44">
            <text:p>162</text:p>
          </table:table-cell>
          <table:table-cell office:value-type="float" office:value="40.312353999999999" table:style-name="ce44">
            <text:p>40</text:p>
          </table:table-cell>
          <table:table-cell office:value-type="float" office:value="103.06988199999999" table:style-name="ce44">
            <text:p>103</text:p>
          </table:table-cell>
          <table:table-cell office:value-type="float" office:value="686.64615400000002" table:style-name="ce44">
            <text:p>687</text:p>
          </table:table-cell>
          <table:table-cell office:value-type="float" office:value="54.929020999999999" table:style-name="ce44">
            <text:p>55</text:p>
          </table:table-cell>
          <table:table-cell office:value-type="float" office:value="43.940151" table:style-name="ce44">
            <text:p>44</text:p>
          </table:table-cell>
          <table:table-cell office:value-type="float" office:value="6499.5467919999974" table:style-name="ce44">
            <text:p>6,500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66.063000000000002" table:style-name="ce49">
            <text:p>66</text:p>
          </table:table-cell>
          <table:table-cell office:value-type="float" office:value="3.8519999999999999" table:style-name="ce49">
            <text:p>4</text:p>
          </table:table-cell>
          <table:table-cell office:value-type="float" office:value="100.65" table:style-name="ce49">
            <text:p>101</text:p>
          </table:table-cell>
          <table:table-cell office:value-type="float" office:value="52.978000000000002" table:style-name="ce49">
            <text:p>53</text:p>
          </table:table-cell>
          <table:table-cell office:value-type="float" office:value="0.53" table:style-name="ce49">
            <text:p>1</text:p>
          </table:table-cell>
          <table:table-cell office:value-type="float" office:value="1.9370000000000001" table:style-name="ce49">
            <text:p>2</text:p>
          </table:table-cell>
          <table:table-cell office:value-type="float" office:value="4.3620000000000001" table:style-name="ce49">
            <text:p>4</text:p>
          </table:table-cell>
          <table:table-cell office:value-type="float" office:value="8.1270000000000007" table:style-name="ce49">
            <text:p>8</text:p>
          </table:table-cell>
          <table:table-cell office:value-type="float" office:value="0.115" table:style-name="ce49">
            <text:p>-</text:p>
          </table:table-cell>
          <table:table-cell office:value-type="float" office:value="2.4929999999999999" table:style-name="ce49">
            <text:p>2</text:p>
          </table:table-cell>
          <table:table-cell office:value-type="float" office:value="5.3419999999999996" table:style-name="ce49">
            <text:p>5</text:p>
          </table:table-cell>
          <table:table-cell office:value-type="float" office:value="2.7370000000000001" table:style-name="ce49">
            <text:p>3</text:p>
          </table:table-cell>
          <table:table-cell office:value-type="float" office:value="0.67" table:style-name="ce49">
            <text:p>1</text:p>
          </table:table-cell>
          <table:table-cell office:value-type="float" office:value="249.85599999999999" table:style-name="ce49">
            <text:p>250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56">
          <table:table-cell table:number-columns-repeated="15" table:style-name="ce15"/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4">
          <table:table-cell table:number-columns-repeated="15" table:style-name="ce15"/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3">
          <table:table-cell table:number-columns-repeated="15" table:style-name="ce15"/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0">
          <table:table-cell office:value-type="float" office:value="2020" table:style-name="ce30">
            <text:p>2020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57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7.1651309999999997" table:style-name="ce44">
            <text:p>7</text:p>
          </table:table-cell>
          <table:table-cell office:value-type="float" office:value="14.519999" table:style-name="ce44">
            <text:p>15</text:p>
          </table:table-cell>
          <table:table-cell office:value-type="float" office:value="568.64744299999995" table:style-name="ce44">
            <text:p>569</text:p>
          </table:table-cell>
          <table:table-cell office:value-type="float" office:value="42.041055999999998" table:style-name="ce44">
            <text:p>42</text:p>
          </table:table-cell>
          <table:table-cell office:value-type="float" office:value="6.4790210000000004" table:style-name="ce44">
            <text:p>6</text:p>
          </table:table-cell>
          <table:table-cell office:value-type="float" office:value="2.4932829999999999" table:style-name="ce44">
            <text:p>2</text:p>
          </table:table-cell>
          <table:table-cell office:value-type="float" office:value="12.339035000000001" table:style-name="ce44">
            <text:p>12</text:p>
          </table:table-cell>
          <table:table-cell office:value-type="float" office:value="15.752485" table:style-name="ce44">
            <text:p>16</text:p>
          </table:table-cell>
          <table:table-cell office:value-type="float" office:value="0" table:style-name="ce44">
            <text:p>0</text:p>
          </table:table-cell>
          <table:table-cell office:value-type="float" office:value="24.433116999999999" table:style-name="ce44">
            <text:p>24</text:p>
          </table:table-cell>
          <table:table-cell office:value-type="float" office:value="99.481921" table:style-name="ce44">
            <text:p>99</text:p>
          </table:table-cell>
          <table:table-cell office:value-type="float" office:value="3.6703429999999999" table:style-name="ce44">
            <text:p>4</text:p>
          </table:table-cell>
          <table:table-cell office:value-type="float" office:value="2.3905669999999999" table:style-name="ce44">
            <text:p>2</text:p>
          </table:table-cell>
          <table:table-cell office:value-type="float" office:value="799.41340100000002" table:style-name="ce44">
            <text:p>799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0.762235" table:style-name="ce44">
            <text:p>1</text:p>
          </table:table-cell>
          <table:table-cell office:value-type="float" office:value="0.54924300000000004" table:style-name="ce44">
            <text:p>1</text:p>
          </table:table-cell>
          <table:table-cell office:value-type="float" office:value="206.307917" table:style-name="ce44">
            <text:p>206</text:p>
          </table:table-cell>
          <table:table-cell office:value-type="float" office:value="15.688822" table:style-name="ce44">
            <text:p>16</text:p>
          </table:table-cell>
          <table:table-cell office:value-type="float" office:value="0.18817300000000001" table:style-name="ce44">
            <text:p>-</text:p>
          </table:table-cell>
          <table:table-cell office:value-type="float" office:value="2.5662790000000002" table:style-name="ce44">
            <text:p>3</text:p>
          </table:table-cell>
          <table:table-cell office:value-type="float" office:value="0.64215599999999995" table:style-name="ce44">
            <text:p>1</text:p>
          </table:table-cell>
          <table:table-cell office:value-type="float" office:value="0.56373799999999996" table:style-name="ce44">
            <text:p>1</text:p>
          </table:table-cell>
          <table:table-cell office:value-type="float" office:value="1.331812" table:style-name="ce44">
            <text:p>1</text:p>
          </table:table-cell>
          <table:table-cell office:value-type="float" office:value="1.731465" table:style-name="ce44">
            <text:p>2</text:p>
          </table:table-cell>
          <table:table-cell office:value-type="float" office:value="18.863626" table:style-name="ce44">
            <text:p>19</text:p>
          </table:table-cell>
          <table:table-cell office:value-type="float" office:value="1.78006" table:style-name="ce44">
            <text:p>2</text:p>
          </table:table-cell>
          <table:table-cell office:value-type="float" office:value="1.825682" table:style-name="ce44">
            <text:p>2</text:p>
          </table:table-cell>
          <table:table-cell office:value-type="float" office:value="252.80120800000003" table:style-name="ce44">
            <text:p>253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22.877572000000001" table:style-name="ce44">
            <text:p>23</text:p>
          </table:table-cell>
          <table:table-cell office:value-type="float" office:value="2.1490019999999999" table:style-name="ce44">
            <text:p>2</text:p>
          </table:table-cell>
          <table:table-cell office:value-type="float" office:value="86.600420999999997" table:style-name="ce44">
            <text:p>87</text:p>
          </table:table-cell>
          <table:table-cell office:value-type="float" office:value="56.460580999999998" table:style-name="ce44">
            <text:p>56</text:p>
          </table:table-cell>
          <table:table-cell office:value-type="float" office:value="0" table:style-name="ce44">
            <text:p>0</text:p>
          </table:table-cell>
          <table:table-cell office:value-type="float" office:value="13.856779" table:style-name="ce44">
            <text:p>14</text:p>
          </table:table-cell>
          <table:table-cell office:value-type="float" office:value="1.853942" table:style-name="ce44">
            <text:p>2</text:p>
          </table:table-cell>
          <table:table-cell office:value-type="float" office:value="24.548345999999999" table:style-name="ce44">
            <text:p>25</text:p>
          </table:table-cell>
          <table:table-cell office:value-type="float" office:value="0" table:style-name="ce44">
            <text:p>0</text:p>
          </table:table-cell>
          <table:table-cell office:value-type="float" office:value="0.84555400000000003" table:style-name="ce44">
            <text:p>1</text:p>
          </table:table-cell>
          <table:table-cell office:value-type="float" office:value="14.845718" table:style-name="ce44">
            <text:p>15</text:p>
          </table:table-cell>
          <table:table-cell office:value-type="float" office:value="2.0403419999999999" table:style-name="ce44">
            <text:p>2</text:p>
          </table:table-cell>
          <table:table-cell office:value-type="float" office:value="0.192553" table:style-name="ce44">
            <text:p>-</text:p>
          </table:table-cell>
          <table:table-cell office:value-type="float" office:value="226.27080999999998" table:style-name="ce44">
            <text:p>226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20.602547000000001" table:style-name="ce44">
            <text:p>21</text:p>
          </table:table-cell>
          <table:table-cell office:value-type="float" office:value="6.2985119999999997" table:style-name="ce44">
            <text:p>6</text:p>
          </table:table-cell>
          <table:table-cell office:value-type="float" office:value="302.52874100000002" table:style-name="ce44">
            <text:p>303</text:p>
          </table:table-cell>
          <table:table-cell office:value-type="float" office:value="141.55473000000001" table:style-name="ce44">
            <text:p>142</text:p>
          </table:table-cell>
          <table:table-cell office:value-type="float" office:value="1.146663" table:style-name="ce44">
            <text:p>1</text:p>
          </table:table-cell>
          <table:table-cell office:value-type="float" office:value="9.4595520000000004" table:style-name="ce44">
            <text:p>9</text:p>
          </table:table-cell>
          <table:table-cell office:value-type="float" office:value="3.4631910000000001" table:style-name="ce44">
            <text:p>3</text:p>
          </table:table-cell>
          <table:table-cell office:value-type="float" office:value="14.925336" table:style-name="ce44">
            <text:p>15</text:p>
          </table:table-cell>
          <table:table-cell office:value-type="float" office:value="0" table:style-name="ce44">
            <text:p>0</text:p>
          </table:table-cell>
          <table:table-cell office:value-type="float" office:value="2.4018290000000002" table:style-name="ce44">
            <text:p>2</text:p>
          </table:table-cell>
          <table:table-cell office:value-type="float" office:value="16.066210999999999" table:style-name="ce44">
            <text:p>16</text:p>
          </table:table-cell>
          <table:table-cell office:value-type="float" office:value="1.0713729999999999" table:style-name="ce44">
            <text:p>1</text:p>
          </table:table-cell>
          <table:table-cell office:value-type="float" office:value="0.29839700000000002" table:style-name="ce44">
            <text:p>-</text:p>
          </table:table-cell>
          <table:table-cell office:value-type="float" office:value="519.81708200000003" table:style-name="ce44">
            <text:p>520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4.4134950000000002" table:style-name="ce44">
            <text:p>4</text:p>
          </table:table-cell>
          <table:table-cell office:value-type="float" office:value="0.61149799999999999" table:style-name="ce44">
            <text:p>1</text:p>
          </table:table-cell>
          <table:table-cell office:value-type="float" office:value="190.31574499999999" table:style-name="ce44">
            <text:p>190</text:p>
          </table:table-cell>
          <table:table-cell office:value-type="float" office:value="93.428309999999996" table:style-name="ce44">
            <text:p>93</text:p>
          </table:table-cell>
          <table:table-cell office:value-type="float" office:value="0" table:style-name="ce44">
            <text:p>0</text:p>
          </table:table-cell>
          <table:table-cell office:value-type="float" office:value="0.466914" table:style-name="ce44">
            <text:p>-</text:p>
          </table:table-cell>
          <table:table-cell office:value-type="float" office:value="0.42191699999999999" table:style-name="ce44">
            <text:p>-</text:p>
          </table:table-cell>
          <table:table-cell office:value-type="float" office:value="1.435623000000000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.34255999999999998" table:style-name="ce44">
            <text:p>-</text:p>
          </table:table-cell>
          <table:table-cell office:value-type="float" office:value="0.22665299999999999" table:style-name="ce44">
            <text:p>-</text:p>
          </table:table-cell>
          <table:table-cell office:value-type="float" office:value="0.23233599999999999" table:style-name="ce44">
            <text:p>-</text:p>
          </table:table-cell>
          <table:table-cell office:value-type="float" office:value="5.3651999999999998E-2" table:style-name="ce44">
            <text:p>-</text:p>
          </table:table-cell>
          <table:table-cell office:value-type="float" office:value="291.94870300000002" table:style-name="ce44">
            <text:p>292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8.292033" table:style-name="ce44">
            <text:p>8</text:p>
          </table:table-cell>
          <table:table-cell office:value-type="float" office:value="2.68302" table:style-name="ce44">
            <text:p>3</text:p>
          </table:table-cell>
          <table:table-cell office:value-type="float" office:value="166.127894" table:style-name="ce44">
            <text:p>166</text:p>
          </table:table-cell>
          <table:table-cell office:value-type="float" office:value="81.254975999999999" table:style-name="ce44">
            <text:p>81</text:p>
          </table:table-cell>
          <table:table-cell office:value-type="float" office:value="0.33661600000000003" table:style-name="ce44">
            <text:p>-</text:p>
          </table:table-cell>
          <table:table-cell office:value-type="float" office:value="1.883975" table:style-name="ce44">
            <text:p>2</text:p>
          </table:table-cell>
          <table:table-cell office:value-type="float" office:value="2.6701419999999998" table:style-name="ce44">
            <text:p>3</text:p>
          </table:table-cell>
          <table:table-cell office:value-type="float" office:value="7.0566800000000001" table:style-name="ce44">
            <text:p>7</text:p>
          </table:table-cell>
          <table:table-cell office:value-type="float" office:value="0" table:style-name="ce44">
            <text:p>0</text:p>
          </table:table-cell>
          <table:table-cell office:value-type="float" office:value="1.6694709999999999" table:style-name="ce44">
            <text:p>2</text:p>
          </table:table-cell>
          <table:table-cell office:value-type="float" office:value="10.516116999999999" table:style-name="ce44">
            <text:p>11</text:p>
          </table:table-cell>
          <table:table-cell office:value-type="float" office:value="2.099834" table:style-name="ce44">
            <text:p>2</text:p>
          </table:table-cell>
          <table:table-cell office:value-type="float" office:value="0.18196899999999999" table:style-name="ce44">
            <text:p>-</text:p>
          </table:table-cell>
          <table:table-cell office:value-type="float" office:value="284.77272699999992" table:style-name="ce44">
            <text:p>285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15.427443999999999" table:style-name="ce44">
            <text:p>15</text:p>
          </table:table-cell>
          <table:table-cell office:value-type="float" office:value="57.629299000000003" table:style-name="ce44">
            <text:p>58</text:p>
          </table:table-cell>
          <table:table-cell office:value-type="float" office:value="798.67139599999996" table:style-name="ce44">
            <text:p>799</text:p>
          </table:table-cell>
          <table:table-cell office:value-type="float" office:value="764.89056700000003" table:style-name="ce44">
            <text:p>765</text:p>
          </table:table-cell>
          <table:table-cell office:value-type="float" office:value="4.2858559999999999" table:style-name="ce44">
            <text:p>4</text:p>
          </table:table-cell>
          <table:table-cell office:value-type="float" office:value="17.438275000000001" table:style-name="ce44">
            <text:p>17</text:p>
          </table:table-cell>
          <table:table-cell office:value-type="float" office:value="6.262848" table:style-name="ce44">
            <text:p>6</text:p>
          </table:table-cell>
          <table:table-cell office:value-type="float" office:value="16.070226000000002" table:style-name="ce44">
            <text:p>16</text:p>
          </table:table-cell>
          <table:table-cell office:value-type="float" office:value="14.060229" table:style-name="ce44">
            <text:p>14</text:p>
          </table:table-cell>
          <table:table-cell office:value-type="float" office:value="13.638833" table:style-name="ce44">
            <text:p>14</text:p>
          </table:table-cell>
          <table:table-cell office:value-type="float" office:value="107.556321" table:style-name="ce44">
            <text:p>108</text:p>
          </table:table-cell>
          <table:table-cell office:value-type="float" office:value="16.337495000000001" table:style-name="ce44">
            <text:p>16</text:p>
          </table:table-cell>
          <table:table-cell office:value-type="float" office:value="2.102233" table:style-name="ce44">
            <text:p>2</text:p>
          </table:table-cell>
          <table:table-cell office:value-type="float" office:value="1834.371022" table:style-name="ce44">
            <text:p>1,834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120.14635800000001" table:style-name="ce44">
            <text:p>120</text:p>
          </table:table-cell>
          <table:table-cell office:value-type="float" office:value="0" table:style-name="ce44">
            <text:p>0</text:p>
          </table:table-cell>
          <table:table-cell office:value-type="float" office:value="4.532165" table:style-name="ce44">
            <text:p>5</text:p>
          </table:table-cell>
          <table:table-cell office:value-type="float" office:value="0.35768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.1347000000000002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25.07755000000002" table:style-name="ce44">
            <text:p>125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99.68681500000002" table:style-name="ce44">
            <text:p>200</text:p>
          </table:table-cell>
          <table:table-cell office:value-type="float" office:value="84.440573000000015" table:style-name="ce44">
            <text:p>84</text:p>
          </table:table-cell>
          <table:table-cell office:value-type="float" office:value="2323.731722" table:style-name="ce44">
            <text:p>2,324</text:p>
          </table:table-cell>
          <table:table-cell office:value-type="float" office:value="1195.6767220000002" table:style-name="ce44">
            <text:p>1,196</text:p>
          </table:table-cell>
          <table:table-cell office:value-type="float" office:value="12.436329000000001" table:style-name="ce44">
            <text:p>12</text:p>
          </table:table-cell>
          <table:table-cell office:value-type="float" office:value="48.165057000000004" table:style-name="ce44">
            <text:p>48</text:p>
          </table:table-cell>
          <table:table-cell office:value-type="float" office:value="27.653231000000002" table:style-name="ce44">
            <text:p>28</text:p>
          </table:table-cell>
          <table:table-cell office:value-type="float" office:value="80.352434000000002" table:style-name="ce44">
            <text:p>80</text:p>
          </table:table-cell>
          <table:table-cell office:value-type="float" office:value="15.392040999999999" table:style-name="ce44">
            <text:p>15</text:p>
          </table:table-cell>
          <table:table-cell office:value-type="float" office:value="45.104175999999995" table:style-name="ce44">
            <text:p>45</text:p>
          </table:table-cell>
          <table:table-cell office:value-type="float" office:value="267.55656699999997" table:style-name="ce44">
            <text:p>268</text:p>
          </table:table-cell>
          <table:table-cell office:value-type="float" office:value="27.231783" table:style-name="ce44">
            <text:p>27</text:p>
          </table:table-cell>
          <table:table-cell office:value-type="float" office:value="7.0450530000000002" table:style-name="ce44">
            <text:p>7</text:p>
          </table:table-cell>
          <table:table-cell office:value-type="float" office:value="4334.4725030000009" table:style-name="ce44">
            <text:p>4,334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27.274999999999999" table:style-name="ce49">
            <text:p>27</text:p>
          </table:table-cell>
          <table:table-cell office:value-type="float" office:value="1.9810000000000001" table:style-name="ce49">
            <text:p>2</text:p>
          </table:table-cell>
          <table:table-cell office:value-type="float" office:value="35.765000000000001" table:style-name="ce49">
            <text:p>36</text:p>
          </table:table-cell>
          <table:table-cell office:value-type="float" office:value="15.103" table:style-name="ce49">
            <text:p>15</text:p>
          </table:table-cell>
          <table:table-cell office:value-type="float" office:value="0.155" table:style-name="ce49">
            <text:p>-</text:p>
          </table:table-cell>
          <table:table-cell office:value-type="float" office:value="0.70299999999999996" table:style-name="ce49">
            <text:p>1</text:p>
          </table:table-cell>
          <table:table-cell office:value-type="float" office:value="0.72199999999999998" table:style-name="ce49">
            <text:p>1</text:p>
          </table:table-cell>
          <table:table-cell office:value-type="float" office:value="1.6679999999999999" table:style-name="ce49">
            <text:p>2</text:p>
          </table:table-cell>
          <table:table-cell office:value-type="float" office:value="1.2E-2" table:style-name="ce49">
            <text:p>-</text:p>
          </table:table-cell>
          <table:table-cell office:value-type="float" office:value="0.44600000000000001" table:style-name="ce49">
            <text:p>-</text:p>
          </table:table-cell>
          <table:table-cell office:value-type="float" office:value="1.1279999999999999" table:style-name="ce49">
            <text:p>1</text:p>
          </table:table-cell>
          <table:table-cell office:value-type="float" office:value="0.57399999999999995" table:style-name="ce49">
            <text:p>1</text:p>
          </table:table-cell>
          <table:table-cell office:value-type="float" office:value="0.111" table:style-name="ce49">
            <text:p>-</text:p>
          </table:table-cell>
          <table:table-cell office:value-type="float" office:value="85.643000000000001" table:style-name="ce49">
            <text:p>86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number-rows-repeated="2" table:style-name="ro1">
          <table:table-cell table:number-columns-repeated="19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">
          <table:table-cell table:number-columns-repeated="19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float" office:value="2021" table:style-name="ce30">
            <text:p>2021</text:p>
          </table:table-cell>
          <table:table-cell office:value-type="string" table:number-columns-spanned="13" table:number-rows-spanned="1" table:style-name="ce85">
            <text:p>Miles per person per year</text:p>
          </table:table-cell>
          <table:covered-table-cell table:number-columns-repeated="12"/>
          <table:table-cell table:style-name="ce67"/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58">
          <table:table-cell office:value-type="string" table:style-name="ce42">
            <text:p>Purpose</text:p>
          </table:table-cell>
          <table:table-cell office:value-type="string" table:style-name="ce32">
            <text:p>Walk<text:span text:style-name="T2">1,2</text:span></text:p>
          </table:table-cell>
          <table:table-cell office:value-type="string" table:style-name="ce32">
            <text:p>Pedal cycle<text:span text:style-name="T2">3</text:span></text:p>
          </table:table-cell>
          <table:table-cell office:value-type="string" table:style-name="ce32">
            <text:p>Car / van driver</text:p>
          </table:table-cell>
          <table:table-cell office:value-type="string" table:style-name="ce32">
            <text:p>Car / van passenger</text:p>
          </table:table-cell>
          <table:table-cell office:value-type="string" table:style-name="ce32">
            <text:p>Motorcycle</text:p>
          </table:table-cell>
          <table:table-cell office:value-type="string" table:style-name="ce32">
            <text:p>Other private transport<text:span text:style-name="T2">4</text:span></text:p>
          </table:table-cell>
          <table:table-cell office:value-type="string" table:style-name="ce32">
            <text:p>Bus in London</text:p>
          </table:table-cell>
          <table:table-cell office:value-type="string" table:style-name="ce32">
            <text:p>Other local bus</text:p>
          </table:table-cell>
          <table:table-cell office:value-type="string" table:style-name="ce32">
            <text:p>Non-local bus</text:p>
          </table:table-cell>
          <table:table-cell office:value-type="string" table:style-name="ce32">
            <text:p>London Underground</text:p>
          </table:table-cell>
          <table:table-cell office:value-type="string" table:style-name="ce32">
            <text:p>Surface rail</text:p>
          </table:table-cell>
          <table:table-cell office:value-type="string" table:style-name="ce32">
            <text:p>Taxi / minicab</text:p>
          </table:table-cell>
          <table:table-cell office:value-type="string" table:style-name="ce32">
            <text:p>Other public transport<text:span text:style-name="T2">5</text:span></text:p>
          </table:table-cell>
          <table:table-cell office:value-type="string" table:style-name="ce32">
            <text:p>All modes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3">
            <text:p>Commuting</text:p>
          </table:table-cell>
          <table:table-cell office:value-type="float" office:value="10.058275" table:style-name="ce44">
            <text:p>10</text:p>
          </table:table-cell>
          <table:table-cell office:value-type="float" office:value="11.676492" table:style-name="ce44">
            <text:p>12</text:p>
          </table:table-cell>
          <table:table-cell office:value-type="float" office:value="577.730909" table:style-name="ce44">
            <text:p>578</text:p>
          </table:table-cell>
          <table:table-cell office:value-type="float" office:value="45.316699" table:style-name="ce44">
            <text:p>45</text:p>
          </table:table-cell>
          <table:table-cell office:value-type="float" office:value="4.6441619999999997" table:style-name="ce44">
            <text:p>5</text:p>
          </table:table-cell>
          <table:table-cell office:value-type="float" office:value="1.312155" table:style-name="ce44">
            <text:p>1</text:p>
          </table:table-cell>
          <table:table-cell office:value-type="float" office:value="6.6914389999999999" table:style-name="ce44">
            <text:p>7</text:p>
          </table:table-cell>
          <table:table-cell office:value-type="float" office:value="19.953195999999998" table:style-name="ce44">
            <text:p>20</text:p>
          </table:table-cell>
          <table:table-cell office:value-type="float" office:value="0" table:style-name="ce44">
            <text:p>0</text:p>
          </table:table-cell>
          <table:table-cell office:value-type="float" office:value="36.741546" table:style-name="ce44">
            <text:p>37</text:p>
          </table:table-cell>
          <table:table-cell office:value-type="float" office:value="96.916893000000002" table:style-name="ce44">
            <text:p>97</text:p>
          </table:table-cell>
          <table:table-cell office:value-type="float" office:value="4.2109310000000004" table:style-name="ce44">
            <text:p>4</text:p>
          </table:table-cell>
          <table:table-cell office:value-type="float" office:value="1.7410589999999999" table:style-name="ce44">
            <text:p>2</text:p>
          </table:table-cell>
          <table:table-cell office:value-type="float" office:value="816.99375599999996" table:style-name="ce44">
            <text:p>817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3">
            <text:p>Business</text:p>
          </table:table-cell>
          <table:table-cell office:value-type="float" office:value="1.010421" table:style-name="ce44">
            <text:p>1</text:p>
          </table:table-cell>
          <table:table-cell office:value-type="float" office:value="0.940971" table:style-name="ce44">
            <text:p>1</text:p>
          </table:table-cell>
          <table:table-cell office:value-type="float" office:value="164.85468800000001" table:style-name="ce44">
            <text:p>165</text:p>
          </table:table-cell>
          <table:table-cell office:value-type="float" office:value="12.515321" table:style-name="ce44">
            <text:p>13</text:p>
          </table:table-cell>
          <table:table-cell office:value-type="float" office:value="0.41086299999999998" table:style-name="ce44">
            <text:p>-</text:p>
          </table:table-cell>
          <table:table-cell office:value-type="float" office:value="1.711131" table:style-name="ce44">
            <text:p>2</text:p>
          </table:table-cell>
          <table:table-cell office:value-type="float" office:value="0.91161599999999998" table:style-name="ce44">
            <text:p>1</text:p>
          </table:table-cell>
          <table:table-cell office:value-type="float" office:value="2.413926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.78710500000000005" table:style-name="ce44">
            <text:p>1</text:p>
          </table:table-cell>
          <table:table-cell office:value-type="float" office:value="17.587083" table:style-name="ce44">
            <text:p>18</text:p>
          </table:table-cell>
          <table:table-cell office:value-type="float" office:value="0.43312699999999998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203.57625200000004" table:style-name="ce44">
            <text:p>204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Education / escort education</text:p>
          </table:table-cell>
          <table:table-cell office:value-type="float" office:value="21.591539000000001" table:style-name="ce44">
            <text:p>22</text:p>
          </table:table-cell>
          <table:table-cell office:value-type="float" office:value="2.2249180000000002" table:style-name="ce44">
            <text:p>2</text:p>
          </table:table-cell>
          <table:table-cell office:value-type="float" office:value="73.476626999999993" table:style-name="ce44">
            <text:p>73</text:p>
          </table:table-cell>
          <table:table-cell office:value-type="float" office:value="62.614144000000003" table:style-name="ce44">
            <text:p>63</text:p>
          </table:table-cell>
          <table:table-cell office:value-type="float" office:value="0.17482500000000001" table:style-name="ce44">
            <text:p>-</text:p>
          </table:table-cell>
          <table:table-cell office:value-type="float" office:value="20.311450000000001" table:style-name="ce44">
            <text:p>20</text:p>
          </table:table-cell>
          <table:table-cell office:value-type="float" office:value="9.5681069999999995" table:style-name="ce44">
            <text:p>10</text:p>
          </table:table-cell>
          <table:table-cell office:value-type="float" office:value="17.432227000000001" table:style-name="ce44">
            <text:p>17</text:p>
          </table:table-cell>
          <table:table-cell office:value-type="float" office:value="0" table:style-name="ce44">
            <text:p>0</text:p>
          </table:table-cell>
          <table:table-cell office:value-type="float" office:value="6.6424799999999999" table:style-name="ce44">
            <text:p>7</text:p>
          </table:table-cell>
          <table:table-cell office:value-type="float" office:value="12.062849999999999" table:style-name="ce44">
            <text:p>12</text:p>
          </table:table-cell>
          <table:table-cell office:value-type="float" office:value="4.2352280000000002" table:style-name="ce44">
            <text:p>4</text:p>
          </table:table-cell>
          <table:table-cell office:value-type="float" office:value="0.98607199999999995" table:style-name="ce44">
            <text:p>1</text:p>
          </table:table-cell>
          <table:table-cell office:value-type="float" office:value="231.32046700000001" table:style-name="ce44">
            <text:p>231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Shopping</text:p>
          </table:table-cell>
          <table:table-cell office:value-type="float" office:value="21.566825000000001" table:style-name="ce44">
            <text:p>22</text:p>
          </table:table-cell>
          <table:table-cell office:value-type="float" office:value="2.5970930000000001" table:style-name="ce44">
            <text:p>3</text:p>
          </table:table-cell>
          <table:table-cell office:value-type="float" office:value="260.44733000000002" table:style-name="ce44">
            <text:p>260</text:p>
          </table:table-cell>
          <table:table-cell office:value-type="float" office:value="128.36211" table:style-name="ce44">
            <text:p>128</text:p>
          </table:table-cell>
          <table:table-cell office:value-type="float" office:value="0.71796800000000005" table:style-name="ce44">
            <text:p>1</text:p>
          </table:table-cell>
          <table:table-cell office:value-type="float" office:value="1.000254" table:style-name="ce44">
            <text:p>1</text:p>
          </table:table-cell>
          <table:table-cell office:value-type="float" office:value="4.325482" table:style-name="ce44">
            <text:p>4</text:p>
          </table:table-cell>
          <table:table-cell office:value-type="float" office:value="20.115715999999999" table:style-name="ce44">
            <text:p>20</text:p>
          </table:table-cell>
          <table:table-cell office:value-type="float" office:value="0" table:style-name="ce44">
            <text:p>0</text:p>
          </table:table-cell>
          <table:table-cell office:value-type="float" office:value="3.7249340000000002" table:style-name="ce44">
            <text:p>4</text:p>
          </table:table-cell>
          <table:table-cell office:value-type="float" office:value="19.122606000000001" table:style-name="ce44">
            <text:p>19</text:p>
          </table:table-cell>
          <table:table-cell office:value-type="float" office:value="1.952539" table:style-name="ce44">
            <text:p>2</text:p>
          </table:table-cell>
          <table:table-cell office:value-type="float" office:value="1.635788" table:style-name="ce44">
            <text:p>2</text:p>
          </table:table-cell>
          <table:table-cell office:value-type="float" office:value="465.56864500000006" table:style-name="ce44">
            <text:p>466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Other escort</text:p>
          </table:table-cell>
          <table:table-cell office:value-type="float" office:value="4.6157979999999998" table:style-name="ce44">
            <text:p>5</text:p>
          </table:table-cell>
          <table:table-cell office:value-type="float" office:value="0.41409600000000002" table:style-name="ce44">
            <text:p>-</text:p>
          </table:table-cell>
          <table:table-cell office:value-type="float" office:value="202.30184399999999" table:style-name="ce44">
            <text:p>202</text:p>
          </table:table-cell>
          <table:table-cell office:value-type="float" office:value="100.256252" table:style-name="ce44">
            <text:p>100</text:p>
          </table:table-cell>
          <table:table-cell office:value-type="float" office:value="0" table:style-name="ce44">
            <text:p>0</text:p>
          </table:table-cell>
          <table:table-cell office:value-type="float" office:value="4.3119999999999999E-2" table:style-name="ce44">
            <text:p>-</text:p>
          </table:table-cell>
          <table:table-cell office:value-type="float" office:value="0.262629" table:style-name="ce44">
            <text:p>-</text:p>
          </table:table-cell>
          <table:table-cell office:value-type="float" office:value="2.7421470000000001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.17983099999999999" table:style-name="ce44">
            <text:p>-</text:p>
          </table:table-cell>
          <table:table-cell office:value-type="float" office:value="5.7730969999999999" table:style-name="ce44">
            <text:p>6</text:p>
          </table:table-cell>
          <table:table-cell office:value-type="float" office:value="1.357517000000000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317.94633099999999" table:style-name="ce44">
            <text:p>318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Personal business</text:p>
          </table:table-cell>
          <table:table-cell office:value-type="float" office:value="7.6437759999999999" table:style-name="ce44">
            <text:p>8</text:p>
          </table:table-cell>
          <table:table-cell office:value-type="float" office:value="1.060945" table:style-name="ce44">
            <text:p>1</text:p>
          </table:table-cell>
          <table:table-cell office:value-type="float" office:value="166.697003" table:style-name="ce44">
            <text:p>167</text:p>
          </table:table-cell>
          <table:table-cell office:value-type="float" office:value="87.183659000000006" table:style-name="ce44">
            <text:p>87</text:p>
          </table:table-cell>
          <table:table-cell office:value-type="float" office:value="0.22467100000000001" table:style-name="ce44">
            <text:p>-</text:p>
          </table:table-cell>
          <table:table-cell office:value-type="float" office:value="3.167557" table:style-name="ce44">
            <text:p>3</text:p>
          </table:table-cell>
          <table:table-cell office:value-type="float" office:value="1.7565440000000001" table:style-name="ce44">
            <text:p>2</text:p>
          </table:table-cell>
          <table:table-cell office:value-type="float" office:value="6.8688710000000004" table:style-name="ce44">
            <text:p>7</text:p>
          </table:table-cell>
          <table:table-cell office:value-type="float" office:value="0" table:style-name="ce44">
            <text:p>0</text:p>
          </table:table-cell>
          <table:table-cell office:value-type="float" office:value="2.4630939999999999" table:style-name="ce44">
            <text:p>2</text:p>
          </table:table-cell>
          <table:table-cell office:value-type="float" office:value="8.3750920000000004" table:style-name="ce44">
            <text:p>8</text:p>
          </table:table-cell>
          <table:table-cell office:value-type="float" office:value="3.8406850000000001" table:style-name="ce44">
            <text:p>4</text:p>
          </table:table-cell>
          <table:table-cell office:value-type="float" office:value="0.52697899999999998" table:style-name="ce44">
            <text:p>1</text:p>
          </table:table-cell>
          <table:table-cell office:value-type="float" office:value="289.808876" table:style-name="ce44">
            <text:p>290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7">
          <table:table-cell office:value-type="string" table:style-name="ce45">
            <text:p>Leisure<text:span text:style-name="T2">6</text:span></text:p>
          </table:table-cell>
          <table:table-cell office:value-type="float" office:value="15.421396" table:style-name="ce44">
            <text:p>15</text:p>
          </table:table-cell>
          <table:table-cell office:value-type="float" office:value="35.260404999999999" table:style-name="ce44">
            <text:p>35</text:p>
          </table:table-cell>
          <table:table-cell office:value-type="float" office:value="778.87357699999995" table:style-name="ce44">
            <text:p>779</text:p>
          </table:table-cell>
          <table:table-cell office:value-type="float" office:value="782.95697299999995" table:style-name="ce44">
            <text:p>783</text:p>
          </table:table-cell>
          <table:table-cell office:value-type="float" office:value="11.941572000000001" table:style-name="ce44">
            <text:p>12</text:p>
          </table:table-cell>
          <table:table-cell office:value-type="float" office:value="11.969884" table:style-name="ce44">
            <text:p>12</text:p>
          </table:table-cell>
          <table:table-cell office:value-type="float" office:value="6.6378909999999998" table:style-name="ce44">
            <text:p>7</text:p>
          </table:table-cell>
          <table:table-cell office:value-type="float" office:value="29.607699" table:style-name="ce44">
            <text:p>30</text:p>
          </table:table-cell>
          <table:table-cell office:value-type="float" office:value="18.769983" table:style-name="ce44">
            <text:p>19</text:p>
          </table:table-cell>
          <table:table-cell office:value-type="float" office:value="16.683600999999999" table:style-name="ce44">
            <text:p>17</text:p>
          </table:table-cell>
          <table:table-cell office:value-type="float" office:value="165.503309" table:style-name="ce44">
            <text:p>166</text:p>
          </table:table-cell>
          <table:table-cell office:value-type="float" office:value="15.831477" table:style-name="ce44">
            <text:p>16</text:p>
          </table:table-cell>
          <table:table-cell office:value-type="float" office:value="3.508553" table:style-name="ce44">
            <text:p>4</text:p>
          </table:table-cell>
          <table:table-cell office:value-type="float" office:value="1892.9663199999998" table:style-name="ce44">
            <text:p>1,893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6">
            <text:p>Other including just walk</text:p>
          </table:table-cell>
          <table:table-cell office:value-type="float" office:value="106.2925" table:style-name="ce44">
            <text:p>106</text:p>
          </table:table-cell>
          <table:table-cell office:value-type="float" office:value="0" table:style-name="ce44">
            <text:p>0</text:p>
          </table:table-cell>
          <table:table-cell office:value-type="float" office:value="4.4548420000000002" table:style-name="ce44">
            <text:p>4</text:p>
          </table:table-cell>
          <table:table-cell office:value-type="float" office:value="4.5622999999999997E-2" table:style-name="ce44">
            <text:p>-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10.79296500000001" table:style-name="ce44">
            <text:p>111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All purposes</text:p>
          </table:table-cell>
          <table:table-cell office:value-type="float" office:value="188.20053000000004" table:style-name="ce44">
            <text:p>188</text:p>
          </table:table-cell>
          <table:table-cell office:value-type="float" office:value="54.17492" table:style-name="ce44">
            <text:p>54</text:p>
          </table:table-cell>
          <table:table-cell office:value-type="float" office:value="2228.83682" table:style-name="ce44">
            <text:p>2,229</text:p>
          </table:table-cell>
          <table:table-cell office:value-type="float" office:value="1219.250781" table:style-name="ce44">
            <text:p>1,219</text:p>
          </table:table-cell>
          <table:table-cell office:value-type="float" office:value="18.114061" table:style-name="ce44">
            <text:p>18</text:p>
          </table:table-cell>
          <table:table-cell office:value-type="float" office:value="39.515551000000002" table:style-name="ce44">
            <text:p>40</text:p>
          </table:table-cell>
          <table:table-cell office:value-type="float" office:value="30.153707999999998" table:style-name="ce44">
            <text:p>30</text:p>
          </table:table-cell>
          <table:table-cell office:value-type="float" office:value="99.133781999999997" table:style-name="ce44">
            <text:p>99</text:p>
          </table:table-cell>
          <table:table-cell office:value-type="float" office:value="18.769983" table:style-name="ce44">
            <text:p>19</text:p>
          </table:table-cell>
          <table:table-cell office:value-type="float" office:value="67.222590999999994" table:style-name="ce44">
            <text:p>67</text:p>
          </table:table-cell>
          <table:table-cell office:value-type="float" office:value="325.34093000000001" table:style-name="ce44">
            <text:p>325</text:p>
          </table:table-cell>
          <table:table-cell office:value-type="float" office:value="31.861504" table:style-name="ce44">
            <text:p>32</text:p>
          </table:table-cell>
          <table:table-cell office:value-type="float" office:value="8.3984509999999997" table:style-name="ce44">
            <text:p>8</text:p>
          </table:table-cell>
          <table:table-cell office:value-type="float" office:value="4328.9736120000007" table:style-name="ce44">
            <text:p>4,329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1">
          <table:table-cell office:value-type="string" table:style-name="ce45">
            <text:p>Unweighted sample size:</text:p>
          </table:table-cell>
          <table:table-cell table:number-columns-repeated="14" table:style-name="ce47"/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style-name="ro3">
          <table:table-cell office:value-type="string" table:style-name="ce48">
            <text:p><text:s text:c="3"/>trips ('000s)</text:p>
          </table:table-cell>
          <table:table-cell office:value-type="float" office:value="41.780999999999999" table:style-name="ce49">
            <text:p>42</text:p>
          </table:table-cell>
          <table:table-cell office:value-type="float" office:value="2.5169999999999999" table:style-name="ce49">
            <text:p>3</text:p>
          </table:table-cell>
          <table:table-cell office:value-type="float" office:value="52.848999999999997" table:style-name="ce49">
            <text:p>53</text:p>
          </table:table-cell>
          <table:table-cell office:value-type="float" office:value="24.396999999999998" table:style-name="ce49">
            <text:p>24</text:p>
          </table:table-cell>
          <table:table-cell office:value-type="float" office:value="0.216" table:style-name="ce49">
            <text:p>-</text:p>
          </table:table-cell>
          <table:table-cell office:value-type="float" office:value="0.80100000000000005" table:style-name="ce49">
            <text:p>1</text:p>
          </table:table-cell>
          <table:table-cell office:value-type="float" office:value="1.159" table:style-name="ce49">
            <text:p>1</text:p>
          </table:table-cell>
          <table:table-cell office:value-type="float" office:value="2.59" table:style-name="ce49">
            <text:p>3</text:p>
          </table:table-cell>
          <table:table-cell office:value-type="float" office:value="2.5000000000000001E-2" table:style-name="ce49">
            <text:p>-</text:p>
          </table:table-cell>
          <table:table-cell office:value-type="float" office:value="0.754" table:style-name="ce49">
            <text:p>1</text:p>
          </table:table-cell>
          <table:table-cell office:value-type="float" office:value="1.544" table:style-name="ce49">
            <text:p>2</text:p>
          </table:table-cell>
          <table:table-cell office:value-type="float" office:value="0.96399999999999997" table:style-name="ce49">
            <text:p>1</text:p>
          </table:table-cell>
          <table:table-cell office:value-type="float" office:value="0.248" table:style-name="ce49">
            <text:p>-</text:p>
          </table:table-cell>
          <table:table-cell office:value-type="float" office:value="129.845" table:style-name="ce49">
            <text:p>130</text:p>
          </table:table-cell>
          <table:table-cell table:number-columns-repeated="4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number-rows-repeated="631" table:style-name="ro1">
          <table:table-cell table:number-columns-repeated="19" table:style-name="ce23"/>
          <table:table-cell table:number-columns-repeated="6" table:style-name="ce22"/>
          <table:table-cell table:number-columns-repeated="5" table:style-name="ce80"/>
          <table:table-cell table:number-columns-repeated="42" table:style-name="ce26"/>
          <table:table-cell table:number-columns-repeated="16312" table:style-name="ce23"/>
        </table:table-row>
        <table:table-row table:number-rows-repeated="26" table:style-name="ro1">
          <table:table-cell table:number-columns-repeated="19" table:style-name="ce23"/>
          <table:table-cell table:number-columns-repeated="6" table:style-name="ce22"/>
          <table:table-cell table:number-columns-repeated="5" table:style-name="ce80"/>
          <table:table-cell table:number-columns-repeated="12" table:style-name="ce26"/>
          <table:table-cell table:style-name="ce22"/>
          <table:table-cell table:number-columns-repeated="29" table:style-name="ce26"/>
          <table:table-cell table:number-columns-repeated="16312" table:style-name="ce23"/>
        </table:table-row>
        <table:table-row table:number-rows-repeated="34" table:style-name="ro1">
          <table:table-cell table:number-columns-repeated="19" table:style-name="ce23"/>
          <table:table-cell table:number-columns-repeated="6" table:style-name="ce22"/>
          <table:table-cell table:number-columns-repeated="5" table:style-name="ce80"/>
          <table:table-cell table:number-columns-repeated="11" table:style-name="ce26"/>
          <table:table-cell table:number-columns-repeated="2" table:style-name="ce22"/>
          <table:table-cell table:number-columns-repeated="29" table:style-name="ce26"/>
          <table:table-cell table:number-columns-repeated="16312" table:style-name="ce23"/>
        </table:table-row>
        <table:table-row table:number-rows-repeated="48" table:style-name="ro1">
          <table:table-cell table:number-columns-repeated="19" table:style-name="ce23"/>
          <table:table-cell table:number-columns-repeated="6" table:style-name="ce22"/>
          <table:table-cell table:number-columns-repeated="5" table:style-name="ce80"/>
          <table:table-cell table:number-columns-repeated="11" table:style-name="ce26"/>
          <table:table-cell table:number-columns-repeated="2" table:style-name="ce22"/>
          <table:table-cell table:number-columns-repeated="11" table:style-name="ce26"/>
          <table:table-cell table:number-columns-repeated="4" table:style-name="ce22"/>
          <table:table-cell table:number-columns-repeated="14" table:style-name="ce26"/>
          <table:table-cell table:number-columns-repeated="16312" table:style-name="ce23"/>
        </table:table-row>
        <table:table-row table:number-rows-repeated="5" table:style-name="ro1">
          <table:table-cell table:number-columns-repeated="17" table:style-name="ce23"/>
          <table:table-cell table:number-columns-repeated="2" table:style-name="ce23"/>
          <table:table-cell table:number-columns-repeated="6" table:style-name="ce22"/>
          <table:table-cell table:number-columns-repeated="5" table:style-name="ce80"/>
          <table:table-cell table:number-columns-repeated="11" table:style-name="ce26"/>
          <table:table-cell table:number-columns-repeated="2" table:style-name="ce22"/>
          <table:table-cell table:number-columns-repeated="11" table:style-name="ce26"/>
          <table:table-cell table:number-columns-repeated="4" table:style-name="ce22"/>
          <table:table-cell table:number-columns-repeated="14" table:style-name="ce26"/>
          <table:table-cell table:number-columns-repeated="16312" table:style-name="ce23"/>
        </table:table-row>
        <table:table-row table:number-rows-repeated="214" table:style-name="ro1">
          <table:table-cell table:number-columns-repeated="17" table:style-name="ce23"/>
          <table:table-cell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11" table:style-name="ce26"/>
          <table:table-cell table:number-columns-repeated="2" table:style-name="ce22"/>
          <table:table-cell table:number-columns-repeated="11" table:style-name="ce26"/>
          <table:table-cell table:number-columns-repeated="4" table:style-name="ce22"/>
          <table:table-cell table:number-columns-repeated="14" table:style-name="ce26"/>
          <table:table-cell table:number-columns-repeated="16312" table:style-name="ce23"/>
        </table:table-row>
        <table:table-row table:number-rows-repeated="26" table:style-name="ro1">
          <table:table-cell table:number-columns-repeated="17" table:style-name="ce23"/>
          <table:table-cell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11" table:style-name="ce26"/>
          <table:table-cell table:style-name="ce22"/>
          <table:table-cell table:style-name="ce15"/>
          <table:table-cell table:number-columns-repeated="11" table:style-name="ce26"/>
          <table:table-cell table:number-columns-repeated="4" table:style-name="ce22"/>
          <table:table-cell table:number-columns-repeated="14" table:style-name="ce26"/>
          <table:table-cell table:number-columns-repeated="16312" table:style-name="ce23"/>
        </table:table-row>
        <table:table-row table:number-rows-repeated="7" table:style-name="ro1">
          <table:table-cell table:number-columns-repeated="17" table:style-name="ce23"/>
          <table:table-cell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11" table:style-name="ce26"/>
          <table:table-cell table:number-columns-repeated="2" table:style-name="ce15"/>
          <table:table-cell table:number-columns-repeated="11" table:style-name="ce26"/>
          <table:table-cell table:number-columns-repeated="4" table:style-name="ce22"/>
          <table:table-cell table:number-columns-repeated="14" table:style-name="ce26"/>
          <table:table-cell table:number-columns-repeated="16312" table:style-name="ce23"/>
        </table:table-row>
        <table:table-row table:number-rows-repeated="20" table:style-name="ro1">
          <table:table-cell table:number-columns-repeated="17" table:style-name="ce23"/>
          <table:table-cell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11" table:style-name="ce26"/>
          <table:table-cell table:number-columns-repeated="2" table:style-name="ce15"/>
          <table:table-cell table:number-columns-repeated="15" table:style-name="ce22"/>
          <table:table-cell table:number-columns-repeated="14" table:style-name="ce26"/>
          <table:table-cell table:number-columns-repeated="16312" table:style-name="ce23"/>
        </table:table-row>
        <table:table-row table:number-rows-repeated="2" table:style-name="ro1">
          <table:table-cell table:number-columns-repeated="15" table:style-name="ce23"/>
          <table:table-cell table:number-columns-repeated="2" table:style-name="ce23"/>
          <table:table-cell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11" table:style-name="ce26"/>
          <table:table-cell table:number-columns-repeated="2" table:style-name="ce15"/>
          <table:table-cell table:number-columns-repeated="15" table:style-name="ce22"/>
          <table:table-cell table:number-columns-repeated="14" table:style-name="ce26"/>
          <table:table-cell table:number-columns-repeated="16312" table:style-name="ce23"/>
        </table:table-row>
        <table:table-row table:number-rows-repeated="5" table:style-name="ro1">
          <table:table-cell table:number-columns-repeated="15" table:style-name="ce23"/>
          <table:table-cell table:number-columns-repeated="2" table:style-name="ce23"/>
          <table:table-cell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5" table:style-name="ce22"/>
          <table:table-cell table:number-columns-repeated="2" table:style-name="ce15"/>
          <table:table-cell table:number-columns-repeated="15" table:style-name="ce22"/>
          <table:table-cell table:number-columns-repeated="14" table:style-name="ce26"/>
          <table:table-cell table:number-columns-repeated="16312" table:style-name="ce23"/>
        </table:table-row>
        <table:table-row table:number-rows-repeated="6" table:style-name="ro1">
          <table:table-cell table:number-columns-repeated="15" table:style-name="ce23"/>
          <table:table-cell table:number-columns-repeated="2" table:style-name="ce23"/>
          <table:table-cell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5" table:style-name="ce22"/>
          <table:table-cell table:number-columns-repeated="2" table:style-name="ce15"/>
          <table:table-cell table:number-columns-repeated="11" table:style-name="ce22"/>
          <table:table-cell table:number-columns-repeated="4" table:style-name="ce15"/>
          <table:table-cell table:number-columns-repeated="14" table:style-name="ce26"/>
          <table:table-cell table:number-columns-repeated="16312" table:style-name="ce23"/>
        </table:table-row>
        <table:table-row table:number-rows-repeated="21"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5" table:style-name="ce22"/>
          <table:table-cell table:number-columns-repeated="2" table:style-name="ce15"/>
          <table:table-cell table:number-columns-repeated="11" table:style-name="ce22"/>
          <table:table-cell table:number-columns-repeated="4" table:style-name="ce15"/>
          <table:table-cell table:number-columns-repeated="14" table:style-name="ce26"/>
          <table:table-cell table:number-columns-repeated="16312" table:style-name="ce23"/>
        </table:table-row>
        <table:table-row table:number-rows-repeated="3"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5" table:style-name="ce22"/>
          <table:table-cell table:number-columns-repeated="2" table:style-name="ce15"/>
          <table:table-cell table:number-columns-repeated="11" table:style-name="ce22"/>
          <table:table-cell table:number-columns-repeated="4" table:style-name="ce15"/>
          <table:table-cell table:number-columns-repeated="6" table:style-name="ce26"/>
          <table:table-cell table:number-columns-repeated="4" table:style-name="ce22"/>
          <table:table-cell table:number-columns-repeated="4" table:style-name="ce26"/>
          <table:table-cell table:number-columns-repeated="16312" table:style-name="ce23"/>
        </table:table-row>
        <table:table-row table:number-rows-repeated="2"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5" table:style-name="ce22"/>
          <table:table-cell table:number-columns-repeated="2" table:style-name="ce15"/>
          <table:table-cell table:number-columns-repeated="11" table:style-name="ce22"/>
          <table:table-cell table:number-columns-repeated="4" table:style-name="ce15"/>
          <table:table-cell table:number-columns-repeated="3" table:style-name="ce26"/>
          <table:table-cell table:number-columns-repeated="2" table:style-name="ce22"/>
          <table:table-cell table:style-name="ce26"/>
          <table:table-cell table:number-columns-repeated="4" table:style-name="ce22"/>
          <table:table-cell table:number-columns-repeated="4" table:style-name="ce26"/>
          <table:table-cell table:number-columns-repeated="16312" table:style-name="ce23"/>
        </table:table-row>
        <table:table-row table:number-rows-repeated="115"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5" table:style-name="ce22"/>
          <table:table-cell table:number-columns-repeated="2" table:style-name="ce15"/>
          <table:table-cell table:number-columns-repeated="11" table:style-name="ce22"/>
          <table:table-cell table:number-columns-repeated="4" table:style-name="ce15"/>
          <table:table-cell table:number-columns-repeated="10" table:style-name="ce22"/>
          <table:table-cell table:number-columns-repeated="4" table:style-name="ce26"/>
          <table:table-cell table:number-columns-repeated="16312" table:style-name="ce23"/>
        </table:table-row>
        <table:table-row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2" table:style-name="ce80"/>
          <table:table-cell table:style-name="ce83"/>
          <table:table-cell table:number-columns-repeated="2" table:style-name="ce80"/>
          <table:table-cell table:number-columns-repeated="6" table:style-name="ce26"/>
          <table:table-cell table:number-columns-repeated="5" table:style-name="ce22"/>
          <table:table-cell table:number-columns-repeated="2" table:style-name="ce15"/>
          <table:table-cell table:number-columns-repeated="11" table:style-name="ce22"/>
          <table:table-cell table:number-columns-repeated="4" table:style-name="ce15"/>
          <table:table-cell table:number-columns-repeated="10" table:style-name="ce22"/>
          <table:table-cell table:number-columns-repeated="4" table:style-name="ce26"/>
          <table:table-cell table:number-columns-repeated="16312" table:style-name="ce23"/>
        </table:table-row>
        <table:table-row table:number-rows-repeated="6"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2" table:style-name="ce80"/>
          <table:table-cell table:style-name="ce84"/>
          <table:table-cell table:number-columns-repeated="2" table:style-name="ce80"/>
          <table:table-cell table:number-columns-repeated="6" table:style-name="ce26"/>
          <table:table-cell table:number-columns-repeated="5" table:style-name="ce22"/>
          <table:table-cell table:number-columns-repeated="2" table:style-name="ce15"/>
          <table:table-cell table:number-columns-repeated="11" table:style-name="ce22"/>
          <table:table-cell table:number-columns-repeated="4" table:style-name="ce15"/>
          <table:table-cell table:number-columns-repeated="10" table:style-name="ce22"/>
          <table:table-cell table:number-columns-repeated="4" table:style-name="ce26"/>
          <table:table-cell table:number-columns-repeated="16312" table:style-name="ce23"/>
        </table:table-row>
        <table:table-row table:number-rows-repeated="6"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2" table:style-name="ce80"/>
          <table:table-cell table:style-name="ce84"/>
          <table:table-cell table:number-columns-repeated="2" table:style-name="ce80"/>
          <table:table-cell table:number-columns-repeated="6" table:style-name="ce26"/>
          <table:table-cell table:number-columns-repeated="5" table:style-name="ce22"/>
          <table:table-cell table:number-columns-repeated="2" table:style-name="ce15"/>
          <table:table-cell table:number-columns-repeated="11" table:style-name="ce22"/>
          <table:table-cell table:number-columns-repeated="4" table:style-name="ce15"/>
          <table:table-cell table:number-columns-repeated="10" table:style-name="ce22"/>
          <table:table-cell table:style-name="ce26"/>
          <table:table-cell table:number-columns-repeated="2" table:style-name="ce22"/>
          <table:table-cell table:style-name="ce26"/>
          <table:table-cell table:number-columns-repeated="16312" table:style-name="ce23"/>
        </table:table-row>
        <table:table-row table:number-rows-repeated="124"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5" table:style-name="ce22"/>
          <table:table-cell table:number-columns-repeated="2" table:style-name="ce15"/>
          <table:table-cell table:number-columns-repeated="11" table:style-name="ce22"/>
          <table:table-cell table:number-columns-repeated="4" table:style-name="ce15"/>
          <table:table-cell table:number-columns-repeated="10" table:style-name="ce22"/>
          <table:table-cell table:style-name="ce26"/>
          <table:table-cell table:number-columns-repeated="2" table:style-name="ce22"/>
          <table:table-cell table:style-name="ce26"/>
          <table:table-cell table:number-columns-repeated="16312" table:style-name="ce23"/>
        </table:table-row>
        <table:table-row table:number-rows-repeated="16"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5" table:style-name="ce22"/>
          <table:table-cell table:number-columns-repeated="2" table:style-name="ce15"/>
          <table:table-cell table:number-columns-repeated="11" table:style-name="ce22"/>
          <table:table-cell table:number-columns-repeated="4" table:style-name="ce15"/>
          <table:table-cell table:number-columns-repeated="10" table:style-name="ce22"/>
          <table:table-cell table:style-name="ce26"/>
          <table:table-cell table:number-columns-repeated="3" table:style-name="ce22"/>
          <table:table-cell table:number-columns-repeated="16312" table:style-name="ce23"/>
        </table:table-row>
        <table:table-row table:number-rows-repeated="10"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5" table:style-name="ce22"/>
          <table:table-cell table:number-columns-repeated="17" table:style-name="ce15"/>
          <table:table-cell table:number-columns-repeated="10" table:style-name="ce22"/>
          <table:table-cell table:style-name="ce26"/>
          <table:table-cell table:number-columns-repeated="3" table:style-name="ce22"/>
          <table:table-cell table:number-columns-repeated="16312" table:style-name="ce23"/>
        </table:table-row>
        <table:table-row table:number-rows-repeated="11"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5" table:style-name="ce22"/>
          <table:table-cell table:number-columns-repeated="17" table:style-name="ce15"/>
          <table:table-cell table:number-columns-repeated="10" table:style-name="ce22"/>
          <table:table-cell table:style-name="ce26"/>
          <table:table-cell table:number-columns-repeated="3" table:style-name="ce22"/>
          <table:table-cell table:style-name="ce15"/>
          <table:table-cell table:number-columns-repeated="16311" table:style-name="ce23"/>
        </table:table-row>
        <table:table-row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5" table:style-name="ce22"/>
          <table:table-cell table:number-columns-repeated="17" table:style-name="ce15"/>
          <table:table-cell table:number-columns-repeated="14" table:style-name="ce22"/>
          <table:table-cell table:style-name="ce15"/>
          <table:table-cell table:number-columns-repeated="16311" table:style-name="ce23"/>
        </table:table-row>
        <table:table-row table:number-rows-repeated="10"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22" table:style-name="ce15"/>
          <table:table-cell table:number-columns-repeated="14" table:style-name="ce22"/>
          <table:table-cell table:style-name="ce15"/>
          <table:table-cell table:number-columns-repeated="16311" table:style-name="ce23"/>
        </table:table-row>
        <table:table-row table:number-rows-repeated="22"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22" table:style-name="ce15"/>
          <table:table-cell table:number-columns-repeated="14" table:style-name="ce22"/>
          <table:table-cell table:number-columns-repeated="2" table:style-name="ce15"/>
          <table:table-cell table:number-columns-repeated="16310" table:style-name="ce23"/>
        </table:table-row>
        <table:table-row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6"/>
          <table:table-cell table:number-columns-repeated="22" table:style-name="ce15"/>
          <table:table-cell table:number-columns-repeated="6" table:style-name="ce22"/>
          <table:table-cell table:number-columns-repeated="4" table:style-name="ce15"/>
          <table:table-cell table:number-columns-repeated="4" table:style-name="ce22"/>
          <table:table-cell table:number-columns-repeated="2" table:style-name="ce15"/>
          <table:table-cell table:number-columns-repeated="16310" table:style-name="ce23"/>
        </table:table-row>
        <table:table-row table:style-name="ro1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22" table:style-name="ce15"/>
          <table:table-cell table:number-columns-repeated="6" table:style-name="ce22"/>
          <table:table-cell table:number-columns-repeated="4" table:style-name="ce15"/>
          <table:table-cell table:number-columns-repeated="4" table:style-name="ce22"/>
          <table:table-cell table:number-columns-repeated="16312" table:style-name="ce15"/>
        </table:table-row>
        <table:table-row table:style-name="ro27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22" table:style-name="ce15"/>
          <table:table-cell table:number-columns-repeated="6" table:style-name="ce22"/>
          <table:table-cell table:number-columns-repeated="4" table:style-name="ce15"/>
          <table:table-cell table:number-columns-repeated="4" table:style-name="ce22"/>
          <table:table-cell table:number-columns-repeated="16312" table:style-name="ce15"/>
        </table:table-row>
        <table:table-row table:number-rows-repeated="2" table:style-name="ro27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22" table:style-name="ce15"/>
          <table:table-cell table:number-columns-repeated="3" table:style-name="ce22"/>
          <table:table-cell table:number-columns-repeated="2" table:style-name="ce15"/>
          <table:table-cell table:style-name="ce22"/>
          <table:table-cell table:number-columns-repeated="4" table:style-name="ce15"/>
          <table:table-cell table:number-columns-repeated="4" table:style-name="ce22"/>
          <table:table-cell table:number-columns-repeated="16312" table:style-name="ce15"/>
        </table:table-row>
        <table:table-row table:style-name="ro27">
          <table:table-cell table:number-columns-repeated="15" table:style-name="ce23"/>
          <table:table-cell table:number-columns-repeated="3" table:style-name="ce15"/>
          <table:table-cell table:style-name="ce23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2" table:style-name="ce15"/>
          <table:table-cell table:number-columns-repeated="4" table:style-name="ce22"/>
          <table:table-cell table:number-columns-repeated="16312" table:style-name="ce15"/>
        </table:table-row>
        <table:table-row table:style-name="ro27">
          <table:table-cell table:number-columns-repeated="19" table:style-name="ce15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2" table:style-name="ce15"/>
          <table:table-cell table:number-columns-repeated="4" table:style-name="ce22"/>
          <table:table-cell table:number-columns-repeated="16312" table:style-name="ce15"/>
        </table:table-row>
        <table:table-row table:number-rows-repeated="9" table:style-name="ro27">
          <table:table-cell table:number-columns-repeated="19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2" table:style-name="ce15"/>
          <table:table-cell table:number-columns-repeated="4" table:style-name="ce22"/>
          <table:table-cell table:number-columns-repeated="16312"/>
        </table:table-row>
        <table:table-row table:number-rows-repeated="111" table:style-name="ro28">
          <table:table-cell table:number-columns-repeated="19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2" table:style-name="ce15"/>
          <table:table-cell table:number-columns-repeated="4" table:style-name="ce22"/>
          <table:table-cell table:number-columns-repeated="16312"/>
        </table:table-row>
        <table:table-row table:number-rows-repeated="97" table:style-name="ro28">
          <table:table-cell table:number-columns-repeated="19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2" table:style-name="ce15"/>
          <table:table-cell table:style-name="ce22"/>
          <table:table-cell table:number-columns-repeated="2" table:style-name="ce15"/>
          <table:table-cell table:style-name="ce22"/>
          <table:table-cell table:number-columns-repeated="16312"/>
        </table:table-row>
        <table:table-row table:number-rows-repeated="33" table:style-name="ro1">
          <table:table-cell table:number-columns-repeated="19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2" table:style-name="ce15"/>
          <table:table-cell table:style-name="ce22"/>
          <table:table-cell table:number-columns-repeated="2" table:style-name="ce15"/>
          <table:table-cell table:style-name="ce22"/>
          <table:table-cell table:number-columns-repeated="16312"/>
        </table:table-row>
        <table:table-row table:number-rows-repeated="6" table:style-name="ro1">
          <table:table-cell table:number-columns-repeated="19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2" table:style-name="ce15"/>
          <table:table-cell table:style-name="ce22"/>
          <table:table-cell table:number-columns-repeated="16315" table:style-name="ce15"/>
        </table:table-row>
        <table:table-row table:number-rows-repeated="31" table:style-name="ro1">
          <table:table-cell table:number-columns-repeated="19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32" table:style-name="ce15"/>
          <table:table-cell table:style-name="ce22"/>
          <table:table-cell table:number-columns-repeated="16315"/>
        </table:table-row>
        <table:table-row table:style-name="ro1">
          <table:table-cell table:number-columns-repeated="19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16348" table:style-name="ce15"/>
        </table:table-row>
        <table:table-row table:number-rows-repeated="33" table:style-name="ro1">
          <table:table-cell table:number-columns-repeated="19"/>
          <table:table-cell table:number-columns-repeated="6" table:style-name="ce22"/>
          <table:table-cell table:number-columns-repeated="5" table:style-name="ce80"/>
          <table:table-cell table:number-columns-repeated="6" table:style-name="ce22"/>
          <table:table-cell table:number-columns-repeated="16348"/>
        </table:table-row>
        <table:table-row table:number-rows-repeated="10464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/>
    </number:number-style>
    <number:number-style style:name="N36P1">
      <number:number number:decimal-places="0" number:min-integer-digits="1" number:grouping="true"/>
    </number:number-style>
    <number:text-style style:name="N36">
      <number:text>-</number:text>
      <style:map style:condition="value()=0" style:apply-style-name="N36P0"/>
      <style:map style:condition="value()&gt;0.5" style:apply-style-name="N36P1"/>
    </number:text-style>
    <number:number-style style:name="N37P0">
      <number:number number:decimal-places="3" number:min-integer-digits="1"/>
    </number:number-style>
    <number:number-style style:name="N37P1">
      <number:number number:decimal-places="3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number:number-style style:name="N39">
      <number:number number:decimal-places="3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2" number:min-integer-digits="2"/>
      <number:text> </number:text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3" number:min-integer-digits="1" number:grouping="true"/>
      <number:text> </number:text>
    </number:number-style>
    <number:number-style style:name="N41P1">
      <number:text>-</number:text>
      <number:number number:decimal-places="3" number:min-integer-digits="1" number:grouping="true"/>
      <number:text> </number:text>
    </number:number-style>
    <number:number-style style:name="N41P2">
      <number:text> -</number:text>
      <number:number number:decimal-places="3" number:min-integer-digits="2"/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8" number:min-integer-digits="1" number:grouping="true"/>
      <number:text> </number:text>
    </number:number-style>
    <number:number-style style:name="N42P1">
      <number:text>-</number:text>
      <number:number number:decimal-places="8" number:min-integer-digits="1" number:grouping="true"/>
      <number:text> </number:text>
    </number:number-style>
    <number:number-style style:name="N42P2">
      <number:text> -</number:text>
      <number:number number:decimal-places="8" number:min-integer-digits="2"/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1" number:min-integer-digits="1" number:grouping="true"/>
    </number:number-style>
    <number:number-style style:name="N43P1">
      <number:text>-</number:text>
      <number:number number:decimal-places="1" number:min-integer-digits="1" number:grouping="true"/>
    </number:number-style>
    <number:text-style style:name="N43">
      <number:text>-</number:text>
      <style:map style:condition="value()&gt;0.05" style:apply-style-name="N43P0"/>
      <style:map style:condition="value()&lt;-0.05" style:apply-style-name="N43P1"/>
    </number:text-style>
    <number:number-style style:name="N4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4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">
      <number:number number:decimal-places="3" number:min-integer-digits="1"/>
    </number:number-style>
    <number:number-style style:name="N46P0">
      <number:number number:decimal-places="2" number:min-integer-digits="1"/>
    </number:number-style>
    <number:number-style style:name="N46P1">
      <number:number number:decimal-places="2" number:min-integer-digits="1" number:grouping="true"/>
    </number:number-style>
    <number:text-style style:name="N46">
      <number:text>-</number:text>
      <style:map style:condition="value()=0" style:apply-style-name="N46P0"/>
      <style:map style:condition="value()&gt;0.5" style:apply-style-name="N46P1"/>
    </number:text-style>
    <number:number-style style:name="N47P0">
      <number:text> </number:text>
      <number:number number:decimal-places="6" number:min-integer-digits="1" number:grouping="true"/>
      <number:text> </number:text>
    </number:number-style>
    <number:number-style style:name="N47P1">
      <number:text>-</number:text>
      <number:number number:decimal-places="6" number:min-integer-digits="1" number:grouping="true"/>
      <number:text> </number:text>
    </number:number-style>
    <number:number-style style:name="N47P2">
      <number:text> -</number:text>
      <number:number number:decimal-places="6" number:min-integer-digits="2"/>
      <number:text> </number:text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f1" style:family="table-cell" style:data-style-name="N0">
      <style:table-cell-properties fo:background-color="#ACFFEE"/>
      <style:text-properties fo:color="#0070C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ackground-color="#C6EFCE"/>
      <style:text-properties fo:color="#006100"/>
    </style:style>
    <style:style style:name="cf15" style:family="table-cell" style:data-style-name="N0">
      <style:table-cell-properties fo:background-color="#FFC7CE"/>
      <style:text-properties fo:color="#9C0006"/>
    </style:style>
    <style:style style:name="cf16" style:family="table-cell" style:data-style-name="N0">
      <style:table-cell-properties fo:background-color="#C6EFCE"/>
      <style:text-properties fo:color="#006100"/>
    </style:style>
    <style:style style:name="cf17" style:family="table-cell" style:data-style-name="N0">
      <style:table-cell-properties fo:background-color="#FFC7CE"/>
      <style:text-properties fo:color="#9C0006"/>
    </style:style>
    <style:style style:name="cf18" style:family="table-cell" style:data-style-name="N0">
      <style:table-cell-properties fo:background-color="#C6EFCE"/>
      <style:text-properties fo:color="#006100"/>
    </style:style>
    <style:style style:name="cf19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FF00"/>
    </style:style>
    <style:style style:name="cf20" style:family="table-cell" style:data-style-name="N0">
      <style:table-cell-properties fo:background-color="#C6EFCE"/>
      <style:text-properties fo:color="#006100"/>
    </style:style>
    <style:style style:name="cf21" style:family="table-cell" style:data-style-name="N0">
      <style:table-cell-properties fo:background-color="#FFC7CE"/>
      <style:text-properties fo:color="#9C0006"/>
    </style:style>
    <style:style style:name="cf22" style:family="table-cell" style:data-style-name="N0">
      <style:table-cell-properties fo:background-color="#C6EFCE"/>
      <style:text-properties fo:color="#006100"/>
    </style:style>
    <style:style style:name="cf23" style:family="table-cell" style:data-style-name="N0">
      <style:table-cell-properties fo:background-color="#FFC7CE"/>
      <style:text-properties fo:color="#9C0006"/>
    </style:style>
    <style:style style:name="cf24" style:family="table-cell" style:data-style-name="N0">
      <style:table-cell-properties fo:background-color="#C6EFCE"/>
      <style:text-properties fo:color="#006100"/>
    </style:style>
    <style:style style:name="cf25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C6EFCE"/>
      <style:text-properties fo:color="#006100"/>
    </style:style>
    <style:style style:name="cf6" style:family="table-cell" style:data-style-name="N0">
      <style:table-cell-properties fo:background-color="#FFC7CE"/>
      <style:text-properties fo:color="#9C0006"/>
    </style:style>
    <style:style style:name="cf7" style:family="table-cell" style:data-style-name="N0"/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Comma" style:family="table-cell" style:data-style-name="N48"/>
    <style:style style:name="Heading" style:family="table-cell" style:data-style-name="N38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2003_32_main_32_tables" style:display-name="Normal_2003 main tables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7._32_Other_32_tables" style:display-name="Normal_7. Other tables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style style:name="Publication_style" style:family="table-cell" style:data-style-name="N38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42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smith</meta:initial-creator>
    <dc:creator>Megan Mahoney</dc:creator>
    <meta:creation-date>2011-07-25T12:56:55Z</meta:creation-date>
    <dc:date>2022-08-04T09:55:33Z</dc:date>
    <meta:print-date>2018-07-17T21:54:00Z</meta:print-date>
  </office:meta>
</office:document-meta>
</file>